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bag1" table:style-name="ta1">
        <table:shapes>
          <draw:frame draw:z-index="0" draw:style-name="gr1" draw:text-style-name="P1" svg:width="10.6862in" svg:height="6.013in" svg:x="9.6902in" svg:y="0.2091in">
            <draw:object draw:notify-on-update-of-ranges="data_bag1.A3:data_bag1.A545 data_bag1.A3:data_bag1.A800 data_bag1.B3:data_bag1.B800 data_bag1.Y3:data_bag1.Y545 data_bag1.X3:data_bag1.X5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0496in" svg:height="5.9291in" svg:x="9.7244in" svg:y="6.9543in">
            <draw:object draw:notify-on-update-of-ranges="data_bag1.Y3:data_bag1.Y545 data_bag1.X3:data_bag1.X545 data_bag1.AB3:data_bag1.AB545 data_bag1.AA3:data_bag1.AA545 data_bag1.AE3:data_bag1.AE545 data_bag1.AD3:data_bag1.AD5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9" table:default-cell-style-name="Default"/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UTM E</text:p>
          </table:table-cell>
          <table:table-cell office:value-type="string" calcext:value-type="string">
            <text:p><text:s/>UTM N</text:p>
          </table:table-cell>
          <table:table-cell/>
          <table:table-cell office:value-type="string" calcext:value-type="string">
            <text:p>UTM E</text:p>
          </table:table-cell>
          <table:table-cell office:value-type="string" calcext:value-type="string">
            <text:p><text:s/>UTM N</text:p>
          </table:table-cell>
          <table:table-cell/>
          <table:table-cell office:value-type="string" calcext:value-type="string">
            <text:p>UTM E</text:p>
          </table:table-cell>
          <table:table-cell office:value-type="string" calcext:value-type="string">
            <text:p><text:s/>UTM N</text:p>
          </table:table-cell>
          <table:table-cell table:number-columns-repeated="15"/>
          <table:table-cell office:value-type="string" calcext:value-type="string">
            <text:p>UTM E</text:p>
          </table:table-cell>
          <table:table-cell office:value-type="string" calcext:value-type="string">
            <text:p><text:s/>UTM N</text:p>
          </table:table-cell>
          <table:table-cell/>
          <table:table-cell office:value-type="string" calcext:value-type="string">
            <text:p>UTM E</text:p>
          </table:table-cell>
          <table:table-cell office:value-type="string" calcext:value-type="string">
            <text:p><text:s/>UTM N</text:p>
          </table:table-cell>
          <table:table-cell/>
          <table:table-cell office:value-type="string" calcext:value-type="string">
            <text:p>UTM E</text:p>
          </table:table-cell>
          <table:table-cell office:value-type="string" calcext:value-type="string">
            <text:p><text:s/>UTM N</text:p>
          </table:table-cell>
        </table:table-row>
        <table:table-row table:style-name="ro1">
          <table:table-cell office:value-type="float" office:value="369387.76289057" calcext:value-type="float">
            <text:p>369387.76289057</text:p>
          </table:table-cell>
          <table:table-cell office:value-type="float" office:value="3280338.50070082" calcext:value-type="float">
            <text:p>3280338.50070082</text:p>
          </table:table-cell>
          <table:table-cell/>
          <table:table-cell office:value-type="float" office:value="369366.194165251" calcext:value-type="float">
            <text:p>369366.194165251</text:p>
          </table:table-cell>
          <table:table-cell office:value-type="float" office:value="3280340.30369749" calcext:value-type="float">
            <text:p>3280340.30369749</text:p>
          </table:table-cell>
          <table:table-cell/>
          <table:table-cell office:value-type="float" office:value="369382.474946428" calcext:value-type="float">
            <text:p>369382.474946428</text:p>
          </table:table-cell>
          <table:table-cell office:value-type="float" office:value="3280341.66564046" calcext:value-type="float">
            <text:p>3280341.66564046</text:p>
          </table:table-cell>
          <table:table-cell table:number-columns-repeated="15"/>
          <table:table-cell office:value-type="float" office:value="369387.76289057" calcext:value-type="float">
            <text:p>369387.76289057</text:p>
          </table:table-cell>
          <table:table-cell office:value-type="float" office:value="3280338.50070082" calcext:value-type="float">
            <text:p>3280338.50070082</text:p>
          </table:table-cell>
          <table:table-cell/>
          <table:table-cell office:value-type="float" office:value="369366.485862111" calcext:value-type="float">
            <text:p>369366.485862111</text:p>
          </table:table-cell>
          <table:table-cell office:value-type="float" office:value="3280340.41113118" calcext:value-type="float">
            <text:p>3280340.41113118</text:p>
          </table:table-cell>
          <table:table-cell/>
          <table:table-cell office:value-type="float" office:value="369382.663384906" calcext:value-type="float">
            <text:p>369382.663384906</text:p>
          </table:table-cell>
          <table:table-cell office:value-type="float" office:value="3280341.22011265" calcext:value-type="float">
            <text:p>3280341.22011265</text:p>
          </table:table-cell>
        </table:table-row>
        <table:table-row table:style-name="ro1">
          <table:table-cell office:value-type="float" office:value="369387.76289057" calcext:value-type="float">
            <text:p>369387.76289057</text:p>
          </table:table-cell>
          <table:table-cell office:value-type="float" office:value="3280338.50070082" calcext:value-type="float">
            <text:p>3280338.50070082</text:p>
          </table:table-cell>
          <table:table-cell/>
          <table:table-cell office:value-type="float" office:value="369366.194165251" calcext:value-type="float">
            <text:p>369366.194165251</text:p>
          </table:table-cell>
          <table:table-cell office:value-type="float" office:value="3280340.30369749" calcext:value-type="float">
            <text:p>3280340.30369749</text:p>
          </table:table-cell>
          <table:table-cell/>
          <table:table-cell office:value-type="float" office:value="369382.474946428" calcext:value-type="float">
            <text:p>369382.474946428</text:p>
          </table:table-cell>
          <table:table-cell office:value-type="float" office:value="3280341.66564046" calcext:value-type="float">
            <text:p>3280341.66564046</text:p>
          </table:table-cell>
          <table:table-cell table:number-columns-repeated="15"/>
          <table:table-cell office:value-type="float" office:value="369387.76289057" calcext:value-type="float">
            <text:p>369387.76289057</text:p>
          </table:table-cell>
          <table:table-cell office:value-type="float" office:value="3280338.50070082" calcext:value-type="float">
            <text:p>3280338.50070082</text:p>
          </table:table-cell>
          <table:table-cell/>
          <table:table-cell office:value-type="float" office:value="369362.549216223" calcext:value-type="float">
            <text:p>369362.549216223</text:p>
          </table:table-cell>
          <table:table-cell office:value-type="float" office:value="3280334.91535677" calcext:value-type="float">
            <text:p>3280334.91535677</text:p>
          </table:table-cell>
          <table:table-cell/>
          <table:table-cell office:value-type="float" office:value="369359.5380876" calcext:value-type="float">
            <text:p>369359.5380876</text:p>
          </table:table-cell>
          <table:table-cell office:value-type="float" office:value="3280342.37626187" calcext:value-type="float">
            <text:p>3280342.37626187</text:p>
          </table:table-cell>
        </table:table-row>
        <table:table-row table:style-name="ro1">
          <table:table-cell office:value-type="float" office:value="369387.76289057" calcext:value-type="float">
            <text:p>369387.76289057</text:p>
          </table:table-cell>
          <table:table-cell office:value-type="float" office:value="3280338.56196188" calcext:value-type="float">
            <text:p>3280338.56196188</text:p>
          </table:table-cell>
          <table:table-cell/>
          <table:table-cell office:value-type="float" office:value="369366.194165251" calcext:value-type="float">
            <text:p>369366.194165251</text:p>
          </table:table-cell>
          <table:table-cell office:value-type="float" office:value="3280340.30369749" calcext:value-type="float">
            <text:p>3280340.30369749</text:p>
          </table:table-cell>
          <table:table-cell/>
          <table:table-cell office:value-type="float" office:value="369382.474946428" calcext:value-type="float">
            <text:p>369382.474946428</text:p>
          </table:table-cell>
          <table:table-cell office:value-type="float" office:value="3280341.66564046" calcext:value-type="float">
            <text:p>3280341.66564046</text:p>
          </table:table-cell>
          <table:table-cell table:number-columns-repeated="15"/>
          <table:table-cell office:value-type="float" office:value="369387.952620534" calcext:value-type="float">
            <text:p>369387.952620534</text:p>
          </table:table-cell>
          <table:table-cell office:value-type="float" office:value="3280338.16599109" calcext:value-type="float">
            <text:p>3280338.16599109</text:p>
          </table:table-cell>
          <table:table-cell/>
          <table:table-cell office:value-type="float" office:value="369364.014158616" calcext:value-type="float">
            <text:p>369364.014158616</text:p>
          </table:table-cell>
          <table:table-cell office:value-type="float" office:value="3280336.00661472" calcext:value-type="float">
            <text:p>3280336.00661472</text:p>
          </table:table-cell>
          <table:table-cell/>
          <table:table-cell office:value-type="float" office:value="369357.591719581" calcext:value-type="float">
            <text:p>369357.591719581</text:p>
          </table:table-cell>
          <table:table-cell office:value-type="float" office:value="3280341.51228133" calcext:value-type="float">
            <text:p>3280341.51228133</text:p>
          </table:table-cell>
        </table:table-row>
        <table:table-row table:style-name="ro1">
          <table:table-cell office:value-type="float" office:value="369387.76289057" calcext:value-type="float">
            <text:p>369387.76289057</text:p>
          </table:table-cell>
          <table:table-cell office:value-type="float" office:value="3280338.50070082" calcext:value-type="float">
            <text:p>3280338.50070082</text:p>
          </table:table-cell>
          <table:table-cell/>
          <table:table-cell office:value-type="float" office:value="369366.194165251" calcext:value-type="float">
            <text:p>369366.194165251</text:p>
          </table:table-cell>
          <table:table-cell office:value-type="float" office:value="3280340.30369749" calcext:value-type="float">
            <text:p>3280340.30369749</text:p>
          </table:table-cell>
          <table:table-cell/>
          <table:table-cell office:value-type="float" office:value="369382.663384906" calcext:value-type="float">
            <text:p>369382.663384906</text:p>
          </table:table-cell>
          <table:table-cell office:value-type="float" office:value="3280341.22011265" calcext:value-type="float">
            <text:p>3280341.22011265</text:p>
          </table:table-cell>
          <table:table-cell table:number-columns-repeated="15"/>
          <table:table-cell office:value-type="float" office:value="369390.437187898" calcext:value-type="float">
            <text:p>369390.437187898</text:p>
          </table:table-cell>
          <table:table-cell office:value-type="float" office:value="3280335.36621644" calcext:value-type="float">
            <text:p>3280335.36621644</text:p>
          </table:table-cell>
          <table:table-cell/>
          <table:table-cell office:value-type="float" office:value="369364.978302718" calcext:value-type="float">
            <text:p>369364.978302718</text:p>
          </table:table-cell>
          <table:table-cell office:value-type="float" office:value="3280335.66287968" calcext:value-type="float">
            <text:p>3280335.66287968</text:p>
          </table:table-cell>
          <table:table-cell/>
          <table:table-cell office:value-type="float" office:value="369355.846704109" calcext:value-type="float">
            <text:p>369355.846704109</text:p>
          </table:table-cell>
          <table:table-cell office:value-type="float" office:value="3280341.31095261" calcext:value-type="float">
            <text:p>3280341.31095261</text:p>
          </table:table-cell>
        </table:table-row>
        <table:table-row table:style-name="ro1">
          <table:table-cell office:value-type="float" office:value="369387.76289057" calcext:value-type="float">
            <text:p>369387.76289057</text:p>
          </table:table-cell>
          <table:table-cell office:value-type="float" office:value="3280338.81407469" calcext:value-type="float">
            <text:p>3280338.81407469</text:p>
          </table:table-cell>
          <table:table-cell/>
          <table:table-cell office:value-type="float" office:value="369366.194165251" calcext:value-type="float">
            <text:p>369366.194165251</text:p>
          </table:table-cell>
          <table:table-cell office:value-type="float" office:value="3280340.30369749" calcext:value-type="float">
            <text:p>3280340.30369749</text:p>
          </table:table-cell>
          <table:table-cell/>
          <table:table-cell office:value-type="float" office:value="369382.663384906" calcext:value-type="float">
            <text:p>369382.663384906</text:p>
          </table:table-cell>
          <table:table-cell office:value-type="float" office:value="3280341.22011265" calcext:value-type="float">
            <text:p>3280341.22011265</text:p>
          </table:table-cell>
          <table:table-cell table:number-columns-repeated="15"/>
          <table:table-cell office:value-type="float" office:value="369390.801153814" calcext:value-type="float">
            <text:p>369390.801153814</text:p>
          </table:table-cell>
          <table:table-cell office:value-type="float" office:value="3280333.36698143" calcext:value-type="float">
            <text:p>3280333.36698143</text:p>
          </table:table-cell>
          <table:table-cell/>
          <table:table-cell office:value-type="float" office:value="369365.485557938" calcext:value-type="float">
            <text:p>369365.485557938</text:p>
          </table:table-cell>
          <table:table-cell office:value-type="float" office:value="3280337.65196274" calcext:value-type="float">
            <text:p>3280337.65196274</text:p>
          </table:table-cell>
          <table:table-cell/>
          <table:table-cell office:value-type="float" office:value="369354.384344645" calcext:value-type="float">
            <text:p>369354.384344645</text:p>
          </table:table-cell>
          <table:table-cell office:value-type="float" office:value="3280340.44133168" calcext:value-type="float">
            <text:p>3280340.44133168</text:p>
          </table:table-cell>
        </table:table-row>
        <table:table-row table:style-name="ro1">
          <table:table-cell office:value-type="float" office:value="369387.76289057" calcext:value-type="float">
            <text:p>369387.76289057</text:p>
          </table:table-cell>
          <table:table-cell office:value-type="float" office:value="3280339.18870961" calcext:value-type="float">
            <text:p>3280339.18870961</text:p>
          </table:table-cell>
          <table:table-cell/>
          <table:table-cell office:value-type="float" office:value="369366.194165251" calcext:value-type="float">
            <text:p>369366.194165251</text:p>
          </table:table-cell>
          <table:table-cell office:value-type="float" office:value="3280340.30369749" calcext:value-type="float">
            <text:p>3280340.30369749</text:p>
          </table:table-cell>
          <table:table-cell/>
          <table:table-cell office:value-type="float" office:value="369382.663384906" calcext:value-type="float">
            <text:p>369382.663384906</text:p>
          </table:table-cell>
          <table:table-cell office:value-type="float" office:value="3280341.22011265" calcext:value-type="float">
            <text:p>3280341.22011265</text:p>
          </table:table-cell>
          <table:table-cell table:number-columns-repeated="15"/>
          <table:table-cell office:value-type="float" office:value="369391.753678223" calcext:value-type="float">
            <text:p>369391.753678223</text:p>
          </table:table-cell>
          <table:table-cell office:value-type="float" office:value="3280332.02588699" calcext:value-type="float">
            <text:p>3280332.02588699</text:p>
          </table:table-cell>
          <table:table-cell/>
          <table:table-cell office:value-type="float" office:value="369366.653637062" calcext:value-type="float">
            <text:p>369366.653637062</text:p>
          </table:table-cell>
          <table:table-cell office:value-type="float" office:value="3280338.19251545" calcext:value-type="float">
            <text:p>3280338.19251545</text:p>
          </table:table-cell>
          <table:table-cell/>
          <table:table-cell office:value-type="float" office:value="369353.398244648" calcext:value-type="float">
            <text:p>369353.398244648</text:p>
          </table:table-cell>
          <table:table-cell office:value-type="float" office:value="3280338.90116199" calcext:value-type="float">
            <text:p>3280338.90116199</text:p>
          </table:table-cell>
        </table:table-row>
        <table:table-row table:style-name="ro1">
          <table:table-cell office:value-type="float" office:value="369387.76289057" calcext:value-type="float">
            <text:p>369387.76289057</text:p>
          </table:table-cell>
          <table:table-cell office:value-type="float" office:value="3280339.5774817" calcext:value-type="float">
            <text:p>3280339.5774817</text:p>
          </table:table-cell>
          <table:table-cell/>
          <table:table-cell office:value-type="float" office:value="369366.485862111" calcext:value-type="float">
            <text:p>369366.485862111</text:p>
          </table:table-cell>
          <table:table-cell office:value-type="float" office:value="3280340.41113118" calcext:value-type="float">
            <text:p>3280340.41113118</text:p>
          </table:table-cell>
          <table:table-cell/>
          <table:table-cell office:value-type="float" office:value="369382.663384906" calcext:value-type="float">
            <text:p>369382.663384906</text:p>
          </table:table-cell>
          <table:table-cell office:value-type="float" office:value="3280341.22011265" calcext:value-type="float">
            <text:p>3280341.22011265</text:p>
          </table:table-cell>
          <table:table-cell table:number-columns-repeated="15"/>
          <table:table-cell office:value-type="float" office:value="369391.363888369" calcext:value-type="float">
            <text:p>369391.363888369</text:p>
          </table:table-cell>
          <table:table-cell office:value-type="float" office:value="3280331.80876256" calcext:value-type="float">
            <text:p>3280331.80876256</text:p>
          </table:table-cell>
          <table:table-cell/>
          <table:table-cell office:value-type="float" office:value="369366.363231586" calcext:value-type="float">
            <text:p>369366.363231586</text:p>
          </table:table-cell>
          <table:table-cell office:value-type="float" office:value="3280338.19589973" calcext:value-type="float">
            <text:p>3280338.19589973</text:p>
          </table:table-cell>
          <table:table-cell/>
          <table:table-cell office:value-type="float" office:value="369352.232748041" calcext:value-type="float">
            <text:p>369352.232748041</text:p>
          </table:table-cell>
          <table:table-cell office:value-type="float" office:value="3280338.58224661" calcext:value-type="float">
            <text:p>3280338.58224661</text:p>
          </table:table-cell>
        </table:table-row>
        <table:table-row table:style-name="ro1">
          <table:table-cell office:value-type="float" office:value="369387.76289057" calcext:value-type="float">
            <text:p>369387.76289057</text:p>
          </table:table-cell>
          <table:table-cell office:value-type="float" office:value="3280339.87436221" calcext:value-type="float">
            <text:p>3280339.87436221</text:p>
          </table:table-cell>
          <table:table-cell/>
          <table:table-cell office:value-type="float" office:value="369366.485862111" calcext:value-type="float">
            <text:p>369366.485862111</text:p>
          </table:table-cell>
          <table:table-cell office:value-type="float" office:value="3280340.41113118" calcext:value-type="float">
            <text:p>3280340.41113118</text:p>
          </table:table-cell>
          <table:table-cell/>
          <table:table-cell office:value-type="float" office:value="369382.663384906" calcext:value-type="float">
            <text:p>369382.663384906</text:p>
          </table:table-cell>
          <table:table-cell office:value-type="float" office:value="3280341.22011265" calcext:value-type="float">
            <text:p>3280341.22011265</text:p>
          </table:table-cell>
          <table:table-cell table:number-columns-repeated="15"/>
          <table:table-cell office:value-type="float" office:value="369390.882461389" calcext:value-type="float">
            <text:p>369390.882461389</text:p>
          </table:table-cell>
          <table:table-cell office:value-type="float" office:value="3280332.0360379" calcext:value-type="float">
            <text:p>3280332.0360379</text:p>
          </table:table-cell>
          <table:table-cell/>
          <table:table-cell office:value-type="float" office:value="369365.797917932" calcext:value-type="float">
            <text:p>369365.797917932</text:p>
          </table:table-cell>
          <table:table-cell office:value-type="float" office:value="3280339.53248405" calcext:value-type="float">
            <text:p>3280339.53248405</text:p>
          </table:table-cell>
          <table:table-cell/>
          <table:table-cell office:value-type="float" office:value="369351.651937086" calcext:value-type="float">
            <text:p>369351.651937086</text:p>
          </table:table-cell>
          <table:table-cell office:value-type="float" office:value="3280338.58901593" calcext:value-type="float">
            <text:p>3280338.58901593</text:p>
          </table:table-cell>
        </table:table-row>
        <table:table-row table:style-name="ro1">
          <table:table-cell office:value-type="float" office:value="369387.952620534" calcext:value-type="float">
            <text:p>369387.952620534</text:p>
          </table:table-cell>
          <table:table-cell office:value-type="float" office:value="3280338.16599109" calcext:value-type="float">
            <text:p>3280338.16599109</text:p>
          </table:table-cell>
          <table:table-cell/>
          <table:table-cell office:value-type="float" office:value="369366.485862111" calcext:value-type="float">
            <text:p>369366.485862111</text:p>
          </table:table-cell>
          <table:table-cell office:value-type="float" office:value="3280340.41113118" calcext:value-type="float">
            <text:p>3280340.41113118</text:p>
          </table:table-cell>
          <table:table-cell/>
          <table:table-cell office:value-type="float" office:value="369382.271012613" calcext:value-type="float">
            <text:p>369382.271012613</text:p>
          </table:table-cell>
          <table:table-cell office:value-type="float" office:value="3280340.78135259" calcext:value-type="float">
            <text:p>3280340.78135259</text:p>
          </table:table-cell>
          <table:table-cell table:number-columns-repeated="15"/>
          <table:table-cell office:value-type="float" office:value="369388.404349211" calcext:value-type="float">
            <text:p>369388.404349211</text:p>
          </table:table-cell>
          <table:table-cell office:value-type="float" office:value="3280335.38990226" calcext:value-type="float">
            <text:p>3280335.38990226</text:p>
          </table:table-cell>
          <table:table-cell/>
          <table:table-cell office:value-type="float" office:value="369365.80437514" calcext:value-type="float">
            <text:p>369365.80437514</text:p>
          </table:table-cell>
          <table:table-cell office:value-type="float" office:value="3280340.08657394" calcext:value-type="float">
            <text:p>3280340.08657394</text:p>
          </table:table-cell>
          <table:table-cell/>
          <table:table-cell office:value-type="float" office:value="369352.139820946" calcext:value-type="float">
            <text:p>369352.139820946</text:p>
          </table:table-cell>
          <table:table-cell office:value-type="float" office:value="3280338.91582877" calcext:value-type="float">
            <text:p>3280338.91582877</text:p>
          </table:table-cell>
        </table:table-row>
        <table:table-row table:style-name="ro1">
          <table:table-cell office:value-type="float" office:value="369387.952620534" calcext:value-type="float">
            <text:p>369387.952620534</text:p>
          </table:table-cell>
          <table:table-cell office:value-type="float" office:value="3280338.54062601" calcext:value-type="float">
            <text:p>3280338.54062601</text:p>
          </table:table-cell>
          <table:table-cell/>
          <table:table-cell office:value-type="float" office:value="369366.485862111" calcext:value-type="float">
            <text:p>369366.485862111</text:p>
          </table:table-cell>
          <table:table-cell office:value-type="float" office:value="3280340.41113118" calcext:value-type="float">
            <text:p>3280340.41113118</text:p>
          </table:table-cell>
          <table:table-cell/>
          <table:table-cell office:value-type="float" office:value="369382.271012613" calcext:value-type="float">
            <text:p>369382.271012613</text:p>
          </table:table-cell>
          <table:table-cell office:value-type="float" office:value="3280340.78135259" calcext:value-type="float">
            <text:p>3280340.78135259</text:p>
          </table:table-cell>
          <table:table-cell table:number-columns-repeated="15"/>
          <table:table-cell office:value-type="float" office:value="369388.404349211" calcext:value-type="float">
            <text:p>369388.404349211</text:p>
          </table:table-cell>
          <table:table-cell office:value-type="float" office:value="3280335.38990226" calcext:value-type="float">
            <text:p>3280335.38990226</text:p>
          </table:table-cell>
          <table:table-cell/>
          <table:table-cell office:value-type="float" office:value="369367.452588744" calcext:value-type="float">
            <text:p>369367.452588744</text:p>
          </table:table-cell>
          <table:table-cell office:value-type="float" office:value="3280340.28903229" calcext:value-type="float">
            <text:p>3280340.28903229</text:p>
          </table:table-cell>
          <table:table-cell/>
          <table:table-cell office:value-type="float" office:value="369353.893877797" calcext:value-type="float">
            <text:p>369353.893877797</text:p>
          </table:table-cell>
          <table:table-cell office:value-type="float" office:value="3280339.89288279" calcext:value-type="float">
            <text:p>3280339.89288279</text:p>
          </table:table-cell>
        </table:table-row>
        <table:table-row table:style-name="ro1">
          <table:table-cell office:value-type="float" office:value="369387.952620534" calcext:value-type="float">
            <text:p>369387.952620534</text:p>
          </table:table-cell>
          <table:table-cell office:value-type="float" office:value="3280338.82572554" calcext:value-type="float">
            <text:p>3280338.82572554</text:p>
          </table:table-cell>
          <table:table-cell/>
          <table:table-cell office:value-type="float" office:value="369366.485862111" calcext:value-type="float">
            <text:p>369366.485862111</text:p>
          </table:table-cell>
          <table:table-cell office:value-type="float" office:value="3280340.41113118" calcext:value-type="float">
            <text:p>3280340.41113118</text:p>
          </table:table-cell>
          <table:table-cell/>
          <table:table-cell office:value-type="float" office:value="369382.271012613" calcext:value-type="float">
            <text:p>369382.271012613</text:p>
          </table:table-cell>
          <table:table-cell office:value-type="float" office:value="3280340.78135259" calcext:value-type="float">
            <text:p>3280340.78135259</text:p>
          </table:table-cell>
          <table:table-cell table:number-columns-repeated="15"/>
          <table:table-cell office:value-type="float" office:value="369388.494694979" calcext:value-type="float">
            <text:p>369388.494694979</text:p>
          </table:table-cell>
          <table:table-cell office:value-type="float" office:value="3280334.83468449" calcext:value-type="float">
            <text:p>3280334.83468449</text:p>
          </table:table-cell>
          <table:table-cell/>
          <table:table-cell office:value-type="float" office:value="369367.718457137" calcext:value-type="float">
            <text:p>369367.718457137</text:p>
          </table:table-cell>
          <table:table-cell office:value-type="float" office:value="3280338.18010647" calcext:value-type="float">
            <text:p>3280338.18010647</text:p>
          </table:table-cell>
          <table:table-cell/>
          <table:table-cell office:value-type="float" office:value="369354.553408765" calcext:value-type="float">
            <text:p>369354.553408765</text:p>
          </table:table-cell>
          <table:table-cell office:value-type="float" office:value="3280338.33353366" calcext:value-type="float">
            <text:p>3280338.33353366</text:p>
          </table:table-cell>
        </table:table-row>
        <table:table-row table:style-name="ro1">
          <table:table-cell office:value-type="float" office:value="369387.952620534" calcext:value-type="float">
            <text:p>369387.952620534</text:p>
          </table:table-cell>
          <table:table-cell office:value-type="float" office:value="3280338.96002863" calcext:value-type="float">
            <text:p>3280338.96002863</text:p>
          </table:table-cell>
          <table:table-cell/>
          <table:table-cell office:value-type="float" office:value="369366.679465722" calcext:value-type="float">
            <text:p>369366.679465722</text:p>
          </table:table-cell>
          <table:table-cell office:value-type="float" office:value="3280340.40887499" calcext:value-type="float">
            <text:p>3280340.40887499</text:p>
          </table:table-cell>
          <table:table-cell/>
          <table:table-cell office:value-type="float" office:value="369382.271012613" calcext:value-type="float">
            <text:p>369382.271012613</text:p>
          </table:table-cell>
          <table:table-cell office:value-type="float" office:value="3280340.78135259" calcext:value-type="float">
            <text:p>3280340.78135259</text:p>
          </table:table-cell>
          <table:table-cell table:number-columns-repeated="15"/>
          <table:table-cell office:value-type="float" office:value="369387.720280199" calcext:value-type="float">
            <text:p>369387.720280199</text:p>
          </table:table-cell>
          <table:table-cell office:value-type="float" office:value="3280334.84370775" calcext:value-type="float">
            <text:p>3280334.84370775</text:p>
          </table:table-cell>
          <table:table-cell/>
          <table:table-cell office:value-type="float" office:value="369366.733650281" calcext:value-type="float">
            <text:p>369366.733650281</text:p>
          </table:table-cell>
          <table:table-cell office:value-type="float" office:value="3280336.75075365" calcext:value-type="float">
            <text:p>3280336.75075365</text:p>
          </table:table-cell>
          <table:table-cell/>
          <table:table-cell office:value-type="float" office:value="369355.023210883" calcext:value-type="float">
            <text:p>369355.023210883</text:p>
          </table:table-cell>
          <table:table-cell office:value-type="float" office:value="3280337.1088949" calcext:value-type="float">
            <text:p>3280337.1088949</text:p>
          </table:table-cell>
        </table:table-row>
        <table:table-row table:style-name="ro1">
          <table:table-cell office:value-type="float" office:value="369387.952620534" calcext:value-type="float">
            <text:p>369387.952620534</text:p>
          </table:table-cell>
          <table:table-cell office:value-type="float" office:value="3280339.08490694" calcext:value-type="float">
            <text:p>3280339.08490694</text:p>
          </table:table-cell>
          <table:table-cell/>
          <table:table-cell office:value-type="float" office:value="369366.679465722" calcext:value-type="float">
            <text:p>369366.679465722</text:p>
          </table:table-cell>
          <table:table-cell office:value-type="float" office:value="3280340.40887499" calcext:value-type="float">
            <text:p>3280340.40887499</text:p>
          </table:table-cell>
          <table:table-cell/>
          <table:table-cell office:value-type="float" office:value="369382.271012613" calcext:value-type="float">
            <text:p>369382.271012613</text:p>
          </table:table-cell>
          <table:table-cell office:value-type="float" office:value="3280340.78135259" calcext:value-type="float">
            <text:p>3280340.78135259</text:p>
          </table:table-cell>
          <table:table-cell table:number-columns-repeated="15"/>
          <table:table-cell office:value-type="float" office:value="369387.898389246" calcext:value-type="float">
            <text:p>369387.898389246</text:p>
          </table:table-cell>
          <table:table-cell office:value-type="float" office:value="3280333.51163628" calcext:value-type="float">
            <text:p>3280333.51163628</text:p>
          </table:table-cell>
          <table:table-cell/>
          <table:table-cell office:value-type="float" office:value="369365.748843178" calcext:value-type="float">
            <text:p>369365.748843178</text:p>
          </table:table-cell>
          <table:table-cell office:value-type="float" office:value="3280335.32140092" calcext:value-type="float">
            <text:p>3280335.32140092</text:p>
          </table:table-cell>
          <table:table-cell/>
          <table:table-cell office:value-type="float" office:value="369358.19571577" calcext:value-type="float">
            <text:p>369358.19571577</text:p>
          </table:table-cell>
          <table:table-cell office:value-type="float" office:value="3280335.18775933" calcext:value-type="float">
            <text:p>3280335.18775933</text:p>
          </table:table-cell>
        </table:table-row>
        <table:table-row table:style-name="ro1">
          <table:table-cell office:value-type="float" office:value="369390.437187898" calcext:value-type="float">
            <text:p>369390.437187898</text:p>
          </table:table-cell>
          <table:table-cell office:value-type="float" office:value="3280335.36621644" calcext:value-type="float">
            <text:p>3280335.36621644</text:p>
          </table:table-cell>
          <table:table-cell/>
          <table:table-cell office:value-type="float" office:value="369366.679465722" calcext:value-type="float">
            <text:p>369366.679465722</text:p>
          </table:table-cell>
          <table:table-cell office:value-type="float" office:value="3280340.40887499" calcext:value-type="float">
            <text:p>3280340.40887499</text:p>
          </table:table-cell>
          <table:table-cell/>
          <table:table-cell office:value-type="float" office:value="369381.783129769" calcext:value-type="float">
            <text:p>369381.783129769</text:p>
          </table:table-cell>
          <table:table-cell office:value-type="float" office:value="3280340.45453847" calcext:value-type="float">
            <text:p>3280340.45453847</text:p>
          </table:table-cell>
          <table:table-cell table:number-columns-repeated="15"/>
          <table:table-cell office:value-type="float" office:value="369387.223358689" calcext:value-type="float">
            <text:p>369387.223358689</text:p>
          </table:table-cell>
          <table:table-cell office:value-type="float" office:value="3280333.7411676" calcext:value-type="float">
            <text:p>3280333.7411676</text:p>
          </table:table-cell>
          <table:table-cell/>
          <table:table-cell office:value-type="float" office:value="369365.627503953" calcext:value-type="float">
            <text:p>369365.627503953</text:p>
          </table:table-cell>
          <table:table-cell office:value-type="float" office:value="3280333.21698746" calcext:value-type="float">
            <text:p>3280333.21698746</text:p>
          </table:table-cell>
          <table:table-cell/>
          <table:table-cell office:value-type="float" office:value="369359.628371073" calcext:value-type="float">
            <text:p>369359.628371073</text:p>
          </table:table-cell>
          <table:table-cell office:value-type="float" office:value="3280333.50856727" calcext:value-type="float">
            <text:p>3280333.50856727</text:p>
          </table:table-cell>
        </table:table-row>
        <table:table-row table:style-name="ro1">
          <table:table-cell office:value-type="float" office:value="369390.437187898" calcext:value-type="float">
            <text:p>369390.437187898</text:p>
          </table:table-cell>
          <table:table-cell office:value-type="float" office:value="3280335.30731158" calcext:value-type="float">
            <text:p>3280335.30731158</text:p>
          </table:table-cell>
          <table:table-cell/>
          <table:table-cell office:value-type="float" office:value="369366.679465722" calcext:value-type="float">
            <text:p>369366.679465722</text:p>
          </table:table-cell>
          <table:table-cell office:value-type="float" office:value="3280340.40887499" calcext:value-type="float">
            <text:p>3280340.40887499</text:p>
          </table:table-cell>
          <table:table-cell/>
          <table:table-cell office:value-type="float" office:value="369381.783129769" calcext:value-type="float">
            <text:p>369381.783129769</text:p>
          </table:table-cell>
          <table:table-cell office:value-type="float" office:value="3280340.45453847" calcext:value-type="float">
            <text:p>3280340.45453847</text:p>
          </table:table-cell>
          <table:table-cell table:number-columns-repeated="15"/>
          <table:table-cell office:value-type="float" office:value="369386.26567001" calcext:value-type="float">
            <text:p>369386.26567001</text:p>
          </table:table-cell>
          <table:table-cell office:value-type="float" office:value="3280334.63899056" calcext:value-type="float">
            <text:p>3280334.63899056</text:p>
          </table:table-cell>
          <table:table-cell/>
          <table:table-cell office:value-type="float" office:value="369364.926644834" calcext:value-type="float">
            <text:p>369364.926644834</text:p>
          </table:table-cell>
          <table:table-cell office:value-type="float" office:value="3280331.23016061" calcext:value-type="float">
            <text:p>3280331.23016061</text:p>
          </table:table-cell>
          <table:table-cell/>
          <table:table-cell office:value-type="float" office:value="369360.102048453" calcext:value-type="float">
            <text:p>369360.102048453</text:p>
          </table:table-cell>
          <table:table-cell office:value-type="float" office:value="3280332.61638269" calcext:value-type="float">
            <text:p>3280332.61638269</text:p>
          </table:table-cell>
        </table:table-row>
        <table:table-row table:style-name="ro1">
          <table:table-cell office:value-type="float" office:value="369390.437187898" calcext:value-type="float">
            <text:p>369390.437187898</text:p>
          </table:table-cell>
          <table:table-cell office:value-type="float" office:value="3280335.17772088" calcext:value-type="float">
            <text:p>3280335.17772088</text:p>
          </table:table-cell>
          <table:table-cell/>
          <table:table-cell office:value-type="float" office:value="369366.679465722" calcext:value-type="float">
            <text:p>369366.679465722</text:p>
          </table:table-cell>
          <table:table-cell office:value-type="float" office:value="3280340.40887499" calcext:value-type="float">
            <text:p>3280340.40887499</text:p>
          </table:table-cell>
          <table:table-cell/>
          <table:table-cell office:value-type="float" office:value="369381.783129769" calcext:value-type="float">
            <text:p>369381.783129769</text:p>
          </table:table-cell>
          <table:table-cell office:value-type="float" office:value="3280340.45453847" calcext:value-type="float">
            <text:p>3280340.45453847</text:p>
          </table:table-cell>
          <table:table-cell table:number-columns-repeated="15"/>
          <table:table-cell office:value-type="float" office:value="369386.078522505" calcext:value-type="float">
            <text:p>369386.078522505</text:p>
          </table:table-cell>
          <table:table-cell office:value-type="float" office:value="3280335.19533627" calcext:value-type="float">
            <text:p>3280335.19533627</text:p>
          </table:table-cell>
          <table:table-cell/>
          <table:table-cell office:value-type="float" office:value="369364.717543688" calcext:value-type="float">
            <text:p>369364.717543688</text:p>
          </table:table-cell>
          <table:table-cell office:value-type="float" office:value="3280329.9026011" calcext:value-type="float">
            <text:p>3280329.9026011</text:p>
          </table:table-cell>
          <table:table-cell/>
          <table:table-cell office:value-type="float" office:value="369360.574434421" calcext:value-type="float">
            <text:p>369360.574434421</text:p>
          </table:table-cell>
          <table:table-cell office:value-type="float" office:value="3280331.61338016" calcext:value-type="float">
            <text:p>3280331.61338016</text:p>
          </table:table-cell>
        </table:table-row>
        <table:table-row table:style-name="ro1">
          <table:table-cell office:value-type="float" office:value="369390.437187898" calcext:value-type="float">
            <text:p>369390.437187898</text:p>
          </table:table-cell>
          <table:table-cell office:value-type="float" office:value="3280335.01514346" calcext:value-type="float">
            <text:p>3280335.01514346</text:p>
          </table:table-cell>
          <table:table-cell/>
          <table:table-cell office:value-type="float" office:value="369366.682048588" calcext:value-type="float">
            <text:p>369366.682048588</text:p>
          </table:table-cell>
          <table:table-cell office:value-type="float" office:value="3280340.63051095" calcext:value-type="float">
            <text:p>3280340.63051095</text:p>
          </table:table-cell>
          <table:table-cell/>
          <table:table-cell office:value-type="float" office:value="369381.783129769" calcext:value-type="float">
            <text:p>369381.783129769</text:p>
          </table:table-cell>
          <table:table-cell office:value-type="float" office:value="3280340.45453847" calcext:value-type="float">
            <text:p>3280340.45453847</text:p>
          </table:table-cell>
          <table:table-cell table:number-columns-repeated="15"/>
          <table:table-cell office:value-type="float" office:value="369386.960068954" calcext:value-type="float">
            <text:p>369386.960068954</text:p>
          </table:table-cell>
          <table:table-cell office:value-type="float" office:value="3280336.07172875" calcext:value-type="float">
            <text:p>3280336.07172875</text:p>
          </table:table-cell>
          <table:table-cell/>
          <table:table-cell office:value-type="float" office:value="369363.825663313" calcext:value-type="float">
            <text:p>369363.825663313</text:p>
          </table:table-cell>
          <table:table-cell office:value-type="float" office:value="3280328.13966648" calcext:value-type="float">
            <text:p>3280328.13966648</text:p>
          </table:table-cell>
          <table:table-cell/>
          <table:table-cell office:value-type="float" office:value="369361.057152355" calcext:value-type="float">
            <text:p>369361.057152355</text:p>
          </table:table-cell>
          <table:table-cell office:value-type="float" office:value="3280331.49692148" calcext:value-type="float">
            <text:p>3280331.49692148</text:p>
          </table:table-cell>
        </table:table-row>
        <table:table-row table:style-name="ro1">
          <table:table-cell office:value-type="float" office:value="369390.437187898" calcext:value-type="float">
            <text:p>369390.437187898</text:p>
          </table:table-cell>
          <table:table-cell office:value-type="float" office:value="3280334.82193552" calcext:value-type="float">
            <text:p>3280334.82193552</text:p>
          </table:table-cell>
          <table:table-cell/>
          <table:table-cell office:value-type="float" office:value="369366.682048588" calcext:value-type="float">
            <text:p>369366.682048588</text:p>
          </table:table-cell>
          <table:table-cell office:value-type="float" office:value="3280340.63051095" calcext:value-type="float">
            <text:p>3280340.63051095</text:p>
          </table:table-cell>
          <table:table-cell/>
          <table:table-cell office:value-type="float" office:value="369381.783129769" calcext:value-type="float">
            <text:p>369381.783129769</text:p>
          </table:table-cell>
          <table:table-cell office:value-type="float" office:value="3280340.45453847" calcext:value-type="float">
            <text:p>3280340.45453847</text:p>
          </table:table-cell>
          <table:table-cell table:number-columns-repeated="15"/>
          <table:table-cell office:value-type="float" office:value="369388.232696242" calcext:value-type="float">
            <text:p>369388.232696242</text:p>
          </table:table-cell>
          <table:table-cell office:value-type="float" office:value="3280337.27606358" calcext:value-type="float">
            <text:p>3280337.27606358</text:p>
          </table:table-cell>
          <table:table-cell/>
          <table:table-cell office:value-type="float" office:value="369363.244851836" calcext:value-type="float">
            <text:p>369363.244851836</text:p>
          </table:table-cell>
          <table:table-cell office:value-type="float" office:value="3280328.14643519" calcext:value-type="float">
            <text:p>3280328.14643519</text:p>
          </table:table-cell>
          <table:table-cell/>
          <table:table-cell office:value-type="float" office:value="369361.267545404" calcext:value-type="float">
            <text:p>369361.267545404</text:p>
          </table:table-cell>
          <table:table-cell office:value-type="float" office:value="3280332.93529891" calcext:value-type="float">
            <text:p>3280332.93529891</text:p>
          </table:table-cell>
        </table:table-row>
        <table:table-row table:style-name="ro1">
          <table:table-cell office:value-type="float" office:value="369390.801153814" calcext:value-type="float">
            <text:p>369390.801153814</text:p>
          </table:table-cell>
          <table:table-cell office:value-type="float" office:value="3280333.36698143" calcext:value-type="float">
            <text:p>3280333.36698143</text:p>
          </table:table-cell>
          <table:table-cell/>
          <table:table-cell office:value-type="float" office:value="369366.682048588" calcext:value-type="float">
            <text:p>369366.682048588</text:p>
          </table:table-cell>
          <table:table-cell office:value-type="float" office:value="3280340.63051095" calcext:value-type="float">
            <text:p>3280340.63051095</text:p>
          </table:table-cell>
          <table:table-cell/>
          <table:table-cell office:value-type="float" office:value="369381.490141794" calcext:value-type="float">
            <text:p>369381.490141794</text:p>
          </table:table-cell>
          <table:table-cell office:value-type="float" office:value="3280340.23628642" calcext:value-type="float">
            <text:p>3280340.23628642</text:p>
          </table:table-cell>
          <table:table-cell table:number-columns-repeated="15"/>
          <table:table-cell office:value-type="float" office:value="369388.927094784" calcext:value-type="float">
            <text:p>369388.927094784</text:p>
          </table:table-cell>
          <table:table-cell office:value-type="float" office:value="3280338.70880189" calcext:value-type="float">
            <text:p>3280338.70880189</text:p>
          </table:table-cell>
          <table:table-cell/>
          <table:table-cell office:value-type="float" office:value="369362.652417154" calcext:value-type="float">
            <text:p>369362.652417154</text:p>
          </table:table-cell>
          <table:table-cell office:value-type="float" office:value="3280327.15584213" calcext:value-type="float">
            <text:p>3280327.15584213</text:p>
          </table:table-cell>
          <table:table-cell/>
          <table:table-cell office:value-type="float" office:value="369361.577323233" calcext:value-type="float">
            <text:p>369361.577323233</text:p>
          </table:table-cell>
          <table:table-cell office:value-type="float" office:value="3280334.59418416" calcext:value-type="float">
            <text:p>3280334.59418416</text:p>
          </table:table-cell>
        </table:table-row>
        <table:table-row table:style-name="ro1">
          <table:table-cell office:value-type="float" office:value="369390.801153814" calcext:value-type="float">
            <text:p>369390.801153814</text:p>
          </table:table-cell>
          <table:table-cell office:value-type="float" office:value="3280333.27273365" calcext:value-type="float">
            <text:p>3280333.27273365</text:p>
          </table:table-cell>
          <table:table-cell/>
          <table:table-cell office:value-type="float" office:value="369366.682048588" calcext:value-type="float">
            <text:p>369366.682048588</text:p>
          </table:table-cell>
          <table:table-cell office:value-type="float" office:value="3280340.63051095" calcext:value-type="float">
            <text:p>3280340.63051095</text:p>
          </table:table-cell>
          <table:table-cell/>
          <table:table-cell office:value-type="float" office:value="369381.490141794" calcext:value-type="float">
            <text:p>369381.490141794</text:p>
          </table:table-cell>
          <table:table-cell office:value-type="float" office:value="3280340.23628642" calcext:value-type="float">
            <text:p>3280340.23628642</text:p>
          </table:table-cell>
          <table:table-cell table:number-columns-repeated="15"/>
          <table:table-cell office:value-type="float" office:value="369388.255938186" calcext:value-type="float">
            <text:p>369388.255938186</text:p>
          </table:table-cell>
          <table:table-cell office:value-type="float" office:value="3280339.27078708" calcext:value-type="float">
            <text:p>3280339.27078708</text:p>
          </table:table-cell>
          <table:table-cell/>
          <table:table-cell office:value-type="float" office:value="369362.742761747" calcext:value-type="float">
            <text:p>369362.742761747</text:p>
          </table:table-cell>
          <table:table-cell office:value-type="float" office:value="3280326.60062413" calcext:value-type="float">
            <text:p>3280326.60062413</text:p>
          </table:table-cell>
          <table:table-cell/>
          <table:table-cell office:value-type="float" office:value="369361.579906195" calcext:value-type="float">
            <text:p>369361.579906195</text:p>
          </table:table-cell>
          <table:table-cell office:value-type="float" office:value="3280334.81582011" calcext:value-type="float">
            <text:p>3280334.81582011</text:p>
          </table:table-cell>
        </table:table-row>
        <table:table-row table:style-name="ro1">
          <table:table-cell office:value-type="float" office:value="369390.801153814" calcext:value-type="float">
            <text:p>369390.801153814</text:p>
          </table:table-cell>
          <table:table-cell office:value-type="float" office:value="3280333.21147259" calcext:value-type="float">
            <text:p>3280333.21147259</text:p>
          </table:table-cell>
          <table:table-cell/>
          <table:table-cell office:value-type="float" office:value="369366.682048588" calcext:value-type="float">
            <text:p>369366.682048588</text:p>
          </table:table-cell>
          <table:table-cell office:value-type="float" office:value="3280340.63051095" calcext:value-type="float">
            <text:p>3280340.63051095</text:p>
          </table:table-cell>
          <table:table-cell/>
          <table:table-cell office:value-type="float" office:value="369381.490141794" calcext:value-type="float">
            <text:p>369381.490141794</text:p>
          </table:table-cell>
          <table:table-cell office:value-type="float" office:value="3280340.23864261" calcext:value-type="float">
            <text:p>3280340.23864261</text:p>
          </table:table-cell>
          <table:table-cell table:number-columns-repeated="15"/>
          <table:table-cell office:value-type="float" office:value="369388.079120449" calcext:value-type="float">
            <text:p>369388.079120449</text:p>
          </table:table-cell>
          <table:table-cell office:value-type="float" office:value="3280340.71367653" calcext:value-type="float">
            <text:p>3280340.71367653</text:p>
          </table:table-cell>
          <table:table-cell/>
          <table:table-cell office:value-type="float" office:value="369362.745344679" calcext:value-type="float">
            <text:p>369362.745344679</text:p>
          </table:table-cell>
          <table:table-cell office:value-type="float" office:value="3280326.82226008" calcext:value-type="float">
            <text:p>3280326.82226008</text:p>
          </table:table-cell>
          <table:table-cell/>
          <table:table-cell office:value-type="float" office:value="369363.048723103" calcext:value-type="float">
            <text:p>369363.048723103</text:p>
          </table:table-cell>
          <table:table-cell office:value-type="float" office:value="3280336.23953188" calcext:value-type="float">
            <text:p>3280336.23953188</text:p>
          </table:table-cell>
        </table:table-row>
        <table:table-row table:style-name="ro1">
          <table:table-cell office:value-type="float" office:value="369390.801153814" calcext:value-type="float">
            <text:p>369390.801153814</text:p>
          </table:table-cell>
          <table:table-cell office:value-type="float" office:value="3280333.2067602" calcext:value-type="float">
            <text:p>3280333.2067602</text:p>
          </table:table-cell>
          <table:table-cell/>
          <table:table-cell office:value-type="float" office:value="369366.778850393" calcext:value-type="float">
            <text:p>369366.778850393</text:p>
          </table:table-cell>
          <table:table-cell office:value-type="float" office:value="3280340.63880763" calcext:value-type="float">
            <text:p>3280340.63880763</text:p>
          </table:table-cell>
          <table:table-cell/>
          <table:table-cell office:value-type="float" office:value="369381.490141794" calcext:value-type="float">
            <text:p>369381.490141794</text:p>
          </table:table-cell>
          <table:table-cell office:value-type="float" office:value="3280340.25749217" calcext:value-type="float">
            <text:p>3280340.25749217</text:p>
          </table:table-cell>
          <table:table-cell table:number-columns-repeated="15"/>
          <table:table-cell office:value-type="float" office:value="369388.290801127" calcext:value-type="float">
            <text:p>369388.290801127</text:p>
          </table:table-cell>
          <table:table-cell office:value-type="float" office:value="3280342.26287233" calcext:value-type="float">
            <text:p>3280342.26287233</text:p>
          </table:table-cell>
          <table:table-cell/>
          <table:table-cell office:value-type="float" office:value="369362.644668354" calcext:value-type="float">
            <text:p>369362.644668354</text:p>
          </table:table-cell>
          <table:table-cell office:value-type="float" office:value="3280326.49093427" calcext:value-type="float">
            <text:p>3280326.49093427</text:p>
          </table:table-cell>
          <table:table-cell/>
          <table:table-cell office:value-type="float" office:value="369363.73666769" calcext:value-type="float">
            <text:p>369363.73666769</text:p>
          </table:table-cell>
          <table:table-cell office:value-type="float" office:value="3280337.11817885" calcext:value-type="float">
            <text:p>3280337.11817885</text:p>
          </table:table-cell>
        </table:table-row>
        <table:table-row table:style-name="ro1">
          <table:table-cell office:value-type="float" office:value="369390.801153814" calcext:value-type="float">
            <text:p>369390.801153814</text:p>
          </table:table-cell>
          <table:table-cell office:value-type="float" office:value="3280333.20440401" calcext:value-type="float">
            <text:p>3280333.20440401</text:p>
          </table:table-cell>
          <table:table-cell/>
          <table:table-cell office:value-type="float" office:value="369366.778850393" calcext:value-type="float">
            <text:p>369366.778850393</text:p>
          </table:table-cell>
          <table:table-cell office:value-type="float" office:value="3280340.74954877" calcext:value-type="float">
            <text:p>3280340.74954877</text:p>
          </table:table-cell>
          <table:table-cell/>
          <table:table-cell office:value-type="float" office:value="369381.490141794" calcext:value-type="float">
            <text:p>369381.490141794</text:p>
          </table:table-cell>
          <table:table-cell office:value-type="float" office:value="3280340.37765809" calcext:value-type="float">
            <text:p>3280340.37765809</text:p>
          </table:table-cell>
          <table:table-cell table:number-columns-repeated="15"/>
          <table:table-cell office:value-type="float" office:value="369385.433232621" calcext:value-type="float">
            <text:p>369385.433232621</text:p>
          </table:table-cell>
          <table:table-cell office:value-type="float" office:value="3280346.28615698" calcext:value-type="float">
            <text:p>3280346.28615698</text:p>
          </table:table-cell>
          <table:table-cell/>
          <table:table-cell office:value-type="float" office:value="369362.639502488" calcext:value-type="float">
            <text:p>369362.639502488</text:p>
          </table:table-cell>
          <table:table-cell office:value-type="float" office:value="3280326.04766237" calcext:value-type="float">
            <text:p>3280326.04766237</text:p>
          </table:table-cell>
          <table:table-cell/>
          <table:table-cell office:value-type="float" office:value="369364.720183459" calcext:value-type="float">
            <text:p>369364.720183459</text:p>
          </table:table-cell>
          <table:table-cell office:value-type="float" office:value="3280338.43671344" calcext:value-type="float">
            <text:p>3280338.43671344</text:p>
          </table:table-cell>
        </table:table-row>
        <table:table-row table:style-name="ro1">
          <table:table-cell office:value-type="float" office:value="369391.753678223" calcext:value-type="float">
            <text:p>369391.753678223</text:p>
          </table:table-cell>
          <table:table-cell office:value-type="float" office:value="3280332.02588699" calcext:value-type="float">
            <text:p>3280332.02588699</text:p>
          </table:table-cell>
          <table:table-cell/>
          <table:table-cell office:value-type="float" office:value="369366.778850393" calcext:value-type="float">
            <text:p>369366.778850393</text:p>
          </table:table-cell>
          <table:table-cell office:value-type="float" office:value="3280340.96160628" calcext:value-type="float">
            <text:p>3280340.96160628</text:p>
          </table:table-cell>
          <table:table-cell/>
          <table:table-cell office:value-type="float" office:value="369381.002258905" calcext:value-type="float">
            <text:p>369381.002258905</text:p>
          </table:table-cell>
          <table:table-cell office:value-type="float" office:value="3280339.90947234" calcext:value-type="float">
            <text:p>3280339.90947234</text:p>
          </table:table-cell>
          <table:table-cell table:number-columns-repeated="15"/>
          <table:table-cell office:value-type="float" office:value="369383.725665377" calcext:value-type="float">
            <text:p>369383.725665377</text:p>
          </table:table-cell>
          <table:table-cell office:value-type="float" office:value="3280349.29854523" calcext:value-type="float">
            <text:p>3280349.29854523</text:p>
          </table:table-cell>
          <table:table-cell/>
          <table:table-cell office:value-type="float" office:value="369362.444607156" calcext:value-type="float">
            <text:p>369362.444607156</text:p>
          </table:table-cell>
          <table:table-cell office:value-type="float" office:value="3280325.93910064" calcext:value-type="float">
            <text:p>3280325.93910064</text:p>
          </table:table-cell>
          <table:table-cell/>
          <table:table-cell office:value-type="float" office:value="369366.469073456" calcext:value-type="float">
            <text:p>369366.469073456</text:p>
          </table:table-cell>
          <table:table-cell office:value-type="float" office:value="3280338.97049748" calcext:value-type="float">
            <text:p>3280338.97049748</text:p>
          </table:table-cell>
        </table:table-row>
        <table:table-row table:style-name="ro1">
          <table:table-cell office:value-type="float" office:value="369391.753678223" calcext:value-type="float">
            <text:p>369391.753678223</text:p>
          </table:table-cell>
          <table:table-cell office:value-type="float" office:value="3280331.91514585" calcext:value-type="float">
            <text:p>3280331.91514585</text:p>
          </table:table-cell>
          <table:table-cell/>
          <table:table-cell office:value-type="float" office:value="369366.778850393" calcext:value-type="float">
            <text:p>369366.778850393</text:p>
          </table:table-cell>
          <table:table-cell office:value-type="float" office:value="3280341.27262395" calcext:value-type="float">
            <text:p>3280341.27262395</text:p>
          </table:table-cell>
          <table:table-cell/>
          <table:table-cell office:value-type="float" office:value="369381.002258905" calcext:value-type="float">
            <text:p>369381.002258905</text:p>
          </table:table-cell>
          <table:table-cell office:value-type="float" office:value="3280340.18514709" calcext:value-type="float">
            <text:p>3280340.18514709</text:p>
          </table:table-cell>
          <table:table-cell table:number-columns-repeated="15"/>
          <table:table-cell office:value-type="float" office:value="369379.9633112" calcext:value-type="float">
            <text:p>369379.9633112</text:p>
          </table:table-cell>
          <table:table-cell office:value-type="float" office:value="3280350.45071565" calcext:value-type="float">
            <text:p>3280350.45071565</text:p>
          </table:table-cell>
          <table:table-cell/>
          <table:table-cell office:value-type="float" office:value="369362.445898624" calcext:value-type="float">
            <text:p>369362.445898624</text:p>
          </table:table-cell>
          <table:table-cell office:value-type="float" office:value="3280326.04991862" calcext:value-type="float">
            <text:p>3280326.04991862</text:p>
          </table:table-cell>
          <table:table-cell/>
          <table:table-cell office:value-type="float" office:value="369366.963413986" calcext:value-type="float">
            <text:p>369366.963413986</text:p>
          </table:table-cell>
          <table:table-cell office:value-type="float" office:value="3280339.85140083" calcext:value-type="float">
            <text:p>3280339.85140083</text:p>
          </table:table-cell>
        </table:table-row>
        <table:table-row table:style-name="ro1">
          <table:table-cell office:value-type="float" office:value="369391.753678223" calcext:value-type="float">
            <text:p>369391.753678223</text:p>
          </table:table-cell>
          <table:table-cell office:value-type="float" office:value="3280331.91985824" calcext:value-type="float">
            <text:p>3280331.91985824</text:p>
          </table:table-cell>
          <table:table-cell/>
          <table:table-cell office:value-type="float" office:value="369366.778850393" calcext:value-type="float">
            <text:p>369366.778850393</text:p>
          </table:table-cell>
          <table:table-cell office:value-type="float" office:value="3280341.61898454" calcext:value-type="float">
            <text:p>3280341.61898454</text:p>
          </table:table-cell>
          <table:table-cell/>
          <table:table-cell office:value-type="float" office:value="369381.002258905" calcext:value-type="float">
            <text:p>369381.002258905</text:p>
          </table:table-cell>
          <table:table-cell office:value-type="float" office:value="3280340.44904088" calcext:value-type="float">
            <text:p>3280340.44904088</text:p>
          </table:table-cell>
          <table:table-cell table:number-columns-repeated="15"/>
          <table:table-cell office:value-type="float" office:value="369379.9633112" calcext:value-type="float">
            <text:p>369379.9633112</text:p>
          </table:table-cell>
          <table:table-cell office:value-type="float" office:value="3280350.45071565" calcext:value-type="float">
            <text:p>3280350.45071565</text:p>
          </table:table-cell>
          <table:table-cell/>
          <table:table-cell office:value-type="float" office:value="369361.764410679" calcext:value-type="float">
            <text:p>369361.764410679</text:p>
          </table:table-cell>
          <table:table-cell office:value-type="float" office:value="3280325.72536159" calcext:value-type="float">
            <text:p>3280325.72536159</text:p>
          </table:table-cell>
          <table:table-cell/>
          <table:table-cell office:value-type="float" office:value="369366.978911152" calcext:value-type="float">
            <text:p>369366.978911152</text:p>
          </table:table-cell>
          <table:table-cell office:value-type="float" office:value="3280341.18121655" calcext:value-type="float">
            <text:p>3280341.18121655</text:p>
          </table:table-cell>
        </table:table-row>
        <table:table-row table:style-name="ro1">
          <table:table-cell office:value-type="float" office:value="369391.753678223" calcext:value-type="float">
            <text:p>369391.753678223</text:p>
          </table:table-cell>
          <table:table-cell office:value-type="float" office:value="3280331.91985824" calcext:value-type="float">
            <text:p>3280331.91985824</text:p>
          </table:table-cell>
          <table:table-cell/>
          <table:table-cell office:value-type="float" office:value="369366.778850393" calcext:value-type="float">
            <text:p>369366.778850393</text:p>
          </table:table-cell>
          <table:table-cell office:value-type="float" office:value="3280340.86028991" calcext:value-type="float">
            <text:p>3280340.86028991</text:p>
          </table:table-cell>
          <table:table-cell/>
          <table:table-cell office:value-type="float" office:value="369381.002258905" calcext:value-type="float">
            <text:p>369381.002258905</text:p>
          </table:table-cell>
          <table:table-cell office:value-type="float" office:value="3280340.84252536" calcext:value-type="float">
            <text:p>3280340.84252536</text:p>
          </table:table-cell>
          <table:table-cell table:number-columns-repeated="15"/>
          <table:table-cell office:value-type="float" office:value="369377.933057831" calcext:value-type="float">
            <text:p>369377.933057831</text:p>
          </table:table-cell>
          <table:table-cell office:value-type="float" office:value="3280350.69603942" calcext:value-type="float">
            <text:p>3280350.69603942</text:p>
          </table:table-cell>
          <table:table-cell/>
          <table:table-cell office:value-type="float" office:value="369361.76182773" calcext:value-type="float">
            <text:p>369361.76182773</text:p>
          </table:table-cell>
          <table:table-cell office:value-type="float" office:value="3280325.50372564" calcext:value-type="float">
            <text:p>3280325.50372564</text:p>
          </table:table-cell>
          <table:table-cell/>
          <table:table-cell office:value-type="float" office:value="369366.701420094" calcext:value-type="float">
            <text:p>369366.701420094</text:p>
          </table:table-cell>
          <table:table-cell office:value-type="float" office:value="3280342.29278061" calcext:value-type="float">
            <text:p>3280342.29278061</text:p>
          </table:table-cell>
        </table:table-row>
        <table:table-row table:style-name="ro1">
          <table:table-cell office:value-type="float" office:value="369391.753678223" calcext:value-type="float">
            <text:p>369391.753678223</text:p>
          </table:table-cell>
          <table:table-cell office:value-type="float" office:value="3280331.9787631" calcext:value-type="float">
            <text:p>3280331.9787631</text:p>
          </table:table-cell>
          <table:table-cell/>
          <table:table-cell office:value-type="float" office:value="369366.778850393" calcext:value-type="float">
            <text:p>369366.778850393</text:p>
          </table:table-cell>
          <table:table-cell office:value-type="float" office:value="3280341.06999122" calcext:value-type="float">
            <text:p>3280341.06999122</text:p>
          </table:table-cell>
          <table:table-cell/>
          <table:table-cell office:value-type="float" office:value="369381.002258905" calcext:value-type="float">
            <text:p>369381.002258905</text:p>
          </table:table-cell>
          <table:table-cell office:value-type="float" office:value="3280341.30433948" calcext:value-type="float">
            <text:p>3280341.30433948</text:p>
          </table:table-cell>
          <table:table-cell table:number-columns-repeated="15"/>
          <table:table-cell office:value-type="float" office:value="369378.366704864" calcext:value-type="float">
            <text:p>369378.366704864</text:p>
          </table:table-cell>
          <table:table-cell office:value-type="float" office:value="3280346.36849837" calcext:value-type="float">
            <text:p>3280346.36849837</text:p>
          </table:table-cell>
          <table:table-cell/>
          <table:table-cell office:value-type="float" office:value="369362.149035476" calcext:value-type="float">
            <text:p>369362.149035476</text:p>
          </table:table-cell>
          <table:table-cell office:value-type="float" office:value="3280325.49921312" calcext:value-type="float">
            <text:p>3280325.49921312</text:p>
          </table:table-cell>
          <table:table-cell/>
          <table:table-cell office:value-type="float" office:value="369366.032847652" calcext:value-type="float">
            <text:p>369366.032847652</text:p>
          </table:table-cell>
          <table:table-cell office:value-type="float" office:value="3280343.07640313" calcext:value-type="float">
            <text:p>3280343.07640313</text:p>
          </table:table-cell>
        </table:table-row>
        <table:table-row table:style-name="ro1">
          <table:table-cell office:value-type="float" office:value="369391.363888369" calcext:value-type="float">
            <text:p>369391.363888369</text:p>
          </table:table-cell>
          <table:table-cell office:value-type="float" office:value="3280331.80876256" calcext:value-type="float">
            <text:p>3280331.80876256</text:p>
          </table:table-cell>
          <table:table-cell/>
          <table:table-cell office:value-type="float" office:value="369366.778850393" calcext:value-type="float">
            <text:p>369366.778850393</text:p>
          </table:table-cell>
          <table:table-cell office:value-type="float" office:value="3280341.22078767" calcext:value-type="float">
            <text:p>3280341.22078767</text:p>
          </table:table-cell>
          <table:table-cell/>
          <table:table-cell office:value-type="float" office:value="369379.263700322" calcext:value-type="float">
            <text:p>369379.263700322</text:p>
          </table:table-cell>
          <table:table-cell office:value-type="float" office:value="3280340.31406613" calcext:value-type="float">
            <text:p>3280340.31406613</text:p>
          </table:table-cell>
          <table:table-cell table:number-columns-repeated="15"/>
          <table:table-cell office:value-type="float" office:value="369377.880113459" calcext:value-type="float">
            <text:p>369377.880113459</text:p>
          </table:table-cell>
          <table:table-cell office:value-type="float" office:value="3280346.15250241" calcext:value-type="float">
            <text:p>3280346.15250241</text:p>
          </table:table-cell>
          <table:table-cell/>
          <table:table-cell office:value-type="float" office:value="369362.444607156" calcext:value-type="float">
            <text:p>369362.444607156</text:p>
          </table:table-cell>
          <table:table-cell office:value-type="float" office:value="3280325.93910064" calcext:value-type="float">
            <text:p>3280325.93910064</text:p>
          </table:table-cell>
          <table:table-cell/>
          <table:table-cell office:value-type="float" office:value="369364.582112357" calcext:value-type="float">
            <text:p>369364.582112357</text:p>
          </table:table-cell>
          <table:table-cell office:value-type="float" office:value="3280343.20414271" calcext:value-type="float">
            <text:p>3280343.20414271</text:p>
          </table:table-cell>
        </table:table-row>
        <table:table-row table:style-name="ro1">
          <table:table-cell office:value-type="float" office:value="369391.363888369" calcext:value-type="float">
            <text:p>369391.363888369</text:p>
          </table:table-cell>
          <table:table-cell office:value-type="float" office:value="3280332.06794395" calcext:value-type="float">
            <text:p>3280332.06794395</text:p>
          </table:table-cell>
          <table:table-cell/>
          <table:table-cell office:value-type="float" office:value="369366.778850393" calcext:value-type="float">
            <text:p>369366.778850393</text:p>
          </table:table-cell>
          <table:table-cell office:value-type="float" office:value="3280341.37158412" calcext:value-type="float">
            <text:p>3280341.37158412</text:p>
          </table:table-cell>
          <table:table-cell/>
          <table:table-cell office:value-type="float" office:value="369379.263700322" calcext:value-type="float">
            <text:p>369379.263700322</text:p>
          </table:table-cell>
          <table:table-cell office:value-type="float" office:value="3280340.78059264" calcext:value-type="float">
            <text:p>3280340.78059264</text:p>
          </table:table-cell>
          <table:table-cell table:number-columns-repeated="15"/>
          <table:table-cell office:value-type="float" office:value="369379.425067573" calcext:value-type="float">
            <text:p>369379.425067573</text:p>
          </table:table-cell>
          <table:table-cell office:value-type="float" office:value="3280345.80200061" calcext:value-type="float">
            <text:p>3280345.80200061</text:p>
          </table:table-cell>
          <table:table-cell table:number-columns-repeated="4"/>
          <table:table-cell office:value-type="float" office:value="369362.835805852" calcext:value-type="float">
            <text:p>369362.835805852</text:p>
          </table:table-cell>
          <table:table-cell office:value-type="float" office:value="3280342.89199494" calcext:value-type="float">
            <text:p>3280342.89199494</text:p>
          </table:table-cell>
        </table:table-row>
        <table:table-row table:style-name="ro1">
          <table:table-cell office:value-type="float" office:value="369391.363888369" calcext:value-type="float">
            <text:p>369391.363888369</text:p>
          </table:table-cell>
          <table:table-cell office:value-type="float" office:value="3280332.41666074" calcext:value-type="float">
            <text:p>3280332.41666074</text:p>
          </table:table-cell>
          <table:table-cell/>
          <table:table-cell office:value-type="float" office:value="369366.778850393" calcext:value-type="float">
            <text:p>369366.778850393</text:p>
          </table:table-cell>
          <table:table-cell office:value-type="float" office:value="3280341.52002437" calcext:value-type="float">
            <text:p>3280341.52002437</text:p>
          </table:table-cell>
          <table:table-cell/>
          <table:table-cell office:value-type="float" office:value="369379.263700322" calcext:value-type="float">
            <text:p>369379.263700322</text:p>
          </table:table-cell>
          <table:table-cell office:value-type="float" office:value="3280341.11752846" calcext:value-type="float">
            <text:p>3280341.11752846</text:p>
          </table:table-cell>
          <table:table-cell table:number-columns-repeated="15"/>
          <table:table-cell office:value-type="float" office:value="369380.294992068" calcext:value-type="float">
            <text:p>369380.294992068</text:p>
          </table:table-cell>
          <table:table-cell office:value-type="float" office:value="3280345.6810308" calcext:value-type="float">
            <text:p>3280345.6810308</text:p>
          </table:table-cell>
          <table:table-cell table:number-columns-repeated="4"/>
          <table:table-cell office:value-type="float" office:value="369360.902353117" calcext:value-type="float">
            <text:p>369360.902353117</text:p>
          </table:table-cell>
          <table:table-cell office:value-type="float" office:value="3280343.13619362" calcext:value-type="float">
            <text:p>3280343.13619362</text:p>
          </table:table-cell>
        </table:table-row>
        <table:table-row table:style-name="ro1">
          <table:table-cell office:value-type="float" office:value="369391.363888369" calcext:value-type="float">
            <text:p>369391.363888369</text:p>
          </table:table-cell>
          <table:table-cell office:value-type="float" office:value="3280332.7323908" calcext:value-type="float">
            <text:p>3280332.7323908</text:p>
          </table:table-cell>
          <table:table-cell/>
          <table:table-cell office:value-type="float" office:value="369366.198039566" calcext:value-type="float">
            <text:p>369366.198039566</text:p>
          </table:table-cell>
          <table:table-cell office:value-type="float" office:value="3280340.83642796" calcext:value-type="float">
            <text:p>3280340.83642796</text:p>
          </table:table-cell>
          <table:table-cell/>
          <table:table-cell office:value-type="float" office:value="369379.263700322" calcext:value-type="float">
            <text:p>369379.263700322</text:p>
          </table:table-cell>
          <table:table-cell office:value-type="float" office:value="3280341.62646647" calcext:value-type="float">
            <text:p>3280341.62646647</text:p>
          </table:table-cell>
          <table:table-cell table:number-columns-repeated="15"/>
          <table:table-cell office:value-type="float" office:value="369380.8770939" calcext:value-type="float">
            <text:p>369380.8770939</text:p>
          </table:table-cell>
          <table:table-cell office:value-type="float" office:value="3280345.78508092" calcext:value-type="float">
            <text:p>3280345.78508092</text:p>
          </table:table-cell>
          <table:table-cell table:number-columns-repeated="4"/>
          <table:table-cell office:value-type="float" office:value="369358.776588399" calcext:value-type="float">
            <text:p>369358.776588399</text:p>
          </table:table-cell>
          <table:table-cell office:value-type="float" office:value="3280343.49346695" calcext:value-type="float">
            <text:p>3280343.49346695</text:p>
          </table:table-cell>
        </table:table-row>
        <table:table-row table:style-name="ro1">
          <table:table-cell office:value-type="float" office:value="369391.363888369" calcext:value-type="float">
            <text:p>369391.363888369</text:p>
          </table:table-cell>
          <table:table-cell office:value-type="float" office:value="3280332.97272264" calcext:value-type="float">
            <text:p>3280332.97272264</text:p>
          </table:table-cell>
          <table:table-cell/>
          <table:table-cell office:value-type="float" office:value="369366.198039566" calcext:value-type="float">
            <text:p>369366.198039566</text:p>
          </table:table-cell>
          <table:table-cell office:value-type="float" office:value="3280341.11445891" calcext:value-type="float">
            <text:p>3280341.11445891</text:p>
          </table:table-cell>
          <table:table-cell/>
          <table:table-cell office:value-type="float" office:value="369379.263700322" calcext:value-type="float">
            <text:p>369379.263700322</text:p>
          </table:table-cell>
          <table:table-cell office:value-type="float" office:value="3280342.02701953" calcext:value-type="float">
            <text:p>3280342.02701953</text:p>
          </table:table-cell>
          <table:table-cell table:number-columns-repeated="15"/>
          <table:table-cell office:value-type="float" office:value="369379.423776263" calcext:value-type="float">
            <text:p>369379.423776263</text:p>
          </table:table-cell>
          <table:table-cell office:value-type="float" office:value="3280345.69118263" calcext:value-type="float">
            <text:p>3280345.69118263</text:p>
          </table:table-cell>
          <table:table-cell table:number-columns-repeated="4"/>
          <table:table-cell office:value-type="float" office:value="369357.50524998" calcext:value-type="float">
            <text:p>369357.50524998</text:p>
          </table:table-cell>
          <table:table-cell office:value-type="float" office:value="3280342.39995334" calcext:value-type="float">
            <text:p>3280342.39995334</text:p>
          </table:table-cell>
        </table:table-row>
        <table:table-row table:style-name="ro1">
          <table:table-cell office:value-type="float" office:value="369390.882461389" calcext:value-type="float">
            <text:p>369390.882461389</text:p>
          </table:table-cell>
          <table:table-cell office:value-type="float" office:value="3280332.0360379" calcext:value-type="float">
            <text:p>3280332.0360379</text:p>
          </table:table-cell>
          <table:table-cell/>
          <table:table-cell office:value-type="float" office:value="369366.198039566" calcext:value-type="float">
            <text:p>369366.198039566</text:p>
          </table:table-cell>
          <table:table-cell office:value-type="float" office:value="3280341.44432614" calcext:value-type="float">
            <text:p>3280341.44432614</text:p>
          </table:table-cell>
          <table:table-cell/>
          <table:table-cell office:value-type="float" office:value="369376.358354879" calcext:value-type="float">
            <text:p>369376.358354879</text:p>
          </table:table-cell>
          <table:table-cell office:value-type="float" office:value="3280340.17582703" calcext:value-type="float">
            <text:p>3280340.17582703</text:p>
          </table:table-cell>
          <table:table-cell table:number-columns-repeated="15"/>
          <table:table-cell office:value-type="float" office:value="369380.382754724" calcext:value-type="float">
            <text:p>369380.382754724</text:p>
          </table:table-cell>
          <table:table-cell office:value-type="float" office:value="3280344.90417699" calcext:value-type="float">
            <text:p>3280344.90417699</text:p>
          </table:table-cell>
          <table:table-cell table:number-columns-repeated="4"/>
          <table:table-cell office:value-type="float" office:value="369357.479419488" calcext:value-type="float">
            <text:p>369357.479419488</text:p>
          </table:table-cell>
          <table:table-cell office:value-type="float" office:value="3280340.18359374" calcext:value-type="float">
            <text:p>3280340.18359374</text:p>
          </table:table-cell>
        </table:table-row>
        <table:table-row table:style-name="ro1">
          <table:table-cell office:value-type="float" office:value="369390.882461389" calcext:value-type="float">
            <text:p>369390.882461389</text:p>
          </table:table-cell>
          <table:table-cell office:value-type="float" office:value="3280332.34469938" calcext:value-type="float">
            <text:p>3280332.34469938</text:p>
          </table:table-cell>
          <table:table-cell/>
          <table:table-cell office:value-type="float" office:value="369366.198039566" calcext:value-type="float">
            <text:p>369366.198039566</text:p>
          </table:table-cell>
          <table:table-cell office:value-type="float" office:value="3280341.87786592" calcext:value-type="float">
            <text:p>3280341.87786592</text:p>
          </table:table-cell>
          <table:table-cell/>
          <table:table-cell office:value-type="float" office:value="369376.358354879" calcext:value-type="float">
            <text:p>369376.358354879</text:p>
          </table:table-cell>
          <table:table-cell office:value-type="float" office:value="3280340.17582703" calcext:value-type="float">
            <text:p>3280340.17582703</text:p>
          </table:table-cell>
          <table:table-cell table:number-columns-repeated="15"/>
          <table:table-cell office:value-type="float" office:value="369380.289826864" calcext:value-type="float">
            <text:p>369380.289826864</text:p>
          </table:table-cell>
          <table:table-cell office:value-type="float" office:value="3280345.2377589" calcext:value-type="float">
            <text:p>3280345.2377589</text:p>
          </table:table-cell>
          <table:table-cell table:number-columns-repeated="4"/>
          <table:table-cell office:value-type="float" office:value="369359.396083131" calcext:value-type="float">
            <text:p>369359.396083131</text:p>
          </table:table-cell>
          <table:table-cell office:value-type="float" office:value="3280338.49876076" calcext:value-type="float">
            <text:p>3280338.49876076</text:p>
          </table:table-cell>
        </table:table-row>
        <table:table-row table:style-name="ro1">
          <table:table-cell office:value-type="float" office:value="369390.882461389" calcext:value-type="float">
            <text:p>369390.882461389</text:p>
          </table:table-cell>
          <table:table-cell office:value-type="float" office:value="3280332.66985422" calcext:value-type="float">
            <text:p>3280332.66985422</text:p>
          </table:table-cell>
          <table:table-cell/>
          <table:table-cell office:value-type="float" office:value="369366.198039566" calcext:value-type="float">
            <text:p>369366.198039566</text:p>
          </table:table-cell>
          <table:table-cell office:value-type="float" office:value="3280342.2289389" calcext:value-type="float">
            <text:p>3280342.2289389</text:p>
          </table:table-cell>
          <table:table-cell/>
          <table:table-cell office:value-type="float" office:value="369376.358354879" calcext:value-type="float">
            <text:p>369376.358354879</text:p>
          </table:table-cell>
          <table:table-cell office:value-type="float" office:value="3280340.18053942" calcext:value-type="float">
            <text:p>3280340.18053942</text:p>
          </table:table-cell>
          <table:table-cell table:number-columns-repeated="15"/>
          <table:table-cell office:value-type="float" office:value="369379.804526758" calcext:value-type="float">
            <text:p>369379.804526758</text:p>
          </table:table-cell>
          <table:table-cell office:value-type="float" office:value="3280345.13258082" calcext:value-type="float">
            <text:p>3280345.13258082</text:p>
          </table:table-cell>
          <table:table-cell table:number-columns-repeated="4"/>
          <table:table-cell office:value-type="float" office:value="369361.809671338" calcext:value-type="float">
            <text:p>369361.809671338</text:p>
          </table:table-cell>
          <table:table-cell office:value-type="float" office:value="3280337.91646723" calcext:value-type="float">
            <text:p>3280337.91646723</text:p>
          </table:table-cell>
        </table:table-row>
        <table:table-row table:style-name="ro1">
          <table:table-cell office:value-type="float" office:value="369390.882461389" calcext:value-type="float">
            <text:p>369390.882461389</text:p>
          </table:table-cell>
          <table:table-cell office:value-type="float" office:value="3280332.9361042" calcext:value-type="float">
            <text:p>3280332.9361042</text:p>
          </table:table-cell>
          <table:table-cell/>
          <table:table-cell office:value-type="float" office:value="369363.78445177" calcext:value-type="float">
            <text:p>369363.78445177</text:p>
          </table:table-cell>
          <table:table-cell office:value-type="float" office:value="3280341.52003692" calcext:value-type="float">
            <text:p>3280341.52003692</text:p>
          </table:table-cell>
          <table:table-cell/>
          <table:table-cell office:value-type="float" office:value="369376.358354879" calcext:value-type="float">
            <text:p>369376.358354879</text:p>
          </table:table-cell>
          <table:table-cell office:value-type="float" office:value="3280340.17582703" calcext:value-type="float">
            <text:p>3280340.17582703</text:p>
          </table:table-cell>
          <table:table-cell table:number-columns-repeated="15"/>
          <table:table-cell office:value-type="float" office:value="369379.128205742" calcext:value-type="float">
            <text:p>369379.128205742</text:p>
          </table:table-cell>
          <table:table-cell office:value-type="float" office:value="3280345.25129469" calcext:value-type="float">
            <text:p>3280345.25129469</text:p>
          </table:table-cell>
          <table:table-cell table:number-columns-repeated="4"/>
          <table:table-cell office:value-type="float" office:value="369363.070678052" calcext:value-type="float">
            <text:p>369363.070678052</text:p>
          </table:table-cell>
          <table:table-cell office:value-type="float" office:value="3280338.1234375" calcext:value-type="float">
            <text:p>3280338.1234375</text:p>
          </table:table-cell>
        </table:table-row>
        <table:table-row table:style-name="ro1">
          <table:table-cell office:value-type="float" office:value="369390.882461389" calcext:value-type="float">
            <text:p>369390.882461389</text:p>
          </table:table-cell>
          <table:table-cell office:value-type="float" office:value="3280333.25183426" calcext:value-type="float">
            <text:p>3280333.25183426</text:p>
          </table:table-cell>
          <table:table-cell/>
          <table:table-cell office:value-type="float" office:value="369363.78445177" calcext:value-type="float">
            <text:p>369363.78445177</text:p>
          </table:table-cell>
          <table:table-cell office:value-type="float" office:value="3280341.88995946" calcext:value-type="float">
            <text:p>3280341.88995946</text:p>
          </table:table-cell>
          <table:table-cell/>
          <table:table-cell office:value-type="float" office:value="369376.358354879" calcext:value-type="float">
            <text:p>369376.358354879</text:p>
          </table:table-cell>
          <table:table-cell office:value-type="float" office:value="3280340.3596102" calcext:value-type="float">
            <text:p>3280340.3596102</text:p>
          </table:table-cell>
          <table:table-cell table:number-columns-repeated="15"/>
          <table:table-cell office:value-type="float" office:value="369378.650653526" calcext:value-type="float">
            <text:p>369378.650653526</text:p>
          </table:table-cell>
          <table:table-cell office:value-type="float" office:value="3280345.81102452" calcext:value-type="float">
            <text:p>3280345.81102452</text:p>
          </table:table-cell>
          <table:table-cell table:number-columns-repeated="4"/>
          <table:table-cell office:value-type="float" office:value="369363.948351788" calcext:value-type="float">
            <text:p>369363.948351788</text:p>
          </table:table-cell>
          <table:table-cell office:value-type="float" office:value="3280338.6673743" calcext:value-type="float">
            <text:p>3280338.6673743</text:p>
          </table:table-cell>
        </table:table-row>
        <table:table-row table:style-name="ro1">
          <table:table-cell office:value-type="float" office:value="369390.882461389" calcext:value-type="float">
            <text:p>369390.882461389</text:p>
          </table:table-cell>
          <table:table-cell office:value-type="float" office:value="3280333.50159087" calcext:value-type="float">
            <text:p>3280333.50159087</text:p>
          </table:table-cell>
          <table:table-cell/>
          <table:table-cell office:value-type="float" office:value="369363.78445177" calcext:value-type="float">
            <text:p>369363.78445177</text:p>
          </table:table-cell>
          <table:table-cell office:value-type="float" office:value="3280342.23396386" calcext:value-type="float">
            <text:p>3280342.23396386</text:p>
          </table:table-cell>
          <table:table-cell/>
          <table:table-cell office:value-type="float" office:value="369375.003129606" calcext:value-type="float">
            <text:p>369375.003129606</text:p>
          </table:table-cell>
          <table:table-cell office:value-type="float" office:value="3280340.28822323" calcext:value-type="float">
            <text:p>3280340.28822323</text:p>
          </table:table-cell>
          <table:table-cell table:number-columns-repeated="15"/>
          <table:table-cell office:value-type="float" office:value="369377.979497861" calcext:value-type="float">
            <text:p>369377.979497861</text:p>
          </table:table-cell>
          <table:table-cell office:value-type="float" office:value="3280346.37301036" calcext:value-type="float">
            <text:p>3280346.37301036</text:p>
          </table:table-cell>
          <table:table-cell table:number-columns-repeated="4"/>
          <table:table-cell office:value-type="float" office:value="369365.311325968" calcext:value-type="float">
            <text:p>369365.311325968</text:p>
          </table:table-cell>
          <table:table-cell office:value-type="float" office:value="3280339.31648861" calcext:value-type="float">
            <text:p>3280339.31648861</text:p>
          </table:table-cell>
        </table:table-row>
        <table:table-row table:style-name="ro1">
          <table:table-cell office:value-type="float" office:value="369388.404349211" calcext:value-type="float">
            <text:p>369388.404349211</text:p>
          </table:table-cell>
          <table:table-cell office:value-type="float" office:value="3280335.68207037" calcext:value-type="float">
            <text:p>3280335.68207037</text:p>
          </table:table-cell>
          <table:table-cell/>
          <table:table-cell office:value-type="float" office:value="369363.78445177" calcext:value-type="float">
            <text:p>369363.78445177</text:p>
          </table:table-cell>
          <table:table-cell office:value-type="float" office:value="3280342.59446161" calcext:value-type="float">
            <text:p>3280342.59446161</text:p>
          </table:table-cell>
          <table:table-cell/>
          <table:table-cell office:value-type="float" office:value="369375.003129606" calcext:value-type="float">
            <text:p>369375.003129606</text:p>
          </table:table-cell>
          <table:table-cell office:value-type="float" office:value="3280340.56389799" calcext:value-type="float">
            <text:p>3280340.56389799</text:p>
          </table:table-cell>
          <table:table-cell table:number-columns-repeated="15"/>
          <table:table-cell office:value-type="float" office:value="369379.138536244" calcext:value-type="float">
            <text:p>369379.138536244</text:p>
          </table:table-cell>
          <table:table-cell office:value-type="float" office:value="3280346.13783849" calcext:value-type="float">
            <text:p>3280346.13783849</text:p>
          </table:table-cell>
          <table:table-cell table:number-columns-repeated="4"/>
          <table:table-cell office:value-type="float" office:value="369367.258985129" calcext:value-type="float">
            <text:p>369367.258985129</text:p>
          </table:table-cell>
          <table:table-cell office:value-type="float" office:value="3280340.29128847" calcext:value-type="float">
            <text:p>3280340.29128847</text:p>
          </table:table-cell>
        </table:table-row>
        <table:table-row table:style-name="ro1">
          <table:table-cell office:value-type="float" office:value="369388.404349211" calcext:value-type="float">
            <text:p>369388.404349211</text:p>
          </table:table-cell>
          <table:table-cell office:value-type="float" office:value="3280335.91297743" calcext:value-type="float">
            <text:p>3280335.91297743</text:p>
          </table:table-cell>
          <table:table-cell/>
          <table:table-cell office:value-type="float" office:value="369363.78445177" calcext:value-type="float">
            <text:p>369363.78445177</text:p>
          </table:table-cell>
          <table:table-cell office:value-type="float" office:value="3280342.99737087" calcext:value-type="float">
            <text:p>3280342.99737087</text:p>
          </table:table-cell>
          <table:table-cell/>
          <table:table-cell office:value-type="float" office:value="369375.003129606" calcext:value-type="float">
            <text:p>369375.003129606</text:p>
          </table:table-cell>
          <table:table-cell office:value-type="float" office:value="3280340.8136546" calcext:value-type="float">
            <text:p>3280340.8136546</text:p>
          </table:table-cell>
          <table:table-cell table:number-columns-repeated="15"/>
          <table:table-cell office:value-type="float" office:value="369379.810983288" calcext:value-type="float">
            <text:p>369379.810983288</text:p>
          </table:table-cell>
          <table:table-cell office:value-type="float" office:value="3280345.6866707" calcext:value-type="float">
            <text:p>3280345.6866707</text:p>
          </table:table-cell>
          <table:table-cell table:number-columns-repeated="4"/>
          <table:table-cell office:value-type="float" office:value="369368.620667494" calcext:value-type="float">
            <text:p>369368.620667494</text:p>
          </table:table-cell>
          <table:table-cell office:value-type="float" office:value="3280340.82958519" calcext:value-type="float">
            <text:p>3280340.82958519</text:p>
          </table:table-cell>
        </table:table-row>
        <table:table-row table:style-name="ro1">
          <table:table-cell office:value-type="float" office:value="369388.404349211" calcext:value-type="float">
            <text:p>369388.404349211</text:p>
          </table:table-cell>
          <table:table-cell office:value-type="float" office:value="3280336.14388449" calcext:value-type="float">
            <text:p>3280336.14388449</text:p>
          </table:table-cell>
          <table:table-cell/>
          <table:table-cell office:value-type="float" office:value="369363.78445177" calcext:value-type="float">
            <text:p>369363.78445177</text:p>
          </table:table-cell>
          <table:table-cell office:value-type="float" office:value="3280341.56716081" calcext:value-type="float">
            <text:p>3280341.56716081</text:p>
          </table:table-cell>
          <table:table-cell/>
          <table:table-cell office:value-type="float" office:value="369375.003129606" calcext:value-type="float">
            <text:p>369375.003129606</text:p>
          </table:table-cell>
          <table:table-cell office:value-type="float" office:value="3280341.06812361" calcext:value-type="float">
            <text:p>3280341.06812361</text:p>
          </table:table-cell>
          <table:table-cell table:number-columns-repeated="15"/>
          <table:table-cell office:value-type="float" office:value="369379.618671085" calcext:value-type="float">
            <text:p>369379.618671085</text:p>
          </table:table-cell>
          <table:table-cell office:value-type="float" office:value="3280345.79974464" calcext:value-type="float">
            <text:p>3280345.79974464</text:p>
          </table:table-cell>
          <table:table-cell table:number-columns-repeated="4"/>
          <table:table-cell office:value-type="float" office:value="369368.438686638" calcext:value-type="float">
            <text:p>369368.438686638</text:p>
          </table:table-cell>
          <table:table-cell office:value-type="float" office:value="3280341.82920314" calcext:value-type="float">
            <text:p>3280341.82920314</text:p>
          </table:table-cell>
        </table:table-row>
        <table:table-row table:style-name="ro1">
          <table:table-cell office:value-type="float" office:value="369388.404349211" calcext:value-type="float">
            <text:p>369388.404349211</text:p>
          </table:table-cell>
          <table:table-cell office:value-type="float" office:value="3280336.43605261" calcext:value-type="float">
            <text:p>3280336.43605261</text:p>
          </table:table-cell>
          <table:table-cell/>
          <table:table-cell office:value-type="float" office:value="369363.78445177" calcext:value-type="float">
            <text:p>369363.78445177</text:p>
          </table:table-cell>
          <table:table-cell office:value-type="float" office:value="3280341.98185104" calcext:value-type="float">
            <text:p>3280341.98185104</text:p>
          </table:table-cell>
          <table:table-cell/>
          <table:table-cell office:value-type="float" office:value="369375.003129606" calcext:value-type="float">
            <text:p>369375.003129606</text:p>
          </table:table-cell>
          <table:table-cell office:value-type="float" office:value="3280341.30138686" calcext:value-type="float">
            <text:p>3280341.30138686</text:p>
          </table:table-cell>
          <table:table-cell table:number-columns-repeated="15"/>
          <table:table-cell office:value-type="float" office:value="369380.367259127" calcext:value-type="float">
            <text:p>369380.367259127</text:p>
          </table:table-cell>
          <table:table-cell office:value-type="float" office:value="3280343.5743613" calcext:value-type="float">
            <text:p>3280343.5743613</text:p>
          </table:table-cell>
          <table:table-cell table:number-columns-repeated="4"/>
          <table:table-cell office:value-type="float" office:value="369368.14828126" calcext:value-type="float">
            <text:p>369368.14828126</text:p>
          </table:table-cell>
          <table:table-cell office:value-type="float" office:value="3280341.83258738" calcext:value-type="float">
            <text:p>3280341.83258738</text:p>
          </table:table-cell>
        </table:table-row>
        <table:table-row table:style-name="ro1">
          <table:table-cell office:value-type="float" office:value="369388.404349211" calcext:value-type="float">
            <text:p>369388.404349211</text:p>
          </table:table-cell>
          <table:table-cell office:value-type="float" office:value="3280335.38990226" calcext:value-type="float">
            <text:p>3280335.38990226</text:p>
          </table:table-cell>
          <table:table-cell/>
          <table:table-cell office:value-type="float" office:value="369363.78445177" calcext:value-type="float">
            <text:p>369363.78445177</text:p>
          </table:table-cell>
          <table:table-cell office:value-type="float" office:value="3280342.40360986" calcext:value-type="float">
            <text:p>3280342.40360986</text:p>
          </table:table-cell>
          <table:table-cell/>
          <table:table-cell office:value-type="float" office:value="369372.770231219" calcext:value-type="float">
            <text:p>369372.770231219</text:p>
          </table:table-cell>
          <table:table-cell office:value-type="float" office:value="3280339.74829711" calcext:value-type="float">
            <text:p>3280339.74829711</text:p>
          </table:table-cell>
          <table:table-cell table:number-columns-repeated="15"/>
          <table:table-cell office:value-type="float" office:value="369381.030667328" calcext:value-type="float">
            <text:p>369381.030667328</text:p>
          </table:table-cell>
          <table:table-cell office:value-type="float" office:value="3280342.34746777" calcext:value-type="float">
            <text:p>3280342.34746777</text:p>
          </table:table-cell>
          <table:table-cell table:number-columns-repeated="4"/>
          <table:table-cell office:value-type="float" office:value="369368.144407001" calcext:value-type="float">
            <text:p>369368.144407001</text:p>
          </table:table-cell>
          <table:table-cell office:value-type="float" office:value="3280341.50013345" calcext:value-type="float">
            <text:p>3280341.50013345</text:p>
          </table:table-cell>
        </table:table-row>
        <table:table-row table:style-name="ro1">
          <table:table-cell office:value-type="float" office:value="369388.404349211" calcext:value-type="float">
            <text:p>369388.404349211</text:p>
          </table:table-cell>
          <table:table-cell office:value-type="float" office:value="3280335.73155046" calcext:value-type="float">
            <text:p>3280335.73155046</text:p>
          </table:table-cell>
          <table:table-cell/>
          <table:table-cell office:value-type="float" office:value="369363.78445177" calcext:value-type="float">
            <text:p>369363.78445177</text:p>
          </table:table-cell>
          <table:table-cell office:value-type="float" office:value="3280342.81594389" calcext:value-type="float">
            <text:p>3280342.81594389</text:p>
          </table:table-cell>
          <table:table-cell/>
          <table:table-cell office:value-type="float" office:value="369372.770231219" calcext:value-type="float">
            <text:p>369372.770231219</text:p>
          </table:table-cell>
          <table:table-cell office:value-type="float" office:value="3280339.965067" calcext:value-type="float">
            <text:p>3280339.965067</text:p>
          </table:table-cell>
          <table:table-cell table:number-columns-repeated="15"/>
          <table:table-cell office:value-type="float" office:value="369381.521132689" calcext:value-type="float">
            <text:p>369381.521132689</text:p>
          </table:table-cell>
          <table:table-cell office:value-type="float" office:value="3280342.89591779" calcext:value-type="float">
            <text:p>3280342.89591779</text:p>
          </table:table-cell>
          <table:table-cell table:number-columns-repeated="4"/>
          <table:table-cell office:value-type="float" office:value="369368.902033018" calcext:value-type="float">
            <text:p>369368.902033018</text:p>
          </table:table-cell>
          <table:table-cell office:value-type="float" office:value="3280340.05047512" calcext:value-type="float">
            <text:p>3280340.05047512</text:p>
          </table:table-cell>
        </table:table-row>
        <table:table-row table:style-name="ro1">
          <table:table-cell office:value-type="float" office:value="369388.404349211" calcext:value-type="float">
            <text:p>369388.404349211</text:p>
          </table:table-cell>
          <table:table-cell office:value-type="float" office:value="3280335.99780043" calcext:value-type="float">
            <text:p>3280335.99780043</text:p>
          </table:table-cell>
          <table:table-cell/>
          <table:table-cell office:value-type="float" office:value="369363.78445177" calcext:value-type="float">
            <text:p>369363.78445177</text:p>
          </table:table-cell>
          <table:table-cell office:value-type="float" office:value="3280343.21414076" calcext:value-type="float">
            <text:p>3280343.21414076</text:p>
          </table:table-cell>
          <table:table-cell/>
          <table:table-cell office:value-type="float" office:value="369372.770231219" calcext:value-type="float">
            <text:p>369372.770231219</text:p>
          </table:table-cell>
          <table:table-cell office:value-type="float" office:value="3280340.15591875" calcext:value-type="float">
            <text:p>3280340.15591875</text:p>
          </table:table-cell>
          <table:table-cell table:number-columns-repeated="15"/>
          <table:table-cell office:value-type="float" office:value="369383.270021076" calcext:value-type="float">
            <text:p>369383.270021076</text:p>
          </table:table-cell>
          <table:table-cell office:value-type="float" office:value="3280343.4297044" calcext:value-type="float">
            <text:p>3280343.4297044</text:p>
          </table:table-cell>
          <table:table-cell table:number-columns-repeated="4"/>
          <table:table-cell office:value-type="float" office:value="369367.62423816" calcext:value-type="float">
            <text:p>369367.62423816</text:p>
          </table:table-cell>
          <table:table-cell office:value-type="float" office:value="3280338.40287051" calcext:value-type="float">
            <text:p>3280338.40287051</text:p>
          </table:table-cell>
        </table:table-row>
        <table:table-row table:style-name="ro1">
          <table:table-cell office:value-type="float" office:value="369388.404349211" calcext:value-type="float">
            <text:p>369388.404349211</text:p>
          </table:table-cell>
          <table:table-cell office:value-type="float" office:value="3280336.25462563" calcext:value-type="float">
            <text:p>3280336.25462563</text:p>
          </table:table-cell>
          <table:table-cell/>
          <table:table-cell office:value-type="float" office:value="369359.057953174" calcext:value-type="float">
            <text:p>369359.057953174</text:p>
          </table:table-cell>
          <table:table-cell office:value-type="float" office:value="3280343.00181233" calcext:value-type="float">
            <text:p>3280343.00181233</text:p>
          </table:table-cell>
          <table:table-cell/>
          <table:table-cell office:value-type="float" office:value="369372.770231219" calcext:value-type="float">
            <text:p>369372.770231219</text:p>
          </table:table-cell>
          <table:table-cell office:value-type="float" office:value="3280340.40803156" calcext:value-type="float">
            <text:p>3280340.40803156</text:p>
          </table:table-cell>
          <table:table-cell table:number-columns-repeated="15"/>
          <table:table-cell office:value-type="float" office:value="369383.760486282" calcext:value-type="float">
            <text:p>369383.760486282</text:p>
          </table:table-cell>
          <table:table-cell office:value-type="float" office:value="3280343.97815453" calcext:value-type="float">
            <text:p>3280343.97815453</text:p>
          </table:table-cell>
          <table:table-cell table:number-columns-repeated="4"/>
          <table:table-cell office:value-type="float" office:value="369367.212493763" calcext:value-type="float">
            <text:p>369367.212493763</text:p>
          </table:table-cell>
          <table:table-cell office:value-type="float" office:value="3280336.3018413" calcext:value-type="float">
            <text:p>3280336.3018413</text:p>
          </table:table-cell>
        </table:table-row>
        <table:table-row table:style-name="ro1">
          <table:table-cell office:value-type="float" office:value="369388.404349211" calcext:value-type="float">
            <text:p>369388.404349211</text:p>
          </table:table-cell>
          <table:table-cell office:value-type="float" office:value="3280336.45490216" calcext:value-type="float">
            <text:p>3280336.45490216</text:p>
          </table:table-cell>
          <table:table-cell/>
          <table:table-cell office:value-type="float" office:value="369359.057953174" calcext:value-type="float">
            <text:p>369359.057953174</text:p>
          </table:table-cell>
          <table:table-cell office:value-type="float" office:value="3280343.43299592" calcext:value-type="float">
            <text:p>3280343.43299592</text:p>
          </table:table-cell>
          <table:table-cell/>
          <table:table-cell office:value-type="float" office:value="369372.770231219" calcext:value-type="float">
            <text:p>369372.770231219</text:p>
          </table:table-cell>
          <table:table-cell office:value-type="float" office:value="3280340.80151604" calcext:value-type="float">
            <text:p>3280340.80151604</text:p>
          </table:table-cell>
          <table:table-cell table:number-columns-repeated="15"/>
          <table:table-cell office:value-type="float" office:value="369383.199044744" calcext:value-type="float">
            <text:p>369383.199044744</text:p>
          </table:table-cell>
          <table:table-cell office:value-type="float" office:value="3280345.64719184" calcext:value-type="float">
            <text:p>3280345.64719184</text:p>
          </table:table-cell>
          <table:table-cell table:number-columns-repeated="4"/>
          <table:table-cell office:value-type="float" office:value="369369.531863737" calcext:value-type="float">
            <text:p>369369.531863737</text:p>
          </table:table-cell>
          <table:table-cell office:value-type="float" office:value="3280335.9423135" calcext:value-type="float">
            <text:p>3280335.9423135</text:p>
          </table:table-cell>
        </table:table-row>
        <table:table-row table:style-name="ro1">
          <table:table-cell office:value-type="float" office:value="369388.494694979" calcext:value-type="float">
            <text:p>369388.494694979</text:p>
          </table:table-cell>
          <table:table-cell office:value-type="float" office:value="3280334.83468449" calcext:value-type="float">
            <text:p>3280334.83468449</text:p>
          </table:table-cell>
          <table:table-cell/>
          <table:table-cell office:value-type="float" office:value="369359.057953174" calcext:value-type="float">
            <text:p>369359.057953174</text:p>
          </table:table-cell>
          <table:table-cell office:value-type="float" office:value="3280343.78878129" calcext:value-type="float">
            <text:p>3280343.78878129</text:p>
          </table:table-cell>
          <table:table-cell/>
          <table:table-cell office:value-type="float" office:value="369370.547663757" calcext:value-type="float">
            <text:p>369370.547663757</text:p>
          </table:table-cell>
          <table:table-cell office:value-type="float" office:value="3280340.07135328" calcext:value-type="float">
            <text:p>3280340.07135328</text:p>
          </table:table-cell>
          <table:table-cell table:number-columns-repeated="15"/>
          <table:table-cell office:value-type="float" office:value="369383.019645253" calcext:value-type="float">
            <text:p>369383.019645253</text:p>
          </table:table-cell>
          <table:table-cell office:value-type="float" office:value="3280346.86844546" calcext:value-type="float">
            <text:p>3280346.86844546</text:p>
          </table:table-cell>
          <table:table-cell table:number-columns-repeated="4"/>
          <table:table-cell office:value-type="float" office:value="369371.950618445" calcext:value-type="float">
            <text:p>369371.950618445</text:p>
          </table:table-cell>
          <table:table-cell office:value-type="float" office:value="3280335.80329409" calcext:value-type="float">
            <text:p>3280335.80329409</text:p>
          </table:table-cell>
        </table:table-row>
        <table:table-row table:style-name="ro1">
          <table:table-cell office:value-type="float" office:value="369388.494694979" calcext:value-type="float">
            <text:p>369388.494694979</text:p>
          </table:table-cell>
          <table:table-cell office:value-type="float" office:value="3280335.16455172" calcext:value-type="float">
            <text:p>3280335.16455172</text:p>
          </table:table-cell>
          <table:table-cell/>
          <table:table-cell office:value-type="float" office:value="369359.057953174" calcext:value-type="float">
            <text:p>369359.057953174</text:p>
          </table:table-cell>
          <table:table-cell office:value-type="float" office:value="3280344.20347152" calcext:value-type="float">
            <text:p>3280344.20347152</text:p>
          </table:table-cell>
          <table:table-cell/>
          <table:table-cell office:value-type="float" office:value="369370.547663757" calcext:value-type="float">
            <text:p>369370.547663757</text:p>
          </table:table-cell>
          <table:table-cell office:value-type="float" office:value="3280340.42949484" calcext:value-type="float">
            <text:p>3280340.42949484</text:p>
          </table:table-cell>
          <table:table-cell table:number-columns-repeated="15"/>
          <table:table-cell office:value-type="float" office:value="369382.751191746" calcext:value-type="float">
            <text:p>369382.751191746</text:p>
          </table:table-cell>
          <table:table-cell office:value-type="float" office:value="3280348.75573489" calcext:value-type="float">
            <text:p>3280348.75573489</text:p>
          </table:table-cell>
          <table:table-cell table:number-columns-repeated="4"/>
          <table:table-cell office:value-type="float" office:value="369373.983457162" calcext:value-type="float">
            <text:p>369373.983457162</text:p>
          </table:table-cell>
          <table:table-cell office:value-type="float" office:value="3280335.77960529" calcext:value-type="float">
            <text:p>3280335.77960529</text:p>
          </table:table-cell>
        </table:table-row>
        <table:table-row table:style-name="ro1">
          <table:table-cell office:value-type="float" office:value="369388.494694979" calcext:value-type="float">
            <text:p>369388.494694979</text:p>
          </table:table-cell>
          <table:table-cell office:value-type="float" office:value="3280335.51326851" calcext:value-type="float">
            <text:p>3280335.51326851</text:p>
          </table:table-cell>
          <table:table-cell/>
          <table:table-cell office:value-type="float" office:value="369359.057953174" calcext:value-type="float">
            <text:p>369359.057953174</text:p>
          </table:table-cell>
          <table:table-cell office:value-type="float" office:value="3280344.61344936" calcext:value-type="float">
            <text:p>3280344.61344936</text:p>
          </table:table-cell>
          <table:table-cell/>
          <table:table-cell office:value-type="float" office:value="369370.547663757" calcext:value-type="float">
            <text:p>369370.547663757</text:p>
          </table:table-cell>
          <table:table-cell office:value-type="float" office:value="3280340.75936207" calcext:value-type="float">
            <text:p>3280340.75936207</text:p>
          </table:table-cell>
          <table:table-cell table:number-columns-repeated="15"/>
          <table:table-cell office:value-type="float" office:value="369383.032558004" calcext:value-type="float">
            <text:p>369383.032558004</text:p>
          </table:table-cell>
          <table:table-cell office:value-type="float" office:value="3280347.9766252" calcext:value-type="float">
            <text:p>3280347.9766252</text:p>
          </table:table-cell>
          <table:table-cell table:number-columns-repeated="4"/>
          <table:table-cell office:value-type="float" office:value="369374.865004559" calcext:value-type="float">
            <text:p>369374.865004559</text:p>
          </table:table-cell>
          <table:table-cell office:value-type="float" office:value="3280336.65599686" calcext:value-type="float">
            <text:p>3280336.65599686</text:p>
          </table:table-cell>
        </table:table-row>
        <table:table-row table:style-name="ro1">
          <table:table-cell office:value-type="float" office:value="369388.494694979" calcext:value-type="float">
            <text:p>369388.494694979</text:p>
          </table:table-cell>
          <table:table-cell office:value-type="float" office:value="3280335.89025963" calcext:value-type="float">
            <text:p>3280335.89025963</text:p>
          </table:table-cell>
          <table:table-cell/>
          <table:table-cell office:value-type="float" office:value="369357.023824082" calcext:value-type="float">
            <text:p>369357.023824082</text:p>
          </table:table-cell>
          <table:table-cell office:value-type="float" office:value="3280342.90997352" calcext:value-type="float">
            <text:p>3280342.90997352</text:p>
          </table:table-cell>
          <table:table-cell/>
          <table:table-cell office:value-type="float" office:value="369370.547663757" calcext:value-type="float">
            <text:p>369370.547663757</text:p>
          </table:table-cell>
          <table:table-cell office:value-type="float" office:value="3280341.06802355" calcext:value-type="float">
            <text:p>3280341.06802355</text:p>
          </table:table-cell>
          <table:table-cell table:number-columns-repeated="15"/>
          <table:table-cell office:value-type="float" office:value="369383.328128301" calcext:value-type="float">
            <text:p>369383.328128301</text:p>
          </table:table-cell>
          <table:table-cell office:value-type="float" office:value="3280348.41651324" calcext:value-type="float">
            <text:p>3280348.41651324</text:p>
          </table:table-cell>
          <table:table-cell table:number-columns-repeated="4"/>
          <table:table-cell office:value-type="float" office:value="369375.649749991" calcext:value-type="float">
            <text:p>369375.649749991</text:p>
          </table:table-cell>
          <table:table-cell office:value-type="float" office:value="3280337.5335165" calcext:value-type="float">
            <text:p>3280337.5335165</text:p>
          </table:table-cell>
        </table:table-row>
        <table:table-row table:style-name="ro1">
          <table:table-cell office:value-type="float" office:value="369388.494694979" calcext:value-type="float">
            <text:p>369388.494694979</text:p>
          </table:table-cell>
          <table:table-cell office:value-type="float" office:value="3280336.27196313" calcext:value-type="float">
            <text:p>3280336.27196313</text:p>
          </table:table-cell>
          <table:table-cell/>
          <table:table-cell office:value-type="float" office:value="369357.023824082" calcext:value-type="float">
            <text:p>369357.023824082</text:p>
          </table:table-cell>
          <table:table-cell office:value-type="float" office:value="3280343.35293808" calcext:value-type="float">
            <text:p>3280343.35293808</text:p>
          </table:table-cell>
          <table:table-cell/>
          <table:table-cell office:value-type="float" office:value="369370.547663757" calcext:value-type="float">
            <text:p>369370.547663757</text:p>
          </table:table-cell>
          <table:table-cell office:value-type="float" office:value="3280341.33427353" calcext:value-type="float">
            <text:p>3280341.33427353</text:p>
          </table:table-cell>
          <table:table-cell table:number-columns-repeated="15"/>
          <table:table-cell office:value-type="float" office:value="369382.841537086" calcext:value-type="float">
            <text:p>369382.841537086</text:p>
          </table:table-cell>
          <table:table-cell office:value-type="float" office:value="3280348.20051706" calcext:value-type="float">
            <text:p>3280348.20051706</text:p>
          </table:table-cell>
          <table:table-cell table:number-columns-repeated="4"/>
          <table:table-cell office:value-type="float" office:value="369376.817828587" calcext:value-type="float">
            <text:p>369376.817828587</text:p>
          </table:table-cell>
          <table:table-cell office:value-type="float" office:value="3280338.07407025" calcext:value-type="float">
            <text:p>3280338.07407025</text:p>
          </table:table-cell>
        </table:table-row>
        <table:table-row table:style-name="ro1">
          <table:table-cell office:value-type="float" office:value="369387.720280199" calcext:value-type="float">
            <text:p>369387.720280199</text:p>
          </table:table-cell>
          <table:table-cell office:value-type="float" office:value="3280334.84370775" calcext:value-type="float">
            <text:p>3280334.84370775</text:p>
          </table:table-cell>
          <table:table-cell/>
          <table:table-cell office:value-type="float" office:value="369357.023824082" calcext:value-type="float">
            <text:p>369357.023824082</text:p>
          </table:table-cell>
          <table:table-cell office:value-type="float" office:value="3280343.78412167" calcext:value-type="float">
            <text:p>3280343.78412167</text:p>
          </table:table-cell>
          <table:table-cell/>
          <table:table-cell office:value-type="float" office:value="369366.97503686" calcext:value-type="float">
            <text:p>369366.97503686</text:p>
          </table:table-cell>
          <table:table-cell office:value-type="float" office:value="3280340.91002368" calcext:value-type="float">
            <text:p>3280340.91002368</text:p>
          </table:table-cell>
          <table:table-cell table:number-columns-repeated="15"/>
          <table:table-cell office:value-type="float" office:value="369382.841537086" calcext:value-type="float">
            <text:p>369382.841537086</text:p>
          </table:table-cell>
          <table:table-cell office:value-type="float" office:value="3280348.20051706" calcext:value-type="float">
            <text:p>3280348.20051706</text:p>
          </table:table-cell>
          <table:table-cell table:number-columns-repeated="4"/>
          <table:table-cell office:value-type="float" office:value="369377.798760041" calcext:value-type="float">
            <text:p>369377.798760041</text:p>
          </table:table-cell>
          <table:table-cell office:value-type="float" office:value="3280339.17096998" calcext:value-type="float">
            <text:p>3280339.17096998</text:p>
          </table:table-cell>
        </table:table-row>
        <table:table-row table:style-name="ro1">
          <table:table-cell office:value-type="float" office:value="369387.720280199" calcext:value-type="float">
            <text:p>369387.720280199</text:p>
          </table:table-cell>
          <table:table-cell office:value-type="float" office:value="3280335.05576526" calcext:value-type="float">
            <text:p>3280335.05576526</text:p>
          </table:table-cell>
          <table:table-cell/>
          <table:table-cell office:value-type="float" office:value="369357.023824082" calcext:value-type="float">
            <text:p>369357.023824082</text:p>
          </table:table-cell>
          <table:table-cell office:value-type="float" office:value="3280344.25064818" calcext:value-type="float">
            <text:p>3280344.25064818</text:p>
          </table:table-cell>
          <table:table-cell/>
          <table:table-cell office:value-type="float" office:value="369366.97503686" calcext:value-type="float">
            <text:p>369366.97503686</text:p>
          </table:table-cell>
          <table:table-cell office:value-type="float" office:value="3280341.04432677" calcext:value-type="float">
            <text:p>3280341.04432677</text:p>
          </table:table-cell>
          <table:table-cell table:number-columns-repeated="15"/>
          <table:table-cell office:value-type="float" office:value="369382.851867306" calcext:value-type="float">
            <text:p>369382.851867306</text:p>
          </table:table-cell>
          <table:table-cell office:value-type="float" office:value="3280349.08706086" calcext:value-type="float">
            <text:p>3280349.08706086</text:p>
          </table:table-cell>
          <table:table-cell table:number-columns-repeated="4"/>
          <table:table-cell office:value-type="float" office:value="369379.068805406" calcext:value-type="float">
            <text:p>369379.068805406</text:p>
          </table:table-cell>
          <table:table-cell office:value-type="float" office:value="3280340.15366785" calcext:value-type="float">
            <text:p>3280340.15366785</text:p>
          </table:table-cell>
        </table:table-row>
        <table:table-row table:style-name="ro1">
          <table:table-cell office:value-type="float" office:value="369387.720280199" calcext:value-type="float">
            <text:p>369387.720280199</text:p>
          </table:table-cell>
          <table:table-cell office:value-type="float" office:value="3280335.2913847" calcext:value-type="float">
            <text:p>3280335.2913847</text:p>
          </table:table-cell>
          <table:table-cell/>
          <table:table-cell office:value-type="float" office:value="369357.023824082" calcext:value-type="float">
            <text:p>369357.023824082</text:p>
          </table:table-cell>
          <table:table-cell office:value-type="float" office:value="3280344.65120124" calcext:value-type="float">
            <text:p>3280344.65120124</text:p>
          </table:table-cell>
          <table:table-cell/>
          <table:table-cell office:value-type="float" office:value="369366.97503686" calcext:value-type="float">
            <text:p>369366.97503686</text:p>
          </table:table-cell>
          <table:table-cell office:value-type="float" office:value="3280341.1998356" calcext:value-type="float">
            <text:p>3280341.1998356</text:p>
          </table:table-cell>
          <table:table-cell table:number-columns-repeated="15"/>
          <table:table-cell office:value-type="float" office:value="369382.363984832" calcext:value-type="float">
            <text:p>369382.363984832</text:p>
          </table:table-cell>
          <table:table-cell office:value-type="float" office:value="3280348.76024673" calcext:value-type="float">
            <text:p>3280348.76024673</text:p>
          </table:table-cell>
          <table:table-cell table:number-columns-repeated="4"/>
          <table:table-cell office:value-type="float" office:value="369380.04973646" calcext:value-type="float">
            <text:p>369380.04973646</text:p>
          </table:table-cell>
          <table:table-cell office:value-type="float" office:value="3280341.25056777" calcext:value-type="float">
            <text:p>3280341.25056777</text:p>
          </table:table-cell>
        </table:table-row>
        <table:table-row table:style-name="ro1">
          <table:table-cell office:value-type="float" office:value="369387.720280199" calcext:value-type="float">
            <text:p>369387.720280199</text:p>
          </table:table-cell>
          <table:table-cell office:value-type="float" office:value="3280335.39034487" calcext:value-type="float">
            <text:p>3280335.39034487</text:p>
          </table:table-cell>
          <table:table-cell/>
          <table:table-cell office:value-type="float" office:value="369356.130651826" calcext:value-type="float">
            <text:p>369356.130651826</text:p>
          </table:table-cell>
          <table:table-cell office:value-type="float" office:value="3280341.06213963" calcext:value-type="float">
            <text:p>3280341.06213963</text:p>
          </table:table-cell>
          <table:table-cell/>
          <table:table-cell office:value-type="float" office:value="369366.97503686" calcext:value-type="float">
            <text:p>369366.97503686</text:p>
          </table:table-cell>
          <table:table-cell office:value-type="float" office:value="3280341.36948161" calcext:value-type="float">
            <text:p>3280341.36948161</text:p>
          </table:table-cell>
          <table:table-cell table:number-columns-repeated="15"/>
          <table:table-cell office:value-type="float" office:value="369383.374614139" calcext:value-type="float">
            <text:p>369383.374614139</text:p>
          </table:table-cell>
          <table:table-cell office:value-type="float" office:value="3280352.40596033" calcext:value-type="float">
            <text:p>3280352.40596033</text:p>
          </table:table-cell>
          <table:table-cell table:number-columns-repeated="4"/>
          <table:table-cell office:value-type="float" office:value="369380.837063758" calcext:value-type="float">
            <text:p>369380.837063758</text:p>
          </table:table-cell>
          <table:table-cell office:value-type="float" office:value="3280342.34972371" calcext:value-type="float">
            <text:p>3280342.34972371</text:p>
          </table:table-cell>
        </table:table-row>
        <table:table-row table:style-name="ro1">
          <table:table-cell office:value-type="float" office:value="369387.720280199" calcext:value-type="float">
            <text:p>369387.720280199</text:p>
          </table:table-cell>
          <table:table-cell office:value-type="float" office:value="3280335.64952627" calcext:value-type="float">
            <text:p>3280335.64952627</text:p>
          </table:table-cell>
          <table:table-cell/>
          <table:table-cell office:value-type="float" office:value="369356.130651826" calcext:value-type="float">
            <text:p>369356.130651826</text:p>
          </table:table-cell>
          <table:table-cell office:value-type="float" office:value="3280341.44619933" calcext:value-type="float">
            <text:p>3280341.44619933</text:p>
          </table:table-cell>
          <table:table-cell/>
          <table:table-cell office:value-type="float" office:value="369366.97503686" calcext:value-type="float">
            <text:p>369366.97503686</text:p>
          </table:table-cell>
          <table:table-cell office:value-type="float" office:value="3280341.52263425" calcext:value-type="float">
            <text:p>3280341.52263425</text:p>
          </table:table-cell>
          <table:table-cell table:number-columns-repeated="15"/>
          <table:table-cell office:value-type="float" office:value="369384.070303767" calcext:value-type="float">
            <text:p>369384.070303767</text:p>
          </table:table-cell>
          <table:table-cell office:value-type="float" office:value="3280353.94951633" calcext:value-type="float">
            <text:p>3280353.94951633</text:p>
          </table:table-cell>
          <table:table-cell table:number-columns-repeated="4"/>
          <table:table-cell office:value-type="float" office:value="369381.22814477" calcext:value-type="float">
            <text:p>369381.22814477</text:p>
          </table:table-cell>
          <table:table-cell office:value-type="float" office:value="3280342.67766575" calcext:value-type="float">
            <text:p>3280342.67766575</text:p>
          </table:table-cell>
        </table:table-row>
        <table:table-row table:style-name="ro1">
          <table:table-cell office:value-type="float" office:value="369387.898389246" calcext:value-type="float">
            <text:p>369387.898389246</text:p>
          </table:table-cell>
          <table:table-cell office:value-type="float" office:value="3280333.51163628" calcext:value-type="float">
            <text:p>3280333.51163628</text:p>
          </table:table-cell>
          <table:table-cell/>
          <table:table-cell office:value-type="float" office:value="369356.130651826" calcext:value-type="float">
            <text:p>369356.130651826</text:p>
          </table:table-cell>
          <table:table-cell office:value-type="float" office:value="3280341.84910859" calcext:value-type="float">
            <text:p>3280341.84910859</text:p>
          </table:table-cell>
          <table:table-cell/>
          <table:table-cell office:value-type="float" office:value="369365.236478764" calcext:value-type="float">
            <text:p>369365.236478764</text:p>
          </table:table-cell>
          <table:table-cell office:value-type="float" office:value="3280341.22272809" calcext:value-type="float">
            <text:p>3280341.22272809</text:p>
          </table:table-cell>
          <table:table-cell table:number-columns-repeated="15"/>
          <table:table-cell office:value-type="float" office:value="369385.071893329" calcext:value-type="float">
            <text:p>369385.071893329</text:p>
          </table:table-cell>
          <table:table-cell office:value-type="float" office:value="3280356.81950425" calcext:value-type="float">
            <text:p>3280356.81950425</text:p>
          </table:table-cell>
          <table:table-cell table:number-columns-repeated="4"/>
          <table:table-cell office:value-type="float" office:value="369381.040997668" calcext:value-type="float">
            <text:p>369381.040997668</text:p>
          </table:table-cell>
          <table:table-cell office:value-type="float" office:value="3280343.23401156" calcext:value-type="float">
            <text:p>3280343.23401156</text:p>
          </table:table-cell>
        </table:table-row>
        <table:table-row table:style-name="ro1">
          <table:table-cell office:value-type="float" office:value="369387.898389246" calcext:value-type="float">
            <text:p>369387.898389246</text:p>
          </table:table-cell>
          <table:table-cell office:value-type="float" office:value="3280333.87449023" calcext:value-type="float">
            <text:p>3280333.87449023</text:p>
          </table:table-cell>
          <table:table-cell/>
          <table:table-cell office:value-type="float" office:value="369356.130651826" calcext:value-type="float">
            <text:p>369356.130651826</text:p>
          </table:table-cell>
          <table:table-cell office:value-type="float" office:value="3280342.25201785" calcext:value-type="float">
            <text:p>3280342.25201785</text:p>
          </table:table-cell>
          <table:table-cell/>
          <table:table-cell office:value-type="float" office:value="369365.236478764" calcext:value-type="float">
            <text:p>369365.236478764</text:p>
          </table:table-cell>
          <table:table-cell office:value-type="float" office:value="3280341.43949798" calcext:value-type="float">
            <text:p>3280341.43949798</text:p>
          </table:table-cell>
          <table:table-cell table:number-columns-repeated="15"/>
          <table:table-cell office:value-type="float" office:value="369385.126126255" calcext:value-type="float">
            <text:p>369385.126126255</text:p>
          </table:table-cell>
          <table:table-cell office:value-type="float" office:value="3280361.47385923" calcext:value-type="float">
            <text:p>3280361.47385923</text:p>
          </table:table-cell>
          <table:table-cell table:number-columns-repeated="4"/>
          <table:table-cell office:value-type="float" office:value="369381.512093676" calcext:value-type="float">
            <text:p>369381.512093676</text:p>
          </table:table-cell>
          <table:table-cell office:value-type="float" office:value="3280342.12019198" calcext:value-type="float">
            <text:p>3280342.12019198</text:p>
          </table:table-cell>
        </table:table-row>
        <table:table-row table:style-name="ro1">
          <table:table-cell office:value-type="float" office:value="369387.898389246" calcext:value-type="float">
            <text:p>369387.898389246</text:p>
          </table:table-cell>
          <table:table-cell office:value-type="float" office:value="3280334.28918046" calcext:value-type="float">
            <text:p>3280334.28918046</text:p>
          </table:table-cell>
          <table:table-cell/>
          <table:table-cell office:value-type="float" office:value="369356.130651826" calcext:value-type="float">
            <text:p>369356.130651826</text:p>
          </table:table-cell>
          <table:table-cell office:value-type="float" office:value="3280342.64785852" calcext:value-type="float">
            <text:p>3280342.64785852</text:p>
          </table:table-cell>
          <table:table-cell/>
          <table:table-cell office:value-type="float" office:value="369365.236478764" calcext:value-type="float">
            <text:p>369365.236478764</text:p>
          </table:table-cell>
          <table:table-cell office:value-type="float" office:value="3280341.54317054" calcext:value-type="float">
            <text:p>3280341.54317054</text:p>
          </table:table-cell>
          <table:table-cell table:number-columns-repeated="15"/>
          <table:table-cell office:value-type="float" office:value="369385.872174115" calcext:value-type="float">
            <text:p>369385.872174115</text:p>
          </table:table-cell>
          <table:table-cell office:value-type="float" office:value="3280367.3393164" calcext:value-type="float">
            <text:p>3280367.3393164</text:p>
          </table:table-cell>
          <table:table-cell table:number-columns-repeated="4"/>
          <table:table-cell office:value-type="float" office:value="369381.998685173" calcext:value-type="float">
            <text:p>369381.998685173</text:p>
          </table:table-cell>
          <table:table-cell office:value-type="float" office:value="3280342.3361881" calcext:value-type="float">
            <text:p>3280342.3361881</text:p>
          </table:table-cell>
        </table:table-row>
        <table:table-row table:style-name="ro1">
          <table:table-cell office:value-type="float" office:value="369387.898389246" calcext:value-type="float">
            <text:p>369387.898389246</text:p>
          </table:table-cell>
          <table:table-cell office:value-type="float" office:value="3280334.61669149" calcext:value-type="float">
            <text:p>3280334.61669149</text:p>
          </table:table-cell>
          <table:table-cell/>
          <table:table-cell office:value-type="float" office:value="369356.584955605" calcext:value-type="float">
            <text:p>369356.584955605</text:p>
          </table:table-cell>
          <table:table-cell office:value-type="float" office:value="3280338.39458785" calcext:value-type="float">
            <text:p>3280338.39458785</text:p>
          </table:table-cell>
          <table:table-cell/>
          <table:table-cell office:value-type="float" office:value="369365.236478764" calcext:value-type="float">
            <text:p>369365.236478764</text:p>
          </table:table-cell>
          <table:table-cell office:value-type="float" office:value="3280341.7316661" calcext:value-type="float">
            <text:p>3280341.7316661</text:p>
          </table:table-cell>
          <table:table-cell table:number-columns-repeated="15"/>
          <table:table-cell office:value-type="float" office:value="369385.91349434" calcext:value-type="float">
            <text:p>369385.91349434</text:p>
          </table:table-cell>
          <table:table-cell office:value-type="float" office:value="3280370.88549166" calcext:value-type="float">
            <text:p>3280370.88549166</text:p>
          </table:table-cell>
          <table:table-cell table:number-columns-repeated="4"/>
          <table:table-cell office:value-type="float" office:value="369382.989945941" calcext:value-type="float">
            <text:p>369382.989945941</text:p>
          </table:table-cell>
          <table:table-cell office:value-type="float" office:value="3280344.31963205" calcext:value-type="float">
            <text:p>3280344.31963205</text:p>
          </table:table-cell>
        </table:table-row>
        <table:table-row table:style-name="ro1">
          <table:table-cell office:value-type="float" office:value="369387.898389246" calcext:value-type="float">
            <text:p>369387.898389246</text:p>
          </table:table-cell>
          <table:table-cell office:value-type="float" office:value="3280334.88529767" calcext:value-type="float">
            <text:p>3280334.88529767</text:p>
          </table:table-cell>
          <table:table-cell/>
          <table:table-cell office:value-type="float" office:value="369356.584955605" calcext:value-type="float">
            <text:p>369356.584955605</text:p>
          </table:table-cell>
          <table:table-cell office:value-type="float" office:value="3280338.78807233" calcext:value-type="float">
            <text:p>3280338.78807233</text:p>
          </table:table-cell>
          <table:table-cell/>
          <table:table-cell office:value-type="float" office:value="369365.236478764" calcext:value-type="float">
            <text:p>369365.236478764</text:p>
          </table:table-cell>
          <table:table-cell office:value-type="float" office:value="3280341.84240724" calcext:value-type="float">
            <text:p>3280341.84240724</text:p>
          </table:table-cell>
          <table:table-cell table:number-columns-repeated="15"/>
          <table:table-cell office:value-type="float" office:value="369386.361346958" calcext:value-type="float">
            <text:p>369386.361346958</text:p>
          </table:table-cell>
          <table:table-cell office:value-type="float" office:value="3280367.77694863" calcext:value-type="float">
            <text:p>3280367.77694863</text:p>
          </table:table-cell>
          <table:table-cell table:number-columns-repeated="4"/>
          <table:table-cell office:value-type="float" office:value="369383.299720314" calcext:value-type="float">
            <text:p>369383.299720314</text:p>
          </table:table-cell>
          <table:table-cell office:value-type="float" office:value="3280345.9785178" calcext:value-type="float">
            <text:p>3280345.9785178</text:p>
          </table:table-cell>
        </table:table-row>
        <table:table-row table:style-name="ro1">
          <table:table-cell office:value-type="float" office:value="369387.223358689" calcext:value-type="float">
            <text:p>369387.223358689</text:p>
          </table:table-cell>
          <table:table-cell office:value-type="float" office:value="3280333.7411676" calcext:value-type="float">
            <text:p>3280333.7411676</text:p>
          </table:table-cell>
          <table:table-cell/>
          <table:table-cell office:value-type="float" office:value="369356.584955605" calcext:value-type="float">
            <text:p>369356.584955605</text:p>
          </table:table-cell>
          <table:table-cell office:value-type="float" office:value="3280339.17920061" calcext:value-type="float">
            <text:p>3280339.17920061</text:p>
          </table:table-cell>
          <table:table-cell/>
          <table:table-cell office:value-type="float" office:value="369363.404993366" calcext:value-type="float">
            <text:p>369363.404993366</text:p>
          </table:table-cell>
          <table:table-cell office:value-type="float" office:value="3280341.93734447" calcext:value-type="float">
            <text:p>3280341.93734447</text:p>
          </table:table-cell>
          <table:table-cell table:number-columns-repeated="15"/>
          <table:table-cell office:value-type="float" office:value="369386.152248789" calcext:value-type="float">
            <text:p>369386.152248789</text:p>
          </table:table-cell>
          <table:table-cell office:value-type="float" office:value="3280366.44938878" calcext:value-type="float">
            <text:p>3280366.44938878</text:p>
          </table:table-cell>
          <table:table-cell table:number-columns-repeated="4"/>
          <table:table-cell office:value-type="float" office:value="369384.75820289" calcext:value-type="float">
            <text:p>369384.75820289</text:p>
          </table:table-cell>
          <table:table-cell office:value-type="float" office:value="3280346.51568849" calcext:value-type="float">
            <text:p>3280346.51568849</text:p>
          </table:table-cell>
        </table:table-row>
        <table:table-row table:style-name="ro1">
          <table:table-cell office:value-type="float" office:value="369387.223358689" calcext:value-type="float">
            <text:p>369387.223358689</text:p>
          </table:table-cell>
          <table:table-cell office:value-type="float" office:value="3280333.76472954" calcext:value-type="float">
            <text:p>3280333.76472954</text:p>
          </table:table-cell>
          <table:table-cell/>
          <table:table-cell office:value-type="float" office:value="369356.584955605" calcext:value-type="float">
            <text:p>369356.584955605</text:p>
          </table:table-cell>
          <table:table-cell office:value-type="float" office:value="3280339.55619173" calcext:value-type="float">
            <text:p>3280339.55619173</text:p>
          </table:table-cell>
          <table:table-cell/>
          <table:table-cell office:value-type="float" office:value="369363.404993366" calcext:value-type="float">
            <text:p>369363.404993366</text:p>
          </table:table-cell>
          <table:table-cell office:value-type="float" office:value="3280342.0103865" calcext:value-type="float">
            <text:p>3280342.0103865</text:p>
          </table:table-cell>
          <table:table-cell table:number-columns-repeated="15"/>
          <table:table-cell office:value-type="float" office:value="369385.935403053" calcext:value-type="float">
            <text:p>369385.935403053</text:p>
          </table:table-cell>
          <table:table-cell office:value-type="float" office:value="3280364.45692108" calcext:value-type="float">
            <text:p>3280364.45692108</text:p>
          </table:table-cell>
          <table:table-cell table:number-columns-repeated="4"/>
          <table:table-cell office:value-type="float" office:value="369384.254825222" calcext:value-type="float">
            <text:p>369384.254825222</text:p>
          </table:table-cell>
          <table:table-cell office:value-type="float" office:value="3280344.85905859" calcext:value-type="float">
            <text:p>3280344.85905859</text:p>
          </table:table-cell>
        </table:table-row>
        <table:table-row table:style-name="ro1">
          <table:table-cell office:value-type="float" office:value="369387.223358689" calcext:value-type="float">
            <text:p>369387.223358689</text:p>
          </table:table-cell>
          <table:table-cell office:value-type="float" office:value="3280333.76472954" calcext:value-type="float">
            <text:p>3280333.76472954</text:p>
          </table:table-cell>
          <table:table-cell/>
          <table:table-cell office:value-type="float" office:value="369356.584955605" calcext:value-type="float">
            <text:p>369356.584955605</text:p>
          </table:table-cell>
          <table:table-cell office:value-type="float" office:value="3280339.94025143" calcext:value-type="float">
            <text:p>3280339.94025143</text:p>
          </table:table-cell>
          <table:table-cell/>
          <table:table-cell office:value-type="float" office:value="369363.404993366" calcext:value-type="float">
            <text:p>369363.404993366</text:p>
          </table:table-cell>
          <table:table-cell office:value-type="float" office:value="3280342.16825153" calcext:value-type="float">
            <text:p>3280342.16825153</text:p>
          </table:table-cell>
          <table:table-cell table:number-columns-repeated="15"/>
          <table:table-cell office:value-type="float" office:value="369386.388421034" calcext:value-type="float">
            <text:p>369386.388421034</text:p>
          </table:table-cell>
          <table:table-cell office:value-type="float" office:value="3280361.79164999" calcext:value-type="float">
            <text:p>3280361.79164999</text:p>
          </table:table-cell>
          <table:table-cell table:number-columns-repeated="4"/>
          <table:table-cell office:value-type="float" office:value="369386.145666992" calcext:value-type="float">
            <text:p>369386.145666992</text:p>
          </table:table-cell>
          <table:table-cell office:value-type="float" office:value="3280340.95787083" calcext:value-type="float">
            <text:p>3280340.95787083</text:p>
          </table:table-cell>
        </table:table-row>
        <table:table-row table:style-name="ro1">
          <table:table-cell office:value-type="float" office:value="369387.223358689" calcext:value-type="float">
            <text:p>369387.223358689</text:p>
          </table:table-cell>
          <table:table-cell office:value-type="float" office:value="3280333.76472954" calcext:value-type="float">
            <text:p>3280333.76472954</text:p>
          </table:table-cell>
          <table:table-cell/>
          <table:table-cell office:value-type="float" office:value="369358.50807704" calcext:value-type="float">
            <text:p>369358.50807704</text:p>
          </table:table-cell>
          <table:table-cell office:value-type="float" office:value="3280337.29211895" calcext:value-type="float">
            <text:p>3280337.29211895</text:p>
          </table:table-cell>
          <table:table-cell/>
          <table:table-cell office:value-type="float" office:value="369363.404993366" calcext:value-type="float">
            <text:p>369363.404993366</text:p>
          </table:table-cell>
          <table:table-cell office:value-type="float" office:value="3280342.32376037" calcext:value-type="float">
            <text:p>3280342.32376037</text:p>
          </table:table-cell>
          <table:table-cell table:number-columns-repeated="15"/>
          <table:table-cell office:value-type="float" office:value="369386.575568032" calcext:value-type="float">
            <text:p>369386.575568032</text:p>
          </table:table-cell>
          <table:table-cell office:value-type="float" office:value="3280361.23530425" calcext:value-type="float">
            <text:p>3280361.23530425</text:p>
          </table:table-cell>
          <table:table-cell table:number-columns-repeated="4"/>
          <table:table-cell office:value-type="float" office:value="369385.861717828" calcext:value-type="float">
            <text:p>369385.861717828</text:p>
          </table:table-cell>
          <table:table-cell office:value-type="float" office:value="3280341.51534447" calcext:value-type="float">
            <text:p>3280341.51534447</text:p>
          </table:table-cell>
        </table:table-row>
        <table:table-row table:style-name="ro1">
          <table:table-cell office:value-type="float" office:value="369387.223358689" calcext:value-type="float">
            <text:p>369387.223358689</text:p>
          </table:table-cell>
          <table:table-cell office:value-type="float" office:value="3280333.82834679" calcext:value-type="float">
            <text:p>3280333.82834679</text:p>
          </table:table-cell>
          <table:table-cell/>
          <table:table-cell office:value-type="float" office:value="369358.50807704" calcext:value-type="float">
            <text:p>369358.50807704</text:p>
          </table:table-cell>
          <table:table-cell office:value-type="float" office:value="3280337.63141096" calcext:value-type="float">
            <text:p>3280337.63141096</text:p>
          </table:table-cell>
          <table:table-cell/>
          <table:table-cell office:value-type="float" office:value="369363.404993366" calcext:value-type="float">
            <text:p>369363.404993366</text:p>
          </table:table-cell>
          <table:table-cell office:value-type="float" office:value="3280342.47455681" calcext:value-type="float">
            <text:p>3280342.47455681</text:p>
          </table:table-cell>
          <table:table-cell table:number-columns-repeated="15"/>
          <table:table-cell office:value-type="float" office:value="369386.55878183" calcext:value-type="float">
            <text:p>369386.55878183</text:p>
          </table:table-cell>
          <table:table-cell office:value-type="float" office:value="3280359.79467057" calcext:value-type="float">
            <text:p>3280359.79467057</text:p>
          </table:table-cell>
          <table:table-cell table:number-columns-repeated="4"/>
          <table:table-cell office:value-type="float" office:value="369384.880787388" calcext:value-type="float">
            <text:p>369384.880787388</text:p>
          </table:table-cell>
          <table:table-cell office:value-type="float" office:value="3280340.41844407" calcext:value-type="float">
            <text:p>3280340.41844407</text:p>
          </table:table-cell>
        </table:table-row>
        <table:table-row table:style-name="ro1">
          <table:table-cell office:value-type="float" office:value="369386.26567001" calcext:value-type="float">
            <text:p>369386.26567001</text:p>
          </table:table-cell>
          <table:table-cell office:value-type="float" office:value="3280334.63899056" calcext:value-type="float">
            <text:p>3280334.63899056</text:p>
          </table:table-cell>
          <table:table-cell/>
          <table:table-cell office:value-type="float" office:value="369358.50807704" calcext:value-type="float">
            <text:p>369358.50807704</text:p>
          </table:table-cell>
          <table:table-cell office:value-type="float" office:value="3280337.9117981" calcext:value-type="float">
            <text:p>3280337.9117981</text:p>
          </table:table-cell>
          <table:table-cell/>
          <table:table-cell office:value-type="float" office:value="369361.667727003" calcext:value-type="float">
            <text:p>369361.667727003</text:p>
          </table:table-cell>
          <table:table-cell office:value-type="float" office:value="3280342.40092273" calcext:value-type="float">
            <text:p>3280342.40092273</text:p>
          </table:table-cell>
          <table:table-cell table:number-columns-repeated="15"/>
          <table:table-cell office:value-type="float" office:value="369384.813769919" calcext:value-type="float">
            <text:p>369384.813769919</text:p>
          </table:table-cell>
          <table:table-cell office:value-type="float" office:value="3280359.59333746" calcext:value-type="float">
            <text:p>3280359.59333746</text:p>
          </table:table-cell>
          <table:table-cell table:number-columns-repeated="4"/>
          <table:table-cell office:value-type="float" office:value="369382.503354549" calcext:value-type="float">
            <text:p>369382.503354549</text:p>
          </table:table-cell>
          <table:table-cell office:value-type="float" office:value="3280344.10363589" calcext:value-type="float">
            <text:p>3280344.10363589</text:p>
          </table:table-cell>
        </table:table-row>
        <table:table-row table:style-name="ro1">
          <table:table-cell office:value-type="float" office:value="369386.26567001" calcext:value-type="float">
            <text:p>369386.26567001</text:p>
          </table:table-cell>
          <table:table-cell office:value-type="float" office:value="3280335.03247504" calcext:value-type="float">
            <text:p>3280335.03247504</text:p>
          </table:table-cell>
          <table:table-cell/>
          <table:table-cell office:value-type="float" office:value="369358.50807704" calcext:value-type="float">
            <text:p>369358.50807704</text:p>
          </table:table-cell>
          <table:table-cell office:value-type="float" office:value="3280338.11207463" calcext:value-type="float">
            <text:p>3280338.11207463</text:p>
          </table:table-cell>
          <table:table-cell/>
          <table:table-cell office:value-type="float" office:value="369361.667727003" calcext:value-type="float">
            <text:p>369361.667727003</text:p>
          </table:table-cell>
          <table:table-cell office:value-type="float" office:value="3280342.66481651" calcext:value-type="float">
            <text:p>3280342.66481651</text:p>
          </table:table-cell>
          <table:table-cell table:number-columns-repeated="15"/>
          <table:table-cell office:value-type="float" office:value="369383.361745397" calcext:value-type="float">
            <text:p>369383.361745397</text:p>
          </table:table-cell>
          <table:table-cell office:value-type="float" office:value="3280359.6102567" calcext:value-type="float">
            <text:p>3280359.6102567</text:p>
          </table:table-cell>
          <table:table-cell table:number-columns-repeated="4"/>
          <table:table-cell office:value-type="float" office:value="369380.298865972" calcext:value-type="float">
            <text:p>369380.298865972</text:p>
          </table:table-cell>
          <table:table-cell office:value-type="float" office:value="3280346.01348472" calcext:value-type="float">
            <text:p>3280346.01348472</text:p>
          </table:table-cell>
        </table:table-row>
        <table:table-row table:style-name="ro1">
          <table:table-cell office:value-type="float" office:value="369386.26567001" calcext:value-type="float">
            <text:p>369386.26567001</text:p>
          </table:table-cell>
          <table:table-cell office:value-type="float" office:value="3280335.36705466" calcext:value-type="float">
            <text:p>3280335.36705466</text:p>
          </table:table-cell>
          <table:table-cell/>
          <table:table-cell office:value-type="float" office:value="369358.50807704" calcext:value-type="float">
            <text:p>369358.50807704</text:p>
          </table:table-cell>
          <table:table-cell office:value-type="float" office:value="3280338.38068081" calcext:value-type="float">
            <text:p>3280338.38068081</text:p>
          </table:table-cell>
          <table:table-cell/>
          <table:table-cell office:value-type="float" office:value="369361.667727003" calcext:value-type="float">
            <text:p>369361.667727003</text:p>
          </table:table-cell>
          <table:table-cell office:value-type="float" office:value="3280342.90279215" calcext:value-type="float">
            <text:p>3280342.90279215</text:p>
          </table:table-cell>
          <table:table-cell table:number-columns-repeated="15"/>
          <table:table-cell office:value-type="float" office:value="369380.782966455" calcext:value-type="float">
            <text:p>369380.782966455</text:p>
          </table:table-cell>
          <table:table-cell office:value-type="float" office:value="3280362.63279719" calcext:value-type="float">
            <text:p>3280362.63279719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13822074" calcext:value-type="float">
            <text:p>3280345.13822074</text:p>
          </table:table-cell>
        </table:table-row>
        <table:table-row table:style-name="ro1">
          <table:table-cell office:value-type="float" office:value="369386.26567001" calcext:value-type="float">
            <text:p>369386.26567001</text:p>
          </table:table-cell>
          <table:table-cell office:value-type="float" office:value="3280335.60031791" calcext:value-type="float">
            <text:p>3280335.60031791</text:p>
          </table:table-cell>
          <table:table-cell/>
          <table:table-cell office:value-type="float" office:value="369360.151125279" calcext:value-type="float">
            <text:p>369360.151125279</text:p>
          </table:table-cell>
          <table:table-cell office:value-type="float" office:value="3280336.99475567" calcext:value-type="float">
            <text:p>3280336.99475567</text:p>
          </table:table-cell>
          <table:table-cell/>
          <table:table-cell office:value-type="float" office:value="369361.667727003" calcext:value-type="float">
            <text:p>369361.667727003</text:p>
          </table:table-cell>
          <table:table-cell office:value-type="float" office:value="3280343.16197355" calcext:value-type="float">
            <text:p>3280343.16197355</text:p>
          </table:table-cell>
          <table:table-cell table:number-columns-repeated="15"/>
          <table:table-cell office:value-type="float" office:value="369380.782966455" calcext:value-type="float">
            <text:p>369380.782966455</text:p>
          </table:table-cell>
          <table:table-cell office:value-type="float" office:value="3280362.63279719" calcext:value-type="float">
            <text:p>3280362.63279719</text:p>
          </table:table-cell>
          <table:table-cell table:number-columns-repeated="4"/>
          <table:table-cell office:value-type="float" office:value="369379.101088187" calcext:value-type="float">
            <text:p>369379.101088187</text:p>
          </table:table-cell>
          <table:table-cell office:value-type="float" office:value="3280342.92411722" calcext:value-type="float">
            <text:p>3280342.92411722</text:p>
          </table:table-cell>
        </table:table-row>
        <table:table-row table:style-name="ro1">
          <table:table-cell office:value-type="float" office:value="369386.26567001" calcext:value-type="float">
            <text:p>369386.26567001</text:p>
          </table:table-cell>
          <table:table-cell office:value-type="float" office:value="3280335.90662319" calcext:value-type="float">
            <text:p>3280335.90662319</text:p>
          </table:table-cell>
          <table:table-cell/>
          <table:table-cell office:value-type="float" office:value="369360.151125279" calcext:value-type="float">
            <text:p>369360.151125279</text:p>
          </table:table-cell>
          <table:table-cell office:value-type="float" office:value="3280337.45656979" calcext:value-type="float">
            <text:p>3280337.45656979</text:p>
          </table:table-cell>
          <table:table-cell/>
          <table:table-cell office:value-type="float" office:value="369361.667727003" calcext:value-type="float">
            <text:p>369361.667727003</text:p>
          </table:table-cell>
          <table:table-cell office:value-type="float" office:value="3280343.40466158" calcext:value-type="float">
            <text:p>3280343.40466158</text:p>
          </table:table-cell>
          <table:table-cell table:number-columns-repeated="15"/>
          <table:table-cell office:value-type="float" office:value="369378.889547957" calcext:value-type="float">
            <text:p>369378.889547957</text:p>
          </table:table-cell>
          <table:table-cell office:value-type="float" office:value="3280366.31235021" calcext:value-type="float">
            <text:p>3280366.31235021</text:p>
          </table:table-cell>
          <table:table-cell table:number-columns-repeated="4"/>
          <table:table-cell office:value-type="float" office:value="369380.025201738" calcext:value-type="float">
            <text:p>369380.025201738</text:p>
          </table:table-cell>
          <table:table-cell office:value-type="float" office:value="3280339.14502626" calcext:value-type="float">
            <text:p>3280339.14502626</text:p>
          </table:table-cell>
        </table:table-row>
        <table:table-row table:style-name="ro1">
          <table:table-cell office:value-type="float" office:value="369386.078522505" calcext:value-type="float">
            <text:p>369386.078522505</text:p>
          </table:table-cell>
          <table:table-cell office:value-type="float" office:value="3280335.19533627" calcext:value-type="float">
            <text:p>3280335.19533627</text:p>
          </table:table-cell>
          <table:table-cell/>
          <table:table-cell office:value-type="float" office:value="369360.151125279" calcext:value-type="float">
            <text:p>369360.151125279</text:p>
          </table:table-cell>
          <table:table-cell office:value-type="float" office:value="3280337.97022019" calcext:value-type="float">
            <text:p>3280337.97022019</text:p>
          </table:table-cell>
          <table:table-cell/>
          <table:table-cell office:value-type="float" office:value="369359.5380876" calcext:value-type="float">
            <text:p>369359.5380876</text:p>
          </table:table-cell>
          <table:table-cell office:value-type="float" office:value="3280342.40453621" calcext:value-type="float">
            <text:p>3280342.40453621</text:p>
          </table:table-cell>
          <table:table-cell table:number-columns-repeated="15"/>
          <table:table-cell office:value-type="float" office:value="369374.862622618" calcext:value-type="float">
            <text:p>369374.862622618</text:p>
          </table:table-cell>
          <table:table-cell office:value-type="float" office:value="3280369.68426619" calcext:value-type="float">
            <text:p>3280369.68426619</text:p>
          </table:table-cell>
          <table:table-cell table:number-columns-repeated="4"/>
          <table:table-cell office:value-type="float" office:value="369381.634676601" calcext:value-type="float">
            <text:p>369381.634676601</text:p>
          </table:table-cell>
          <table:table-cell office:value-type="float" office:value="3280336.0229475" calcext:value-type="float">
            <text:p>3280336.0229475</text:p>
          </table:table-cell>
        </table:table-row>
        <table:table-row table:style-name="ro1">
          <table:table-cell office:value-type="float" office:value="369386.078522505" calcext:value-type="float">
            <text:p>369386.078522505</text:p>
          </table:table-cell>
          <table:table-cell office:value-type="float" office:value="3280335.36969466" calcext:value-type="float">
            <text:p>3280335.36969466</text:p>
          </table:table-cell>
          <table:table-cell/>
          <table:table-cell office:value-type="float" office:value="369360.151125279" calcext:value-type="float">
            <text:p>369360.151125279</text:p>
          </table:table-cell>
          <table:table-cell office:value-type="float" office:value="3280338.33307414" calcext:value-type="float">
            <text:p>3280338.33307414</text:p>
          </table:table-cell>
          <table:table-cell/>
          <table:table-cell office:value-type="float" office:value="369359.5380876" calcext:value-type="float">
            <text:p>369359.5380876</text:p>
          </table:table-cell>
          <table:table-cell office:value-type="float" office:value="3280342.6660738" calcext:value-type="float">
            <text:p>3280342.6660738</text:p>
          </table:table-cell>
          <table:table-cell table:number-columns-repeated="15"/>
          <table:table-cell office:value-type="float" office:value="369373.584831782" calcext:value-type="float">
            <text:p>369373.584831782</text:p>
          </table:table-cell>
          <table:table-cell office:value-type="float" office:value="3280368.03666098" calcext:value-type="float">
            <text:p>3280368.03666098</text:p>
          </table:table-cell>
          <table:table-cell table:number-columns-repeated="4"/>
          <table:table-cell office:value-type="float" office:value="369384.297351621" calcext:value-type="float">
            <text:p>369384.297351621</text:p>
          </table:table-cell>
          <table:table-cell office:value-type="float" office:value="3280331.89109988" calcext:value-type="float">
            <text:p>3280331.89109988</text:p>
          </table:table-cell>
        </table:table-row>
        <table:table-row table:style-name="ro1">
          <table:table-cell office:value-type="float" office:value="369386.078522505" calcext:value-type="float">
            <text:p>369386.078522505</text:p>
          </table:table-cell>
          <table:table-cell office:value-type="float" office:value="3280335.44273669" calcext:value-type="float">
            <text:p>3280335.44273669</text:p>
          </table:table-cell>
          <table:table-cell/>
          <table:table-cell office:value-type="float" office:value="369360.151125279" calcext:value-type="float">
            <text:p>369360.151125279</text:p>
          </table:table-cell>
          <table:table-cell office:value-type="float" office:value="3280338.79960065" calcext:value-type="float">
            <text:p>3280338.79960065</text:p>
          </table:table-cell>
          <table:table-cell/>
          <table:table-cell office:value-type="float" office:value="369359.5380876" calcext:value-type="float">
            <text:p>369359.5380876</text:p>
          </table:table-cell>
          <table:table-cell office:value-type="float" office:value="3280342.88284369" calcext:value-type="float">
            <text:p>3280342.88284369</text:p>
          </table:table-cell>
          <table:table-cell table:number-columns-repeated="15"/>
          <table:table-cell office:value-type="float" office:value="369373.584831782" calcext:value-type="float">
            <text:p>369373.584831782</text:p>
          </table:table-cell>
          <table:table-cell office:value-type="float" office:value="3280368.03666098" calcext:value-type="float">
            <text:p>3280368.03666098</text:p>
          </table:table-cell>
          <table:table-cell table:number-columns-repeated="4"/>
          <table:table-cell office:value-type="float" office:value="369388.058382068" calcext:value-type="float">
            <text:p>369388.058382068</text:p>
          </table:table-cell>
          <table:table-cell office:value-type="float" office:value="3280322.31563754" calcext:value-type="float">
            <text:p>3280322.31563754</text:p>
          </table:table-cell>
        </table:table-row>
        <table:table-row table:style-name="ro1">
          <table:table-cell office:value-type="float" office:value="369386.078522505" calcext:value-type="float">
            <text:p>369386.078522505</text:p>
          </table:table-cell>
          <table:table-cell office:value-type="float" office:value="3280335.64772561" calcext:value-type="float">
            <text:p>3280335.64772561</text:p>
          </table:table-cell>
          <table:table-cell/>
          <table:table-cell office:value-type="float" office:value="369361.387593966" calcext:value-type="float">
            <text:p>369361.387593966</text:p>
          </table:table-cell>
          <table:table-cell office:value-type="float" office:value="3280335.22341868" calcext:value-type="float">
            <text:p>3280335.22341868</text:p>
          </table:table-cell>
          <table:table-cell/>
          <table:table-cell office:value-type="float" office:value="369359.5380876" calcext:value-type="float">
            <text:p>369359.5380876</text:p>
          </table:table-cell>
          <table:table-cell office:value-type="float" office:value="3280342.98651625" calcext:value-type="float">
            <text:p>3280342.98651625</text:p>
          </table:table-cell>
          <table:table-cell table:number-columns-repeated="15"/>
          <table:table-cell office:value-type="float" office:value="369376.179054137" calcext:value-type="float">
            <text:p>369376.179054137</text:p>
          </table:table-cell>
          <table:table-cell office:value-type="float" office:value="3280358.03145805" calcext:value-type="float">
            <text:p>3280358.03145805</text:p>
          </table:table-cell>
          <table:table-cell table:number-columns-repeated="4"/>
          <table:table-cell office:value-type="float" office:value="369391.250191612" calcext:value-type="float">
            <text:p>369391.250191612</text:p>
          </table:table-cell>
          <table:table-cell office:value-type="float" office:value="3280305.43183036" calcext:value-type="float">
            <text:p>3280305.43183036</text:p>
          </table:table-cell>
        </table:table-row>
        <table:table-row table:style-name="ro1">
          <table:table-cell office:value-type="float" office:value="369386.078522505" calcext:value-type="float">
            <text:p>369386.078522505</text:p>
          </table:table-cell>
          <table:table-cell office:value-type="float" office:value="3280336.00822337" calcext:value-type="float">
            <text:p>3280336.00822337</text:p>
          </table:table-cell>
          <table:table-cell/>
          <table:table-cell office:value-type="float" office:value="369361.387593966" calcext:value-type="float">
            <text:p>369361.387593966</text:p>
          </table:table-cell>
          <table:table-cell office:value-type="float" office:value="3280335.54857352" calcext:value-type="float">
            <text:p>3280335.54857352</text:p>
          </table:table-cell>
          <table:table-cell/>
          <table:table-cell office:value-type="float" office:value="369359.5380876" calcext:value-type="float">
            <text:p>369359.5380876</text:p>
          </table:table-cell>
          <table:table-cell office:value-type="float" office:value="3280343.14438128" calcext:value-type="float">
            <text:p>3280343.14438128</text:p>
          </table:table-cell>
          <table:table-cell table:number-columns-repeated="15"/>
          <table:table-cell office:value-type="float" office:value="369376.826964858" calcext:value-type="float">
            <text:p>369376.826964858</text:p>
          </table:table-cell>
          <table:table-cell office:value-type="float" office:value="3280355.47474848" calcext:value-type="float">
            <text:p>3280355.47474848</text:p>
          </table:table-cell>
          <table:table-cell table:number-columns-repeated="4"/>
          <table:table-cell office:value-type="float" office:value="369393.796708673" calcext:value-type="float">
            <text:p>369393.796708673</text:p>
          </table:table-cell>
          <table:table-cell office:value-type="float" office:value="3280299.63884396" calcext:value-type="float">
            <text:p>3280299.63884396</text:p>
          </table:table-cell>
        </table:table-row>
        <table:table-row table:style-name="ro1">
          <table:table-cell office:value-type="float" office:value="369386.960068954" calcext:value-type="float">
            <text:p>369386.960068954</text:p>
          </table:table-cell>
          <table:table-cell office:value-type="float" office:value="3280336.07172875" calcext:value-type="float">
            <text:p>3280336.07172875</text:p>
          </table:table-cell>
          <table:table-cell/>
          <table:table-cell office:value-type="float" office:value="369361.387593966" calcext:value-type="float">
            <text:p>369361.387593966</text:p>
          </table:table-cell>
          <table:table-cell office:value-type="float" office:value="3280335.98918189" calcext:value-type="float">
            <text:p>3280335.98918189</text:p>
          </table:table-cell>
          <table:table-cell/>
          <table:table-cell office:value-type="float" office:value="369357.591719581" calcext:value-type="float">
            <text:p>369357.591719581</text:p>
          </table:table-cell>
          <table:table-cell office:value-type="float" office:value="3280341.51463752" calcext:value-type="float">
            <text:p>3280341.51463752</text:p>
          </table:table-cell>
          <table:table-cell table:number-columns-repeated="15"/>
          <table:table-cell office:value-type="float" office:value="369376.439709224" calcext:value-type="float">
            <text:p>369376.439709224</text:p>
          </table:table-cell>
          <table:table-cell office:value-type="float" office:value="3280347.16678427" calcext:value-type="float">
            <text:p>3280347.16678427</text:p>
          </table:table-cell>
          <table:table-cell table:number-columns-repeated="4"/>
          <table:table-cell office:value-type="float" office:value="369394.08711512" calcext:value-type="float">
            <text:p>369394.08711512</text:p>
          </table:table-cell>
          <table:table-cell office:value-type="float" office:value="3280299.63546042" calcext:value-type="float">
            <text:p>3280299.63546042</text:p>
          </table:table-cell>
        </table:table-row>
        <table:table-row table:style-name="ro1">
          <table:table-cell office:value-type="float" office:value="369386.960068954" calcext:value-type="float">
            <text:p>369386.960068954</text:p>
          </table:table-cell>
          <table:table-cell office:value-type="float" office:value="3280336.39688359" calcext:value-type="float">
            <text:p>3280336.39688359</text:p>
          </table:table-cell>
          <table:table-cell/>
          <table:table-cell office:value-type="float" office:value="369361.387593966" calcext:value-type="float">
            <text:p>369361.387593966</text:p>
          </table:table-cell>
          <table:table-cell office:value-type="float" office:value="3280336.38973495" calcext:value-type="float">
            <text:p>3280336.38973495</text:p>
          </table:table-cell>
          <table:table-cell/>
          <table:table-cell office:value-type="float" office:value="369357.591719581" calcext:value-type="float">
            <text:p>369357.591719581</text:p>
          </table:table-cell>
          <table:table-cell office:value-type="float" office:value="3280341.64187202" calcext:value-type="float">
            <text:p>3280341.64187202</text:p>
          </table:table-cell>
          <table:table-cell table:number-columns-repeated="15"/>
          <table:table-cell office:value-type="float" office:value="369376.259019156" calcext:value-type="float">
            <text:p>369376.259019156</text:p>
          </table:table-cell>
          <table:table-cell office:value-type="float" office:value="3280348.27722005" calcext:value-type="float">
            <text:p>3280348.27722005</text:p>
          </table:table-cell>
          <table:table-cell table:number-columns-repeated="4"/>
          <table:table-cell office:value-type="float" office:value="369393.776050343" calcext:value-type="float">
            <text:p>369393.776050343</text:p>
          </table:table-cell>
          <table:table-cell office:value-type="float" office:value="3280297.86575652" calcext:value-type="float">
            <text:p>3280297.86575652</text:p>
          </table:table-cell>
        </table:table-row>
        <table:table-row table:style-name="ro1">
          <table:table-cell office:value-type="float" office:value="369386.960068954" calcext:value-type="float">
            <text:p>369386.960068954</text:p>
          </table:table-cell>
          <table:table-cell office:value-type="float" office:value="3280336.7361756" calcext:value-type="float">
            <text:p>3280336.7361756</text:p>
          </table:table-cell>
          <table:table-cell/>
          <table:table-cell office:value-type="float" office:value="369361.387593966" calcext:value-type="float">
            <text:p>369361.387593966</text:p>
          </table:table-cell>
          <table:table-cell office:value-type="float" office:value="3280336.63949157" calcext:value-type="float">
            <text:p>3280336.63949157</text:p>
          </table:table-cell>
          <table:table-cell/>
          <table:table-cell office:value-type="float" office:value="369357.591719581" calcext:value-type="float">
            <text:p>369357.591719581</text:p>
          </table:table-cell>
          <table:table-cell office:value-type="float" office:value="3280341.74790078" calcext:value-type="float">
            <text:p>3280341.74790078</text:p>
          </table:table-cell>
          <table:table-cell table:number-columns-repeated="15"/>
          <table:table-cell office:value-type="float" office:value="369378.178266652" calcext:value-type="float">
            <text:p>369378.178266652</text:p>
          </table:table-cell>
          <table:table-cell office:value-type="float" office:value="3280346.81402627" calcext:value-type="float">
            <text:p>3280346.81402627</text:p>
          </table:table-cell>
          <table:table-cell table:number-columns-repeated="4"/>
          <table:table-cell office:value-type="float" office:value="369393.751518589" calcext:value-type="float">
            <text:p>369393.751518589</text:p>
          </table:table-cell>
          <table:table-cell office:value-type="float" office:value="3280295.76021519" calcext:value-type="float">
            <text:p>3280295.76021519</text:p>
          </table:table-cell>
        </table:table-row>
        <table:table-row table:style-name="ro1">
          <table:table-cell office:value-type="float" office:value="369386.960068954" calcext:value-type="float">
            <text:p>369386.960068954</text:p>
          </table:table-cell>
          <table:table-cell office:value-type="float" office:value="3280337.00949416" calcext:value-type="float">
            <text:p>3280337.00949416</text:p>
          </table:table-cell>
          <table:table-cell/>
          <table:table-cell office:value-type="float" office:value="369362.549216223" calcext:value-type="float">
            <text:p>369362.549216223</text:p>
          </table:table-cell>
          <table:table-cell office:value-type="float" office:value="3280335.12505808" calcext:value-type="float">
            <text:p>3280335.12505808</text:p>
          </table:table-cell>
          <table:table-cell/>
          <table:table-cell office:value-type="float" office:value="369357.591719581" calcext:value-type="float">
            <text:p>369357.591719581</text:p>
          </table:table-cell>
          <table:table-cell office:value-type="float" office:value="3280341.908122" calcext:value-type="float">
            <text:p>3280341.908122</text:p>
          </table:table-cell>
          <table:table-cell table:number-columns-repeated="15"/>
          <table:table-cell office:value-type="float" office:value="369378.947515368" calcext:value-type="float">
            <text:p>369378.947515368</text:p>
          </table:table-cell>
          <table:table-cell office:value-type="float" office:value="3280346.36173042" calcext:value-type="float">
            <text:p>3280346.36173042</text:p>
          </table:table-cell>
          <table:table-cell table:number-columns-repeated="4"/>
          <table:table-cell office:value-type="float" office:value="369394.780190865" calcext:value-type="float">
            <text:p>369394.780190865</text:p>
          </table:table-cell>
          <table:table-cell office:value-type="float" office:value="3280292.64490595" calcext:value-type="float">
            <text:p>3280292.64490595</text:p>
          </table:table-cell>
        </table:table-row>
        <table:table-row table:style-name="ro1">
          <table:table-cell office:value-type="float" office:value="369386.960068954" calcext:value-type="float">
            <text:p>369386.960068954</text:p>
          </table:table-cell>
          <table:table-cell office:value-type="float" office:value="3280337.26396316" calcext:value-type="float">
            <text:p>3280337.26396316</text:p>
          </table:table-cell>
          <table:table-cell/>
          <table:table-cell office:value-type="float" office:value="369362.549216223" calcext:value-type="float">
            <text:p>369362.549216223</text:p>
          </table:table-cell>
          <table:table-cell office:value-type="float" office:value="3280335.31590984" calcext:value-type="float">
            <text:p>3280335.31590984</text:p>
          </table:table-cell>
          <table:table-cell/>
          <table:table-cell office:value-type="float" office:value="369357.591719581" calcext:value-type="float">
            <text:p>369357.591719581</text:p>
          </table:table-cell>
          <table:table-cell office:value-type="float" office:value="3280342.01650695" calcext:value-type="float">
            <text:p>3280342.01650695</text:p>
          </table:table-cell>
          <table:table-cell table:number-columns-repeated="15"/>
          <table:table-cell office:value-type="float" office:value="369378.848130985" calcext:value-type="float">
            <text:p>369378.848130985</text:p>
          </table:table-cell>
          <table:table-cell office:value-type="float" office:value="3280346.14122246" calcext:value-type="float">
            <text:p>3280346.14122246</text:p>
          </table:table-cell>
          <table:table-cell table:number-columns-repeated="4"/>
          <table:table-cell office:value-type="float" office:value="369393.799257342" calcext:value-type="float">
            <text:p>369393.799257342</text:p>
          </table:table-cell>
          <table:table-cell office:value-type="float" office:value="3280291.54800471" calcext:value-type="float">
            <text:p>3280291.54800471</text:p>
          </table:table-cell>
        </table:table-row>
        <table:table-row table:style-name="ro1">
          <table:table-cell office:value-type="float" office:value="369388.232696242" calcext:value-type="float">
            <text:p>369388.232696242</text:p>
          </table:table-cell>
          <table:table-cell office:value-type="float" office:value="3280337.27606358" calcext:value-type="float">
            <text:p>3280337.27606358</text:p>
          </table:table-cell>
          <table:table-cell/>
          <table:table-cell office:value-type="float" office:value="369362.549216223" calcext:value-type="float">
            <text:p>369362.549216223</text:p>
          </table:table-cell>
          <table:table-cell office:value-type="float" office:value="3280335.60336556" calcext:value-type="float">
            <text:p>3280335.60336556</text:p>
          </table:table-cell>
          <table:table-cell/>
          <table:table-cell office:value-type="float" office:value="369355.846704109" calcext:value-type="float">
            <text:p>369355.846704109</text:p>
          </table:table-cell>
          <table:table-cell office:value-type="float" office:value="3280341.3580765" calcext:value-type="float">
            <text:p>3280341.3580765</text:p>
          </table:table-cell>
          <table:table-cell table:number-columns-repeated="15"/>
          <table:table-cell office:value-type="float" office:value="369378.173101361" calcext:value-type="float">
            <text:p>369378.173101361</text:p>
          </table:table-cell>
          <table:table-cell office:value-type="float" office:value="3280346.37075437" calcext:value-type="float">
            <text:p>3280346.37075437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0.99729843" calcext:value-type="float">
            <text:p>3280290.99729843</text:p>
          </table:table-cell>
        </table:table-row>
        <table:table-row table:style-name="ro1">
          <table:table-cell office:value-type="float" office:value="369388.232696242" calcext:value-type="float">
            <text:p>369388.232696242</text:p>
          </table:table-cell>
          <table:table-cell office:value-type="float" office:value="3280337.31611889" calcext:value-type="float">
            <text:p>3280337.31611889</text:p>
          </table:table-cell>
          <table:table-cell/>
          <table:table-cell office:value-type="float" office:value="369362.549216223" calcext:value-type="float">
            <text:p>369362.549216223</text:p>
          </table:table-cell>
          <table:table-cell office:value-type="float" office:value="3280335.85312218" calcext:value-type="float">
            <text:p>3280335.85312218</text:p>
          </table:table-cell>
          <table:table-cell/>
          <table:table-cell office:value-type="float" office:value="369355.846704109" calcext:value-type="float">
            <text:p>369355.846704109</text:p>
          </table:table-cell>
          <table:table-cell office:value-type="float" office:value="3280341.52065392" calcext:value-type="float">
            <text:p>3280341.52065392</text:p>
          </table:table-cell>
          <table:table-cell table:number-columns-repeated="15"/>
          <table:table-cell office:value-type="float" office:value="369377.508402399" calcext:value-type="float">
            <text:p>369377.508402399</text:p>
          </table:table-cell>
          <table:table-cell office:value-type="float" office:value="3280347.48683012" calcext:value-type="float">
            <text:p>3280347.48683012</text:p>
          </table:table-cell>
          <table:table-cell table:number-columns-repeated="4"/>
          <table:table-cell office:value-type="float" office:value="369393.476572074" calcext:value-type="float">
            <text:p>369393.476572074</text:p>
          </table:table-cell>
          <table:table-cell office:value-type="float" office:value="3280288.78093916" calcext:value-type="float">
            <text:p>3280288.78093916</text:p>
          </table:table-cell>
        </table:table-row>
        <table:table-row table:style-name="ro1">
          <table:table-cell office:value-type="float" office:value="369388.232696242" calcext:value-type="float">
            <text:p>369388.232696242</text:p>
          </table:table-cell>
          <table:table-cell office:value-type="float" office:value="3280337.3137627" calcext:value-type="float">
            <text:p>3280337.3137627</text:p>
          </table:table-cell>
          <table:table-cell/>
          <table:table-cell office:value-type="float" office:value="369362.549216223" calcext:value-type="float">
            <text:p>369362.549216223</text:p>
          </table:table-cell>
          <table:table-cell office:value-type="float" office:value="3280336.11230357" calcext:value-type="float">
            <text:p>3280336.11230357</text:p>
          </table:table-cell>
          <table:table-cell/>
          <table:table-cell office:value-type="float" office:value="369355.846704109" calcext:value-type="float">
            <text:p>369355.846704109</text:p>
          </table:table-cell>
          <table:table-cell office:value-type="float" office:value="3280341.65495701" calcext:value-type="float">
            <text:p>3280341.65495701</text:p>
          </table:table-cell>
          <table:table-cell table:number-columns-repeated="15"/>
          <table:table-cell office:value-type="float" office:value="369377.992411108" calcext:value-type="float">
            <text:p>369377.992411108</text:p>
          </table:table-cell>
          <table:table-cell office:value-type="float" office:value="3280347.48119012" calcext:value-type="float">
            <text:p>3280347.48119012</text:p>
          </table:table-cell>
          <table:table-cell table:number-columns-repeated="4"/>
          <table:table-cell office:value-type="float" office:value="369393.737282569" calcext:value-type="float">
            <text:p>369393.737282569</text:p>
          </table:table-cell>
          <table:table-cell office:value-type="float" office:value="3280286.22874247" calcext:value-type="float">
            <text:p>3280286.22874247</text:p>
          </table:table-cell>
        </table:table-row>
        <table:table-row table:style-name="ro1">
          <table:table-cell office:value-type="float" office:value="369388.232696242" calcext:value-type="float">
            <text:p>369388.232696242</text:p>
          </table:table-cell>
          <table:table-cell office:value-type="float" office:value="3280337.3137627" calcext:value-type="float">
            <text:p>3280337.3137627</text:p>
          </table:table-cell>
          <table:table-cell/>
          <table:table-cell office:value-type="float" office:value="369364.014158616" calcext:value-type="float">
            <text:p>369364.014158616</text:p>
          </table:table-cell>
          <table:table-cell office:value-type="float" office:value="3280336.143274" calcext:value-type="float">
            <text:p>3280336.143274</text:p>
          </table:table-cell>
          <table:table-cell/>
          <table:table-cell office:value-type="float" office:value="369355.846704109" calcext:value-type="float">
            <text:p>369355.846704109</text:p>
          </table:table-cell>
          <table:table-cell office:value-type="float" office:value="3280341.74684859" calcext:value-type="float">
            <text:p>3280341.74684859</text:p>
          </table:table-cell>
          <table:table-cell table:number-columns-repeated="15"/>
          <table:table-cell office:value-type="float" office:value="369377.991119783" calcext:value-type="float">
            <text:p>369377.991119783</text:p>
          </table:table-cell>
          <table:table-cell office:value-type="float" office:value="3280347.37037214" calcext:value-type="float">
            <text:p>3280347.37037214</text:p>
          </table:table-cell>
          <table:table-cell table:number-columns-repeated="4"/>
          <table:table-cell office:value-type="float" office:value="369396.119928366" calcext:value-type="float">
            <text:p>369396.119928366</text:p>
          </table:table-cell>
          <table:table-cell office:value-type="float" office:value="3280291.29930076" calcext:value-type="float">
            <text:p>3280291.29930076</text:p>
          </table:table-cell>
        </table:table-row>
        <table:table-row table:style-name="ro1">
          <table:table-cell office:value-type="float" office:value="369388.232696242" calcext:value-type="float">
            <text:p>369388.232696242</text:p>
          </table:table-cell>
          <table:table-cell office:value-type="float" office:value="3280337.3114065" calcext:value-type="float">
            <text:p>3280337.3114065</text:p>
          </table:table-cell>
          <table:table-cell/>
          <table:table-cell office:value-type="float" office:value="369364.014158616" calcext:value-type="float">
            <text:p>369364.014158616</text:p>
          </table:table-cell>
          <table:table-cell office:value-type="float" office:value="3280336.36240009" calcext:value-type="float">
            <text:p>3280336.36240009</text:p>
          </table:table-cell>
          <table:table-cell/>
          <table:table-cell office:value-type="float" office:value="369355.846704109" calcext:value-type="float">
            <text:p>369355.846704109</text:p>
          </table:table-cell>
          <table:table-cell office:value-type="float" office:value="3280341.99660521" calcext:value-type="float">
            <text:p>3280341.99660521</text:p>
          </table:table-cell>
          <table:table-cell table:number-columns-repeated="15"/>
          <table:table-cell office:value-type="float" office:value="369376.91726127" calcext:value-type="float">
            <text:p>369376.91726127</text:p>
          </table:table-cell>
          <table:table-cell office:value-type="float" office:value="3280346.60705434" calcext:value-type="float">
            <text:p>3280346.60705434</text:p>
          </table:table-cell>
          <table:table-cell table:number-columns-repeated="4"/>
          <table:table-cell office:value-type="float" office:value="369395.771453186" calcext:value-type="float">
            <text:p>369395.771453186</text:p>
          </table:table-cell>
          <table:table-cell office:value-type="float" office:value="3280294.62835097" calcext:value-type="float">
            <text:p>3280294.62835097</text:p>
          </table:table-cell>
        </table:table-row>
        <table:table-row table:style-name="ro1">
          <table:table-cell office:value-type="float" office:value="369388.927094784" calcext:value-type="float">
            <text:p>369388.927094784</text:p>
          </table:table-cell>
          <table:table-cell office:value-type="float" office:value="3280338.70880189" calcext:value-type="float">
            <text:p>3280338.70880189</text:p>
          </table:table-cell>
          <table:table-cell/>
          <table:table-cell office:value-type="float" office:value="369364.014158616" calcext:value-type="float">
            <text:p>369364.014158616</text:p>
          </table:table-cell>
          <table:table-cell office:value-type="float" office:value="3280336.43308592" calcext:value-type="float">
            <text:p>3280336.43308592</text:p>
          </table:table-cell>
          <table:table-cell/>
          <table:table-cell office:value-type="float" office:value="369354.384344645" calcext:value-type="float">
            <text:p>369354.384344645</text:p>
          </table:table-cell>
          <table:table-cell office:value-type="float" office:value="3280340.51201751" calcext:value-type="float">
            <text:p>3280340.51201751</text:p>
          </table:table-cell>
          <table:table-cell table:number-columns-repeated="15"/>
          <table:table-cell office:value-type="float" office:value="369376.91726127" calcext:value-type="float">
            <text:p>369376.91726127</text:p>
          </table:table-cell>
          <table:table-cell office:value-type="float" office:value="3280346.60705434" calcext:value-type="float">
            <text:p>3280346.60705434</text:p>
          </table:table-cell>
          <table:table-cell table:number-columns-repeated="4"/>
          <table:table-cell office:value-type="float" office:value="369394.234238364" calcext:value-type="float">
            <text:p>369394.234238364</text:p>
          </table:table-cell>
          <table:table-cell office:value-type="float" office:value="3280295.64375801" calcext:value-type="float">
            <text:p>3280295.64375801</text:p>
          </table:table-cell>
        </table:table-row>
        <table:table-row table:style-name="ro1">
          <table:table-cell office:value-type="float" office:value="369388.927094784" calcext:value-type="float">
            <text:p>369388.927094784</text:p>
          </table:table-cell>
          <table:table-cell office:value-type="float" office:value="3280338.89022887" calcext:value-type="float">
            <text:p>3280338.89022887</text:p>
          </table:table-cell>
          <table:table-cell/>
          <table:table-cell office:value-type="float" office:value="369364.014158616" calcext:value-type="float">
            <text:p>369364.014158616</text:p>
          </table:table-cell>
          <table:table-cell office:value-type="float" office:value="3280336.40481159" calcext:value-type="float">
            <text:p>3280336.40481159</text:p>
          </table:table-cell>
          <table:table-cell/>
          <table:table-cell office:value-type="float" office:value="369354.384344645" calcext:value-type="float">
            <text:p>369354.384344645</text:p>
          </table:table-cell>
          <table:table-cell office:value-type="float" office:value="3280340.75234935" calcext:value-type="float">
            <text:p>3280340.75234935</text:p>
          </table:table-cell>
          <table:table-cell table:number-columns-repeated="15"/>
          <table:table-cell office:value-type="float" office:value="369369.982403193" calcext:value-type="float">
            <text:p>369369.982403193</text:p>
          </table:table-cell>
          <table:table-cell office:value-type="float" office:value="3280349.68035844" calcext:value-type="float">
            <text:p>3280349.68035844</text:p>
          </table:table-cell>
          <table:table-cell table:number-columns-repeated="4"/>
          <table:table-cell office:value-type="float" office:value="369393.592775191" calcext:value-type="float">
            <text:p>369393.592775191</text:p>
          </table:table-cell>
          <table:table-cell office:value-type="float" office:value="3280298.75455593" calcext:value-type="float">
            <text:p>3280298.75455593</text:p>
          </table:table-cell>
        </table:table-row>
        <table:table-row table:style-name="ro1">
          <table:table-cell office:value-type="float" office:value="369388.927094784" calcext:value-type="float">
            <text:p>369388.927094784</text:p>
          </table:table-cell>
          <table:table-cell office:value-type="float" office:value="3280339.0905054" calcext:value-type="float">
            <text:p>3280339.0905054</text:p>
          </table:table-cell>
          <table:table-cell/>
          <table:table-cell office:value-type="float" office:value="369364.014158616" calcext:value-type="float">
            <text:p>369364.014158616</text:p>
          </table:table-cell>
          <table:table-cell office:value-type="float" office:value="3280336.4000992" calcext:value-type="float">
            <text:p>3280336.4000992</text:p>
          </table:table-cell>
          <table:table-cell/>
          <table:table-cell office:value-type="float" office:value="369354.384344645" calcext:value-type="float">
            <text:p>369354.384344645</text:p>
          </table:table-cell>
          <table:table-cell office:value-type="float" office:value="3280340.96911924" calcext:value-type="float">
            <text:p>3280340.96911924</text:p>
          </table:table-cell>
          <table:table-cell table:number-columns-repeated="15"/>
          <table:table-cell office:value-type="float" office:value="369369.982403193" calcext:value-type="float">
            <text:p>369369.982403193</text:p>
          </table:table-cell>
          <table:table-cell office:value-type="float" office:value="3280349.68035844" calcext:value-type="float">
            <text:p>3280349.68035844</text:p>
          </table:table-cell>
          <table:table-cell table:number-columns-repeated="4"/>
          <table:table-cell office:value-type="float" office:value="369392.42211119" calcext:value-type="float">
            <text:p>369392.42211119</text:p>
          </table:table-cell>
          <table:table-cell office:value-type="float" office:value="3280297.99236442" calcext:value-type="float">
            <text:p>3280297.99236442</text:p>
          </table:table-cell>
        </table:table-row>
        <table:table-row table:style-name="ro1">
          <table:table-cell office:value-type="float" office:value="369388.927094784" calcext:value-type="float">
            <text:p>369388.927094784</text:p>
          </table:table-cell>
          <table:table-cell office:value-type="float" office:value="3280339.4297974" calcext:value-type="float">
            <text:p>3280339.4297974</text:p>
          </table:table-cell>
          <table:table-cell/>
          <table:table-cell office:value-type="float" office:value="369364.978302718" calcext:value-type="float">
            <text:p>369364.978302718</text:p>
          </table:table-cell>
          <table:table-cell office:value-type="float" office:value="3280335.72178454" calcext:value-type="float">
            <text:p>3280335.72178454</text:p>
          </table:table-cell>
          <table:table-cell/>
          <table:table-cell office:value-type="float" office:value="369354.384344645" calcext:value-type="float">
            <text:p>369354.384344645</text:p>
          </table:table-cell>
          <table:table-cell office:value-type="float" office:value="3280341.21887586" calcext:value-type="float">
            <text:p>3280341.21887586</text:p>
          </table:table-cell>
          <table:table-cell table:number-columns-repeated="15"/>
          <table:table-cell office:value-type="float" office:value="369363.474791197" calcext:value-type="float">
            <text:p>369363.474791197</text:p>
          </table:table-cell>
          <table:table-cell office:value-type="float" office:value="3280356.18451185" calcext:value-type="float">
            <text:p>3280356.18451185</text:p>
          </table:table-cell>
          <table:table-cell table:number-columns-repeated="4"/>
          <table:table-cell office:value-type="float" office:value="369392.596348169" calcext:value-type="float">
            <text:p>369392.596348169</text:p>
          </table:table-cell>
          <table:table-cell office:value-type="float" office:value="3280296.32783923" calcext:value-type="float">
            <text:p>3280296.32783923</text:p>
          </table:table-cell>
        </table:table-row>
        <table:table-row table:style-name="ro1">
          <table:table-cell office:value-type="float" office:value="369388.927094784" calcext:value-type="float">
            <text:p>369388.927094784</text:p>
          </table:table-cell>
          <table:table-cell office:value-type="float" office:value="3280339.69133499" calcext:value-type="float">
            <text:p>3280339.69133499</text:p>
          </table:table-cell>
          <table:table-cell/>
          <table:table-cell office:value-type="float" office:value="369364.978302718" calcext:value-type="float">
            <text:p>369364.978302718</text:p>
          </table:table-cell>
          <table:table-cell office:value-type="float" office:value="3280335.94091063" calcext:value-type="float">
            <text:p>3280335.94091063</text:p>
          </table:table-cell>
          <table:table-cell/>
          <table:table-cell office:value-type="float" office:value="369354.384344645" calcext:value-type="float">
            <text:p>369354.384344645</text:p>
          </table:table-cell>
          <table:table-cell office:value-type="float" office:value="3280341.35553514" calcext:value-type="float">
            <text:p>3280341.35553514</text:p>
          </table:table-cell>
          <table:table-cell table:number-columns-repeated="15"/>
          <table:table-cell office:value-type="float" office:value="369359.61305644" calcext:value-type="float">
            <text:p>369359.61305644</text:p>
          </table:table-cell>
          <table:table-cell office:value-type="float" office:value="3280357.11618143" calcext:value-type="float">
            <text:p>3280357.11618143</text:p>
          </table:table-cell>
          <table:table-cell table:number-columns-repeated="4"/>
          <table:table-cell office:value-type="float" office:value="369393.575990276" calcext:value-type="float">
            <text:p>369393.575990276</text:p>
          </table:table-cell>
          <table:table-cell office:value-type="float" office:value="3280297.31392239" calcext:value-type="float">
            <text:p>3280297.31392239</text:p>
          </table:table-cell>
        </table:table-row>
        <table:table-row table:style-name="ro1">
          <table:table-cell office:value-type="float" office:value="369388.255938186" calcext:value-type="float">
            <text:p>369388.255938186</text:p>
          </table:table-cell>
          <table:table-cell office:value-type="float" office:value="3280339.27078708" calcext:value-type="float">
            <text:p>3280339.27078708</text:p>
          </table:table-cell>
          <table:table-cell/>
          <table:table-cell office:value-type="float" office:value="369364.978302718" calcext:value-type="float">
            <text:p>369364.978302718</text:p>
          </table:table-cell>
          <table:table-cell office:value-type="float" office:value="3280336.11762521" calcext:value-type="float">
            <text:p>3280336.11762521</text:p>
          </table:table-cell>
          <table:table-cell/>
          <table:table-cell office:value-type="float" office:value="369354.384344645" calcext:value-type="float">
            <text:p>369354.384344645</text:p>
          </table:table-cell>
          <table:table-cell office:value-type="float" office:value="3280341.52046875" calcext:value-type="float">
            <text:p>3280341.52046875</text:p>
          </table:table-cell>
          <table:table-cell table:number-columns-repeated="15"/>
          <table:table-cell office:value-type="float" office:value="369357.95451288" calcext:value-type="float">
            <text:p>369357.95451288</text:p>
          </table:table-cell>
          <table:table-cell office:value-type="float" office:value="3280356.02718045" calcext:value-type="float">
            <text:p>3280356.02718045</text:p>
          </table:table-cell>
          <table:table-cell table:number-columns-repeated="6"/>
        </table:table-row>
        <table:table-row table:style-name="ro1">
          <table:table-cell office:value-type="float" office:value="369388.255938186" calcext:value-type="float">
            <text:p>369388.255938186</text:p>
          </table:table-cell>
          <table:table-cell office:value-type="float" office:value="3280339.60772289" calcext:value-type="float">
            <text:p>3280339.60772289</text:p>
          </table:table-cell>
          <table:table-cell/>
          <table:table-cell office:value-type="float" office:value="369364.978302718" calcext:value-type="float">
            <text:p>369364.978302718</text:p>
          </table:table-cell>
          <table:table-cell office:value-type="float" office:value="3280336.551165" calcext:value-type="float">
            <text:p>3280336.551165</text:p>
          </table:table-cell>
          <table:table-cell/>
          <table:table-cell office:value-type="float" office:value="369353.398244648" calcext:value-type="float">
            <text:p>369353.398244648</text:p>
          </table:table-cell>
          <table:table-cell office:value-type="float" office:value="3280339.05902702" calcext:value-type="float">
            <text:p>3280339.05902702</text:p>
          </table:table-cell>
          <table:table-cell table:number-columns-repeated="15"/>
          <table:table-cell office:value-type="float" office:value="369354.261842064" calcext:value-type="float">
            <text:p>369354.261842064</text:p>
          </table:table-cell>
          <table:table-cell office:value-type="float" office:value="3280354.85105387" calcext:value-type="float">
            <text:p>3280354.85105387</text:p>
          </table:table-cell>
          <table:table-cell table:number-columns-repeated="6"/>
        </table:table-row>
        <table:table-row table:style-name="ro1">
          <table:table-cell office:value-type="float" office:value="369388.255938186" calcext:value-type="float">
            <text:p>369388.255938186</text:p>
          </table:table-cell>
          <table:table-cell office:value-type="float" office:value="3280339.92345295" calcext:value-type="float">
            <text:p>3280339.92345295</text:p>
          </table:table-cell>
          <table:table-cell/>
          <table:table-cell office:value-type="float" office:value="369364.978302718" calcext:value-type="float">
            <text:p>369364.978302718</text:p>
          </table:table-cell>
          <table:table-cell office:value-type="float" office:value="3280336.91401895" calcext:value-type="float">
            <text:p>3280336.91401895</text:p>
          </table:table-cell>
          <table:table-cell/>
          <table:table-cell office:value-type="float" office:value="369353.398244648" calcext:value-type="float">
            <text:p>369353.398244648</text:p>
          </table:table-cell>
          <table:table-cell office:value-type="float" office:value="3280339.13206905" calcext:value-type="float">
            <text:p>3280339.13206905</text:p>
          </table:table-cell>
          <table:table-cell table:number-columns-repeated="15"/>
          <table:table-cell office:value-type="float" office:value="369354.261842064" calcext:value-type="float">
            <text:p>369354.261842064</text:p>
          </table:table-cell>
          <table:table-cell office:value-type="float" office:value="3280354.85105387" calcext:value-type="float">
            <text:p>3280354.85105387</text:p>
          </table:table-cell>
          <table:table-cell table:number-columns-repeated="6"/>
        </table:table-row>
        <table:table-row table:style-name="ro1">
          <table:table-cell office:value-type="float" office:value="369388.255938186" calcext:value-type="float">
            <text:p>369388.255938186</text:p>
          </table:table-cell>
          <table:table-cell office:value-type="float" office:value="3280340.30986885" calcext:value-type="float">
            <text:p>3280340.30986885</text:p>
          </table:table-cell>
          <table:table-cell/>
          <table:table-cell office:value-type="float" office:value="369365.485557938" calcext:value-type="float">
            <text:p>369365.485557938</text:p>
          </table:table-cell>
          <table:table-cell office:value-type="float" office:value="3280337.83103352" calcext:value-type="float">
            <text:p>3280337.83103352</text:p>
          </table:table-cell>
          <table:table-cell/>
          <table:table-cell office:value-type="float" office:value="369353.398244648" calcext:value-type="float">
            <text:p>369353.398244648</text:p>
          </table:table-cell>
          <table:table-cell office:value-type="float" office:value="3280339.31820842" calcext:value-type="float">
            <text:p>3280339.31820842</text:p>
          </table:table-cell>
          <table:table-cell table:number-columns-repeated="15"/>
          <table:table-cell office:value-type="float" office:value="369355.059503546" calcext:value-type="float">
            <text:p>369355.059503546</text:p>
          </table:table-cell>
          <table:table-cell office:value-type="float" office:value="3280356.83675193" calcext:value-type="float">
            <text:p>3280356.83675193</text:p>
          </table:table-cell>
          <table:table-cell table:number-columns-repeated="6"/>
        </table:table-row>
        <table:table-row table:style-name="ro1">
          <table:table-cell office:value-type="float" office:value="369388.255938186" calcext:value-type="float">
            <text:p>369388.255938186</text:p>
          </table:table-cell>
          <table:table-cell office:value-type="float" office:value="3280340.75283341" calcext:value-type="float">
            <text:p>3280340.75283341</text:p>
          </table:table-cell>
          <table:table-cell/>
          <table:table-cell office:value-type="float" office:value="369365.485557938" calcext:value-type="float">
            <text:p>369365.485557938</text:p>
          </table:table-cell>
          <table:table-cell office:value-type="float" office:value="3280338.23629897" calcext:value-type="float">
            <text:p>3280338.23629897</text:p>
          </table:table-cell>
          <table:table-cell/>
          <table:table-cell office:value-type="float" office:value="369353.398244648" calcext:value-type="float">
            <text:p>369353.398244648</text:p>
          </table:table-cell>
          <table:table-cell office:value-type="float" office:value="3280339.41716859" calcext:value-type="float">
            <text:p>3280339.41716859</text:p>
          </table:table-cell>
          <table:table-cell table:number-columns-repeated="15"/>
          <table:table-cell office:value-type="float" office:value="369354.394807501" calcext:value-type="float">
            <text:p>369354.394807501</text:p>
          </table:table-cell>
          <table:table-cell office:value-type="float" office:value="3280357.95282918" calcext:value-type="float">
            <text:p>3280357.95282918</text:p>
          </table:table-cell>
          <table:table-cell table:number-columns-repeated="6"/>
        </table:table-row>
        <table:table-row table:style-name="ro1">
          <table:table-cell office:value-type="float" office:value="369388.079120449" calcext:value-type="float">
            <text:p>369388.079120449</text:p>
          </table:table-cell>
          <table:table-cell office:value-type="float" office:value="3280340.71367653" calcext:value-type="float">
            <text:p>3280340.71367653</text:p>
          </table:table-cell>
          <table:table-cell/>
          <table:table-cell office:value-type="float" office:value="369365.485557938" calcext:value-type="float">
            <text:p>369365.485557938</text:p>
          </table:table-cell>
          <table:table-cell office:value-type="float" office:value="3280338.25514853" calcext:value-type="float">
            <text:p>3280338.25514853</text:p>
          </table:table-cell>
          <table:table-cell/>
          <table:table-cell office:value-type="float" office:value="369353.398244648" calcext:value-type="float">
            <text:p>369353.398244648</text:p>
          </table:table-cell>
          <table:table-cell office:value-type="float" office:value="3280339.59152698" calcext:value-type="float">
            <text:p>3280339.59152698</text:p>
          </table:table-cell>
          <table:table-cell table:number-columns-repeated="15"/>
          <table:table-cell office:value-type="float" office:value="369351.853424214" calcext:value-type="float">
            <text:p>369351.853424214</text:p>
          </table:table-cell>
          <table:table-cell office:value-type="float" office:value="3280355.87662112" calcext:value-type="float">
            <text:p>3280355.87662112</text:p>
          </table:table-cell>
          <table:table-cell table:number-columns-repeated="6"/>
        </table:table-row>
        <table:table-row table:style-name="ro1">
          <table:table-cell office:value-type="float" office:value="369388.079120449" calcext:value-type="float">
            <text:p>369388.079120449</text:p>
          </table:table-cell>
          <table:table-cell office:value-type="float" office:value="3280341.04354376" calcext:value-type="float">
            <text:p>3280341.04354376</text:p>
          </table:table-cell>
          <table:table-cell/>
          <table:table-cell office:value-type="float" office:value="369365.485557938" calcext:value-type="float">
            <text:p>369365.485557938</text:p>
          </table:table-cell>
          <table:table-cell office:value-type="float" office:value="3280338.24572375" calcext:value-type="float">
            <text:p>3280338.24572375</text:p>
          </table:table-cell>
          <table:table-cell/>
          <table:table-cell office:value-type="float" office:value="369352.232748041" calcext:value-type="float">
            <text:p>369352.232748041</text:p>
          </table:table-cell>
          <table:table-cell office:value-type="float" office:value="3280338.6741382" calcext:value-type="float">
            <text:p>3280338.6741382</text:p>
          </table:table-cell>
          <table:table-cell table:number-columns-repeated="15"/>
          <table:table-cell office:value-type="float" office:value="369349.987068642" calcext:value-type="float">
            <text:p>369349.987068642</text:p>
          </table:table-cell>
          <table:table-cell office:value-type="float" office:value="3280353.57087992" calcext:value-type="float">
            <text:p>3280353.57087992</text:p>
          </table:table-cell>
          <table:table-cell table:number-columns-repeated="6"/>
        </table:table-row>
        <table:table-row table:style-name="ro1">
          <table:table-cell office:value-type="float" office:value="369388.079120449" calcext:value-type="float">
            <text:p>369388.079120449</text:p>
          </table:table-cell>
          <table:table-cell office:value-type="float" office:value="3280341.46530258" calcext:value-type="float">
            <text:p>3280341.46530258</text:p>
          </table:table-cell>
          <table:table-cell/>
          <table:table-cell office:value-type="float" office:value="369365.485557938" calcext:value-type="float">
            <text:p>369365.485557938</text:p>
          </table:table-cell>
          <table:table-cell office:value-type="float" office:value="3280338.25279234" calcext:value-type="float">
            <text:p>3280338.25279234</text:p>
          </table:table-cell>
          <table:table-cell/>
          <table:table-cell office:value-type="float" office:value="369352.232748041" calcext:value-type="float">
            <text:p>369352.232748041</text:p>
          </table:table-cell>
          <table:table-cell office:value-type="float" office:value="3280338.85085278" calcext:value-type="float">
            <text:p>3280338.85085278</text:p>
          </table:table-cell>
          <table:table-cell table:number-columns-repeated="15"/>
          <table:table-cell office:value-type="float" office:value="369350.325194632" calcext:value-type="float">
            <text:p>369350.325194632</text:p>
          </table:table-cell>
          <table:table-cell office:value-type="float" office:value="3280349.35528361" calcext:value-type="float">
            <text:p>3280349.35528361</text:p>
          </table:table-cell>
          <table:table-cell table:number-columns-repeated="6"/>
        </table:table-row>
        <table:table-row table:style-name="ro1">
          <table:table-cell office:value-type="float" office:value="369388.079120449" calcext:value-type="float">
            <text:p>369388.079120449</text:p>
          </table:table-cell>
          <table:table-cell office:value-type="float" office:value="3280341.74568972" calcext:value-type="float">
            <text:p>3280341.74568972</text:p>
          </table:table-cell>
          <table:table-cell/>
          <table:table-cell office:value-type="float" office:value="369366.653637062" calcext:value-type="float">
            <text:p>369366.653637062</text:p>
          </table:table-cell>
          <table:table-cell office:value-type="float" office:value="3280338.19487164" calcext:value-type="float">
            <text:p>3280338.19487164</text:p>
          </table:table-cell>
          <table:table-cell/>
          <table:table-cell office:value-type="float" office:value="369352.232748041" calcext:value-type="float">
            <text:p>369352.232748041</text:p>
          </table:table-cell>
          <table:table-cell office:value-type="float" office:value="3280339.03227976" calcext:value-type="float">
            <text:p>3280339.03227976</text:p>
          </table:table-cell>
          <table:table-cell table:number-columns-repeated="15"/>
          <table:table-cell office:value-type="float" office:value="369352.223773495" calcext:value-type="float">
            <text:p>369352.223773495</text:p>
          </table:table-cell>
          <table:table-cell office:value-type="float" office:value="3280346.11899754" calcext:value-type="float">
            <text:p>3280346.11899754</text:p>
          </table:table-cell>
          <table:table-cell table:number-columns-repeated="6"/>
        </table:table-row>
        <table:table-row table:style-name="ro1">
          <table:table-cell office:value-type="float" office:value="369388.079120449" calcext:value-type="float">
            <text:p>369388.079120449</text:p>
          </table:table-cell>
          <table:table-cell office:value-type="float" office:value="3280342.12503703" calcext:value-type="float">
            <text:p>3280342.12503703</text:p>
          </table:table-cell>
          <table:table-cell/>
          <table:table-cell office:value-type="float" office:value="369366.653637062" calcext:value-type="float">
            <text:p>369366.653637062</text:p>
          </table:table-cell>
          <table:table-cell office:value-type="float" office:value="3280338.19487164" calcext:value-type="float">
            <text:p>3280338.19487164</text:p>
          </table:table-cell>
          <table:table-cell/>
          <table:table-cell office:value-type="float" office:value="369352.232748041" calcext:value-type="float">
            <text:p>369352.232748041</text:p>
          </table:table-cell>
          <table:table-cell office:value-type="float" office:value="3280339.04170454" calcext:value-type="float">
            <text:p>3280339.04170454</text:p>
          </table:table-cell>
          <table:table-cell table:number-columns-repeated="15"/>
          <table:table-cell office:value-type="float" office:value="369352.514178777" calcext:value-type="float">
            <text:p>369352.514178777</text:p>
          </table:table-cell>
          <table:table-cell office:value-type="float" office:value="3280346.11561289" calcext:value-type="float">
            <text:p>3280346.11561289</text:p>
          </table:table-cell>
          <table:table-cell table:number-columns-repeated="6"/>
        </table:table-row>
        <table:table-row table:style-name="ro1">
          <table:table-cell office:value-type="float" office:value="369388.290801127" calcext:value-type="float">
            <text:p>369388.290801127</text:p>
          </table:table-cell>
          <table:table-cell office:value-type="float" office:value="3280342.26287233" calcext:value-type="float">
            <text:p>3280342.26287233</text:p>
          </table:table-cell>
          <table:table-cell/>
          <table:table-cell office:value-type="float" office:value="369366.653637062" calcext:value-type="float">
            <text:p>369366.653637062</text:p>
          </table:table-cell>
          <table:table-cell office:value-type="float" office:value="3280338.19487164" calcext:value-type="float">
            <text:p>3280338.19487164</text:p>
          </table:table-cell>
          <table:table-cell/>
          <table:table-cell office:value-type="float" office:value="369351.651937086" calcext:value-type="float">
            <text:p>369351.651937086</text:p>
          </table:table-cell>
          <table:table-cell office:value-type="float" office:value="3280338.6031531" calcext:value-type="float">
            <text:p>3280338.6031531</text:p>
          </table:table-cell>
          <table:table-cell table:number-columns-repeated="15"/>
          <table:table-cell office:value-type="float" office:value="369353.791975131" calcext:value-type="float">
            <text:p>369353.791975131</text:p>
          </table:table-cell>
          <table:table-cell office:value-type="float" office:value="3280347.76321584" calcext:value-type="float">
            <text:p>3280347.76321584</text:p>
          </table:table-cell>
          <table:table-cell table:number-columns-repeated="6"/>
        </table:table-row>
        <table:table-row table:style-name="ro1">
          <table:table-cell office:value-type="float" office:value="369388.290801127" calcext:value-type="float">
            <text:p>369388.290801127</text:p>
          </table:table-cell>
          <table:table-cell office:value-type="float" office:value="3280342.47021744" calcext:value-type="float">
            <text:p>3280342.47021744</text:p>
          </table:table-cell>
          <table:table-cell/>
          <table:table-cell office:value-type="float" office:value="369366.653637062" calcext:value-type="float">
            <text:p>369366.653637062</text:p>
          </table:table-cell>
          <table:table-cell office:value-type="float" office:value="3280338.19487164" calcext:value-type="float">
            <text:p>3280338.19487164</text:p>
          </table:table-cell>
          <table:table-cell/>
          <table:table-cell office:value-type="float" office:value="369351.651937086" calcext:value-type="float">
            <text:p>369351.651937086</text:p>
          </table:table-cell>
          <table:table-cell office:value-type="float" office:value="3280338.71625044" calcext:value-type="float">
            <text:p>3280338.71625044</text:p>
          </table:table-cell>
          <table:table-cell table:number-columns-repeated="15"/>
          <table:table-cell office:value-type="float" office:value="369354.485086049" calcext:value-type="float">
            <text:p>369354.485086049</text:p>
          </table:table-cell>
          <table:table-cell office:value-type="float" office:value="3280349.08513419" calcext:value-type="float">
            <text:p>3280349.08513419</text:p>
          </table:table-cell>
          <table:table-cell table:number-columns-repeated="6"/>
        </table:table-row>
        <table:table-row table:style-name="ro1">
          <table:table-cell office:value-type="float" office:value="369388.290801127" calcext:value-type="float">
            <text:p>369388.290801127</text:p>
          </table:table-cell>
          <table:table-cell office:value-type="float" office:value="3280342.61158911" calcext:value-type="float">
            <text:p>3280342.61158911</text:p>
          </table:table-cell>
          <table:table-cell/>
          <table:table-cell office:value-type="float" office:value="369366.653637062" calcext:value-type="float">
            <text:p>369366.653637062</text:p>
          </table:table-cell>
          <table:table-cell office:value-type="float" office:value="3280338.19487164" calcext:value-type="float">
            <text:p>3280338.19487164</text:p>
          </table:table-cell>
          <table:table-cell/>
          <table:table-cell office:value-type="float" office:value="369351.651937086" calcext:value-type="float">
            <text:p>369351.651937086</text:p>
          </table:table-cell>
          <table:table-cell office:value-type="float" office:value="3280338.85290972" calcext:value-type="float">
            <text:p>3280338.85290972</text:p>
          </table:table-cell>
          <table:table-cell table:number-columns-repeated="15"/>
          <table:table-cell office:value-type="float" office:value="369354.766450367" calcext:value-type="float">
            <text:p>369354.766450367</text:p>
          </table:table-cell>
          <table:table-cell office:value-type="float" office:value="3280348.30602372" calcext:value-type="float">
            <text:p>3280348.30602372</text:p>
          </table:table-cell>
          <table:table-cell table:number-columns-repeated="6"/>
        </table:table-row>
        <table:table-row table:style-name="ro1">
          <table:table-cell office:value-type="float" office:value="369388.290801127" calcext:value-type="float">
            <text:p>369388.290801127</text:p>
          </table:table-cell>
          <table:table-cell office:value-type="float" office:value="3280342.62572628" calcext:value-type="float">
            <text:p>3280342.62572628</text:p>
          </table:table-cell>
          <table:table-cell/>
          <table:table-cell office:value-type="float" office:value="369366.363231586" calcext:value-type="float">
            <text:p>369366.363231586</text:p>
          </table:table-cell>
          <table:table-cell office:value-type="float" office:value="3280338.19589973" calcext:value-type="float">
            <text:p>3280338.19589973</text:p>
          </table:table-cell>
          <table:table-cell/>
          <table:table-cell office:value-type="float" office:value="369351.651937086" calcext:value-type="float">
            <text:p>369351.651937086</text:p>
          </table:table-cell>
          <table:table-cell office:value-type="float" office:value="3280338.97071944" calcext:value-type="float">
            <text:p>3280338.97071944</text:p>
          </table:table-cell>
          <table:table-cell table:number-columns-repeated="15"/>
          <table:table-cell office:value-type="float" office:value="369355.437604817" calcext:value-type="float">
            <text:p>369355.437604817</text:p>
          </table:table-cell>
          <table:table-cell office:value-type="float" office:value="3280347.74403644" calcext:value-type="float">
            <text:p>3280347.74403644</text:p>
          </table:table-cell>
          <table:table-cell table:number-columns-repeated="6"/>
        </table:table-row>
        <table:table-row table:style-name="ro1">
          <table:table-cell office:value-type="float" office:value="369388.290801127" calcext:value-type="float">
            <text:p>369388.290801127</text:p>
          </table:table-cell>
          <table:table-cell office:value-type="float" office:value="3280342.62337009" calcext:value-type="float">
            <text:p>3280342.62337009</text:p>
          </table:table-cell>
          <table:table-cell/>
          <table:table-cell office:value-type="float" office:value="369366.363231586" calcext:value-type="float">
            <text:p>369366.363231586</text:p>
          </table:table-cell>
          <table:table-cell office:value-type="float" office:value="3280338.19589973" calcext:value-type="float">
            <text:p>3280338.19589973</text:p>
          </table:table-cell>
          <table:table-cell/>
          <table:table-cell office:value-type="float" office:value="369351.651937086" calcext:value-type="float">
            <text:p>369351.651937086</text:p>
          </table:table-cell>
          <table:table-cell office:value-type="float" office:value="3280339.10031014" calcext:value-type="float">
            <text:p>3280339.10031014</text:p>
          </table:table-cell>
          <table:table-cell table:number-columns-repeated="15"/>
          <table:table-cell office:value-type="float" office:value="369356.210727246" calcext:value-type="float">
            <text:p>369356.210727246</text:p>
          </table:table-cell>
          <table:table-cell office:value-type="float" office:value="3280347.62419294" calcext:value-type="float">
            <text:p>3280347.62419294</text:p>
          </table:table-cell>
          <table:table-cell table:number-columns-repeated="6"/>
        </table:table-row>
        <table:table-row table:style-name="ro1">
          <table:table-cell office:value-type="float" office:value="369385.433232621" calcext:value-type="float">
            <text:p>369385.433232621</text:p>
          </table:table-cell>
          <table:table-cell office:value-type="float" office:value="3280346.28615698" calcext:value-type="float">
            <text:p>3280346.28615698</text:p>
          </table:table-cell>
          <table:table-cell/>
          <table:table-cell office:value-type="float" office:value="369366.363231586" calcext:value-type="float">
            <text:p>369366.363231586</text:p>
          </table:table-cell>
          <table:table-cell office:value-type="float" office:value="3280338.31370945" calcext:value-type="float">
            <text:p>3280338.31370945</text:p>
          </table:table-cell>
          <table:table-cell/>
          <table:table-cell office:value-type="float" office:value="369352.139820946" calcext:value-type="float">
            <text:p>369352.139820946</text:p>
          </table:table-cell>
          <table:table-cell office:value-type="float" office:value="3280338.95588408" calcext:value-type="float">
            <text:p>3280338.95588408</text:p>
          </table:table-cell>
          <table:table-cell table:number-columns-repeated="15"/>
          <table:table-cell office:value-type="float" office:value="369356.876715671" calcext:value-type="float">
            <text:p>369356.876715671</text:p>
          </table:table-cell>
          <table:table-cell office:value-type="float" office:value="3280346.61893383" calcext:value-type="float">
            <text:p>3280346.61893383</text:p>
          </table:table-cell>
          <table:table-cell table:number-columns-repeated="6"/>
        </table:table-row>
        <table:table-row table:style-name="ro1">
          <table:table-cell office:value-type="float" office:value="369385.433232621" calcext:value-type="float">
            <text:p>369385.433232621</text:p>
          </table:table-cell>
          <table:table-cell office:value-type="float" office:value="3280346.55476315" calcext:value-type="float">
            <text:p>3280346.55476315</text:p>
          </table:table-cell>
          <table:table-cell/>
          <table:table-cell office:value-type="float" office:value="369366.363231586" calcext:value-type="float">
            <text:p>369366.363231586</text:p>
          </table:table-cell>
          <table:table-cell office:value-type="float" office:value="3280338.67420721" calcext:value-type="float">
            <text:p>3280338.67420721</text:p>
          </table:table-cell>
          <table:table-cell/>
          <table:table-cell office:value-type="float" office:value="369352.139820946" calcext:value-type="float">
            <text:p>369352.139820946</text:p>
          </table:table-cell>
          <table:table-cell office:value-type="float" office:value="3280339.06191283" calcext:value-type="float">
            <text:p>3280339.06191283</text:p>
          </table:table-cell>
          <table:table-cell table:number-columns-repeated="15"/>
          <table:table-cell office:value-type="float" office:value="369358.604940593" calcext:value-type="float">
            <text:p>369358.604940593</text:p>
          </table:table-cell>
          <table:table-cell office:value-type="float" office:value="3280345.37962893" calcext:value-type="float">
            <text:p>3280345.37962893</text:p>
          </table:table-cell>
          <table:table-cell table:number-columns-repeated="6"/>
        </table:table-row>
        <table:table-row table:style-name="ro1">
          <table:table-cell office:value-type="float" office:value="369385.433232621" calcext:value-type="float">
            <text:p>369385.433232621</text:p>
          </table:table-cell>
          <table:table-cell office:value-type="float" office:value="3280346.89169897" calcext:value-type="float">
            <text:p>3280346.89169897</text:p>
          </table:table-cell>
          <table:table-cell/>
          <table:table-cell office:value-type="float" office:value="369366.363231586" calcext:value-type="float">
            <text:p>369366.363231586</text:p>
          </table:table-cell>
          <table:table-cell office:value-type="float" office:value="3280338.8909771" calcext:value-type="float">
            <text:p>3280338.8909771</text:p>
          </table:table-cell>
          <table:table-cell/>
          <table:table-cell office:value-type="float" office:value="369352.139820946" calcext:value-type="float">
            <text:p>369352.139820946</text:p>
          </table:table-cell>
          <table:table-cell office:value-type="float" office:value="3280339.05955663" calcext:value-type="float">
            <text:p>3280339.05955663</text:p>
          </table:table-cell>
          <table:table-cell table:number-columns-repeated="15"/>
          <table:table-cell office:value-type="float" office:value="369358.789503531" calcext:value-type="float">
            <text:p>369358.789503531</text:p>
          </table:table-cell>
          <table:table-cell office:value-type="float" office:value="3280344.60164674" calcext:value-type="float">
            <text:p>3280344.60164674</text:p>
          </table:table-cell>
          <table:table-cell table:number-columns-repeated="6"/>
        </table:table-row>
        <table:table-row table:style-name="ro1">
          <table:table-cell office:value-type="float" office:value="369385.433232621" calcext:value-type="float">
            <text:p>369385.433232621</text:p>
          </table:table-cell>
          <table:table-cell office:value-type="float" office:value="3280347.23570336" calcext:value-type="float">
            <text:p>3280347.23570336</text:p>
          </table:table-cell>
          <table:table-cell/>
          <table:table-cell office:value-type="float" office:value="369365.797917932" calcext:value-type="float">
            <text:p>369365.797917932</text:p>
          </table:table-cell>
          <table:table-cell office:value-type="float" office:value="3280339.62437563" calcext:value-type="float">
            <text:p>3280339.62437563</text:p>
          </table:table-cell>
          <table:table-cell/>
          <table:table-cell office:value-type="float" office:value="369352.139820946" calcext:value-type="float">
            <text:p>369352.139820946</text:p>
          </table:table-cell>
          <table:table-cell office:value-type="float" office:value="3280339.05955663" calcext:value-type="float">
            <text:p>3280339.05955663</text:p>
          </table:table-cell>
          <table:table-cell table:number-columns-repeated="15"/>
          <table:table-cell office:value-type="float" office:value="369359.451617859" calcext:value-type="float">
            <text:p>369359.451617859</text:p>
          </table:table-cell>
          <table:table-cell office:value-type="float" office:value="3280343.26393387" calcext:value-type="float">
            <text:p>3280343.26393387</text:p>
          </table:table-cell>
          <table:table-cell table:number-columns-repeated="6"/>
        </table:table-row>
        <table:table-row table:style-name="ro1">
          <table:table-cell office:value-type="float" office:value="369385.433232621" calcext:value-type="float">
            <text:p>369385.433232621</text:p>
          </table:table-cell>
          <table:table-cell office:value-type="float" office:value="3280347.50430953" calcext:value-type="float">
            <text:p>3280347.50430953</text:p>
          </table:table-cell>
          <table:table-cell/>
          <table:table-cell office:value-type="float" office:value="369365.797917932" calcext:value-type="float">
            <text:p>369365.797917932</text:p>
          </table:table-cell>
          <table:table-cell office:value-type="float" office:value="3280339.65264997" calcext:value-type="float">
            <text:p>3280339.65264997</text:p>
          </table:table-cell>
          <table:table-cell/>
          <table:table-cell office:value-type="float" office:value="369352.139820946" calcext:value-type="float">
            <text:p>369352.139820946</text:p>
          </table:table-cell>
          <table:table-cell office:value-type="float" office:value="3280339.05955663" calcext:value-type="float">
            <text:p>3280339.05955663</text:p>
          </table:table-cell>
          <table:table-cell table:number-columns-repeated="15"/>
          <table:table-cell office:value-type="float" office:value="369360.880397763" calcext:value-type="float">
            <text:p>369360.880397763</text:p>
          </table:table-cell>
          <table:table-cell office:value-type="float" office:value="3280341.25228798" calcext:value-type="float">
            <text:p>3280341.25228798</text:p>
          </table:table-cell>
          <table:table-cell table:number-columns-repeated="6"/>
        </table:table-row>
        <table:table-row table:style-name="ro1">
          <table:table-cell office:value-type="float" office:value="369383.725665377" calcext:value-type="float">
            <text:p>369383.725665377</text:p>
          </table:table-cell>
          <table:table-cell office:value-type="float" office:value="3280349.29854523" calcext:value-type="float">
            <text:p>3280349.29854523</text:p>
          </table:table-cell>
          <table:table-cell/>
          <table:table-cell office:value-type="float" office:value="369365.797917932" calcext:value-type="float">
            <text:p>369365.797917932</text:p>
          </table:table-cell>
          <table:table-cell office:value-type="float" office:value="3280339.65736236" calcext:value-type="float">
            <text:p>3280339.65736236</text:p>
          </table:table-cell>
          <table:table-cell/>
          <table:table-cell office:value-type="float" office:value="369353.893877797" calcext:value-type="float">
            <text:p>369353.893877797</text:p>
          </table:table-cell>
          <table:table-cell office:value-type="float" office:value="3280339.89288279" calcext:value-type="float">
            <text:p>3280339.89288279</text:p>
          </table:table-cell>
          <table:table-cell table:number-columns-repeated="15"/>
          <table:table-cell office:value-type="float" office:value="369360.955244235" calcext:value-type="float">
            <text:p>369360.955244235</text:p>
          </table:table-cell>
          <table:table-cell office:value-type="float" office:value="3280339.3672542" calcext:value-type="float">
            <text:p>3280339.3672542</text:p>
          </table:table-cell>
          <table:table-cell table:number-columns-repeated="6"/>
        </table:table-row>
        <table:table-row table:style-name="ro1">
          <table:table-cell office:value-type="float" office:value="369383.725665377" calcext:value-type="float">
            <text:p>369383.725665377</text:p>
          </table:table-cell>
          <table:table-cell office:value-type="float" office:value="3280349.76507174" calcext:value-type="float">
            <text:p>3280349.76507174</text:p>
          </table:table-cell>
          <table:table-cell/>
          <table:table-cell office:value-type="float" office:value="369365.797917932" calcext:value-type="float">
            <text:p>369365.797917932</text:p>
          </table:table-cell>
          <table:table-cell office:value-type="float" office:value="3280339.66207475" calcext:value-type="float">
            <text:p>3280339.66207475</text:p>
          </table:table-cell>
          <table:table-cell/>
          <table:table-cell office:value-type="float" office:value="369353.893877797" calcext:value-type="float">
            <text:p>369353.893877797</text:p>
          </table:table-cell>
          <table:table-cell office:value-type="float" office:value="3280340.05546021" calcext:value-type="float">
            <text:p>3280340.05546021</text:p>
          </table:table-cell>
          <table:table-cell table:number-columns-repeated="15"/>
          <table:table-cell office:value-type="float" office:value="369359.692946112" calcext:value-type="float">
            <text:p>369359.692946112</text:p>
          </table:table-cell>
          <table:table-cell office:value-type="float" office:value="3280339.04946619" calcext:value-type="float">
            <text:p>3280339.04946619</text:p>
          </table:table-cell>
          <table:table-cell table:number-columns-repeated="6"/>
        </table:table-row>
        <table:table-row table:style-name="ro1">
          <table:table-cell office:value-type="float" office:value="369383.725665377" calcext:value-type="float">
            <text:p>369383.725665377</text:p>
          </table:table-cell>
          <table:table-cell office:value-type="float" office:value="3280350.00775977" calcext:value-type="float">
            <text:p>3280350.00775977</text:p>
          </table:table-cell>
          <table:table-cell/>
          <table:table-cell office:value-type="float" office:value="369365.797917932" calcext:value-type="float">
            <text:p>369365.797917932</text:p>
          </table:table-cell>
          <table:table-cell office:value-type="float" office:value="3280339.86706367" calcext:value-type="float">
            <text:p>3280339.86706367</text:p>
          </table:table-cell>
          <table:table-cell/>
          <table:table-cell office:value-type="float" office:value="369353.893877797" calcext:value-type="float">
            <text:p>369353.893877797</text:p>
          </table:table-cell>
          <table:table-cell office:value-type="float" office:value="3280340.26516152" calcext:value-type="float">
            <text:p>3280340.26516152</text:p>
          </table:table-cell>
          <table:table-cell table:number-columns-repeated="15"/>
          <table:table-cell office:value-type="float" office:value="369358.049898208" calcext:value-type="float">
            <text:p>369358.049898208</text:p>
          </table:table-cell>
          <table:table-cell office:value-type="float" office:value="3280339.29028089" calcext:value-type="float">
            <text:p>3280339.29028089</text:p>
          </table:table-cell>
          <table:table-cell table:number-columns-repeated="6"/>
        </table:table-row>
        <table:table-row table:style-name="ro1">
          <table:table-cell office:value-type="float" office:value="369383.725665377" calcext:value-type="float">
            <text:p>369383.725665377</text:p>
          </table:table-cell>
          <table:table-cell office:value-type="float" office:value="3280350.37532612" calcext:value-type="float">
            <text:p>3280350.37532612</text:p>
          </table:table-cell>
          <table:table-cell/>
          <table:table-cell office:value-type="float" office:value="369365.80437514" calcext:value-type="float">
            <text:p>369365.80437514</text:p>
          </table:table-cell>
          <table:table-cell office:value-type="float" office:value="3280340.317481" calcext:value-type="float">
            <text:p>3280340.317481</text:p>
          </table:table-cell>
          <table:table-cell/>
          <table:table-cell office:value-type="float" office:value="369353.893877797" calcext:value-type="float">
            <text:p>369353.893877797</text:p>
          </table:table-cell>
          <table:table-cell office:value-type="float" office:value="3280340.64215263" calcext:value-type="float">
            <text:p>3280340.64215263</text:p>
          </table:table-cell>
          <table:table-cell table:number-columns-repeated="15"/>
          <table:table-cell office:value-type="float" office:value="369356.51140138" calcext:value-type="float">
            <text:p>369356.51140138</text:p>
          </table:table-cell>
          <table:table-cell office:value-type="float" office:value="3280340.19487552" calcext:value-type="float">
            <text:p>3280340.19487552</text:p>
          </table:table-cell>
          <table:table-cell table:number-columns-repeated="6"/>
        </table:table-row>
        <table:table-row table:style-name="ro1">
          <table:table-cell office:value-type="float" office:value="369383.725665377" calcext:value-type="float">
            <text:p>369383.725665377</text:p>
          </table:table-cell>
          <table:table-cell office:value-type="float" office:value="3280350.73111148" calcext:value-type="float">
            <text:p>3280350.73111148</text:p>
          </table:table-cell>
          <table:table-cell/>
          <table:table-cell office:value-type="float" office:value="369365.80437514" calcext:value-type="float">
            <text:p>369365.80437514</text:p>
          </table:table-cell>
          <table:table-cell office:value-type="float" office:value="3280340.59315575" calcext:value-type="float">
            <text:p>3280340.59315575</text:p>
          </table:table-cell>
          <table:table-cell/>
          <table:table-cell office:value-type="float" office:value="369353.893877797" calcext:value-type="float">
            <text:p>369353.893877797</text:p>
          </table:table-cell>
          <table:table-cell office:value-type="float" office:value="3280340.94374553" calcext:value-type="float">
            <text:p>3280340.94374553</text:p>
          </table:table-cell>
          <table:table-cell table:number-columns-repeated="15"/>
          <table:table-cell office:value-type="float" office:value="369356.605620124" calcext:value-type="float">
            <text:p>369356.605620124</text:p>
          </table:table-cell>
          <table:table-cell office:value-type="float" office:value="3280339.97211138" calcext:value-type="float">
            <text:p>3280339.97211138</text:p>
          </table:table-cell>
          <table:table-cell table:number-columns-repeated="6"/>
        </table:table-row>
        <table:table-row table:style-name="ro1">
          <table:table-cell office:value-type="float" office:value="369383.725665377" calcext:value-type="float">
            <text:p>369383.725665377</text:p>
          </table:table-cell>
          <table:table-cell office:value-type="float" office:value="3280351.05391013" calcext:value-type="float">
            <text:p>3280351.05391013</text:p>
          </table:table-cell>
          <table:table-cell/>
          <table:table-cell office:value-type="float" office:value="369365.80437514" calcext:value-type="float">
            <text:p>369365.80437514</text:p>
          </table:table-cell>
          <table:table-cell office:value-type="float" office:value="3280340.92773537" calcext:value-type="float">
            <text:p>3280340.92773537</text:p>
          </table:table-cell>
          <table:table-cell/>
          <table:table-cell office:value-type="float" office:value="369354.553408765" calcext:value-type="float">
            <text:p>369354.553408765</text:p>
          </table:table-cell>
          <table:table-cell office:value-type="float" office:value="3280338.39008232" calcext:value-type="float">
            <text:p>3280338.39008232</text:p>
          </table:table-cell>
          <table:table-cell table:number-columns-repeated="15"/>
          <table:table-cell office:value-type="float" office:value="369356.804389874" calcext:value-type="float">
            <text:p>369356.804389874</text:p>
          </table:table-cell>
          <table:table-cell office:value-type="float" office:value="3280340.41312694" calcext:value-type="float">
            <text:p>3280340.41312694</text:p>
          </table:table-cell>
          <table:table-cell table:number-columns-repeated="6"/>
        </table:table-row>
        <table:table-row table:style-name="ro1">
          <table:table-cell office:value-type="float" office:value="369379.9633112" calcext:value-type="float">
            <text:p>369379.9633112</text:p>
          </table:table-cell>
          <table:table-cell office:value-type="float" office:value="3280350.70989705" calcext:value-type="float">
            <text:p>3280350.70989705</text:p>
          </table:table-cell>
          <table:table-cell/>
          <table:table-cell office:value-type="float" office:value="369365.80437514" calcext:value-type="float">
            <text:p>369365.80437514</text:p>
          </table:table-cell>
          <table:table-cell office:value-type="float" office:value="3280341.29294552" calcext:value-type="float">
            <text:p>3280341.29294552</text:p>
          </table:table-cell>
          <table:table-cell/>
          <table:table-cell office:value-type="float" office:value="369354.553408765" calcext:value-type="float">
            <text:p>369354.553408765</text:p>
          </table:table-cell>
          <table:table-cell office:value-type="float" office:value="3280338.43485002" calcext:value-type="float">
            <text:p>3280338.43485002</text:p>
          </table:table-cell>
          <table:table-cell table:number-columns-repeated="15"/>
          <table:table-cell office:value-type="float" office:value="369358.069270985" calcext:value-type="float">
            <text:p>369358.069270985</text:p>
          </table:table-cell>
          <table:table-cell office:value-type="float" office:value="3280340.95255058" calcext:value-type="float">
            <text:p>3280340.95255058</text:p>
          </table:table-cell>
          <table:table-cell table:number-columns-repeated="6"/>
        </table:table-row>
        <table:table-row table:style-name="ro1">
          <table:table-cell office:value-type="float" office:value="369379.9633112" calcext:value-type="float">
            <text:p>369379.9633112</text:p>
          </table:table-cell>
          <table:table-cell office:value-type="float" office:value="3280351.04447666" calcext:value-type="float">
            <text:p>3280351.04447666</text:p>
          </table:table-cell>
          <table:table-cell/>
          <table:table-cell office:value-type="float" office:value="369365.80437514" calcext:value-type="float">
            <text:p>369365.80437514</text:p>
          </table:table-cell>
          <table:table-cell office:value-type="float" office:value="3280341.59218222" calcext:value-type="float">
            <text:p>3280341.59218222</text:p>
          </table:table-cell>
          <table:table-cell/>
          <table:table-cell office:value-type="float" office:value="369354.553408765" calcext:value-type="float">
            <text:p>369354.553408765</text:p>
          </table:table-cell>
          <table:table-cell office:value-type="float" office:value="3280338.42071285" calcext:value-type="float">
            <text:p>3280338.42071285</text:p>
          </table:table-cell>
          <table:table-cell table:number-columns-repeated="15"/>
          <table:table-cell office:value-type="float" office:value="369360.392514273" calcext:value-type="float">
            <text:p>369360.392514273</text:p>
          </table:table-cell>
          <table:table-cell office:value-type="float" office:value="3280340.92547477" calcext:value-type="float">
            <text:p>3280340.92547477</text:p>
          </table:table-cell>
          <table:table-cell table:number-columns-repeated="6"/>
        </table:table-row>
        <table:table-row table:style-name="ro1">
          <table:table-cell office:value-type="float" office:value="369379.9633112" calcext:value-type="float">
            <text:p>369379.9633112</text:p>
          </table:table-cell>
          <table:table-cell office:value-type="float" office:value="3280351.3719877" calcext:value-type="float">
            <text:p>3280351.3719877</text:p>
          </table:table-cell>
          <table:table-cell/>
          <table:table-cell office:value-type="float" office:value="369367.452588744" calcext:value-type="float">
            <text:p>369367.452588744</text:p>
          </table:table-cell>
          <table:table-cell office:value-type="float" office:value="3280340.55292607" calcext:value-type="float">
            <text:p>3280340.55292607</text:p>
          </table:table-cell>
          <table:table-cell/>
          <table:table-cell office:value-type="float" office:value="369354.553408765" calcext:value-type="float">
            <text:p>369354.553408765</text:p>
          </table:table-cell>
          <table:table-cell office:value-type="float" office:value="3280338.42306905" calcext:value-type="float">
            <text:p>3280338.42306905</text:p>
          </table:table-cell>
          <table:table-cell table:number-columns-repeated="15"/>
          <table:table-cell office:value-type="float" office:value="369362.323384433" calcext:value-type="float">
            <text:p>369362.323384433</text:p>
          </table:table-cell>
          <table:table-cell office:value-type="float" office:value="3280340.45964006" calcext:value-type="float">
            <text:p>3280340.45964006</text:p>
          </table:table-cell>
          <table:table-cell table:number-columns-repeated="6"/>
        </table:table-row>
        <table:table-row table:style-name="ro1">
          <table:table-cell office:value-type="float" office:value="369379.9633112" calcext:value-type="float">
            <text:p>369379.9633112</text:p>
          </table:table-cell>
          <table:table-cell office:value-type="float" office:value="3280351.74191023" calcext:value-type="float">
            <text:p>3280351.74191023</text:p>
          </table:table-cell>
          <table:table-cell/>
          <table:table-cell office:value-type="float" office:value="369367.452588744" calcext:value-type="float">
            <text:p>369367.452588744</text:p>
          </table:table-cell>
          <table:table-cell office:value-type="float" office:value="3280340.85216277" calcext:value-type="float">
            <text:p>3280340.85216277</text:p>
          </table:table-cell>
          <table:table-cell/>
          <table:table-cell office:value-type="float" office:value="369354.553408765" calcext:value-type="float">
            <text:p>369354.553408765</text:p>
          </table:table-cell>
          <table:table-cell office:value-type="float" office:value="3280338.42071285" calcext:value-type="float">
            <text:p>3280338.42071285</text:p>
          </table:table-cell>
          <table:table-cell table:number-columns-repeated="15"/>
          <table:table-cell office:value-type="float" office:value="369365.311325968" calcext:value-type="float">
            <text:p>369365.311325968</text:p>
          </table:table-cell>
          <table:table-cell office:value-type="float" office:value="3280339.31648861" calcext:value-type="float">
            <text:p>3280339.31648861</text:p>
          </table:table-cell>
          <table:table-cell table:number-columns-repeated="6"/>
        </table:table-row>
        <table:table-row table:style-name="ro1">
          <table:table-cell office:value-type="float" office:value="369379.9633112" calcext:value-type="float">
            <text:p>369379.9633112</text:p>
          </table:table-cell>
          <table:table-cell office:value-type="float" office:value="3280350.45071565" calcext:value-type="float">
            <text:p>3280350.45071565</text:p>
          </table:table-cell>
          <table:table-cell/>
          <table:table-cell office:value-type="float" office:value="369367.452588744" calcext:value-type="float">
            <text:p>369367.452588744</text:p>
          </table:table-cell>
          <table:table-cell office:value-type="float" office:value="3280341.18909859" calcext:value-type="float">
            <text:p>3280341.18909859</text:p>
          </table:table-cell>
          <table:table-cell/>
          <table:table-cell office:value-type="float" office:value="369355.023210883" calcext:value-type="float">
            <text:p>369355.023210883</text:p>
          </table:table-cell>
          <table:table-cell office:value-type="float" office:value="3280337.17251215" calcext:value-type="float">
            <text:p>3280337.17251215</text:p>
          </table:table-cell>
          <table:table-cell table:number-columns-repeated="15"/>
          <table:table-cell office:value-type="float" office:value="369365.311325968" calcext:value-type="float">
            <text:p>369365.311325968</text:p>
          </table:table-cell>
          <table:table-cell office:value-type="float" office:value="3280339.31648861" calcext:value-type="float">
            <text:p>3280339.31648861</text:p>
          </table:table-cell>
          <table:table-cell table:number-columns-repeated="6"/>
        </table:table-row>
        <table:table-row table:style-name="ro1">
          <table:table-cell office:value-type="float" office:value="369379.9633112" calcext:value-type="float">
            <text:p>369379.9633112</text:p>
          </table:table-cell>
          <table:table-cell office:value-type="float" office:value="3280350.87954305" calcext:value-type="float">
            <text:p>3280350.87954305</text:p>
          </table:table-cell>
          <table:table-cell/>
          <table:table-cell office:value-type="float" office:value="369367.452588744" calcext:value-type="float">
            <text:p>369367.452588744</text:p>
          </table:table-cell>
          <table:table-cell office:value-type="float" office:value="3280341.43649901" calcext:value-type="float">
            <text:p>3280341.43649901</text:p>
          </table:table-cell>
          <table:table-cell/>
          <table:table-cell office:value-type="float" office:value="369355.023210883" calcext:value-type="float">
            <text:p>369355.023210883</text:p>
          </table:table-cell>
          <table:table-cell office:value-type="float" office:value="3280337.46939266" calcext:value-type="float">
            <text:p>3280337.46939266</text:p>
          </table:table-cell>
          <table:table-cell table:number-columns-repeated="15"/>
          <table:table-cell office:value-type="float" office:value="369365.213232707" calcext:value-type="float">
            <text:p>369365.213232707</text:p>
          </table:table-cell>
          <table:table-cell office:value-type="float" office:value="3280339.20679874" calcext:value-type="float">
            <text:p>3280339.20679874</text:p>
          </table:table-cell>
          <table:table-cell table:number-columns-repeated="6"/>
        </table:table-row>
        <table:table-row table:style-name="ro1">
          <table:table-cell office:value-type="float" office:value="369379.9633112" calcext:value-type="float">
            <text:p>369379.9633112</text:p>
          </table:table-cell>
          <table:table-cell office:value-type="float" office:value="3280351.2871647" calcext:value-type="float">
            <text:p>3280351.2871647</text:p>
          </table:table-cell>
          <table:table-cell/>
          <table:table-cell office:value-type="float" office:value="369367.452588744" calcext:value-type="float">
            <text:p>369367.452588744</text:p>
          </table:table-cell>
          <table:table-cell office:value-type="float" office:value="3280341.77814721" calcext:value-type="float">
            <text:p>3280341.77814721</text:p>
          </table:table-cell>
          <table:table-cell/>
          <table:table-cell office:value-type="float" office:value="369355.023210883" calcext:value-type="float">
            <text:p>369355.023210883</text:p>
          </table:table-cell>
          <table:table-cell office:value-type="float" office:value="3280337.84638377" calcext:value-type="float">
            <text:p>3280337.84638377</text:p>
          </table:table-cell>
          <table:table-cell table:number-columns-repeated="15"/>
          <table:table-cell office:value-type="float" office:value="369364.242631625" calcext:value-type="float">
            <text:p>369364.242631625</text:p>
          </table:table-cell>
          <table:table-cell office:value-type="float" office:value="3280338.99644389" calcext:value-type="float">
            <text:p>3280338.99644389</text:p>
          </table:table-cell>
          <table:table-cell table:number-columns-repeated="6"/>
        </table:table-row>
        <table:table-row table:style-name="ro1">
          <table:table-cell office:value-type="float" office:value="369379.9633112" calcext:value-type="float">
            <text:p>369379.9633112</text:p>
          </table:table-cell>
          <table:table-cell office:value-type="float" office:value="3280351.52985273" calcext:value-type="float">
            <text:p>3280351.52985273</text:p>
          </table:table-cell>
          <table:table-cell/>
          <table:table-cell office:value-type="float" office:value="369367.718457137" calcext:value-type="float">
            <text:p>369367.718457137</text:p>
          </table:table-cell>
          <table:table-cell office:value-type="float" office:value="3280338.37331442" calcext:value-type="float">
            <text:p>3280338.37331442</text:p>
          </table:table-cell>
          <table:table-cell/>
          <table:table-cell office:value-type="float" office:value="369355.023210883" calcext:value-type="float">
            <text:p>369355.023210883</text:p>
          </table:table-cell>
          <table:table-cell office:value-type="float" office:value="3280338.2186625" calcext:value-type="float">
            <text:p>3280338.2186625</text:p>
          </table:table-cell>
          <table:table-cell table:number-columns-repeated="15"/>
          <table:table-cell office:value-type="float" office:value="369362.790604338" calcext:value-type="float">
            <text:p>369362.790604338</text:p>
          </table:table-cell>
          <table:table-cell office:value-type="float" office:value="3280339.0133657" calcext:value-type="float">
            <text:p>3280339.0133657</text:p>
          </table:table-cell>
          <table:table-cell table:number-columns-repeated="6"/>
        </table:table-row>
        <table:table-row table:style-name="ro1">
          <table:table-cell office:value-type="float" office:value="369379.9633112" calcext:value-type="float">
            <text:p>369379.9633112</text:p>
          </table:table-cell>
          <table:table-cell office:value-type="float" office:value="3280351.83615801" calcext:value-type="float">
            <text:p>3280351.83615801</text:p>
          </table:table-cell>
          <table:table-cell/>
          <table:table-cell office:value-type="float" office:value="369367.718457137" calcext:value-type="float">
            <text:p>369367.718457137</text:p>
          </table:table-cell>
          <table:table-cell office:value-type="float" office:value="3280338.68433209" calcext:value-type="float">
            <text:p>3280338.68433209</text:p>
          </table:table-cell>
          <table:table-cell/>
          <table:table-cell office:value-type="float" office:value="369355.023210883" calcext:value-type="float">
            <text:p>369355.023210883</text:p>
          </table:table-cell>
          <table:table-cell office:value-type="float" office:value="3280338.59565362" calcext:value-type="float">
            <text:p>3280338.59565362</text:p>
          </table:table-cell>
          <table:table-cell table:number-columns-repeated="15"/>
          <table:table-cell office:value-type="float" office:value="369362.884823217" calcext:value-type="float">
            <text:p>369362.884823217</text:p>
          </table:table-cell>
          <table:table-cell office:value-type="float" office:value="3280338.79060162" calcext:value-type="float">
            <text:p>3280338.79060162</text:p>
          </table:table-cell>
          <table:table-cell table:number-columns-repeated="6"/>
        </table:table-row>
        <table:table-row table:style-name="ro1">
          <table:table-cell office:value-type="float" office:value="369377.933057831" calcext:value-type="float">
            <text:p>369377.933057831</text:p>
          </table:table-cell>
          <table:table-cell office:value-type="float" office:value="3280350.69603942" calcext:value-type="float">
            <text:p>3280350.69603942</text:p>
          </table:table-cell>
          <table:table-cell/>
          <table:table-cell office:value-type="float" office:value="369367.718457137" calcext:value-type="float">
            <text:p>369367.718457137</text:p>
          </table:table-cell>
          <table:table-cell office:value-type="float" office:value="3280339.05189843" calcext:value-type="float">
            <text:p>3280339.05189843</text:p>
          </table:table-cell>
          <table:table-cell/>
          <table:table-cell office:value-type="float" office:value="369358.19571577" calcext:value-type="float">
            <text:p>369358.19571577</text:p>
          </table:table-cell>
          <table:table-cell office:value-type="float" office:value="3280335.29143189" calcext:value-type="float">
            <text:p>3280335.29143189</text:p>
          </table:table-cell>
          <table:table-cell table:number-columns-repeated="15"/>
          <table:table-cell office:value-type="float" office:value="369362.400814112" calcext:value-type="float">
            <text:p>369362.400814112</text:p>
          </table:table-cell>
          <table:table-cell office:value-type="float" office:value="3280338.79624226" calcext:value-type="float">
            <text:p>3280338.79624226</text:p>
          </table:table-cell>
          <table:table-cell table:number-columns-repeated="6"/>
        </table:table-row>
        <table:table-row table:style-name="ro1">
          <table:table-cell office:value-type="float" office:value="369377.933057831" calcext:value-type="float">
            <text:p>369377.933057831</text:p>
          </table:table-cell>
          <table:table-cell office:value-type="float" office:value="3280351.02826284" calcext:value-type="float">
            <text:p>3280351.02826284</text:p>
          </table:table-cell>
          <table:table-cell/>
          <table:table-cell office:value-type="float" office:value="369367.718457137" calcext:value-type="float">
            <text:p>369367.718457137</text:p>
          </table:table-cell>
          <table:table-cell office:value-type="float" office:value="3280339.3652723" calcext:value-type="float">
            <text:p>3280339.3652723</text:p>
          </table:table-cell>
          <table:table-cell/>
          <table:table-cell office:value-type="float" office:value="369358.19571577" calcext:value-type="float">
            <text:p>369358.19571577</text:p>
          </table:table-cell>
          <table:table-cell office:value-type="float" office:value="3280335.56475045" calcext:value-type="float">
            <text:p>3280335.56475045</text:p>
          </table:table-cell>
          <table:table-cell table:number-columns-repeated="15"/>
          <table:table-cell office:value-type="float" office:value="369362.106534216" calcext:value-type="float">
            <text:p>369362.106534216</text:p>
          </table:table-cell>
          <table:table-cell office:value-type="float" office:value="3280338.46717272" calcext:value-type="float">
            <text:p>3280338.46717272</text:p>
          </table:table-cell>
          <table:table-cell table:number-columns-repeated="6"/>
        </table:table-row>
        <table:table-row table:style-name="ro1">
          <table:table-cell office:value-type="float" office:value="369377.933057831" calcext:value-type="float">
            <text:p>369377.933057831</text:p>
          </table:table-cell>
          <table:table-cell office:value-type="float" office:value="3280351.38404821" calcext:value-type="float">
            <text:p>3280351.38404821</text:p>
          </table:table-cell>
          <table:table-cell/>
          <table:table-cell office:value-type="float" office:value="369367.718457137" calcext:value-type="float">
            <text:p>369367.718457137</text:p>
          </table:table-cell>
          <table:table-cell office:value-type="float" office:value="3280339.70927669" calcext:value-type="float">
            <text:p>3280339.70927669</text:p>
          </table:table-cell>
          <table:table-cell/>
          <table:table-cell office:value-type="float" office:value="369358.19571577" calcext:value-type="float">
            <text:p>369358.19571577</text:p>
          </table:table-cell>
          <table:table-cell office:value-type="float" office:value="3280335.64957345" calcext:value-type="float">
            <text:p>3280335.64957345</text:p>
          </table:table-cell>
          <table:table-cell table:number-columns-repeated="15"/>
          <table:table-cell office:value-type="float" office:value="369360.17308072" calcext:value-type="float">
            <text:p>369360.17308072</text:p>
          </table:table-cell>
          <table:table-cell office:value-type="float" office:value="3280338.7113715" calcext:value-type="float">
            <text:p>3280338.7113715</text:p>
          </table:table-cell>
          <table:table-cell table:number-columns-repeated="6"/>
        </table:table-row>
        <table:table-row table:style-name="ro1">
          <table:table-cell office:value-type="float" office:value="369377.933057831" calcext:value-type="float">
            <text:p>369377.933057831</text:p>
          </table:table-cell>
          <table:table-cell office:value-type="float" office:value="3280351.63851721" calcext:value-type="float">
            <text:p>3280351.63851721</text:p>
          </table:table-cell>
          <table:table-cell/>
          <table:table-cell office:value-type="float" office:value="369366.733650281" calcext:value-type="float">
            <text:p>369366.733650281</text:p>
          </table:table-cell>
          <table:table-cell office:value-type="float" office:value="3280336.98166071" calcext:value-type="float">
            <text:p>3280336.98166071</text:p>
          </table:table-cell>
          <table:table-cell/>
          <table:table-cell office:value-type="float" office:value="369358.19571577" calcext:value-type="float">
            <text:p>369358.19571577</text:p>
          </table:table-cell>
          <table:table-cell office:value-type="float" office:value="3280335.63779248" calcext:value-type="float">
            <text:p>3280335.63779248</text:p>
          </table:table-cell>
          <table:table-cell table:number-columns-repeated="15"/>
          <table:table-cell office:value-type="float" office:value="369359.215394546" calcext:value-type="float">
            <text:p>369359.215394546</text:p>
          </table:table-cell>
          <table:table-cell office:value-type="float" office:value="3280339.60919686" calcext:value-type="float">
            <text:p>3280339.60919686</text:p>
          </table:table-cell>
          <table:table-cell table:number-columns-repeated="6"/>
        </table:table-row>
        <table:table-row table:style-name="ro1">
          <table:table-cell office:value-type="float" office:value="369377.933057831" calcext:value-type="float">
            <text:p>369377.933057831</text:p>
          </table:table-cell>
          <table:table-cell office:value-type="float" office:value="3280351.92126055" calcext:value-type="float">
            <text:p>3280351.92126055</text:p>
          </table:table-cell>
          <table:table-cell/>
          <table:table-cell office:value-type="float" office:value="369366.733650281" calcext:value-type="float">
            <text:p>369366.733650281</text:p>
          </table:table-cell>
          <table:table-cell office:value-type="float" office:value="3280337.34451466" calcext:value-type="float">
            <text:p>3280337.34451466</text:p>
          </table:table-cell>
          <table:table-cell/>
          <table:table-cell office:value-type="float" office:value="369358.19571577" calcext:value-type="float">
            <text:p>369358.19571577</text:p>
          </table:table-cell>
          <table:table-cell office:value-type="float" office:value="3280335.63308009" calcext:value-type="float">
            <text:p>3280335.63308009</text:p>
          </table:table-cell>
          <table:table-cell table:number-columns-repeated="15"/>
          <table:table-cell office:value-type="float" office:value="369360.873940308" calcext:value-type="float">
            <text:p>369360.873940308</text:p>
          </table:table-cell>
          <table:table-cell office:value-type="float" office:value="3280340.69819809" calcext:value-type="float">
            <text:p>3280340.69819809</text:p>
          </table:table-cell>
          <table:table-cell table:number-columns-repeated="6"/>
        </table:table-row>
        <table:table-row table:style-name="ro1">
          <table:table-cell office:value-type="float" office:value="369378.366704864" calcext:value-type="float">
            <text:p>369378.366704864</text:p>
          </table:table-cell>
          <table:table-cell office:value-type="float" office:value="3280346.36849837" calcext:value-type="float">
            <text:p>3280346.36849837</text:p>
          </table:table-cell>
          <table:table-cell/>
          <table:table-cell office:value-type="float" office:value="369366.733650281" calcext:value-type="float">
            <text:p>369366.733650281</text:p>
          </table:table-cell>
          <table:table-cell office:value-type="float" office:value="3280337.79454781" calcext:value-type="float">
            <text:p>3280337.79454781</text:p>
          </table:table-cell>
          <table:table-cell/>
          <table:table-cell office:value-type="float" office:value="369359.628371073" calcext:value-type="float">
            <text:p>369359.628371073</text:p>
          </table:table-cell>
          <table:table-cell office:value-type="float" office:value="3280333.50856727" calcext:value-type="float">
            <text:p>3280333.50856727</text:p>
          </table:table-cell>
          <table:table-cell table:number-columns-repeated="15"/>
          <table:table-cell office:value-type="float" office:value="369360.667421771" calcext:value-type="float">
            <text:p>369360.667421771</text:p>
          </table:table-cell>
          <table:table-cell office:value-type="float" office:value="3280339.59227459" calcext:value-type="float">
            <text:p>3280339.59227459</text:p>
          </table:table-cell>
          <table:table-cell table:number-columns-repeated="6"/>
        </table:table-row>
        <table:table-row table:style-name="ro1">
          <table:table-cell office:value-type="float" office:value="369378.366704864" calcext:value-type="float">
            <text:p>369378.366704864</text:p>
          </table:table-cell>
          <table:table-cell office:value-type="float" office:value="3280346.71014657" calcext:value-type="float">
            <text:p>3280346.71014657</text:p>
          </table:table-cell>
          <table:table-cell/>
          <table:table-cell office:value-type="float" office:value="369366.733650281" calcext:value-type="float">
            <text:p>369366.733650281</text:p>
          </table:table-cell>
          <table:table-cell office:value-type="float" office:value="3280338.23044379" calcext:value-type="float">
            <text:p>3280338.23044379</text:p>
          </table:table-cell>
          <table:table-cell/>
          <table:table-cell office:value-type="float" office:value="369359.628371073" calcext:value-type="float">
            <text:p>369359.628371073</text:p>
          </table:table-cell>
          <table:table-cell office:value-type="float" office:value="3280333.50856727" calcext:value-type="float">
            <text:p>3280333.50856727</text:p>
          </table:table-cell>
          <table:table-cell table:number-columns-repeated="15"/>
          <table:table-cell office:value-type="float" office:value="369360.861025401" calcext:value-type="float">
            <text:p>369360.861025401</text:p>
          </table:table-cell>
          <table:table-cell office:value-type="float" office:value="3280339.5900183" calcext:value-type="float">
            <text:p>3280339.5900183</text:p>
          </table:table-cell>
          <table:table-cell table:number-columns-repeated="6"/>
        </table:table-row>
        <table:table-row table:style-name="ro1">
          <table:table-cell office:value-type="float" office:value="369378.366704864" calcext:value-type="float">
            <text:p>369378.366704864</text:p>
          </table:table-cell>
          <table:table-cell office:value-type="float" office:value="3280346.99053372" calcext:value-type="float">
            <text:p>3280346.99053372</text:p>
          </table:table-cell>
          <table:table-cell/>
          <table:table-cell office:value-type="float" office:value="369366.733650281" calcext:value-type="float">
            <text:p>369366.733650281</text:p>
          </table:table-cell>
          <table:table-cell office:value-type="float" office:value="3280338.6121473" calcext:value-type="float">
            <text:p>3280338.6121473</text:p>
          </table:table-cell>
          <table:table-cell/>
          <table:table-cell office:value-type="float" office:value="369359.628371073" calcext:value-type="float">
            <text:p>369359.628371073</text:p>
          </table:table-cell>
          <table:table-cell office:value-type="float" office:value="3280333.5391978" calcext:value-type="float">
            <text:p>3280333.5391978</text:p>
          </table:table-cell>
          <table:table-cell table:number-columns-repeated="15"/>
          <table:table-cell office:value-type="float" office:value="369360.957827214" calcext:value-type="float">
            <text:p>369360.957827214</text:p>
          </table:table-cell>
          <table:table-cell office:value-type="float" office:value="3280339.58889015" calcext:value-type="float">
            <text:p>3280339.58889015</text:p>
          </table:table-cell>
          <table:table-cell table:number-columns-repeated="6"/>
        </table:table-row>
        <table:table-row table:style-name="ro1">
          <table:table-cell office:value-type="float" office:value="369378.366704864" calcext:value-type="float">
            <text:p>369378.366704864</text:p>
          </table:table-cell>
          <table:table-cell office:value-type="float" office:value="3280347.2567837" calcext:value-type="float">
            <text:p>3280347.2567837</text:p>
          </table:table-cell>
          <table:table-cell/>
          <table:table-cell office:value-type="float" office:value="369365.748843178" calcext:value-type="float">
            <text:p>369365.748843178</text:p>
          </table:table-cell>
          <table:table-cell office:value-type="float" office:value="3280335.63241859" calcext:value-type="float">
            <text:p>3280335.63241859</text:p>
          </table:table-cell>
          <table:table-cell/>
          <table:table-cell office:value-type="float" office:value="369359.628371073" calcext:value-type="float">
            <text:p>369359.628371073</text:p>
          </table:table-cell>
          <table:table-cell office:value-type="float" office:value="3280333.73711813" calcext:value-type="float">
            <text:p>3280333.73711813</text:p>
          </table:table-cell>
          <table:table-cell table:number-columns-repeated="15"/>
          <table:table-cell office:value-type="float" office:value="369359.516132023" calcext:value-type="float">
            <text:p>369359.516132023</text:p>
          </table:table-cell>
          <table:table-cell office:value-type="float" office:value="3280340.49235623" calcext:value-type="float">
            <text:p>3280340.49235623</text:p>
          </table:table-cell>
          <table:table-cell table:number-columns-repeated="6"/>
        </table:table-row>
        <table:table-row table:style-name="ro1">
          <table:table-cell office:value-type="float" office:value="369378.366704864" calcext:value-type="float">
            <text:p>369378.366704864</text:p>
          </table:table-cell>
          <table:table-cell office:value-type="float" office:value="3280347.51832128" calcext:value-type="float">
            <text:p>3280347.51832128</text:p>
          </table:table-cell>
          <table:table-cell/>
          <table:table-cell office:value-type="float" office:value="369365.748843178" calcext:value-type="float">
            <text:p>369365.748843178</text:p>
          </table:table-cell>
          <table:table-cell office:value-type="float" office:value="3280336.00469732" calcext:value-type="float">
            <text:p>3280336.00469732</text:p>
          </table:table-cell>
          <table:table-cell/>
          <table:table-cell office:value-type="float" office:value="369359.628371073" calcext:value-type="float">
            <text:p>369359.628371073</text:p>
          </table:table-cell>
          <table:table-cell office:value-type="float" office:value="3280334.02221767" calcext:value-type="float">
            <text:p>3280334.02221767</text:p>
          </table:table-cell>
          <table:table-cell table:number-columns-repeated="15"/>
          <table:table-cell office:value-type="float" office:value="369360.218283135" calcext:value-type="float">
            <text:p>369360.218283135</text:p>
          </table:table-cell>
          <table:table-cell office:value-type="float" office:value="3280342.59000076" calcext:value-type="float">
            <text:p>3280342.59000076</text:p>
          </table:table-cell>
          <table:table-cell table:number-columns-repeated="6"/>
        </table:table-row>
        <table:table-row table:style-name="ro1">
          <table:table-cell office:value-type="float" office:value="369377.880113459" calcext:value-type="float">
            <text:p>369377.880113459</text:p>
          </table:table-cell>
          <table:table-cell office:value-type="float" office:value="3280346.15250241" calcext:value-type="float">
            <text:p>3280346.15250241</text:p>
          </table:table-cell>
          <table:table-cell/>
          <table:table-cell office:value-type="float" office:value="369365.748843178" calcext:value-type="float">
            <text:p>369365.748843178</text:p>
          </table:table-cell>
          <table:table-cell office:value-type="float" office:value="3280336.32513977" calcext:value-type="float">
            <text:p>3280336.32513977</text:p>
          </table:table-cell>
          <table:table-cell/>
          <table:table-cell office:value-type="float" office:value="369360.102048453" calcext:value-type="float">
            <text:p>369360.102048453</text:p>
          </table:table-cell>
          <table:table-cell office:value-type="float" office:value="3280332.67999994" calcext:value-type="float">
            <text:p>3280332.67999994</text:p>
          </table:table-cell>
          <table:table-cell table:number-columns-repeated="15"/>
          <table:table-cell office:value-type="float" office:value="369361.206964848" calcext:value-type="float">
            <text:p>369361.206964848</text:p>
          </table:table-cell>
          <table:table-cell office:value-type="float" office:value="3280344.35180697" calcext:value-type="float">
            <text:p>3280344.35180697</text:p>
          </table:table-cell>
          <table:table-cell table:number-columns-repeated="6"/>
        </table:table-row>
        <table:table-row table:style-name="ro1">
          <table:table-cell office:value-type="float" office:value="369377.880113459" calcext:value-type="float">
            <text:p>369377.880113459</text:p>
          </table:table-cell>
          <table:table-cell office:value-type="float" office:value="3280346.48472583" calcext:value-type="float">
            <text:p>3280346.48472583</text:p>
          </table:table-cell>
          <table:table-cell/>
          <table:table-cell office:value-type="float" office:value="369365.748843178" calcext:value-type="float">
            <text:p>369365.748843178</text:p>
          </table:table-cell>
          <table:table-cell office:value-type="float" office:value="3280336.73983" calcext:value-type="float">
            <text:p>3280336.73983</text:p>
          </table:table-cell>
          <table:table-cell/>
          <table:table-cell office:value-type="float" office:value="369360.102048453" calcext:value-type="float">
            <text:p>369360.102048453</text:p>
          </table:table-cell>
          <table:table-cell office:value-type="float" office:value="3280333.14652645" calcext:value-type="float">
            <text:p>3280333.14652645</text:p>
          </table:table-cell>
          <table:table-cell table:number-columns-repeated="15"/>
          <table:table-cell office:value-type="float" office:value="369361.206964848" calcext:value-type="float">
            <text:p>369361.206964848</text:p>
          </table:table-cell>
          <table:table-cell office:value-type="float" office:value="3280344.35180697" calcext:value-type="float">
            <text:p>3280344.35180697</text:p>
          </table:table-cell>
          <table:table-cell table:number-columns-repeated="6"/>
        </table:table-row>
        <table:table-row table:style-name="ro1">
          <table:table-cell office:value-type="float" office:value="369377.880113459" calcext:value-type="float">
            <text:p>369377.880113459</text:p>
          </table:table-cell>
          <table:table-cell office:value-type="float" office:value="3280346.84757978" calcext:value-type="float">
            <text:p>3280346.84757978</text:p>
          </table:table-cell>
          <table:table-cell/>
          <table:table-cell office:value-type="float" office:value="369365.748843178" calcext:value-type="float">
            <text:p>369365.748843178</text:p>
          </table:table-cell>
          <table:table-cell office:value-type="float" office:value="3280337.10739634" calcext:value-type="float">
            <text:p>3280337.10739634</text:p>
          </table:table-cell>
          <table:table-cell/>
          <table:table-cell office:value-type="float" office:value="369360.102048453" calcext:value-type="float">
            <text:p>369360.102048453</text:p>
          </table:table-cell>
          <table:table-cell office:value-type="float" office:value="3280333.52351757" calcext:value-type="float">
            <text:p>3280333.52351757</text:p>
          </table:table-cell>
          <table:table-cell table:number-columns-repeated="15"/>
          <table:table-cell office:value-type="float" office:value="369362.187897387" calcext:value-type="float">
            <text:p>369362.187897387</text:p>
          </table:table-cell>
          <table:table-cell office:value-type="float" office:value="3280345.44870537" calcext:value-type="float">
            <text:p>3280345.44870537</text:p>
          </table:table-cell>
          <table:table-cell table:number-columns-repeated="6"/>
        </table:table-row>
        <table:table-row table:style-name="ro1">
          <table:table-cell office:value-type="float" office:value="369377.880113459" calcext:value-type="float">
            <text:p>369377.880113459</text:p>
          </table:table-cell>
          <table:table-cell office:value-type="float" office:value="3280347.23870807" calcext:value-type="float">
            <text:p>3280347.23870807</text:p>
          </table:table-cell>
          <table:table-cell/>
          <table:table-cell office:value-type="float" office:value="369365.627503953" calcext:value-type="float">
            <text:p>369365.627503953</text:p>
          </table:table-cell>
          <table:table-cell office:value-type="float" office:value="3280333.52093655" calcext:value-type="float">
            <text:p>3280333.52093655</text:p>
          </table:table-cell>
          <table:table-cell/>
          <table:table-cell office:value-type="float" office:value="369360.102048453" calcext:value-type="float">
            <text:p>369360.102048453</text:p>
          </table:table-cell>
          <table:table-cell office:value-type="float" office:value="3280333.56121668" calcext:value-type="float">
            <text:p>3280333.56121668</text:p>
          </table:table-cell>
          <table:table-cell table:number-columns-repeated="15"/>
          <table:table-cell office:value-type="float" office:value="369362.187897387" calcext:value-type="float">
            <text:p>369362.187897387</text:p>
          </table:table-cell>
          <table:table-cell office:value-type="float" office:value="3280345.44870537" calcext:value-type="float">
            <text:p>3280345.44870537</text:p>
          </table:table-cell>
          <table:table-cell table:number-columns-repeated="6"/>
        </table:table-row>
        <table:table-row table:style-name="ro1">
          <table:table-cell office:value-type="float" office:value="369377.880113459" calcext:value-type="float">
            <text:p>369377.880113459</text:p>
          </table:table-cell>
          <table:table-cell office:value-type="float" office:value="3280347.72644033" calcext:value-type="float">
            <text:p>3280347.72644033</text:p>
          </table:table-cell>
          <table:table-cell/>
          <table:table-cell office:value-type="float" office:value="369365.627503953" calcext:value-type="float">
            <text:p>369365.627503953</text:p>
          </table:table-cell>
          <table:table-cell office:value-type="float" office:value="3280333.8837905" calcext:value-type="float">
            <text:p>3280333.8837905</text:p>
          </table:table-cell>
          <table:table-cell/>
          <table:table-cell office:value-type="float" office:value="369360.102048453" calcext:value-type="float">
            <text:p>369360.102048453</text:p>
          </table:table-cell>
          <table:table-cell office:value-type="float" office:value="3280333.52351757" calcext:value-type="float">
            <text:p>3280333.52351757</text:p>
          </table:table-cell>
          <table:table-cell table:number-columns-repeated="15"/>
          <table:table-cell office:value-type="float" office:value="369362.477011199" calcext:value-type="float">
            <text:p>369362.477011199</text:p>
          </table:table-cell>
          <table:table-cell office:value-type="float" office:value="3280345.334503" calcext:value-type="float">
            <text:p>3280345.334503</text:p>
          </table:table-cell>
          <table:table-cell table:number-columns-repeated="6"/>
        </table:table-row>
        <table:table-row table:style-name="ro1">
          <table:table-cell office:value-type="float" office:value="369379.425067573" calcext:value-type="float">
            <text:p>369379.425067573</text:p>
          </table:table-cell>
          <table:table-cell office:value-type="float" office:value="3280345.80200061" calcext:value-type="float">
            <text:p>3280345.80200061</text:p>
          </table:table-cell>
          <table:table-cell/>
          <table:table-cell office:value-type="float" office:value="369365.627503953" calcext:value-type="float">
            <text:p>369365.627503953</text:p>
          </table:table-cell>
          <table:table-cell office:value-type="float" office:value="3280334.28434356" calcext:value-type="float">
            <text:p>3280334.28434356</text:p>
          </table:table-cell>
          <table:table-cell/>
          <table:table-cell office:value-type="float" office:value="369360.574434421" calcext:value-type="float">
            <text:p>369360.574434421</text:p>
          </table:table-cell>
          <table:table-cell office:value-type="float" office:value="3280331.64401069" calcext:value-type="float">
            <text:p>3280331.64401069</text:p>
          </table:table-cell>
          <table:table-cell table:number-columns-repeated="15"/>
          <table:table-cell office:value-type="float" office:value="369362.471845291" calcext:value-type="float">
            <text:p>369362.471845291</text:p>
          </table:table-cell>
          <table:table-cell office:value-type="float" office:value="3280344.89123108" calcext:value-type="float">
            <text:p>3280344.89123108</text:p>
          </table:table-cell>
          <table:table-cell table:number-columns-repeated="6"/>
        </table:table-row>
        <table:table-row table:style-name="ro1">
          <table:table-cell office:value-type="float" office:value="369379.425067573" calcext:value-type="float">
            <text:p>369379.425067573</text:p>
          </table:table-cell>
          <table:table-cell office:value-type="float" office:value="3280346.34863773" calcext:value-type="float">
            <text:p>3280346.34863773</text:p>
          </table:table-cell>
          <table:table-cell/>
          <table:table-cell office:value-type="float" office:value="369365.627503953" calcext:value-type="float">
            <text:p>369365.627503953</text:p>
          </table:table-cell>
          <table:table-cell office:value-type="float" office:value="3280334.64248513" calcext:value-type="float">
            <text:p>3280334.64248513</text:p>
          </table:table-cell>
          <table:table-cell/>
          <table:table-cell office:value-type="float" office:value="369360.574434421" calcext:value-type="float">
            <text:p>369360.574434421</text:p>
          </table:table-cell>
          <table:table-cell office:value-type="float" office:value="3280331.91732925" calcext:value-type="float">
            <text:p>3280331.91732925</text:p>
          </table:table-cell>
          <table:table-cell table:number-columns-repeated="23"/>
        </table:table-row>
        <table:table-row table:style-name="ro1">
          <table:table-cell office:value-type="float" office:value="369379.425067573" calcext:value-type="float">
            <text:p>369379.425067573</text:p>
          </table:table-cell>
          <table:table-cell office:value-type="float" office:value="3280346.90234343" calcext:value-type="float">
            <text:p>3280346.90234343</text:p>
          </table:table-cell>
          <table:table-cell/>
          <table:table-cell office:value-type="float" office:value="369365.627503953" calcext:value-type="float">
            <text:p>369365.627503953</text:p>
          </table:table-cell>
          <table:table-cell office:value-type="float" office:value="3280335.02654483" calcext:value-type="float">
            <text:p>3280335.02654483</text:p>
          </table:table-cell>
          <table:table-cell/>
          <table:table-cell office:value-type="float" office:value="369360.574434421" calcext:value-type="float">
            <text:p>369360.574434421</text:p>
          </table:table-cell>
          <table:table-cell office:value-type="float" office:value="3280332.17179826" calcext:value-type="float">
            <text:p>3280332.17179826</text:p>
          </table:table-cell>
          <table:table-cell table:number-columns-repeated="23"/>
        </table:table-row>
        <table:table-row table:style-name="ro1">
          <table:table-cell office:value-type="float" office:value="369379.425067573" calcext:value-type="float">
            <text:p>369379.425067573</text:p>
          </table:table-cell>
          <table:table-cell office:value-type="float" office:value="3280347.32410225" calcext:value-type="float">
            <text:p>3280347.32410225</text:p>
          </table:table-cell>
          <table:table-cell/>
          <table:table-cell office:value-type="float" office:value="369364.926644834" calcext:value-type="float">
            <text:p>369364.926644834</text:p>
          </table:table-cell>
          <table:table-cell office:value-type="float" office:value="3280331.50583536" calcext:value-type="float">
            <text:p>3280331.50583536</text:p>
          </table:table-cell>
          <table:table-cell/>
          <table:table-cell office:value-type="float" office:value="369360.574434421" calcext:value-type="float">
            <text:p>369360.574434421</text:p>
          </table:table-cell>
          <table:table-cell office:value-type="float" office:value="3280332.43569204" calcext:value-type="float">
            <text:p>3280332.43569204</text:p>
          </table:table-cell>
          <table:table-cell table:number-columns-repeated="23"/>
        </table:table-row>
        <table:table-row table:style-name="ro1">
          <table:table-cell office:value-type="float" office:value="369379.425067573" calcext:value-type="float">
            <text:p>369379.425067573</text:p>
          </table:table-cell>
          <table:table-cell office:value-type="float" office:value="3280347.31232127" calcext:value-type="float">
            <text:p>3280347.31232127</text:p>
          </table:table-cell>
          <table:table-cell/>
          <table:table-cell office:value-type="float" office:value="369364.926644834" calcext:value-type="float">
            <text:p>369364.926644834</text:p>
          </table:table-cell>
          <table:table-cell office:value-type="float" office:value="3280331.80742826" calcext:value-type="float">
            <text:p>3280331.80742826</text:p>
          </table:table-cell>
          <table:table-cell/>
          <table:table-cell office:value-type="float" office:value="369360.574434421" calcext:value-type="float">
            <text:p>369360.574434421</text:p>
          </table:table-cell>
          <table:table-cell office:value-type="float" office:value="3280332.68073627" calcext:value-type="float">
            <text:p>3280332.68073627</text:p>
          </table:table-cell>
          <table:table-cell table:number-columns-repeated="23"/>
        </table:table-row>
        <table:table-row table:style-name="ro1">
          <table:table-cell office:value-type="float" office:value="369379.425067573" calcext:value-type="float">
            <text:p>369379.425067573</text:p>
          </table:table-cell>
          <table:table-cell office:value-type="float" office:value="3280347.30996508" calcext:value-type="float">
            <text:p>3280347.30996508</text:p>
          </table:table-cell>
          <table:table-cell/>
          <table:table-cell office:value-type="float" office:value="369364.926644834" calcext:value-type="float">
            <text:p>369364.926644834</text:p>
          </table:table-cell>
          <table:table-cell office:value-type="float" office:value="3280332.23389946" calcext:value-type="float">
            <text:p>3280332.23389946</text:p>
          </table:table-cell>
          <table:table-cell/>
          <table:table-cell office:value-type="float" office:value="369361.057152355" calcext:value-type="float">
            <text:p>369361.057152355</text:p>
          </table:table-cell>
          <table:table-cell office:value-type="float" office:value="3280331.58645687" calcext:value-type="float">
            <text:p>3280331.58645687</text:p>
          </table:table-cell>
          <table:table-cell table:number-columns-repeated="23"/>
        </table:table-row>
        <table:table-row table:style-name="ro1">
          <table:table-cell office:value-type="float" office:value="369380.294992068" calcext:value-type="float">
            <text:p>369380.294992068</text:p>
          </table:table-cell>
          <table:table-cell office:value-type="float" office:value="3280345.6810308" calcext:value-type="float">
            <text:p>3280345.6810308</text:p>
          </table:table-cell>
          <table:table-cell/>
          <table:table-cell office:value-type="float" office:value="369364.926644834" calcext:value-type="float">
            <text:p>369364.926644834</text:p>
          </table:table-cell>
          <table:table-cell office:value-type="float" office:value="3280332.61795916" calcext:value-type="float">
            <text:p>3280332.61795916</text:p>
          </table:table-cell>
          <table:table-cell/>
          <table:table-cell office:value-type="float" office:value="369361.057152355" calcext:value-type="float">
            <text:p>369361.057152355</text:p>
          </table:table-cell>
          <table:table-cell office:value-type="float" office:value="3280331.90218693" calcext:value-type="float">
            <text:p>3280331.90218693</text:p>
          </table:table-cell>
          <table:table-cell table:number-columns-repeated="23"/>
        </table:table-row>
        <table:table-row table:style-name="ro1">
          <table:table-cell office:value-type="float" office:value="369380.294992068" calcext:value-type="float">
            <text:p>369380.294992068</text:p>
          </table:table-cell>
          <table:table-cell office:value-type="float" office:value="3280345.6810308" calcext:value-type="float">
            <text:p>3280345.6810308</text:p>
          </table:table-cell>
          <table:table-cell/>
          <table:table-cell office:value-type="float" office:value="369364.926644834" calcext:value-type="float">
            <text:p>369364.926644834</text:p>
          </table:table-cell>
          <table:table-cell office:value-type="float" office:value="3280333.05621134" calcext:value-type="float">
            <text:p>3280333.05621134</text:p>
          </table:table-cell>
          <table:table-cell/>
          <table:table-cell office:value-type="float" office:value="369361.057152355" calcext:value-type="float">
            <text:p>369361.057152355</text:p>
          </table:table-cell>
          <table:table-cell office:value-type="float" office:value="3280332.15665593" calcext:value-type="float">
            <text:p>3280332.15665593</text:p>
          </table:table-cell>
          <table:table-cell table:number-columns-repeated="23"/>
        </table:table-row>
        <table:table-row table:style-name="ro1">
          <table:table-cell office:value-type="float" office:value="369380.294992068" calcext:value-type="float">
            <text:p>369380.294992068</text:p>
          </table:table-cell>
          <table:table-cell office:value-type="float" office:value="3280345.6810308" calcext:value-type="float">
            <text:p>3280345.6810308</text:p>
          </table:table-cell>
          <table:table-cell/>
          <table:table-cell office:value-type="float" office:value="369364.717543688" calcext:value-type="float">
            <text:p>369364.717543688</text:p>
          </table:table-cell>
          <table:table-cell office:value-type="float" office:value="3280330.20655019" calcext:value-type="float">
            <text:p>3280330.20655019</text:p>
          </table:table-cell>
          <table:table-cell/>
          <table:table-cell office:value-type="float" office:value="369361.057152355" calcext:value-type="float">
            <text:p>369361.057152355</text:p>
          </table:table-cell>
          <table:table-cell office:value-type="float" office:value="3280332.40170016" calcext:value-type="float">
            <text:p>3280332.40170016</text:p>
          </table:table-cell>
          <table:table-cell table:number-columns-repeated="23"/>
        </table:table-row>
        <table:table-row table:style-name="ro1">
          <table:table-cell office:value-type="float" office:value="369380.294992068" calcext:value-type="float">
            <text:p>369380.294992068</text:p>
          </table:table-cell>
          <table:table-cell office:value-type="float" office:value="3280345.6810308" calcext:value-type="float">
            <text:p>3280345.6810308</text:p>
          </table:table-cell>
          <table:table-cell/>
          <table:table-cell office:value-type="float" office:value="369364.717543688" calcext:value-type="float">
            <text:p>369364.717543688</text:p>
          </table:table-cell>
          <table:table-cell office:value-type="float" office:value="3280330.63537759" calcext:value-type="float">
            <text:p>3280330.63537759</text:p>
          </table:table-cell>
          <table:table-cell/>
          <table:table-cell office:value-type="float" office:value="369361.057152355" calcext:value-type="float">
            <text:p>369361.057152355</text:p>
          </table:table-cell>
          <table:table-cell office:value-type="float" office:value="3280332.64910058" calcext:value-type="float">
            <text:p>3280332.64910058</text:p>
          </table:table-cell>
          <table:table-cell table:number-columns-repeated="23"/>
        </table:table-row>
        <table:table-row table:style-name="ro1">
          <table:table-cell office:value-type="float" office:value="369380.8770939" calcext:value-type="float">
            <text:p>369380.8770939</text:p>
          </table:table-cell>
          <table:table-cell office:value-type="float" office:value="3280345.78508092" calcext:value-type="float">
            <text:p>3280345.78508092</text:p>
          </table:table-cell>
          <table:table-cell/>
          <table:table-cell office:value-type="float" office:value="369364.717543688" calcext:value-type="float">
            <text:p>369364.717543688</text:p>
          </table:table-cell>
          <table:table-cell office:value-type="float" office:value="3280331.04535543" calcext:value-type="float">
            <text:p>3280331.04535543</text:p>
          </table:table-cell>
          <table:table-cell/>
          <table:table-cell office:value-type="float" office:value="369361.267545404" calcext:value-type="float">
            <text:p>369361.267545404</text:p>
          </table:table-cell>
          <table:table-cell office:value-type="float" office:value="3280332.99184757" calcext:value-type="float">
            <text:p>3280332.99184757</text:p>
          </table:table-cell>
          <table:table-cell table:number-columns-repeated="23"/>
        </table:table-row>
        <table:table-row table:style-name="ro1">
          <table:table-cell office:value-type="float" office:value="369380.8770939" calcext:value-type="float">
            <text:p>369380.8770939</text:p>
          </table:table-cell>
          <table:table-cell office:value-type="float" office:value="3280345.78508092" calcext:value-type="float">
            <text:p>3280345.78508092</text:p>
          </table:table-cell>
          <table:table-cell/>
          <table:table-cell office:value-type="float" office:value="369364.717543688" calcext:value-type="float">
            <text:p>369364.717543688</text:p>
          </table:table-cell>
          <table:table-cell office:value-type="float" office:value="3280331.46947044" calcext:value-type="float">
            <text:p>3280331.46947044</text:p>
          </table:table-cell>
          <table:table-cell/>
          <table:table-cell office:value-type="float" office:value="369361.267545404" calcext:value-type="float">
            <text:p>369361.267545404</text:p>
          </table:table-cell>
          <table:table-cell office:value-type="float" office:value="3280333.12143827" calcext:value-type="float">
            <text:p>3280333.12143827</text:p>
          </table:table-cell>
          <table:table-cell table:number-columns-repeated="23"/>
        </table:table-row>
        <table:table-row table:style-name="ro1">
          <table:table-cell office:value-type="float" office:value="369380.8770939" calcext:value-type="float">
            <text:p>369380.8770939</text:p>
          </table:table-cell>
          <table:table-cell office:value-type="float" office:value="3280345.78508092" calcext:value-type="float">
            <text:p>3280345.78508092</text:p>
          </table:table-cell>
          <table:table-cell/>
          <table:table-cell office:value-type="float" office:value="369364.717543688" calcext:value-type="float">
            <text:p>369364.717543688</text:p>
          </table:table-cell>
          <table:table-cell office:value-type="float" office:value="3280331.57785539" calcext:value-type="float">
            <text:p>3280331.57785539</text:p>
          </table:table-cell>
          <table:table-cell/>
          <table:table-cell office:value-type="float" office:value="369361.267545404" calcext:value-type="float">
            <text:p>369361.267545404</text:p>
          </table:table-cell>
          <table:table-cell office:value-type="float" office:value="3280333.29815286" calcext:value-type="float">
            <text:p>3280333.29815286</text:p>
          </table:table-cell>
          <table:table-cell table:number-columns-repeated="23"/>
        </table:table-row>
        <table:table-row table:style-name="ro1">
          <table:table-cell office:value-type="float" office:value="369380.8770939" calcext:value-type="float">
            <text:p>369380.8770939</text:p>
          </table:table-cell>
          <table:table-cell office:value-type="float" office:value="3280345.78508092" calcext:value-type="float">
            <text:p>3280345.78508092</text:p>
          </table:table-cell>
          <table:table-cell/>
          <table:table-cell office:value-type="float" office:value="369363.825663313" calcext:value-type="float">
            <text:p>369363.825663313</text:p>
          </table:table-cell>
          <table:table-cell office:value-type="float" office:value="3280328.12317312" calcext:value-type="float">
            <text:p>3280328.12317312</text:p>
          </table:table-cell>
          <table:table-cell/>
          <table:table-cell office:value-type="float" office:value="369361.267545404" calcext:value-type="float">
            <text:p>369361.267545404</text:p>
          </table:table-cell>
          <table:table-cell office:value-type="float" office:value="3280333.5361285" calcext:value-type="float">
            <text:p>3280333.5361285</text:p>
          </table:table-cell>
          <table:table-cell table:number-columns-repeated="23"/>
        </table:table-row>
        <table:table-row table:style-name="ro1">
          <table:table-cell office:value-type="float" office:value="369380.8770939" calcext:value-type="float">
            <text:p>369380.8770939</text:p>
          </table:table-cell>
          <table:table-cell office:value-type="float" office:value="3280345.78508092" calcext:value-type="float">
            <text:p>3280345.78508092</text:p>
          </table:table-cell>
          <table:table-cell/>
          <table:table-cell office:value-type="float" office:value="369363.825663313" calcext:value-type="float">
            <text:p>369363.825663313</text:p>
          </table:table-cell>
          <table:table-cell office:value-type="float" office:value="3280328.08076162" calcext:value-type="float">
            <text:p>3280328.08076162</text:p>
          </table:table-cell>
          <table:table-cell/>
          <table:table-cell office:value-type="float" office:value="369361.267545404" calcext:value-type="float">
            <text:p>369361.267545404</text:p>
          </table:table-cell>
          <table:table-cell office:value-type="float" office:value="3280333.64451345" calcext:value-type="float">
            <text:p>3280333.64451345</text:p>
          </table:table-cell>
          <table:table-cell table:number-columns-repeated="23"/>
        </table:table-row>
        <table:table-row table:style-name="ro1">
          <table:table-cell office:value-type="float" office:value="369380.8770939" calcext:value-type="float">
            <text:p>369380.8770939</text:p>
          </table:table-cell>
          <table:table-cell office:value-type="float" office:value="3280345.78508092" calcext:value-type="float">
            <text:p>3280345.78508092</text:p>
          </table:table-cell>
          <table:table-cell/>
          <table:table-cell office:value-type="float" office:value="369363.825663313" calcext:value-type="float">
            <text:p>369363.825663313</text:p>
          </table:table-cell>
          <table:table-cell office:value-type="float" office:value="3280328.07604923" calcext:value-type="float">
            <text:p>3280328.07604923</text:p>
          </table:table-cell>
          <table:table-cell/>
          <table:table-cell office:value-type="float" office:value="369361.577323233" calcext:value-type="float">
            <text:p>369361.577323233</text:p>
          </table:table-cell>
          <table:table-cell office:value-type="float" office:value="3280334.63895185" calcext:value-type="float">
            <text:p>3280334.63895185</text:p>
          </table:table-cell>
          <table:table-cell table:number-columns-repeated="23"/>
        </table:table-row>
        <table:table-row table:style-name="ro1">
          <table:table-cell office:value-type="float" office:value="369379.423776263" calcext:value-type="float">
            <text:p>369379.423776263</text:p>
          </table:table-cell>
          <table:table-cell office:value-type="float" office:value="3280345.69118263" calcext:value-type="float">
            <text:p>3280345.69118263</text:p>
          </table:table-cell>
          <table:table-cell/>
          <table:table-cell office:value-type="float" office:value="369363.825663313" calcext:value-type="float">
            <text:p>369363.825663313</text:p>
          </table:table-cell>
          <table:table-cell office:value-type="float" office:value="3280328.07604923" calcext:value-type="float">
            <text:p>3280328.07604923</text:p>
          </table:table-cell>
          <table:table-cell/>
          <table:table-cell office:value-type="float" office:value="369361.577323233" calcext:value-type="float">
            <text:p>369361.577323233</text:p>
          </table:table-cell>
          <table:table-cell office:value-type="float" office:value="3280334.86043414" calcext:value-type="float">
            <text:p>3280334.86043414</text:p>
          </table:table-cell>
          <table:table-cell table:number-columns-repeated="23"/>
        </table:table-row>
        <table:table-row table:style-name="ro1">
          <table:table-cell office:value-type="float" office:value="369379.423776263" calcext:value-type="float">
            <text:p>369379.423776263</text:p>
          </table:table-cell>
          <table:table-cell office:value-type="float" office:value="3280345.69118263" calcext:value-type="float">
            <text:p>3280345.69118263</text:p>
          </table:table-cell>
          <table:table-cell/>
          <table:table-cell office:value-type="float" office:value="369363.825663313" calcext:value-type="float">
            <text:p>369363.825663313</text:p>
          </table:table-cell>
          <table:table-cell office:value-type="float" office:value="3280328.07604923" calcext:value-type="float">
            <text:p>3280328.07604923</text:p>
          </table:table-cell>
          <table:table-cell/>
          <table:table-cell office:value-type="float" office:value="369361.577323233" calcext:value-type="float">
            <text:p>369361.577323233</text:p>
          </table:table-cell>
          <table:table-cell office:value-type="float" office:value="3280335.22093189" calcext:value-type="float">
            <text:p>3280335.22093189</text:p>
          </table:table-cell>
          <table:table-cell table:number-columns-repeated="23"/>
        </table:table-row>
        <table:table-row table:style-name="ro1">
          <table:table-cell office:value-type="float" office:value="369379.423776263" calcext:value-type="float">
            <text:p>369379.423776263</text:p>
          </table:table-cell>
          <table:table-cell office:value-type="float" office:value="3280345.69118263" calcext:value-type="float">
            <text:p>3280345.69118263</text:p>
          </table:table-cell>
          <table:table-cell/>
          <table:table-cell office:value-type="float" office:value="369363.244851836" calcext:value-type="float">
            <text:p>369363.244851836</text:p>
          </table:table-cell>
          <table:table-cell office:value-type="float" office:value="3280328.22183341" calcext:value-type="float">
            <text:p>3280328.22183341</text:p>
          </table:table-cell>
          <table:table-cell/>
          <table:table-cell office:value-type="float" office:value="369361.577323233" calcext:value-type="float">
            <text:p>369361.577323233</text:p>
          </table:table-cell>
          <table:table-cell office:value-type="float" office:value="3280335.55786771" calcext:value-type="float">
            <text:p>3280335.55786771</text:p>
          </table:table-cell>
          <table:table-cell table:number-columns-repeated="23"/>
        </table:table-row>
        <table:table-row table:style-name="ro1">
          <table:table-cell office:value-type="float" office:value="369379.423776263" calcext:value-type="float">
            <text:p>369379.423776263</text:p>
          </table:table-cell>
          <table:table-cell office:value-type="float" office:value="3280345.69118263" calcext:value-type="float">
            <text:p>3280345.69118263</text:p>
          </table:table-cell>
          <table:table-cell/>
          <table:table-cell office:value-type="float" office:value="369363.244851836" calcext:value-type="float">
            <text:p>369363.244851836</text:p>
          </table:table-cell>
          <table:table-cell office:value-type="float" office:value="3280328.49515197" calcext:value-type="float">
            <text:p>3280328.49515197</text:p>
          </table:table-cell>
          <table:table-cell/>
          <table:table-cell office:value-type="float" office:value="369361.577323233" calcext:value-type="float">
            <text:p>369361.577323233</text:p>
          </table:table-cell>
          <table:table-cell office:value-type="float" office:value="3280335.93721502" calcext:value-type="float">
            <text:p>3280335.93721502</text:p>
          </table:table-cell>
          <table:table-cell table:number-columns-repeated="23"/>
        </table:table-row>
        <table:table-row table:style-name="ro1">
          <table:table-cell office:value-type="float" office:value="369379.423776263" calcext:value-type="float">
            <text:p>369379.423776263</text:p>
          </table:table-cell>
          <table:table-cell office:value-type="float" office:value="3280345.69118263" calcext:value-type="float">
            <text:p>3280345.69118263</text:p>
          </table:table-cell>
          <table:table-cell/>
          <table:table-cell office:value-type="float" office:value="369363.244851836" calcext:value-type="float">
            <text:p>369363.244851836</text:p>
          </table:table-cell>
          <table:table-cell office:value-type="float" office:value="3280328.88392406" calcext:value-type="float">
            <text:p>3280328.88392406</text:p>
          </table:table-cell>
          <table:table-cell/>
          <table:table-cell office:value-type="float" office:value="369361.579906195" calcext:value-type="float">
            <text:p>369361.579906195</text:p>
          </table:table-cell>
          <table:table-cell office:value-type="float" office:value="3280334.94069842" calcext:value-type="float">
            <text:p>3280334.94069842</text:p>
          </table:table-cell>
          <table:table-cell table:number-columns-repeated="23"/>
        </table:table-row>
        <table:table-row table:style-name="ro1">
          <table:table-cell office:value-type="float" office:value="369380.382754724" calcext:value-type="float">
            <text:p>369380.382754724</text:p>
          </table:table-cell>
          <table:table-cell office:value-type="float" office:value="3280344.90417699" calcext:value-type="float">
            <text:p>3280344.90417699</text:p>
          </table:table-cell>
          <table:table-cell/>
          <table:table-cell office:value-type="float" office:value="369363.244851836" calcext:value-type="float">
            <text:p>369363.244851836</text:p>
          </table:table-cell>
          <table:table-cell office:value-type="float" office:value="3280329.34809438" calcext:value-type="float">
            <text:p>3280329.34809438</text:p>
          </table:table-cell>
          <table:table-cell/>
          <table:table-cell office:value-type="float" office:value="369361.579906195" calcext:value-type="float">
            <text:p>369361.579906195</text:p>
          </table:table-cell>
          <table:table-cell office:value-type="float" office:value="3280335.31297715" calcext:value-type="float">
            <text:p>3280335.31297715</text:p>
          </table:table-cell>
          <table:table-cell table:number-columns-repeated="23"/>
        </table:table-row>
        <table:table-row table:style-name="ro1">
          <table:table-cell office:value-type="float" office:value="369380.382754724" calcext:value-type="float">
            <text:p>369380.382754724</text:p>
          </table:table-cell>
          <table:table-cell office:value-type="float" office:value="3280344.90417699" calcext:value-type="float">
            <text:p>3280344.90417699</text:p>
          </table:table-cell>
          <table:table-cell/>
          <table:table-cell office:value-type="float" office:value="369363.244851836" calcext:value-type="float">
            <text:p>369363.244851836</text:p>
          </table:table-cell>
          <table:table-cell office:value-type="float" office:value="3280329.73686647" calcext:value-type="float">
            <text:p>3280329.73686647</text:p>
          </table:table-cell>
          <table:table-cell/>
          <table:table-cell office:value-type="float" office:value="369361.579906195" calcext:value-type="float">
            <text:p>369361.579906195</text:p>
          </table:table-cell>
          <table:table-cell office:value-type="float" office:value="3280335.70646163" calcext:value-type="float">
            <text:p>3280335.70646163</text:p>
          </table:table-cell>
          <table:table-cell table:number-columns-repeated="23"/>
        </table:table-row>
        <table:table-row table:style-name="ro1">
          <table:table-cell office:value-type="float" office:value="369380.382754724" calcext:value-type="float">
            <text:p>369380.382754724</text:p>
          </table:table-cell>
          <table:table-cell office:value-type="float" office:value="3280344.90417699" calcext:value-type="float">
            <text:p>3280344.90417699</text:p>
          </table:table-cell>
          <table:table-cell/>
          <table:table-cell office:value-type="float" office:value="369362.652417154" calcext:value-type="float">
            <text:p>369362.652417154</text:p>
          </table:table-cell>
          <table:table-cell office:value-type="float" office:value="3280327.39853016" calcext:value-type="float">
            <text:p>3280327.39853016</text:p>
          </table:table-cell>
          <table:table-cell/>
          <table:table-cell office:value-type="float" office:value="369361.579906195" calcext:value-type="float">
            <text:p>369361.579906195</text:p>
          </table:table-cell>
          <table:table-cell office:value-type="float" office:value="3280335.8902448" calcext:value-type="float">
            <text:p>3280335.8902448</text:p>
          </table:table-cell>
          <table:table-cell table:number-columns-repeated="23"/>
        </table:table-row>
        <table:table-row table:style-name="ro1">
          <table:table-cell office:value-type="float" office:value="369380.382754724" calcext:value-type="float">
            <text:p>369380.382754724</text:p>
          </table:table-cell>
          <table:table-cell office:value-type="float" office:value="3280344.90417699" calcext:value-type="float">
            <text:p>3280344.90417699</text:p>
          </table:table-cell>
          <table:table-cell/>
          <table:table-cell office:value-type="float" office:value="369362.652417154" calcext:value-type="float">
            <text:p>369362.652417154</text:p>
          </table:table-cell>
          <table:table-cell office:value-type="float" office:value="3280327.74253456" calcext:value-type="float">
            <text:p>3280327.74253456</text:p>
          </table:table-cell>
          <table:table-cell/>
          <table:table-cell office:value-type="float" office:value="369361.579906195" calcext:value-type="float">
            <text:p>369361.579906195</text:p>
          </table:table-cell>
          <table:table-cell office:value-type="float" office:value="3280336.13293283" calcext:value-type="float">
            <text:p>3280336.13293283</text:p>
          </table:table-cell>
          <table:table-cell table:number-columns-repeated="23"/>
        </table:table-row>
        <table:table-row table:style-name="ro1">
          <table:table-cell office:value-type="float" office:value="369380.289826864" calcext:value-type="float">
            <text:p>369380.289826864</text:p>
          </table:table-cell>
          <table:table-cell office:value-type="float" office:value="3280345.2377589" calcext:value-type="float">
            <text:p>3280345.2377589</text:p>
          </table:table-cell>
          <table:table-cell/>
          <table:table-cell office:value-type="float" office:value="369362.652417154" calcext:value-type="float">
            <text:p>369362.652417154</text:p>
          </table:table-cell>
          <table:table-cell office:value-type="float" office:value="3280327.82028898" calcext:value-type="float">
            <text:p>3280327.82028898</text:p>
          </table:table-cell>
          <table:table-cell/>
          <table:table-cell office:value-type="float" office:value="369363.048723103" calcext:value-type="float">
            <text:p>369363.048723103</text:p>
          </table:table-cell>
          <table:table-cell office:value-type="float" office:value="3280336.32671107" calcext:value-type="float">
            <text:p>3280336.32671107</text:p>
          </table:table-cell>
          <table:table-cell table:number-columns-repeated="23"/>
        </table:table-row>
        <table:table-row table:style-name="ro1">
          <table:table-cell office:value-type="float" office:value="369380.289826864" calcext:value-type="float">
            <text:p>369380.289826864</text:p>
          </table:table-cell>
          <table:table-cell office:value-type="float" office:value="3280345.2377589" calcext:value-type="float">
            <text:p>3280345.2377589</text:p>
          </table:table-cell>
          <table:table-cell/>
          <table:table-cell office:value-type="float" office:value="369362.652417154" calcext:value-type="float">
            <text:p>369362.652417154</text:p>
          </table:table-cell>
          <table:table-cell office:value-type="float" office:value="3280328.45646149" calcext:value-type="float">
            <text:p>3280328.45646149</text:p>
          </table:table-cell>
          <table:table-cell/>
          <table:table-cell office:value-type="float" office:value="369363.048723103" calcext:value-type="float">
            <text:p>369363.048723103</text:p>
          </table:table-cell>
          <table:table-cell office:value-type="float" office:value="3280336.53641238" calcext:value-type="float">
            <text:p>3280336.53641238</text:p>
          </table:table-cell>
          <table:table-cell table:number-columns-repeated="23"/>
        </table:table-row>
        <table:table-row table:style-name="ro1">
          <table:table-cell office:value-type="float" office:value="369380.289826864" calcext:value-type="float">
            <text:p>369380.289826864</text:p>
          </table:table-cell>
          <table:table-cell office:value-type="float" office:value="3280345.2377589" calcext:value-type="float">
            <text:p>3280345.2377589</text:p>
          </table:table-cell>
          <table:table-cell/>
          <table:table-cell office:value-type="float" office:value="369362.652417154" calcext:value-type="float">
            <text:p>369362.652417154</text:p>
          </table:table-cell>
          <table:table-cell office:value-type="float" office:value="3280328.73920483" calcext:value-type="float">
            <text:p>3280328.73920483</text:p>
          </table:table-cell>
          <table:table-cell/>
          <table:table-cell office:value-type="float" office:value="369363.048723103" calcext:value-type="float">
            <text:p>369363.048723103</text:p>
          </table:table-cell>
          <table:table-cell office:value-type="float" office:value="3280336.76260705" calcext:value-type="float">
            <text:p>3280336.76260705</text:p>
          </table:table-cell>
          <table:table-cell table:number-columns-repeated="23"/>
        </table:table-row>
        <table:table-row table:style-name="ro1">
          <table:table-cell office:value-type="float" office:value="369380.289826864" calcext:value-type="float">
            <text:p>369380.289826864</text:p>
          </table:table-cell>
          <table:table-cell office:value-type="float" office:value="3280345.2377589" calcext:value-type="float">
            <text:p>3280345.2377589</text:p>
          </table:table-cell>
          <table:table-cell/>
          <table:table-cell office:value-type="float" office:value="369362.742761747" calcext:value-type="float">
            <text:p>369362.742761747</text:p>
          </table:table-cell>
          <table:table-cell office:value-type="float" office:value="3280326.34379893" calcext:value-type="float">
            <text:p>3280326.34379893</text:p>
          </table:table-cell>
          <table:table-cell/>
          <table:table-cell office:value-type="float" office:value="369363.048723103" calcext:value-type="float">
            <text:p>369363.048723103</text:p>
          </table:table-cell>
          <table:table-cell office:value-type="float" office:value="3280337.02414464" calcext:value-type="float">
            <text:p>3280337.02414464</text:p>
          </table:table-cell>
          <table:table-cell table:number-columns-repeated="23"/>
        </table:table-row>
        <table:table-row table:style-name="ro1">
          <table:table-cell office:value-type="float" office:value="369380.289826864" calcext:value-type="float">
            <text:p>369380.289826864</text:p>
          </table:table-cell>
          <table:table-cell office:value-type="float" office:value="3280345.2377589" calcext:value-type="float">
            <text:p>3280345.2377589</text:p>
          </table:table-cell>
          <table:table-cell/>
          <table:table-cell office:value-type="float" office:value="369362.742761747" calcext:value-type="float">
            <text:p>369362.742761747</text:p>
          </table:table-cell>
          <table:table-cell office:value-type="float" office:value="3280325.93382108" calcext:value-type="float">
            <text:p>3280325.93382108</text:p>
          </table:table-cell>
          <table:table-cell/>
          <table:table-cell office:value-type="float" office:value="369363.048723103" calcext:value-type="float">
            <text:p>369363.048723103</text:p>
          </table:table-cell>
          <table:table-cell office:value-type="float" office:value="3280337.27625745" calcext:value-type="float">
            <text:p>3280337.27625745</text:p>
          </table:table-cell>
          <table:table-cell table:number-columns-repeated="23"/>
        </table:table-row>
        <table:table-row table:style-name="ro1">
          <table:table-cell office:value-type="float" office:value="369380.289826864" calcext:value-type="float">
            <text:p>369380.289826864</text:p>
          </table:table-cell>
          <table:table-cell office:value-type="float" office:value="3280345.2377589" calcext:value-type="float">
            <text:p>3280345.2377589</text:p>
          </table:table-cell>
          <table:table-cell/>
          <table:table-cell office:value-type="float" office:value="369362.742761747" calcext:value-type="float">
            <text:p>369362.742761747</text:p>
          </table:table-cell>
          <table:table-cell office:value-type="float" office:value="3280325.75239411" calcext:value-type="float">
            <text:p>3280325.75239411</text:p>
          </table:table-cell>
          <table:table-cell/>
          <table:table-cell office:value-type="float" office:value="369363.73666769" calcext:value-type="float">
            <text:p>369363.73666769</text:p>
          </table:table-cell>
          <table:table-cell office:value-type="float" office:value="3280337.18650849" calcext:value-type="float">
            <text:p>3280337.18650849</text:p>
          </table:table-cell>
          <table:table-cell table:number-columns-repeated="23"/>
        </table:table-row>
        <table:table-row table:style-name="ro1">
          <table:table-cell office:value-type="float" office:value="369379.804526758" calcext:value-type="float">
            <text:p>369379.804526758</text:p>
          </table:table-cell>
          <table:table-cell office:value-type="float" office:value="3280345.13258082" calcext:value-type="float">
            <text:p>3280345.13258082</text:p>
          </table:table-cell>
          <table:table-cell/>
          <table:table-cell office:value-type="float" office:value="369362.742761747" calcext:value-type="float">
            <text:p>369362.742761747</text:p>
          </table:table-cell>
          <table:table-cell office:value-type="float" office:value="3280325.26230565" calcext:value-type="float">
            <text:p>3280325.26230565</text:p>
          </table:table-cell>
          <table:table-cell/>
          <table:table-cell office:value-type="float" office:value="369363.73666769" calcext:value-type="float">
            <text:p>369363.73666769</text:p>
          </table:table-cell>
          <table:table-cell office:value-type="float" office:value="3280337.40799077" calcext:value-type="float">
            <text:p>3280337.40799077</text:p>
          </table:table-cell>
          <table:table-cell table:number-columns-repeated="23"/>
        </table:table-row>
        <table:table-row table:style-name="ro1">
          <table:table-cell office:value-type="float" office:value="369379.804526758" calcext:value-type="float">
            <text:p>369379.804526758</text:p>
          </table:table-cell>
          <table:table-cell office:value-type="float" office:value="3280345.13258082" calcext:value-type="float">
            <text:p>3280345.13258082</text:p>
          </table:table-cell>
          <table:table-cell/>
          <table:table-cell office:value-type="float" office:value="369362.742761747" calcext:value-type="float">
            <text:p>369362.742761747</text:p>
          </table:table-cell>
          <table:table-cell office:value-type="float" office:value="3280324.88295834" calcext:value-type="float">
            <text:p>3280324.88295834</text:p>
          </table:table-cell>
          <table:table-cell/>
          <table:table-cell office:value-type="float" office:value="369363.73666769" calcext:value-type="float">
            <text:p>369363.73666769</text:p>
          </table:table-cell>
          <table:table-cell office:value-type="float" office:value="3280337.62711686" calcext:value-type="float">
            <text:p>3280337.62711686</text:p>
          </table:table-cell>
          <table:table-cell table:number-columns-repeated="23"/>
        </table:table-row>
        <table:table-row table:style-name="ro1">
          <table:table-cell office:value-type="float" office:value="369379.804526758" calcext:value-type="float">
            <text:p>369379.804526758</text:p>
          </table:table-cell>
          <table:table-cell office:value-type="float" office:value="3280345.13258082" calcext:value-type="float">
            <text:p>3280345.13258082</text:p>
          </table:table-cell>
          <table:table-cell/>
          <table:table-cell office:value-type="float" office:value="369362.745344679" calcext:value-type="float">
            <text:p>369362.745344679</text:p>
          </table:table-cell>
          <table:table-cell office:value-type="float" office:value="3280326.83168486" calcext:value-type="float">
            <text:p>3280326.83168486</text:p>
          </table:table-cell>
          <table:table-cell/>
          <table:table-cell office:value-type="float" office:value="369363.73666769" calcext:value-type="float">
            <text:p>369363.73666769</text:p>
          </table:table-cell>
          <table:table-cell office:value-type="float" office:value="3280337.9098602" calcext:value-type="float">
            <text:p>3280337.9098602</text:p>
          </table:table-cell>
          <table:table-cell table:number-columns-repeated="23"/>
        </table:table-row>
        <table:table-row table:style-name="ro1">
          <table:table-cell office:value-type="float" office:value="369379.804526758" calcext:value-type="float">
            <text:p>369379.804526758</text:p>
          </table:table-cell>
          <table:table-cell office:value-type="float" office:value="3280345.13258082" calcext:value-type="float">
            <text:p>3280345.13258082</text:p>
          </table:table-cell>
          <table:table-cell/>
          <table:table-cell office:value-type="float" office:value="369362.745344679" calcext:value-type="float">
            <text:p>369362.745344679</text:p>
          </table:table-cell>
          <table:table-cell office:value-type="float" office:value="3280326.83404105" calcext:value-type="float">
            <text:p>3280326.83404105</text:p>
          </table:table-cell>
          <table:table-cell/>
          <table:table-cell office:value-type="float" office:value="369363.73666769" calcext:value-type="float">
            <text:p>369363.73666769</text:p>
          </table:table-cell>
          <table:table-cell office:value-type="float" office:value="3280338.1219177" calcext:value-type="float">
            <text:p>3280338.1219177</text:p>
          </table:table-cell>
          <table:table-cell table:number-columns-repeated="23"/>
        </table:table-row>
        <table:table-row table:style-name="ro1">
          <table:table-cell office:value-type="float" office:value="369379.128205742" calcext:value-type="float">
            <text:p>369379.128205742</text:p>
          </table:table-cell>
          <table:table-cell office:value-type="float" office:value="3280345.25129469" calcext:value-type="float">
            <text:p>3280345.25129469</text:p>
          </table:table-cell>
          <table:table-cell/>
          <table:table-cell office:value-type="float" office:value="369362.745344679" calcext:value-type="float">
            <text:p>369362.745344679</text:p>
          </table:table-cell>
          <table:table-cell office:value-type="float" office:value="3280326.83404105" calcext:value-type="float">
            <text:p>3280326.83404105</text:p>
          </table:table-cell>
          <table:table-cell/>
          <table:table-cell office:value-type="float" office:value="369364.720183459" calcext:value-type="float">
            <text:p>369364.720183459</text:p>
          </table:table-cell>
          <table:table-cell office:value-type="float" office:value="3280338.46498777" calcext:value-type="float">
            <text:p>3280338.46498777</text:p>
          </table:table-cell>
          <table:table-cell table:number-columns-repeated="23"/>
        </table:table-row>
        <table:table-row table:style-name="ro1">
          <table:table-cell office:value-type="float" office:value="369379.128205742" calcext:value-type="float">
            <text:p>369379.128205742</text:p>
          </table:table-cell>
          <table:table-cell office:value-type="float" office:value="3280345.25129469" calcext:value-type="float">
            <text:p>3280345.25129469</text:p>
          </table:table-cell>
          <table:table-cell/>
          <table:table-cell office:value-type="float" office:value="369362.745344679" calcext:value-type="float">
            <text:p>369362.745344679</text:p>
          </table:table-cell>
          <table:table-cell office:value-type="float" office:value="3280326.83404105" calcext:value-type="float">
            <text:p>3280326.83404105</text:p>
          </table:table-cell>
          <table:table-cell/>
          <table:table-cell office:value-type="float" office:value="369364.720183459" calcext:value-type="float">
            <text:p>369364.720183459</text:p>
          </table:table-cell>
          <table:table-cell office:value-type="float" office:value="3280338.68647005" calcext:value-type="float">
            <text:p>3280338.68647005</text:p>
          </table:table-cell>
          <table:table-cell table:number-columns-repeated="23"/>
        </table:table-row>
        <table:table-row table:style-name="ro1">
          <table:table-cell office:value-type="float" office:value="369379.128205742" calcext:value-type="float">
            <text:p>369379.128205742</text:p>
          </table:table-cell>
          <table:table-cell office:value-type="float" office:value="3280345.25129469" calcext:value-type="float">
            <text:p>3280345.25129469</text:p>
          </table:table-cell>
          <table:table-cell/>
          <table:table-cell office:value-type="float" office:value="369362.745344679" calcext:value-type="float">
            <text:p>369362.745344679</text:p>
          </table:table-cell>
          <table:table-cell office:value-type="float" office:value="3280326.83404105" calcext:value-type="float">
            <text:p>3280326.83404105</text:p>
          </table:table-cell>
          <table:table-cell/>
          <table:table-cell office:value-type="float" office:value="369364.720183459" calcext:value-type="float">
            <text:p>369364.720183459</text:p>
          </table:table-cell>
          <table:table-cell office:value-type="float" office:value="3280338.89852756" calcext:value-type="float">
            <text:p>3280338.89852756</text:p>
          </table:table-cell>
          <table:table-cell table:number-columns-repeated="23"/>
        </table:table-row>
        <table:table-row table:style-name="ro1">
          <table:table-cell office:value-type="float" office:value="369379.128205742" calcext:value-type="float">
            <text:p>369379.128205742</text:p>
          </table:table-cell>
          <table:table-cell office:value-type="float" office:value="3280345.25129469" calcext:value-type="float">
            <text:p>3280345.25129469</text:p>
          </table:table-cell>
          <table:table-cell/>
          <table:table-cell office:value-type="float" office:value="369362.745344679" calcext:value-type="float">
            <text:p>369362.745344679</text:p>
          </table:table-cell>
          <table:table-cell office:value-type="float" office:value="3280326.83404105" calcext:value-type="float">
            <text:p>3280326.83404105</text:p>
          </table:table-cell>
          <table:table-cell/>
          <table:table-cell office:value-type="float" office:value="369364.720183459" calcext:value-type="float">
            <text:p>369364.720183459</text:p>
          </table:table-cell>
          <table:table-cell office:value-type="float" office:value="3280339.12000984" calcext:value-type="float">
            <text:p>3280339.12000984</text:p>
          </table:table-cell>
          <table:table-cell table:number-columns-repeated="23"/>
        </table:table-row>
        <table:table-row table:style-name="ro1">
          <table:table-cell office:value-type="float" office:value="369379.128205742" calcext:value-type="float">
            <text:p>369379.128205742</text:p>
          </table:table-cell>
          <table:table-cell office:value-type="float" office:value="3280345.26071947" calcext:value-type="float">
            <text:p>3280345.26071947</text:p>
          </table:table-cell>
          <table:table-cell/>
          <table:table-cell office:value-type="float" office:value="369362.644668354" calcext:value-type="float">
            <text:p>369362.644668354</text:p>
          </table:table-cell>
          <table:table-cell office:value-type="float" office:value="3280326.49093427" calcext:value-type="float">
            <text:p>3280326.49093427</text:p>
          </table:table-cell>
          <table:table-cell/>
          <table:table-cell office:value-type="float" office:value="369364.720183459" calcext:value-type="float">
            <text:p>369364.720183459</text:p>
          </table:table-cell>
          <table:table-cell office:value-type="float" office:value="3280339.37919123" calcext:value-type="float">
            <text:p>3280339.37919123</text:p>
          </table:table-cell>
          <table:table-cell table:number-columns-repeated="23"/>
        </table:table-row>
        <table:table-row table:style-name="ro1">
          <table:table-cell office:value-type="float" office:value="369378.650653526" calcext:value-type="float">
            <text:p>369378.650653526</text:p>
          </table:table-cell>
          <table:table-cell office:value-type="float" office:value="3280345.81102452" calcext:value-type="float">
            <text:p>3280345.81102452</text:p>
          </table:table-cell>
          <table:table-cell/>
          <table:table-cell office:value-type="float" office:value="369362.644668354" calcext:value-type="float">
            <text:p>369362.644668354</text:p>
          </table:table-cell>
          <table:table-cell office:value-type="float" office:value="3280326.49093427" calcext:value-type="float">
            <text:p>3280326.49093427</text:p>
          </table:table-cell>
          <table:table-cell/>
          <table:table-cell office:value-type="float" office:value="369366.469073456" calcext:value-type="float">
            <text:p>369366.469073456</text:p>
          </table:table-cell>
          <table:table-cell office:value-type="float" office:value="3280339.0458957" calcext:value-type="float">
            <text:p>3280339.0458957</text:p>
          </table:table-cell>
          <table:table-cell table:number-columns-repeated="23"/>
        </table:table-row>
        <table:table-row table:style-name="ro1">
          <table:table-cell office:value-type="float" office:value="369378.650653526" calcext:value-type="float">
            <text:p>369378.650653526</text:p>
          </table:table-cell>
          <table:table-cell office:value-type="float" office:value="3280345.81102452" calcext:value-type="float">
            <text:p>3280345.81102452</text:p>
          </table:table-cell>
          <table:table-cell/>
          <table:table-cell office:value-type="float" office:value="369362.644668354" calcext:value-type="float">
            <text:p>369362.644668354</text:p>
          </table:table-cell>
          <table:table-cell office:value-type="float" office:value="3280326.49093427" calcext:value-type="float">
            <text:p>3280326.49093427</text:p>
          </table:table-cell>
          <table:table-cell/>
          <table:table-cell office:value-type="float" office:value="369366.469073456" calcext:value-type="float">
            <text:p>369366.469073456</text:p>
          </table:table-cell>
          <table:table-cell office:value-type="float" office:value="3280339.38047532" calcext:value-type="float">
            <text:p>3280339.38047532</text:p>
          </table:table-cell>
          <table:table-cell table:number-columns-repeated="23"/>
        </table:table-row>
        <table:table-row table:style-name="ro1">
          <table:table-cell office:value-type="float" office:value="369378.650653526" calcext:value-type="float">
            <text:p>369378.650653526</text:p>
          </table:table-cell>
          <table:table-cell office:value-type="float" office:value="3280345.81102452" calcext:value-type="float">
            <text:p>3280345.81102452</text:p>
          </table:table-cell>
          <table:table-cell/>
          <table:table-cell office:value-type="float" office:value="369362.644668354" calcext:value-type="float">
            <text:p>369362.644668354</text:p>
          </table:table-cell>
          <table:table-cell office:value-type="float" office:value="3280326.49093427" calcext:value-type="float">
            <text:p>3280326.49093427</text:p>
          </table:table-cell>
          <table:table-cell/>
          <table:table-cell office:value-type="float" office:value="369366.469073456" calcext:value-type="float">
            <text:p>369366.469073456</text:p>
          </table:table-cell>
          <table:table-cell office:value-type="float" office:value="3280339.66793104" calcext:value-type="float">
            <text:p>3280339.66793104</text:p>
          </table:table-cell>
          <table:table-cell table:number-columns-repeated="23"/>
        </table:table-row>
        <table:table-row table:style-name="ro1">
          <table:table-cell office:value-type="float" office:value="369378.650653526" calcext:value-type="float">
            <text:p>369378.650653526</text:p>
          </table:table-cell>
          <table:table-cell office:value-type="float" office:value="3280345.81102452" calcext:value-type="float">
            <text:p>3280345.81102452</text:p>
          </table:table-cell>
          <table:table-cell/>
          <table:table-cell office:value-type="float" office:value="369362.644668354" calcext:value-type="float">
            <text:p>369362.644668354</text:p>
          </table:table-cell>
          <table:table-cell office:value-type="float" office:value="3280326.49093427" calcext:value-type="float">
            <text:p>3280326.49093427</text:p>
          </table:table-cell>
          <table:table-cell/>
          <table:table-cell office:value-type="float" office:value="369366.469073456" calcext:value-type="float">
            <text:p>369366.469073456</text:p>
          </table:table-cell>
          <table:table-cell office:value-type="float" office:value="3280339.93653722" calcext:value-type="float">
            <text:p>3280339.93653722</text:p>
          </table:table-cell>
          <table:table-cell table:number-columns-repeated="23"/>
        </table:table-row>
        <table:table-row table:style-name="ro1">
          <table:table-cell office:value-type="float" office:value="369378.650653526" calcext:value-type="float">
            <text:p>369378.650653526</text:p>
          </table:table-cell>
          <table:table-cell office:value-type="float" office:value="3280345.81102452" calcext:value-type="float">
            <text:p>3280345.81102452</text:p>
          </table:table-cell>
          <table:table-cell/>
          <table:table-cell office:value-type="float" office:value="369362.644668354" calcext:value-type="float">
            <text:p>369362.644668354</text:p>
          </table:table-cell>
          <table:table-cell office:value-type="float" office:value="3280326.49093427" calcext:value-type="float">
            <text:p>3280326.49093427</text:p>
          </table:table-cell>
          <table:table-cell/>
          <table:table-cell office:value-type="float" office:value="369366.469073456" calcext:value-type="float">
            <text:p>369366.469073456</text:p>
          </table:table-cell>
          <table:table-cell office:value-type="float" office:value="3280340.22399295" calcext:value-type="float">
            <text:p>3280340.22399295</text:p>
          </table:table-cell>
          <table:table-cell table:number-columns-repeated="23"/>
        </table:table-row>
        <table:table-row table:style-name="ro1">
          <table:table-cell office:value-type="float" office:value="369377.979497861" calcext:value-type="float">
            <text:p>369377.979497861</text:p>
          </table:table-cell>
          <table:table-cell office:value-type="float" office:value="3280346.37301036" calcext:value-type="float">
            <text:p>3280346.37301036</text:p>
          </table:table-cell>
          <table:table-cell/>
          <table:table-cell office:value-type="float" office:value="369362.644668354" calcext:value-type="float">
            <text:p>369362.644668354</text:p>
          </table:table-cell>
          <table:table-cell office:value-type="float" office:value="3280326.49093427" calcext:value-type="float">
            <text:p>3280326.49093427</text:p>
          </table:table-cell>
          <table:table-cell/>
          <table:table-cell office:value-type="float" office:value="369366.963413986" calcext:value-type="float">
            <text:p>369366.963413986</text:p>
          </table:table-cell>
          <table:table-cell office:value-type="float" office:value="3280339.94329241" calcext:value-type="float">
            <text:p>3280339.94329241</text:p>
          </table:table-cell>
          <table:table-cell table:number-columns-repeated="23"/>
        </table:table-row>
        <table:table-row table:style-name="ro1">
          <table:table-cell office:value-type="float" office:value="369377.979497861" calcext:value-type="float">
            <text:p>369377.979497861</text:p>
          </table:table-cell>
          <table:table-cell office:value-type="float" office:value="3280346.37301036" calcext:value-type="float">
            <text:p>3280346.37301036</text:p>
          </table:table-cell>
          <table:table-cell/>
          <table:table-cell office:value-type="float" office:value="369362.644668354" calcext:value-type="float">
            <text:p>369362.644668354</text:p>
          </table:table-cell>
          <table:table-cell office:value-type="float" office:value="3280326.49093427" calcext:value-type="float">
            <text:p>3280326.49093427</text:p>
          </table:table-cell>
          <table:table-cell/>
          <table:table-cell office:value-type="float" office:value="369366.963413986" calcext:value-type="float">
            <text:p>369366.963413986</text:p>
          </table:table-cell>
          <table:table-cell office:value-type="float" office:value="3280340.19776142" calcext:value-type="float">
            <text:p>3280340.19776142</text:p>
          </table:table-cell>
          <table:table-cell table:number-columns-repeated="23"/>
        </table:table-row>
        <table:table-row table:style-name="ro1">
          <table:table-cell office:value-type="float" office:value="369377.979497861" calcext:value-type="float">
            <text:p>369377.979497861</text:p>
          </table:table-cell>
          <table:table-cell office:value-type="float" office:value="3280346.37301036" calcext:value-type="float">
            <text:p>3280346.37301036</text:p>
          </table:table-cell>
          <table:table-cell/>
          <table:table-cell office:value-type="float" office:value="369362.644668354" calcext:value-type="float">
            <text:p>369362.644668354</text:p>
          </table:table-cell>
          <table:table-cell office:value-type="float" office:value="3280326.49093427" calcext:value-type="float">
            <text:p>3280326.49093427</text:p>
          </table:table-cell>
          <table:table-cell/>
          <table:table-cell office:value-type="float" office:value="369366.963413986" calcext:value-type="float">
            <text:p>369366.963413986</text:p>
          </table:table-cell>
          <table:table-cell office:value-type="float" office:value="3280340.47814856" calcext:value-type="float">
            <text:p>3280340.47814856</text:p>
          </table:table-cell>
          <table:table-cell table:number-columns-repeated="23"/>
        </table:table-row>
        <table:table-row table:style-name="ro1">
          <table:table-cell office:value-type="float" office:value="369377.979497861" calcext:value-type="float">
            <text:p>369377.979497861</text:p>
          </table:table-cell>
          <table:table-cell office:value-type="float" office:value="3280346.37301036" calcext:value-type="float">
            <text:p>3280346.37301036</text:p>
          </table:table-cell>
          <table:table-cell/>
          <table:table-cell office:value-type="float" office:value="369362.639502488" calcext:value-type="float">
            <text:p>369362.639502488</text:p>
          </table:table-cell>
          <table:table-cell office:value-type="float" office:value="3280326.04766237" calcext:value-type="float">
            <text:p>3280326.04766237</text:p>
          </table:table-cell>
          <table:table-cell/>
          <table:table-cell office:value-type="float" office:value="369366.963413986" calcext:value-type="float">
            <text:p>369366.963413986</text:p>
          </table:table-cell>
          <table:table-cell office:value-type="float" office:value="3280340.75146712" calcext:value-type="float">
            <text:p>3280340.75146712</text:p>
          </table:table-cell>
          <table:table-cell table:number-columns-repeated="23"/>
        </table:table-row>
        <table:table-row table:style-name="ro1">
          <table:table-cell office:value-type="float" office:value="369377.979497861" calcext:value-type="float">
            <text:p>369377.979497861</text:p>
          </table:table-cell>
          <table:table-cell office:value-type="float" office:value="3280346.37301036" calcext:value-type="float">
            <text:p>3280346.37301036</text:p>
          </table:table-cell>
          <table:table-cell/>
          <table:table-cell office:value-type="float" office:value="369362.639502488" calcext:value-type="float">
            <text:p>369362.639502488</text:p>
          </table:table-cell>
          <table:table-cell office:value-type="float" office:value="3280326.04766237" calcext:value-type="float">
            <text:p>3280326.04766237</text:p>
          </table:table-cell>
          <table:table-cell/>
          <table:table-cell office:value-type="float" office:value="369366.963413986" calcext:value-type="float">
            <text:p>369366.963413986</text:p>
          </table:table-cell>
          <table:table-cell office:value-type="float" office:value="3280341.01536091" calcext:value-type="float">
            <text:p>3280341.01536091</text:p>
          </table:table-cell>
          <table:table-cell table:number-columns-repeated="23"/>
        </table:table-row>
        <table:table-row table:style-name="ro1">
          <table:table-cell office:value-type="float" office:value="369379.138536244" calcext:value-type="float">
            <text:p>369379.138536244</text:p>
          </table:table-cell>
          <table:table-cell office:value-type="float" office:value="3280346.13783849" calcext:value-type="float">
            <text:p>3280346.13783849</text:p>
          </table:table-cell>
          <table:table-cell/>
          <table:table-cell office:value-type="float" office:value="369362.639502488" calcext:value-type="float">
            <text:p>369362.639502488</text:p>
          </table:table-cell>
          <table:table-cell office:value-type="float" office:value="3280326.04766237" calcext:value-type="float">
            <text:p>3280326.04766237</text:p>
          </table:table-cell>
          <table:table-cell/>
          <table:table-cell office:value-type="float" office:value="369366.978911152" calcext:value-type="float">
            <text:p>369366.978911152</text:p>
          </table:table-cell>
          <table:table-cell office:value-type="float" office:value="3280341.27075195" calcext:value-type="float">
            <text:p>3280341.27075195</text:p>
          </table:table-cell>
          <table:table-cell table:number-columns-repeated="23"/>
        </table:table-row>
        <table:table-row table:style-name="ro1">
          <table:table-cell office:value-type="float" office:value="369379.138536244" calcext:value-type="float">
            <text:p>369379.138536244</text:p>
          </table:table-cell>
          <table:table-cell office:value-type="float" office:value="3280346.13783849" calcext:value-type="float">
            <text:p>3280346.13783849</text:p>
          </table:table-cell>
          <table:table-cell/>
          <table:table-cell office:value-type="float" office:value="369362.639502488" calcext:value-type="float">
            <text:p>369362.639502488</text:p>
          </table:table-cell>
          <table:table-cell office:value-type="float" office:value="3280326.04766237" calcext:value-type="float">
            <text:p>3280326.04766237</text:p>
          </table:table-cell>
          <table:table-cell/>
          <table:table-cell office:value-type="float" office:value="369366.978911152" calcext:value-type="float">
            <text:p>369366.978911152</text:p>
          </table:table-cell>
          <table:table-cell office:value-type="float" office:value="3280341.49223423" calcext:value-type="float">
            <text:p>3280341.49223423</text:p>
          </table:table-cell>
          <table:table-cell table:number-columns-repeated="23"/>
        </table:table-row>
        <table:table-row table:style-name="ro1">
          <table:table-cell office:value-type="float" office:value="369379.138536244" calcext:value-type="float">
            <text:p>369379.138536244</text:p>
          </table:table-cell>
          <table:table-cell office:value-type="float" office:value="3280346.13783849" calcext:value-type="float">
            <text:p>3280346.13783849</text:p>
          </table:table-cell>
          <table:table-cell/>
          <table:table-cell office:value-type="float" office:value="369362.639502488" calcext:value-type="float">
            <text:p>369362.639502488</text:p>
          </table:table-cell>
          <table:table-cell office:value-type="float" office:value="3280326.04766237" calcext:value-type="float">
            <text:p>3280326.04766237</text:p>
          </table:table-cell>
          <table:table-cell/>
          <table:table-cell office:value-type="float" office:value="369366.978911152" calcext:value-type="float">
            <text:p>369366.978911152</text:p>
          </table:table-cell>
          <table:table-cell office:value-type="float" office:value="3280341.71136031" calcext:value-type="float">
            <text:p>3280341.71136031</text:p>
          </table:table-cell>
          <table:table-cell table:number-columns-repeated="23"/>
        </table:table-row>
        <table:table-row table:style-name="ro1">
          <table:table-cell office:value-type="float" office:value="369379.138536244" calcext:value-type="float">
            <text:p>369379.138536244</text:p>
          </table:table-cell>
          <table:table-cell office:value-type="float" office:value="3280346.13783849" calcext:value-type="float">
            <text:p>3280346.13783849</text:p>
          </table:table-cell>
          <table:table-cell/>
          <table:table-cell office:value-type="float" office:value="369362.639502488" calcext:value-type="float">
            <text:p>369362.639502488</text:p>
          </table:table-cell>
          <table:table-cell office:value-type="float" office:value="3280326.04766237" calcext:value-type="float">
            <text:p>3280326.04766237</text:p>
          </table:table-cell>
          <table:table-cell/>
          <table:table-cell office:value-type="float" office:value="369366.978911152" calcext:value-type="float">
            <text:p>369366.978911152</text:p>
          </table:table-cell>
          <table:table-cell office:value-type="float" office:value="3280341.96582932" calcext:value-type="float">
            <text:p>3280341.96582932</text:p>
          </table:table-cell>
          <table:table-cell table:number-columns-repeated="23"/>
        </table:table-row>
        <table:table-row table:style-name="ro1">
          <table:table-cell office:value-type="float" office:value="369379.138536244" calcext:value-type="float">
            <text:p>369379.138536244</text:p>
          </table:table-cell>
          <table:table-cell office:value-type="float" office:value="3280346.13783849" calcext:value-type="float">
            <text:p>3280346.13783849</text:p>
          </table:table-cell>
          <table:table-cell/>
          <table:table-cell office:value-type="float" office:value="369362.639502488" calcext:value-type="float">
            <text:p>369362.639502488</text:p>
          </table:table-cell>
          <table:table-cell office:value-type="float" office:value="3280326.04766237" calcext:value-type="float">
            <text:p>3280326.04766237</text:p>
          </table:table-cell>
          <table:table-cell/>
          <table:table-cell office:value-type="float" office:value="369366.978911152" calcext:value-type="float">
            <text:p>369366.978911152</text:p>
          </table:table-cell>
          <table:table-cell office:value-type="float" office:value="3280342.19202399" calcext:value-type="float">
            <text:p>3280342.19202399</text:p>
          </table:table-cell>
          <table:table-cell table:number-columns-repeated="23"/>
        </table:table-row>
        <table:table-row table:style-name="ro1">
          <table:table-cell office:value-type="float" office:value="369379.810983288" calcext:value-type="float">
            <text:p>369379.810983288</text:p>
          </table:table-cell>
          <table:table-cell office:value-type="float" office:value="3280345.6866707" calcext:value-type="float">
            <text:p>3280345.6866707</text:p>
          </table:table-cell>
          <table:table-cell/>
          <table:table-cell office:value-type="float" office:value="369362.639502488" calcext:value-type="float">
            <text:p>369362.639502488</text:p>
          </table:table-cell>
          <table:table-cell office:value-type="float" office:value="3280326.04766237" calcext:value-type="float">
            <text:p>3280326.04766237</text:p>
          </table:table-cell>
          <table:table-cell/>
          <table:table-cell office:value-type="float" office:value="369366.701420094" calcext:value-type="float">
            <text:p>369366.701420094</text:p>
          </table:table-cell>
          <table:table-cell office:value-type="float" office:value="3280342.33047972" calcext:value-type="float">
            <text:p>3280342.33047972</text:p>
          </table:table-cell>
          <table:table-cell table:number-columns-repeated="23"/>
        </table:table-row>
        <table:table-row table:style-name="ro1">
          <table:table-cell office:value-type="float" office:value="369379.810983288" calcext:value-type="float">
            <text:p>369379.810983288</text:p>
          </table:table-cell>
          <table:table-cell office:value-type="float" office:value="3280345.6866707" calcext:value-type="float">
            <text:p>3280345.6866707</text:p>
          </table:table-cell>
          <table:table-cell/>
          <table:table-cell office:value-type="float" office:value="369362.639502488" calcext:value-type="float">
            <text:p>369362.639502488</text:p>
          </table:table-cell>
          <table:table-cell office:value-type="float" office:value="3280326.04766237" calcext:value-type="float">
            <text:p>3280326.04766237</text:p>
          </table:table-cell>
          <table:table-cell/>
          <table:table-cell office:value-type="float" office:value="369366.701420094" calcext:value-type="float">
            <text:p>369366.701420094</text:p>
          </table:table-cell>
          <table:table-cell office:value-type="float" office:value="3280342.54489342" calcext:value-type="float">
            <text:p>3280342.54489342</text:p>
          </table:table-cell>
          <table:table-cell table:number-columns-repeated="23"/>
        </table:table-row>
        <table:table-row table:style-name="ro1">
          <table:table-cell office:value-type="float" office:value="369379.810983288" calcext:value-type="float">
            <text:p>369379.810983288</text:p>
          </table:table-cell>
          <table:table-cell office:value-type="float" office:value="3280345.6866707" calcext:value-type="float">
            <text:p>3280345.6866707</text:p>
          </table:table-cell>
          <table:table-cell/>
          <table:table-cell office:value-type="float" office:value="369362.444607156" calcext:value-type="float">
            <text:p>369362.444607156</text:p>
          </table:table-cell>
          <table:table-cell office:value-type="float" office:value="3280325.93910064" calcext:value-type="float">
            <text:p>3280325.93910064</text:p>
          </table:table-cell>
          <table:table-cell/>
          <table:table-cell office:value-type="float" office:value="369366.701420094" calcext:value-type="float">
            <text:p>369366.701420094</text:p>
          </table:table-cell>
          <table:table-cell office:value-type="float" office:value="3280342.82056817" calcext:value-type="float">
            <text:p>3280342.82056817</text:p>
          </table:table-cell>
          <table:table-cell table:number-columns-repeated="23"/>
        </table:table-row>
        <table:table-row table:style-name="ro1">
          <table:table-cell office:value-type="float" office:value="369379.810983288" calcext:value-type="float">
            <text:p>369379.810983288</text:p>
          </table:table-cell>
          <table:table-cell office:value-type="float" office:value="3280345.83982334" calcext:value-type="float">
            <text:p>3280345.83982334</text:p>
          </table:table-cell>
          <table:table-cell/>
          <table:table-cell office:value-type="float" office:value="369362.444607156" calcext:value-type="float">
            <text:p>369362.444607156</text:p>
          </table:table-cell>
          <table:table-cell office:value-type="float" office:value="3280325.93910064" calcext:value-type="float">
            <text:p>3280325.93910064</text:p>
          </table:table-cell>
          <table:table-cell/>
          <table:table-cell office:value-type="float" office:value="369366.701420094" calcext:value-type="float">
            <text:p>369366.701420094</text:p>
          </table:table-cell>
          <table:table-cell office:value-type="float" office:value="3280343.05383143" calcext:value-type="float">
            <text:p>3280343.05383143</text:p>
          </table:table-cell>
          <table:table-cell table:number-columns-repeated="23"/>
        </table:table-row>
        <table:table-row table:style-name="ro1">
          <table:table-cell office:value-type="float" office:value="369379.810983288" calcext:value-type="float">
            <text:p>369379.810983288</text:p>
          </table:table-cell>
          <table:table-cell office:value-type="float" office:value="3280345.9434959" calcext:value-type="float">
            <text:p>3280345.9434959</text:p>
          </table:table-cell>
          <table:table-cell/>
          <table:table-cell office:value-type="float" office:value="369362.444607156" calcext:value-type="float">
            <text:p>369362.444607156</text:p>
          </table:table-cell>
          <table:table-cell office:value-type="float" office:value="3280325.93910064" calcext:value-type="float">
            <text:p>3280325.93910064</text:p>
          </table:table-cell>
          <table:table-cell/>
          <table:table-cell office:value-type="float" office:value="369366.701420094" calcext:value-type="float">
            <text:p>369366.701420094</text:p>
          </table:table-cell>
          <table:table-cell office:value-type="float" office:value="3280343.21876504" calcext:value-type="float">
            <text:p>3280343.21876504</text:p>
          </table:table-cell>
          <table:table-cell table:number-columns-repeated="23"/>
        </table:table-row>
        <table:table-row table:style-name="ro1">
          <table:table-cell office:value-type="float" office:value="369379.618671085" calcext:value-type="float">
            <text:p>369379.618671085</text:p>
          </table:table-cell>
          <table:table-cell office:value-type="float" office:value="3280345.79974464" calcext:value-type="float">
            <text:p>3280345.79974464</text:p>
          </table:table-cell>
          <table:table-cell/>
          <table:table-cell office:value-type="float" office:value="369362.444607156" calcext:value-type="float">
            <text:p>369362.444607156</text:p>
          </table:table-cell>
          <table:table-cell office:value-type="float" office:value="3280325.93910064" calcext:value-type="float">
            <text:p>3280325.93910064</text:p>
          </table:table-cell>
          <table:table-cell/>
          <table:table-cell office:value-type="float" office:value="369366.032847652" calcext:value-type="float">
            <text:p>369366.032847652</text:p>
          </table:table-cell>
          <table:table-cell office:value-type="float" office:value="3280343.15415755" calcext:value-type="float">
            <text:p>3280343.15415755</text:p>
          </table:table-cell>
          <table:table-cell table:number-columns-repeated="23"/>
        </table:table-row>
        <table:table-row table:style-name="ro1">
          <table:table-cell office:value-type="float" office:value="369379.618671085" calcext:value-type="float">
            <text:p>369379.618671085</text:p>
          </table:table-cell>
          <table:table-cell office:value-type="float" office:value="3280345.79031986" calcext:value-type="float">
            <text:p>3280345.79031986</text:p>
          </table:table-cell>
          <table:table-cell/>
          <table:table-cell office:value-type="float" office:value="369362.444607156" calcext:value-type="float">
            <text:p>369362.444607156</text:p>
          </table:table-cell>
          <table:table-cell office:value-type="float" office:value="3280325.93910064" calcext:value-type="float">
            <text:p>3280325.93910064</text:p>
          </table:table-cell>
          <table:table-cell/>
          <table:table-cell office:value-type="float" office:value="369366.032847652" calcext:value-type="float">
            <text:p>369366.032847652</text:p>
          </table:table-cell>
          <table:table-cell office:value-type="float" office:value="3280343.49816195" calcext:value-type="float">
            <text:p>3280343.49816195</text:p>
          </table:table-cell>
          <table:table-cell table:number-columns-repeated="23"/>
        </table:table-row>
        <table:table-row table:style-name="ro1">
          <table:table-cell office:value-type="float" office:value="369379.618671085" calcext:value-type="float">
            <text:p>369379.618671085</text:p>
          </table:table-cell>
          <table:table-cell office:value-type="float" office:value="3280345.79031986" calcext:value-type="float">
            <text:p>3280345.79031986</text:p>
          </table:table-cell>
          <table:table-cell/>
          <table:table-cell office:value-type="float" office:value="369362.444607156" calcext:value-type="float">
            <text:p>369362.444607156</text:p>
          </table:table-cell>
          <table:table-cell office:value-type="float" office:value="3280325.93910064" calcext:value-type="float">
            <text:p>3280325.93910064</text:p>
          </table:table-cell>
          <table:table-cell/>
          <table:table-cell office:value-type="float" office:value="369366.032847652" calcext:value-type="float">
            <text:p>369366.032847652</text:p>
          </table:table-cell>
          <table:table-cell office:value-type="float" office:value="3280343.8162482" calcext:value-type="float">
            <text:p>3280343.8162482</text:p>
          </table:table-cell>
          <table:table-cell table:number-columns-repeated="23"/>
        </table:table-row>
        <table:table-row table:style-name="ro1">
          <table:table-cell office:value-type="float" office:value="369379.618671085" calcext:value-type="float">
            <text:p>369379.618671085</text:p>
          </table:table-cell>
          <table:table-cell office:value-type="float" office:value="3280345.79031986" calcext:value-type="float">
            <text:p>3280345.79031986</text:p>
          </table:table-cell>
          <table:table-cell/>
          <table:table-cell office:value-type="float" office:value="369362.444607156" calcext:value-type="float">
            <text:p>369362.444607156</text:p>
          </table:table-cell>
          <table:table-cell office:value-type="float" office:value="3280325.93910064" calcext:value-type="float">
            <text:p>3280325.93910064</text:p>
          </table:table-cell>
          <table:table-cell/>
          <table:table-cell office:value-type="float" office:value="369366.032847652" calcext:value-type="float">
            <text:p>369366.032847652</text:p>
          </table:table-cell>
          <table:table-cell office:value-type="float" office:value="3280344.05893624" calcext:value-type="float">
            <text:p>3280344.05893624</text:p>
          </table:table-cell>
          <table:table-cell table:number-columns-repeated="23"/>
        </table:table-row>
        <table:table-row table:style-name="ro1">
          <table:table-cell office:value-type="float" office:value="369379.618671085" calcext:value-type="float">
            <text:p>369379.618671085</text:p>
          </table:table-cell>
          <table:table-cell office:value-type="float" office:value="3280345.79031986" calcext:value-type="float">
            <text:p>3280345.79031986</text:p>
          </table:table-cell>
          <table:table-cell/>
          <table:table-cell office:value-type="float" office:value="369362.444607156" calcext:value-type="float">
            <text:p>369362.444607156</text:p>
          </table:table-cell>
          <table:table-cell office:value-type="float" office:value="3280325.93910064" calcext:value-type="float">
            <text:p>3280325.93910064</text:p>
          </table:table-cell>
          <table:table-cell/>
          <table:table-cell office:value-type="float" office:value="369366.032847652" calcext:value-type="float">
            <text:p>369366.032847652</text:p>
          </table:table-cell>
          <table:table-cell office:value-type="float" office:value="3280344.35110435" calcext:value-type="float">
            <text:p>3280344.35110435</text:p>
          </table:table-cell>
          <table:table-cell table:number-columns-repeated="23"/>
        </table:table-row>
        <table:table-row table:style-name="ro1">
          <table:table-cell office:value-type="float" office:value="369380.367259127" calcext:value-type="float">
            <text:p>369380.367259127</text:p>
          </table:table-cell>
          <table:table-cell office:value-type="float" office:value="3280343.5743613" calcext:value-type="float">
            <text:p>3280343.5743613</text:p>
          </table:table-cell>
          <table:table-cell/>
          <table:table-cell office:value-type="float" office:value="369362.445898624" calcext:value-type="float">
            <text:p>369362.445898624</text:p>
          </table:table-cell>
          <table:table-cell office:value-type="float" office:value="3280326.04991862" calcext:value-type="float">
            <text:p>3280326.04991862</text:p>
          </table:table-cell>
          <table:table-cell/>
          <table:table-cell office:value-type="float" office:value="369364.582112357" calcext:value-type="float">
            <text:p>369364.582112357</text:p>
          </table:table-cell>
          <table:table-cell office:value-type="float" office:value="3280343.28189713" calcext:value-type="float">
            <text:p>3280343.28189713</text:p>
          </table:table-cell>
          <table:table-cell table:number-columns-repeated="23"/>
        </table:table-row>
        <table:table-row table:style-name="ro1">
          <table:table-cell office:value-type="float" office:value="369380.367259127" calcext:value-type="float">
            <text:p>369380.367259127</text:p>
          </table:table-cell>
          <table:table-cell office:value-type="float" office:value="3280343.8288303" calcext:value-type="float">
            <text:p>3280343.8288303</text:p>
          </table:table-cell>
          <table:table-cell/>
          <table:table-cell office:value-type="float" office:value="369362.445898624" calcext:value-type="float">
            <text:p>369362.445898624</text:p>
          </table:table-cell>
          <table:table-cell office:value-type="float" office:value="3280326.04991862" calcext:value-type="float">
            <text:p>3280326.04991862</text:p>
          </table:table-cell>
          <table:table-cell/>
          <table:table-cell office:value-type="float" office:value="369364.582112357" calcext:value-type="float">
            <text:p>369364.582112357</text:p>
          </table:table-cell>
          <table:table-cell office:value-type="float" office:value="3280343.52222897" calcext:value-type="float">
            <text:p>3280343.52222897</text:p>
          </table:table-cell>
          <table:table-cell table:number-columns-repeated="23"/>
        </table:table-row>
        <table:table-row table:style-name="ro1">
          <table:table-cell office:value-type="float" office:value="369380.367259127" calcext:value-type="float">
            <text:p>369380.367259127</text:p>
          </table:table-cell>
          <table:table-cell office:value-type="float" office:value="3280344.09272409" calcext:value-type="float">
            <text:p>3280344.09272409</text:p>
          </table:table-cell>
          <table:table-cell/>
          <table:table-cell office:value-type="float" office:value="369362.445898624" calcext:value-type="float">
            <text:p>369362.445898624</text:p>
          </table:table-cell>
          <table:table-cell office:value-type="float" office:value="3280326.04991862" calcext:value-type="float">
            <text:p>3280326.04991862</text:p>
          </table:table-cell>
          <table:table-cell/>
          <table:table-cell office:value-type="float" office:value="369364.582112357" calcext:value-type="float">
            <text:p>369364.582112357</text:p>
          </table:table-cell>
          <table:table-cell office:value-type="float" office:value="3280343.77434178" calcext:value-type="float">
            <text:p>3280343.77434178</text:p>
          </table:table-cell>
          <table:table-cell table:number-columns-repeated="23"/>
        </table:table-row>
        <table:table-row table:style-name="ro1">
          <table:table-cell office:value-type="float" office:value="369380.367259127" calcext:value-type="float">
            <text:p>369380.367259127</text:p>
          </table:table-cell>
          <table:table-cell office:value-type="float" office:value="3280344.42730371" calcext:value-type="float">
            <text:p>3280344.42730371</text:p>
          </table:table-cell>
          <table:table-cell/>
          <table:table-cell office:value-type="float" office:value="369362.445898624" calcext:value-type="float">
            <text:p>369362.445898624</text:p>
          </table:table-cell>
          <table:table-cell office:value-type="float" office:value="3280326.04991862" calcext:value-type="float">
            <text:p>3280326.04991862</text:p>
          </table:table-cell>
          <table:table-cell/>
          <table:table-cell office:value-type="float" office:value="369364.582112357" calcext:value-type="float">
            <text:p>369364.582112357</text:p>
          </table:table-cell>
          <table:table-cell office:value-type="float" office:value="3280344.0217422" calcext:value-type="float">
            <text:p>3280344.0217422</text:p>
          </table:table-cell>
          <table:table-cell table:number-columns-repeated="23"/>
        </table:table-row>
        <table:table-row table:style-name="ro1">
          <table:table-cell office:value-type="float" office:value="369380.367259127" calcext:value-type="float">
            <text:p>369380.367259127</text:p>
          </table:table-cell>
          <table:table-cell office:value-type="float" office:value="3280344.79487005" calcext:value-type="float">
            <text:p>3280344.79487005</text:p>
          </table:table-cell>
          <table:table-cell/>
          <table:table-cell office:value-type="float" office:value="369362.445898624" calcext:value-type="float">
            <text:p>369362.445898624</text:p>
          </table:table-cell>
          <table:table-cell office:value-type="float" office:value="3280326.04991862" calcext:value-type="float">
            <text:p>3280326.04991862</text:p>
          </table:table-cell>
          <table:table-cell/>
          <table:table-cell office:value-type="float" office:value="369364.582112357" calcext:value-type="float">
            <text:p>369364.582112357</text:p>
          </table:table-cell>
          <table:table-cell office:value-type="float" office:value="3280344.24793687" calcext:value-type="float">
            <text:p>3280344.24793687</text:p>
          </table:table-cell>
          <table:table-cell table:number-columns-repeated="23"/>
        </table:table-row>
        <table:table-row table:style-name="ro1">
          <table:table-cell office:value-type="float" office:value="369381.030667328" calcext:value-type="float">
            <text:p>369381.030667328</text:p>
          </table:table-cell>
          <table:table-cell office:value-type="float" office:value="3280342.34746777" calcext:value-type="float">
            <text:p>3280342.34746777</text:p>
          </table:table-cell>
          <table:table-cell/>
          <table:table-cell office:value-type="float" office:value="369362.445898624" calcext:value-type="float">
            <text:p>369362.445898624</text:p>
          </table:table-cell>
          <table:table-cell office:value-type="float" office:value="3280326.04991862" calcext:value-type="float">
            <text:p>3280326.04991862</text:p>
          </table:table-cell>
          <table:table-cell/>
          <table:table-cell office:value-type="float" office:value="369362.835805852" calcext:value-type="float">
            <text:p>369362.835805852</text:p>
          </table:table-cell>
          <table:table-cell office:value-type="float" office:value="3280342.97917414" calcext:value-type="float">
            <text:p>3280342.97917414</text:p>
          </table:table-cell>
          <table:table-cell table:number-columns-repeated="23"/>
        </table:table-row>
        <table:table-row table:style-name="ro1">
          <table:table-cell office:value-type="float" office:value="369381.030667328" calcext:value-type="float">
            <text:p>369381.030667328</text:p>
          </table:table-cell>
          <table:table-cell office:value-type="float" office:value="3280342.66555402" calcext:value-type="float">
            <text:p>3280342.66555402</text:p>
          </table:table-cell>
          <table:table-cell/>
          <table:table-cell office:value-type="float" office:value="369362.445898624" calcext:value-type="float">
            <text:p>369362.445898624</text:p>
          </table:table-cell>
          <table:table-cell office:value-type="float" office:value="3280326.04991862" calcext:value-type="float">
            <text:p>3280326.04991862</text:p>
          </table:table-cell>
          <table:table-cell/>
          <table:table-cell office:value-type="float" office:value="369362.835805852" calcext:value-type="float">
            <text:p>369362.835805852</text:p>
          </table:table-cell>
          <table:table-cell office:value-type="float" office:value="3280343.20301261" calcext:value-type="float">
            <text:p>3280343.20301261</text:p>
          </table:table-cell>
          <table:table-cell table:number-columns-repeated="23"/>
        </table:table-row>
        <table:table-row table:style-name="ro1">
          <table:table-cell office:value-type="float" office:value="369381.030667328" calcext:value-type="float">
            <text:p>369381.030667328</text:p>
          </table:table-cell>
          <table:table-cell office:value-type="float" office:value="3280342.96479072" calcext:value-type="float">
            <text:p>3280342.96479072</text:p>
          </table:table-cell>
          <table:table-cell/>
          <table:table-cell office:value-type="float" office:value="369362.445898624" calcext:value-type="float">
            <text:p>369362.445898624</text:p>
          </table:table-cell>
          <table:table-cell office:value-type="float" office:value="3280326.04991862" calcext:value-type="float">
            <text:p>3280326.04991862</text:p>
          </table:table-cell>
          <table:table-cell/>
          <table:table-cell office:value-type="float" office:value="369362.835805852" calcext:value-type="float">
            <text:p>369362.835805852</text:p>
          </table:table-cell>
          <table:table-cell office:value-type="float" office:value="3280343.41978251" calcext:value-type="float">
            <text:p>3280343.41978251</text:p>
          </table:table-cell>
          <table:table-cell table:number-columns-repeated="23"/>
        </table:table-row>
        <table:table-row table:style-name="ro1">
          <table:table-cell office:value-type="float" office:value="369381.030667328" calcext:value-type="float">
            <text:p>369381.030667328</text:p>
          </table:table-cell>
          <table:table-cell office:value-type="float" office:value="3280343.36769998" calcext:value-type="float">
            <text:p>3280343.36769998</text:p>
          </table:table-cell>
          <table:table-cell/>
          <table:table-cell office:value-type="float" office:value="369362.445898624" calcext:value-type="float">
            <text:p>369362.445898624</text:p>
          </table:table-cell>
          <table:table-cell office:value-type="float" office:value="3280326.04991862" calcext:value-type="float">
            <text:p>3280326.04991862</text:p>
          </table:table-cell>
          <table:table-cell/>
          <table:table-cell office:value-type="float" office:value="369362.835805852" calcext:value-type="float">
            <text:p>369362.835805852</text:p>
          </table:table-cell>
          <table:table-cell office:value-type="float" office:value="3280343.64126479" calcext:value-type="float">
            <text:p>3280343.64126479</text:p>
          </table:table-cell>
          <table:table-cell table:number-columns-repeated="23"/>
        </table:table-row>
        <table:table-row table:style-name="ro1">
          <table:table-cell office:value-type="float" office:value="369381.030667328" calcext:value-type="float">
            <text:p>369381.030667328</text:p>
          </table:table-cell>
          <table:table-cell office:value-type="float" office:value="3280343.75647207" calcext:value-type="float">
            <text:p>3280343.75647207</text:p>
          </table:table-cell>
          <table:table-cell/>
          <table:table-cell office:value-type="float" office:value="369362.445898624" calcext:value-type="float">
            <text:p>369362.445898624</text:p>
          </table:table-cell>
          <table:table-cell office:value-type="float" office:value="3280326.04991862" calcext:value-type="float">
            <text:p>3280326.04991862</text:p>
          </table:table-cell>
          <table:table-cell/>
          <table:table-cell office:value-type="float" office:value="369362.835805852" calcext:value-type="float">
            <text:p>369362.835805852</text:p>
          </table:table-cell>
          <table:table-cell office:value-type="float" office:value="3280343.88866521" calcext:value-type="float">
            <text:p>3280343.88866521</text:p>
          </table:table-cell>
          <table:table-cell table:number-columns-repeated="23"/>
        </table:table-row>
        <table:table-row table:style-name="ro1">
          <table:table-cell office:value-type="float" office:value="369381.521132689" calcext:value-type="float">
            <text:p>369381.521132689</text:p>
          </table:table-cell>
          <table:table-cell office:value-type="float" office:value="3280342.89591779" calcext:value-type="float">
            <text:p>3280342.89591779</text:p>
          </table:table-cell>
          <table:table-cell/>
          <table:table-cell office:value-type="float" office:value="369362.445898624" calcext:value-type="float">
            <text:p>369362.445898624</text:p>
          </table:table-cell>
          <table:table-cell office:value-type="float" office:value="3280326.04991862" calcext:value-type="float">
            <text:p>3280326.04991862</text:p>
          </table:table-cell>
          <table:table-cell/>
          <table:table-cell office:value-type="float" office:value="369360.902353117" calcext:value-type="float">
            <text:p>369360.902353117</text:p>
          </table:table-cell>
          <table:table-cell office:value-type="float" office:value="3280343.15504318" calcext:value-type="float">
            <text:p>3280343.15504318</text:p>
          </table:table-cell>
          <table:table-cell table:number-columns-repeated="23"/>
        </table:table-row>
        <table:table-row table:style-name="ro1">
          <table:table-cell office:value-type="float" office:value="369381.521132689" calcext:value-type="float">
            <text:p>369381.521132689</text:p>
          </table:table-cell>
          <table:table-cell office:value-type="float" office:value="3280343.41192439" calcext:value-type="float">
            <text:p>3280343.41192439</text:p>
          </table:table-cell>
          <table:table-cell/>
          <table:table-cell office:value-type="float" office:value="369361.764410679" calcext:value-type="float">
            <text:p>369361.764410679</text:p>
          </table:table-cell>
          <table:table-cell office:value-type="float" office:value="3280325.72536159" calcext:value-type="float">
            <text:p>3280325.72536159</text:p>
          </table:table-cell>
          <table:table-cell/>
          <table:table-cell office:value-type="float" office:value="369360.902353117" calcext:value-type="float">
            <text:p>369360.902353117</text:p>
          </table:table-cell>
          <table:table-cell office:value-type="float" office:value="3280343.4024436" calcext:value-type="float">
            <text:p>3280343.4024436</text:p>
          </table:table-cell>
          <table:table-cell table:number-columns-repeated="23"/>
        </table:table-row>
        <table:table-row table:style-name="ro1">
          <table:table-cell office:value-type="float" office:value="369381.521132689" calcext:value-type="float">
            <text:p>369381.521132689</text:p>
          </table:table-cell>
          <table:table-cell office:value-type="float" office:value="3280343.92793098" calcext:value-type="float">
            <text:p>3280343.92793098</text:p>
          </table:table-cell>
          <table:table-cell/>
          <table:table-cell office:value-type="float" office:value="369361.764410679" calcext:value-type="float">
            <text:p>369361.764410679</text:p>
          </table:table-cell>
          <table:table-cell office:value-type="float" office:value="3280325.72536159" calcext:value-type="float">
            <text:p>3280325.72536159</text:p>
          </table:table-cell>
          <table:table-cell/>
          <table:table-cell office:value-type="float" office:value="369360.902353117" calcext:value-type="float">
            <text:p>369360.902353117</text:p>
          </table:table-cell>
          <table:table-cell office:value-type="float" office:value="3280343.66162499" calcext:value-type="float">
            <text:p>3280343.66162499</text:p>
          </table:table-cell>
          <table:table-cell table:number-columns-repeated="23"/>
        </table:table-row>
        <table:table-row table:style-name="ro1">
          <table:table-cell office:value-type="float" office:value="369381.521132689" calcext:value-type="float">
            <text:p>369381.521132689</text:p>
          </table:table-cell>
          <table:table-cell office:value-type="float" office:value="3280344.45807474" calcext:value-type="float">
            <text:p>3280344.45807474</text:p>
          </table:table-cell>
          <table:table-cell/>
          <table:table-cell office:value-type="float" office:value="369361.764410679" calcext:value-type="float">
            <text:p>369361.764410679</text:p>
          </table:table-cell>
          <table:table-cell office:value-type="float" office:value="3280325.72536159" calcext:value-type="float">
            <text:p>3280325.72536159</text:p>
          </table:table-cell>
          <table:table-cell/>
          <table:table-cell office:value-type="float" office:value="369360.902353117" calcext:value-type="float">
            <text:p>369360.902353117</text:p>
          </table:table-cell>
          <table:table-cell office:value-type="float" office:value="3280343.93258736" calcext:value-type="float">
            <text:p>3280343.93258736</text:p>
          </table:table-cell>
          <table:table-cell table:number-columns-repeated="23"/>
        </table:table-row>
        <table:table-row table:style-name="ro1">
          <table:table-cell office:value-type="float" office:value="369381.521132689" calcext:value-type="float">
            <text:p>369381.521132689</text:p>
          </table:table-cell>
          <table:table-cell office:value-type="float" office:value="3280344.61358358" calcext:value-type="float">
            <text:p>3280344.61358358</text:p>
          </table:table-cell>
          <table:table-cell/>
          <table:table-cell office:value-type="float" office:value="369361.764410679" calcext:value-type="float">
            <text:p>369361.764410679</text:p>
          </table:table-cell>
          <table:table-cell office:value-type="float" office:value="3280325.72536159" calcext:value-type="float">
            <text:p>3280325.72536159</text:p>
          </table:table-cell>
          <table:table-cell/>
          <table:table-cell office:value-type="float" office:value="369360.902353117" calcext:value-type="float">
            <text:p>369360.902353117</text:p>
          </table:table-cell>
          <table:table-cell office:value-type="float" office:value="3280344.16820681" calcext:value-type="float">
            <text:p>3280344.16820681</text:p>
          </table:table-cell>
          <table:table-cell table:number-columns-repeated="23"/>
        </table:table-row>
        <table:table-row table:style-name="ro1">
          <table:table-cell office:value-type="float" office:value="369383.270021076" calcext:value-type="float">
            <text:p>369383.270021076</text:p>
          </table:table-cell>
          <table:table-cell office:value-type="float" office:value="3280343.4297044" calcext:value-type="float">
            <text:p>3280343.4297044</text:p>
          </table:table-cell>
          <table:table-cell/>
          <table:table-cell office:value-type="float" office:value="369361.764410679" calcext:value-type="float">
            <text:p>369361.764410679</text:p>
          </table:table-cell>
          <table:table-cell office:value-type="float" office:value="3280325.72536159" calcext:value-type="float">
            <text:p>3280325.72536159</text:p>
          </table:table-cell>
          <table:table-cell/>
          <table:table-cell office:value-type="float" office:value="369358.776588399" calcext:value-type="float">
            <text:p>369358.776588399</text:p>
          </table:table-cell>
          <table:table-cell office:value-type="float" office:value="3280343.52645367" calcext:value-type="float">
            <text:p>3280343.52645367</text:p>
          </table:table-cell>
          <table:table-cell table:number-columns-repeated="23"/>
        </table:table-row>
        <table:table-row table:style-name="ro1">
          <table:table-cell office:value-type="float" office:value="369383.270021076" calcext:value-type="float">
            <text:p>369383.270021076</text:p>
          </table:table-cell>
          <table:table-cell office:value-type="float" office:value="3280343.4320606" calcext:value-type="float">
            <text:p>3280343.4320606</text:p>
          </table:table-cell>
          <table:table-cell/>
          <table:table-cell office:value-type="float" office:value="369361.764410679" calcext:value-type="float">
            <text:p>369361.764410679</text:p>
          </table:table-cell>
          <table:table-cell office:value-type="float" office:value="3280325.72536159" calcext:value-type="float">
            <text:p>3280325.72536159</text:p>
          </table:table-cell>
          <table:table-cell/>
          <table:table-cell office:value-type="float" office:value="369358.776588399" calcext:value-type="float">
            <text:p>369358.776588399</text:p>
          </table:table-cell>
          <table:table-cell office:value-type="float" office:value="3280343.77385409" calcext:value-type="float">
            <text:p>3280343.77385409</text:p>
          </table:table-cell>
          <table:table-cell table:number-columns-repeated="23"/>
        </table:table-row>
        <table:table-row table:style-name="ro1">
          <table:table-cell office:value-type="float" office:value="369383.270021076" calcext:value-type="float">
            <text:p>369383.270021076</text:p>
          </table:table-cell>
          <table:table-cell office:value-type="float" office:value="3280343.44619776" calcext:value-type="float">
            <text:p>3280343.44619776</text:p>
          </table:table-cell>
          <table:table-cell/>
          <table:table-cell office:value-type="float" office:value="369361.764410679" calcext:value-type="float">
            <text:p>369361.764410679</text:p>
          </table:table-cell>
          <table:table-cell office:value-type="float" office:value="3280325.72536159" calcext:value-type="float">
            <text:p>3280325.72536159</text:p>
          </table:table-cell>
          <table:table-cell/>
          <table:table-cell office:value-type="float" office:value="369358.776588399" calcext:value-type="float">
            <text:p>369358.776588399</text:p>
          </table:table-cell>
          <table:table-cell office:value-type="float" office:value="3280344.03774787" calcext:value-type="float">
            <text:p>3280344.03774787</text:p>
          </table:table-cell>
          <table:table-cell table:number-columns-repeated="23"/>
        </table:table-row>
        <table:table-row table:style-name="ro1">
          <table:table-cell office:value-type="float" office:value="369383.270021076" calcext:value-type="float">
            <text:p>369383.270021076</text:p>
          </table:table-cell>
          <table:table-cell office:value-type="float" office:value="3280343.85146322" calcext:value-type="float">
            <text:p>3280343.85146322</text:p>
          </table:table-cell>
          <table:table-cell/>
          <table:table-cell office:value-type="float" office:value="369361.76182773" calcext:value-type="float">
            <text:p>369361.76182773</text:p>
          </table:table-cell>
          <table:table-cell office:value-type="float" office:value="3280325.50372564" calcext:value-type="float">
            <text:p>3280325.50372564</text:p>
          </table:table-cell>
          <table:table-cell/>
          <table:table-cell office:value-type="float" office:value="369358.776588399" calcext:value-type="float">
            <text:p>369358.776588399</text:p>
          </table:table-cell>
          <table:table-cell office:value-type="float" office:value="3280344.30399785" calcext:value-type="float">
            <text:p>3280344.30399785</text:p>
          </table:table-cell>
          <table:table-cell table:number-columns-repeated="23"/>
        </table:table-row>
        <table:table-row table:style-name="ro1">
          <table:table-cell office:value-type="float" office:value="369383.270021076" calcext:value-type="float">
            <text:p>369383.270021076</text:p>
          </table:table-cell>
          <table:table-cell office:value-type="float" office:value="3280344.39810034" calcext:value-type="float">
            <text:p>3280344.39810034</text:p>
          </table:table-cell>
          <table:table-cell/>
          <table:table-cell office:value-type="float" office:value="369361.76182773" calcext:value-type="float">
            <text:p>369361.76182773</text:p>
          </table:table-cell>
          <table:table-cell office:value-type="float" office:value="3280325.50372564" calcext:value-type="float">
            <text:p>3280325.50372564</text:p>
          </table:table-cell>
          <table:table-cell/>
          <table:table-cell office:value-type="float" office:value="369358.776588399" calcext:value-type="float">
            <text:p>369358.776588399</text:p>
          </table:table-cell>
          <table:table-cell office:value-type="float" office:value="3280344.58674119" calcext:value-type="float">
            <text:p>3280344.58674119</text:p>
          </table:table-cell>
          <table:table-cell table:number-columns-repeated="23"/>
        </table:table-row>
        <table:table-row table:style-name="ro1">
          <table:table-cell office:value-type="float" office:value="369383.270021076" calcext:value-type="float">
            <text:p>369383.270021076</text:p>
          </table:table-cell>
          <table:table-cell office:value-type="float" office:value="3280344.66199412" calcext:value-type="float">
            <text:p>3280344.66199412</text:p>
          </table:table-cell>
          <table:table-cell/>
          <table:table-cell office:value-type="float" office:value="369361.76182773" calcext:value-type="float">
            <text:p>369361.76182773</text:p>
          </table:table-cell>
          <table:table-cell office:value-type="float" office:value="3280325.50372564" calcext:value-type="float">
            <text:p>3280325.50372564</text:p>
          </table:table-cell>
          <table:table-cell/>
          <table:table-cell office:value-type="float" office:value="369357.50524998" calcext:value-type="float">
            <text:p>369357.50524998</text:p>
          </table:table-cell>
          <table:table-cell office:value-type="float" office:value="3280342.39759714" calcext:value-type="float">
            <text:p>3280342.39759714</text:p>
          </table:table-cell>
          <table:table-cell table:number-columns-repeated="23"/>
        </table:table-row>
        <table:table-row table:style-name="ro1">
          <table:table-cell office:value-type="float" office:value="369383.760486282" calcext:value-type="float">
            <text:p>369383.760486282</text:p>
          </table:table-cell>
          <table:table-cell office:value-type="float" office:value="3280343.97815453" calcext:value-type="float">
            <text:p>3280343.97815453</text:p>
          </table:table-cell>
          <table:table-cell/>
          <table:table-cell office:value-type="float" office:value="369361.76182773" calcext:value-type="float">
            <text:p>369361.76182773</text:p>
          </table:table-cell>
          <table:table-cell office:value-type="float" office:value="3280325.50372564" calcext:value-type="float">
            <text:p>3280325.50372564</text:p>
          </table:table-cell>
          <table:table-cell/>
          <table:table-cell office:value-type="float" office:value="369357.50524998" calcext:value-type="float">
            <text:p>369357.50524998</text:p>
          </table:table-cell>
          <table:table-cell office:value-type="float" office:value="3280342.65206615" calcext:value-type="float">
            <text:p>3280342.65206615</text:p>
          </table:table-cell>
          <table:table-cell table:number-columns-repeated="23"/>
        </table:table-row>
        <table:table-row table:style-name="ro1">
          <table:table-cell office:value-type="float" office:value="369383.760486282" calcext:value-type="float">
            <text:p>369383.760486282</text:p>
          </table:table-cell>
          <table:table-cell office:value-type="float" office:value="3280343.97815453" calcext:value-type="float">
            <text:p>3280343.97815453</text:p>
          </table:table-cell>
          <table:table-cell/>
          <table:table-cell office:value-type="float" office:value="369361.76182773" calcext:value-type="float">
            <text:p>369361.76182773</text:p>
          </table:table-cell>
          <table:table-cell office:value-type="float" office:value="3280325.50372564" calcext:value-type="float">
            <text:p>3280325.50372564</text:p>
          </table:table-cell>
          <table:table-cell/>
          <table:table-cell office:value-type="float" office:value="369357.50524998" calcext:value-type="float">
            <text:p>369357.50524998</text:p>
          </table:table-cell>
          <table:table-cell office:value-type="float" office:value="3280343.02670107" calcext:value-type="float">
            <text:p>3280343.02670107</text:p>
          </table:table-cell>
          <table:table-cell table:number-columns-repeated="23"/>
        </table:table-row>
        <table:table-row table:style-name="ro1">
          <table:table-cell office:value-type="float" office:value="369383.760486282" calcext:value-type="float">
            <text:p>369383.760486282</text:p>
          </table:table-cell>
          <table:table-cell office:value-type="float" office:value="3280343.97815453" calcext:value-type="float">
            <text:p>3280343.97815453</text:p>
          </table:table-cell>
          <table:table-cell/>
          <table:table-cell office:value-type="float" office:value="369362.149035476" calcext:value-type="float">
            <text:p>369362.149035476</text:p>
          </table:table-cell>
          <table:table-cell office:value-type="float" office:value="3280325.49921312" calcext:value-type="float">
            <text:p>3280325.49921312</text:p>
          </table:table-cell>
          <table:table-cell/>
          <table:table-cell office:value-type="float" office:value="369357.50524998" calcext:value-type="float">
            <text:p>369357.50524998</text:p>
          </table:table-cell>
          <table:table-cell office:value-type="float" office:value="3280343.44845989" calcext:value-type="float">
            <text:p>3280343.44845989</text:p>
          </table:table-cell>
          <table:table-cell table:number-columns-repeated="23"/>
        </table:table-row>
        <table:table-row table:style-name="ro1">
          <table:table-cell office:value-type="float" office:value="369383.760486282" calcext:value-type="float">
            <text:p>369383.760486282</text:p>
          </table:table-cell>
          <table:table-cell office:value-type="float" office:value="3280343.97815453" calcext:value-type="float">
            <text:p>3280343.97815453</text:p>
          </table:table-cell>
          <table:table-cell/>
          <table:table-cell office:value-type="float" office:value="369362.149035476" calcext:value-type="float">
            <text:p>369362.149035476</text:p>
          </table:table-cell>
          <table:table-cell office:value-type="float" office:value="3280325.49921312" calcext:value-type="float">
            <text:p>3280325.49921312</text:p>
          </table:table-cell>
          <table:table-cell/>
          <table:table-cell office:value-type="float" office:value="369357.50524998" calcext:value-type="float">
            <text:p>369357.50524998</text:p>
          </table:table-cell>
          <table:table-cell office:value-type="float" office:value="3280343.87964348" calcext:value-type="float">
            <text:p>3280343.87964348</text:p>
          </table:table-cell>
          <table:table-cell table:number-columns-repeated="23"/>
        </table:table-row>
        <table:table-row table:style-name="ro1">
          <table:table-cell office:value-type="float" office:value="369383.199044744" calcext:value-type="float">
            <text:p>369383.199044744</text:p>
          </table:table-cell>
          <table:table-cell office:value-type="float" office:value="3280345.64719184" calcext:value-type="float">
            <text:p>3280345.64719184</text:p>
          </table:table-cell>
          <table:table-cell/>
          <table:table-cell office:value-type="float" office:value="369362.149035476" calcext:value-type="float">
            <text:p>369362.149035476</text:p>
          </table:table-cell>
          <table:table-cell office:value-type="float" office:value="3280325.49921312" calcext:value-type="float">
            <text:p>3280325.49921312</text:p>
          </table:table-cell>
          <table:table-cell/>
          <table:table-cell office:value-type="float" office:value="369357.479419488" calcext:value-type="float">
            <text:p>369357.479419488</text:p>
          </table:table-cell>
          <table:table-cell office:value-type="float" office:value="3280340.25663577" calcext:value-type="float">
            <text:p>3280340.25663577</text:p>
          </table:table-cell>
          <table:table-cell table:number-columns-repeated="23"/>
        </table:table-row>
        <table:table-row table:style-name="ro1">
          <table:table-cell office:value-type="float" office:value="369383.199044744" calcext:value-type="float">
            <text:p>369383.199044744</text:p>
          </table:table-cell>
          <table:table-cell office:value-type="float" office:value="3280345.64719184" calcext:value-type="float">
            <text:p>3280345.64719184</text:p>
          </table:table-cell>
          <table:table-cell/>
          <table:table-cell office:value-type="float" office:value="369362.149035476" calcext:value-type="float">
            <text:p>369362.149035476</text:p>
          </table:table-cell>
          <table:table-cell office:value-type="float" office:value="3280325.49921312" calcext:value-type="float">
            <text:p>3280325.49921312</text:p>
          </table:table-cell>
          <table:table-cell/>
          <table:table-cell office:value-type="float" office:value="369357.479419488" calcext:value-type="float">
            <text:p>369357.479419488</text:p>
          </table:table-cell>
          <table:table-cell office:value-type="float" office:value="3280340.65012025" calcext:value-type="float">
            <text:p>3280340.65012025</text:p>
          </table:table-cell>
          <table:table-cell table:number-columns-repeated="23"/>
        </table:table-row>
        <table:table-row table:style-name="ro1">
          <table:table-cell office:value-type="float" office:value="369383.199044744" calcext:value-type="float">
            <text:p>369383.199044744</text:p>
          </table:table-cell>
          <table:table-cell office:value-type="float" office:value="3280345.64954803" calcext:value-type="float">
            <text:p>3280345.64954803</text:p>
          </table:table-cell>
          <table:table-cell/>
          <table:table-cell office:value-type="float" office:value="369362.149035476" calcext:value-type="float">
            <text:p>369362.149035476</text:p>
          </table:table-cell>
          <table:table-cell office:value-type="float" office:value="3280325.49921312" calcext:value-type="float">
            <text:p>3280325.49921312</text:p>
          </table:table-cell>
          <table:table-cell/>
          <table:table-cell office:value-type="float" office:value="369357.479419488" calcext:value-type="float">
            <text:p>369357.479419488</text:p>
          </table:table-cell>
          <table:table-cell office:value-type="float" office:value="3280340.97527509" calcext:value-type="float">
            <text:p>3280340.97527509</text:p>
          </table:table-cell>
          <table:table-cell table:number-columns-repeated="23"/>
        </table:table-row>
        <table:table-row table:style-name="ro1">
          <table:table-cell office:value-type="float" office:value="369383.199044744" calcext:value-type="float">
            <text:p>369383.199044744</text:p>
          </table:table-cell>
          <table:table-cell office:value-type="float" office:value="3280345.64954803" calcext:value-type="float">
            <text:p>3280345.64954803</text:p>
          </table:table-cell>
          <table:table-cell/>
          <table:table-cell office:value-type="float" office:value="369362.444607156" calcext:value-type="float">
            <text:p>369362.444607156</text:p>
          </table:table-cell>
          <table:table-cell office:value-type="float" office:value="3280325.93910064" calcext:value-type="float">
            <text:p>3280325.93910064</text:p>
          </table:table-cell>
          <table:table-cell/>
          <table:table-cell office:value-type="float" office:value="369357.479419488" calcext:value-type="float">
            <text:p>369357.479419488</text:p>
          </table:table-cell>
          <table:table-cell office:value-type="float" office:value="3280341.33106046" calcext:value-type="float">
            <text:p>3280341.33106046</text:p>
          </table:table-cell>
          <table:table-cell table:number-columns-repeated="23"/>
        </table:table-row>
        <table:table-row table:style-name="ro1">
          <table:table-cell office:value-type="float" office:value="369383.199044744" calcext:value-type="float">
            <text:p>369383.199044744</text:p>
          </table:table-cell>
          <table:table-cell office:value-type="float" office:value="3280345.64719184" calcext:value-type="float">
            <text:p>3280345.64719184</text:p>
          </table:table-cell>
          <table:table-cell table:number-columns-repeated="4"/>
          <table:table-cell office:value-type="float" office:value="369357.479419488" calcext:value-type="float">
            <text:p>369357.479419488</text:p>
          </table:table-cell>
          <table:table-cell office:value-type="float" office:value="3280341.77873741" calcext:value-type="float">
            <text:p>3280341.77873741</text:p>
          </table:table-cell>
          <table:table-cell table:number-columns-repeated="23"/>
        </table:table-row>
        <table:table-row table:style-name="ro1">
          <table:table-cell office:value-type="float" office:value="369383.019645253" calcext:value-type="float">
            <text:p>369383.019645253</text:p>
          </table:table-cell>
          <table:table-cell office:value-type="float" office:value="3280346.86844546" calcext:value-type="float">
            <text:p>3280346.86844546</text:p>
          </table:table-cell>
          <table:table-cell table:number-columns-repeated="4"/>
          <table:table-cell office:value-type="float" office:value="369359.396083131" calcext:value-type="float">
            <text:p>369359.396083131</text:p>
          </table:table-cell>
          <table:table-cell office:value-type="float" office:value="3280338.49876076" calcext:value-type="float">
            <text:p>3280338.49876076</text:p>
          </table:table-cell>
          <table:table-cell table:number-columns-repeated="23"/>
        </table:table-row>
        <table:table-row table:style-name="ro1">
          <table:table-cell office:value-type="float" office:value="369383.019645253" calcext:value-type="float">
            <text:p>369383.019645253</text:p>
          </table:table-cell>
          <table:table-cell office:value-type="float" office:value="3280346.86844546" calcext:value-type="float">
            <text:p>3280346.86844546</text:p>
          </table:table-cell>
          <table:table-cell table:number-columns-repeated="4"/>
          <table:table-cell office:value-type="float" office:value="369359.396083131" calcext:value-type="float">
            <text:p>369359.396083131</text:p>
          </table:table-cell>
          <table:table-cell office:value-type="float" office:value="3280338.98649302" calcext:value-type="float">
            <text:p>3280338.98649302</text:p>
          </table:table-cell>
          <table:table-cell table:number-columns-repeated="23"/>
        </table:table-row>
        <table:table-row table:style-name="ro1">
          <table:table-cell office:value-type="float" office:value="369383.019645253" calcext:value-type="float">
            <text:p>369383.019645253</text:p>
          </table:table-cell>
          <table:table-cell office:value-type="float" office:value="3280346.86844546" calcext:value-type="float">
            <text:p>3280346.86844546</text:p>
          </table:table-cell>
          <table:table-cell table:number-columns-repeated="4"/>
          <table:table-cell office:value-type="float" office:value="369359.396083131" calcext:value-type="float">
            <text:p>369359.396083131</text:p>
          </table:table-cell>
          <table:table-cell office:value-type="float" office:value="3280339.32578503" calcext:value-type="float">
            <text:p>3280339.32578503</text:p>
          </table:table-cell>
          <table:table-cell table:number-columns-repeated="23"/>
        </table:table-row>
        <table:table-row table:style-name="ro1">
          <table:table-cell office:value-type="float" office:value="369383.019645253" calcext:value-type="float">
            <text:p>369383.019645253</text:p>
          </table:table-cell>
          <table:table-cell office:value-type="float" office:value="3280346.86844546" calcext:value-type="float">
            <text:p>3280346.86844546</text:p>
          </table:table-cell>
          <table:table-cell table:number-columns-repeated="4"/>
          <table:table-cell office:value-type="float" office:value="369359.396083131" calcext:value-type="float">
            <text:p>369359.396083131</text:p>
          </table:table-cell>
          <table:table-cell office:value-type="float" office:value="3280339.73105048" calcext:value-type="float">
            <text:p>3280339.73105048</text:p>
          </table:table-cell>
          <table:table-cell table:number-columns-repeated="23"/>
        </table:table-row>
        <table:table-row table:style-name="ro1">
          <table:table-cell office:value-type="float" office:value="369383.019645253" calcext:value-type="float">
            <text:p>369383.019645253</text:p>
          </table:table-cell>
          <table:table-cell office:value-type="float" office:value="3280346.86844546" calcext:value-type="float">
            <text:p>3280346.86844546</text:p>
          </table:table-cell>
          <table:table-cell table:number-columns-repeated="4"/>
          <table:table-cell office:value-type="float" office:value="369359.396083131" calcext:value-type="float">
            <text:p>369359.396083131</text:p>
          </table:table-cell>
          <table:table-cell office:value-type="float" office:value="3280340.02793099" calcext:value-type="float">
            <text:p>3280340.02793099</text:p>
          </table:table-cell>
          <table:table-cell table:number-columns-repeated="23"/>
        </table:table-row>
        <table:table-row table:style-name="ro1">
          <table:table-cell office:value-type="float" office:value="369382.751191746" calcext:value-type="float">
            <text:p>369382.751191746</text:p>
          </table:table-cell>
          <table:table-cell office:value-type="float" office:value="3280348.75573489" calcext:value-type="float">
            <text:p>3280348.75573489</text:p>
          </table:table-cell>
          <table:table-cell table:number-columns-repeated="4"/>
          <table:table-cell office:value-type="float" office:value="369361.809671338" calcext:value-type="float">
            <text:p>369361.809671338</text:p>
          </table:table-cell>
          <table:table-cell office:value-type="float" office:value="3280337.99657784" calcext:value-type="float">
            <text:p>3280337.99657784</text:p>
          </table:table-cell>
          <table:table-cell table:number-columns-repeated="23"/>
        </table:table-row>
        <table:table-row table:style-name="ro1">
          <table:table-cell office:value-type="float" office:value="369382.751191746" calcext:value-type="float">
            <text:p>369382.751191746</text:p>
          </table:table-cell>
          <table:table-cell office:value-type="float" office:value="3280348.75573489" calcext:value-type="float">
            <text:p>3280348.75573489</text:p>
          </table:table-cell>
          <table:table-cell table:number-columns-repeated="4"/>
          <table:table-cell office:value-type="float" office:value="369361.809671338" calcext:value-type="float">
            <text:p>369361.809671338</text:p>
          </table:table-cell>
          <table:table-cell office:value-type="float" office:value="3280338.08140084" calcext:value-type="float">
            <text:p>3280338.08140084</text:p>
          </table:table-cell>
          <table:table-cell table:number-columns-repeated="23"/>
        </table:table-row>
        <table:table-row table:style-name="ro1">
          <table:table-cell office:value-type="float" office:value="369382.751191746" calcext:value-type="float">
            <text:p>369382.751191746</text:p>
          </table:table-cell>
          <table:table-cell office:value-type="float" office:value="3280348.75573489" calcext:value-type="float">
            <text:p>3280348.75573489</text:p>
          </table:table-cell>
          <table:table-cell table:number-columns-repeated="4"/>
          <table:table-cell office:value-type="float" office:value="369361.809671338" calcext:value-type="float">
            <text:p>369361.809671338</text:p>
          </table:table-cell>
          <table:table-cell office:value-type="float" office:value="3280338.15915526" calcext:value-type="float">
            <text:p>3280338.15915526</text:p>
          </table:table-cell>
          <table:table-cell table:number-columns-repeated="23"/>
        </table:table-row>
        <table:table-row table:style-name="ro1">
          <table:table-cell office:value-type="float" office:value="369382.751191746" calcext:value-type="float">
            <text:p>369382.751191746</text:p>
          </table:table-cell>
          <table:table-cell office:value-type="float" office:value="3280348.75573489" calcext:value-type="float">
            <text:p>3280348.75573489</text:p>
          </table:table-cell>
          <table:table-cell table:number-columns-repeated="4"/>
          <table:table-cell office:value-type="float" office:value="369361.809671338" calcext:value-type="float">
            <text:p>369361.809671338</text:p>
          </table:table-cell>
          <table:table-cell office:value-type="float" office:value="3280338.26754021" calcext:value-type="float">
            <text:p>3280338.26754021</text:p>
          </table:table-cell>
          <table:table-cell table:number-columns-repeated="23"/>
        </table:table-row>
        <table:table-row table:style-name="ro1">
          <table:table-cell office:value-type="float" office:value="369382.751191746" calcext:value-type="float">
            <text:p>369382.751191746</text:p>
          </table:table-cell>
          <table:table-cell office:value-type="float" office:value="3280348.75573489" calcext:value-type="float">
            <text:p>3280348.75573489</text:p>
          </table:table-cell>
          <table:table-cell table:number-columns-repeated="4"/>
          <table:table-cell office:value-type="float" office:value="369361.809671338" calcext:value-type="float">
            <text:p>369361.809671338</text:p>
          </table:table-cell>
          <table:table-cell office:value-type="float" office:value="3280338.35236321" calcext:value-type="float">
            <text:p>3280338.35236321</text:p>
          </table:table-cell>
          <table:table-cell table:number-columns-repeated="23"/>
        </table:table-row>
        <table:table-row table:style-name="ro1">
          <table:table-cell office:value-type="float" office:value="369383.032558004" calcext:value-type="float">
            <text:p>369383.032558004</text:p>
          </table:table-cell>
          <table:table-cell office:value-type="float" office:value="3280347.9766252" calcext:value-type="float">
            <text:p>3280347.9766252</text:p>
          </table:table-cell>
          <table:table-cell table:number-columns-repeated="4"/>
          <table:table-cell office:value-type="float" office:value="369363.070678052" calcext:value-type="float">
            <text:p>369363.070678052</text:p>
          </table:table-cell>
          <table:table-cell office:value-type="float" office:value="3280338.17527377" calcext:value-type="float">
            <text:p>3280338.17527377</text:p>
          </table:table-cell>
          <table:table-cell table:number-columns-repeated="23"/>
        </table:table-row>
        <table:table-row table:style-name="ro1">
          <table:table-cell office:value-type="float" office:value="369383.032558004" calcext:value-type="float">
            <text:p>369383.032558004</text:p>
          </table:table-cell>
          <table:table-cell office:value-type="float" office:value="3280347.9766252" calcext:value-type="float">
            <text:p>3280347.9766252</text:p>
          </table:table-cell>
          <table:table-cell table:number-columns-repeated="4"/>
          <table:table-cell office:value-type="float" office:value="369363.070678052" calcext:value-type="float">
            <text:p>369363.070678052</text:p>
          </table:table-cell>
          <table:table-cell office:value-type="float" office:value="3280338.29779589" calcext:value-type="float">
            <text:p>3280338.29779589</text:p>
          </table:table-cell>
          <table:table-cell table:number-columns-repeated="23"/>
        </table:table-row>
        <table:table-row table:style-name="ro1">
          <table:table-cell office:value-type="float" office:value="369383.032558004" calcext:value-type="float">
            <text:p>369383.032558004</text:p>
          </table:table-cell>
          <table:table-cell office:value-type="float" office:value="3280347.9766252" calcext:value-type="float">
            <text:p>3280347.9766252</text:p>
          </table:table-cell>
          <table:table-cell table:number-columns-repeated="4"/>
          <table:table-cell office:value-type="float" office:value="369363.070678052" calcext:value-type="float">
            <text:p>369363.070678052</text:p>
          </table:table-cell>
          <table:table-cell office:value-type="float" office:value="3280338.49571623" calcext:value-type="float">
            <text:p>3280338.49571623</text:p>
          </table:table-cell>
          <table:table-cell table:number-columns-repeated="23"/>
        </table:table-row>
        <table:table-row table:style-name="ro1">
          <table:table-cell office:value-type="float" office:value="369383.032558004" calcext:value-type="float">
            <text:p>369383.032558004</text:p>
          </table:table-cell>
          <table:table-cell office:value-type="float" office:value="3280347.9766252" calcext:value-type="float">
            <text:p>3280347.9766252</text:p>
          </table:table-cell>
          <table:table-cell table:number-columns-repeated="4"/>
          <table:table-cell office:value-type="float" office:value="369363.070678052" calcext:value-type="float">
            <text:p>369363.070678052</text:p>
          </table:table-cell>
          <table:table-cell office:value-type="float" office:value="3280338.61588214" calcext:value-type="float">
            <text:p>3280338.61588214</text:p>
          </table:table-cell>
          <table:table-cell table:number-columns-repeated="23"/>
        </table:table-row>
        <table:table-row table:style-name="ro1">
          <table:table-cell office:value-type="float" office:value="369383.032558004" calcext:value-type="float">
            <text:p>369383.032558004</text:p>
          </table:table-cell>
          <table:table-cell office:value-type="float" office:value="3280347.9766252" calcext:value-type="float">
            <text:p>3280347.9766252</text:p>
          </table:table-cell>
          <table:table-cell table:number-columns-repeated="4"/>
          <table:table-cell office:value-type="float" office:value="369363.070678052" calcext:value-type="float">
            <text:p>369363.070678052</text:p>
          </table:table-cell>
          <table:table-cell office:value-type="float" office:value="3280338.81615868" calcext:value-type="float">
            <text:p>3280338.81615868</text:p>
          </table:table-cell>
          <table:table-cell table:number-columns-repeated="23"/>
        </table:table-row>
        <table:table-row table:style-name="ro1">
          <table:table-cell office:value-type="float" office:value="369383.328128301" calcext:value-type="float">
            <text:p>369383.328128301</text:p>
          </table:table-cell>
          <table:table-cell office:value-type="float" office:value="3280348.41651324" calcext:value-type="float">
            <text:p>3280348.41651324</text:p>
          </table:table-cell>
          <table:table-cell table:number-columns-repeated="4"/>
          <table:table-cell office:value-type="float" office:value="369363.948351788" calcext:value-type="float">
            <text:p>369363.948351788</text:p>
          </table:table-cell>
          <table:table-cell office:value-type="float" office:value="3280338.71685439" calcext:value-type="float">
            <text:p>3280338.71685439</text:p>
          </table:table-cell>
          <table:table-cell table:number-columns-repeated="23"/>
        </table:table-row>
        <table:table-row table:style-name="ro1">
          <table:table-cell office:value-type="float" office:value="369383.328128301" calcext:value-type="float">
            <text:p>369383.328128301</text:p>
          </table:table-cell>
          <table:table-cell office:value-type="float" office:value="3280348.41651324" calcext:value-type="float">
            <text:p>3280348.41651324</text:p>
          </table:table-cell>
          <table:table-cell table:number-columns-repeated="4"/>
          <table:table-cell office:value-type="float" office:value="369363.948351788" calcext:value-type="float">
            <text:p>369363.948351788</text:p>
          </table:table-cell>
          <table:table-cell office:value-type="float" office:value="3280338.98781675" calcext:value-type="float">
            <text:p>3280338.98781675</text:p>
          </table:table-cell>
          <table:table-cell table:number-columns-repeated="23"/>
        </table:table-row>
        <table:table-row table:style-name="ro1">
          <table:table-cell office:value-type="float" office:value="369383.328128301" calcext:value-type="float">
            <text:p>369383.328128301</text:p>
          </table:table-cell>
          <table:table-cell office:value-type="float" office:value="3280348.41651324" calcext:value-type="float">
            <text:p>3280348.41651324</text:p>
          </table:table-cell>
          <table:table-cell table:number-columns-repeated="4"/>
          <table:table-cell office:value-type="float" office:value="369363.948351788" calcext:value-type="float">
            <text:p>369363.948351788</text:p>
          </table:table-cell>
          <table:table-cell office:value-type="float" office:value="3280339.25171053" calcext:value-type="float">
            <text:p>3280339.25171053</text:p>
          </table:table-cell>
          <table:table-cell table:number-columns-repeated="23"/>
        </table:table-row>
        <table:table-row table:style-name="ro1">
          <table:table-cell office:value-type="float" office:value="369383.328128301" calcext:value-type="float">
            <text:p>369383.328128301</text:p>
          </table:table-cell>
          <table:table-cell office:value-type="float" office:value="3280348.42593802" calcext:value-type="float">
            <text:p>3280348.42593802</text:p>
          </table:table-cell>
          <table:table-cell table:number-columns-repeated="4"/>
          <table:table-cell office:value-type="float" office:value="369363.948351788" calcext:value-type="float">
            <text:p>369363.948351788</text:p>
          </table:table-cell>
          <table:table-cell office:value-type="float" office:value="3280339.53445387" calcext:value-type="float">
            <text:p>3280339.53445387</text:p>
          </table:table-cell>
          <table:table-cell table:number-columns-repeated="23"/>
        </table:table-row>
        <table:table-row table:style-name="ro1">
          <table:table-cell office:value-type="float" office:value="369383.328128301" calcext:value-type="float">
            <text:p>369383.328128301</text:p>
          </table:table-cell>
          <table:table-cell office:value-type="float" office:value="3280348.42593802" calcext:value-type="float">
            <text:p>3280348.42593802</text:p>
          </table:table-cell>
          <table:table-cell table:number-columns-repeated="4"/>
          <table:table-cell office:value-type="float" office:value="369363.948351788" calcext:value-type="float">
            <text:p>369363.948351788</text:p>
          </table:table-cell>
          <table:table-cell office:value-type="float" office:value="3280339.80777243" calcext:value-type="float">
            <text:p>3280339.80777243</text:p>
          </table:table-cell>
          <table:table-cell table:number-columns-repeated="23"/>
        </table:table-row>
        <table:table-row table:style-name="ro1">
          <table:table-cell office:value-type="float" office:value="369383.328128301" calcext:value-type="float">
            <text:p>369383.328128301</text:p>
          </table:table-cell>
          <table:table-cell office:value-type="float" office:value="3280348.42593802" calcext:value-type="float">
            <text:p>3280348.42593802</text:p>
          </table:table-cell>
          <table:table-cell table:number-columns-repeated="4"/>
          <table:table-cell office:value-type="float" office:value="369365.311325968" calcext:value-type="float">
            <text:p>369365.311325968</text:p>
          </table:table-cell>
          <table:table-cell office:value-type="float" office:value="3280339.37303728" calcext:value-type="float">
            <text:p>3280339.37303728</text:p>
          </table:table-cell>
          <table:table-cell table:number-columns-repeated="23"/>
        </table:table-row>
        <table:table-row table:style-name="ro1">
          <table:table-cell office:value-type="float" office:value="369382.841537086" calcext:value-type="float">
            <text:p>369382.841537086</text:p>
          </table:table-cell>
          <table:table-cell office:value-type="float" office:value="3280348.20522945" calcext:value-type="float">
            <text:p>3280348.20522945</text:p>
          </table:table-cell>
          <table:table-cell table:number-columns-repeated="4"/>
          <table:table-cell office:value-type="float" office:value="369365.311325968" calcext:value-type="float">
            <text:p>369365.311325968</text:p>
          </table:table-cell>
          <table:table-cell office:value-type="float" office:value="3280339.66756159" calcext:value-type="float">
            <text:p>3280339.66756159</text:p>
          </table:table-cell>
          <table:table-cell table:number-columns-repeated="23"/>
        </table:table-row>
        <table:table-row table:style-name="ro1">
          <table:table-cell office:value-type="float" office:value="369382.841537086" calcext:value-type="float">
            <text:p>369382.841537086</text:p>
          </table:table-cell>
          <table:table-cell office:value-type="float" office:value="3280348.20758565" calcext:value-type="float">
            <text:p>3280348.20758565</text:p>
          </table:table-cell>
          <table:table-cell table:number-columns-repeated="4"/>
          <table:table-cell office:value-type="float" office:value="369365.311325968" calcext:value-type="float">
            <text:p>369365.311325968</text:p>
          </table:table-cell>
          <table:table-cell office:value-type="float" office:value="3280339.97151068" calcext:value-type="float">
            <text:p>3280339.97151068</text:p>
          </table:table-cell>
          <table:table-cell table:number-columns-repeated="23"/>
        </table:table-row>
        <table:table-row table:style-name="ro1">
          <table:table-cell office:value-type="float" office:value="369382.841537086" calcext:value-type="float">
            <text:p>369382.841537086</text:p>
          </table:table-cell>
          <table:table-cell office:value-type="float" office:value="3280348.20758565" calcext:value-type="float">
            <text:p>3280348.20758565</text:p>
          </table:table-cell>
          <table:table-cell table:number-columns-repeated="4"/>
          <table:table-cell office:value-type="float" office:value="369365.311325968" calcext:value-type="float">
            <text:p>369365.311325968</text:p>
          </table:table-cell>
          <table:table-cell office:value-type="float" office:value="3280340.22126729" calcext:value-type="float">
            <text:p>3280340.22126729</text:p>
          </table:table-cell>
          <table:table-cell table:number-columns-repeated="23"/>
        </table:table-row>
        <table:table-row table:style-name="ro1">
          <table:table-cell office:value-type="float" office:value="369382.841537086" calcext:value-type="float">
            <text:p>369382.841537086</text:p>
          </table:table-cell>
          <table:table-cell office:value-type="float" office:value="3280348.20758565" calcext:value-type="float">
            <text:p>3280348.20758565</text:p>
          </table:table-cell>
          <table:table-cell table:number-columns-repeated="4"/>
          <table:table-cell office:value-type="float" office:value="369365.311325968" calcext:value-type="float">
            <text:p>369365.311325968</text:p>
          </table:table-cell>
          <table:table-cell office:value-type="float" office:value="3280340.52050399" calcext:value-type="float">
            <text:p>3280340.52050399</text:p>
          </table:table-cell>
          <table:table-cell table:number-columns-repeated="23"/>
        </table:table-row>
        <table:table-row table:style-name="ro1">
          <table:table-cell office:value-type="float" office:value="369382.841537086" calcext:value-type="float">
            <text:p>369382.841537086</text:p>
          </table:table-cell>
          <table:table-cell office:value-type="float" office:value="3280348.20051706" calcext:value-type="float">
            <text:p>3280348.20051706</text:p>
          </table:table-cell>
          <table:table-cell table:number-columns-repeated="4"/>
          <table:table-cell office:value-type="float" office:value="369367.258985129" calcext:value-type="float">
            <text:p>369367.258985129</text:p>
          </table:table-cell>
          <table:table-cell office:value-type="float" office:value="3280340.38318005" calcext:value-type="float">
            <text:p>3280340.38318005</text:p>
          </table:table-cell>
          <table:table-cell table:number-columns-repeated="23"/>
        </table:table-row>
        <table:table-row table:style-name="ro1">
          <table:table-cell office:value-type="float" office:value="369382.841537086" calcext:value-type="float">
            <text:p>369382.841537086</text:p>
          </table:table-cell>
          <table:table-cell office:value-type="float" office:value="3280348.20051706" calcext:value-type="float">
            <text:p>3280348.20051706</text:p>
          </table:table-cell>
          <table:table-cell table:number-columns-repeated="4"/>
          <table:table-cell office:value-type="float" office:value="369367.258985129" calcext:value-type="float">
            <text:p>369367.258985129</text:p>
          </table:table-cell>
          <table:table-cell office:value-type="float" office:value="3280340.74367781" calcext:value-type="float">
            <text:p>3280340.74367781</text:p>
          </table:table-cell>
          <table:table-cell table:number-columns-repeated="23"/>
        </table:table-row>
        <table:table-row table:style-name="ro1">
          <table:table-cell office:value-type="float" office:value="369382.841537086" calcext:value-type="float">
            <text:p>369382.841537086</text:p>
          </table:table-cell>
          <table:table-cell office:value-type="float" office:value="3280348.20051706" calcext:value-type="float">
            <text:p>3280348.20051706</text:p>
          </table:table-cell>
          <table:table-cell table:number-columns-repeated="4"/>
          <table:table-cell office:value-type="float" office:value="369367.258985129" calcext:value-type="float">
            <text:p>369367.258985129</text:p>
          </table:table-cell>
          <table:table-cell office:value-type="float" office:value="3280341.10417556" calcext:value-type="float">
            <text:p>3280341.10417556</text:p>
          </table:table-cell>
          <table:table-cell table:number-columns-repeated="23"/>
        </table:table-row>
        <table:table-row table:style-name="ro1">
          <table:table-cell office:value-type="float" office:value="369382.841537086" calcext:value-type="float">
            <text:p>369382.841537086</text:p>
          </table:table-cell>
          <table:table-cell office:value-type="float" office:value="3280348.20051706" calcext:value-type="float">
            <text:p>3280348.20051706</text:p>
          </table:table-cell>
          <table:table-cell table:number-columns-repeated="4"/>
          <table:table-cell office:value-type="float" office:value="369367.258985129" calcext:value-type="float">
            <text:p>369367.258985129</text:p>
          </table:table-cell>
          <table:table-cell office:value-type="float" office:value="3280341.48587907" calcext:value-type="float">
            <text:p>3280341.48587907</text:p>
          </table:table-cell>
          <table:table-cell table:number-columns-repeated="23"/>
        </table:table-row>
        <table:table-row table:style-name="ro1">
          <table:table-cell office:value-type="float" office:value="369382.841537086" calcext:value-type="float">
            <text:p>369382.841537086</text:p>
          </table:table-cell>
          <table:table-cell office:value-type="float" office:value="3280348.20051706" calcext:value-type="float">
            <text:p>3280348.20051706</text:p>
          </table:table-cell>
          <table:table-cell table:number-columns-repeated="4"/>
          <table:table-cell office:value-type="float" office:value="369367.258985129" calcext:value-type="float">
            <text:p>369367.258985129</text:p>
          </table:table-cell>
          <table:table-cell office:value-type="float" office:value="3280341.91706266" calcext:value-type="float">
            <text:p>3280341.91706266</text:p>
          </table:table-cell>
          <table:table-cell table:number-columns-repeated="23"/>
        </table:table-row>
        <table:table-row table:style-name="ro1">
          <table:table-cell office:value-type="float" office:value="369382.851867306" calcext:value-type="float">
            <text:p>369382.851867306</text:p>
          </table:table-cell>
          <table:table-cell office:value-type="float" office:value="3280349.08706086" calcext:value-type="float">
            <text:p>3280349.08706086</text:p>
          </table:table-cell>
          <table:table-cell table:number-columns-repeated="4"/>
          <table:table-cell office:value-type="float" office:value="369368.620667494" calcext:value-type="float">
            <text:p>369368.620667494</text:p>
          </table:table-cell>
          <table:table-cell office:value-type="float" office:value="3280340.94503872" calcext:value-type="float">
            <text:p>3280340.94503872</text:p>
          </table:table-cell>
          <table:table-cell table:number-columns-repeated="23"/>
        </table:table-row>
        <table:table-row table:style-name="ro1">
          <table:table-cell office:value-type="float" office:value="369382.851867306" calcext:value-type="float">
            <text:p>369382.851867306</text:p>
          </table:table-cell>
          <table:table-cell office:value-type="float" office:value="3280349.27320023" calcext:value-type="float">
            <text:p>3280349.27320023</text:p>
          </table:table-cell>
          <table:table-cell table:number-columns-repeated="4"/>
          <table:table-cell office:value-type="float" office:value="369368.620667494" calcext:value-type="float">
            <text:p>369368.620667494</text:p>
          </table:table-cell>
          <table:table-cell office:value-type="float" office:value="3280341.2937555" calcext:value-type="float">
            <text:p>3280341.2937555</text:p>
          </table:table-cell>
          <table:table-cell table:number-columns-repeated="23"/>
        </table:table-row>
        <table:table-row table:style-name="ro1">
          <table:table-cell office:value-type="float" office:value="369382.851867306" calcext:value-type="float">
            <text:p>369382.851867306</text:p>
          </table:table-cell>
          <table:table-cell office:value-type="float" office:value="3280349.5842179" calcext:value-type="float">
            <text:p>3280349.5842179</text:p>
          </table:table-cell>
          <table:table-cell table:number-columns-repeated="4"/>
          <table:table-cell office:value-type="float" office:value="369368.620667494" calcext:value-type="float">
            <text:p>369368.620667494</text:p>
          </table:table-cell>
          <table:table-cell office:value-type="float" office:value="3280341.76028201" calcext:value-type="float">
            <text:p>3280341.76028201</text:p>
          </table:table-cell>
          <table:table-cell table:number-columns-repeated="23"/>
        </table:table-row>
        <table:table-row table:style-name="ro1">
          <table:table-cell office:value-type="float" office:value="369382.851867306" calcext:value-type="float">
            <text:p>369382.851867306</text:p>
          </table:table-cell>
          <table:table-cell office:value-type="float" office:value="3280349.91172893" calcext:value-type="float">
            <text:p>3280349.91172893</text:p>
          </table:table-cell>
          <table:table-cell table:number-columns-repeated="4"/>
          <table:table-cell office:value-type="float" office:value="369368.620667494" calcext:value-type="float">
            <text:p>369368.620667494</text:p>
          </table:table-cell>
          <table:table-cell office:value-type="float" office:value="3280342.16554746" calcext:value-type="float">
            <text:p>3280342.16554746</text:p>
          </table:table-cell>
          <table:table-cell table:number-columns-repeated="23"/>
        </table:table-row>
        <table:table-row table:style-name="ro1">
          <table:table-cell office:value-type="float" office:value="369382.851867306" calcext:value-type="float">
            <text:p>369382.851867306</text:p>
          </table:table-cell>
          <table:table-cell office:value-type="float" office:value="3280350.02953866" calcext:value-type="float">
            <text:p>3280350.02953866</text:p>
          </table:table-cell>
          <table:table-cell table:number-columns-repeated="4"/>
          <table:table-cell office:value-type="float" office:value="369368.620667494" calcext:value-type="float">
            <text:p>369368.620667494</text:p>
          </table:table-cell>
          <table:table-cell office:value-type="float" office:value="3280342.46714036" calcext:value-type="float">
            <text:p>3280342.46714036</text:p>
          </table:table-cell>
          <table:table-cell table:number-columns-repeated="23"/>
        </table:table-row>
        <table:table-row table:style-name="ro1">
          <table:table-cell office:value-type="float" office:value="369382.363984832" calcext:value-type="float">
            <text:p>369382.363984832</text:p>
          </table:table-cell>
          <table:table-cell office:value-type="float" office:value="3280348.76024673" calcext:value-type="float">
            <text:p>3280348.76024673</text:p>
          </table:table-cell>
          <table:table-cell table:number-columns-repeated="4"/>
          <table:table-cell office:value-type="float" office:value="369368.438686638" calcext:value-type="float">
            <text:p>369368.438686638</text:p>
          </table:table-cell>
          <table:table-cell office:value-type="float" office:value="3280341.91402614" calcext:value-type="float">
            <text:p>3280341.91402614</text:p>
          </table:table-cell>
          <table:table-cell table:number-columns-repeated="23"/>
        </table:table-row>
        <table:table-row table:style-name="ro1">
          <table:table-cell office:value-type="float" office:value="369382.363984832" calcext:value-type="float">
            <text:p>369382.363984832</text:p>
          </table:table-cell>
          <table:table-cell office:value-type="float" office:value="3280348.72490381" calcext:value-type="float">
            <text:p>3280348.72490381</text:p>
          </table:table-cell>
          <table:table-cell table:number-columns-repeated="4"/>
          <table:table-cell office:value-type="float" office:value="369368.438686638" calcext:value-type="float">
            <text:p>369368.438686638</text:p>
          </table:table-cell>
          <table:table-cell office:value-type="float" office:value="3280341.9752872" calcext:value-type="float">
            <text:p>3280341.9752872</text:p>
          </table:table-cell>
          <table:table-cell table:number-columns-repeated="23"/>
        </table:table-row>
        <table:table-row table:style-name="ro1">
          <table:table-cell office:value-type="float" office:value="369382.363984832" calcext:value-type="float">
            <text:p>369382.363984832</text:p>
          </table:table-cell>
          <table:table-cell office:value-type="float" office:value="3280348.72490381" calcext:value-type="float">
            <text:p>3280348.72490381</text:p>
          </table:table-cell>
          <table:table-cell table:number-columns-repeated="4"/>
          <table:table-cell office:value-type="float" office:value="369368.438686638" calcext:value-type="float">
            <text:p>369368.438686638</text:p>
          </table:table-cell>
          <table:table-cell office:value-type="float" office:value="3280342.04126064" calcext:value-type="float">
            <text:p>3280342.04126064</text:p>
          </table:table-cell>
          <table:table-cell table:number-columns-repeated="23"/>
        </table:table-row>
        <table:table-row table:style-name="ro1">
          <table:table-cell office:value-type="float" office:value="369382.363984832" calcext:value-type="float">
            <text:p>369382.363984832</text:p>
          </table:table-cell>
          <table:table-cell office:value-type="float" office:value="3280348.72490381" calcext:value-type="float">
            <text:p>3280348.72490381</text:p>
          </table:table-cell>
          <table:table-cell table:number-columns-repeated="4"/>
          <table:table-cell office:value-type="float" office:value="369368.438686638" calcext:value-type="float">
            <text:p>369368.438686638</text:p>
          </table:table-cell>
          <table:table-cell office:value-type="float" office:value="3280342.02005489" calcext:value-type="float">
            <text:p>3280342.02005489</text:p>
          </table:table-cell>
          <table:table-cell table:number-columns-repeated="23"/>
        </table:table-row>
        <table:table-row table:style-name="ro1">
          <table:table-cell office:value-type="float" office:value="369382.363984832" calcext:value-type="float">
            <text:p>369382.363984832</text:p>
          </table:table-cell>
          <table:table-cell office:value-type="float" office:value="3280348.72490381" calcext:value-type="float">
            <text:p>3280348.72490381</text:p>
          </table:table-cell>
          <table:table-cell table:number-columns-repeated="4"/>
          <table:table-cell office:value-type="float" office:value="369368.438686638" calcext:value-type="float">
            <text:p>369368.438686638</text:p>
          </table:table-cell>
          <table:table-cell office:value-type="float" office:value="3280342.02005489" calcext:value-type="float">
            <text:p>3280342.02005489</text:p>
          </table:table-cell>
          <table:table-cell table:number-columns-repeated="23"/>
        </table:table-row>
        <table:table-row table:style-name="ro1">
          <table:table-cell office:value-type="float" office:value="369383.374614139" calcext:value-type="float">
            <text:p>369383.374614139</text:p>
          </table:table-cell>
          <table:table-cell office:value-type="float" office:value="3280352.40596033" calcext:value-type="float">
            <text:p>3280352.40596033</text:p>
          </table:table-cell>
          <table:table-cell table:number-columns-repeated="4"/>
          <table:table-cell office:value-type="float" office:value="369368.14828126" calcext:value-type="float">
            <text:p>369368.14828126</text:p>
          </table:table-cell>
          <table:table-cell office:value-type="float" office:value="3280341.83258738" calcext:value-type="float">
            <text:p>3280341.83258738</text:p>
          </table:table-cell>
          <table:table-cell table:number-columns-repeated="23"/>
        </table:table-row>
        <table:table-row table:style-name="ro1">
          <table:table-cell office:value-type="float" office:value="369383.374614139" calcext:value-type="float">
            <text:p>369383.374614139</text:p>
          </table:table-cell>
          <table:table-cell office:value-type="float" office:value="3280352.40596033" calcext:value-type="float">
            <text:p>3280352.40596033</text:p>
          </table:table-cell>
          <table:table-cell table:number-columns-repeated="4"/>
          <table:table-cell office:value-type="float" office:value="369368.14828126" calcext:value-type="float">
            <text:p>369368.14828126</text:p>
          </table:table-cell>
          <table:table-cell office:value-type="float" office:value="3280341.83258738" calcext:value-type="float">
            <text:p>3280341.83258738</text:p>
          </table:table-cell>
          <table:table-cell table:number-columns-repeated="23"/>
        </table:table-row>
        <table:table-row table:style-name="ro1">
          <table:table-cell office:value-type="float" office:value="369383.374614139" calcext:value-type="float">
            <text:p>369383.374614139</text:p>
          </table:table-cell>
          <table:table-cell office:value-type="float" office:value="3280352.40596033" calcext:value-type="float">
            <text:p>3280352.40596033</text:p>
          </table:table-cell>
          <table:table-cell table:number-columns-repeated="4"/>
          <table:table-cell office:value-type="float" office:value="369368.14828126" calcext:value-type="float">
            <text:p>369368.14828126</text:p>
          </table:table-cell>
          <table:table-cell office:value-type="float" office:value="3280341.83258738" calcext:value-type="float">
            <text:p>3280341.83258738</text:p>
          </table:table-cell>
          <table:table-cell table:number-columns-repeated="23"/>
        </table:table-row>
        <table:table-row table:style-name="ro1">
          <table:table-cell office:value-type="float" office:value="369383.374614139" calcext:value-type="float">
            <text:p>369383.374614139</text:p>
          </table:table-cell>
          <table:table-cell office:value-type="float" office:value="3280352.42480989" calcext:value-type="float">
            <text:p>3280352.42480989</text:p>
          </table:table-cell>
          <table:table-cell table:number-columns-repeated="4"/>
          <table:table-cell office:value-type="float" office:value="369368.14828126" calcext:value-type="float">
            <text:p>369368.14828126</text:p>
          </table:table-cell>
          <table:table-cell office:value-type="float" office:value="3280341.83258738" calcext:value-type="float">
            <text:p>3280341.83258738</text:p>
          </table:table-cell>
          <table:table-cell table:number-columns-repeated="23"/>
        </table:table-row>
        <table:table-row table:style-name="ro1">
          <table:table-cell office:value-type="float" office:value="369383.374614139" calcext:value-type="float">
            <text:p>369383.374614139</text:p>
          </table:table-cell>
          <table:table-cell office:value-type="float" office:value="3280352.55911298" calcext:value-type="float">
            <text:p>3280352.55911298</text:p>
          </table:table-cell>
          <table:table-cell table:number-columns-repeated="4"/>
          <table:table-cell office:value-type="float" office:value="369368.14828126" calcext:value-type="float">
            <text:p>369368.14828126</text:p>
          </table:table-cell>
          <table:table-cell office:value-type="float" office:value="3280341.83258738" calcext:value-type="float">
            <text:p>3280341.83258738</text:p>
          </table:table-cell>
          <table:table-cell table:number-columns-repeated="23"/>
        </table:table-row>
        <table:table-row table:style-name="ro1">
          <table:table-cell office:value-type="float" office:value="369384.070303767" calcext:value-type="float">
            <text:p>369384.070303767</text:p>
          </table:table-cell>
          <table:table-cell office:value-type="float" office:value="3280353.94951633" calcext:value-type="float">
            <text:p>3280353.94951633</text:p>
          </table:table-cell>
          <table:table-cell table:number-columns-repeated="4"/>
          <table:table-cell office:value-type="float" office:value="369368.144407001" calcext:value-type="float">
            <text:p>369368.144407001</text:p>
          </table:table-cell>
          <table:table-cell office:value-type="float" office:value="3280341.50013345" calcext:value-type="float">
            <text:p>3280341.50013345</text:p>
          </table:table-cell>
          <table:table-cell table:number-columns-repeated="23"/>
        </table:table-row>
        <table:table-row table:style-name="ro1">
          <table:table-cell office:value-type="float" office:value="369384.070303767" calcext:value-type="float">
            <text:p>369384.070303767</text:p>
          </table:table-cell>
          <table:table-cell office:value-type="float" office:value="3280354.16393003" calcext:value-type="float">
            <text:p>3280354.16393003</text:p>
          </table:table-cell>
          <table:table-cell table:number-columns-repeated="4"/>
          <table:table-cell office:value-type="float" office:value="369368.144407001" calcext:value-type="float">
            <text:p>369368.144407001</text:p>
          </table:table-cell>
          <table:table-cell office:value-type="float" office:value="3280341.50013345" calcext:value-type="float">
            <text:p>3280341.50013345</text:p>
          </table:table-cell>
          <table:table-cell table:number-columns-repeated="23"/>
        </table:table-row>
        <table:table-row table:style-name="ro1">
          <table:table-cell office:value-type="float" office:value="369384.070303767" calcext:value-type="float">
            <text:p>369384.070303767</text:p>
          </table:table-cell>
          <table:table-cell office:value-type="float" office:value="3280354.39954948" calcext:value-type="float">
            <text:p>3280354.39954948</text:p>
          </table:table-cell>
          <table:table-cell table:number-columns-repeated="4"/>
          <table:table-cell office:value-type="float" office:value="369368.144407001" calcext:value-type="float">
            <text:p>369368.144407001</text:p>
          </table:table-cell>
          <table:table-cell office:value-type="float" office:value="3280341.61323078" calcext:value-type="float">
            <text:p>3280341.61323078</text:p>
          </table:table-cell>
          <table:table-cell table:number-columns-repeated="23"/>
        </table:table-row>
        <table:table-row table:style-name="ro1">
          <table:table-cell office:value-type="float" office:value="369384.070303767" calcext:value-type="float">
            <text:p>369384.070303767</text:p>
          </table:table-cell>
          <table:table-cell office:value-type="float" office:value="3280354.60689459" calcext:value-type="float">
            <text:p>3280354.60689459</text:p>
          </table:table-cell>
          <table:table-cell table:number-columns-repeated="4"/>
          <table:table-cell office:value-type="float" office:value="369368.144407001" calcext:value-type="float">
            <text:p>369368.144407001</text:p>
          </table:table-cell>
          <table:table-cell office:value-type="float" office:value="3280341.87241218" calcext:value-type="float">
            <text:p>3280341.87241218</text:p>
          </table:table-cell>
          <table:table-cell table:number-columns-repeated="23"/>
        </table:table-row>
        <table:table-row table:style-name="ro1">
          <table:table-cell office:value-type="float" office:value="369384.070303767" calcext:value-type="float">
            <text:p>369384.070303767</text:p>
          </table:table-cell>
          <table:table-cell office:value-type="float" office:value="3280354.66815565" calcext:value-type="float">
            <text:p>3280354.66815565</text:p>
          </table:table-cell>
          <table:table-cell table:number-columns-repeated="4"/>
          <table:table-cell office:value-type="float" office:value="369368.144407001" calcext:value-type="float">
            <text:p>369368.144407001</text:p>
          </table:table-cell>
          <table:table-cell office:value-type="float" office:value="3280342.1598679" calcext:value-type="float">
            <text:p>3280342.1598679</text:p>
          </table:table-cell>
          <table:table-cell table:number-columns-repeated="23"/>
        </table:table-row>
        <table:table-row table:style-name="ro1">
          <table:table-cell office:value-type="float" office:value="369385.071893329" calcext:value-type="float">
            <text:p>369385.071893329</text:p>
          </table:table-cell>
          <table:table-cell office:value-type="float" office:value="3280356.81950425" calcext:value-type="float">
            <text:p>3280356.81950425</text:p>
          </table:table-cell>
          <table:table-cell table:number-columns-repeated="4"/>
          <table:table-cell office:value-type="float" office:value="369368.902033018" calcext:value-type="float">
            <text:p>369368.902033018</text:p>
          </table:table-cell>
          <table:table-cell office:value-type="float" office:value="3280340.13294193" calcext:value-type="float">
            <text:p>3280340.13294193</text:p>
          </table:table-cell>
          <table:table-cell table:number-columns-repeated="23"/>
        </table:table-row>
        <table:table-row table:style-name="ro1">
          <table:table-cell office:value-type="float" office:value="369385.071893329" calcext:value-type="float">
            <text:p>369385.071893329</text:p>
          </table:table-cell>
          <table:table-cell office:value-type="float" office:value="3280356.81007947" calcext:value-type="float">
            <text:p>3280356.81007947</text:p>
          </table:table-cell>
          <table:table-cell table:number-columns-repeated="4"/>
          <table:table-cell office:value-type="float" office:value="369368.902033018" calcext:value-type="float">
            <text:p>369368.902033018</text:p>
          </table:table-cell>
          <table:table-cell office:value-type="float" office:value="3280340.43924721" calcext:value-type="float">
            <text:p>3280340.43924721</text:p>
          </table:table-cell>
          <table:table-cell table:number-columns-repeated="23"/>
        </table:table-row>
        <table:table-row table:style-name="ro1">
          <table:table-cell office:value-type="float" office:value="369385.071893329" calcext:value-type="float">
            <text:p>369385.071893329</text:p>
          </table:table-cell>
          <table:table-cell office:value-type="float" office:value="3280357.17057723" calcext:value-type="float">
            <text:p>3280357.17057723</text:p>
          </table:table-cell>
          <table:table-cell table:number-columns-repeated="4"/>
          <table:table-cell office:value-type="float" office:value="369368.902033018" calcext:value-type="float">
            <text:p>369368.902033018</text:p>
          </table:table-cell>
          <table:table-cell office:value-type="float" office:value="3280340.73848391" calcext:value-type="float">
            <text:p>3280340.73848391</text:p>
          </table:table-cell>
          <table:table-cell table:number-columns-repeated="23"/>
        </table:table-row>
        <table:table-row table:style-name="ro1">
          <table:table-cell office:value-type="float" office:value="369385.071893329" calcext:value-type="float">
            <text:p>369385.071893329</text:p>
          </table:table-cell>
          <table:table-cell office:value-type="float" office:value="3280357.51458162" calcext:value-type="float">
            <text:p>3280357.51458162</text:p>
          </table:table-cell>
          <table:table-cell table:number-columns-repeated="4"/>
          <table:table-cell office:value-type="float" office:value="369368.902033018" calcext:value-type="float">
            <text:p>369368.902033018</text:p>
          </table:table-cell>
          <table:table-cell office:value-type="float" office:value="3280341.08013212" calcext:value-type="float">
            <text:p>3280341.08013212</text:p>
          </table:table-cell>
          <table:table-cell table:number-columns-repeated="23"/>
        </table:table-row>
        <table:table-row table:style-name="ro1">
          <table:table-cell office:value-type="float" office:value="369385.071893329" calcext:value-type="float">
            <text:p>369385.071893329</text:p>
          </table:table-cell>
          <table:table-cell office:value-type="float" office:value="3280357.95754619" calcext:value-type="float">
            <text:p>3280357.95754619</text:p>
          </table:table-cell>
          <table:table-cell table:number-columns-repeated="4"/>
          <table:table-cell office:value-type="float" office:value="369368.902033018" calcext:value-type="float">
            <text:p>369368.902033018</text:p>
          </table:table-cell>
          <table:table-cell office:value-type="float" office:value="3280341.34638209" calcext:value-type="float">
            <text:p>3280341.34638209</text:p>
          </table:table-cell>
          <table:table-cell table:number-columns-repeated="23"/>
        </table:table-row>
        <table:table-row table:style-name="ro1">
          <table:table-cell office:value-type="float" office:value="369385.126126255" calcext:value-type="float">
            <text:p>369385.126126255</text:p>
          </table:table-cell>
          <table:table-cell office:value-type="float" office:value="3280361.47385923" calcext:value-type="float">
            <text:p>3280361.47385923</text:p>
          </table:table-cell>
          <table:table-cell table:number-columns-repeated="4"/>
          <table:table-cell office:value-type="float" office:value="369367.62423816" calcext:value-type="float">
            <text:p>369367.62423816</text:p>
          </table:table-cell>
          <table:table-cell office:value-type="float" office:value="3280338.46648776" calcext:value-type="float">
            <text:p>3280338.46648776</text:p>
          </table:table-cell>
          <table:table-cell table:number-columns-repeated="23"/>
        </table:table-row>
        <table:table-row table:style-name="ro1">
          <table:table-cell office:value-type="float" office:value="369385.126126255" calcext:value-type="float">
            <text:p>369385.126126255</text:p>
          </table:table-cell>
          <table:table-cell office:value-type="float" office:value="3280361.55868223" calcext:value-type="float">
            <text:p>3280361.55868223</text:p>
          </table:table-cell>
          <table:table-cell table:number-columns-repeated="4"/>
          <table:table-cell office:value-type="float" office:value="369367.62423816" calcext:value-type="float">
            <text:p>369367.62423816</text:p>
          </table:table-cell>
          <table:table-cell office:value-type="float" office:value="3280338.71388818" calcext:value-type="float">
            <text:p>3280338.71388818</text:p>
          </table:table-cell>
          <table:table-cell table:number-columns-repeated="23"/>
        </table:table-row>
        <table:table-row table:style-name="ro1">
          <table:table-cell office:value-type="float" office:value="369385.126126255" calcext:value-type="float">
            <text:p>369385.126126255</text:p>
          </table:table-cell>
          <table:table-cell office:value-type="float" office:value="3280361.51627073" calcext:value-type="float">
            <text:p>3280361.51627073</text:p>
          </table:table-cell>
          <table:table-cell table:number-columns-repeated="4"/>
          <table:table-cell office:value-type="float" office:value="369367.62423816" calcext:value-type="float">
            <text:p>369367.62423816</text:p>
          </table:table-cell>
          <table:table-cell office:value-type="float" office:value="3280338.71388818" calcext:value-type="float">
            <text:p>3280338.71388818</text:p>
          </table:table-cell>
          <table:table-cell table:number-columns-repeated="23"/>
        </table:table-row>
        <table:table-row table:style-name="ro1">
          <table:table-cell office:value-type="float" office:value="369385.126126255" calcext:value-type="float">
            <text:p>369385.126126255</text:p>
          </table:table-cell>
          <table:table-cell office:value-type="float" office:value="3280361.49742117" calcext:value-type="float">
            <text:p>3280361.49742117</text:p>
          </table:table-cell>
          <table:table-cell table:number-columns-repeated="4"/>
          <table:table-cell office:value-type="float" office:value="369367.62423816" calcext:value-type="float">
            <text:p>369367.62423816</text:p>
          </table:table-cell>
          <table:table-cell office:value-type="float" office:value="3280338.80342357" calcext:value-type="float">
            <text:p>3280338.80342357</text:p>
          </table:table-cell>
          <table:table-cell table:number-columns-repeated="23"/>
        </table:table-row>
        <table:table-row table:style-name="ro1">
          <table:table-cell office:value-type="float" office:value="369385.126126255" calcext:value-type="float">
            <text:p>369385.126126255</text:p>
          </table:table-cell>
          <table:table-cell office:value-type="float" office:value="3280361.49742117" calcext:value-type="float">
            <text:p>3280361.49742117</text:p>
          </table:table-cell>
          <table:table-cell table:number-columns-repeated="4"/>
          <table:table-cell office:value-type="float" office:value="369367.62423816" calcext:value-type="float">
            <text:p>369367.62423816</text:p>
          </table:table-cell>
          <table:table-cell office:value-type="float" office:value="3280338.80342357" calcext:value-type="float">
            <text:p>3280338.80342357</text:p>
          </table:table-cell>
          <table:table-cell table:number-columns-repeated="23"/>
        </table:table-row>
        <table:table-row table:style-name="ro1">
          <table:table-cell office:value-type="float" office:value="369385.126126255" calcext:value-type="float">
            <text:p>369385.126126255</text:p>
          </table:table-cell>
          <table:table-cell office:value-type="float" office:value="3280361.49742117" calcext:value-type="float">
            <text:p>3280361.49742117</text:p>
          </table:table-cell>
          <table:table-cell table:number-columns-repeated="4"/>
          <table:table-cell office:value-type="float" office:value="369367.62423816" calcext:value-type="float">
            <text:p>369367.62423816</text:p>
          </table:table-cell>
          <table:table-cell office:value-type="float" office:value="3280338.81756074" calcext:value-type="float">
            <text:p>3280338.81756074</text:p>
          </table:table-cell>
          <table:table-cell table:number-columns-repeated="23"/>
        </table:table-row>
        <table:table-row table:style-name="ro1">
          <table:table-cell office:value-type="float" office:value="369385.872174115" calcext:value-type="float">
            <text:p>369385.872174115</text:p>
          </table:table-cell>
          <table:table-cell office:value-type="float" office:value="3280367.39350887" calcext:value-type="float">
            <text:p>3280367.39350887</text:p>
          </table:table-cell>
          <table:table-cell table:number-columns-repeated="4"/>
          <table:table-cell office:value-type="float" office:value="369367.212493763" calcext:value-type="float">
            <text:p>369367.212493763</text:p>
          </table:table-cell>
          <table:table-cell office:value-type="float" office:value="3280336.31833466" calcext:value-type="float">
            <text:p>3280336.31833466</text:p>
          </table:table-cell>
          <table:table-cell table:number-columns-repeated="23"/>
        </table:table-row>
        <table:table-row table:style-name="ro1">
          <table:table-cell office:value-type="float" office:value="369385.872174115" calcext:value-type="float">
            <text:p>369385.872174115</text:p>
          </table:table-cell>
          <table:table-cell office:value-type="float" office:value="3280367.22857526" calcext:value-type="float">
            <text:p>3280367.22857526</text:p>
          </table:table-cell>
          <table:table-cell table:number-columns-repeated="4"/>
          <table:table-cell office:value-type="float" office:value="369367.212493763" calcext:value-type="float">
            <text:p>369367.212493763</text:p>
          </table:table-cell>
          <table:table-cell office:value-type="float" office:value="3280336.32304705" calcext:value-type="float">
            <text:p>3280336.32304705</text:p>
          </table:table-cell>
          <table:table-cell table:number-columns-repeated="23"/>
        </table:table-row>
        <table:table-row table:style-name="ro1">
          <table:table-cell office:value-type="float" office:value="369385.872174115" calcext:value-type="float">
            <text:p>369385.872174115</text:p>
          </table:table-cell>
          <table:table-cell office:value-type="float" office:value="3280367.07071023" calcext:value-type="float">
            <text:p>3280367.07071023</text:p>
          </table:table-cell>
          <table:table-cell table:number-columns-repeated="4"/>
          <table:table-cell office:value-type="float" office:value="369367.212493763" calcext:value-type="float">
            <text:p>369367.212493763</text:p>
          </table:table-cell>
          <table:table-cell office:value-type="float" office:value="3280336.32304705" calcext:value-type="float">
            <text:p>3280336.32304705</text:p>
          </table:table-cell>
          <table:table-cell table:number-columns-repeated="23"/>
        </table:table-row>
        <table:table-row table:style-name="ro1">
          <table:table-cell office:value-type="float" office:value="369385.872174115" calcext:value-type="float">
            <text:p>369385.872174115</text:p>
          </table:table-cell>
          <table:table-cell office:value-type="float" office:value="3280367.12019031" calcext:value-type="float">
            <text:p>3280367.12019031</text:p>
          </table:table-cell>
          <table:table-cell table:number-columns-repeated="4"/>
          <table:table-cell office:value-type="float" office:value="369367.212493763" calcext:value-type="float">
            <text:p>369367.212493763</text:p>
          </table:table-cell>
          <table:table-cell office:value-type="float" office:value="3280336.32304705" calcext:value-type="float">
            <text:p>3280336.32304705</text:p>
          </table:table-cell>
          <table:table-cell table:number-columns-repeated="23"/>
        </table:table-row>
        <table:table-row table:style-name="ro1">
          <table:table-cell office:value-type="float" office:value="369385.91349434" calcext:value-type="float">
            <text:p>369385.91349434</text:p>
          </table:table-cell>
          <table:table-cell office:value-type="float" office:value="3280370.88549166" calcext:value-type="float">
            <text:p>3280370.88549166</text:p>
          </table:table-cell>
          <table:table-cell table:number-columns-repeated="4"/>
          <table:table-cell office:value-type="float" office:value="369369.531863737" calcext:value-type="float">
            <text:p>369369.531863737</text:p>
          </table:table-cell>
          <table:table-cell office:value-type="float" office:value="3280335.9423135" calcext:value-type="float">
            <text:p>3280335.9423135</text:p>
          </table:table-cell>
          <table:table-cell table:number-columns-repeated="23"/>
        </table:table-row>
        <table:table-row table:style-name="ro1">
          <table:table-cell office:value-type="float" office:value="369385.91349434" calcext:value-type="float">
            <text:p>369385.91349434</text:p>
          </table:table-cell>
          <table:table-cell office:value-type="float" office:value="3280370.88549166" calcext:value-type="float">
            <text:p>3280370.88549166</text:p>
          </table:table-cell>
          <table:table-cell table:number-columns-repeated="4"/>
          <table:table-cell office:value-type="float" office:value="369369.531863737" calcext:value-type="float">
            <text:p>369369.531863737</text:p>
          </table:table-cell>
          <table:table-cell office:value-type="float" office:value="3280335.9423135" calcext:value-type="float">
            <text:p>3280335.9423135</text:p>
          </table:table-cell>
          <table:table-cell table:number-columns-repeated="23"/>
        </table:table-row>
        <table:table-row table:style-name="ro1">
          <table:table-cell office:value-type="float" office:value="369385.91349434" calcext:value-type="float">
            <text:p>369385.91349434</text:p>
          </table:table-cell>
          <table:table-cell office:value-type="float" office:value="3280370.88549166" calcext:value-type="float">
            <text:p>3280370.88549166</text:p>
          </table:table-cell>
          <table:table-cell table:number-columns-repeated="4"/>
          <table:table-cell office:value-type="float" office:value="369369.531863737" calcext:value-type="float">
            <text:p>369369.531863737</text:p>
          </table:table-cell>
          <table:table-cell office:value-type="float" office:value="3280335.9423135" calcext:value-type="float">
            <text:p>3280335.9423135</text:p>
          </table:table-cell>
          <table:table-cell table:number-columns-repeated="23"/>
        </table:table-row>
        <table:table-row table:style-name="ro1">
          <table:table-cell office:value-type="float" office:value="369385.91349434" calcext:value-type="float">
            <text:p>369385.91349434</text:p>
          </table:table-cell>
          <table:table-cell office:value-type="float" office:value="3280370.88549166" calcext:value-type="float">
            <text:p>3280370.88549166</text:p>
          </table:table-cell>
          <table:table-cell table:number-columns-repeated="4"/>
          <table:table-cell office:value-type="float" office:value="369369.531863737" calcext:value-type="float">
            <text:p>369369.531863737</text:p>
          </table:table-cell>
          <table:table-cell office:value-type="float" office:value="3280335.9423135" calcext:value-type="float">
            <text:p>3280335.9423135</text:p>
          </table:table-cell>
          <table:table-cell table:number-columns-repeated="23"/>
        </table:table-row>
        <table:table-row table:style-name="ro1">
          <table:table-cell office:value-type="float" office:value="369385.91349434" calcext:value-type="float">
            <text:p>369385.91349434</text:p>
          </table:table-cell>
          <table:table-cell office:value-type="float" office:value="3280370.88549166" calcext:value-type="float">
            <text:p>3280370.88549166</text:p>
          </table:table-cell>
          <table:table-cell table:number-columns-repeated="4"/>
          <table:table-cell office:value-type="float" office:value="369369.531863737" calcext:value-type="float">
            <text:p>369369.531863737</text:p>
          </table:table-cell>
          <table:table-cell office:value-type="float" office:value="3280335.9423135" calcext:value-type="float">
            <text:p>3280335.9423135</text:p>
          </table:table-cell>
          <table:table-cell table:number-columns-repeated="23"/>
        </table:table-row>
        <table:table-row table:style-name="ro1">
          <table:table-cell office:value-type="float" office:value="369386.361346958" calcext:value-type="float">
            <text:p>369386.361346958</text:p>
          </table:table-cell>
          <table:table-cell office:value-type="float" office:value="3280367.77694863" calcext:value-type="float">
            <text:p>3280367.77694863</text:p>
          </table:table-cell>
          <table:table-cell table:number-columns-repeated="4"/>
          <table:table-cell office:value-type="float" office:value="369369.531863737" calcext:value-type="float">
            <text:p>369369.531863737</text:p>
          </table:table-cell>
          <table:table-cell office:value-type="float" office:value="3280335.9423135" calcext:value-type="float">
            <text:p>3280335.9423135</text:p>
          </table:table-cell>
          <table:table-cell table:number-columns-repeated="23"/>
        </table:table-row>
        <table:table-row table:style-name="ro1">
          <table:table-cell office:value-type="float" office:value="369386.361346958" calcext:value-type="float">
            <text:p>369386.361346958</text:p>
          </table:table-cell>
          <table:table-cell office:value-type="float" office:value="3280367.77694863" calcext:value-type="float">
            <text:p>3280367.77694863</text:p>
          </table:table-cell>
          <table:table-cell table:number-columns-repeated="4"/>
          <table:table-cell office:value-type="float" office:value="369369.531863737" calcext:value-type="float">
            <text:p>369369.531863737</text:p>
          </table:table-cell>
          <table:table-cell office:value-type="float" office:value="3280335.9423135" calcext:value-type="float">
            <text:p>3280335.9423135</text:p>
          </table:table-cell>
          <table:table-cell table:number-columns-repeated="23"/>
        </table:table-row>
        <table:table-row table:style-name="ro1">
          <table:table-cell office:value-type="float" office:value="369386.361346958" calcext:value-type="float">
            <text:p>369386.361346958</text:p>
          </table:table-cell>
          <table:table-cell office:value-type="float" office:value="3280367.77694863" calcext:value-type="float">
            <text:p>3280367.77694863</text:p>
          </table:table-cell>
          <table:table-cell table:number-columns-repeated="4"/>
          <table:table-cell office:value-type="float" office:value="369369.531863737" calcext:value-type="float">
            <text:p>369369.531863737</text:p>
          </table:table-cell>
          <table:table-cell office:value-type="float" office:value="3280335.9423135" calcext:value-type="float">
            <text:p>3280335.9423135</text:p>
          </table:table-cell>
          <table:table-cell table:number-columns-repeated="23"/>
        </table:table-row>
        <table:table-row table:style-name="ro1">
          <table:table-cell office:value-type="float" office:value="369386.361346958" calcext:value-type="float">
            <text:p>369386.361346958</text:p>
          </table:table-cell>
          <table:table-cell office:value-type="float" office:value="3280367.77694863" calcext:value-type="float">
            <text:p>3280367.77694863</text:p>
          </table:table-cell>
          <table:table-cell table:number-columns-repeated="4"/>
          <table:table-cell office:value-type="float" office:value="369369.531863737" calcext:value-type="float">
            <text:p>369369.531863737</text:p>
          </table:table-cell>
          <table:table-cell office:value-type="float" office:value="3280335.9423135" calcext:value-type="float">
            <text:p>3280335.9423135</text:p>
          </table:table-cell>
          <table:table-cell table:number-columns-repeated="23"/>
        </table:table-row>
        <table:table-row table:style-name="ro1">
          <table:table-cell office:value-type="float" office:value="369386.361346958" calcext:value-type="float">
            <text:p>369386.361346958</text:p>
          </table:table-cell>
          <table:table-cell office:value-type="float" office:value="3280367.77694863" calcext:value-type="float">
            <text:p>3280367.77694863</text:p>
          </table:table-cell>
          <table:table-cell table:number-columns-repeated="4"/>
          <table:table-cell office:value-type="float" office:value="369371.950618445" calcext:value-type="float">
            <text:p>369371.950618445</text:p>
          </table:table-cell>
          <table:table-cell office:value-type="float" office:value="3280335.80329409" calcext:value-type="float">
            <text:p>3280335.80329409</text:p>
          </table:table-cell>
          <table:table-cell table:number-columns-repeated="23"/>
        </table:table-row>
        <table:table-row table:style-name="ro1">
          <table:table-cell office:value-type="float" office:value="369386.152248789" calcext:value-type="float">
            <text:p>369386.152248789</text:p>
          </table:table-cell>
          <table:table-cell office:value-type="float" office:value="3280366.44938878" calcext:value-type="float">
            <text:p>3280366.44938878</text:p>
          </table:table-cell>
          <table:table-cell table:number-columns-repeated="4"/>
          <table:table-cell office:value-type="float" office:value="369371.950618445" calcext:value-type="float">
            <text:p>369371.950618445</text:p>
          </table:table-cell>
          <table:table-cell office:value-type="float" office:value="3280335.80329409" calcext:value-type="float">
            <text:p>3280335.80329409</text:p>
          </table:table-cell>
          <table:table-cell table:number-columns-repeated="23"/>
        </table:table-row>
        <table:table-row table:style-name="ro1">
          <table:table-cell office:value-type="float" office:value="369386.152248789" calcext:value-type="float">
            <text:p>369386.152248789</text:p>
          </table:table-cell>
          <table:table-cell office:value-type="float" office:value="3280366.44703259" calcext:value-type="float">
            <text:p>3280366.44703259</text:p>
          </table:table-cell>
          <table:table-cell table:number-columns-repeated="4"/>
          <table:table-cell office:value-type="float" office:value="369371.950618445" calcext:value-type="float">
            <text:p>369371.950618445</text:p>
          </table:table-cell>
          <table:table-cell office:value-type="float" office:value="3280335.80329409" calcext:value-type="float">
            <text:p>3280335.80329409</text:p>
          </table:table-cell>
          <table:table-cell table:number-columns-repeated="23"/>
        </table:table-row>
        <table:table-row table:style-name="ro1">
          <table:table-cell office:value-type="float" office:value="369386.152248789" calcext:value-type="float">
            <text:p>369386.152248789</text:p>
          </table:table-cell>
          <table:table-cell office:value-type="float" office:value="3280366.44703259" calcext:value-type="float">
            <text:p>3280366.44703259</text:p>
          </table:table-cell>
          <table:table-cell table:number-columns-repeated="4"/>
          <table:table-cell office:value-type="float" office:value="369371.950618445" calcext:value-type="float">
            <text:p>369371.950618445</text:p>
          </table:table-cell>
          <table:table-cell office:value-type="float" office:value="3280335.80329409" calcext:value-type="float">
            <text:p>3280335.80329409</text:p>
          </table:table-cell>
          <table:table-cell table:number-columns-repeated="23"/>
        </table:table-row>
        <table:table-row table:style-name="ro1">
          <table:table-cell office:value-type="float" office:value="369386.152248789" calcext:value-type="float">
            <text:p>369386.152248789</text:p>
          </table:table-cell>
          <table:table-cell office:value-type="float" office:value="3280366.44703259" calcext:value-type="float">
            <text:p>3280366.44703259</text:p>
          </table:table-cell>
          <table:table-cell table:number-columns-repeated="4"/>
          <table:table-cell office:value-type="float" office:value="369371.950618445" calcext:value-type="float">
            <text:p>369371.950618445</text:p>
          </table:table-cell>
          <table:table-cell office:value-type="float" office:value="3280335.80329409" calcext:value-type="float">
            <text:p>3280335.80329409</text:p>
          </table:table-cell>
          <table:table-cell table:number-columns-repeated="23"/>
        </table:table-row>
        <table:table-row table:style-name="ro1">
          <table:table-cell office:value-type="float" office:value="369386.152248789" calcext:value-type="float">
            <text:p>369386.152248789</text:p>
          </table:table-cell>
          <table:table-cell office:value-type="float" office:value="3280366.44703259" calcext:value-type="float">
            <text:p>3280366.44703259</text:p>
          </table:table-cell>
          <table:table-cell table:number-columns-repeated="4"/>
          <table:table-cell office:value-type="float" office:value="369371.950618445" calcext:value-type="float">
            <text:p>369371.950618445</text:p>
          </table:table-cell>
          <table:table-cell office:value-type="float" office:value="3280335.80329409" calcext:value-type="float">
            <text:p>3280335.80329409</text:p>
          </table:table-cell>
          <table:table-cell table:number-columns-repeated="23"/>
        </table:table-row>
        <table:table-row table:style-name="ro1">
          <table:table-cell office:value-type="float" office:value="369385.935403053" calcext:value-type="float">
            <text:p>369385.935403053</text:p>
          </table:table-cell>
          <table:table-cell office:value-type="float" office:value="3280364.45692108" calcext:value-type="float">
            <text:p>3280364.45692108</text:p>
          </table:table-cell>
          <table:table-cell table:number-columns-repeated="4"/>
          <table:table-cell office:value-type="float" office:value="369373.983457162" calcext:value-type="float">
            <text:p>369373.983457162</text:p>
          </table:table-cell>
          <table:table-cell office:value-type="float" office:value="3280335.77960529" calcext:value-type="float">
            <text:p>3280335.77960529</text:p>
          </table:table-cell>
          <table:table-cell table:number-columns-repeated="23"/>
        </table:table-row>
        <table:table-row table:style-name="ro1">
          <table:table-cell office:value-type="float" office:value="369385.935403053" calcext:value-type="float">
            <text:p>369385.935403053</text:p>
          </table:table-cell>
          <table:table-cell office:value-type="float" office:value="3280364.33439896" calcext:value-type="float">
            <text:p>3280364.33439896</text:p>
          </table:table-cell>
          <table:table-cell table:number-columns-repeated="4"/>
          <table:table-cell office:value-type="float" office:value="369373.983457162" calcext:value-type="float">
            <text:p>369373.983457162</text:p>
          </table:table-cell>
          <table:table-cell office:value-type="float" office:value="3280335.77960529" calcext:value-type="float">
            <text:p>3280335.77960529</text:p>
          </table:table-cell>
          <table:table-cell table:number-columns-repeated="23"/>
        </table:table-row>
        <table:table-row table:style-name="ro1">
          <table:table-cell office:value-type="float" office:value="369385.935403053" calcext:value-type="float">
            <text:p>369385.935403053</text:p>
          </table:table-cell>
          <table:table-cell office:value-type="float" office:value="3280364.21894543" calcext:value-type="float">
            <text:p>3280364.21894543</text:p>
          </table:table-cell>
          <table:table-cell table:number-columns-repeated="4"/>
          <table:table-cell office:value-type="float" office:value="369373.983457162" calcext:value-type="float">
            <text:p>369373.983457162</text:p>
          </table:table-cell>
          <table:table-cell office:value-type="float" office:value="3280335.77960529" calcext:value-type="float">
            <text:p>3280335.77960529</text:p>
          </table:table-cell>
          <table:table-cell table:number-columns-repeated="23"/>
        </table:table-row>
        <table:table-row table:style-name="ro1">
          <table:table-cell office:value-type="float" office:value="369385.935403053" calcext:value-type="float">
            <text:p>369385.935403053</text:p>
          </table:table-cell>
          <table:table-cell office:value-type="float" office:value="3280364.11998526" calcext:value-type="float">
            <text:p>3280364.11998526</text:p>
          </table:table-cell>
          <table:table-cell table:number-columns-repeated="4"/>
          <table:table-cell office:value-type="float" office:value="369373.983457162" calcext:value-type="float">
            <text:p>369373.983457162</text:p>
          </table:table-cell>
          <table:table-cell office:value-type="float" office:value="3280335.77960529" calcext:value-type="float">
            <text:p>3280335.77960529</text:p>
          </table:table-cell>
          <table:table-cell table:number-columns-repeated="23"/>
        </table:table-row>
        <table:table-row table:style-name="ro1">
          <table:table-cell office:value-type="float" office:value="369385.935403053" calcext:value-type="float">
            <text:p>369385.935403053</text:p>
          </table:table-cell>
          <table:table-cell office:value-type="float" office:value="3280364.01160032" calcext:value-type="float">
            <text:p>3280364.01160032</text:p>
          </table:table-cell>
          <table:table-cell table:number-columns-repeated="4"/>
          <table:table-cell office:value-type="float" office:value="369373.983457162" calcext:value-type="float">
            <text:p>369373.983457162</text:p>
          </table:table-cell>
          <table:table-cell office:value-type="float" office:value="3280335.77960529" calcext:value-type="float">
            <text:p>3280335.77960529</text:p>
          </table:table-cell>
          <table:table-cell table:number-columns-repeated="23"/>
        </table:table-row>
        <table:table-row table:style-name="ro1">
          <table:table-cell office:value-type="float" office:value="369386.388421034" calcext:value-type="float">
            <text:p>369386.388421034</text:p>
          </table:table-cell>
          <table:table-cell office:value-type="float" office:value="3280361.79164999" calcext:value-type="float">
            <text:p>3280361.79164999</text:p>
          </table:table-cell>
          <table:table-cell table:number-columns-repeated="4"/>
          <table:table-cell office:value-type="float" office:value="369373.983457162" calcext:value-type="float">
            <text:p>369373.983457162</text:p>
          </table:table-cell>
          <table:table-cell office:value-type="float" office:value="3280335.77960529" calcext:value-type="float">
            <text:p>3280335.77960529</text:p>
          </table:table-cell>
          <table:table-cell table:number-columns-repeated="23"/>
        </table:table-row>
        <table:table-row table:style-name="ro1">
          <table:table-cell office:value-type="float" office:value="369386.388421034" calcext:value-type="float">
            <text:p>369386.388421034</text:p>
          </table:table-cell>
          <table:table-cell office:value-type="float" office:value="3280361.79400618" calcext:value-type="float">
            <text:p>3280361.79400618</text:p>
          </table:table-cell>
          <table:table-cell table:number-columns-repeated="4"/>
          <table:table-cell office:value-type="float" office:value="369374.865004559" calcext:value-type="float">
            <text:p>369374.865004559</text:p>
          </table:table-cell>
          <table:table-cell office:value-type="float" office:value="3280336.65599686" calcext:value-type="float">
            <text:p>3280336.65599686</text:p>
          </table:table-cell>
          <table:table-cell table:number-columns-repeated="23"/>
        </table:table-row>
        <table:table-row table:style-name="ro1">
          <table:table-cell office:value-type="float" office:value="369386.388421034" calcext:value-type="float">
            <text:p>369386.388421034</text:p>
          </table:table-cell>
          <table:table-cell office:value-type="float" office:value="3280361.79400618" calcext:value-type="float">
            <text:p>3280361.79400618</text:p>
          </table:table-cell>
          <table:table-cell table:number-columns-repeated="4"/>
          <table:table-cell office:value-type="float" office:value="369374.865004559" calcext:value-type="float">
            <text:p>369374.865004559</text:p>
          </table:table-cell>
          <table:table-cell office:value-type="float" office:value="3280336.65599686" calcext:value-type="float">
            <text:p>3280336.65599686</text:p>
          </table:table-cell>
          <table:table-cell table:number-columns-repeated="23"/>
        </table:table-row>
        <table:table-row table:style-name="ro1">
          <table:table-cell office:value-type="float" office:value="369386.388421034" calcext:value-type="float">
            <text:p>369386.388421034</text:p>
          </table:table-cell>
          <table:table-cell office:value-type="float" office:value="3280361.79400618" calcext:value-type="float">
            <text:p>3280361.79400618</text:p>
          </table:table-cell>
          <table:table-cell table:number-columns-repeated="4"/>
          <table:table-cell office:value-type="float" office:value="369374.865004559" calcext:value-type="float">
            <text:p>369374.865004559</text:p>
          </table:table-cell>
          <table:table-cell office:value-type="float" office:value="3280336.65599686" calcext:value-type="float">
            <text:p>3280336.65599686</text:p>
          </table:table-cell>
          <table:table-cell table:number-columns-repeated="23"/>
        </table:table-row>
        <table:table-row table:style-name="ro1">
          <table:table-cell office:value-type="float" office:value="369386.388421034" calcext:value-type="float">
            <text:p>369386.388421034</text:p>
          </table:table-cell>
          <table:table-cell office:value-type="float" office:value="3280361.86233582" calcext:value-type="float">
            <text:p>3280361.86233582</text:p>
          </table:table-cell>
          <table:table-cell table:number-columns-repeated="4"/>
          <table:table-cell office:value-type="float" office:value="369375.649749991" calcext:value-type="float">
            <text:p>369375.649749991</text:p>
          </table:table-cell>
          <table:table-cell office:value-type="float" office:value="3280337.5335165" calcext:value-type="float">
            <text:p>3280337.5335165</text:p>
          </table:table-cell>
          <table:table-cell table:number-columns-repeated="23"/>
        </table:table-row>
        <table:table-row table:style-name="ro1">
          <table:table-cell office:value-type="float" office:value="369386.388421034" calcext:value-type="float">
            <text:p>369386.388421034</text:p>
          </table:table-cell>
          <table:table-cell office:value-type="float" office:value="3280362.10738005" calcext:value-type="float">
            <text:p>3280362.10738005</text:p>
          </table:table-cell>
          <table:table-cell table:number-columns-repeated="4"/>
          <table:table-cell office:value-type="float" office:value="369375.649749991" calcext:value-type="float">
            <text:p>369375.649749991</text:p>
          </table:table-cell>
          <table:table-cell office:value-type="float" office:value="3280337.5335165" calcext:value-type="float">
            <text:p>3280337.5335165</text:p>
          </table:table-cell>
          <table:table-cell table:number-columns-repeated="23"/>
        </table:table-row>
        <table:table-row table:style-name="ro1">
          <table:table-cell office:value-type="float" office:value="369386.575568032" calcext:value-type="float">
            <text:p>369386.575568032</text:p>
          </table:table-cell>
          <table:table-cell office:value-type="float" office:value="3280361.47799228" calcext:value-type="float">
            <text:p>3280361.47799228</text:p>
          </table:table-cell>
          <table:table-cell table:number-columns-repeated="4"/>
          <table:table-cell office:value-type="float" office:value="369375.649749991" calcext:value-type="float">
            <text:p>369375.649749991</text:p>
          </table:table-cell>
          <table:table-cell office:value-type="float" office:value="3280337.5335165" calcext:value-type="float">
            <text:p>3280337.5335165</text:p>
          </table:table-cell>
          <table:table-cell table:number-columns-repeated="23"/>
        </table:table-row>
        <table:table-row table:style-name="ro1">
          <table:table-cell office:value-type="float" office:value="369386.575568032" calcext:value-type="float">
            <text:p>369386.575568032</text:p>
          </table:table-cell>
          <table:table-cell office:value-type="float" office:value="3280361.95394357" calcext:value-type="float">
            <text:p>3280361.95394357</text:p>
          </table:table-cell>
          <table:table-cell table:number-columns-repeated="4"/>
          <table:table-cell office:value-type="float" office:value="369375.649749991" calcext:value-type="float">
            <text:p>369375.649749991</text:p>
          </table:table-cell>
          <table:table-cell office:value-type="float" office:value="3280337.5335165" calcext:value-type="float">
            <text:p>3280337.5335165</text:p>
          </table:table-cell>
          <table:table-cell table:number-columns-repeated="23"/>
        </table:table-row>
        <table:table-row table:style-name="ro1">
          <table:table-cell office:value-type="float" office:value="369386.575568032" calcext:value-type="float">
            <text:p>369386.575568032</text:p>
          </table:table-cell>
          <table:table-cell office:value-type="float" office:value="3280362.31208513" calcext:value-type="float">
            <text:p>3280362.31208513</text:p>
          </table:table-cell>
          <table:table-cell table:number-columns-repeated="4"/>
          <table:table-cell office:value-type="float" office:value="369376.817828587" calcext:value-type="float">
            <text:p>369376.817828587</text:p>
          </table:table-cell>
          <table:table-cell office:value-type="float" office:value="3280338.07407025" calcext:value-type="float">
            <text:p>3280338.07407025</text:p>
          </table:table-cell>
          <table:table-cell table:number-columns-repeated="23"/>
        </table:table-row>
        <table:table-row table:style-name="ro1">
          <table:table-cell office:value-type="float" office:value="369386.575568032" calcext:value-type="float">
            <text:p>369386.575568032</text:p>
          </table:table-cell>
          <table:table-cell office:value-type="float" office:value="3280362.75976208" calcext:value-type="float">
            <text:p>3280362.75976208</text:p>
          </table:table-cell>
          <table:table-cell table:number-columns-repeated="4"/>
          <table:table-cell office:value-type="float" office:value="369376.817828587" calcext:value-type="float">
            <text:p>369376.817828587</text:p>
          </table:table-cell>
          <table:table-cell office:value-type="float" office:value="3280338.07407025" calcext:value-type="float">
            <text:p>3280338.07407025</text:p>
          </table:table-cell>
          <table:table-cell table:number-columns-repeated="23"/>
        </table:table-row>
        <table:table-row table:style-name="ro1">
          <table:table-cell office:value-type="float" office:value="369386.55878183" calcext:value-type="float">
            <text:p>369386.55878183</text:p>
          </table:table-cell>
          <table:table-cell office:value-type="float" office:value="3280359.79467057" calcext:value-type="float">
            <text:p>3280359.79467057</text:p>
          </table:table-cell>
          <table:table-cell table:number-columns-repeated="4"/>
          <table:table-cell office:value-type="float" office:value="369376.817828587" calcext:value-type="float">
            <text:p>369376.817828587</text:p>
          </table:table-cell>
          <table:table-cell office:value-type="float" office:value="3280338.07407025" calcext:value-type="float">
            <text:p>3280338.07407025</text:p>
          </table:table-cell>
          <table:table-cell table:number-columns-repeated="23"/>
        </table:table-row>
        <table:table-row table:style-name="ro1">
          <table:table-cell office:value-type="float" office:value="369386.55878183" calcext:value-type="float">
            <text:p>369386.55878183</text:p>
          </table:table-cell>
          <table:table-cell office:value-type="float" office:value="3280360.31303336" calcext:value-type="float">
            <text:p>3280360.31303336</text:p>
          </table:table-cell>
          <table:table-cell table:number-columns-repeated="4"/>
          <table:table-cell office:value-type="float" office:value="369376.817828587" calcext:value-type="float">
            <text:p>369376.817828587</text:p>
          </table:table-cell>
          <table:table-cell office:value-type="float" office:value="3280338.07407025" calcext:value-type="float">
            <text:p>3280338.07407025</text:p>
          </table:table-cell>
          <table:table-cell table:number-columns-repeated="23"/>
        </table:table-row>
        <table:table-row table:style-name="ro1">
          <table:table-cell office:value-type="float" office:value="369386.55878183" calcext:value-type="float">
            <text:p>369386.55878183</text:p>
          </table:table-cell>
          <table:table-cell office:value-type="float" office:value="3280360.7230112" calcext:value-type="float">
            <text:p>3280360.7230112</text:p>
          </table:table-cell>
          <table:table-cell table:number-columns-repeated="4"/>
          <table:table-cell office:value-type="float" office:value="369376.817828587" calcext:value-type="float">
            <text:p>369376.817828587</text:p>
          </table:table-cell>
          <table:table-cell office:value-type="float" office:value="3280338.07407025" calcext:value-type="float">
            <text:p>3280338.07407025</text:p>
          </table:table-cell>
          <table:table-cell table:number-columns-repeated="23"/>
        </table:table-row>
        <table:table-row table:style-name="ro1">
          <table:table-cell office:value-type="float" office:value="369386.55878183" calcext:value-type="float">
            <text:p>369386.55878183</text:p>
          </table:table-cell>
          <table:table-cell office:value-type="float" office:value="3280361.16361957" calcext:value-type="float">
            <text:p>3280361.16361957</text:p>
          </table:table-cell>
          <table:table-cell table:number-columns-repeated="4"/>
          <table:table-cell office:value-type="float" office:value="369376.817828587" calcext:value-type="float">
            <text:p>369376.817828587</text:p>
          </table:table-cell>
          <table:table-cell office:value-type="float" office:value="3280338.07407025" calcext:value-type="float">
            <text:p>3280338.07407025</text:p>
          </table:table-cell>
          <table:table-cell table:number-columns-repeated="23"/>
        </table:table-row>
        <table:table-row table:style-name="ro1">
          <table:table-cell office:value-type="float" office:value="369386.55878183" calcext:value-type="float">
            <text:p>369386.55878183</text:p>
          </table:table-cell>
          <table:table-cell office:value-type="float" office:value="3280361.55239166" calcext:value-type="float">
            <text:p>3280361.55239166</text:p>
          </table:table-cell>
          <table:table-cell table:number-columns-repeated="4"/>
          <table:table-cell office:value-type="float" office:value="369377.798760041" calcext:value-type="float">
            <text:p>369377.798760041</text:p>
          </table:table-cell>
          <table:table-cell office:value-type="float" office:value="3280339.17096998" calcext:value-type="float">
            <text:p>3280339.17096998</text:p>
          </table:table-cell>
          <table:table-cell table:number-columns-repeated="23"/>
        </table:table-row>
        <table:table-row table:style-name="ro1">
          <table:table-cell office:value-type="float" office:value="369384.813769919" calcext:value-type="float">
            <text:p>369384.813769919</text:p>
          </table:table-cell>
          <table:table-cell office:value-type="float" office:value="3280359.59333746" calcext:value-type="float">
            <text:p>3280359.59333746</text:p>
          </table:table-cell>
          <table:table-cell table:number-columns-repeated="4"/>
          <table:table-cell office:value-type="float" office:value="369377.798760041" calcext:value-type="float">
            <text:p>369377.798760041</text:p>
          </table:table-cell>
          <table:table-cell office:value-type="float" office:value="3280339.17096998" calcext:value-type="float">
            <text:p>3280339.17096998</text:p>
          </table:table-cell>
          <table:table-cell table:number-columns-repeated="23"/>
        </table:table-row>
        <table:table-row table:style-name="ro1">
          <table:table-cell office:value-type="float" office:value="369384.813769919" calcext:value-type="float">
            <text:p>369384.813769919</text:p>
          </table:table-cell>
          <table:table-cell office:value-type="float" office:value="3280359.76298346" calcext:value-type="float">
            <text:p>3280359.76298346</text:p>
          </table:table-cell>
          <table:table-cell table:number-columns-repeated="4"/>
          <table:table-cell office:value-type="float" office:value="369377.798760041" calcext:value-type="float">
            <text:p>369377.798760041</text:p>
          </table:table-cell>
          <table:table-cell office:value-type="float" office:value="3280339.17096998" calcext:value-type="float">
            <text:p>3280339.17096998</text:p>
          </table:table-cell>
          <table:table-cell table:number-columns-repeated="23"/>
        </table:table-row>
        <table:table-row table:style-name="ro1">
          <table:table-cell office:value-type="float" office:value="369384.813769919" calcext:value-type="float">
            <text:p>369384.813769919</text:p>
          </table:table-cell>
          <table:table-cell office:value-type="float" office:value="3280359.82660072" calcext:value-type="float">
            <text:p>3280359.82660072</text:p>
          </table:table-cell>
          <table:table-cell table:number-columns-repeated="4"/>
          <table:table-cell office:value-type="float" office:value="369377.798760041" calcext:value-type="float">
            <text:p>369377.798760041</text:p>
          </table:table-cell>
          <table:table-cell office:value-type="float" office:value="3280339.17096998" calcext:value-type="float">
            <text:p>3280339.17096998</text:p>
          </table:table-cell>
          <table:table-cell table:number-columns-repeated="23"/>
        </table:table-row>
        <table:table-row table:style-name="ro1">
          <table:table-cell office:value-type="float" office:value="369384.813769919" calcext:value-type="float">
            <text:p>369384.813769919</text:p>
          </table:table-cell>
          <table:table-cell office:value-type="float" office:value="3280359.8313131" calcext:value-type="float">
            <text:p>3280359.8313131</text:p>
          </table:table-cell>
          <table:table-cell table:number-columns-repeated="4"/>
          <table:table-cell office:value-type="float" office:value="369379.068805406" calcext:value-type="float">
            <text:p>369379.068805406</text:p>
          </table:table-cell>
          <table:table-cell office:value-type="float" office:value="3280340.15366785" calcext:value-type="float">
            <text:p>3280340.15366785</text:p>
          </table:table-cell>
          <table:table-cell table:number-columns-repeated="23"/>
        </table:table-row>
        <table:table-row table:style-name="ro1">
          <table:table-cell office:value-type="float" office:value="369384.813769919" calcext:value-type="float">
            <text:p>369384.813769919</text:p>
          </table:table-cell>
          <table:table-cell office:value-type="float" office:value="3280359.8336693" calcext:value-type="float">
            <text:p>3280359.8336693</text:p>
          </table:table-cell>
          <table:table-cell table:number-columns-repeated="4"/>
          <table:table-cell office:value-type="float" office:value="369379.068805406" calcext:value-type="float">
            <text:p>369379.068805406</text:p>
          </table:table-cell>
          <table:table-cell office:value-type="float" office:value="3280340.15366785" calcext:value-type="float">
            <text:p>3280340.15366785</text:p>
          </table:table-cell>
          <table:table-cell table:number-columns-repeated="23"/>
        </table:table-row>
        <table:table-row table:style-name="ro1">
          <table:table-cell office:value-type="float" office:value="369384.813769919" calcext:value-type="float">
            <text:p>369384.813769919</text:p>
          </table:table-cell>
          <table:table-cell office:value-type="float" office:value="3280359.83602549" calcext:value-type="float">
            <text:p>3280359.83602549</text:p>
          </table:table-cell>
          <table:table-cell table:number-columns-repeated="4"/>
          <table:table-cell office:value-type="float" office:value="369379.068805406" calcext:value-type="float">
            <text:p>369379.068805406</text:p>
          </table:table-cell>
          <table:table-cell office:value-type="float" office:value="3280340.15366785" calcext:value-type="float">
            <text:p>3280340.15366785</text:p>
          </table:table-cell>
          <table:table-cell table:number-columns-repeated="23"/>
        </table:table-row>
        <table:table-row table:style-name="ro1">
          <table:table-cell office:value-type="float" office:value="369383.361745397" calcext:value-type="float">
            <text:p>369383.361745397</text:p>
          </table:table-cell>
          <table:table-cell office:value-type="float" office:value="3280359.6102567" calcext:value-type="float">
            <text:p>3280359.6102567</text:p>
          </table:table-cell>
          <table:table-cell table:number-columns-repeated="4"/>
          <table:table-cell office:value-type="float" office:value="369380.04973646" calcext:value-type="float">
            <text:p>369380.04973646</text:p>
          </table:table-cell>
          <table:table-cell office:value-type="float" office:value="3280341.25056777" calcext:value-type="float">
            <text:p>3280341.25056777</text:p>
          </table:table-cell>
          <table:table-cell table:number-columns-repeated="23"/>
        </table:table-row>
        <table:table-row table:style-name="ro1">
          <table:table-cell office:value-type="float" office:value="369383.361745397" calcext:value-type="float">
            <text:p>369383.361745397</text:p>
          </table:table-cell>
          <table:table-cell office:value-type="float" office:value="3280359.6102567" calcext:value-type="float">
            <text:p>3280359.6102567</text:p>
          </table:table-cell>
          <table:table-cell table:number-columns-repeated="4"/>
          <table:table-cell office:value-type="float" office:value="369380.04973646" calcext:value-type="float">
            <text:p>369380.04973646</text:p>
          </table:table-cell>
          <table:table-cell office:value-type="float" office:value="3280341.25056777" calcext:value-type="float">
            <text:p>3280341.25056777</text:p>
          </table:table-cell>
          <table:table-cell table:number-columns-repeated="23"/>
        </table:table-row>
        <table:table-row table:style-name="ro1">
          <table:table-cell office:value-type="float" office:value="369383.361745397" calcext:value-type="float">
            <text:p>369383.361745397</text:p>
          </table:table-cell>
          <table:table-cell office:value-type="float" office:value="3280359.83409518" calcext:value-type="float">
            <text:p>3280359.83409518</text:p>
          </table:table-cell>
          <table:table-cell table:number-columns-repeated="4"/>
          <table:table-cell office:value-type="float" office:value="369380.04973646" calcext:value-type="float">
            <text:p>369380.04973646</text:p>
          </table:table-cell>
          <table:table-cell office:value-type="float" office:value="3280341.25056777" calcext:value-type="float">
            <text:p>3280341.25056777</text:p>
          </table:table-cell>
          <table:table-cell table:number-columns-repeated="23"/>
        </table:table-row>
        <table:table-row table:style-name="ro1">
          <table:table-cell office:value-type="float" office:value="369383.361745397" calcext:value-type="float">
            <text:p>369383.361745397</text:p>
          </table:table-cell>
          <table:table-cell office:value-type="float" office:value="3280360.17103099" calcext:value-type="float">
            <text:p>3280360.17103099</text:p>
          </table:table-cell>
          <table:table-cell table:number-columns-repeated="4"/>
          <table:table-cell office:value-type="float" office:value="369380.04973646" calcext:value-type="float">
            <text:p>369380.04973646</text:p>
          </table:table-cell>
          <table:table-cell office:value-type="float" office:value="3280341.25056777" calcext:value-type="float">
            <text:p>3280341.25056777</text:p>
          </table:table-cell>
          <table:table-cell table:number-columns-repeated="23"/>
        </table:table-row>
        <table:table-row table:style-name="ro1">
          <table:table-cell office:value-type="float" office:value="369383.361745397" calcext:value-type="float">
            <text:p>369383.361745397</text:p>
          </table:table-cell>
          <table:table-cell office:value-type="float" office:value="3280360.55744689" calcext:value-type="float">
            <text:p>3280360.55744689</text:p>
          </table:table-cell>
          <table:table-cell table:number-columns-repeated="4"/>
          <table:table-cell office:value-type="float" office:value="369380.837063758" calcext:value-type="float">
            <text:p>369380.837063758</text:p>
          </table:table-cell>
          <table:table-cell office:value-type="float" office:value="3280342.34972371" calcext:value-type="float">
            <text:p>3280342.34972371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2.63279719" calcext:value-type="float">
            <text:p>3280362.63279719</text:p>
          </table:table-cell>
          <table:table-cell table:number-columns-repeated="4"/>
          <table:table-cell office:value-type="float" office:value="369380.837063758" calcext:value-type="float">
            <text:p>369380.837063758</text:p>
          </table:table-cell>
          <table:table-cell office:value-type="float" office:value="3280342.3520799" calcext:value-type="float">
            <text:p>3280342.3520799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2.78830603" calcext:value-type="float">
            <text:p>3280362.78830603</text:p>
          </table:table-cell>
          <table:table-cell table:number-columns-repeated="4"/>
          <table:table-cell office:value-type="float" office:value="369380.837063758" calcext:value-type="float">
            <text:p>369380.837063758</text:p>
          </table:table-cell>
          <table:table-cell office:value-type="float" office:value="3280342.35914849" calcext:value-type="float">
            <text:p>3280342.35914849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2.78830603" calcext:value-type="float">
            <text:p>3280362.78830603</text:p>
          </table:table-cell>
          <table:table-cell table:number-columns-repeated="4"/>
          <table:table-cell office:value-type="float" office:value="369380.837063758" calcext:value-type="float">
            <text:p>369380.837063758</text:p>
          </table:table-cell>
          <table:table-cell office:value-type="float" office:value="3280342.35914849" calcext:value-type="float">
            <text:p>3280342.35914849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2.89904717" calcext:value-type="float">
            <text:p>3280362.89904717</text:p>
          </table:table-cell>
          <table:table-cell table:number-columns-repeated="4"/>
          <table:table-cell office:value-type="float" office:value="369380.837063758" calcext:value-type="float">
            <text:p>369380.837063758</text:p>
          </table:table-cell>
          <table:table-cell office:value-type="float" office:value="3280342.35914849" calcext:value-type="float">
            <text:p>3280342.35914849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2.98622637" calcext:value-type="float">
            <text:p>3280362.98622637</text:p>
          </table:table-cell>
          <table:table-cell table:number-columns-repeated="4"/>
          <table:table-cell office:value-type="float" office:value="369381.22814477" calcext:value-type="float">
            <text:p>369381.22814477</text:p>
          </table:table-cell>
          <table:table-cell office:value-type="float" office:value="3280342.70358389" calcext:value-type="float">
            <text:p>3280342.70358389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3.05455601" calcext:value-type="float">
            <text:p>3280363.05455601</text:p>
          </table:table-cell>
          <table:table-cell table:number-columns-repeated="4"/>
          <table:table-cell office:value-type="float" office:value="369381.22814477" calcext:value-type="float">
            <text:p>369381.22814477</text:p>
          </table:table-cell>
          <table:table-cell office:value-type="float" office:value="3280343.00753298" calcext:value-type="float">
            <text:p>3280343.00753298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3.0592684" calcext:value-type="float">
            <text:p>3280363.0592684</text:p>
          </table:table-cell>
          <table:table-cell table:number-columns-repeated="4"/>
          <table:table-cell office:value-type="float" office:value="369381.22814477" calcext:value-type="float">
            <text:p>369381.22814477</text:p>
          </table:table-cell>
          <table:table-cell office:value-type="float" office:value="3280343.31383826" calcext:value-type="float">
            <text:p>3280343.31383826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3.0592684" calcext:value-type="float">
            <text:p>3280363.0592684</text:p>
          </table:table-cell>
          <table:table-cell table:number-columns-repeated="4"/>
          <table:table-cell office:value-type="float" office:value="369381.22814477" calcext:value-type="float">
            <text:p>369381.22814477</text:p>
          </table:table-cell>
          <table:table-cell office:value-type="float" office:value="3280343.45285374" calcext:value-type="float">
            <text:p>3280343.45285374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3.05219981" calcext:value-type="float">
            <text:p>3280363.05219981</text:p>
          </table:table-cell>
          <table:table-cell table:number-columns-repeated="4"/>
          <table:table-cell office:value-type="float" office:value="369381.22814477" calcext:value-type="float">
            <text:p>369381.22814477</text:p>
          </table:table-cell>
          <table:table-cell office:value-type="float" office:value="3280343.70261035" calcext:value-type="float">
            <text:p>3280343.70261035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3.04984362" calcext:value-type="float">
            <text:p>3280363.04984362</text:p>
          </table:table-cell>
          <table:table-cell table:number-columns-repeated="4"/>
          <table:table-cell office:value-type="float" office:value="369381.040997668" calcext:value-type="float">
            <text:p>369381.040997668</text:p>
          </table:table-cell>
          <table:table-cell office:value-type="float" office:value="3280343.22929917" calcext:value-type="float">
            <text:p>3280343.22929917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3.05219981" calcext:value-type="float">
            <text:p>3280363.05219981</text:p>
          </table:table-cell>
          <table:table-cell table:number-columns-repeated="4"/>
          <table:table-cell office:value-type="float" office:value="369381.040997668" calcext:value-type="float">
            <text:p>369381.040997668</text:p>
          </table:table-cell>
          <table:table-cell office:value-type="float" office:value="3280343.47669959" calcext:value-type="float">
            <text:p>3280343.47669959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3.05219981" calcext:value-type="float">
            <text:p>3280363.05219981</text:p>
          </table:table-cell>
          <table:table-cell table:number-columns-repeated="4"/>
          <table:table-cell office:value-type="float" office:value="369381.040997668" calcext:value-type="float">
            <text:p>369381.040997668</text:p>
          </table:table-cell>
          <table:table-cell office:value-type="float" office:value="3280343.5591664" calcext:value-type="float">
            <text:p>3280343.5591664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2.63279719" calcext:value-type="float">
            <text:p>3280362.63279719</text:p>
          </table:table-cell>
          <table:table-cell table:number-columns-repeated="4"/>
          <table:table-cell office:value-type="float" office:value="369381.040997668" calcext:value-type="float">
            <text:p>369381.040997668</text:p>
          </table:table-cell>
          <table:table-cell office:value-type="float" office:value="3280343.85133452" calcext:value-type="float">
            <text:p>3280343.85133452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2.8424985" calcext:value-type="float">
            <text:p>3280362.8424985</text:p>
          </table:table-cell>
          <table:table-cell table:number-columns-repeated="4"/>
          <table:table-cell office:value-type="float" office:value="369381.040997668" calcext:value-type="float">
            <text:p>369381.040997668</text:p>
          </table:table-cell>
          <table:table-cell office:value-type="float" office:value="3280344.18355794" calcext:value-type="float">
            <text:p>3280344.18355794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3.04513123" calcext:value-type="float">
            <text:p>3280363.04513123</text:p>
          </table:table-cell>
          <table:table-cell table:number-columns-repeated="4"/>
          <table:table-cell office:value-type="float" office:value="369381.512093676" calcext:value-type="float">
            <text:p>369381.512093676</text:p>
          </table:table-cell>
          <table:table-cell office:value-type="float" office:value="3280342.15553489" calcext:value-type="float">
            <text:p>3280342.15553489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3.25954493" calcext:value-type="float">
            <text:p>3280363.25954493</text:p>
          </table:table-cell>
          <table:table-cell table:number-columns-repeated="4"/>
          <table:table-cell office:value-type="float" office:value="369381.512093676" calcext:value-type="float">
            <text:p>369381.512093676</text:p>
          </table:table-cell>
          <table:table-cell office:value-type="float" office:value="3280342.54195079" calcext:value-type="float">
            <text:p>3280342.54195079</text:p>
          </table:table-cell>
          <table:table-cell table:number-columns-repeated="23"/>
        </table:table-row>
        <table:table-row table:style-name="ro1">
          <table:table-cell office:value-type="float" office:value="369380.782966455" calcext:value-type="float">
            <text:p>369380.782966455</text:p>
          </table:table-cell>
          <table:table-cell office:value-type="float" office:value="3280363.29253165" calcext:value-type="float">
            <text:p>3280363.29253165</text:p>
          </table:table-cell>
          <table:table-cell table:number-columns-repeated="4"/>
          <table:table-cell office:value-type="float" office:value="369381.512093676" calcext:value-type="float">
            <text:p>369381.512093676</text:p>
          </table:table-cell>
          <table:table-cell office:value-type="float" office:value="3280342.85296846" calcext:value-type="float">
            <text:p>3280342.85296846</text:p>
          </table:table-cell>
          <table:table-cell table:number-columns-repeated="23"/>
        </table:table-row>
        <table:table-row table:style-name="ro1">
          <table:table-cell office:value-type="float" office:value="369378.889547957" calcext:value-type="float">
            <text:p>369378.889547957</text:p>
          </table:table-cell>
          <table:table-cell office:value-type="float" office:value="3280366.3170626" calcext:value-type="float">
            <text:p>3280366.3170626</text:p>
          </table:table-cell>
          <table:table-cell table:number-columns-repeated="4"/>
          <table:table-cell office:value-type="float" office:value="369381.512093676" calcext:value-type="float">
            <text:p>369381.512093676</text:p>
          </table:table-cell>
          <table:table-cell office:value-type="float" office:value="3280343.25823391" calcext:value-type="float">
            <text:p>3280343.25823391</text:p>
          </table:table-cell>
          <table:table-cell table:number-columns-repeated="23"/>
        </table:table-row>
        <table:table-row table:style-name="ro1">
          <table:table-cell office:value-type="float" office:value="369378.889547957" calcext:value-type="float">
            <text:p>369378.889547957</text:p>
          </table:table-cell>
          <table:table-cell office:value-type="float" office:value="3280366.57153161" calcext:value-type="float">
            <text:p>3280366.57153161</text:p>
          </table:table-cell>
          <table:table-cell table:number-columns-repeated="4"/>
          <table:table-cell office:value-type="float" office:value="369381.512093676" calcext:value-type="float">
            <text:p>369381.512093676</text:p>
          </table:table-cell>
          <table:table-cell office:value-type="float" office:value="3280343.60930689" calcext:value-type="float">
            <text:p>3280343.60930689</text:p>
          </table:table-cell>
          <table:table-cell table:number-columns-repeated="23"/>
        </table:table-row>
        <table:table-row table:style-name="ro1">
          <table:table-cell office:value-type="float" office:value="369378.889547957" calcext:value-type="float">
            <text:p>369378.889547957</text:p>
          </table:table-cell>
          <table:table-cell office:value-type="float" office:value="3280366.80243867" calcext:value-type="float">
            <text:p>3280366.80243867</text:p>
          </table:table-cell>
          <table:table-cell table:number-columns-repeated="4"/>
          <table:table-cell office:value-type="float" office:value="369381.998685173" calcext:value-type="float">
            <text:p>369381.998685173</text:p>
          </table:table-cell>
          <table:table-cell office:value-type="float" office:value="3280342.46106641" calcext:value-type="float">
            <text:p>3280342.46106641</text:p>
          </table:table-cell>
          <table:table-cell table:number-columns-repeated="23"/>
        </table:table-row>
        <table:table-row table:style-name="ro1">
          <table:table-cell office:value-type="float" office:value="369378.889547957" calcext:value-type="float">
            <text:p>369378.889547957</text:p>
          </table:table-cell>
          <table:table-cell office:value-type="float" office:value="3280366.89904264" calcext:value-type="float">
            <text:p>3280366.89904264</text:p>
          </table:table-cell>
          <table:table-cell table:number-columns-repeated="4"/>
          <table:table-cell office:value-type="float" office:value="369381.998685173" calcext:value-type="float">
            <text:p>369381.998685173</text:p>
          </table:table-cell>
          <table:table-cell office:value-type="float" office:value="3280342.79093364" calcext:value-type="float">
            <text:p>3280342.79093364</text:p>
          </table:table-cell>
          <table:table-cell table:number-columns-repeated="23"/>
        </table:table-row>
        <table:table-row table:style-name="ro1">
          <table:table-cell office:value-type="float" office:value="369378.889547957" calcext:value-type="float">
            <text:p>369378.889547957</text:p>
          </table:table-cell>
          <table:table-cell office:value-type="float" office:value="3280366.95323511" calcext:value-type="float">
            <text:p>3280366.95323511</text:p>
          </table:table-cell>
          <table:table-cell table:number-columns-repeated="4"/>
          <table:table-cell office:value-type="float" office:value="369381.998685173" calcext:value-type="float">
            <text:p>369381.998685173</text:p>
          </table:table-cell>
          <table:table-cell office:value-type="float" office:value="3280343.13729423" calcext:value-type="float">
            <text:p>3280343.13729423</text:p>
          </table:table-cell>
          <table:table-cell table:number-columns-repeated="23"/>
        </table:table-row>
        <table:table-row table:style-name="ro1">
          <table:table-cell office:value-type="float" office:value="369378.889547957" calcext:value-type="float">
            <text:p>369378.889547957</text:p>
          </table:table-cell>
          <table:table-cell office:value-type="float" office:value="3280367.15351164" calcext:value-type="float">
            <text:p>3280367.15351164</text:p>
          </table:table-cell>
          <table:table-cell table:number-columns-repeated="4"/>
          <table:table-cell office:value-type="float" office:value="369381.998685173" calcext:value-type="float">
            <text:p>369381.998685173</text:p>
          </table:table-cell>
          <table:table-cell office:value-type="float" office:value="3280343.50957296" calcext:value-type="float">
            <text:p>3280343.50957296</text:p>
          </table:table-cell>
          <table:table-cell table:number-columns-repeated="23"/>
        </table:table-row>
        <table:table-row table:style-name="ro1">
          <table:table-cell office:value-type="float" office:value="369374.862622618" calcext:value-type="float">
            <text:p>369374.862622618</text:p>
          </table:table-cell>
          <table:table-cell office:value-type="float" office:value="3280369.91281705" calcext:value-type="float">
            <text:p>3280369.91281705</text:p>
          </table:table-cell>
          <table:table-cell table:number-columns-repeated="4"/>
          <table:table-cell office:value-type="float" office:value="369381.998685173" calcext:value-type="float">
            <text:p>369381.998685173</text:p>
          </table:table-cell>
          <table:table-cell office:value-type="float" office:value="3280343.80880966" calcext:value-type="float">
            <text:p>3280343.80880966</text:p>
          </table:table-cell>
          <table:table-cell table:number-columns-repeated="23"/>
        </table:table-row>
        <table:table-row table:style-name="ro1">
          <table:table-cell office:value-type="float" office:value="369374.862622618" calcext:value-type="float">
            <text:p>369374.862622618</text:p>
          </table:table-cell>
          <table:table-cell office:value-type="float" office:value="3280370.17199845" calcext:value-type="float">
            <text:p>3280370.17199845</text:p>
          </table:table-cell>
          <table:table-cell table:number-columns-repeated="4"/>
          <table:table-cell office:value-type="float" office:value="369382.989945941" calcext:value-type="float">
            <text:p>369382.989945941</text:p>
          </table:table-cell>
          <table:table-cell office:value-type="float" office:value="3280344.44451036" calcext:value-type="float">
            <text:p>3280344.44451036</text:p>
          </table:table-cell>
          <table:table-cell table:number-columns-repeated="23"/>
        </table:table-row>
        <table:table-row table:style-name="ro1">
          <table:table-cell office:value-type="float" office:value="369374.862622618" calcext:value-type="float">
            <text:p>369374.862622618</text:p>
          </table:table-cell>
          <table:table-cell office:value-type="float" office:value="3280370.3652064" calcext:value-type="float">
            <text:p>3280370.3652064</text:p>
          </table:table-cell>
          <table:table-cell table:number-columns-repeated="4"/>
          <table:table-cell office:value-type="float" office:value="369382.989945941" calcext:value-type="float">
            <text:p>369382.989945941</text:p>
          </table:table-cell>
          <table:table-cell office:value-type="float" office:value="3280344.78851476" calcext:value-type="float">
            <text:p>3280344.78851476</text:p>
          </table:table-cell>
          <table:table-cell table:number-columns-repeated="23"/>
        </table:table-row>
        <table:table-row table:style-name="ro1">
          <table:table-cell office:value-type="float" office:value="369374.862622618" calcext:value-type="float">
            <text:p>369374.862622618</text:p>
          </table:table-cell>
          <table:table-cell office:value-type="float" office:value="3280371.03200944" calcext:value-type="float">
            <text:p>3280371.03200944</text:p>
          </table:table-cell>
          <table:table-cell table:number-columns-repeated="4"/>
          <table:table-cell office:value-type="float" office:value="369382.989945941" calcext:value-type="float">
            <text:p>369382.989945941</text:p>
          </table:table-cell>
          <table:table-cell office:value-type="float" office:value="3280345.0241342" calcext:value-type="float">
            <text:p>3280345.0241342</text:p>
          </table:table-cell>
          <table:table-cell table:number-columns-repeated="23"/>
        </table:table-row>
        <table:table-row table:style-name="ro1">
          <table:table-cell office:value-type="float" office:value="369374.862622618" calcext:value-type="float">
            <text:p>369374.862622618</text:p>
          </table:table-cell>
          <table:table-cell office:value-type="float" office:value="3280371.2605603" calcext:value-type="float">
            <text:p>3280371.2605603</text:p>
          </table:table-cell>
          <table:table-cell table:number-columns-repeated="4"/>
          <table:table-cell office:value-type="float" office:value="369382.989945941" calcext:value-type="float">
            <text:p>369382.989945941</text:p>
          </table:table-cell>
          <table:table-cell office:value-type="float" office:value="3280345.35635763" calcext:value-type="float">
            <text:p>3280345.35635763</text:p>
          </table:table-cell>
          <table:table-cell table:number-columns-repeated="23"/>
        </table:table-row>
        <table:table-row table:style-name="ro1">
          <table:table-cell office:value-type="float" office:value="369374.862622618" calcext:value-type="float">
            <text:p>369374.862622618</text:p>
          </table:table-cell>
          <table:table-cell office:value-type="float" office:value="3280371.3453833" calcext:value-type="float">
            <text:p>3280371.3453833</text:p>
          </table:table-cell>
          <table:table-cell table:number-columns-repeated="4"/>
          <table:table-cell office:value-type="float" office:value="369382.989945941" calcext:value-type="float">
            <text:p>369382.989945941</text:p>
          </table:table-cell>
          <table:table-cell office:value-type="float" office:value="3280345.80874697" calcext:value-type="float">
            <text:p>3280345.80874697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8.09792204" calcext:value-type="float">
            <text:p>3280368.09792204</text:p>
          </table:table-cell>
          <table:table-cell table:number-columns-repeated="4"/>
          <table:table-cell office:value-type="float" office:value="369383.299720314" calcext:value-type="float">
            <text:p>369383.299720314</text:p>
          </table:table-cell>
          <table:table-cell office:value-type="float" office:value="3280346.11282089" calcext:value-type="float">
            <text:p>3280346.11282089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8.86839764" calcext:value-type="float">
            <text:p>3280368.86839764</text:p>
          </table:table-cell>
          <table:table-cell table:number-columns-repeated="4"/>
          <table:table-cell office:value-type="float" office:value="369383.299720314" calcext:value-type="float">
            <text:p>369383.299720314</text:p>
          </table:table-cell>
          <table:table-cell office:value-type="float" office:value="3280346.44268812" calcext:value-type="float">
            <text:p>3280346.44268812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8.95086444" calcext:value-type="float">
            <text:p>3280368.95086444</text:p>
          </table:table-cell>
          <table:table-cell table:number-columns-repeated="4"/>
          <table:table-cell office:value-type="float" office:value="369383.299720314" calcext:value-type="float">
            <text:p>369383.299720314</text:p>
          </table:table-cell>
          <table:table-cell office:value-type="float" office:value="3280346.96105091" calcext:value-type="float">
            <text:p>3280346.96105091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9.33256795" calcext:value-type="float">
            <text:p>3280369.33256795</text:p>
          </table:table-cell>
          <table:table-cell table:number-columns-repeated="4"/>
          <table:table-cell office:value-type="float" office:value="369383.299720314" calcext:value-type="float">
            <text:p>369383.299720314</text:p>
          </table:table-cell>
          <table:table-cell office:value-type="float" office:value="3280347.26735619" calcext:value-type="float">
            <text:p>3280347.26735619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9.6530104" calcext:value-type="float">
            <text:p>3280369.6530104</text:p>
          </table:table-cell>
          <table:table-cell table:number-columns-repeated="4"/>
          <table:table-cell office:value-type="float" office:value="369383.299720314" calcext:value-type="float">
            <text:p>369383.299720314</text:p>
          </table:table-cell>
          <table:table-cell office:value-type="float" office:value="3280347.62078537" calcext:value-type="float">
            <text:p>3280347.62078537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9.6954219" calcext:value-type="float">
            <text:p>3280369.6954219</text:p>
          </table:table-cell>
          <table:table-cell table:number-columns-repeated="4"/>
          <table:table-cell office:value-type="float" office:value="369383.299720314" calcext:value-type="float">
            <text:p>369383.299720314</text:p>
          </table:table-cell>
          <table:table-cell office:value-type="float" office:value="3280347.64434731" calcext:value-type="float">
            <text:p>3280347.64434731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9.6954219" calcext:value-type="float">
            <text:p>3280369.6954219</text:p>
          </table:table-cell>
          <table:table-cell table:number-columns-repeated="4"/>
          <table:table-cell office:value-type="float" office:value="369384.75820289" calcext:value-type="float">
            <text:p>369384.75820289</text:p>
          </table:table-cell>
          <table:table-cell office:value-type="float" office:value="3280346.77486988" calcext:value-type="float">
            <text:p>3280346.77486988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8.04372956" calcext:value-type="float">
            <text:p>3280368.04372956</text:p>
          </table:table-cell>
          <table:table-cell table:number-columns-repeated="4"/>
          <table:table-cell office:value-type="float" office:value="369384.75820289" calcext:value-type="float">
            <text:p>369384.75820289</text:p>
          </table:table-cell>
          <table:table-cell office:value-type="float" office:value="3280347.26731453" calcext:value-type="float">
            <text:p>3280347.26731453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8.04372956" calcext:value-type="float">
            <text:p>3280368.04372956</text:p>
          </table:table-cell>
          <table:table-cell table:number-columns-repeated="4"/>
          <table:table-cell office:value-type="float" office:value="369384.75820289" calcext:value-type="float">
            <text:p>369384.75820289</text:p>
          </table:table-cell>
          <table:table-cell office:value-type="float" office:value="3280347.39926142" calcext:value-type="float">
            <text:p>3280347.39926142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8.04372956" calcext:value-type="float">
            <text:p>3280368.04372956</text:p>
          </table:table-cell>
          <table:table-cell table:number-columns-repeated="4"/>
          <table:table-cell office:value-type="float" office:value="369384.75820289" calcext:value-type="float">
            <text:p>369384.75820289</text:p>
          </table:table-cell>
          <table:table-cell office:value-type="float" office:value="3280347.52885212" calcext:value-type="float">
            <text:p>3280347.52885212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8.04372956" calcext:value-type="float">
            <text:p>3280368.04372956</text:p>
          </table:table-cell>
          <table:table-cell table:number-columns-repeated="4"/>
          <table:table-cell office:value-type="float" office:value="369384.254825222" calcext:value-type="float">
            <text:p>369384.254825222</text:p>
          </table:table-cell>
          <table:table-cell office:value-type="float" office:value="3280344.91325106" calcext:value-type="float">
            <text:p>3280344.91325106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8.04372956" calcext:value-type="float">
            <text:p>3280368.04372956</text:p>
          </table:table-cell>
          <table:table-cell table:number-columns-repeated="4"/>
          <table:table-cell office:value-type="float" office:value="369384.254825222" calcext:value-type="float">
            <text:p>369384.254825222</text:p>
          </table:table-cell>
          <table:table-cell office:value-type="float" office:value="3280344.99571787" calcext:value-type="float">
            <text:p>3280344.99571787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8.04372956" calcext:value-type="float">
            <text:p>3280368.04372956</text:p>
          </table:table-cell>
          <table:table-cell table:number-columns-repeated="4"/>
          <table:table-cell office:value-type="float" office:value="369384.254825222" calcext:value-type="float">
            <text:p>369384.254825222</text:p>
          </table:table-cell>
          <table:table-cell office:value-type="float" office:value="3280345.02634839" calcext:value-type="float">
            <text:p>3280345.02634839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8.04372956" calcext:value-type="float">
            <text:p>3280368.04372956</text:p>
          </table:table-cell>
          <table:table-cell table:number-columns-repeated="4"/>
          <table:table-cell office:value-type="float" office:value="369384.254825222" calcext:value-type="float">
            <text:p>369384.254825222</text:p>
          </table:table-cell>
          <table:table-cell office:value-type="float" office:value="3280345.12059617" calcext:value-type="float">
            <text:p>3280345.12059617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8.04372956" calcext:value-type="float">
            <text:p>3280368.04372956</text:p>
          </table:table-cell>
          <table:table-cell table:number-columns-repeated="4"/>
          <table:table-cell office:value-type="float" office:value="369384.254825222" calcext:value-type="float">
            <text:p>369384.254825222</text:p>
          </table:table-cell>
          <table:table-cell office:value-type="float" office:value="3280345.17714484" calcext:value-type="float">
            <text:p>3280345.17714484</text:p>
          </table:table-cell>
          <table:table-cell table:number-columns-repeated="23"/>
        </table:table-row>
        <table:table-row table:style-name="ro1">
          <table:table-cell office:value-type="float" office:value="369373.584831782" calcext:value-type="float">
            <text:p>369373.584831782</text:p>
          </table:table-cell>
          <table:table-cell office:value-type="float" office:value="3280368.04372956" calcext:value-type="float">
            <text:p>3280368.04372956</text:p>
          </table:table-cell>
          <table:table-cell table:number-columns-repeated="4"/>
          <table:table-cell office:value-type="float" office:value="369384.254825222" calcext:value-type="float">
            <text:p>369384.254825222</text:p>
          </table:table-cell>
          <table:table-cell office:value-type="float" office:value="3280345.25254307" calcext:value-type="float">
            <text:p>3280345.25254307</text:p>
          </table:table-cell>
          <table:table-cell table:number-columns-repeated="23"/>
        </table:table-row>
        <table:table-row table:style-name="ro1">
          <table:table-cell office:value-type="float" office:value="369376.179054137" calcext:value-type="float">
            <text:p>369376.179054137</text:p>
          </table:table-cell>
          <table:table-cell office:value-type="float" office:value="3280358.03145805" calcext:value-type="float">
            <text:p>3280358.03145805</text:p>
          </table:table-cell>
          <table:table-cell table:number-columns-repeated="4"/>
          <table:table-cell office:value-type="float" office:value="369384.254825222" calcext:value-type="float">
            <text:p>369384.254825222</text:p>
          </table:table-cell>
          <table:table-cell office:value-type="float" office:value="3280345.30909173" calcext:value-type="float">
            <text:p>3280345.30909173</text:p>
          </table:table-cell>
          <table:table-cell table:number-columns-repeated="23"/>
        </table:table-row>
        <table:table-row table:style-name="ro1">
          <table:table-cell office:value-type="float" office:value="369376.179054137" calcext:value-type="float">
            <text:p>369376.179054137</text:p>
          </table:table-cell>
          <table:table-cell office:value-type="float" office:value="3280358.03145805" calcext:value-type="float">
            <text:p>3280358.03145805</text:p>
          </table:table-cell>
          <table:table-cell table:number-columns-repeated="4"/>
          <table:table-cell office:value-type="float" office:value="369384.254825222" calcext:value-type="float">
            <text:p>369384.254825222</text:p>
          </table:table-cell>
          <table:table-cell office:value-type="float" office:value="3280345.30202315" calcext:value-type="float">
            <text:p>3280345.30202315</text:p>
          </table:table-cell>
          <table:table-cell table:number-columns-repeated="23"/>
        </table:table-row>
        <table:table-row table:style-name="ro1">
          <table:table-cell office:value-type="float" office:value="369376.179054137" calcext:value-type="float">
            <text:p>369376.179054137</text:p>
          </table:table-cell>
          <table:table-cell office:value-type="float" office:value="3280358.03145805" calcext:value-type="float">
            <text:p>3280358.03145805</text:p>
          </table:table-cell>
          <table:table-cell table:number-columns-repeated="4"/>
          <table:table-cell office:value-type="float" office:value="369386.145666992" calcext:value-type="float">
            <text:p>369386.145666992</text:p>
          </table:table-cell>
          <table:table-cell office:value-type="float" office:value="3280341.19820267" calcext:value-type="float">
            <text:p>3280341.19820267</text:p>
          </table:table-cell>
          <table:table-cell table:number-columns-repeated="23"/>
        </table:table-row>
        <table:table-row table:style-name="ro1">
          <table:table-cell office:value-type="float" office:value="369376.179054137" calcext:value-type="float">
            <text:p>369376.179054137</text:p>
          </table:table-cell>
          <table:table-cell office:value-type="float" office:value="3280358.02910186" calcext:value-type="float">
            <text:p>3280358.02910186</text:p>
          </table:table-cell>
          <table:table-cell table:number-columns-repeated="4"/>
          <table:table-cell office:value-type="float" office:value="369386.145666992" calcext:value-type="float">
            <text:p>369386.145666992</text:p>
          </table:table-cell>
          <table:table-cell office:value-type="float" office:value="3280341.3984792" calcext:value-type="float">
            <text:p>3280341.3984792</text:p>
          </table:table-cell>
          <table:table-cell table:number-columns-repeated="23"/>
        </table:table-row>
        <table:table-row table:style-name="ro1">
          <table:table-cell office:value-type="float" office:value="369376.179054137" calcext:value-type="float">
            <text:p>369376.179054137</text:p>
          </table:table-cell>
          <table:table-cell office:value-type="float" office:value="3280358.05266381" calcext:value-type="float">
            <text:p>3280358.05266381</text:p>
          </table:table-cell>
          <table:table-cell table:number-columns-repeated="4"/>
          <table:table-cell office:value-type="float" office:value="369386.145666992" calcext:value-type="float">
            <text:p>369386.145666992</text:p>
          </table:table-cell>
          <table:table-cell office:value-type="float" office:value="3280341.40790398" calcext:value-type="float">
            <text:p>3280341.40790398</text:p>
          </table:table-cell>
          <table:table-cell table:number-columns-repeated="23"/>
        </table:table-row>
        <table:table-row table:style-name="ro1">
          <table:table-cell office:value-type="float" office:value="369376.179054137" calcext:value-type="float">
            <text:p>369376.179054137</text:p>
          </table:table-cell>
          <table:table-cell office:value-type="float" office:value="3280358.24351556" calcext:value-type="float">
            <text:p>3280358.24351556</text:p>
          </table:table-cell>
          <table:table-cell table:number-columns-repeated="4"/>
          <table:table-cell office:value-type="float" office:value="369385.861717828" calcext:value-type="float">
            <text:p>369385.861717828</text:p>
          </table:table-cell>
          <table:table-cell office:value-type="float" office:value="3280341.51534447" calcext:value-type="float">
            <text:p>3280341.51534447</text:p>
          </table:table-cell>
          <table:table-cell table:number-columns-repeated="23"/>
        </table:table-row>
        <table:table-row table:style-name="ro1">
          <table:table-cell office:value-type="float" office:value="369376.179054137" calcext:value-type="float">
            <text:p>369376.179054137</text:p>
          </table:table-cell>
          <table:table-cell office:value-type="float" office:value="3280358.27178989" calcext:value-type="float">
            <text:p>3280358.27178989</text:p>
          </table:table-cell>
          <table:table-cell table:number-columns-repeated="4"/>
          <table:table-cell office:value-type="float" office:value="369385.861717828" calcext:value-type="float">
            <text:p>369385.861717828</text:p>
          </table:table-cell>
          <table:table-cell office:value-type="float" office:value="3280341.51534447" calcext:value-type="float">
            <text:p>3280341.51534447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5.861717828" calcext:value-type="float">
            <text:p>369385.861717828</text:p>
          </table:table-cell>
          <table:table-cell office:value-type="float" office:value="3280341.51770067" calcext:value-type="float">
            <text:p>3280341.51770067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5.861717828" calcext:value-type="float">
            <text:p>369385.861717828</text:p>
          </table:table-cell>
          <table:table-cell office:value-type="float" office:value="3280341.51770067" calcext:value-type="float">
            <text:p>3280341.51770067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5.861717828" calcext:value-type="float">
            <text:p>369385.861717828</text:p>
          </table:table-cell>
          <table:table-cell office:value-type="float" office:value="3280341.545975" calcext:value-type="float">
            <text:p>3280341.545975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5.861717828" calcext:value-type="float">
            <text:p>369385.861717828</text:p>
          </table:table-cell>
          <table:table-cell office:value-type="float" office:value="3280341.73211437" calcext:value-type="float">
            <text:p>3280341.73211437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5.861717828" calcext:value-type="float">
            <text:p>369385.861717828</text:p>
          </table:table-cell>
          <table:table-cell office:value-type="float" office:value="3280341.73211437" calcext:value-type="float">
            <text:p>3280341.73211437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5.861717828" calcext:value-type="float">
            <text:p>369385.861717828</text:p>
          </table:table-cell>
          <table:table-cell office:value-type="float" office:value="3280341.73211437" calcext:value-type="float">
            <text:p>3280341.73211437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5.861717828" calcext:value-type="float">
            <text:p>369385.861717828</text:p>
          </table:table-cell>
          <table:table-cell office:value-type="float" office:value="3280341.81693737" calcext:value-type="float">
            <text:p>3280341.81693737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5.861717828" calcext:value-type="float">
            <text:p>369385.861717828</text:p>
          </table:table-cell>
          <table:table-cell office:value-type="float" office:value="3280341.91354134" calcext:value-type="float">
            <text:p>3280341.91354134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5.861717828" calcext:value-type="float">
            <text:p>369385.861717828</text:p>
          </table:table-cell>
          <table:table-cell office:value-type="float" office:value="3280341.90176037" calcext:value-type="float">
            <text:p>3280341.90176037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4.880787388" calcext:value-type="float">
            <text:p>369384.880787388</text:p>
          </table:table-cell>
          <table:table-cell office:value-type="float" office:value="3280340.41844407" calcext:value-type="float">
            <text:p>3280340.41844407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4.880787388" calcext:value-type="float">
            <text:p>369384.880787388</text:p>
          </table:table-cell>
          <table:table-cell office:value-type="float" office:value="3280340.41373168" calcext:value-type="float">
            <text:p>3280340.41373168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4.880787388" calcext:value-type="float">
            <text:p>369384.880787388</text:p>
          </table:table-cell>
          <table:table-cell office:value-type="float" office:value="3280340.42080027" calcext:value-type="float">
            <text:p>3280340.42080027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4.880787388" calcext:value-type="float">
            <text:p>369384.880787388</text:p>
          </table:table-cell>
          <table:table-cell office:value-type="float" office:value="3280340.43729363" calcext:value-type="float">
            <text:p>3280340.43729363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4.880787388" calcext:value-type="float">
            <text:p>369384.880787388</text:p>
          </table:table-cell>
          <table:table-cell office:value-type="float" office:value="3280340.43729363" calcext:value-type="float">
            <text:p>3280340.43729363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4.880787388" calcext:value-type="float">
            <text:p>369384.880787388</text:p>
          </table:table-cell>
          <table:table-cell office:value-type="float" office:value="3280340.43729363" calcext:value-type="float">
            <text:p>3280340.43729363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4.880787388" calcext:value-type="float">
            <text:p>369384.880787388</text:p>
          </table:table-cell>
          <table:table-cell office:value-type="float" office:value="3280340.43729363" calcext:value-type="float">
            <text:p>3280340.43729363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4.880787388" calcext:value-type="float">
            <text:p>369384.880787388</text:p>
          </table:table-cell>
          <table:table-cell office:value-type="float" office:value="3280340.43729363" calcext:value-type="float">
            <text:p>3280340.43729363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4.880787388" calcext:value-type="float">
            <text:p>369384.880787388</text:p>
          </table:table-cell>
          <table:table-cell office:value-type="float" office:value="3280340.43729363" calcext:value-type="float">
            <text:p>3280340.43729363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4.880787388" calcext:value-type="float">
            <text:p>369384.880787388</text:p>
          </table:table-cell>
          <table:table-cell office:value-type="float" office:value="3280340.43729363" calcext:value-type="float">
            <text:p>3280340.43729363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2.503354549" calcext:value-type="float">
            <text:p>369382.503354549</text:p>
          </table:table-cell>
          <table:table-cell office:value-type="float" office:value="3280344.10363589" calcext:value-type="float">
            <text:p>3280344.10363589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2.503354549" calcext:value-type="float">
            <text:p>369382.503354549</text:p>
          </table:table-cell>
          <table:table-cell office:value-type="float" office:value="3280344.10363589" calcext:value-type="float">
            <text:p>3280344.10363589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2.503354549" calcext:value-type="float">
            <text:p>369382.503354549</text:p>
          </table:table-cell>
          <table:table-cell office:value-type="float" office:value="3280344.15782836" calcext:value-type="float">
            <text:p>3280344.15782836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2.503354549" calcext:value-type="float">
            <text:p>369382.503354549</text:p>
          </table:table-cell>
          <table:table-cell office:value-type="float" office:value="3280344.16489694" calcext:value-type="float">
            <text:p>3280344.16489694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2.503354549" calcext:value-type="float">
            <text:p>369382.503354549</text:p>
          </table:table-cell>
          <table:table-cell office:value-type="float" office:value="3280344.26150092" calcext:value-type="float">
            <text:p>3280344.26150092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0.298865972" calcext:value-type="float">
            <text:p>369380.298865972</text:p>
          </table:table-cell>
          <table:table-cell office:value-type="float" office:value="3280346.01348472" calcext:value-type="float">
            <text:p>3280346.01348472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0.298865972" calcext:value-type="float">
            <text:p>369380.298865972</text:p>
          </table:table-cell>
          <table:table-cell office:value-type="float" office:value="3280346.0205533" calcext:value-type="float">
            <text:p>3280346.0205533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0.298865972" calcext:value-type="float">
            <text:p>369380.298865972</text:p>
          </table:table-cell>
          <table:table-cell office:value-type="float" office:value="3280346.00641614" calcext:value-type="float">
            <text:p>3280346.00641614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0.298865972" calcext:value-type="float">
            <text:p>369380.298865972</text:p>
          </table:table-cell>
          <table:table-cell office:value-type="float" office:value="3280346.02762189" calcext:value-type="float">
            <text:p>3280346.02762189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8417325" calcext:value-type="float">
            <text:p>3280355.48417325</text:p>
          </table:table-cell>
          <table:table-cell table:number-columns-repeated="4"/>
          <table:table-cell office:value-type="float" office:value="369380.298865972" calcext:value-type="float">
            <text:p>369380.298865972</text:p>
          </table:table-cell>
          <table:table-cell office:value-type="float" office:value="3280346.0229095" calcext:value-type="float">
            <text:p>3280346.0229095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4229122" calcext:value-type="float">
            <text:p>3280355.4229122</text:p>
          </table:table-cell>
          <table:table-cell table:number-columns-repeated="4"/>
          <table:table-cell office:value-type="float" office:value="369380.298865972" calcext:value-type="float">
            <text:p>369380.298865972</text:p>
          </table:table-cell>
          <table:table-cell office:value-type="float" office:value="3280346.06767719" calcext:value-type="float">
            <text:p>3280346.06767719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22027947" calcext:value-type="float">
            <text:p>3280355.22027947</text:p>
          </table:table-cell>
          <table:table-cell table:number-columns-repeated="4"/>
          <table:table-cell office:value-type="float" office:value="369380.298865972" calcext:value-type="float">
            <text:p>369380.298865972</text:p>
          </table:table-cell>
          <table:table-cell office:value-type="float" office:value="3280346.12658206" calcext:value-type="float">
            <text:p>3280346.12658206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25091" calcext:value-type="float">
            <text:p>3280355.25091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16649508" calcext:value-type="float">
            <text:p>3280345.16649508</text:p>
          </table:table-cell>
          <table:table-cell table:number-columns-repeated="23"/>
        </table:table-row>
        <table:table-row table:style-name="ro1">
          <table:table-cell office:value-type="float" office:value="369376.826964858" calcext:value-type="float">
            <text:p>369376.826964858</text:p>
          </table:table-cell>
          <table:table-cell office:value-type="float" office:value="3280355.21792328" calcext:value-type="float">
            <text:p>3280355.21792328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16649508" calcext:value-type="float">
            <text:p>3280345.16649508</text:p>
          </table:table-cell>
          <table:table-cell table:number-columns-repeated="23"/>
        </table:table-row>
        <table:table-row table:style-name="ro1">
          <table:table-cell office:value-type="float" office:value="369376.439709224" calcext:value-type="float">
            <text:p>369376.439709224</text:p>
          </table:table-cell>
          <table:table-cell office:value-type="float" office:value="3280347.03954977" calcext:value-type="float">
            <text:p>3280347.03954977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18298844" calcext:value-type="float">
            <text:p>3280345.18298844</text:p>
          </table:table-cell>
          <table:table-cell table:number-columns-repeated="23"/>
        </table:table-row>
        <table:table-row table:style-name="ro1">
          <table:table-cell office:value-type="float" office:value="369376.439709224" calcext:value-type="float">
            <text:p>369376.439709224</text:p>
          </table:table-cell>
          <table:table-cell office:value-type="float" office:value="3280347.04426215" calcext:value-type="float">
            <text:p>3280347.04426215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18298844" calcext:value-type="float">
            <text:p>3280345.18298844</text:p>
          </table:table-cell>
          <table:table-cell table:number-columns-repeated="23"/>
        </table:table-row>
        <table:table-row table:style-name="ro1">
          <table:table-cell office:value-type="float" office:value="369376.439709224" calcext:value-type="float">
            <text:p>369376.439709224</text:p>
          </table:table-cell>
          <table:table-cell office:value-type="float" office:value="3280347.04426215" calcext:value-type="float">
            <text:p>3280347.04426215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23482472" calcext:value-type="float">
            <text:p>3280345.23482472</text:p>
          </table:table-cell>
          <table:table-cell table:number-columns-repeated="23"/>
        </table:table-row>
        <table:table-row table:style-name="ro1">
          <table:table-cell office:value-type="float" office:value="369376.259019156" calcext:value-type="float">
            <text:p>369376.259019156</text:p>
          </table:table-cell>
          <table:table-cell office:value-type="float" office:value="3280348.27722005" calcext:value-type="float">
            <text:p>3280348.27722005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23482472" calcext:value-type="float">
            <text:p>3280345.23482472</text:p>
          </table:table-cell>
          <table:table-cell table:number-columns-repeated="23"/>
        </table:table-row>
        <table:table-row table:style-name="ro1">
          <table:table-cell office:value-type="float" office:value="369376.259019156" calcext:value-type="float">
            <text:p>369376.259019156</text:p>
          </table:table-cell>
          <table:table-cell office:value-type="float" office:value="3280348.27722005" calcext:value-type="float">
            <text:p>3280348.27722005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23246852" calcext:value-type="float">
            <text:p>3280345.23246852</text:p>
          </table:table-cell>
          <table:table-cell table:number-columns-repeated="23"/>
        </table:table-row>
        <table:table-row table:style-name="ro1">
          <table:table-cell office:value-type="float" office:value="369376.259019156" calcext:value-type="float">
            <text:p>369376.259019156</text:p>
          </table:table-cell>
          <table:table-cell office:value-type="float" office:value="3280348.27722005" calcext:value-type="float">
            <text:p>3280348.27722005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23246852" calcext:value-type="float">
            <text:p>3280345.23246852</text:p>
          </table:table-cell>
          <table:table-cell table:number-columns-repeated="23"/>
        </table:table-row>
        <table:table-row table:style-name="ro1">
          <table:table-cell office:value-type="float" office:value="369376.259019156" calcext:value-type="float">
            <text:p>369376.259019156</text:p>
          </table:table-cell>
          <table:table-cell office:value-type="float" office:value="3280348.27722005" calcext:value-type="float">
            <text:p>3280348.27722005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26309905" calcext:value-type="float">
            <text:p>3280345.26309905</text:p>
          </table:table-cell>
          <table:table-cell table:number-columns-repeated="23"/>
        </table:table-row>
        <table:table-row table:style-name="ro1">
          <table:table-cell office:value-type="float" office:value="369376.259019156" calcext:value-type="float">
            <text:p>369376.259019156</text:p>
          </table:table-cell>
          <table:table-cell office:value-type="float" office:value="3280348.27722005" calcext:value-type="float">
            <text:p>3280348.27722005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26309905" calcext:value-type="float">
            <text:p>3280345.26309905</text:p>
          </table:table-cell>
          <table:table-cell table:number-columns-repeated="23"/>
        </table:table-row>
        <table:table-row table:style-name="ro1">
          <table:table-cell office:value-type="float" office:value="369376.259019156" calcext:value-type="float">
            <text:p>369376.259019156</text:p>
          </table:table-cell>
          <table:table-cell office:value-type="float" office:value="3280348.27722005" calcext:value-type="float">
            <text:p>3280348.27722005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27959241" calcext:value-type="float">
            <text:p>3280345.27959241</text:p>
          </table:table-cell>
          <table:table-cell table:number-columns-repeated="23"/>
        </table:table-row>
        <table:table-row table:style-name="ro1">
          <table:table-cell office:value-type="float" office:value="369378.178266652" calcext:value-type="float">
            <text:p>369378.178266652</text:p>
          </table:table-cell>
          <table:table-cell office:value-type="float" office:value="3280346.81402627" calcext:value-type="float">
            <text:p>3280346.81402627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26545524" calcext:value-type="float">
            <text:p>3280345.26545524</text:p>
          </table:table-cell>
          <table:table-cell table:number-columns-repeated="23"/>
        </table:table-row>
        <table:table-row table:style-name="ro1">
          <table:table-cell office:value-type="float" office:value="369378.178266652" calcext:value-type="float">
            <text:p>369378.178266652</text:p>
          </table:table-cell>
          <table:table-cell office:value-type="float" office:value="3280346.81402627" calcext:value-type="float">
            <text:p>3280346.81402627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32436011" calcext:value-type="float">
            <text:p>3280345.32436011</text:p>
          </table:table-cell>
          <table:table-cell table:number-columns-repeated="23"/>
        </table:table-row>
        <table:table-row table:style-name="ro1">
          <table:table-cell office:value-type="float" office:value="369378.178266652" calcext:value-type="float">
            <text:p>369378.178266652</text:p>
          </table:table-cell>
          <table:table-cell office:value-type="float" office:value="3280346.81402627" calcext:value-type="float">
            <text:p>3280346.81402627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32436011" calcext:value-type="float">
            <text:p>3280345.32436011</text:p>
          </table:table-cell>
          <table:table-cell table:number-columns-repeated="23"/>
        </table:table-row>
        <table:table-row table:style-name="ro1">
          <table:table-cell office:value-type="float" office:value="369378.178266652" calcext:value-type="float">
            <text:p>369378.178266652</text:p>
          </table:table-cell>
          <table:table-cell office:value-type="float" office:value="3280346.7975329" calcext:value-type="float">
            <text:p>3280346.7975329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2819486" calcext:value-type="float">
            <text:p>3280345.2819486</text:p>
          </table:table-cell>
          <table:table-cell table:number-columns-repeated="23"/>
        </table:table-row>
        <table:table-row table:style-name="ro1">
          <table:table-cell office:value-type="float" office:value="369378.947515368" calcext:value-type="float">
            <text:p>369378.947515368</text:p>
          </table:table-cell>
          <table:table-cell office:value-type="float" office:value="3280346.34994945" calcext:value-type="float">
            <text:p>3280346.34994945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38562116" calcext:value-type="float">
            <text:p>3280345.38562116</text:p>
          </table:table-cell>
          <table:table-cell table:number-columns-repeated="23"/>
        </table:table-row>
        <table:table-row table:style-name="ro1">
          <table:table-cell office:value-type="float" office:value="369378.947515368" calcext:value-type="float">
            <text:p>369378.947515368</text:p>
          </table:table-cell>
          <table:table-cell office:value-type="float" office:value="3280346.32167511" calcext:value-type="float">
            <text:p>3280346.32167511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31493533" calcext:value-type="float">
            <text:p>3280345.31493533</text:p>
          </table:table-cell>
          <table:table-cell table:number-columns-repeated="23"/>
        </table:table-row>
        <table:table-row table:style-name="ro1">
          <table:table-cell office:value-type="float" office:value="369378.947515368" calcext:value-type="float">
            <text:p>369378.947515368</text:p>
          </table:table-cell>
          <table:table-cell office:value-type="float" office:value="3280346.33109989" calcext:value-type="float">
            <text:p>3280346.33109989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31493533" calcext:value-type="float">
            <text:p>3280345.31493533</text:p>
          </table:table-cell>
          <table:table-cell table:number-columns-repeated="23"/>
        </table:table-row>
        <table:table-row table:style-name="ro1">
          <table:table-cell office:value-type="float" office:value="369378.947515368" calcext:value-type="float">
            <text:p>369378.947515368</text:p>
          </table:table-cell>
          <table:table-cell office:value-type="float" office:value="3280346.33345609" calcext:value-type="float">
            <text:p>3280346.33345609</text:p>
          </table:table-cell>
          <table:table-cell table:number-columns-repeated="4"/>
          <table:table-cell office:value-type="float" office:value="369379.320517951" calcext:value-type="float">
            <text:p>369379.320517951</text:p>
          </table:table-cell>
          <table:table-cell office:value-type="float" office:value="3280345.40918311" calcext:value-type="float">
            <text:p>3280345.40918311</text:p>
          </table:table-cell>
          <table:table-cell table:number-columns-repeated="23"/>
        </table:table-row>
        <table:table-row table:style-name="ro1">
          <table:table-cell office:value-type="float" office:value="369378.848130985" calcext:value-type="float">
            <text:p>369378.848130985</text:p>
          </table:table-cell>
          <table:table-cell office:value-type="float" office:value="3280346.13886627" calcext:value-type="float">
            <text:p>3280346.13886627</text:p>
          </table:table-cell>
          <table:table-cell table:number-columns-repeated="4"/>
          <table:table-cell office:value-type="float" office:value="369379.101088187" calcext:value-type="float">
            <text:p>369379.101088187</text:p>
          </table:table-cell>
          <table:table-cell office:value-type="float" office:value="3280342.92411722" calcext:value-type="float">
            <text:p>3280342.92411722</text:p>
          </table:table-cell>
          <table:table-cell table:number-columns-repeated="23"/>
        </table:table-row>
        <table:table-row table:style-name="ro1">
          <table:table-cell office:value-type="float" office:value="369378.848130985" calcext:value-type="float">
            <text:p>369378.848130985</text:p>
          </table:table-cell>
          <table:table-cell office:value-type="float" office:value="3280346.13415388" calcext:value-type="float">
            <text:p>3280346.13415388</text:p>
          </table:table-cell>
          <table:table-cell table:number-columns-repeated="4"/>
          <table:table-cell office:value-type="float" office:value="369379.101088187" calcext:value-type="float">
            <text:p>369379.101088187</text:p>
          </table:table-cell>
          <table:table-cell office:value-type="float" office:value="3280342.91704863" calcext:value-type="float">
            <text:p>3280342.91704863</text:p>
          </table:table-cell>
          <table:table-cell table:number-columns-repeated="23"/>
        </table:table-row>
        <table:table-row table:style-name="ro1">
          <table:table-cell office:value-type="float" office:value="369378.848130985" calcext:value-type="float">
            <text:p>369378.848130985</text:p>
          </table:table-cell>
          <table:table-cell office:value-type="float" office:value="3280346.07524901" calcext:value-type="float">
            <text:p>3280346.07524901</text:p>
          </table:table-cell>
          <table:table-cell table:number-columns-repeated="4"/>
          <table:table-cell office:value-type="float" office:value="369379.101088187" calcext:value-type="float">
            <text:p>369379.101088187</text:p>
          </table:table-cell>
          <table:table-cell office:value-type="float" office:value="3280343.08905083" calcext:value-type="float">
            <text:p>3280343.08905083</text:p>
          </table:table-cell>
          <table:table-cell table:number-columns-repeated="23"/>
        </table:table-row>
        <table:table-row table:style-name="ro1">
          <table:table-cell office:value-type="float" office:value="369378.848130985" calcext:value-type="float">
            <text:p>369378.848130985</text:p>
          </table:table-cell>
          <table:table-cell office:value-type="float" office:value="3280346.11294813" calcext:value-type="float">
            <text:p>3280346.11294813</text:p>
          </table:table-cell>
          <table:table-cell table:number-columns-repeated="4"/>
          <table:table-cell office:value-type="float" office:value="369379.101088187" calcext:value-type="float">
            <text:p>369379.101088187</text:p>
          </table:table-cell>
          <table:table-cell office:value-type="float" office:value="3280343.06784508" calcext:value-type="float">
            <text:p>3280343.06784508</text:p>
          </table:table-cell>
          <table:table-cell table:number-columns-repeated="23"/>
        </table:table-row>
        <table:table-row table:style-name="ro1">
          <table:table-cell office:value-type="float" office:value="369378.848130985" calcext:value-type="float">
            <text:p>369378.848130985</text:p>
          </table:table-cell>
          <table:table-cell office:value-type="float" office:value="3280346.0399061" calcext:value-type="float">
            <text:p>3280346.0399061</text:p>
          </table:table-cell>
          <table:table-cell table:number-columns-repeated="4"/>
          <table:table-cell office:value-type="float" office:value="369379.101088187" calcext:value-type="float">
            <text:p>369379.101088187</text:p>
          </table:table-cell>
          <table:table-cell office:value-type="float" office:value="3280343.06784508" calcext:value-type="float">
            <text:p>3280343.06784508</text:p>
          </table:table-cell>
          <table:table-cell table:number-columns-repeated="23"/>
        </table:table-row>
        <table:table-row table:style-name="ro1">
          <table:table-cell office:value-type="float" office:value="369378.848130985" calcext:value-type="float">
            <text:p>369378.848130985</text:p>
          </table:table-cell>
          <table:table-cell office:value-type="float" office:value="3280346.05168707" calcext:value-type="float">
            <text:p>3280346.05168707</text:p>
          </table:table-cell>
          <table:table-cell table:number-columns-repeated="4"/>
          <table:table-cell office:value-type="float" office:value="369379.101088187" calcext:value-type="float">
            <text:p>369379.101088187</text:p>
          </table:table-cell>
          <table:table-cell office:value-type="float" office:value="3280343.07020128" calcext:value-type="float">
            <text:p>3280343.07020128</text:p>
          </table:table-cell>
          <table:table-cell table:number-columns-repeated="23"/>
        </table:table-row>
        <table:table-row table:style-name="ro1">
          <table:table-cell office:value-type="float" office:value="369378.848130985" calcext:value-type="float">
            <text:p>369378.848130985</text:p>
          </table:table-cell>
          <table:table-cell office:value-type="float" office:value="3280346.07053662" calcext:value-type="float">
            <text:p>3280346.07053662</text:p>
          </table:table-cell>
          <table:table-cell table:number-columns-repeated="4"/>
          <table:table-cell office:value-type="float" office:value="369379.101088187" calcext:value-type="float">
            <text:p>369379.101088187</text:p>
          </table:table-cell>
          <table:table-cell office:value-type="float" office:value="3280343.12674994" calcext:value-type="float">
            <text:p>3280343.12674994</text:p>
          </table:table-cell>
          <table:table-cell table:number-columns-repeated="23"/>
        </table:table-row>
        <table:table-row table:style-name="ro1">
          <table:table-cell office:value-type="float" office:value="369378.173101361" calcext:value-type="float">
            <text:p>369378.173101361</text:p>
          </table:table-cell>
          <table:table-cell office:value-type="float" office:value="3280346.26472561" calcext:value-type="float">
            <text:p>3280346.26472561</text:p>
          </table:table-cell>
          <table:table-cell table:number-columns-repeated="4"/>
          <table:table-cell office:value-type="float" office:value="369380.025201738" calcext:value-type="float">
            <text:p>369380.025201738</text:p>
          </table:table-cell>
          <table:table-cell office:value-type="float" office:value="3280339.25105501" calcext:value-type="float">
            <text:p>3280339.25105501</text:p>
          </table:table-cell>
          <table:table-cell table:number-columns-repeated="23"/>
        </table:table-row>
        <table:table-row table:style-name="ro1">
          <table:table-cell office:value-type="float" office:value="369378.173101361" calcext:value-type="float">
            <text:p>369378.173101361</text:p>
          </table:table-cell>
          <table:table-cell office:value-type="float" office:value="3280346.00790041" calcext:value-type="float">
            <text:p>3280346.00790041</text:p>
          </table:table-cell>
          <table:table-cell table:number-columns-repeated="4"/>
          <table:table-cell office:value-type="float" office:value="369380.025201738" calcext:value-type="float">
            <text:p>369380.025201738</text:p>
          </table:table-cell>
          <table:table-cell office:value-type="float" office:value="3280339.26754837" calcext:value-type="float">
            <text:p>3280339.26754837</text:p>
          </table:table-cell>
          <table:table-cell table:number-columns-repeated="23"/>
        </table:table-row>
        <table:table-row table:style-name="ro1">
          <table:table-cell office:value-type="float" office:value="369378.173101361" calcext:value-type="float">
            <text:p>369378.173101361</text:p>
          </table:table-cell>
          <table:table-cell office:value-type="float" office:value="3280345.89480308" calcext:value-type="float">
            <text:p>3280345.89480308</text:p>
          </table:table-cell>
          <table:table-cell table:number-columns-repeated="4"/>
          <table:table-cell office:value-type="float" office:value="369380.025201738" calcext:value-type="float">
            <text:p>369380.025201738</text:p>
          </table:table-cell>
          <table:table-cell office:value-type="float" office:value="3280339.39949527" calcext:value-type="float">
            <text:p>3280339.39949527</text:p>
          </table:table-cell>
          <table:table-cell table:number-columns-repeated="23"/>
        </table:table-row>
        <table:table-row table:style-name="ro1">
          <table:table-cell office:value-type="float" office:value="369378.173101361" calcext:value-type="float">
            <text:p>369378.173101361</text:p>
          </table:table-cell>
          <table:table-cell office:value-type="float" office:value="3280345.76521238" calcext:value-type="float">
            <text:p>3280345.76521238</text:p>
          </table:table-cell>
          <table:table-cell table:number-columns-repeated="4"/>
          <table:table-cell office:value-type="float" office:value="369380.025201738" calcext:value-type="float">
            <text:p>369380.025201738</text:p>
          </table:table-cell>
          <table:table-cell office:value-type="float" office:value="3280339.42305721" calcext:value-type="float">
            <text:p>3280339.42305721</text:p>
          </table:table-cell>
          <table:table-cell table:number-columns-repeated="23"/>
        </table:table-row>
        <table:table-row table:style-name="ro1">
          <table:table-cell office:value-type="float" office:value="369377.508402399" calcext:value-type="float">
            <text:p>369377.508402399</text:p>
          </table:table-cell>
          <table:table-cell office:value-type="float" office:value="3280347.48211773" calcext:value-type="float">
            <text:p>3280347.48211773</text:p>
          </table:table-cell>
          <table:table-cell table:number-columns-repeated="4"/>
          <table:table-cell office:value-type="float" office:value="369380.025201738" calcext:value-type="float">
            <text:p>369380.025201738</text:p>
          </table:table-cell>
          <table:table-cell office:value-type="float" office:value="3280339.42070102" calcext:value-type="float">
            <text:p>3280339.42070102</text:p>
          </table:table-cell>
          <table:table-cell table:number-columns-repeated="23"/>
        </table:table-row>
        <table:table-row table:style-name="ro1">
          <table:table-cell office:value-type="float" office:value="369377.508402399" calcext:value-type="float">
            <text:p>369377.508402399</text:p>
          </table:table-cell>
          <table:table-cell office:value-type="float" office:value="3280347.48447392" calcext:value-type="float">
            <text:p>3280347.48447392</text:p>
          </table:table-cell>
          <table:table-cell table:number-columns-repeated="4"/>
          <table:table-cell office:value-type="float" office:value="369381.634676601" calcext:value-type="float">
            <text:p>369381.634676601</text:p>
          </table:table-cell>
          <table:table-cell office:value-type="float" office:value="3280336.07713997" calcext:value-type="float">
            <text:p>3280336.07713997</text:p>
          </table:table-cell>
          <table:table-cell table:number-columns-repeated="23"/>
        </table:table-row>
        <table:table-row table:style-name="ro1">
          <table:table-cell office:value-type="float" office:value="369377.508402399" calcext:value-type="float">
            <text:p>369377.508402399</text:p>
          </table:table-cell>
          <table:table-cell office:value-type="float" office:value="3280347.48447392" calcext:value-type="float">
            <text:p>3280347.48447392</text:p>
          </table:table-cell>
          <table:table-cell table:number-columns-repeated="4"/>
          <table:table-cell office:value-type="float" office:value="369381.634676601" calcext:value-type="float">
            <text:p>369381.634676601</text:p>
          </table:table-cell>
          <table:table-cell office:value-type="float" office:value="3280336.13604483" calcext:value-type="float">
            <text:p>3280336.13604483</text:p>
          </table:table-cell>
          <table:table-cell table:number-columns-repeated="23"/>
        </table:table-row>
        <table:table-row table:style-name="ro1">
          <table:table-cell office:value-type="float" office:value="369377.508402399" calcext:value-type="float">
            <text:p>369377.508402399</text:p>
          </table:table-cell>
          <table:table-cell office:value-type="float" office:value="3280347.48447392" calcext:value-type="float">
            <text:p>3280347.48447392</text:p>
          </table:table-cell>
          <table:table-cell table:number-columns-repeated="4"/>
          <table:table-cell office:value-type="float" office:value="369381.634676601" calcext:value-type="float">
            <text:p>369381.634676601</text:p>
          </table:table-cell>
          <table:table-cell office:value-type="float" office:value="3280336.11955147" calcext:value-type="float">
            <text:p>3280336.11955147</text:p>
          </table:table-cell>
          <table:table-cell table:number-columns-repeated="23"/>
        </table:table-row>
        <table:table-row table:style-name="ro1">
          <table:table-cell office:value-type="float" office:value="369377.992411108" calcext:value-type="float">
            <text:p>369377.992411108</text:p>
          </table:table-cell>
          <table:table-cell office:value-type="float" office:value="3280347.48119012" calcext:value-type="float">
            <text:p>3280347.48119012</text:p>
          </table:table-cell>
          <table:table-cell table:number-columns-repeated="4"/>
          <table:table-cell office:value-type="float" office:value="369381.634676601" calcext:value-type="float">
            <text:p>369381.634676601</text:p>
          </table:table-cell>
          <table:table-cell office:value-type="float" office:value="3280336.14075722" calcext:value-type="float">
            <text:p>3280336.14075722</text:p>
          </table:table-cell>
          <table:table-cell table:number-columns-repeated="23"/>
        </table:table-row>
        <table:table-row table:style-name="ro1">
          <table:table-cell office:value-type="float" office:value="369377.992411108" calcext:value-type="float">
            <text:p>369377.992411108</text:p>
          </table:table-cell>
          <table:table-cell office:value-type="float" office:value="3280347.48354631" calcext:value-type="float">
            <text:p>3280347.48354631</text:p>
          </table:table-cell>
          <table:table-cell table:number-columns-repeated="4"/>
          <table:table-cell office:value-type="float" office:value="369381.634676601" calcext:value-type="float">
            <text:p>369381.634676601</text:p>
          </table:table-cell>
          <table:table-cell office:value-type="float" office:value="3280336.14075722" calcext:value-type="float">
            <text:p>3280336.14075722</text:p>
          </table:table-cell>
          <table:table-cell table:number-columns-repeated="23"/>
        </table:table-row>
        <table:table-row table:style-name="ro1">
          <table:table-cell office:value-type="float" office:value="369377.992411108" calcext:value-type="float">
            <text:p>369377.992411108</text:p>
          </table:table-cell>
          <table:table-cell office:value-type="float" office:value="3280347.69796001" calcext:value-type="float">
            <text:p>3280347.69796001</text:p>
          </table:table-cell>
          <table:table-cell table:number-columns-repeated="4"/>
          <table:table-cell office:value-type="float" office:value="369384.297351621" calcext:value-type="float">
            <text:p>369384.297351621</text:p>
          </table:table-cell>
          <table:table-cell office:value-type="float" office:value="3280331.89109988" calcext:value-type="float">
            <text:p>3280331.89109988</text:p>
          </table:table-cell>
          <table:table-cell table:number-columns-repeated="23"/>
        </table:table-row>
        <table:table-row table:style-name="ro1">
          <table:table-cell office:value-type="float" office:value="369377.991119783" calcext:value-type="float">
            <text:p>369377.991119783</text:p>
          </table:table-cell>
          <table:table-cell office:value-type="float" office:value="3280347.42456461" calcext:value-type="float">
            <text:p>3280347.42456461</text:p>
          </table:table-cell>
          <table:table-cell table:number-columns-repeated="4"/>
          <table:table-cell office:value-type="float" office:value="369384.297351621" calcext:value-type="float">
            <text:p>369384.297351621</text:p>
          </table:table-cell>
          <table:table-cell office:value-type="float" office:value="3280331.89109988" calcext:value-type="float">
            <text:p>3280331.89109988</text:p>
          </table:table-cell>
          <table:table-cell table:number-columns-repeated="23"/>
        </table:table-row>
        <table:table-row table:style-name="ro1">
          <table:table-cell office:value-type="float" office:value="369377.991119783" calcext:value-type="float">
            <text:p>369377.991119783</text:p>
          </table:table-cell>
          <table:table-cell office:value-type="float" office:value="3280347.87695395" calcext:value-type="float">
            <text:p>3280347.87695395</text:p>
          </table:table-cell>
          <table:table-cell table:number-columns-repeated="4"/>
          <table:table-cell office:value-type="float" office:value="369384.297351621" calcext:value-type="float">
            <text:p>369384.297351621</text:p>
          </table:table-cell>
          <table:table-cell office:value-type="float" office:value="3280331.89109988" calcext:value-type="float">
            <text:p>3280331.89109988</text:p>
          </table:table-cell>
          <table:table-cell table:number-columns-repeated="23"/>
        </table:table-row>
        <table:table-row table:style-name="ro1">
          <table:table-cell office:value-type="float" office:value="369376.91726127" calcext:value-type="float">
            <text:p>369376.91726127</text:p>
          </table:table-cell>
          <table:table-cell office:value-type="float" office:value="3280346.60705434" calcext:value-type="float">
            <text:p>3280346.60705434</text:p>
          </table:table-cell>
          <table:table-cell table:number-columns-repeated="4"/>
          <table:table-cell office:value-type="float" office:value="369384.297351621" calcext:value-type="float">
            <text:p>369384.297351621</text:p>
          </table:table-cell>
          <table:table-cell office:value-type="float" office:value="3280331.89109988" calcext:value-type="float">
            <text:p>3280331.89109988</text:p>
          </table:table-cell>
          <table:table-cell table:number-columns-repeated="23"/>
        </table:table-row>
        <table:table-row table:style-name="ro1">
          <table:table-cell office:value-type="float" office:value="369376.91726127" calcext:value-type="float">
            <text:p>369376.91726127</text:p>
          </table:table-cell>
          <table:table-cell office:value-type="float" office:value="3280347.25265163" calcext:value-type="float">
            <text:p>3280347.25265163</text:p>
          </table:table-cell>
          <table:table-cell table:number-columns-repeated="4"/>
          <table:table-cell office:value-type="float" office:value="369384.297351621" calcext:value-type="float">
            <text:p>369384.297351621</text:p>
          </table:table-cell>
          <table:table-cell office:value-type="float" office:value="3280331.89109988" calcext:value-type="float">
            <text:p>3280331.89109988</text:p>
          </table:table-cell>
          <table:table-cell table:number-columns-repeated="23"/>
        </table:table-row>
        <table:table-row table:style-name="ro1">
          <table:table-cell office:value-type="float" office:value="369369.982403193" calcext:value-type="float">
            <text:p>369369.982403193</text:p>
          </table:table-cell>
          <table:table-cell office:value-type="float" office:value="3280350.4649712" calcext:value-type="float">
            <text:p>3280350.4649712</text:p>
          </table:table-cell>
          <table:table-cell table:number-columns-repeated="4"/>
          <table:table-cell office:value-type="float" office:value="369388.058382068" calcext:value-type="float">
            <text:p>369388.058382068</text:p>
          </table:table-cell>
          <table:table-cell office:value-type="float" office:value="3280322.31563754" calcext:value-type="float">
            <text:p>3280322.31563754</text:p>
          </table:table-cell>
          <table:table-cell table:number-columns-repeated="23"/>
        </table:table-row>
        <table:table-row table:style-name="ro1">
          <table:table-cell office:value-type="float" office:value="369369.982403193" calcext:value-type="float">
            <text:p>369369.982403193</text:p>
          </table:table-cell>
          <table:table-cell office:value-type="float" office:value="3280350.07148672" calcext:value-type="float">
            <text:p>3280350.07148672</text:p>
          </table:table-cell>
          <table:table-cell table:number-columns-repeated="4"/>
          <table:table-cell office:value-type="float" office:value="369388.058382068" calcext:value-type="float">
            <text:p>369388.058382068</text:p>
          </table:table-cell>
          <table:table-cell office:value-type="float" office:value="3280322.31563754" calcext:value-type="float">
            <text:p>3280322.31563754</text:p>
          </table:table-cell>
          <table:table-cell table:number-columns-repeated="23"/>
        </table:table-row>
        <table:table-row table:style-name="ro1">
          <table:table-cell office:value-type="float" office:value="369369.982403193" calcext:value-type="float">
            <text:p>369369.982403193</text:p>
          </table:table-cell>
          <table:table-cell office:value-type="float" office:value="3280350.35894245" calcext:value-type="float">
            <text:p>3280350.35894245</text:p>
          </table:table-cell>
          <table:table-cell table:number-columns-repeated="4"/>
          <table:table-cell office:value-type="float" office:value="369388.058382068" calcext:value-type="float">
            <text:p>369388.058382068</text:p>
          </table:table-cell>
          <table:table-cell office:value-type="float" office:value="3280322.31563754" calcext:value-type="float">
            <text:p>3280322.31563754</text:p>
          </table:table-cell>
          <table:table-cell table:number-columns-repeated="23"/>
        </table:table-row>
        <table:table-row table:style-name="ro1">
          <table:table-cell office:value-type="float" office:value="369369.982403193" calcext:value-type="float">
            <text:p>369369.982403193</text:p>
          </table:table-cell>
          <table:table-cell office:value-type="float" office:value="3280350.88201763" calcext:value-type="float">
            <text:p>3280350.88201763</text:p>
          </table:table-cell>
          <table:table-cell table:number-columns-repeated="4"/>
          <table:table-cell office:value-type="float" office:value="369388.058382068" calcext:value-type="float">
            <text:p>369388.058382068</text:p>
          </table:table-cell>
          <table:table-cell office:value-type="float" office:value="3280322.31563754" calcext:value-type="float">
            <text:p>3280322.31563754</text:p>
          </table:table-cell>
          <table:table-cell table:number-columns-repeated="23"/>
        </table:table-row>
        <table:table-row table:style-name="ro1">
          <table:table-cell office:value-type="float" office:value="369369.982403193" calcext:value-type="float">
            <text:p>369369.982403193</text:p>
          </table:table-cell>
          <table:table-cell office:value-type="float" office:value="3280351.27078972" calcext:value-type="float">
            <text:p>3280351.27078972</text:p>
          </table:table-cell>
          <table:table-cell table:number-columns-repeated="4"/>
          <table:table-cell office:value-type="float" office:value="369391.250191612" calcext:value-type="float">
            <text:p>369391.250191612</text:p>
          </table:table-cell>
          <table:table-cell office:value-type="float" office:value="3280305.43183036" calcext:value-type="float">
            <text:p>3280305.43183036</text:p>
          </table:table-cell>
          <table:table-cell table:number-columns-repeated="23"/>
        </table:table-row>
        <table:table-row table:style-name="ro1">
          <table:table-cell office:value-type="float" office:value="369363.474791197" calcext:value-type="float">
            <text:p>369363.474791197</text:p>
          </table:table-cell>
          <table:table-cell office:value-type="float" office:value="3280356.18451185" calcext:value-type="float">
            <text:p>3280356.18451185</text:p>
          </table:table-cell>
          <table:table-cell table:number-columns-repeated="4"/>
          <table:table-cell office:value-type="float" office:value="369391.250191612" calcext:value-type="float">
            <text:p>369391.250191612</text:p>
          </table:table-cell>
          <table:table-cell office:value-type="float" office:value="3280305.43183036" calcext:value-type="float">
            <text:p>3280305.43183036</text:p>
          </table:table-cell>
          <table:table-cell table:number-columns-repeated="23"/>
        </table:table-row>
        <table:table-row table:style-name="ro1">
          <table:table-cell office:value-type="float" office:value="369363.474791197" calcext:value-type="float">
            <text:p>369363.474791197</text:p>
          </table:table-cell>
          <table:table-cell office:value-type="float" office:value="3280356.60391447" calcext:value-type="float">
            <text:p>3280356.60391447</text:p>
          </table:table-cell>
          <table:table-cell table:number-columns-repeated="4"/>
          <table:table-cell office:value-type="float" office:value="369391.250191612" calcext:value-type="float">
            <text:p>369391.250191612</text:p>
          </table:table-cell>
          <table:table-cell office:value-type="float" office:value="3280305.43183036" calcext:value-type="float">
            <text:p>3280305.43183036</text:p>
          </table:table-cell>
          <table:table-cell table:number-columns-repeated="23"/>
        </table:table-row>
        <table:table-row table:style-name="ro1">
          <table:table-cell office:value-type="float" office:value="369363.474791197" calcext:value-type="float">
            <text:p>369363.474791197</text:p>
          </table:table-cell>
          <table:table-cell office:value-type="float" office:value="3280356.8913702" calcext:value-type="float">
            <text:p>3280356.8913702</text:p>
          </table:table-cell>
          <table:table-cell table:number-columns-repeated="4"/>
          <table:table-cell office:value-type="float" office:value="369391.250191612" calcext:value-type="float">
            <text:p>369391.250191612</text:p>
          </table:table-cell>
          <table:table-cell office:value-type="float" office:value="3280305.43183036" calcext:value-type="float">
            <text:p>3280305.43183036</text:p>
          </table:table-cell>
          <table:table-cell table:number-columns-repeated="23"/>
        </table:table-row>
        <table:table-row table:style-name="ro1">
          <table:table-cell office:value-type="float" office:value="369363.474791197" calcext:value-type="float">
            <text:p>369363.474791197</text:p>
          </table:table-cell>
          <table:table-cell office:value-type="float" office:value="3280357.19767548" calcext:value-type="float">
            <text:p>3280357.19767548</text:p>
          </table:table-cell>
          <table:table-cell table:number-columns-repeated="4"/>
          <table:table-cell office:value-type="float" office:value="369391.250191612" calcext:value-type="float">
            <text:p>369391.250191612</text:p>
          </table:table-cell>
          <table:table-cell office:value-type="float" office:value="3280305.43183036" calcext:value-type="float">
            <text:p>3280305.43183036</text:p>
          </table:table-cell>
          <table:table-cell table:number-columns-repeated="23"/>
        </table:table-row>
        <table:table-row table:style-name="ro1">
          <table:table-cell office:value-type="float" office:value="369363.474791197" calcext:value-type="float">
            <text:p>369363.474791197</text:p>
          </table:table-cell>
          <table:table-cell office:value-type="float" office:value="3280357.58409138" calcext:value-type="float">
            <text:p>3280357.58409138</text:p>
          </table:table-cell>
          <table:table-cell table:number-columns-repeated="4"/>
          <table:table-cell office:value-type="float" office:value="369391.250191612" calcext:value-type="float">
            <text:p>369391.250191612</text:p>
          </table:table-cell>
          <table:table-cell office:value-type="float" office:value="3280305.43183036" calcext:value-type="float">
            <text:p>3280305.43183036</text:p>
          </table:table-cell>
          <table:table-cell table:number-columns-repeated="23"/>
        </table:table-row>
        <table:table-row table:style-name="ro1">
          <table:table-cell office:value-type="float" office:value="369359.61305644" calcext:value-type="float">
            <text:p>369359.61305644</text:p>
          </table:table-cell>
          <table:table-cell office:value-type="float" office:value="3280357.11618143" calcext:value-type="float">
            <text:p>3280357.11618143</text:p>
          </table:table-cell>
          <table:table-cell table:number-columns-repeated="4"/>
          <table:table-cell office:value-type="float" office:value="369391.250191612" calcext:value-type="float">
            <text:p>369391.250191612</text:p>
          </table:table-cell>
          <table:table-cell office:value-type="float" office:value="3280305.43183036" calcext:value-type="float">
            <text:p>3280305.43183036</text:p>
          </table:table-cell>
          <table:table-cell table:number-columns-repeated="23"/>
        </table:table-row>
        <table:table-row table:style-name="ro1">
          <table:table-cell office:value-type="float" office:value="369359.61305644" calcext:value-type="float">
            <text:p>369359.61305644</text:p>
          </table:table-cell>
          <table:table-cell office:value-type="float" office:value="3280357.53558405" calcext:value-type="float">
            <text:p>3280357.53558405</text:p>
          </table:table-cell>
          <table:table-cell table:number-columns-repeated="4"/>
          <table:table-cell office:value-type="float" office:value="369391.250191612" calcext:value-type="float">
            <text:p>369391.250191612</text:p>
          </table:table-cell>
          <table:table-cell office:value-type="float" office:value="3280305.43183036" calcext:value-type="float">
            <text:p>3280305.43183036</text:p>
          </table:table-cell>
          <table:table-cell table:number-columns-repeated="23"/>
        </table:table-row>
        <table:table-row table:style-name="ro1">
          <table:table-cell office:value-type="float" office:value="369359.61305644" calcext:value-type="float">
            <text:p>369359.61305644</text:p>
          </table:table-cell>
          <table:table-cell office:value-type="float" office:value="3280357.85131411" calcext:value-type="float">
            <text:p>3280357.85131411</text:p>
          </table:table-cell>
          <table:table-cell table:number-columns-repeated="4"/>
          <table:table-cell office:value-type="float" office:value="369391.250191612" calcext:value-type="float">
            <text:p>369391.250191612</text:p>
          </table:table-cell>
          <table:table-cell office:value-type="float" office:value="3280305.43183036" calcext:value-type="float">
            <text:p>3280305.43183036</text:p>
          </table:table-cell>
          <table:table-cell table:number-columns-repeated="23"/>
        </table:table-row>
        <table:table-row table:style-name="ro1">
          <table:table-cell office:value-type="float" office:value="369359.61305644" calcext:value-type="float">
            <text:p>369359.61305644</text:p>
          </table:table-cell>
          <table:table-cell office:value-type="float" office:value="3280358.20474328" calcext:value-type="float">
            <text:p>3280358.20474328</text:p>
          </table:table-cell>
          <table:table-cell table:number-columns-repeated="4"/>
          <table:table-cell office:value-type="float" office:value="369393.796708673" calcext:value-type="float">
            <text:p>369393.796708673</text:p>
          </table:table-cell>
          <table:table-cell office:value-type="float" office:value="3280299.63884396" calcext:value-type="float">
            <text:p>3280299.63884396</text:p>
          </table:table-cell>
          <table:table-cell table:number-columns-repeated="23"/>
        </table:table-row>
        <table:table-row table:style-name="ro1">
          <table:table-cell office:value-type="float" office:value="369359.61305644" calcext:value-type="float">
            <text:p>369359.61305644</text:p>
          </table:table-cell>
          <table:table-cell office:value-type="float" office:value="3280358.51576096" calcext:value-type="float">
            <text:p>3280358.51576096</text:p>
          </table:table-cell>
          <table:table-cell table:number-columns-repeated="4"/>
          <table:table-cell office:value-type="float" office:value="369393.796708673" calcext:value-type="float">
            <text:p>369393.796708673</text:p>
          </table:table-cell>
          <table:table-cell office:value-type="float" office:value="3280299.63884396" calcext:value-type="float">
            <text:p>3280299.63884396</text:p>
          </table:table-cell>
          <table:table-cell table:number-columns-repeated="23"/>
        </table:table-row>
        <table:table-row table:style-name="ro1">
          <table:table-cell office:value-type="float" office:value="369359.61305644" calcext:value-type="float">
            <text:p>369359.61305644</text:p>
          </table:table-cell>
          <table:table-cell office:value-type="float" office:value="3280358.82913483" calcext:value-type="float">
            <text:p>3280358.82913483</text:p>
          </table:table-cell>
          <table:table-cell table:number-columns-repeated="4"/>
          <table:table-cell office:value-type="float" office:value="369393.796708673" calcext:value-type="float">
            <text:p>369393.796708673</text:p>
          </table:table-cell>
          <table:table-cell office:value-type="float" office:value="3280299.63884396" calcext:value-type="float">
            <text:p>3280299.63884396</text:p>
          </table:table-cell>
          <table:table-cell table:number-columns-repeated="23"/>
        </table:table-row>
        <table:table-row table:style-name="ro1">
          <table:table-cell office:value-type="float" office:value="369357.95451288" calcext:value-type="float">
            <text:p>369357.95451288</text:p>
          </table:table-cell>
          <table:table-cell office:value-type="float" office:value="3280356.2627999" calcext:value-type="float">
            <text:p>3280356.2627999</text:p>
          </table:table-cell>
          <table:table-cell table:number-columns-repeated="4"/>
          <table:table-cell office:value-type="float" office:value="369393.796708673" calcext:value-type="float">
            <text:p>369393.796708673</text:p>
          </table:table-cell>
          <table:table-cell office:value-type="float" office:value="3280299.63884396" calcext:value-type="float">
            <text:p>3280299.63884396</text:p>
          </table:table-cell>
          <table:table-cell table:number-columns-repeated="23"/>
        </table:table-row>
        <table:table-row table:style-name="ro1">
          <table:table-cell office:value-type="float" office:value="369357.95451288" calcext:value-type="float">
            <text:p>369357.95451288</text:p>
          </table:table-cell>
          <table:table-cell office:value-type="float" office:value="3280356.64450341" calcext:value-type="float">
            <text:p>3280356.64450341</text:p>
          </table:table-cell>
          <table:table-cell table:number-columns-repeated="4"/>
          <table:table-cell office:value-type="float" office:value="369393.796708673" calcext:value-type="float">
            <text:p>369393.796708673</text:p>
          </table:table-cell>
          <table:table-cell office:value-type="float" office:value="3280299.66711829" calcext:value-type="float">
            <text:p>3280299.66711829</text:p>
          </table:table-cell>
          <table:table-cell table:number-columns-repeated="23"/>
        </table:table-row>
        <table:table-row table:style-name="ro1">
          <table:table-cell office:value-type="float" office:value="369357.95451288" calcext:value-type="float">
            <text:p>369357.95451288</text:p>
          </table:table-cell>
          <table:table-cell office:value-type="float" office:value="3280357.02149453" calcext:value-type="float">
            <text:p>3280357.02149453</text:p>
          </table:table-cell>
          <table:table-cell table:number-columns-repeated="4"/>
          <table:table-cell office:value-type="float" office:value="369393.796708673" calcext:value-type="float">
            <text:p>369393.796708673</text:p>
          </table:table-cell>
          <table:table-cell office:value-type="float" office:value="3280299.71188599" calcext:value-type="float">
            <text:p>3280299.71188599</text:p>
          </table:table-cell>
          <table:table-cell table:number-columns-repeated="23"/>
        </table:table-row>
        <table:table-row table:style-name="ro1">
          <table:table-cell office:value-type="float" office:value="369357.95451288" calcext:value-type="float">
            <text:p>369357.95451288</text:p>
          </table:table-cell>
          <table:table-cell office:value-type="float" office:value="3280357.35371795" calcext:value-type="float">
            <text:p>3280357.35371795</text:p>
          </table:table-cell>
          <table:table-cell table:number-columns-repeated="4"/>
          <table:table-cell office:value-type="float" office:value="369393.796708673" calcext:value-type="float">
            <text:p>369393.796708673</text:p>
          </table:table-cell>
          <table:table-cell office:value-type="float" office:value="3280299.81084615" calcext:value-type="float">
            <text:p>3280299.81084615</text:p>
          </table:table-cell>
          <table:table-cell table:number-columns-repeated="23"/>
        </table:table-row>
        <table:table-row table:style-name="ro1">
          <table:table-cell office:value-type="float" office:value="369357.95451288" calcext:value-type="float">
            <text:p>369357.95451288</text:p>
          </table:table-cell>
          <table:table-cell office:value-type="float" office:value="3280357.80139491" calcext:value-type="float">
            <text:p>3280357.80139491</text:p>
          </table:table-cell>
          <table:table-cell table:number-columns-repeated="4"/>
          <table:table-cell office:value-type="float" office:value="369394.08711512" calcext:value-type="float">
            <text:p>369394.08711512</text:p>
          </table:table-cell>
          <table:table-cell office:value-type="float" office:value="3280299.63310422" calcext:value-type="float">
            <text:p>3280299.63310422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4.08711512" calcext:value-type="float">
            <text:p>369394.08711512</text:p>
          </table:table-cell>
          <table:table-cell office:value-type="float" office:value="3280299.63310422" calcext:value-type="float">
            <text:p>3280299.63310422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4.08711512" calcext:value-type="float">
            <text:p>369394.08711512</text:p>
          </table:table-cell>
          <table:table-cell office:value-type="float" office:value="3280299.63310422" calcext:value-type="float">
            <text:p>3280299.63310422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776050343" calcext:value-type="float">
            <text:p>369393.776050343</text:p>
          </table:table-cell>
          <table:table-cell office:value-type="float" office:value="3280297.86575652" calcext:value-type="float">
            <text:p>3280297.86575652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776050343" calcext:value-type="float">
            <text:p>369393.776050343</text:p>
          </table:table-cell>
          <table:table-cell office:value-type="float" office:value="3280297.86575652" calcext:value-type="float">
            <text:p>3280297.86575652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776050343" calcext:value-type="float">
            <text:p>369393.776050343</text:p>
          </table:table-cell>
          <table:table-cell office:value-type="float" office:value="3280297.86575652" calcext:value-type="float">
            <text:p>3280297.86575652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751518589" calcext:value-type="float">
            <text:p>369393.751518589</text:p>
          </table:table-cell>
          <table:table-cell office:value-type="float" office:value="3280295.75079041" calcext:value-type="float">
            <text:p>3280295.75079041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4.780190865" calcext:value-type="float">
            <text:p>369394.780190865</text:p>
          </table:table-cell>
          <table:table-cell office:value-type="float" office:value="3280292.64490595" calcext:value-type="float">
            <text:p>3280292.64490595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4.780190865" calcext:value-type="float">
            <text:p>369394.780190865</text:p>
          </table:table-cell>
          <table:table-cell office:value-type="float" office:value="3280292.64490595" calcext:value-type="float">
            <text:p>3280292.64490595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799257342" calcext:value-type="float">
            <text:p>369393.799257342</text:p>
          </table:table-cell>
          <table:table-cell office:value-type="float" office:value="3280291.54800471" calcext:value-type="float">
            <text:p>3280291.54800471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799257342" calcext:value-type="float">
            <text:p>369393.799257342</text:p>
          </table:table-cell>
          <table:table-cell office:value-type="float" office:value="3280291.54800471" calcext:value-type="float">
            <text:p>3280291.54800471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502394961" calcext:value-type="float">
            <text:p>369393.502394961</text:p>
          </table:table-cell>
          <table:table-cell office:value-type="float" office:value="3280290.99729843" calcext:value-type="float">
            <text:p>3280290.99729843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502394961" calcext:value-type="float">
            <text:p>369393.502394961</text:p>
          </table:table-cell>
          <table:table-cell office:value-type="float" office:value="3280290.99729843" calcext:value-type="float">
            <text:p>3280290.99729843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502394961" calcext:value-type="float">
            <text:p>369393.502394961</text:p>
          </table:table-cell>
          <table:table-cell office:value-type="float" office:value="3280290.99729843" calcext:value-type="float">
            <text:p>3280290.99729843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502394961" calcext:value-type="float">
            <text:p>369393.502394961</text:p>
          </table:table-cell>
          <table:table-cell office:value-type="float" office:value="3280290.99729843" calcext:value-type="float">
            <text:p>3280290.99729843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502394961" calcext:value-type="float">
            <text:p>369393.502394961</text:p>
          </table:table-cell>
          <table:table-cell office:value-type="float" office:value="3280290.99729843" calcext:value-type="float">
            <text:p>3280290.99729843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502394961" calcext:value-type="float">
            <text:p>369393.502394961</text:p>
          </table:table-cell>
          <table:table-cell office:value-type="float" office:value="3280291.00436702" calcext:value-type="float">
            <text:p>3280291.00436702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502394961" calcext:value-type="float">
            <text:p>369393.502394961</text:p>
          </table:table-cell>
          <table:table-cell office:value-type="float" office:value="3280291.03499754" calcext:value-type="float">
            <text:p>3280291.03499754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502394961" calcext:value-type="float">
            <text:p>369393.502394961</text:p>
          </table:table-cell>
          <table:table-cell office:value-type="float" office:value="3280291.06798427" calcext:value-type="float">
            <text:p>3280291.06798427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369393.502394961" calcext:value-type="float">
            <text:p>369393.502394961</text:p>
          </table:table-cell>
          <table:table-cell office:value-type="float" office:value="3280291.01379179" calcext:value-type="float">
            <text:p>3280291.01379179</text:p>
          </table:table-cell>
          <table:table-cell table:number-columns-repeated="23"/>
        </table:table-row>
        <table:table-row table:style-name="ro1">
          <table:table-cell office:value-type="float" office:value="369354.261842064" calcext:value-type="float">
            <text:p>369354.261842064</text:p>
          </table:table-cell>
          <table:table-cell office:value-type="float" office:value="3280354.85105387" calcext:value-type="float">
            <text:p>3280354.85105387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4442232" calcext:value-type="float">
            <text:p>3280291.04442232</text:p>
          </table:table-cell>
          <table:table-cell table:number-columns-repeated="23"/>
        </table:table-row>
        <table:table-row table:style-name="ro1">
          <table:table-cell office:value-type="float" office:value="369354.261842064" calcext:value-type="float">
            <text:p>369354.261842064</text:p>
          </table:table-cell>
          <table:table-cell office:value-type="float" office:value="3280354.97121979" calcext:value-type="float">
            <text:p>3280354.97121979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10568338" calcext:value-type="float">
            <text:p>3280291.10568338</text:p>
          </table:table-cell>
          <table:table-cell table:number-columns-repeated="23"/>
        </table:table-row>
        <table:table-row table:style-name="ro1">
          <table:table-cell office:value-type="float" office:value="369354.261842064" calcext:value-type="float">
            <text:p>369354.261842064</text:p>
          </table:table-cell>
          <table:table-cell office:value-type="float" office:value="3280355.24925074" calcext:value-type="float">
            <text:p>3280355.24925074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3970993" calcext:value-type="float">
            <text:p>3280291.03970993</text:p>
          </table:table-cell>
          <table:table-cell table:number-columns-repeated="23"/>
        </table:table-row>
        <table:table-row table:style-name="ro1">
          <table:table-cell office:value-type="float" office:value="369354.261842064" calcext:value-type="float">
            <text:p>369354.261842064</text:p>
          </table:table-cell>
          <table:table-cell office:value-type="float" office:value="3280355.55319983" calcext:value-type="float">
            <text:p>3280355.55319983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4677852" calcext:value-type="float">
            <text:p>3280291.04677852</text:p>
          </table:table-cell>
          <table:table-cell table:number-columns-repeated="23"/>
        </table:table-row>
        <table:table-row table:style-name="ro1">
          <table:table-cell office:value-type="float" office:value="369354.261842064" calcext:value-type="float">
            <text:p>369354.261842064</text:p>
          </table:table-cell>
          <table:table-cell office:value-type="float" office:value="3280355.95846528" calcext:value-type="float">
            <text:p>3280355.95846528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0.99494224" calcext:value-type="float">
            <text:p>3280290.99494224</text:p>
          </table:table-cell>
          <table:table-cell table:number-columns-repeated="23"/>
        </table:table-row>
        <table:table-row table:style-name="ro1">
          <table:table-cell office:value-type="float" office:value="369355.059503546" calcext:value-type="float">
            <text:p>369355.059503546</text:p>
          </table:table-cell>
          <table:table-cell office:value-type="float" office:value="3280356.83675193" calcext:value-type="float">
            <text:p>3280356.83675193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8447763" calcext:value-type="float">
            <text:p>3280291.08447763</text:p>
          </table:table-cell>
          <table:table-cell table:number-columns-repeated="23"/>
        </table:table-row>
        <table:table-row table:style-name="ro1">
          <table:table-cell office:value-type="float" office:value="369355.059503546" calcext:value-type="float">
            <text:p>369355.059503546</text:p>
          </table:table-cell>
          <table:table-cell office:value-type="float" office:value="3280357.17604394" calcext:value-type="float">
            <text:p>3280357.17604394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538471" calcext:value-type="float">
            <text:p>3280291.0538471</text:p>
          </table:table-cell>
          <table:table-cell table:number-columns-repeated="23"/>
        </table:table-row>
        <table:table-row table:style-name="ro1">
          <table:table-cell office:value-type="float" office:value="369355.059503546" calcext:value-type="float">
            <text:p>369355.059503546</text:p>
          </table:table-cell>
          <table:table-cell office:value-type="float" office:value="3280357.5341855" calcext:value-type="float">
            <text:p>3280357.5341855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538471" calcext:value-type="float">
            <text:p>3280291.0538471</text:p>
          </table:table-cell>
          <table:table-cell table:number-columns-repeated="23"/>
        </table:table-row>
        <table:table-row table:style-name="ro1">
          <table:table-cell office:value-type="float" office:value="369355.059503546" calcext:value-type="float">
            <text:p>369355.059503546</text:p>
          </table:table-cell>
          <table:table-cell office:value-type="float" office:value="3280357.80750406" calcext:value-type="float">
            <text:p>3280357.80750406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3499754" calcext:value-type="float">
            <text:p>3280291.03499754</text:p>
          </table:table-cell>
          <table:table-cell table:number-columns-repeated="23"/>
        </table:table-row>
        <table:table-row table:style-name="ro1">
          <table:table-cell office:value-type="float" office:value="369355.059503546" calcext:value-type="float">
            <text:p>369355.059503546</text:p>
          </table:table-cell>
          <table:table-cell office:value-type="float" office:value="3280357.94180715" calcext:value-type="float">
            <text:p>3280357.94180715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3499754" calcext:value-type="float">
            <text:p>3280291.03499754</text:p>
          </table:table-cell>
          <table:table-cell table:number-columns-repeated="23"/>
        </table:table-row>
        <table:table-row table:style-name="ro1">
          <table:table-cell office:value-type="float" office:value="369355.059503546" calcext:value-type="float">
            <text:p>369355.059503546</text:p>
          </table:table-cell>
          <table:table-cell office:value-type="float" office:value="3280358.02898634" calcext:value-type="float">
            <text:p>3280358.02898634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3499754" calcext:value-type="float">
            <text:p>3280291.03499754</text:p>
          </table:table-cell>
          <table:table-cell table:number-columns-repeated="23"/>
        </table:table-row>
        <table:table-row table:style-name="ro1">
          <table:table-cell office:value-type="float" office:value="369354.394807501" calcext:value-type="float">
            <text:p>369354.394807501</text:p>
          </table:table-cell>
          <table:table-cell office:value-type="float" office:value="3280357.95989776" calcext:value-type="float">
            <text:p>3280357.95989776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962586" calcext:value-type="float">
            <text:p>3280291.0962586</text:p>
          </table:table-cell>
          <table:table-cell table:number-columns-repeated="23"/>
        </table:table-row>
        <table:table-row table:style-name="ro1">
          <table:table-cell office:value-type="float" office:value="369354.394807501" calcext:value-type="float">
            <text:p>369354.394807501</text:p>
          </table:table-cell>
          <table:table-cell office:value-type="float" office:value="3280357.95989776" calcext:value-type="float">
            <text:p>3280357.95989776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12453293" calcext:value-type="float">
            <text:p>3280291.12453293</text:p>
          </table:table-cell>
          <table:table-cell table:number-columns-repeated="23"/>
        </table:table-row>
        <table:table-row table:style-name="ro1">
          <table:table-cell office:value-type="float" office:value="369354.394807501" calcext:value-type="float">
            <text:p>369354.394807501</text:p>
          </table:table-cell>
          <table:table-cell office:value-type="float" office:value="3280358.04472076" calcext:value-type="float">
            <text:p>3280358.04472076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8683382" calcext:value-type="float">
            <text:p>3280291.08683382</text:p>
          </table:table-cell>
          <table:table-cell table:number-columns-repeated="23"/>
        </table:table-row>
        <table:table-row table:style-name="ro1">
          <table:table-cell office:value-type="float" office:value="369354.394807501" calcext:value-type="float">
            <text:p>369354.394807501</text:p>
          </table:table-cell>
          <table:table-cell office:value-type="float" office:value="3280358.36045082" calcext:value-type="float">
            <text:p>3280358.36045082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7505285" calcext:value-type="float">
            <text:p>3280291.07505285</text:p>
          </table:table-cell>
          <table:table-cell table:number-columns-repeated="23"/>
        </table:table-row>
        <table:table-row table:style-name="ro1">
          <table:table-cell office:value-type="float" office:value="369351.853424214" calcext:value-type="float">
            <text:p>369351.853424214</text:p>
          </table:table-cell>
          <table:table-cell office:value-type="float" office:value="3280355.87662112" calcext:value-type="float">
            <text:p>3280355.87662112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7505285" calcext:value-type="float">
            <text:p>3280291.07505285</text:p>
          </table:table-cell>
          <table:table-cell table:number-columns-repeated="23"/>
        </table:table-row>
        <table:table-row table:style-name="ro1">
          <table:table-cell office:value-type="float" office:value="369351.853424214" calcext:value-type="float">
            <text:p>369351.853424214</text:p>
          </table:table-cell>
          <table:table-cell office:value-type="float" office:value="3280356.28188657" calcext:value-type="float">
            <text:p>3280356.28188657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11039577" calcext:value-type="float">
            <text:p>3280291.11039577</text:p>
          </table:table-cell>
          <table:table-cell table:number-columns-repeated="23"/>
        </table:table-row>
        <table:table-row table:style-name="ro1">
          <table:table-cell office:value-type="float" office:value="369351.853424214" calcext:value-type="float">
            <text:p>369351.853424214</text:p>
          </table:table-cell>
          <table:table-cell office:value-type="float" office:value="3280356.59290424" calcext:value-type="float">
            <text:p>3280356.59290424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11746435" calcext:value-type="float">
            <text:p>3280291.11746435</text:p>
          </table:table-cell>
          <table:table-cell table:number-columns-repeated="23"/>
        </table:table-row>
        <table:table-row table:style-name="ro1">
          <table:table-cell office:value-type="float" office:value="369351.853424214" calcext:value-type="float">
            <text:p>369351.853424214</text:p>
          </table:table-cell>
          <table:table-cell office:value-type="float" office:value="3280357.09241747" calcext:value-type="float">
            <text:p>3280357.09241747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9154621" calcext:value-type="float">
            <text:p>3280291.09154621</text:p>
          </table:table-cell>
          <table:table-cell table:number-columns-repeated="23"/>
        </table:table-row>
        <table:table-row table:style-name="ro1">
          <table:table-cell office:value-type="float" office:value="369351.853424214" calcext:value-type="float">
            <text:p>369351.853424214</text:p>
          </table:table-cell>
          <table:table-cell office:value-type="float" office:value="3280357.37516081" calcext:value-type="float">
            <text:p>3280357.37516081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15280727" calcext:value-type="float">
            <text:p>3280291.15280727</text:p>
          </table:table-cell>
          <table:table-cell table:number-columns-repeated="23"/>
        </table:table-row>
        <table:table-row table:style-name="ro1">
          <table:table-cell office:value-type="float" office:value="369349.987068642" calcext:value-type="float">
            <text:p>369349.987068642</text:p>
          </table:table-cell>
          <table:table-cell office:value-type="float" office:value="3280353.57087992" calcext:value-type="float">
            <text:p>3280353.57087992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0939024" calcext:value-type="float">
            <text:p>3280291.0939024</text:p>
          </table:table-cell>
          <table:table-cell table:number-columns-repeated="23"/>
        </table:table-row>
        <table:table-row table:style-name="ro1">
          <table:table-cell office:value-type="float" office:value="369349.987068642" calcext:value-type="float">
            <text:p>369349.987068642</text:p>
          </table:table-cell>
          <table:table-cell office:value-type="float" office:value="3280353.97378918" calcext:value-type="float">
            <text:p>3280353.97378918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15045107" calcext:value-type="float">
            <text:p>3280291.15045107</text:p>
          </table:table-cell>
          <table:table-cell table:number-columns-repeated="23"/>
        </table:table-row>
        <table:table-row table:style-name="ro1">
          <table:table-cell office:value-type="float" office:value="369349.987068642" calcext:value-type="float">
            <text:p>369349.987068642</text:p>
          </table:table-cell>
          <table:table-cell office:value-type="float" office:value="3280354.42853472" calcext:value-type="float">
            <text:p>3280354.42853472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12453293" calcext:value-type="float">
            <text:p>3280291.12453293</text:p>
          </table:table-cell>
          <table:table-cell table:number-columns-repeated="23"/>
        </table:table-row>
        <table:table-row table:style-name="ro1">
          <table:table-cell office:value-type="float" office:value="369349.987068642" calcext:value-type="float">
            <text:p>369349.987068642</text:p>
          </table:table-cell>
          <table:table-cell office:value-type="float" office:value="3280354.8620745" calcext:value-type="float">
            <text:p>3280354.8620745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16458824" calcext:value-type="float">
            <text:p>3280291.16458824</text:p>
          </table:table-cell>
          <table:table-cell table:number-columns-repeated="23"/>
        </table:table-row>
        <table:table-row table:style-name="ro1">
          <table:table-cell office:value-type="float" office:value="369349.987068642" calcext:value-type="float">
            <text:p>369349.987068642</text:p>
          </table:table-cell>
          <table:table-cell office:value-type="float" office:value="3280355.12361209" calcext:value-type="float">
            <text:p>3280355.12361209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10568338" calcext:value-type="float">
            <text:p>3280291.10568338</text:p>
          </table:table-cell>
          <table:table-cell table:number-columns-repeated="23"/>
        </table:table-row>
        <table:table-row table:style-name="ro1">
          <table:table-cell office:value-type="float" office:value="369350.325194632" calcext:value-type="float">
            <text:p>369350.325194632</text:p>
          </table:table-cell>
          <table:table-cell office:value-type="float" office:value="3280349.35528361" calcext:value-type="float">
            <text:p>3280349.35528361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17401302" calcext:value-type="float">
            <text:p>3280291.17401302</text:p>
          </table:table-cell>
          <table:table-cell table:number-columns-repeated="23"/>
        </table:table-row>
        <table:table-row table:style-name="ro1">
          <table:table-cell office:value-type="float" office:value="369350.325194632" calcext:value-type="float">
            <text:p>369350.325194632</text:p>
          </table:table-cell>
          <table:table-cell office:value-type="float" office:value="3280349.4872305" calcext:value-type="float">
            <text:p>3280349.4872305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27532938" calcext:value-type="float">
            <text:p>3280291.27532938</text:p>
          </table:table-cell>
          <table:table-cell table:number-columns-repeated="23"/>
        </table:table-row>
        <table:table-row table:style-name="ro1">
          <table:table-cell office:value-type="float" office:value="369350.325194632" calcext:value-type="float">
            <text:p>369350.325194632</text:p>
          </table:table-cell>
          <table:table-cell office:value-type="float" office:value="3280349.75583667" calcext:value-type="float">
            <text:p>3280349.75583667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21642452" calcext:value-type="float">
            <text:p>3280291.21642452</text:p>
          </table:table-cell>
          <table:table-cell table:number-columns-repeated="23"/>
        </table:table-row>
        <table:table-row table:style-name="ro1">
          <table:table-cell office:value-type="float" office:value="369350.325194632" calcext:value-type="float">
            <text:p>369350.325194632</text:p>
          </table:table-cell>
          <table:table-cell office:value-type="float" office:value="3280350.08099151" calcext:value-type="float">
            <text:p>3280350.08099151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29417894" calcext:value-type="float">
            <text:p>3280291.29417894</text:p>
          </table:table-cell>
          <table:table-cell table:number-columns-repeated="23"/>
        </table:table-row>
        <table:table-row table:style-name="ro1">
          <table:table-cell office:value-type="float" office:value="369350.325194632" calcext:value-type="float">
            <text:p>369350.325194632</text:p>
          </table:table-cell>
          <table:table-cell office:value-type="float" office:value="3280350.44855785" calcext:value-type="float">
            <text:p>3280350.44855785</text:p>
          </table:table-cell>
          <table:table-cell table:number-columns-repeated="4"/>
          <table:table-cell office:value-type="float" office:value="369393.502394961" calcext:value-type="float">
            <text:p>369393.502394961</text:p>
          </table:table-cell>
          <table:table-cell office:value-type="float" office:value="3280291.30595991" calcext:value-type="float">
            <text:p>3280291.30595991</text:p>
          </table:table-cell>
          <table:table-cell table:number-columns-repeated="23"/>
        </table:table-row>
        <table:table-row table:style-name="ro1">
          <table:table-cell office:value-type="float" office:value="369352.223773495" calcext:value-type="float">
            <text:p>369352.223773495</text:p>
          </table:table-cell>
          <table:table-cell office:value-type="float" office:value="3280346.11899754" calcext:value-type="float">
            <text:p>3280346.11899754</text:p>
          </table:table-cell>
          <table:table-cell table:number-columns-repeated="29"/>
        </table:table-row>
        <table:table-row table:style-name="ro1">
          <table:table-cell office:value-type="float" office:value="369352.223773495" calcext:value-type="float">
            <text:p>369352.223773495</text:p>
          </table:table-cell>
          <table:table-cell office:value-type="float" office:value="3280346.48420769" calcext:value-type="float">
            <text:p>3280346.48420769</text:p>
          </table:table-cell>
          <table:table-cell table:number-columns-repeated="29"/>
        </table:table-row>
        <table:table-row table:style-name="ro1">
          <table:table-cell office:value-type="float" office:value="369352.223773495" calcext:value-type="float">
            <text:p>369352.223773495</text:p>
          </table:table-cell>
          <table:table-cell office:value-type="float" office:value="3280346.863555" calcext:value-type="float">
            <text:p>3280346.863555</text:p>
          </table:table-cell>
          <table:table-cell table:number-columns-repeated="29"/>
        </table:table-row>
        <table:table-row table:style-name="ro1">
          <table:table-cell office:value-type="float" office:value="369352.223773495" calcext:value-type="float">
            <text:p>369352.223773495</text:p>
          </table:table-cell>
          <table:table-cell office:value-type="float" office:value="3280347.29709479" calcext:value-type="float">
            <text:p>3280347.29709479</text:p>
          </table:table-cell>
          <table:table-cell table:number-columns-repeated="29"/>
        </table:table-row>
        <table:table-row table:style-name="ro1">
          <table:table-cell office:value-type="float" office:value="369352.223773495" calcext:value-type="float">
            <text:p>369352.223773495</text:p>
          </table:table-cell>
          <table:table-cell office:value-type="float" office:value="3280347.68351069" calcext:value-type="float">
            <text:p>3280347.68351069</text:p>
          </table:table-cell>
          <table:table-cell table:number-columns-repeated="29"/>
        </table:table-row>
        <table:table-row table:style-name="ro1">
          <table:table-cell office:value-type="float" office:value="369352.514178777" calcext:value-type="float">
            <text:p>369352.514178777</text:p>
          </table:table-cell>
          <table:table-cell office:value-type="float" office:value="3280346.11561289" calcext:value-type="float">
            <text:p>3280346.11561289</text:p>
          </table:table-cell>
          <table:table-cell table:number-columns-repeated="29"/>
        </table:table-row>
        <table:table-row table:style-name="ro1">
          <table:table-cell office:value-type="float" office:value="369352.514178777" calcext:value-type="float">
            <text:p>369352.514178777</text:p>
          </table:table-cell>
          <table:table-cell office:value-type="float" office:value="3280346.47139826" calcext:value-type="float">
            <text:p>3280346.47139826</text:p>
          </table:table-cell>
          <table:table-cell table:number-columns-repeated="29"/>
        </table:table-row>
        <table:table-row table:style-name="ro1">
          <table:table-cell office:value-type="float" office:value="369352.514178777" calcext:value-type="float">
            <text:p>369352.514178777</text:p>
          </table:table-cell>
          <table:table-cell office:value-type="float" office:value="3280346.86959512" calcext:value-type="float">
            <text:p>3280346.86959512</text:p>
          </table:table-cell>
          <table:table-cell table:number-columns-repeated="29"/>
        </table:table-row>
        <table:table-row table:style-name="ro1">
          <table:table-cell office:value-type="float" office:value="369352.514178777" calcext:value-type="float">
            <text:p>369352.514178777</text:p>
          </table:table-cell>
          <table:table-cell office:value-type="float" office:value="3280347.27250438" calcext:value-type="float">
            <text:p>3280347.27250438</text:p>
          </table:table-cell>
          <table:table-cell table:number-columns-repeated="29"/>
        </table:table-row>
        <table:table-row table:style-name="ro1">
          <table:table-cell office:value-type="float" office:value="369352.514178777" calcext:value-type="float">
            <text:p>369352.514178777</text:p>
          </table:table-cell>
          <table:table-cell office:value-type="float" office:value="3280347.6518517" calcext:value-type="float">
            <text:p>3280347.6518517</text:p>
          </table:table-cell>
          <table:table-cell table:number-columns-repeated="29"/>
        </table:table-row>
        <table:table-row table:style-name="ro1">
          <table:table-cell office:value-type="float" office:value="369353.791975131" calcext:value-type="float">
            <text:p>369353.791975131</text:p>
          </table:table-cell>
          <table:table-cell office:value-type="float" office:value="3280347.76321584" calcext:value-type="float">
            <text:p>3280347.76321584</text:p>
          </table:table-cell>
          <table:table-cell table:number-columns-repeated="29"/>
        </table:table-row>
        <table:table-row table:style-name="ro1">
          <table:table-cell office:value-type="float" office:value="369353.791975131" calcext:value-type="float">
            <text:p>369353.791975131</text:p>
          </table:table-cell>
          <table:table-cell office:value-type="float" office:value="3280347.71373576" calcext:value-type="float">
            <text:p>3280347.71373576</text:p>
          </table:table-cell>
          <table:table-cell table:number-columns-repeated="29"/>
        </table:table-row>
        <table:table-row table:style-name="ro1">
          <table:table-cell office:value-type="float" office:value="369353.791975131" calcext:value-type="float">
            <text:p>369353.791975131</text:p>
          </table:table-cell>
          <table:table-cell office:value-type="float" office:value="3280347.61477559" calcext:value-type="float">
            <text:p>3280347.61477559</text:p>
          </table:table-cell>
          <table:table-cell table:number-columns-repeated="29"/>
        </table:table-row>
        <table:table-row table:style-name="ro1">
          <table:table-cell office:value-type="float" office:value="369353.791975131" calcext:value-type="float">
            <text:p>369353.791975131</text:p>
          </table:table-cell>
          <table:table-cell office:value-type="float" office:value="3280347.61713179" calcext:value-type="float">
            <text:p>3280347.61713179</text:p>
          </table:table-cell>
          <table:table-cell table:number-columns-repeated="29"/>
        </table:table-row>
        <table:table-row table:style-name="ro1">
          <table:table-cell office:value-type="float" office:value="369353.791975131" calcext:value-type="float">
            <text:p>369353.791975131</text:p>
          </table:table-cell>
          <table:table-cell office:value-type="float" office:value="3280347.62184418" calcext:value-type="float">
            <text:p>3280347.62184418</text:p>
          </table:table-cell>
          <table:table-cell table:number-columns-repeated="29"/>
        </table:table-row>
        <table:table-row table:style-name="ro1">
          <table:table-cell office:value-type="float" office:value="369353.791975131" calcext:value-type="float">
            <text:p>369353.791975131</text:p>
          </table:table-cell>
          <table:table-cell office:value-type="float" office:value="3280347.62184418" calcext:value-type="float">
            <text:p>3280347.62184418</text:p>
          </table:table-cell>
          <table:table-cell table:number-columns-repeated="29"/>
        </table:table-row>
        <table:table-row table:style-name="ro1">
          <table:table-cell office:value-type="float" office:value="369354.485086049" calcext:value-type="float">
            <text:p>369354.485086049</text:p>
          </table:table-cell>
          <table:table-cell office:value-type="float" office:value="3280349.08513419" calcext:value-type="float">
            <text:p>3280349.08513419</text:p>
          </table:table-cell>
          <table:table-cell table:number-columns-repeated="29"/>
        </table:table-row>
        <table:table-row table:style-name="ro1">
          <table:table-cell office:value-type="float" office:value="369354.485086049" calcext:value-type="float">
            <text:p>369354.485086049</text:p>
          </table:table-cell>
          <table:table-cell office:value-type="float" office:value="3280349.08513419" calcext:value-type="float">
            <text:p>3280349.08513419</text:p>
          </table:table-cell>
          <table:table-cell table:number-columns-repeated="29"/>
        </table:table-row>
        <table:table-row table:style-name="ro1">
          <table:table-cell office:value-type="float" office:value="369354.485086049" calcext:value-type="float">
            <text:p>369354.485086049</text:p>
          </table:table-cell>
          <table:table-cell office:value-type="float" office:value="3280349.08513419" calcext:value-type="float">
            <text:p>3280349.08513419</text:p>
          </table:table-cell>
          <table:table-cell table:number-columns-repeated="29"/>
        </table:table-row>
        <table:table-row table:style-name="ro1">
          <table:table-cell office:value-type="float" office:value="369354.485086049" calcext:value-type="float">
            <text:p>369354.485086049</text:p>
          </table:table-cell>
          <table:table-cell office:value-type="float" office:value="3280349.08513419" calcext:value-type="float">
            <text:p>3280349.08513419</text:p>
          </table:table-cell>
          <table:table-cell table:number-columns-repeated="29"/>
        </table:table-row>
        <table:table-row table:style-name="ro1">
          <table:table-cell office:value-type="float" office:value="369354.766450367" calcext:value-type="float">
            <text:p>369354.766450367</text:p>
          </table:table-cell>
          <table:table-cell office:value-type="float" office:value="3280348.30602372" calcext:value-type="float">
            <text:p>3280348.30602372</text:p>
          </table:table-cell>
          <table:table-cell table:number-columns-repeated="29"/>
        </table:table-row>
        <table:table-row table:style-name="ro1">
          <table:table-cell office:value-type="float" office:value="369354.766450367" calcext:value-type="float">
            <text:p>369354.766450367</text:p>
          </table:table-cell>
          <table:table-cell office:value-type="float" office:value="3280348.30602372" calcext:value-type="float">
            <text:p>3280348.30602372</text:p>
          </table:table-cell>
          <table:table-cell table:number-columns-repeated="29"/>
        </table:table-row>
        <table:table-row table:style-name="ro1">
          <table:table-cell office:value-type="float" office:value="369354.766450367" calcext:value-type="float">
            <text:p>369354.766450367</text:p>
          </table:table-cell>
          <table:table-cell office:value-type="float" office:value="3280348.30602372" calcext:value-type="float">
            <text:p>3280348.30602372</text:p>
          </table:table-cell>
          <table:table-cell table:number-columns-repeated="29"/>
        </table:table-row>
        <table:table-row table:style-name="ro1">
          <table:table-cell office:value-type="float" office:value="369354.766450367" calcext:value-type="float">
            <text:p>369354.766450367</text:p>
          </table:table-cell>
          <table:table-cell office:value-type="float" office:value="3280348.30602372" calcext:value-type="float">
            <text:p>3280348.30602372</text:p>
          </table:table-cell>
          <table:table-cell table:number-columns-repeated="29"/>
        </table:table-row>
        <table:table-row table:style-name="ro1">
          <table:table-cell office:value-type="float" office:value="369354.766450367" calcext:value-type="float">
            <text:p>369354.766450367</text:p>
          </table:table-cell>
          <table:table-cell office:value-type="float" office:value="3280348.36492858" calcext:value-type="float">
            <text:p>3280348.36492858</text:p>
          </table:table-cell>
          <table:table-cell table:number-columns-repeated="29"/>
        </table:table-row>
        <table:table-row table:style-name="ro1">
          <table:table-cell office:value-type="float" office:value="369355.437604817" calcext:value-type="float">
            <text:p>369355.437604817</text:p>
          </table:table-cell>
          <table:table-cell office:value-type="float" office:value="3280347.74403644" calcext:value-type="float">
            <text:p>3280347.74403644</text:p>
          </table:table-cell>
          <table:table-cell table:number-columns-repeated="29"/>
        </table:table-row>
        <table:table-row table:style-name="ro1">
          <table:table-cell office:value-type="float" office:value="369355.437604817" calcext:value-type="float">
            <text:p>369355.437604817</text:p>
          </table:table-cell>
          <table:table-cell office:value-type="float" office:value="3280347.86891475" calcext:value-type="float">
            <text:p>3280347.86891475</text:p>
          </table:table-cell>
          <table:table-cell table:number-columns-repeated="29"/>
        </table:table-row>
        <table:table-row table:style-name="ro1">
          <table:table-cell office:value-type="float" office:value="369355.437604817" calcext:value-type="float">
            <text:p>369355.437604817</text:p>
          </table:table-cell>
          <table:table-cell office:value-type="float" office:value="3280347.95609394" calcext:value-type="float">
            <text:p>3280347.95609394</text:p>
          </table:table-cell>
          <table:table-cell table:number-columns-repeated="29"/>
        </table:table-row>
        <table:table-row table:style-name="ro1">
          <table:table-cell office:value-type="float" office:value="369355.437604817" calcext:value-type="float">
            <text:p>369355.437604817</text:p>
          </table:table-cell>
          <table:table-cell office:value-type="float" office:value="3280347.99614925" calcext:value-type="float">
            <text:p>3280347.99614925</text:p>
          </table:table-cell>
          <table:table-cell table:number-columns-repeated="29"/>
        </table:table-row>
        <table:table-row table:style-name="ro1">
          <table:table-cell office:value-type="float" office:value="369355.437604817" calcext:value-type="float">
            <text:p>369355.437604817</text:p>
          </table:table-cell>
          <table:table-cell office:value-type="float" office:value="3280347.98908066" calcext:value-type="float">
            <text:p>3280347.98908066</text:p>
          </table:table-cell>
          <table:table-cell table:number-columns-repeated="29"/>
        </table:table-row>
        <table:table-row table:style-name="ro1">
          <table:table-cell office:value-type="float" office:value="369356.210727246" calcext:value-type="float">
            <text:p>369356.210727246</text:p>
          </table:table-cell>
          <table:table-cell office:value-type="float" office:value="3280347.62419294" calcext:value-type="float">
            <text:p>3280347.62419294</text:p>
          </table:table-cell>
          <table:table-cell table:number-columns-repeated="29"/>
        </table:table-row>
        <table:table-row table:style-name="ro1">
          <table:table-cell office:value-type="float" office:value="369356.210727246" calcext:value-type="float">
            <text:p>369356.210727246</text:p>
          </table:table-cell>
          <table:table-cell office:value-type="float" office:value="3280347.83389425" calcext:value-type="float">
            <text:p>3280347.83389425</text:p>
          </table:table-cell>
          <table:table-cell table:number-columns-repeated="29"/>
        </table:table-row>
        <table:table-row table:style-name="ro1">
          <table:table-cell office:value-type="float" office:value="369356.210727246" calcext:value-type="float">
            <text:p>369356.210727246</text:p>
          </table:table-cell>
          <table:table-cell office:value-type="float" office:value="3280348.12841856" calcext:value-type="float">
            <text:p>3280348.12841856</text:p>
          </table:table-cell>
          <table:table-cell table:number-columns-repeated="29"/>
        </table:table-row>
        <table:table-row table:style-name="ro1">
          <table:table-cell office:value-type="float" office:value="369356.210727246" calcext:value-type="float">
            <text:p>369356.210727246</text:p>
          </table:table-cell>
          <table:table-cell office:value-type="float" office:value="3280348.40173712" calcext:value-type="float">
            <text:p>3280348.40173712</text:p>
          </table:table-cell>
          <table:table-cell table:number-columns-repeated="29"/>
        </table:table-row>
        <table:table-row table:style-name="ro1">
          <table:table-cell office:value-type="float" office:value="369356.210727246" calcext:value-type="float">
            <text:p>369356.210727246</text:p>
          </table:table-cell>
          <table:table-cell office:value-type="float" office:value="3280348.7528101" calcext:value-type="float">
            <text:p>3280348.7528101</text:p>
          </table:table-cell>
          <table:table-cell table:number-columns-repeated="29"/>
        </table:table-row>
        <table:table-row table:style-name="ro1">
          <table:table-cell office:value-type="float" office:value="369356.210727246" calcext:value-type="float">
            <text:p>369356.210727246</text:p>
          </table:table-cell>
          <table:table-cell office:value-type="float" office:value="3280349.10388308" calcext:value-type="float">
            <text:p>3280349.10388308</text:p>
          </table:table-cell>
          <table:table-cell table:number-columns-repeated="29"/>
        </table:table-row>
        <table:table-row table:style-name="ro1">
          <table:table-cell office:value-type="float" office:value="369356.876715671" calcext:value-type="float">
            <text:p>369356.876715671</text:p>
          </table:table-cell>
          <table:table-cell office:value-type="float" office:value="3280346.97000681" calcext:value-type="float">
            <text:p>3280346.97000681</text:p>
          </table:table-cell>
          <table:table-cell table:number-columns-repeated="29"/>
        </table:table-row>
        <table:table-row table:style-name="ro1">
          <table:table-cell office:value-type="float" office:value="369356.876715671" calcext:value-type="float">
            <text:p>369356.876715671</text:p>
          </table:table-cell>
          <table:table-cell office:value-type="float" office:value="3280347.23154439" calcext:value-type="float">
            <text:p>3280347.23154439</text:p>
          </table:table-cell>
          <table:table-cell table:number-columns-repeated="29"/>
        </table:table-row>
        <table:table-row table:style-name="ro1">
          <table:table-cell office:value-type="float" office:value="369356.876715671" calcext:value-type="float">
            <text:p>369356.876715671</text:p>
          </table:table-cell>
          <table:table-cell office:value-type="float" office:value="3280347.51664393" calcext:value-type="float">
            <text:p>3280347.51664393</text:p>
          </table:table-cell>
          <table:table-cell table:number-columns-repeated="29"/>
        </table:table-row>
        <table:table-row table:style-name="ro1">
          <table:table-cell office:value-type="float" office:value="369356.876715671" calcext:value-type="float">
            <text:p>369356.876715671</text:p>
          </table:table-cell>
          <table:table-cell office:value-type="float" office:value="3280347.83944257" calcext:value-type="float">
            <text:p>3280347.83944257</text:p>
          </table:table-cell>
          <table:table-cell table:number-columns-repeated="29"/>
        </table:table-row>
        <table:table-row table:style-name="ro1">
          <table:table-cell office:value-type="float" office:value="369358.604940593" calcext:value-type="float">
            <text:p>369358.604940593</text:p>
          </table:table-cell>
          <table:table-cell office:value-type="float" office:value="3280345.37962893" calcext:value-type="float">
            <text:p>3280345.37962893</text:p>
          </table:table-cell>
          <table:table-cell table:number-columns-repeated="29"/>
        </table:table-row>
        <table:table-row table:style-name="ro1">
          <table:table-cell office:value-type="float" office:value="369358.604940593" calcext:value-type="float">
            <text:p>369358.604940593</text:p>
          </table:table-cell>
          <table:table-cell office:value-type="float" office:value="3280345.70007138" calcext:value-type="float">
            <text:p>3280345.70007138</text:p>
          </table:table-cell>
          <table:table-cell table:number-columns-repeated="29"/>
        </table:table-row>
        <table:table-row table:style-name="ro1">
          <table:table-cell office:value-type="float" office:value="369358.604940593" calcext:value-type="float">
            <text:p>369358.604940593</text:p>
          </table:table-cell>
          <table:table-cell office:value-type="float" office:value="3280346.09355586" calcext:value-type="float">
            <text:p>3280346.09355586</text:p>
          </table:table-cell>
          <table:table-cell table:number-columns-repeated="29"/>
        </table:table-row>
        <table:table-row table:style-name="ro1">
          <table:table-cell office:value-type="float" office:value="369358.604940593" calcext:value-type="float">
            <text:p>369358.604940593</text:p>
          </table:table-cell>
          <table:table-cell office:value-type="float" office:value="3280346.53416423" calcext:value-type="float">
            <text:p>3280346.53416423</text:p>
          </table:table-cell>
          <table:table-cell table:number-columns-repeated="29"/>
        </table:table-row>
        <table:table-row table:style-name="ro1">
          <table:table-cell office:value-type="float" office:value="369358.604940593" calcext:value-type="float">
            <text:p>369358.604940593</text:p>
          </table:table-cell>
          <table:table-cell office:value-type="float" office:value="3280346.78156465" calcext:value-type="float">
            <text:p>3280346.78156465</text:p>
          </table:table-cell>
          <table:table-cell table:number-columns-repeated="29"/>
        </table:table-row>
        <table:table-row table:style-name="ro1">
          <table:table-cell office:value-type="float" office:value="369358.604940593" calcext:value-type="float">
            <text:p>369358.604940593</text:p>
          </table:table-cell>
          <table:table-cell office:value-type="float" office:value="3280347.12556905" calcext:value-type="float">
            <text:p>3280347.12556905</text:p>
          </table:table-cell>
          <table:table-cell table:number-columns-repeated="29"/>
        </table:table-row>
        <table:table-row table:style-name="ro1">
          <table:table-cell office:value-type="float" office:value="369358.789503531" calcext:value-type="float">
            <text:p>369358.789503531</text:p>
          </table:table-cell>
          <table:table-cell office:value-type="float" office:value="3280344.99277503" calcext:value-type="float">
            <text:p>3280344.99277503</text:p>
          </table:table-cell>
          <table:table-cell table:number-columns-repeated="29"/>
        </table:table-row>
        <table:table-row table:style-name="ro1">
          <table:table-cell office:value-type="float" office:value="369358.789503531" calcext:value-type="float">
            <text:p>369358.789503531</text:p>
          </table:table-cell>
          <table:table-cell office:value-type="float" office:value="3280345.3462042" calcext:value-type="float">
            <text:p>3280345.3462042</text:p>
          </table:table-cell>
          <table:table-cell table:number-columns-repeated="29"/>
        </table:table-row>
        <table:table-row table:style-name="ro1">
          <table:table-cell office:value-type="float" office:value="369358.789503531" calcext:value-type="float">
            <text:p>369358.789503531</text:p>
          </table:table-cell>
          <table:table-cell office:value-type="float" office:value="3280345.7750316" calcext:value-type="float">
            <text:p>3280345.7750316</text:p>
          </table:table-cell>
          <table:table-cell table:number-columns-repeated="29"/>
        </table:table-row>
        <table:table-row table:style-name="ro1">
          <table:table-cell office:value-type="float" office:value="369358.789503531" calcext:value-type="float">
            <text:p>369358.789503531</text:p>
          </table:table-cell>
          <table:table-cell office:value-type="float" office:value="3280346.02714441" calcext:value-type="float">
            <text:p>3280346.02714441</text:p>
          </table:table-cell>
          <table:table-cell table:number-columns-repeated="29"/>
        </table:table-row>
        <table:table-row table:style-name="ro1">
          <table:table-cell office:value-type="float" office:value="369359.451617859" calcext:value-type="float">
            <text:p>369359.451617859</text:p>
          </table:table-cell>
          <table:table-cell office:value-type="float" office:value="3280343.26393387" calcext:value-type="float">
            <text:p>3280343.26393387</text:p>
          </table:table-cell>
          <table:table-cell table:number-columns-repeated="29"/>
        </table:table-row>
        <table:table-row table:style-name="ro1">
          <table:table-cell office:value-type="float" office:value="369359.451617859" calcext:value-type="float">
            <text:p>369359.451617859</text:p>
          </table:table-cell>
          <table:table-cell office:value-type="float" office:value="3280343.63856879" calcext:value-type="float">
            <text:p>3280343.63856879</text:p>
          </table:table-cell>
          <table:table-cell table:number-columns-repeated="29"/>
        </table:table-row>
        <table:table-row table:style-name="ro1">
          <table:table-cell office:value-type="float" office:value="369359.451617859" calcext:value-type="float">
            <text:p>369359.451617859</text:p>
          </table:table-cell>
          <table:table-cell office:value-type="float" office:value="3280344.01320371" calcext:value-type="float">
            <text:p>3280344.01320371</text:p>
          </table:table-cell>
          <table:table-cell table:number-columns-repeated="29"/>
        </table:table-row>
        <table:table-row table:style-name="ro1">
          <table:table-cell office:value-type="float" office:value="369359.451617859" calcext:value-type="float">
            <text:p>369359.451617859</text:p>
          </table:table-cell>
          <table:table-cell office:value-type="float" office:value="3280344.36898908" calcext:value-type="float">
            <text:p>3280344.36898908</text:p>
          </table:table-cell>
          <table:table-cell table:number-columns-repeated="29"/>
        </table:table-row>
        <table:table-row table:style-name="ro1">
          <table:table-cell office:value-type="float" office:value="369359.451617859" calcext:value-type="float">
            <text:p>369359.451617859</text:p>
          </table:table-cell>
          <table:table-cell office:value-type="float" office:value="3280344.67058198" calcext:value-type="float">
            <text:p>3280344.67058198</text:p>
          </table:table-cell>
          <table:table-cell table:number-columns-repeated="29"/>
        </table:table-row>
        <table:table-row table:style-name="ro1">
          <table:table-cell office:value-type="float" office:value="369359.451617859" calcext:value-type="float">
            <text:p>369359.451617859</text:p>
          </table:table-cell>
          <table:table-cell office:value-type="float" office:value="3280344.98159965" calcext:value-type="float">
            <text:p>3280344.98159965</text:p>
          </table:table-cell>
          <table:table-cell table:number-columns-repeated="29"/>
        </table:table-row>
        <table:table-row table:style-name="ro1">
          <table:table-cell office:value-type="float" office:value="369360.880397763" calcext:value-type="float">
            <text:p>369360.880397763</text:p>
          </table:table-cell>
          <table:table-cell office:value-type="float" office:value="3280341.56566185" calcext:value-type="float">
            <text:p>3280341.56566185</text:p>
          </table:table-cell>
          <table:table-cell table:number-columns-repeated="29"/>
        </table:table-row>
        <table:table-row table:style-name="ro1">
          <table:table-cell office:value-type="float" office:value="369360.880397763" calcext:value-type="float">
            <text:p>369360.880397763</text:p>
          </table:table-cell>
          <table:table-cell office:value-type="float" office:value="3280341.92144722" calcext:value-type="float">
            <text:p>3280341.92144722</text:p>
          </table:table-cell>
          <table:table-cell table:number-columns-repeated="29"/>
        </table:table-row>
        <table:table-row table:style-name="ro1">
          <table:table-cell office:value-type="float" office:value="369360.880397763" calcext:value-type="float">
            <text:p>369360.880397763</text:p>
          </table:table-cell>
          <table:table-cell office:value-type="float" office:value="3280342.16884764" calcext:value-type="float">
            <text:p>3280342.16884764</text:p>
          </table:table-cell>
          <table:table-cell table:number-columns-repeated="29"/>
        </table:table-row>
        <table:table-row table:style-name="ro1">
          <table:table-cell office:value-type="float" office:value="369360.880397763" calcext:value-type="float">
            <text:p>369360.880397763</text:p>
          </table:table-cell>
          <table:table-cell office:value-type="float" office:value="3280342.51992062" calcext:value-type="float">
            <text:p>3280342.51992062</text:p>
          </table:table-cell>
          <table:table-cell table:number-columns-repeated="29"/>
        </table:table-row>
        <table:table-row table:style-name="ro1">
          <table:table-cell office:value-type="float" office:value="369360.955244235" calcext:value-type="float">
            <text:p>369360.955244235</text:p>
          </table:table-cell>
          <table:table-cell office:value-type="float" office:value="3280339.3672542" calcext:value-type="float">
            <text:p>3280339.3672542</text:p>
          </table:table-cell>
          <table:table-cell table:number-columns-repeated="29"/>
        </table:table-row>
        <table:table-row table:style-name="ro1">
          <table:table-cell office:value-type="float" office:value="369360.955244235" calcext:value-type="float">
            <text:p>369360.955244235</text:p>
          </table:table-cell>
          <table:table-cell office:value-type="float" office:value="3280339.80079398" calcext:value-type="float">
            <text:p>3280339.80079398</text:p>
          </table:table-cell>
          <table:table-cell table:number-columns-repeated="29"/>
        </table:table-row>
        <table:table-row table:style-name="ro1">
          <table:table-cell office:value-type="float" office:value="369360.955244235" calcext:value-type="float">
            <text:p>369360.955244235</text:p>
          </table:table-cell>
          <table:table-cell office:value-type="float" office:value="3280340.16600413" calcext:value-type="float">
            <text:p>3280340.16600413</text:p>
          </table:table-cell>
          <table:table-cell table:number-columns-repeated="29"/>
        </table:table-row>
        <table:table-row table:style-name="ro1">
          <table:table-cell office:value-type="float" office:value="369360.955244235" calcext:value-type="float">
            <text:p>369360.955244235</text:p>
          </table:table-cell>
          <table:table-cell office:value-type="float" office:value="3280340.49115897" calcext:value-type="float">
            <text:p>3280340.49115897</text:p>
          </table:table-cell>
          <table:table-cell table:number-columns-repeated="29"/>
        </table:table-row>
        <table:table-row table:style-name="ro1">
          <table:table-cell office:value-type="float" office:value="369360.955244235" calcext:value-type="float">
            <text:p>369360.955244235</text:p>
          </table:table-cell>
          <table:table-cell office:value-type="float" office:value="3280340.78803948" calcext:value-type="float">
            <text:p>3280340.78803948</text:p>
          </table:table-cell>
          <table:table-cell table:number-columns-repeated="29"/>
        </table:table-row>
        <table:table-row table:style-name="ro1">
          <table:table-cell office:value-type="float" office:value="369359.692946112" calcext:value-type="float">
            <text:p>369359.692946112</text:p>
          </table:table-cell>
          <table:table-cell office:value-type="float" office:value="3280339.04946619" calcext:value-type="float">
            <text:p>3280339.04946619</text:p>
          </table:table-cell>
          <table:table-cell table:number-columns-repeated="29"/>
        </table:table-row>
        <table:table-row table:style-name="ro1">
          <table:table-cell office:value-type="float" office:value="369359.692946112" calcext:value-type="float">
            <text:p>369359.692946112</text:p>
          </table:table-cell>
          <table:table-cell office:value-type="float" office:value="3280339.39111439" calcext:value-type="float">
            <text:p>3280339.39111439</text:p>
          </table:table-cell>
          <table:table-cell table:number-columns-repeated="29"/>
        </table:table-row>
        <table:table-row table:style-name="ro1">
          <table:table-cell office:value-type="float" office:value="369359.692946112" calcext:value-type="float">
            <text:p>369359.692946112</text:p>
          </table:table-cell>
          <table:table-cell office:value-type="float" office:value="3280339.72569401" calcext:value-type="float">
            <text:p>3280339.72569401</text:p>
          </table:table-cell>
          <table:table-cell table:number-columns-repeated="29"/>
        </table:table-row>
        <table:table-row table:style-name="ro1">
          <table:table-cell office:value-type="float" office:value="369359.692946112" calcext:value-type="float">
            <text:p>369359.692946112</text:p>
          </table:table-cell>
          <table:table-cell office:value-type="float" office:value="3280340.08619177" calcext:value-type="float">
            <text:p>3280340.08619177</text:p>
          </table:table-cell>
          <table:table-cell table:number-columns-repeated="29"/>
        </table:table-row>
        <table:table-row table:style-name="ro1">
          <table:table-cell office:value-type="float" office:value="369359.692946112" calcext:value-type="float">
            <text:p>369359.692946112</text:p>
          </table:table-cell>
          <table:table-cell office:value-type="float" office:value="3280340.51266297" calcext:value-type="float">
            <text:p>3280340.51266297</text:p>
          </table:table-cell>
          <table:table-cell table:number-columns-repeated="29"/>
        </table:table-row>
        <table:table-row table:style-name="ro1">
          <table:table-cell office:value-type="float" office:value="369358.049898208" calcext:value-type="float">
            <text:p>369358.049898208</text:p>
          </table:table-cell>
          <table:table-cell office:value-type="float" office:value="3280339.29028089" calcext:value-type="float">
            <text:p>3280339.29028089</text:p>
          </table:table-cell>
          <table:table-cell table:number-columns-repeated="29"/>
        </table:table-row>
        <table:table-row table:style-name="ro1">
          <table:table-cell office:value-type="float" office:value="369358.049898208" calcext:value-type="float">
            <text:p>369358.049898208</text:p>
          </table:table-cell>
          <table:table-cell office:value-type="float" office:value="3280339.65077864" calcext:value-type="float">
            <text:p>3280339.65077864</text:p>
          </table:table-cell>
          <table:table-cell table:number-columns-repeated="29"/>
        </table:table-row>
        <table:table-row table:style-name="ro1">
          <table:table-cell office:value-type="float" office:value="369358.049898208" calcext:value-type="float">
            <text:p>369358.049898208</text:p>
          </table:table-cell>
          <table:table-cell office:value-type="float" office:value="3280339.95708393" calcext:value-type="float">
            <text:p>3280339.95708393</text:p>
          </table:table-cell>
          <table:table-cell table:number-columns-repeated="29"/>
        </table:table-row>
        <table:table-row table:style-name="ro1">
          <table:table-cell office:value-type="float" office:value="369358.049898208" calcext:value-type="float">
            <text:p>369358.049898208</text:p>
          </table:table-cell>
          <table:table-cell office:value-type="float" office:value="3280340.2233339" calcext:value-type="float">
            <text:p>3280340.2233339</text:p>
          </table:table-cell>
          <table:table-cell table:number-columns-repeated="29"/>
        </table:table-row>
        <table:table-row table:style-name="ro1">
          <table:table-cell office:value-type="float" office:value="369358.049898208" calcext:value-type="float">
            <text:p>369358.049898208</text:p>
          </table:table-cell>
          <table:table-cell office:value-type="float" office:value="3280340.24925204" calcext:value-type="float">
            <text:p>3280340.24925204</text:p>
          </table:table-cell>
          <table:table-cell table:number-columns-repeated="29"/>
        </table:table-row>
        <table:table-row table:style-name="ro1">
          <table:table-cell office:value-type="float" office:value="369356.51140138" calcext:value-type="float">
            <text:p>369356.51140138</text:p>
          </table:table-cell>
          <table:table-cell office:value-type="float" office:value="3280340.19487552" calcext:value-type="float">
            <text:p>3280340.19487552</text:p>
          </table:table-cell>
          <table:table-cell table:number-columns-repeated="29"/>
        </table:table-row>
        <table:table-row table:style-name="ro1">
          <table:table-cell office:value-type="float" office:value="369356.51140138" calcext:value-type="float">
            <text:p>369356.51140138</text:p>
          </table:table-cell>
          <table:table-cell office:value-type="float" office:value="3280340.19958791" calcext:value-type="float">
            <text:p>3280340.19958791</text:p>
          </table:table-cell>
          <table:table-cell table:number-columns-repeated="29"/>
        </table:table-row>
        <table:table-row table:style-name="ro1">
          <table:table-cell office:value-type="float" office:value="369356.51140138" calcext:value-type="float">
            <text:p>369356.51140138</text:p>
          </table:table-cell>
          <table:table-cell office:value-type="float" office:value="3280340.19958791" calcext:value-type="float">
            <text:p>3280340.19958791</text:p>
          </table:table-cell>
          <table:table-cell table:number-columns-repeated="29"/>
        </table:table-row>
        <table:table-row table:style-name="ro1">
          <table:table-cell office:value-type="float" office:value="369356.51140138" calcext:value-type="float">
            <text:p>369356.51140138</text:p>
          </table:table-cell>
          <table:table-cell office:value-type="float" office:value="3280340.19958791" calcext:value-type="float">
            <text:p>3280340.19958791</text:p>
          </table:table-cell>
          <table:table-cell table:number-columns-repeated="29"/>
        </table:table-row>
        <table:table-row table:style-name="ro1">
          <table:table-cell office:value-type="float" office:value="369356.51140138" calcext:value-type="float">
            <text:p>369356.51140138</text:p>
          </table:table-cell>
          <table:table-cell office:value-type="float" office:value="3280340.31268524" calcext:value-type="float">
            <text:p>3280340.31268524</text:p>
          </table:table-cell>
          <table:table-cell table:number-columns-repeated="29"/>
        </table:table-row>
        <table:table-row table:style-name="ro1">
          <table:table-cell office:value-type="float" office:value="369356.605620124" calcext:value-type="float">
            <text:p>369356.605620124</text:p>
          </table:table-cell>
          <table:table-cell office:value-type="float" office:value="3280339.97211138" calcext:value-type="float">
            <text:p>3280339.97211138</text:p>
          </table:table-cell>
          <table:table-cell table:number-columns-repeated="29"/>
        </table:table-row>
        <table:table-row table:style-name="ro1">
          <table:table-cell office:value-type="float" office:value="369356.605620124" calcext:value-type="float">
            <text:p>369356.605620124</text:p>
          </table:table-cell>
          <table:table-cell office:value-type="float" office:value="3280340.28312905" calcext:value-type="float">
            <text:p>3280340.28312905</text:p>
          </table:table-cell>
          <table:table-cell table:number-columns-repeated="29"/>
        </table:table-row>
        <table:table-row table:style-name="ro1">
          <table:table-cell office:value-type="float" office:value="369356.605620124" calcext:value-type="float">
            <text:p>369356.605620124</text:p>
          </table:table-cell>
          <table:table-cell office:value-type="float" office:value="3280340.51639231" calcext:value-type="float">
            <text:p>3280340.51639231</text:p>
          </table:table-cell>
          <table:table-cell table:number-columns-repeated="29"/>
        </table:table-row>
        <table:table-row table:style-name="ro1">
          <table:table-cell office:value-type="float" office:value="369356.605620124" calcext:value-type="float">
            <text:p>369356.605620124</text:p>
          </table:table-cell>
          <table:table-cell office:value-type="float" office:value="3280340.84390334" calcext:value-type="float">
            <text:p>3280340.84390334</text:p>
          </table:table-cell>
          <table:table-cell table:number-columns-repeated="29"/>
        </table:table-row>
        <table:table-row table:style-name="ro1">
          <table:table-cell office:value-type="float" office:value="369356.605620124" calcext:value-type="float">
            <text:p>369356.605620124</text:p>
          </table:table-cell>
          <table:table-cell office:value-type="float" office:value="3280341.16905818" calcext:value-type="float">
            <text:p>3280341.16905818</text:p>
          </table:table-cell>
          <table:table-cell table:number-columns-repeated="29"/>
        </table:table-row>
        <table:table-row table:style-name="ro1">
          <table:table-cell office:value-type="float" office:value="369356.804389874" calcext:value-type="float">
            <text:p>369356.804389874</text:p>
          </table:table-cell>
          <table:table-cell office:value-type="float" office:value="3280340.41312694" calcext:value-type="float">
            <text:p>3280340.41312694</text:p>
          </table:table-cell>
          <table:table-cell table:number-columns-repeated="29"/>
        </table:table-row>
        <table:table-row table:style-name="ro1">
          <table:table-cell office:value-type="float" office:value="369356.804389874" calcext:value-type="float">
            <text:p>369356.804389874</text:p>
          </table:table-cell>
          <table:table-cell office:value-type="float" office:value="3280340.79011806" calcext:value-type="float">
            <text:p>3280340.79011806</text:p>
          </table:table-cell>
          <table:table-cell table:number-columns-repeated="29"/>
        </table:table-row>
        <table:table-row table:style-name="ro1">
          <table:table-cell office:value-type="float" office:value="369356.804389874" calcext:value-type="float">
            <text:p>369356.804389874</text:p>
          </table:table-cell>
          <table:table-cell office:value-type="float" office:value="3280341.17889015" calcext:value-type="float">
            <text:p>3280341.17889015</text:p>
          </table:table-cell>
          <table:table-cell table:number-columns-repeated="29"/>
        </table:table-row>
        <table:table-row table:style-name="ro1">
          <table:table-cell office:value-type="float" office:value="369356.804389874" calcext:value-type="float">
            <text:p>369356.804389874</text:p>
          </table:table-cell>
          <table:table-cell office:value-type="float" office:value="3280341.54645649" calcext:value-type="float">
            <text:p>3280341.54645649</text:p>
          </table:table-cell>
          <table:table-cell table:number-columns-repeated="29"/>
        </table:table-row>
        <table:table-row table:style-name="ro1">
          <table:table-cell office:value-type="float" office:value="369356.804389874" calcext:value-type="float">
            <text:p>369356.804389874</text:p>
          </table:table-cell>
          <table:table-cell office:value-type="float" office:value="3280341.95879052" calcext:value-type="float">
            <text:p>3280341.95879052</text:p>
          </table:table-cell>
          <table:table-cell table:number-columns-repeated="29"/>
        </table:table-row>
        <table:table-row table:style-name="ro1">
          <table:table-cell office:value-type="float" office:value="369358.069270985" calcext:value-type="float">
            <text:p>369358.069270985</text:p>
          </table:table-cell>
          <table:table-cell office:value-type="float" office:value="3280340.95255058" calcext:value-type="float">
            <text:p>3280340.95255058</text:p>
          </table:table-cell>
          <table:table-cell table:number-columns-repeated="29"/>
        </table:table-row>
        <table:table-row table:style-name="ro1">
          <table:table-cell office:value-type="float" office:value="369358.069270985" calcext:value-type="float">
            <text:p>369358.069270985</text:p>
          </table:table-cell>
          <table:table-cell office:value-type="float" office:value="3280341.369597" calcext:value-type="float">
            <text:p>3280341.369597</text:p>
          </table:table-cell>
          <table:table-cell table:number-columns-repeated="29"/>
        </table:table-row>
        <table:table-row table:style-name="ro1">
          <table:table-cell office:value-type="float" office:value="369358.069270985" calcext:value-type="float">
            <text:p>369358.069270985</text:p>
          </table:table-cell>
          <table:table-cell office:value-type="float" office:value="3280341.7536567" calcext:value-type="float">
            <text:p>3280341.7536567</text:p>
          </table:table-cell>
          <table:table-cell table:number-columns-repeated="29"/>
        </table:table-row>
        <table:table-row table:style-name="ro1">
          <table:table-cell office:value-type="float" office:value="369358.069270985" calcext:value-type="float">
            <text:p>369358.069270985</text:p>
          </table:table-cell>
          <table:table-cell office:value-type="float" office:value="3280342.17305932" calcext:value-type="float">
            <text:p>3280342.17305932</text:p>
          </table:table-cell>
          <table:table-cell table:number-columns-repeated="29"/>
        </table:table-row>
        <table:table-row table:style-name="ro1">
          <table:table-cell office:value-type="float" office:value="369358.069270985" calcext:value-type="float">
            <text:p>369358.069270985</text:p>
          </table:table-cell>
          <table:table-cell office:value-type="float" office:value="3280342.59481814" calcext:value-type="float">
            <text:p>3280342.59481814</text:p>
          </table:table-cell>
          <table:table-cell table:number-columns-repeated="29"/>
        </table:table-row>
        <table:table-row table:style-name="ro1">
          <table:table-cell office:value-type="float" office:value="369358.069270985" calcext:value-type="float">
            <text:p>369358.069270985</text:p>
          </table:table-cell>
          <table:table-cell office:value-type="float" office:value="3280342.96709687" calcext:value-type="float">
            <text:p>3280342.96709687</text:p>
          </table:table-cell>
          <table:table-cell table:number-columns-repeated="29"/>
        </table:table-row>
        <table:table-row table:style-name="ro1">
          <table:table-cell office:value-type="float" office:value="369360.392514273" calcext:value-type="float">
            <text:p>369360.392514273</text:p>
          </table:table-cell>
          <table:table-cell office:value-type="float" office:value="3280341.22706767" calcext:value-type="float">
            <text:p>3280341.22706767</text:p>
          </table:table-cell>
          <table:table-cell table:number-columns-repeated="29"/>
        </table:table-row>
        <table:table-row table:style-name="ro1">
          <table:table-cell office:value-type="float" office:value="369360.392514273" calcext:value-type="float">
            <text:p>369360.392514273</text:p>
          </table:table-cell>
          <table:table-cell office:value-type="float" office:value="3280341.54986631" calcext:value-type="float">
            <text:p>3280341.54986631</text:p>
          </table:table-cell>
          <table:table-cell table:number-columns-repeated="29"/>
        </table:table-row>
        <table:table-row table:style-name="ro1">
          <table:table-cell office:value-type="float" office:value="369360.392514273" calcext:value-type="float">
            <text:p>369360.392514273</text:p>
          </table:table-cell>
          <table:table-cell office:value-type="float" office:value="3280341.99283088" calcext:value-type="float">
            <text:p>3280341.99283088</text:p>
          </table:table-cell>
          <table:table-cell table:number-columns-repeated="29"/>
        </table:table-row>
        <table:table-row table:style-name="ro1">
          <table:table-cell office:value-type="float" office:value="369360.392514273" calcext:value-type="float">
            <text:p>369360.392514273</text:p>
          </table:table-cell>
          <table:table-cell office:value-type="float" office:value="3280342.27793041" calcext:value-type="float">
            <text:p>3280342.27793041</text:p>
          </table:table-cell>
          <table:table-cell table:number-columns-repeated="29"/>
        </table:table-row>
        <table:table-row table:style-name="ro1">
          <table:table-cell office:value-type="float" office:value="369360.392514273" calcext:value-type="float">
            <text:p>369360.392514273</text:p>
          </table:table-cell>
          <table:table-cell office:value-type="float" office:value="3280342.75859409" calcext:value-type="float">
            <text:p>3280342.75859409</text:p>
          </table:table-cell>
          <table:table-cell table:number-columns-repeated="29"/>
        </table:table-row>
        <table:table-row table:style-name="ro1">
          <table:table-cell office:value-type="float" office:value="369362.323384433" calcext:value-type="float">
            <text:p>369362.323384433</text:p>
          </table:table-cell>
          <table:table-cell office:value-type="float" office:value="3280340.97800285" calcext:value-type="float">
            <text:p>3280340.97800285</text:p>
          </table:table-cell>
          <table:table-cell table:number-columns-repeated="29"/>
        </table:table-row>
        <table:table-row table:style-name="ro1">
          <table:table-cell office:value-type="float" office:value="369362.323384433" calcext:value-type="float">
            <text:p>369362.323384433</text:p>
          </table:table-cell>
          <table:table-cell office:value-type="float" office:value="3280341.28902052" calcext:value-type="float">
            <text:p>3280341.28902052</text:p>
          </table:table-cell>
          <table:table-cell table:number-columns-repeated="29"/>
        </table:table-row>
        <table:table-row table:style-name="ro1">
          <table:table-cell office:value-type="float" office:value="369362.323384433" calcext:value-type="float">
            <text:p>369362.323384433</text:p>
          </table:table-cell>
          <table:table-cell office:value-type="float" office:value="3280341.51521519" calcext:value-type="float">
            <text:p>3280341.51521519</text:p>
          </table:table-cell>
          <table:table-cell table:number-columns-repeated="29"/>
        </table:table-row>
        <table:table-row table:style-name="ro1">
          <table:table-cell office:value-type="float" office:value="369362.323384433" calcext:value-type="float">
            <text:p>369362.323384433</text:p>
          </table:table-cell>
          <table:table-cell office:value-type="float" office:value="3280341.55055811" calcext:value-type="float">
            <text:p>3280341.55055811</text:p>
          </table:table-cell>
          <table:table-cell table:number-columns-repeated="29"/>
        </table:table-row>
        <table:table-row table:style-name="ro1">
          <table:table-cell office:value-type="float" office:value="369362.323384433" calcext:value-type="float">
            <text:p>369362.323384433</text:p>
          </table:table-cell>
          <table:table-cell office:value-type="float" office:value="3280341.55055811" calcext:value-type="float">
            <text:p>3280341.55055811</text:p>
          </table:table-cell>
          <table:table-cell table:number-columns-repeated="29"/>
        </table:table-row>
        <table:table-row table:style-name="ro1">
          <table:table-cell office:value-type="float" office:value="369365.311325968" calcext:value-type="float">
            <text:p>369365.311325968</text:p>
          </table:table-cell>
          <table:table-cell office:value-type="float" office:value="3280339.31648861" calcext:value-type="float">
            <text:p>3280339.31648861</text:p>
          </table:table-cell>
          <table:table-cell table:number-columns-repeated="29"/>
        </table:table-row>
        <table:table-row table:style-name="ro1">
          <table:table-cell office:value-type="float" office:value="369365.311325968" calcext:value-type="float">
            <text:p>369365.311325968</text:p>
          </table:table-cell>
          <table:table-cell office:value-type="float" office:value="3280339.31177622" calcext:value-type="float">
            <text:p>3280339.31177622</text:p>
          </table:table-cell>
          <table:table-cell table:number-columns-repeated="29"/>
        </table:table-row>
        <table:table-row table:style-name="ro1">
          <table:table-cell office:value-type="float" office:value="369365.311325968" calcext:value-type="float">
            <text:p>369365.311325968</text:p>
          </table:table-cell>
          <table:table-cell office:value-type="float" office:value="3280339.26936472" calcext:value-type="float">
            <text:p>3280339.26936472</text:p>
          </table:table-cell>
          <table:table-cell table:number-columns-repeated="29"/>
        </table:table-row>
        <table:table-row table:style-name="ro1">
          <table:table-cell office:value-type="float" office:value="369365.311325968" calcext:value-type="float">
            <text:p>369365.311325968</text:p>
          </table:table-cell>
          <table:table-cell office:value-type="float" office:value="3280339.28114569" calcext:value-type="float">
            <text:p>3280339.28114569</text:p>
          </table:table-cell>
          <table:table-cell table:number-columns-repeated="29"/>
        </table:table-row>
        <table:table-row table:style-name="ro1">
          <table:table-cell office:value-type="float" office:value="369365.311325968" calcext:value-type="float">
            <text:p>369365.311325968</text:p>
          </table:table-cell>
          <table:table-cell office:value-type="float" office:value="3280339.31648861" calcext:value-type="float">
            <text:p>3280339.31648861</text:p>
          </table:table-cell>
          <table:table-cell table:number-columns-repeated="29"/>
        </table:table-row>
        <table:table-row table:style-name="ro1">
          <table:table-cell office:value-type="float" office:value="369365.311325968" calcext:value-type="float">
            <text:p>369365.311325968</text:p>
          </table:table-cell>
          <table:table-cell office:value-type="float" office:value="3280339.31648861" calcext:value-type="float">
            <text:p>3280339.31648861</text:p>
          </table:table-cell>
          <table:table-cell table:number-columns-repeated="29"/>
        </table:table-row>
        <table:table-row table:style-name="ro1">
          <table:table-cell office:value-type="float" office:value="369365.311325968" calcext:value-type="float">
            <text:p>369365.311325968</text:p>
          </table:table-cell>
          <table:table-cell office:value-type="float" office:value="3280339.31648861" calcext:value-type="float">
            <text:p>3280339.31648861</text:p>
          </table:table-cell>
          <table:table-cell table:number-columns-repeated="29"/>
        </table:table-row>
        <table:table-row table:style-name="ro1">
          <table:table-cell office:value-type="float" office:value="369365.311325968" calcext:value-type="float">
            <text:p>369365.311325968</text:p>
          </table:table-cell>
          <table:table-cell office:value-type="float" office:value="3280339.31648861" calcext:value-type="float">
            <text:p>3280339.31648861</text:p>
          </table:table-cell>
          <table:table-cell table:number-columns-repeated="29"/>
        </table:table-row>
        <table:table-row table:style-name="ro1">
          <table:table-cell office:value-type="float" office:value="369365.311325968" calcext:value-type="float">
            <text:p>369365.311325968</text:p>
          </table:table-cell>
          <table:table-cell office:value-type="float" office:value="3280339.31648861" calcext:value-type="float">
            <text:p>3280339.31648861</text:p>
          </table:table-cell>
          <table:table-cell table:number-columns-repeated="29"/>
        </table:table-row>
        <table:table-row table:style-name="ro1">
          <table:table-cell office:value-type="float" office:value="369365.213232707" calcext:value-type="float">
            <text:p>369365.213232707</text:p>
          </table:table-cell>
          <table:table-cell office:value-type="float" office:value="3280339.20679874" calcext:value-type="float">
            <text:p>3280339.20679874</text:p>
          </table:table-cell>
          <table:table-cell table:number-columns-repeated="29"/>
        </table:table-row>
        <table:table-row table:style-name="ro1">
          <table:table-cell office:value-type="float" office:value="369365.213232707" calcext:value-type="float">
            <text:p>369365.213232707</text:p>
          </table:table-cell>
          <table:table-cell office:value-type="float" office:value="3280339.20679874" calcext:value-type="float">
            <text:p>3280339.20679874</text:p>
          </table:table-cell>
          <table:table-cell table:number-columns-repeated="29"/>
        </table:table-row>
        <table:table-row table:style-name="ro1">
          <table:table-cell office:value-type="float" office:value="369365.213232707" calcext:value-type="float">
            <text:p>369365.213232707</text:p>
          </table:table-cell>
          <table:table-cell office:value-type="float" office:value="3280339.20679874" calcext:value-type="float">
            <text:p>3280339.20679874</text:p>
          </table:table-cell>
          <table:table-cell table:number-columns-repeated="29"/>
        </table:table-row>
        <table:table-row table:style-name="ro1">
          <table:table-cell office:value-type="float" office:value="369365.213232707" calcext:value-type="float">
            <text:p>369365.213232707</text:p>
          </table:table-cell>
          <table:table-cell office:value-type="float" office:value="3280339.20679874" calcext:value-type="float">
            <text:p>3280339.20679874</text:p>
          </table:table-cell>
          <table:table-cell table:number-columns-repeated="29"/>
        </table:table-row>
        <table:table-row table:style-name="ro1">
          <table:table-cell office:value-type="float" office:value="369365.213232707" calcext:value-type="float">
            <text:p>369365.213232707</text:p>
          </table:table-cell>
          <table:table-cell office:value-type="float" office:value="3280339.20679874" calcext:value-type="float">
            <text:p>3280339.20679874</text:p>
          </table:table-cell>
          <table:table-cell table:number-columns-repeated="29"/>
        </table:table-row>
        <table:table-row table:style-name="ro1">
          <table:table-cell office:value-type="float" office:value="369364.242631625" calcext:value-type="float">
            <text:p>369364.242631625</text:p>
          </table:table-cell>
          <table:table-cell office:value-type="float" office:value="3280338.99644389" calcext:value-type="float">
            <text:p>3280338.99644389</text:p>
          </table:table-cell>
          <table:table-cell table:number-columns-repeated="29"/>
        </table:table-row>
        <table:table-row table:style-name="ro1">
          <table:table-cell office:value-type="float" office:value="369364.242631625" calcext:value-type="float">
            <text:p>369364.242631625</text:p>
          </table:table-cell>
          <table:table-cell office:value-type="float" office:value="3280338.99644389" calcext:value-type="float">
            <text:p>3280338.99644389</text:p>
          </table:table-cell>
          <table:table-cell table:number-columns-repeated="29"/>
        </table:table-row>
        <table:table-row table:style-name="ro1">
          <table:table-cell office:value-type="float" office:value="369364.242631625" calcext:value-type="float">
            <text:p>369364.242631625</text:p>
          </table:table-cell>
          <table:table-cell office:value-type="float" office:value="3280338.99644389" calcext:value-type="float">
            <text:p>3280338.99644389</text:p>
          </table:table-cell>
          <table:table-cell table:number-columns-repeated="29"/>
        </table:table-row>
        <table:table-row table:style-name="ro1">
          <table:table-cell office:value-type="float" office:value="369364.242631625" calcext:value-type="float">
            <text:p>369364.242631625</text:p>
          </table:table-cell>
          <table:table-cell office:value-type="float" office:value="3280338.99644389" calcext:value-type="float">
            <text:p>3280338.99644389</text:p>
          </table:table-cell>
          <table:table-cell table:number-columns-repeated="29"/>
        </table:table-row>
        <table:table-row table:style-name="ro1">
          <table:table-cell office:value-type="float" office:value="369364.242631625" calcext:value-type="float">
            <text:p>369364.242631625</text:p>
          </table:table-cell>
          <table:table-cell office:value-type="float" office:value="3280338.99644389" calcext:value-type="float">
            <text:p>3280338.99644389</text:p>
          </table:table-cell>
          <table:table-cell table:number-columns-repeated="29"/>
        </table:table-row>
        <table:table-row table:style-name="ro1">
          <table:table-cell office:value-type="float" office:value="369364.242631625" calcext:value-type="float">
            <text:p>369364.242631625</text:p>
          </table:table-cell>
          <table:table-cell office:value-type="float" office:value="3280338.99644389" calcext:value-type="float">
            <text:p>3280338.99644389</text:p>
          </table:table-cell>
          <table:table-cell table:number-columns-repeated="29"/>
        </table:table-row>
        <table:table-row table:style-name="ro1">
          <table:table-cell office:value-type="float" office:value="369362.790604338" calcext:value-type="float">
            <text:p>369362.790604338</text:p>
          </table:table-cell>
          <table:table-cell office:value-type="float" office:value="3280339.0133657" calcext:value-type="float">
            <text:p>3280339.0133657</text:p>
          </table:table-cell>
          <table:table-cell table:number-columns-repeated="29"/>
        </table:table-row>
        <table:table-row table:style-name="ro1">
          <table:table-cell office:value-type="float" office:value="369362.790604338" calcext:value-type="float">
            <text:p>369362.790604338</text:p>
          </table:table-cell>
          <table:table-cell office:value-type="float" office:value="3280339.0133657" calcext:value-type="float">
            <text:p>3280339.0133657</text:p>
          </table:table-cell>
          <table:table-cell table:number-columns-repeated="29"/>
        </table:table-row>
        <table:table-row table:style-name="ro1">
          <table:table-cell office:value-type="float" office:value="369362.790604338" calcext:value-type="float">
            <text:p>369362.790604338</text:p>
          </table:table-cell>
          <table:table-cell office:value-type="float" office:value="3280339.0133657" calcext:value-type="float">
            <text:p>3280339.0133657</text:p>
          </table:table-cell>
          <table:table-cell table:number-columns-repeated="29"/>
        </table:table-row>
        <table:table-row table:style-name="ro1">
          <table:table-cell office:value-type="float" office:value="369362.790604338" calcext:value-type="float">
            <text:p>369362.790604338</text:p>
          </table:table-cell>
          <table:table-cell office:value-type="float" office:value="3280339.0133657" calcext:value-type="float">
            <text:p>3280339.0133657</text:p>
          </table:table-cell>
          <table:table-cell table:number-columns-repeated="29"/>
        </table:table-row>
        <table:table-row table:style-name="ro1">
          <table:table-cell office:value-type="float" office:value="369362.884823217" calcext:value-type="float">
            <text:p>369362.884823217</text:p>
          </table:table-cell>
          <table:table-cell office:value-type="float" office:value="3280338.79060162" calcext:value-type="float">
            <text:p>3280338.79060162</text:p>
          </table:table-cell>
          <table:table-cell table:number-columns-repeated="29"/>
        </table:table-row>
        <table:table-row table:style-name="ro1">
          <table:table-cell office:value-type="float" office:value="369362.884823217" calcext:value-type="float">
            <text:p>369362.884823217</text:p>
          </table:table-cell>
          <table:table-cell office:value-type="float" office:value="3280338.79060162" calcext:value-type="float">
            <text:p>3280338.79060162</text:p>
          </table:table-cell>
          <table:table-cell table:number-columns-repeated="29"/>
        </table:table-row>
        <table:table-row table:style-name="ro1">
          <table:table-cell office:value-type="float" office:value="369362.884823217" calcext:value-type="float">
            <text:p>369362.884823217</text:p>
          </table:table-cell>
          <table:table-cell office:value-type="float" office:value="3280338.79060162" calcext:value-type="float">
            <text:p>3280338.79060162</text:p>
          </table:table-cell>
          <table:table-cell table:number-columns-repeated="29"/>
        </table:table-row>
        <table:table-row table:style-name="ro1">
          <table:table-cell office:value-type="float" office:value="369362.884823217" calcext:value-type="float">
            <text:p>369362.884823217</text:p>
          </table:table-cell>
          <table:table-cell office:value-type="float" office:value="3280338.79060162" calcext:value-type="float">
            <text:p>3280338.79060162</text:p>
          </table:table-cell>
          <table:table-cell table:number-columns-repeated="29"/>
        </table:table-row>
        <table:table-row table:style-name="ro1">
          <table:table-cell office:value-type="float" office:value="369362.884823217" calcext:value-type="float">
            <text:p>369362.884823217</text:p>
          </table:table-cell>
          <table:table-cell office:value-type="float" office:value="3280338.79060162" calcext:value-type="float">
            <text:p>3280338.79060162</text:p>
          </table:table-cell>
          <table:table-cell table:number-columns-repeated="29"/>
        </table:table-row>
        <table:table-row table:style-name="ro1">
          <table:table-cell office:value-type="float" office:value="369362.400814112" calcext:value-type="float">
            <text:p>369362.400814112</text:p>
          </table:table-cell>
          <table:table-cell office:value-type="float" office:value="3280338.79624226" calcext:value-type="float">
            <text:p>3280338.79624226</text:p>
          </table:table-cell>
          <table:table-cell table:number-columns-repeated="29"/>
        </table:table-row>
        <table:table-row table:style-name="ro1">
          <table:table-cell office:value-type="float" office:value="369362.400814112" calcext:value-type="float">
            <text:p>369362.400814112</text:p>
          </table:table-cell>
          <table:table-cell office:value-type="float" office:value="3280338.79624226" calcext:value-type="float">
            <text:p>3280338.79624226</text:p>
          </table:table-cell>
          <table:table-cell table:number-columns-repeated="29"/>
        </table:table-row>
        <table:table-row table:style-name="ro1">
          <table:table-cell office:value-type="float" office:value="369362.400814112" calcext:value-type="float">
            <text:p>369362.400814112</text:p>
          </table:table-cell>
          <table:table-cell office:value-type="float" office:value="3280338.79624226" calcext:value-type="float">
            <text:p>3280338.79624226</text:p>
          </table:table-cell>
          <table:table-cell table:number-columns-repeated="29"/>
        </table:table-row>
        <table:table-row table:style-name="ro1">
          <table:table-cell office:value-type="float" office:value="369362.400814112" calcext:value-type="float">
            <text:p>369362.400814112</text:p>
          </table:table-cell>
          <table:table-cell office:value-type="float" office:value="3280338.75854314" calcext:value-type="float">
            <text:p>3280338.75854314</text:p>
          </table:table-cell>
          <table:table-cell table:number-columns-repeated="29"/>
        </table:table-row>
        <table:table-row table:style-name="ro1">
          <table:table-cell office:value-type="float" office:value="369362.400814112" calcext:value-type="float">
            <text:p>369362.400814112</text:p>
          </table:table-cell>
          <table:table-cell office:value-type="float" office:value="3280338.60067811" calcext:value-type="float">
            <text:p>3280338.60067811</text:p>
          </table:table-cell>
          <table:table-cell table:number-columns-repeated="29"/>
        </table:table-row>
        <table:table-row table:style-name="ro1">
          <table:table-cell office:value-type="float" office:value="369362.400814112" calcext:value-type="float">
            <text:p>369362.400814112</text:p>
          </table:table-cell>
          <table:table-cell office:value-type="float" office:value="3280338.4357445" calcext:value-type="float">
            <text:p>3280338.4357445</text:p>
          </table:table-cell>
          <table:table-cell table:number-columns-repeated="29"/>
        </table:table-row>
        <table:table-row table:style-name="ro1">
          <table:table-cell office:value-type="float" office:value="369362.106534216" calcext:value-type="float">
            <text:p>369362.106534216</text:p>
          </table:table-cell>
          <table:table-cell office:value-type="float" office:value="3280338.31166388" calcext:value-type="float">
            <text:p>3280338.31166388</text:p>
          </table:table-cell>
          <table:table-cell table:number-columns-repeated="29"/>
        </table:table-row>
        <table:table-row table:style-name="ro1">
          <table:table-cell office:value-type="float" office:value="369362.106534216" calcext:value-type="float">
            <text:p>369362.106534216</text:p>
          </table:table-cell>
          <table:table-cell office:value-type="float" office:value="3280338.15144266" calcext:value-type="float">
            <text:p>3280338.15144266</text:p>
          </table:table-cell>
          <table:table-cell table:number-columns-repeated="29"/>
        </table:table-row>
        <table:table-row table:style-name="ro1">
          <table:table-cell office:value-type="float" office:value="369362.106534216" calcext:value-type="float">
            <text:p>369362.106534216</text:p>
          </table:table-cell>
          <table:table-cell office:value-type="float" office:value="3280337.97944046" calcext:value-type="float">
            <text:p>3280337.97944046</text:p>
          </table:table-cell>
          <table:table-cell table:number-columns-repeated="29"/>
        </table:table-row>
        <table:table-row table:style-name="ro1">
          <table:table-cell office:value-type="float" office:value="369362.106534216" calcext:value-type="float">
            <text:p>369362.106534216</text:p>
          </table:table-cell>
          <table:table-cell office:value-type="float" office:value="3280337.81686304" calcext:value-type="float">
            <text:p>3280337.81686304</text:p>
          </table:table-cell>
          <table:table-cell table:number-columns-repeated="29"/>
        </table:table-row>
        <table:table-row table:style-name="ro1">
          <table:table-cell office:value-type="float" office:value="369362.106534216" calcext:value-type="float">
            <text:p>369362.106534216</text:p>
          </table:table-cell>
          <table:table-cell office:value-type="float" office:value="3280337.66842278" calcext:value-type="float">
            <text:p>3280337.66842278</text:p>
          </table:table-cell>
          <table:table-cell table:number-columns-repeated="29"/>
        </table:table-row>
        <table:table-row table:style-name="ro1">
          <table:table-cell office:value-type="float" office:value="369360.17308072" calcext:value-type="float">
            <text:p>369360.17308072</text:p>
          </table:table-cell>
          <table:table-cell office:value-type="float" office:value="3280338.67131619" calcext:value-type="float">
            <text:p>3280338.67131619</text:p>
          </table:table-cell>
          <table:table-cell table:number-columns-repeated="29"/>
        </table:table-row>
        <table:table-row table:style-name="ro1">
          <table:table-cell office:value-type="float" office:value="369360.17308072" calcext:value-type="float">
            <text:p>369360.17308072</text:p>
          </table:table-cell>
          <table:table-cell office:value-type="float" office:value="3280338.66895999" calcext:value-type="float">
            <text:p>3280338.66895999</text:p>
          </table:table-cell>
          <table:table-cell table:number-columns-repeated="29"/>
        </table:table-row>
        <table:table-row table:style-name="ro1">
          <table:table-cell office:value-type="float" office:value="369360.17308072" calcext:value-type="float">
            <text:p>369360.17308072</text:p>
          </table:table-cell>
          <table:table-cell office:value-type="float" office:value="3280338.67131619" calcext:value-type="float">
            <text:p>3280338.67131619</text:p>
          </table:table-cell>
          <table:table-cell table:number-columns-repeated="29"/>
        </table:table-row>
        <table:table-row table:style-name="ro1">
          <table:table-cell office:value-type="float" office:value="369360.17308072" calcext:value-type="float">
            <text:p>369360.17308072</text:p>
          </table:table-cell>
          <table:table-cell office:value-type="float" office:value="3280338.60063035" calcext:value-type="float">
            <text:p>3280338.60063035</text:p>
          </table:table-cell>
          <table:table-cell table:number-columns-repeated="29"/>
        </table:table-row>
        <table:table-row table:style-name="ro1">
          <table:table-cell office:value-type="float" office:value="369360.17308072" calcext:value-type="float">
            <text:p>369360.17308072</text:p>
          </table:table-cell>
          <table:table-cell office:value-type="float" office:value="3280338.48753302" calcext:value-type="float">
            <text:p>3280338.48753302</text:p>
          </table:table-cell>
          <table:table-cell table:number-columns-repeated="29"/>
        </table:table-row>
        <table:table-row table:style-name="ro1">
          <table:table-cell office:value-type="float" office:value="369359.215394546" calcext:value-type="float">
            <text:p>369359.215394546</text:p>
          </table:table-cell>
          <table:table-cell office:value-type="float" office:value="3280339.4230575" calcext:value-type="float">
            <text:p>3280339.4230575</text:p>
          </table:table-cell>
          <table:table-cell table:number-columns-repeated="29"/>
        </table:table-row>
        <table:table-row table:style-name="ro1">
          <table:table-cell office:value-type="float" office:value="369359.215394546" calcext:value-type="float">
            <text:p>369359.215394546</text:p>
          </table:table-cell>
          <table:table-cell office:value-type="float" office:value="3280339.25812388" calcext:value-type="float">
            <text:p>3280339.25812388</text:p>
          </table:table-cell>
          <table:table-cell table:number-columns-repeated="29"/>
        </table:table-row>
        <table:table-row table:style-name="ro1">
          <table:table-cell office:value-type="float" office:value="369359.215394546" calcext:value-type="float">
            <text:p>369359.215394546</text:p>
          </table:table-cell>
          <table:table-cell office:value-type="float" office:value="3280339.06491594" calcext:value-type="float">
            <text:p>3280339.06491594</text:p>
          </table:table-cell>
          <table:table-cell table:number-columns-repeated="29"/>
        </table:table-row>
        <table:table-row table:style-name="ro1">
          <table:table-cell office:value-type="float" office:value="369359.215394546" calcext:value-type="float">
            <text:p>369359.215394546</text:p>
          </table:table-cell>
          <table:table-cell office:value-type="float" office:value="3280338.87877657" calcext:value-type="float">
            <text:p>3280338.87877657</text:p>
          </table:table-cell>
          <table:table-cell table:number-columns-repeated="29"/>
        </table:table-row>
        <table:table-row table:style-name="ro1">
          <table:table-cell office:value-type="float" office:value="369359.215394546" calcext:value-type="float">
            <text:p>369359.215394546</text:p>
          </table:table-cell>
          <table:table-cell office:value-type="float" office:value="3280338.72798012" calcext:value-type="float">
            <text:p>3280338.72798012</text:p>
          </table:table-cell>
          <table:table-cell table:number-columns-repeated="29"/>
        </table:table-row>
        <table:table-row table:style-name="ro1">
          <table:table-cell office:value-type="float" office:value="369360.873940308" calcext:value-type="float">
            <text:p>369360.873940308</text:p>
          </table:table-cell>
          <table:table-cell office:value-type="float" office:value="3280340.68406092" calcext:value-type="float">
            <text:p>3280340.68406092</text:p>
          </table:table-cell>
          <table:table-cell table:number-columns-repeated="29"/>
        </table:table-row>
        <table:table-row table:style-name="ro1">
          <table:table-cell office:value-type="float" office:value="369360.873940308" calcext:value-type="float">
            <text:p>369360.873940308</text:p>
          </table:table-cell>
          <table:table-cell office:value-type="float" office:value="3280340.68877331" calcext:value-type="float">
            <text:p>3280340.68877331</text:p>
          </table:table-cell>
          <table:table-cell table:number-columns-repeated="29"/>
        </table:table-row>
        <table:table-row table:style-name="ro1">
          <table:table-cell office:value-type="float" office:value="369360.873940308" calcext:value-type="float">
            <text:p>369360.873940308</text:p>
          </table:table-cell>
          <table:table-cell office:value-type="float" office:value="3280340.68641711" calcext:value-type="float">
            <text:p>3280340.68641711</text:p>
          </table:table-cell>
          <table:table-cell table:number-columns-repeated="29"/>
        </table:table-row>
        <table:table-row table:style-name="ro1">
          <table:table-cell office:value-type="float" office:value="369360.873940308" calcext:value-type="float">
            <text:p>369360.873940308</text:p>
          </table:table-cell>
          <table:table-cell office:value-type="float" office:value="3280340.68877331" calcext:value-type="float">
            <text:p>3280340.68877331</text:p>
          </table:table-cell>
          <table:table-cell table:number-columns-repeated="29"/>
        </table:table-row>
        <table:table-row table:style-name="ro1">
          <table:table-cell office:value-type="float" office:value="369360.873940308" calcext:value-type="float">
            <text:p>369360.873940308</text:p>
          </table:table-cell>
          <table:table-cell office:value-type="float" office:value="3280340.68877331" calcext:value-type="float">
            <text:p>3280340.68877331</text:p>
          </table:table-cell>
          <table:table-cell table:number-columns-repeated="29"/>
        </table:table-row>
        <table:table-row table:style-name="ro1">
          <table:table-cell office:value-type="float" office:value="369360.667421771" calcext:value-type="float">
            <text:p>369360.667421771</text:p>
          </table:table-cell>
          <table:table-cell office:value-type="float" office:value="3280339.59227459" calcext:value-type="float">
            <text:p>3280339.59227459</text:p>
          </table:table-cell>
          <table:table-cell table:number-columns-repeated="29"/>
        </table:table-row>
        <table:table-row table:style-name="ro1">
          <table:table-cell office:value-type="float" office:value="369360.667421771" calcext:value-type="float">
            <text:p>369360.667421771</text:p>
          </table:table-cell>
          <table:table-cell office:value-type="float" office:value="3280339.59227459" calcext:value-type="float">
            <text:p>3280339.59227459</text:p>
          </table:table-cell>
          <table:table-cell table:number-columns-repeated="29"/>
        </table:table-row>
        <table:table-row table:style-name="ro1">
          <table:table-cell office:value-type="float" office:value="369360.667421771" calcext:value-type="float">
            <text:p>369360.667421771</text:p>
          </table:table-cell>
          <table:table-cell office:value-type="float" office:value="3280339.59227459" calcext:value-type="float">
            <text:p>3280339.59227459</text:p>
          </table:table-cell>
          <table:table-cell table:number-columns-repeated="29"/>
        </table:table-row>
        <table:table-row table:style-name="ro1">
          <table:table-cell office:value-type="float" office:value="369360.667421771" calcext:value-type="float">
            <text:p>369360.667421771</text:p>
          </table:table-cell>
          <table:table-cell office:value-type="float" office:value="3280339.59227459" calcext:value-type="float">
            <text:p>3280339.59227459</text:p>
          </table:table-cell>
          <table:table-cell table:number-columns-repeated="29"/>
        </table:table-row>
        <table:table-row table:style-name="ro1">
          <table:table-cell office:value-type="float" office:value="369360.667421771" calcext:value-type="float">
            <text:p>369360.667421771</text:p>
          </table:table-cell>
          <table:table-cell office:value-type="float" office:value="3280339.65589184" calcext:value-type="float">
            <text:p>3280339.65589184</text:p>
          </table:table-cell>
          <table:table-cell table:number-columns-repeated="29"/>
        </table:table-row>
        <table:table-row table:style-name="ro1">
          <table:table-cell office:value-type="float" office:value="369360.861025401" calcext:value-type="float">
            <text:p>369360.861025401</text:p>
          </table:table-cell>
          <table:table-cell office:value-type="float" office:value="3280339.6300736" calcext:value-type="float">
            <text:p>3280339.6300736</text:p>
          </table:table-cell>
          <table:table-cell table:number-columns-repeated="29"/>
        </table:table-row>
        <table:table-row table:style-name="ro1">
          <table:table-cell office:value-type="float" office:value="369360.861025401" calcext:value-type="float">
            <text:p>369360.861025401</text:p>
          </table:table-cell>
          <table:table-cell office:value-type="float" office:value="3280339.79736341" calcext:value-type="float">
            <text:p>3280339.79736341</text:p>
          </table:table-cell>
          <table:table-cell table:number-columns-repeated="29"/>
        </table:table-row>
        <table:table-row table:style-name="ro1">
          <table:table-cell office:value-type="float" office:value="369360.861025401" calcext:value-type="float">
            <text:p>369360.861025401</text:p>
          </table:table-cell>
          <table:table-cell office:value-type="float" office:value="3280339.87511783" calcext:value-type="float">
            <text:p>3280339.87511783</text:p>
          </table:table-cell>
          <table:table-cell table:number-columns-repeated="29"/>
        </table:table-row>
        <table:table-row table:style-name="ro1">
          <table:table-cell office:value-type="float" office:value="369360.861025401" calcext:value-type="float">
            <text:p>369360.861025401</text:p>
          </table:table-cell>
          <table:table-cell office:value-type="float" office:value="3280339.87276164" calcext:value-type="float">
            <text:p>3280339.87276164</text:p>
          </table:table-cell>
          <table:table-cell table:number-columns-repeated="29"/>
        </table:table-row>
        <table:table-row table:style-name="ro1">
          <table:table-cell office:value-type="float" office:value="369360.861025401" calcext:value-type="float">
            <text:p>369360.861025401</text:p>
          </table:table-cell>
          <table:table-cell office:value-type="float" office:value="3280339.87276164" calcext:value-type="float">
            <text:p>3280339.87276164</text:p>
          </table:table-cell>
          <table:table-cell table:number-columns-repeated="29"/>
        </table:table-row>
        <table:table-row table:style-name="ro1">
          <table:table-cell office:value-type="float" office:value="369360.957827214" calcext:value-type="float">
            <text:p>369360.957827214</text:p>
          </table:table-cell>
          <table:table-cell office:value-type="float" office:value="3280339.66193218" calcext:value-type="float">
            <text:p>3280339.66193218</text:p>
          </table:table-cell>
          <table:table-cell table:number-columns-repeated="29"/>
        </table:table-row>
        <table:table-row table:style-name="ro1">
          <table:table-cell office:value-type="float" office:value="369360.957827214" calcext:value-type="float">
            <text:p>369360.957827214</text:p>
          </table:table-cell>
          <table:table-cell office:value-type="float" office:value="3280339.9116888" calcext:value-type="float">
            <text:p>3280339.9116888</text:p>
          </table:table-cell>
          <table:table-cell table:number-columns-repeated="29"/>
        </table:table-row>
        <table:table-row table:style-name="ro1">
          <table:table-cell office:value-type="float" office:value="369360.957827214" calcext:value-type="float">
            <text:p>369360.957827214</text:p>
          </table:table-cell>
          <table:table-cell office:value-type="float" office:value="3280340.25098081" calcext:value-type="float">
            <text:p>3280340.25098081</text:p>
          </table:table-cell>
          <table:table-cell table:number-columns-repeated="29"/>
        </table:table-row>
        <table:table-row table:style-name="ro1">
          <table:table-cell office:value-type="float" office:value="369360.957827214" calcext:value-type="float">
            <text:p>369360.957827214</text:p>
          </table:table-cell>
          <table:table-cell office:value-type="float" office:value="3280340.60440998" calcext:value-type="float">
            <text:p>3280340.60440998</text:p>
          </table:table-cell>
          <table:table-cell table:number-columns-repeated="29"/>
        </table:table-row>
        <table:table-row table:style-name="ro1">
          <table:table-cell office:value-type="float" office:value="369360.957827214" calcext:value-type="float">
            <text:p>369360.957827214</text:p>
          </table:table-cell>
          <table:table-cell office:value-type="float" office:value="3280340.85652279" calcext:value-type="float">
            <text:p>3280340.85652279</text:p>
          </table:table-cell>
          <table:table-cell table:number-columns-repeated="29"/>
        </table:table-row>
        <table:table-row table:style-name="ro1">
          <table:table-cell office:value-type="float" office:value="369359.516132023" calcext:value-type="float">
            <text:p>369359.516132023</text:p>
          </table:table-cell>
          <table:table-cell office:value-type="float" office:value="3280340.77274337" calcext:value-type="float">
            <text:p>3280340.77274337</text:p>
          </table:table-cell>
          <table:table-cell table:number-columns-repeated="29"/>
        </table:table-row>
        <table:table-row table:style-name="ro1">
          <table:table-cell office:value-type="float" office:value="369359.516132023" calcext:value-type="float">
            <text:p>369359.516132023</text:p>
          </table:table-cell>
          <table:table-cell office:value-type="float" office:value="3280341.12381635" calcext:value-type="float">
            <text:p>3280341.12381635</text:p>
          </table:table-cell>
          <table:table-cell table:number-columns-repeated="29"/>
        </table:table-row>
        <table:table-row table:style-name="ro1">
          <table:table-cell office:value-type="float" office:value="369359.516132023" calcext:value-type="float">
            <text:p>369359.516132023</text:p>
          </table:table-cell>
          <table:table-cell office:value-type="float" office:value="3280341.38535394" calcext:value-type="float">
            <text:p>3280341.38535394</text:p>
          </table:table-cell>
          <table:table-cell table:number-columns-repeated="29"/>
        </table:table-row>
        <table:table-row table:style-name="ro1">
          <table:table-cell office:value-type="float" office:value="369359.516132023" calcext:value-type="float">
            <text:p>369359.516132023</text:p>
          </table:table-cell>
          <table:table-cell office:value-type="float" office:value="3280341.84952425" calcext:value-type="float">
            <text:p>3280341.84952425</text:p>
          </table:table-cell>
          <table:table-cell table:number-columns-repeated="29"/>
        </table:table-row>
        <table:table-row table:style-name="ro1">
          <table:table-cell office:value-type="float" office:value="369359.516132023" calcext:value-type="float">
            <text:p>369359.516132023</text:p>
          </table:table-cell>
          <table:table-cell office:value-type="float" office:value="3280342.2571459" calcext:value-type="float">
            <text:p>3280342.2571459</text:p>
          </table:table-cell>
          <table:table-cell table:number-columns-repeated="29"/>
        </table:table-row>
        <table:table-row table:style-name="ro1">
          <table:table-cell office:value-type="float" office:value="369360.218283135" calcext:value-type="float">
            <text:p>369360.218283135</text:p>
          </table:table-cell>
          <table:table-cell office:value-type="float" office:value="3280342.90808702" calcext:value-type="float">
            <text:p>3280342.90808702</text:p>
          </table:table-cell>
          <table:table-cell table:number-columns-repeated="29"/>
        </table:table-row>
        <table:table-row table:style-name="ro1">
          <table:table-cell office:value-type="float" office:value="369360.218283135" calcext:value-type="float">
            <text:p>369360.218283135</text:p>
          </table:table-cell>
          <table:table-cell office:value-type="float" office:value="3280343.3416268" calcext:value-type="float">
            <text:p>3280343.3416268</text:p>
          </table:table-cell>
          <table:table-cell table:number-columns-repeated="29"/>
        </table:table-row>
        <table:table-row table:style-name="ro1">
          <table:table-cell office:value-type="float" office:value="369360.218283135" calcext:value-type="float">
            <text:p>369360.218283135</text:p>
          </table:table-cell>
          <table:table-cell office:value-type="float" office:value="3280343.72333031" calcext:value-type="float">
            <text:p>3280343.72333031</text:p>
          </table:table-cell>
          <table:table-cell table:number-columns-repeated="29"/>
        </table:table-row>
        <table:table-row table:style-name="ro1">
          <table:table-cell office:value-type="float" office:value="369360.218283135" calcext:value-type="float">
            <text:p>369360.218283135</text:p>
          </table:table-cell>
          <table:table-cell office:value-type="float" office:value="3280344.06262232" calcext:value-type="float">
            <text:p>3280344.06262232</text:p>
          </table:table-cell>
          <table:table-cell table:number-columns-repeated="29"/>
        </table:table-row>
        <table:table-row table:style-name="ro1">
          <table:table-cell office:value-type="float" office:value="369360.218283135" calcext:value-type="float">
            <text:p>369360.218283135</text:p>
          </table:table-cell>
          <table:table-cell office:value-type="float" office:value="3280344.36185902" calcext:value-type="float">
            <text:p>3280344.36185902</text:p>
          </table:table-cell>
          <table:table-cell table:number-columns-repeated="29"/>
        </table:table-row>
        <table:table-row table:style-name="ro1">
          <table:table-cell office:value-type="float" office:value="369361.206964848" calcext:value-type="float">
            <text:p>369361.206964848</text:p>
          </table:table-cell>
          <table:table-cell office:value-type="float" office:value="3280344.6369065" calcext:value-type="float">
            <text:p>3280344.6369065</text:p>
          </table:table-cell>
          <table:table-cell table:number-columns-repeated="29"/>
        </table:table-row>
        <table:table-row table:style-name="ro1">
          <table:table-cell office:value-type="float" office:value="369361.206964848" calcext:value-type="float">
            <text:p>369361.206964848</text:p>
          </table:table-cell>
          <table:table-cell office:value-type="float" office:value="3280344.9761985" calcext:value-type="float">
            <text:p>3280344.9761985</text:p>
          </table:table-cell>
          <table:table-cell table:number-columns-repeated="29"/>
        </table:table-row>
        <table:table-row table:style-name="ro1">
          <table:table-cell office:value-type="float" office:value="369361.206964848" calcext:value-type="float">
            <text:p>369361.206964848</text:p>
          </table:table-cell>
          <table:table-cell office:value-type="float" office:value="3280345.38617635" calcext:value-type="float">
            <text:p>3280345.38617635</text:p>
          </table:table-cell>
          <table:table-cell table:number-columns-repeated="29"/>
        </table:table-row>
        <table:table-row table:style-name="ro1">
          <table:table-cell office:value-type="float" office:value="369361.206964848" calcext:value-type="float">
            <text:p>369361.206964848</text:p>
          </table:table-cell>
          <table:table-cell office:value-type="float" office:value="3280345.66891968" calcext:value-type="float">
            <text:p>3280345.66891968</text:p>
          </table:table-cell>
          <table:table-cell table:number-columns-repeated="29"/>
        </table:table-row>
        <table:table-row table:style-name="ro1">
          <table:table-cell office:value-type="float" office:value="369361.206964848" calcext:value-type="float">
            <text:p>369361.206964848</text:p>
          </table:table-cell>
          <table:table-cell office:value-type="float" office:value="3280345.7066188" calcext:value-type="float">
            <text:p>3280345.7066188</text:p>
          </table:table-cell>
          <table:table-cell table:number-columns-repeated="29"/>
        </table:table-row>
        <table:table-row table:style-name="ro1">
          <table:table-cell office:value-type="float" office:value="369361.206964848" calcext:value-type="float">
            <text:p>369361.206964848</text:p>
          </table:table-cell>
          <table:table-cell office:value-type="float" office:value="3280344.32117644" calcext:value-type="float">
            <text:p>3280344.32117644</text:p>
          </table:table-cell>
          <table:table-cell table:number-columns-repeated="29"/>
        </table:table-row>
        <table:table-row table:style-name="ro1">
          <table:table-cell office:value-type="float" office:value="369361.206964848" calcext:value-type="float">
            <text:p>369361.206964848</text:p>
          </table:table-cell>
          <table:table-cell office:value-type="float" office:value="3280344.31175166" calcext:value-type="float">
            <text:p>3280344.31175166</text:p>
          </table:table-cell>
          <table:table-cell table:number-columns-repeated="29"/>
        </table:table-row>
        <table:table-row table:style-name="ro1">
          <table:table-cell office:value-type="float" office:value="369361.206964848" calcext:value-type="float">
            <text:p>369361.206964848</text:p>
          </table:table-cell>
          <table:table-cell office:value-type="float" office:value="3280344.31175166" calcext:value-type="float">
            <text:p>3280344.31175166</text:p>
          </table:table-cell>
          <table:table-cell table:number-columns-repeated="29"/>
        </table:table-row>
        <table:table-row table:style-name="ro1">
          <table:table-cell office:value-type="float" office:value="369361.206964848" calcext:value-type="float">
            <text:p>369361.206964848</text:p>
          </table:table-cell>
          <table:table-cell office:value-type="float" office:value="3280344.31175166" calcext:value-type="float">
            <text:p>3280344.31175166</text:p>
          </table:table-cell>
          <table:table-cell table:number-columns-repeated="29"/>
        </table:table-row>
        <table:table-row table:style-name="ro1">
          <table:table-cell office:value-type="float" office:value="369361.206964848" calcext:value-type="float">
            <text:p>369361.206964848</text:p>
          </table:table-cell>
          <table:table-cell office:value-type="float" office:value="3280344.31175166" calcext:value-type="float">
            <text:p>3280344.31175166</text:p>
          </table:table-cell>
          <table:table-cell table:number-columns-repeated="29"/>
        </table:table-row>
        <table:table-row table:style-name="ro1">
          <table:table-cell office:value-type="float" office:value="369362.187897387" calcext:value-type="float">
            <text:p>369362.187897387</text:p>
          </table:table-cell>
          <table:table-cell office:value-type="float" office:value="3280345.44870537" calcext:value-type="float">
            <text:p>3280345.44870537</text:p>
          </table:table-cell>
          <table:table-cell table:number-columns-repeated="29"/>
        </table:table-row>
        <table:table-row table:style-name="ro1">
          <table:table-cell office:value-type="float" office:value="369362.187897387" calcext:value-type="float">
            <text:p>369362.187897387</text:p>
          </table:table-cell>
          <table:table-cell office:value-type="float" office:value="3280345.44870537" calcext:value-type="float">
            <text:p>3280345.44870537</text:p>
          </table:table-cell>
          <table:table-cell table:number-columns-repeated="29"/>
        </table:table-row>
        <table:table-row table:style-name="ro1">
          <table:table-cell office:value-type="float" office:value="369362.187897387" calcext:value-type="float">
            <text:p>369362.187897387</text:p>
          </table:table-cell>
          <table:table-cell office:value-type="float" office:value="3280345.44870537" calcext:value-type="float">
            <text:p>3280345.44870537</text:p>
          </table:table-cell>
          <table:table-cell table:number-columns-repeated="29"/>
        </table:table-row>
        <table:table-row table:style-name="ro1">
          <table:table-cell office:value-type="float" office:value="369362.187897387" calcext:value-type="float">
            <text:p>369362.187897387</text:p>
          </table:table-cell>
          <table:table-cell office:value-type="float" office:value="3280345.44870537" calcext:value-type="float">
            <text:p>3280345.44870537</text:p>
          </table:table-cell>
          <table:table-cell table:number-columns-repeated="29"/>
        </table:table-row>
        <table:table-row table:style-name="ro1">
          <table:table-cell office:value-type="float" office:value="369362.187897387" calcext:value-type="float">
            <text:p>369362.187897387</text:p>
          </table:table-cell>
          <table:table-cell office:value-type="float" office:value="3280345.44870537" calcext:value-type="float">
            <text:p>3280345.44870537</text:p>
          </table:table-cell>
          <table:table-cell table:number-columns-repeated="29"/>
        </table:table-row>
        <table:table-row table:style-name="ro1">
          <table:table-cell office:value-type="float" office:value="369362.187897387" calcext:value-type="float">
            <text:p>369362.187897387</text:p>
          </table:table-cell>
          <table:table-cell office:value-type="float" office:value="3280345.44870537" calcext:value-type="float">
            <text:p>3280345.44870537</text:p>
          </table:table-cell>
          <table:table-cell table:number-columns-repeated="29"/>
        </table:table-row>
        <table:table-row table:style-name="ro1">
          <table:table-cell office:value-type="float" office:value="369362.187897387" calcext:value-type="float">
            <text:p>369362.187897387</text:p>
          </table:table-cell>
          <table:table-cell office:value-type="float" office:value="3280345.44870537" calcext:value-type="float">
            <text:p>3280345.44870537</text:p>
          </table:table-cell>
          <table:table-cell table:number-columns-repeated="29"/>
        </table:table-row>
        <table:table-row table:style-name="ro1">
          <table:table-cell office:value-type="float" office:value="369362.187897387" calcext:value-type="float">
            <text:p>369362.187897387</text:p>
          </table:table-cell>
          <table:table-cell office:value-type="float" office:value="3280345.44870537" calcext:value-type="float">
            <text:p>3280345.44870537</text:p>
          </table:table-cell>
          <table:table-cell table:number-columns-repeated="29"/>
        </table:table-row>
        <table:table-row table:style-name="ro1">
          <table:table-cell office:value-type="float" office:value="369362.187897387" calcext:value-type="float">
            <text:p>369362.187897387</text:p>
          </table:table-cell>
          <table:table-cell office:value-type="float" office:value="3280345.44870537" calcext:value-type="float">
            <text:p>3280345.44870537</text:p>
          </table:table-cell>
          <table:table-cell table:number-columns-repeated="29"/>
        </table:table-row>
        <table:table-row table:style-name="ro1">
          <table:table-cell office:value-type="float" office:value="369362.187897387" calcext:value-type="float">
            <text:p>369362.187897387</text:p>
          </table:table-cell>
          <table:table-cell office:value-type="float" office:value="3280345.44870537" calcext:value-type="float">
            <text:p>3280345.44870537</text:p>
          </table:table-cell>
          <table:table-cell table:number-columns-repeated="29"/>
        </table:table-row>
        <table:table-row table:style-name="ro1">
          <table:table-cell office:value-type="float" office:value="369362.477011199" calcext:value-type="float">
            <text:p>369362.477011199</text:p>
          </table:table-cell>
          <table:table-cell office:value-type="float" office:value="3280345.334503" calcext:value-type="float">
            <text:p>3280345.334503</text:p>
          </table:table-cell>
          <table:table-cell table:number-columns-repeated="29"/>
        </table:table-row>
        <table:table-row table:style-name="ro1">
          <table:table-cell office:value-type="float" office:value="369362.477011199" calcext:value-type="float">
            <text:p>369362.477011199</text:p>
          </table:table-cell>
          <table:table-cell office:value-type="float" office:value="3280345.334503" calcext:value-type="float">
            <text:p>3280345.334503</text:p>
          </table:table-cell>
          <table:table-cell table:number-columns-repeated="29"/>
        </table:table-row>
        <table:table-row table:style-name="ro1">
          <table:table-cell office:value-type="float" office:value="369362.477011199" calcext:value-type="float">
            <text:p>369362.477011199</text:p>
          </table:table-cell>
          <table:table-cell office:value-type="float" office:value="3280345.334503" calcext:value-type="float">
            <text:p>3280345.334503</text:p>
          </table:table-cell>
          <table:table-cell table:number-columns-repeated="29"/>
        </table:table-row>
        <table:table-row table:style-name="ro1">
          <table:table-cell office:value-type="float" office:value="369362.477011199" calcext:value-type="float">
            <text:p>369362.477011199</text:p>
          </table:table-cell>
          <table:table-cell office:value-type="float" office:value="3280345.334503" calcext:value-type="float">
            <text:p>3280345.334503</text:p>
          </table:table-cell>
          <table:table-cell table:number-columns-repeated="29"/>
        </table:table-row>
        <table:table-row table:style-name="ro1">
          <table:table-cell office:value-type="float" office:value="369362.477011199" calcext:value-type="float">
            <text:p>369362.477011199</text:p>
          </table:table-cell>
          <table:table-cell office:value-type="float" office:value="3280345.334503" calcext:value-type="float">
            <text:p>3280345.334503</text:p>
          </table:table-cell>
          <table:table-cell table:number-columns-repeated="29"/>
        </table:table-row>
        <table:table-row table:style-name="ro1">
          <table:table-cell office:value-type="float" office:value="369362.471845291" calcext:value-type="float">
            <text:p>369362.471845291</text:p>
          </table:table-cell>
          <table:table-cell office:value-type="float" office:value="3280344.89123108" calcext:value-type="float">
            <text:p>3280344.89123108</text:p>
          </table:table-cell>
          <table:table-cell table:number-columns-repeated="29"/>
        </table:table-row>
        <table:table-row table:style-name="ro1">
          <table:table-cell office:value-type="float" office:value="369362.471845291" calcext:value-type="float">
            <text:p>369362.471845291</text:p>
          </table:table-cell>
          <table:table-cell office:value-type="float" office:value="3280344.89123108" calcext:value-type="float">
            <text:p>3280344.89123108</text:p>
          </table:table-cell>
          <table:table-cell table:number-columns-repeated="29"/>
        </table:table-row>
        <table:table-row table:style-name="ro1">
          <table:table-cell office:value-type="float" office:value="369362.471845291" calcext:value-type="float">
            <text:p>369362.471845291</text:p>
          </table:table-cell>
          <table:table-cell office:value-type="float" office:value="3280344.89123108" calcext:value-type="float">
            <text:p>3280344.89123108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 style:data-style-name="N2" text:time-value="14:17:02.754200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4-19T14:42:20.653093419</dc:date>
    <meta:editing-duration>PT34M16S</meta:editing-duration>
    <meta:editing-cycles>10</meta:editing-cycles>
    <meta:document-statistic meta:table-count="1" meta:cell-count="358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144cm" svg:height="15.274cm" xlink:href=".." xlink:type="simple" chart:class="chart:scatter" chart:style-name="ch1">
        <chart:title svg:x="12.113cm" svg:y="0.441cm" chart:style-name="ch2">
          <text:p>Plotting Bag 1</text:p>
        </chart:title>
        <chart:legend chart:legend-position="end" svg:x="23.657cm" svg:y="7.089cm" style:legend-expansion="high" chart:style-name="ch3"/>
        <chart:plot-area chart:style-name="ch4" table:cell-range-address="data_bag1.A3:data_bag1.B800 data_bag1.Y3:data_bag1.Y545" chart:data-source-has-labels="both" svg:x="1.553cm" svg:y="1.525cm" svg:width="21.562cm" svg:height="12.463cm">
          <chartooo:coordinate-region svg:x="3.1cm" svg:y="1.724cm" svg:width="19.458cm" svg:height="11.617cm"/>
          <chart:axis chart:dimension="x" chart:name="primary-x" chart:style-name="ch5" chartooo:axis-type="auto">
            <chart:title svg:x="11.787cm" svg:y="14.293cm" chart:style-name="ch6">
              <text:p>UTM E</text:p>
            </chart:title>
            <chart:categories table:cell-range-address="data_bag1.A3:data_bag1.A545"/>
            <chart:grid chart:style-name="ch7" chart:class="major"/>
          </chart:axis>
          <chart:axis chart:dimension="y" chart:name="primary-y" chart:style-name="ch5">
            <chart:title svg:x="0.451cm" svg:y="8.316cm" chart:style-name="ch8">
              <text:p>UTM N</text:p>
            </chart:title>
            <chart:grid chart:style-name="ch7" chart:class="major"/>
          </chart:axis>
          <chart:series chart:style-name="ch9" chart:values-cell-range-address="data_bag1.B3:data_bag1.B800" loext:label-string="pose_estimae" chart:class="chart:scatter">
            <chart:domain table:cell-range-address="data_bag1.A3:data_bag1.A800"/>
            <chart:data-point chart:repeated="798"/>
          </chart:series>
          <chart:series chart:style-name="ch10" chart:values-cell-range-address="data_bag1.Y3:data_bag1.Y545" loext:label-string="gps" chart:class="chart:scatter">
            <chart:domain table:cell-range-address="data_bag1.X3:data_bag1.X545"/>
            <chart:data-point chart:repeated="5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se_estimae</text:p>
              </table:table-cell>
              <table:table-cell office:value-type="string">
                <text:p>Column X</text:p>
              </table:table-cell>
              <table:table-cell office:value-type="string">
                <text:p>gps</text:p>
              </table:table-cell>
            </table:table-row>
          </table:table-header-rows>
          <table:table-rows>
            <table:table-row>
              <table:table-cell office:value-type="float" office:value="369387.76289057">
                <text:p>369387.76289057</text:p>
                <draw:g>
                  <svg:desc>data_bag1.A3:data_bag1.A545</svg:desc>
                </draw:g>
              </table:table-cell>
              <table:table-cell office:value-type="float" office:value="369387.76289057">
                <text:p>369387.76289057</text:p>
                <draw:g>
                  <svg:desc>data_bag1.A3:data_bag1.A800</svg:desc>
                </draw:g>
              </table:table-cell>
              <table:table-cell office:value-type="float" office:value="3280338.50070082">
                <text:p>3280338.50070082</text:p>
                <draw:g>
                  <svg:desc>data_bag1.B3:data_bag1.B800</svg:desc>
                </draw:g>
              </table:table-cell>
              <table:table-cell office:value-type="float" office:value="369387.76289057">
                <text:p>369387.76289057</text:p>
                <draw:g>
                  <svg:desc>data_bag1.X3:data_bag1.X545</svg:desc>
                </draw:g>
              </table:table-cell>
              <table:table-cell office:value-type="float" office:value="3280338.50070082">
                <text:p>3280338.50070082</text:p>
                <draw:g>
                  <svg:desc>data_bag1.Y3:data_bag1.Y545</svg:desc>
                </draw:g>
              </table:table-cell>
            </table:table-row>
            <table:table-row>
              <table:table-cell office:value-type="float" office:value="369387.76289057">
                <text:p>369387.76289057</text:p>
              </table:table-cell>
              <table:table-cell office:value-type="float" office:value="369387.76289057">
                <text:p>369387.76289057</text:p>
              </table:table-cell>
              <table:table-cell office:value-type="float" office:value="3280338.50070082">
                <text:p>3280338.50070082</text:p>
              </table:table-cell>
              <table:table-cell office:value-type="float" office:value="369387.76289057">
                <text:p>369387.76289057</text:p>
              </table:table-cell>
              <table:table-cell office:value-type="float" office:value="3280338.50070082">
                <text:p>3280338.50070082</text:p>
              </table:table-cell>
            </table:table-row>
            <table:table-row>
              <table:table-cell office:value-type="float" office:value="369387.76289057">
                <text:p>369387.76289057</text:p>
              </table:table-cell>
              <table:table-cell office:value-type="float" office:value="369387.76289057">
                <text:p>369387.76289057</text:p>
              </table:table-cell>
              <table:table-cell office:value-type="float" office:value="3280338.56196188">
                <text:p>3280338.56196188</text:p>
              </table:table-cell>
              <table:table-cell office:value-type="float" office:value="369387.952620534">
                <text:p>369387.952620534</text:p>
              </table:table-cell>
              <table:table-cell office:value-type="float" office:value="3280338.16599109">
                <text:p>3280338.16599109</text:p>
              </table:table-cell>
            </table:table-row>
            <table:table-row>
              <table:table-cell office:value-type="float" office:value="369387.76289057">
                <text:p>369387.76289057</text:p>
              </table:table-cell>
              <table:table-cell office:value-type="float" office:value="369387.76289057">
                <text:p>369387.76289057</text:p>
              </table:table-cell>
              <table:table-cell office:value-type="float" office:value="3280338.50070082">
                <text:p>3280338.50070082</text:p>
              </table:table-cell>
              <table:table-cell office:value-type="float" office:value="369390.437187898">
                <text:p>369390.437187898</text:p>
              </table:table-cell>
              <table:table-cell office:value-type="float" office:value="3280335.36621644">
                <text:p>3280335.36621644</text:p>
              </table:table-cell>
            </table:table-row>
            <table:table-row>
              <table:table-cell office:value-type="float" office:value="369387.76289057">
                <text:p>369387.76289057</text:p>
              </table:table-cell>
              <table:table-cell office:value-type="float" office:value="369387.76289057">
                <text:p>369387.76289057</text:p>
              </table:table-cell>
              <table:table-cell office:value-type="float" office:value="3280338.81407469">
                <text:p>3280338.81407469</text:p>
              </table:table-cell>
              <table:table-cell office:value-type="float" office:value="369390.801153814">
                <text:p>369390.801153814</text:p>
              </table:table-cell>
              <table:table-cell office:value-type="float" office:value="3280333.36698143">
                <text:p>3280333.36698143</text:p>
              </table:table-cell>
            </table:table-row>
            <table:table-row>
              <table:table-cell office:value-type="float" office:value="369387.76289057">
                <text:p>369387.76289057</text:p>
              </table:table-cell>
              <table:table-cell office:value-type="float" office:value="369387.76289057">
                <text:p>369387.76289057</text:p>
              </table:table-cell>
              <table:table-cell office:value-type="float" office:value="3280339.18870961">
                <text:p>3280339.18870961</text:p>
              </table:table-cell>
              <table:table-cell office:value-type="float" office:value="369391.753678223">
                <text:p>369391.753678223</text:p>
              </table:table-cell>
              <table:table-cell office:value-type="float" office:value="3280332.02588699">
                <text:p>3280332.02588699</text:p>
              </table:table-cell>
            </table:table-row>
            <table:table-row>
              <table:table-cell office:value-type="float" office:value="369387.76289057">
                <text:p>369387.76289057</text:p>
              </table:table-cell>
              <table:table-cell office:value-type="float" office:value="369387.76289057">
                <text:p>369387.76289057</text:p>
              </table:table-cell>
              <table:table-cell office:value-type="float" office:value="3280339.5774817">
                <text:p>3280339.5774817</text:p>
              </table:table-cell>
              <table:table-cell office:value-type="float" office:value="369391.363888369">
                <text:p>369391.363888369</text:p>
              </table:table-cell>
              <table:table-cell office:value-type="float" office:value="3280331.80876256">
                <text:p>3280331.80876256</text:p>
              </table:table-cell>
            </table:table-row>
            <table:table-row>
              <table:table-cell office:value-type="float" office:value="369387.76289057">
                <text:p>369387.76289057</text:p>
              </table:table-cell>
              <table:table-cell office:value-type="float" office:value="369387.76289057">
                <text:p>369387.76289057</text:p>
              </table:table-cell>
              <table:table-cell office:value-type="float" office:value="3280339.87436221">
                <text:p>3280339.87436221</text:p>
              </table:table-cell>
              <table:table-cell office:value-type="float" office:value="369390.882461389">
                <text:p>369390.882461389</text:p>
              </table:table-cell>
              <table:table-cell office:value-type="float" office:value="3280332.0360379">
                <text:p>3280332.0360379</text:p>
              </table:table-cell>
            </table:table-row>
            <table:table-row>
              <table:table-cell office:value-type="float" office:value="369387.952620534">
                <text:p>369387.952620534</text:p>
              </table:table-cell>
              <table:table-cell office:value-type="float" office:value="369387.952620534">
                <text:p>369387.952620534</text:p>
              </table:table-cell>
              <table:table-cell office:value-type="float" office:value="3280338.16599109">
                <text:p>3280338.16599109</text:p>
              </table:table-cell>
              <table:table-cell office:value-type="float" office:value="369388.404349211">
                <text:p>369388.404349211</text:p>
              </table:table-cell>
              <table:table-cell office:value-type="float" office:value="3280335.38990226">
                <text:p>3280335.38990226</text:p>
              </table:table-cell>
            </table:table-row>
            <table:table-row>
              <table:table-cell office:value-type="float" office:value="369387.952620534">
                <text:p>369387.952620534</text:p>
              </table:table-cell>
              <table:table-cell office:value-type="float" office:value="369387.952620534">
                <text:p>369387.952620534</text:p>
              </table:table-cell>
              <table:table-cell office:value-type="float" office:value="3280338.54062601">
                <text:p>3280338.54062601</text:p>
              </table:table-cell>
              <table:table-cell office:value-type="float" office:value="369388.404349211">
                <text:p>369388.404349211</text:p>
              </table:table-cell>
              <table:table-cell office:value-type="float" office:value="3280335.38990226">
                <text:p>3280335.38990226</text:p>
              </table:table-cell>
            </table:table-row>
            <table:table-row>
              <table:table-cell office:value-type="float" office:value="369387.952620534">
                <text:p>369387.952620534</text:p>
              </table:table-cell>
              <table:table-cell office:value-type="float" office:value="369387.952620534">
                <text:p>369387.952620534</text:p>
              </table:table-cell>
              <table:table-cell office:value-type="float" office:value="3280338.82572554">
                <text:p>3280338.82572554</text:p>
              </table:table-cell>
              <table:table-cell office:value-type="float" office:value="369388.494694979">
                <text:p>369388.494694979</text:p>
              </table:table-cell>
              <table:table-cell office:value-type="float" office:value="3280334.83468449">
                <text:p>3280334.83468449</text:p>
              </table:table-cell>
            </table:table-row>
            <table:table-row>
              <table:table-cell office:value-type="float" office:value="369387.952620534">
                <text:p>369387.952620534</text:p>
              </table:table-cell>
              <table:table-cell office:value-type="float" office:value="369387.952620534">
                <text:p>369387.952620534</text:p>
              </table:table-cell>
              <table:table-cell office:value-type="float" office:value="3280338.96002863">
                <text:p>3280338.96002863</text:p>
              </table:table-cell>
              <table:table-cell office:value-type="float" office:value="369387.720280199">
                <text:p>369387.720280199</text:p>
              </table:table-cell>
              <table:table-cell office:value-type="float" office:value="3280334.84370775">
                <text:p>3280334.84370775</text:p>
              </table:table-cell>
            </table:table-row>
            <table:table-row>
              <table:table-cell office:value-type="float" office:value="369387.952620534">
                <text:p>369387.952620534</text:p>
              </table:table-cell>
              <table:table-cell office:value-type="float" office:value="369387.952620534">
                <text:p>369387.952620534</text:p>
              </table:table-cell>
              <table:table-cell office:value-type="float" office:value="3280339.08490694">
                <text:p>3280339.08490694</text:p>
              </table:table-cell>
              <table:table-cell office:value-type="float" office:value="369387.898389246">
                <text:p>369387.898389246</text:p>
              </table:table-cell>
              <table:table-cell office:value-type="float" office:value="3280333.51163628">
                <text:p>3280333.51163628</text:p>
              </table:table-cell>
            </table:table-row>
            <table:table-row>
              <table:table-cell office:value-type="float" office:value="369390.437187898">
                <text:p>369390.437187898</text:p>
              </table:table-cell>
              <table:table-cell office:value-type="float" office:value="369390.437187898">
                <text:p>369390.437187898</text:p>
              </table:table-cell>
              <table:table-cell office:value-type="float" office:value="3280335.36621644">
                <text:p>3280335.36621644</text:p>
              </table:table-cell>
              <table:table-cell office:value-type="float" office:value="369387.223358689">
                <text:p>369387.223358689</text:p>
              </table:table-cell>
              <table:table-cell office:value-type="float" office:value="3280333.7411676">
                <text:p>3280333.7411676</text:p>
              </table:table-cell>
            </table:table-row>
            <table:table-row>
              <table:table-cell office:value-type="float" office:value="369390.437187898">
                <text:p>369390.437187898</text:p>
              </table:table-cell>
              <table:table-cell office:value-type="float" office:value="369390.437187898">
                <text:p>369390.437187898</text:p>
              </table:table-cell>
              <table:table-cell office:value-type="float" office:value="3280335.30731158">
                <text:p>3280335.30731158</text:p>
              </table:table-cell>
              <table:table-cell office:value-type="float" office:value="369386.26567001">
                <text:p>369386.26567001</text:p>
              </table:table-cell>
              <table:table-cell office:value-type="float" office:value="3280334.63899056">
                <text:p>3280334.63899056</text:p>
              </table:table-cell>
            </table:table-row>
            <table:table-row>
              <table:table-cell office:value-type="float" office:value="369390.437187898">
                <text:p>369390.437187898</text:p>
              </table:table-cell>
              <table:table-cell office:value-type="float" office:value="369390.437187898">
                <text:p>369390.437187898</text:p>
              </table:table-cell>
              <table:table-cell office:value-type="float" office:value="3280335.17772088">
                <text:p>3280335.17772088</text:p>
              </table:table-cell>
              <table:table-cell office:value-type="float" office:value="369386.078522505">
                <text:p>369386.078522505</text:p>
              </table:table-cell>
              <table:table-cell office:value-type="float" office:value="3280335.19533627">
                <text:p>3280335.19533627</text:p>
              </table:table-cell>
            </table:table-row>
            <table:table-row>
              <table:table-cell office:value-type="float" office:value="369390.437187898">
                <text:p>369390.437187898</text:p>
              </table:table-cell>
              <table:table-cell office:value-type="float" office:value="369390.437187898">
                <text:p>369390.437187898</text:p>
              </table:table-cell>
              <table:table-cell office:value-type="float" office:value="3280335.01514346">
                <text:p>3280335.01514346</text:p>
              </table:table-cell>
              <table:table-cell office:value-type="float" office:value="369386.960068954">
                <text:p>369386.960068954</text:p>
              </table:table-cell>
              <table:table-cell office:value-type="float" office:value="3280336.07172875">
                <text:p>3280336.07172875</text:p>
              </table:table-cell>
            </table:table-row>
            <table:table-row>
              <table:table-cell office:value-type="float" office:value="369390.437187898">
                <text:p>369390.437187898</text:p>
              </table:table-cell>
              <table:table-cell office:value-type="float" office:value="369390.437187898">
                <text:p>369390.437187898</text:p>
              </table:table-cell>
              <table:table-cell office:value-type="float" office:value="3280334.82193552">
                <text:p>3280334.82193552</text:p>
              </table:table-cell>
              <table:table-cell office:value-type="float" office:value="369388.232696242">
                <text:p>369388.232696242</text:p>
              </table:table-cell>
              <table:table-cell office:value-type="float" office:value="3280337.27606358">
                <text:p>3280337.27606358</text:p>
              </table:table-cell>
            </table:table-row>
            <table:table-row>
              <table:table-cell office:value-type="float" office:value="369390.801153814">
                <text:p>369390.801153814</text:p>
              </table:table-cell>
              <table:table-cell office:value-type="float" office:value="369390.801153814">
                <text:p>369390.801153814</text:p>
              </table:table-cell>
              <table:table-cell office:value-type="float" office:value="3280333.36698143">
                <text:p>3280333.36698143</text:p>
              </table:table-cell>
              <table:table-cell office:value-type="float" office:value="369388.927094784">
                <text:p>369388.927094784</text:p>
              </table:table-cell>
              <table:table-cell office:value-type="float" office:value="3280338.70880189">
                <text:p>3280338.70880189</text:p>
              </table:table-cell>
            </table:table-row>
            <table:table-row>
              <table:table-cell office:value-type="float" office:value="369390.801153814">
                <text:p>369390.801153814</text:p>
              </table:table-cell>
              <table:table-cell office:value-type="float" office:value="369390.801153814">
                <text:p>369390.801153814</text:p>
              </table:table-cell>
              <table:table-cell office:value-type="float" office:value="3280333.27273365">
                <text:p>3280333.27273365</text:p>
              </table:table-cell>
              <table:table-cell office:value-type="float" office:value="369388.255938186">
                <text:p>369388.255938186</text:p>
              </table:table-cell>
              <table:table-cell office:value-type="float" office:value="3280339.27078708">
                <text:p>3280339.27078708</text:p>
              </table:table-cell>
            </table:table-row>
            <table:table-row>
              <table:table-cell office:value-type="float" office:value="369390.801153814">
                <text:p>369390.801153814</text:p>
              </table:table-cell>
              <table:table-cell office:value-type="float" office:value="369390.801153814">
                <text:p>369390.801153814</text:p>
              </table:table-cell>
              <table:table-cell office:value-type="float" office:value="3280333.21147259">
                <text:p>3280333.21147259</text:p>
              </table:table-cell>
              <table:table-cell office:value-type="float" office:value="369388.079120449">
                <text:p>369388.079120449</text:p>
              </table:table-cell>
              <table:table-cell office:value-type="float" office:value="3280340.71367653">
                <text:p>3280340.71367653</text:p>
              </table:table-cell>
            </table:table-row>
            <table:table-row>
              <table:table-cell office:value-type="float" office:value="369390.801153814">
                <text:p>369390.801153814</text:p>
              </table:table-cell>
              <table:table-cell office:value-type="float" office:value="369390.801153814">
                <text:p>369390.801153814</text:p>
              </table:table-cell>
              <table:table-cell office:value-type="float" office:value="3280333.2067602">
                <text:p>3280333.2067602</text:p>
              </table:table-cell>
              <table:table-cell office:value-type="float" office:value="369388.290801127">
                <text:p>369388.290801127</text:p>
              </table:table-cell>
              <table:table-cell office:value-type="float" office:value="3280342.26287233">
                <text:p>3280342.26287233</text:p>
              </table:table-cell>
            </table:table-row>
            <table:table-row>
              <table:table-cell office:value-type="float" office:value="369390.801153814">
                <text:p>369390.801153814</text:p>
              </table:table-cell>
              <table:table-cell office:value-type="float" office:value="369390.801153814">
                <text:p>369390.801153814</text:p>
              </table:table-cell>
              <table:table-cell office:value-type="float" office:value="3280333.20440401">
                <text:p>3280333.20440401</text:p>
              </table:table-cell>
              <table:table-cell office:value-type="float" office:value="369385.433232621">
                <text:p>369385.433232621</text:p>
              </table:table-cell>
              <table:table-cell office:value-type="float" office:value="3280346.28615698">
                <text:p>3280346.28615698</text:p>
              </table:table-cell>
            </table:table-row>
            <table:table-row>
              <table:table-cell office:value-type="float" office:value="369391.753678223">
                <text:p>369391.753678223</text:p>
              </table:table-cell>
              <table:table-cell office:value-type="float" office:value="369391.753678223">
                <text:p>369391.753678223</text:p>
              </table:table-cell>
              <table:table-cell office:value-type="float" office:value="3280332.02588699">
                <text:p>3280332.02588699</text:p>
              </table:table-cell>
              <table:table-cell office:value-type="float" office:value="369383.725665377">
                <text:p>369383.725665377</text:p>
              </table:table-cell>
              <table:table-cell office:value-type="float" office:value="3280349.29854523">
                <text:p>3280349.29854523</text:p>
              </table:table-cell>
            </table:table-row>
            <table:table-row>
              <table:table-cell office:value-type="float" office:value="369391.753678223">
                <text:p>369391.753678223</text:p>
              </table:table-cell>
              <table:table-cell office:value-type="float" office:value="369391.753678223">
                <text:p>369391.753678223</text:p>
              </table:table-cell>
              <table:table-cell office:value-type="float" office:value="3280331.91514585">
                <text:p>3280331.91514585</text:p>
              </table:table-cell>
              <table:table-cell office:value-type="float" office:value="369379.9633112">
                <text:p>369379.9633112</text:p>
              </table:table-cell>
              <table:table-cell office:value-type="float" office:value="3280350.45071565">
                <text:p>3280350.45071565</text:p>
              </table:table-cell>
            </table:table-row>
            <table:table-row>
              <table:table-cell office:value-type="float" office:value="369391.753678223">
                <text:p>369391.753678223</text:p>
              </table:table-cell>
              <table:table-cell office:value-type="float" office:value="369391.753678223">
                <text:p>369391.753678223</text:p>
              </table:table-cell>
              <table:table-cell office:value-type="float" office:value="3280331.91985824">
                <text:p>3280331.91985824</text:p>
              </table:table-cell>
              <table:table-cell office:value-type="float" office:value="369379.9633112">
                <text:p>369379.9633112</text:p>
              </table:table-cell>
              <table:table-cell office:value-type="float" office:value="3280350.45071565">
                <text:p>3280350.45071565</text:p>
              </table:table-cell>
            </table:table-row>
            <table:table-row>
              <table:table-cell office:value-type="float" office:value="369391.753678223">
                <text:p>369391.753678223</text:p>
              </table:table-cell>
              <table:table-cell office:value-type="float" office:value="369391.753678223">
                <text:p>369391.753678223</text:p>
              </table:table-cell>
              <table:table-cell office:value-type="float" office:value="3280331.91985824">
                <text:p>3280331.91985824</text:p>
              </table:table-cell>
              <table:table-cell office:value-type="float" office:value="369377.933057831">
                <text:p>369377.933057831</text:p>
              </table:table-cell>
              <table:table-cell office:value-type="float" office:value="3280350.69603942">
                <text:p>3280350.69603942</text:p>
              </table:table-cell>
            </table:table-row>
            <table:table-row>
              <table:table-cell office:value-type="float" office:value="369391.753678223">
                <text:p>369391.753678223</text:p>
              </table:table-cell>
              <table:table-cell office:value-type="float" office:value="369391.753678223">
                <text:p>369391.753678223</text:p>
              </table:table-cell>
              <table:table-cell office:value-type="float" office:value="3280331.9787631">
                <text:p>3280331.9787631</text:p>
              </table:table-cell>
              <table:table-cell office:value-type="float" office:value="369378.366704864">
                <text:p>369378.366704864</text:p>
              </table:table-cell>
              <table:table-cell office:value-type="float" office:value="3280346.36849837">
                <text:p>3280346.36849837</text:p>
              </table:table-cell>
            </table:table-row>
            <table:table-row>
              <table:table-cell office:value-type="float" office:value="369391.363888369">
                <text:p>369391.363888369</text:p>
              </table:table-cell>
              <table:table-cell office:value-type="float" office:value="369391.363888369">
                <text:p>369391.363888369</text:p>
              </table:table-cell>
              <table:table-cell office:value-type="float" office:value="3280331.80876256">
                <text:p>3280331.80876256</text:p>
              </table:table-cell>
              <table:table-cell office:value-type="float" office:value="369377.880113459">
                <text:p>369377.880113459</text:p>
              </table:table-cell>
              <table:table-cell office:value-type="float" office:value="3280346.15250241">
                <text:p>3280346.15250241</text:p>
              </table:table-cell>
            </table:table-row>
            <table:table-row>
              <table:table-cell office:value-type="float" office:value="369391.363888369">
                <text:p>369391.363888369</text:p>
              </table:table-cell>
              <table:table-cell office:value-type="float" office:value="369391.363888369">
                <text:p>369391.363888369</text:p>
              </table:table-cell>
              <table:table-cell office:value-type="float" office:value="3280332.06794395">
                <text:p>3280332.06794395</text:p>
              </table:table-cell>
              <table:table-cell office:value-type="float" office:value="369379.425067573">
                <text:p>369379.425067573</text:p>
              </table:table-cell>
              <table:table-cell office:value-type="float" office:value="3280345.80200061">
                <text:p>3280345.80200061</text:p>
              </table:table-cell>
            </table:table-row>
            <table:table-row>
              <table:table-cell office:value-type="float" office:value="369391.363888369">
                <text:p>369391.363888369</text:p>
              </table:table-cell>
              <table:table-cell office:value-type="float" office:value="369391.363888369">
                <text:p>369391.363888369</text:p>
              </table:table-cell>
              <table:table-cell office:value-type="float" office:value="3280332.41666074">
                <text:p>3280332.41666074</text:p>
              </table:table-cell>
              <table:table-cell office:value-type="float" office:value="369380.294992068">
                <text:p>369380.294992068</text:p>
              </table:table-cell>
              <table:table-cell office:value-type="float" office:value="3280345.6810308">
                <text:p>3280345.6810308</text:p>
              </table:table-cell>
            </table:table-row>
            <table:table-row>
              <table:table-cell office:value-type="float" office:value="369391.363888369">
                <text:p>369391.363888369</text:p>
              </table:table-cell>
              <table:table-cell office:value-type="float" office:value="369391.363888369">
                <text:p>369391.363888369</text:p>
              </table:table-cell>
              <table:table-cell office:value-type="float" office:value="3280332.7323908">
                <text:p>3280332.7323908</text:p>
              </table:table-cell>
              <table:table-cell office:value-type="float" office:value="369380.8770939">
                <text:p>369380.8770939</text:p>
              </table:table-cell>
              <table:table-cell office:value-type="float" office:value="3280345.78508092">
                <text:p>3280345.78508092</text:p>
              </table:table-cell>
            </table:table-row>
            <table:table-row>
              <table:table-cell office:value-type="float" office:value="369391.363888369">
                <text:p>369391.363888369</text:p>
              </table:table-cell>
              <table:table-cell office:value-type="float" office:value="369391.363888369">
                <text:p>369391.363888369</text:p>
              </table:table-cell>
              <table:table-cell office:value-type="float" office:value="3280332.97272264">
                <text:p>3280332.97272264</text:p>
              </table:table-cell>
              <table:table-cell office:value-type="float" office:value="369379.423776263">
                <text:p>369379.423776263</text:p>
              </table:table-cell>
              <table:table-cell office:value-type="float" office:value="3280345.69118263">
                <text:p>3280345.69118263</text:p>
              </table:table-cell>
            </table:table-row>
            <table:table-row>
              <table:table-cell office:value-type="float" office:value="369390.882461389">
                <text:p>369390.882461389</text:p>
              </table:table-cell>
              <table:table-cell office:value-type="float" office:value="369390.882461389">
                <text:p>369390.882461389</text:p>
              </table:table-cell>
              <table:table-cell office:value-type="float" office:value="3280332.0360379">
                <text:p>3280332.0360379</text:p>
              </table:table-cell>
              <table:table-cell office:value-type="float" office:value="369380.382754724">
                <text:p>369380.382754724</text:p>
              </table:table-cell>
              <table:table-cell office:value-type="float" office:value="3280344.90417699">
                <text:p>3280344.90417699</text:p>
              </table:table-cell>
            </table:table-row>
            <table:table-row>
              <table:table-cell office:value-type="float" office:value="369390.882461389">
                <text:p>369390.882461389</text:p>
              </table:table-cell>
              <table:table-cell office:value-type="float" office:value="369390.882461389">
                <text:p>369390.882461389</text:p>
              </table:table-cell>
              <table:table-cell office:value-type="float" office:value="3280332.34469938">
                <text:p>3280332.34469938</text:p>
              </table:table-cell>
              <table:table-cell office:value-type="float" office:value="369380.289826864">
                <text:p>369380.289826864</text:p>
              </table:table-cell>
              <table:table-cell office:value-type="float" office:value="3280345.2377589">
                <text:p>3280345.2377589</text:p>
              </table:table-cell>
            </table:table-row>
            <table:table-row>
              <table:table-cell office:value-type="float" office:value="369390.882461389">
                <text:p>369390.882461389</text:p>
              </table:table-cell>
              <table:table-cell office:value-type="float" office:value="369390.882461389">
                <text:p>369390.882461389</text:p>
              </table:table-cell>
              <table:table-cell office:value-type="float" office:value="3280332.66985422">
                <text:p>3280332.66985422</text:p>
              </table:table-cell>
              <table:table-cell office:value-type="float" office:value="369379.804526758">
                <text:p>369379.804526758</text:p>
              </table:table-cell>
              <table:table-cell office:value-type="float" office:value="3280345.13258082">
                <text:p>3280345.13258082</text:p>
              </table:table-cell>
            </table:table-row>
            <table:table-row>
              <table:table-cell office:value-type="float" office:value="369390.882461389">
                <text:p>369390.882461389</text:p>
              </table:table-cell>
              <table:table-cell office:value-type="float" office:value="369390.882461389">
                <text:p>369390.882461389</text:p>
              </table:table-cell>
              <table:table-cell office:value-type="float" office:value="3280332.9361042">
                <text:p>3280332.9361042</text:p>
              </table:table-cell>
              <table:table-cell office:value-type="float" office:value="369379.128205742">
                <text:p>369379.128205742</text:p>
              </table:table-cell>
              <table:table-cell office:value-type="float" office:value="3280345.25129469">
                <text:p>3280345.25129469</text:p>
              </table:table-cell>
            </table:table-row>
            <table:table-row>
              <table:table-cell office:value-type="float" office:value="369390.882461389">
                <text:p>369390.882461389</text:p>
              </table:table-cell>
              <table:table-cell office:value-type="float" office:value="369390.882461389">
                <text:p>369390.882461389</text:p>
              </table:table-cell>
              <table:table-cell office:value-type="float" office:value="3280333.25183426">
                <text:p>3280333.25183426</text:p>
              </table:table-cell>
              <table:table-cell office:value-type="float" office:value="369378.650653526">
                <text:p>369378.650653526</text:p>
              </table:table-cell>
              <table:table-cell office:value-type="float" office:value="3280345.81102452">
                <text:p>3280345.81102452</text:p>
              </table:table-cell>
            </table:table-row>
            <table:table-row>
              <table:table-cell office:value-type="float" office:value="369390.882461389">
                <text:p>369390.882461389</text:p>
              </table:table-cell>
              <table:table-cell office:value-type="float" office:value="369390.882461389">
                <text:p>369390.882461389</text:p>
              </table:table-cell>
              <table:table-cell office:value-type="float" office:value="3280333.50159087">
                <text:p>3280333.50159087</text:p>
              </table:table-cell>
              <table:table-cell office:value-type="float" office:value="369377.979497861">
                <text:p>369377.979497861</text:p>
              </table:table-cell>
              <table:table-cell office:value-type="float" office:value="3280346.37301036">
                <text:p>3280346.37301036</text:p>
              </table:table-cell>
            </table:table-row>
            <table:table-row>
              <table:table-cell office:value-type="float" office:value="369388.404349211">
                <text:p>369388.404349211</text:p>
              </table:table-cell>
              <table:table-cell office:value-type="float" office:value="369388.404349211">
                <text:p>369388.404349211</text:p>
              </table:table-cell>
              <table:table-cell office:value-type="float" office:value="3280335.68207037">
                <text:p>3280335.68207037</text:p>
              </table:table-cell>
              <table:table-cell office:value-type="float" office:value="369379.138536244">
                <text:p>369379.138536244</text:p>
              </table:table-cell>
              <table:table-cell office:value-type="float" office:value="3280346.13783849">
                <text:p>3280346.13783849</text:p>
              </table:table-cell>
            </table:table-row>
            <table:table-row>
              <table:table-cell office:value-type="float" office:value="369388.404349211">
                <text:p>369388.404349211</text:p>
              </table:table-cell>
              <table:table-cell office:value-type="float" office:value="369388.404349211">
                <text:p>369388.404349211</text:p>
              </table:table-cell>
              <table:table-cell office:value-type="float" office:value="3280335.91297743">
                <text:p>3280335.91297743</text:p>
              </table:table-cell>
              <table:table-cell office:value-type="float" office:value="369379.810983288">
                <text:p>369379.810983288</text:p>
              </table:table-cell>
              <table:table-cell office:value-type="float" office:value="3280345.6866707">
                <text:p>3280345.6866707</text:p>
              </table:table-cell>
            </table:table-row>
            <table:table-row>
              <table:table-cell office:value-type="float" office:value="369388.404349211">
                <text:p>369388.404349211</text:p>
              </table:table-cell>
              <table:table-cell office:value-type="float" office:value="369388.404349211">
                <text:p>369388.404349211</text:p>
              </table:table-cell>
              <table:table-cell office:value-type="float" office:value="3280336.14388449">
                <text:p>3280336.14388449</text:p>
              </table:table-cell>
              <table:table-cell office:value-type="float" office:value="369379.618671085">
                <text:p>369379.618671085</text:p>
              </table:table-cell>
              <table:table-cell office:value-type="float" office:value="3280345.79974464">
                <text:p>3280345.79974464</text:p>
              </table:table-cell>
            </table:table-row>
            <table:table-row>
              <table:table-cell office:value-type="float" office:value="369388.404349211">
                <text:p>369388.404349211</text:p>
              </table:table-cell>
              <table:table-cell office:value-type="float" office:value="369388.404349211">
                <text:p>369388.404349211</text:p>
              </table:table-cell>
              <table:table-cell office:value-type="float" office:value="3280336.43605261">
                <text:p>3280336.43605261</text:p>
              </table:table-cell>
              <table:table-cell office:value-type="float" office:value="369380.367259127">
                <text:p>369380.367259127</text:p>
              </table:table-cell>
              <table:table-cell office:value-type="float" office:value="3280343.5743613">
                <text:p>3280343.5743613</text:p>
              </table:table-cell>
            </table:table-row>
            <table:table-row>
              <table:table-cell office:value-type="float" office:value="369388.404349211">
                <text:p>369388.404349211</text:p>
              </table:table-cell>
              <table:table-cell office:value-type="float" office:value="369388.404349211">
                <text:p>369388.404349211</text:p>
              </table:table-cell>
              <table:table-cell office:value-type="float" office:value="3280335.38990226">
                <text:p>3280335.38990226</text:p>
              </table:table-cell>
              <table:table-cell office:value-type="float" office:value="369381.030667328">
                <text:p>369381.030667328</text:p>
              </table:table-cell>
              <table:table-cell office:value-type="float" office:value="3280342.34746777">
                <text:p>3280342.34746777</text:p>
              </table:table-cell>
            </table:table-row>
            <table:table-row>
              <table:table-cell office:value-type="float" office:value="369388.404349211">
                <text:p>369388.404349211</text:p>
              </table:table-cell>
              <table:table-cell office:value-type="float" office:value="369388.404349211">
                <text:p>369388.404349211</text:p>
              </table:table-cell>
              <table:table-cell office:value-type="float" office:value="3280335.73155046">
                <text:p>3280335.73155046</text:p>
              </table:table-cell>
              <table:table-cell office:value-type="float" office:value="369381.521132689">
                <text:p>369381.521132689</text:p>
              </table:table-cell>
              <table:table-cell office:value-type="float" office:value="3280342.89591779">
                <text:p>3280342.89591779</text:p>
              </table:table-cell>
            </table:table-row>
            <table:table-row>
              <table:table-cell office:value-type="float" office:value="369388.404349211">
                <text:p>369388.404349211</text:p>
              </table:table-cell>
              <table:table-cell office:value-type="float" office:value="369388.404349211">
                <text:p>369388.404349211</text:p>
              </table:table-cell>
              <table:table-cell office:value-type="float" office:value="3280335.99780043">
                <text:p>3280335.99780043</text:p>
              </table:table-cell>
              <table:table-cell office:value-type="float" office:value="369383.270021076">
                <text:p>369383.270021076</text:p>
              </table:table-cell>
              <table:table-cell office:value-type="float" office:value="3280343.4297044">
                <text:p>3280343.4297044</text:p>
              </table:table-cell>
            </table:table-row>
            <table:table-row>
              <table:table-cell office:value-type="float" office:value="369388.404349211">
                <text:p>369388.404349211</text:p>
              </table:table-cell>
              <table:table-cell office:value-type="float" office:value="369388.404349211">
                <text:p>369388.404349211</text:p>
              </table:table-cell>
              <table:table-cell office:value-type="float" office:value="3280336.25462563">
                <text:p>3280336.25462563</text:p>
              </table:table-cell>
              <table:table-cell office:value-type="float" office:value="369383.760486282">
                <text:p>369383.760486282</text:p>
              </table:table-cell>
              <table:table-cell office:value-type="float" office:value="3280343.97815453">
                <text:p>3280343.97815453</text:p>
              </table:table-cell>
            </table:table-row>
            <table:table-row>
              <table:table-cell office:value-type="float" office:value="369388.404349211">
                <text:p>369388.404349211</text:p>
              </table:table-cell>
              <table:table-cell office:value-type="float" office:value="369388.404349211">
                <text:p>369388.404349211</text:p>
              </table:table-cell>
              <table:table-cell office:value-type="float" office:value="3280336.45490216">
                <text:p>3280336.45490216</text:p>
              </table:table-cell>
              <table:table-cell office:value-type="float" office:value="369383.199044744">
                <text:p>369383.199044744</text:p>
              </table:table-cell>
              <table:table-cell office:value-type="float" office:value="3280345.64719184">
                <text:p>3280345.64719184</text:p>
              </table:table-cell>
            </table:table-row>
            <table:table-row>
              <table:table-cell office:value-type="float" office:value="369388.494694979">
                <text:p>369388.494694979</text:p>
              </table:table-cell>
              <table:table-cell office:value-type="float" office:value="369388.494694979">
                <text:p>369388.494694979</text:p>
              </table:table-cell>
              <table:table-cell office:value-type="float" office:value="3280334.83468449">
                <text:p>3280334.83468449</text:p>
              </table:table-cell>
              <table:table-cell office:value-type="float" office:value="369383.019645253">
                <text:p>369383.019645253</text:p>
              </table:table-cell>
              <table:table-cell office:value-type="float" office:value="3280346.86844546">
                <text:p>3280346.86844546</text:p>
              </table:table-cell>
            </table:table-row>
            <table:table-row>
              <table:table-cell office:value-type="float" office:value="369388.494694979">
                <text:p>369388.494694979</text:p>
              </table:table-cell>
              <table:table-cell office:value-type="float" office:value="369388.494694979">
                <text:p>369388.494694979</text:p>
              </table:table-cell>
              <table:table-cell office:value-type="float" office:value="3280335.16455172">
                <text:p>3280335.16455172</text:p>
              </table:table-cell>
              <table:table-cell office:value-type="float" office:value="369382.751191746">
                <text:p>369382.751191746</text:p>
              </table:table-cell>
              <table:table-cell office:value-type="float" office:value="3280348.75573489">
                <text:p>3280348.75573489</text:p>
              </table:table-cell>
            </table:table-row>
            <table:table-row>
              <table:table-cell office:value-type="float" office:value="369388.494694979">
                <text:p>369388.494694979</text:p>
              </table:table-cell>
              <table:table-cell office:value-type="float" office:value="369388.494694979">
                <text:p>369388.494694979</text:p>
              </table:table-cell>
              <table:table-cell office:value-type="float" office:value="3280335.51326851">
                <text:p>3280335.51326851</text:p>
              </table:table-cell>
              <table:table-cell office:value-type="float" office:value="369383.032558004">
                <text:p>369383.032558004</text:p>
              </table:table-cell>
              <table:table-cell office:value-type="float" office:value="3280347.9766252">
                <text:p>3280347.9766252</text:p>
              </table:table-cell>
            </table:table-row>
            <table:table-row>
              <table:table-cell office:value-type="float" office:value="369388.494694979">
                <text:p>369388.494694979</text:p>
              </table:table-cell>
              <table:table-cell office:value-type="float" office:value="369388.494694979">
                <text:p>369388.494694979</text:p>
              </table:table-cell>
              <table:table-cell office:value-type="float" office:value="3280335.89025963">
                <text:p>3280335.89025963</text:p>
              </table:table-cell>
              <table:table-cell office:value-type="float" office:value="369383.328128301">
                <text:p>369383.328128301</text:p>
              </table:table-cell>
              <table:table-cell office:value-type="float" office:value="3280348.41651324">
                <text:p>3280348.41651324</text:p>
              </table:table-cell>
            </table:table-row>
            <table:table-row>
              <table:table-cell office:value-type="float" office:value="369388.494694979">
                <text:p>369388.494694979</text:p>
              </table:table-cell>
              <table:table-cell office:value-type="float" office:value="369388.494694979">
                <text:p>369388.494694979</text:p>
              </table:table-cell>
              <table:table-cell office:value-type="float" office:value="3280336.27196313">
                <text:p>3280336.27196313</text:p>
              </table:table-cell>
              <table:table-cell office:value-type="float" office:value="369382.841537086">
                <text:p>369382.841537086</text:p>
              </table:table-cell>
              <table:table-cell office:value-type="float" office:value="3280348.20051706">
                <text:p>3280348.20051706</text:p>
              </table:table-cell>
            </table:table-row>
            <table:table-row>
              <table:table-cell office:value-type="float" office:value="369387.720280199">
                <text:p>369387.720280199</text:p>
              </table:table-cell>
              <table:table-cell office:value-type="float" office:value="369387.720280199">
                <text:p>369387.720280199</text:p>
              </table:table-cell>
              <table:table-cell office:value-type="float" office:value="3280334.84370775">
                <text:p>3280334.84370775</text:p>
              </table:table-cell>
              <table:table-cell office:value-type="float" office:value="369382.841537086">
                <text:p>369382.841537086</text:p>
              </table:table-cell>
              <table:table-cell office:value-type="float" office:value="3280348.20051706">
                <text:p>3280348.20051706</text:p>
              </table:table-cell>
            </table:table-row>
            <table:table-row>
              <table:table-cell office:value-type="float" office:value="369387.720280199">
                <text:p>369387.720280199</text:p>
              </table:table-cell>
              <table:table-cell office:value-type="float" office:value="369387.720280199">
                <text:p>369387.720280199</text:p>
              </table:table-cell>
              <table:table-cell office:value-type="float" office:value="3280335.05576526">
                <text:p>3280335.05576526</text:p>
              </table:table-cell>
              <table:table-cell office:value-type="float" office:value="369382.851867306">
                <text:p>369382.851867306</text:p>
              </table:table-cell>
              <table:table-cell office:value-type="float" office:value="3280349.08706086">
                <text:p>3280349.08706086</text:p>
              </table:table-cell>
            </table:table-row>
            <table:table-row>
              <table:table-cell office:value-type="float" office:value="369387.720280199">
                <text:p>369387.720280199</text:p>
              </table:table-cell>
              <table:table-cell office:value-type="float" office:value="369387.720280199">
                <text:p>369387.720280199</text:p>
              </table:table-cell>
              <table:table-cell office:value-type="float" office:value="3280335.2913847">
                <text:p>3280335.2913847</text:p>
              </table:table-cell>
              <table:table-cell office:value-type="float" office:value="369382.363984832">
                <text:p>369382.363984832</text:p>
              </table:table-cell>
              <table:table-cell office:value-type="float" office:value="3280348.76024673">
                <text:p>3280348.76024673</text:p>
              </table:table-cell>
            </table:table-row>
            <table:table-row>
              <table:table-cell office:value-type="float" office:value="369387.720280199">
                <text:p>369387.720280199</text:p>
              </table:table-cell>
              <table:table-cell office:value-type="float" office:value="369387.720280199">
                <text:p>369387.720280199</text:p>
              </table:table-cell>
              <table:table-cell office:value-type="float" office:value="3280335.39034487">
                <text:p>3280335.39034487</text:p>
              </table:table-cell>
              <table:table-cell office:value-type="float" office:value="369383.374614139">
                <text:p>369383.374614139</text:p>
              </table:table-cell>
              <table:table-cell office:value-type="float" office:value="3280352.40596033">
                <text:p>3280352.40596033</text:p>
              </table:table-cell>
            </table:table-row>
            <table:table-row>
              <table:table-cell office:value-type="float" office:value="369387.720280199">
                <text:p>369387.720280199</text:p>
              </table:table-cell>
              <table:table-cell office:value-type="float" office:value="369387.720280199">
                <text:p>369387.720280199</text:p>
              </table:table-cell>
              <table:table-cell office:value-type="float" office:value="3280335.64952627">
                <text:p>3280335.64952627</text:p>
              </table:table-cell>
              <table:table-cell office:value-type="float" office:value="369384.070303767">
                <text:p>369384.070303767</text:p>
              </table:table-cell>
              <table:table-cell office:value-type="float" office:value="3280353.94951633">
                <text:p>3280353.94951633</text:p>
              </table:table-cell>
            </table:table-row>
            <table:table-row>
              <table:table-cell office:value-type="float" office:value="369387.898389246">
                <text:p>369387.898389246</text:p>
              </table:table-cell>
              <table:table-cell office:value-type="float" office:value="369387.898389246">
                <text:p>369387.898389246</text:p>
              </table:table-cell>
              <table:table-cell office:value-type="float" office:value="3280333.51163628">
                <text:p>3280333.51163628</text:p>
              </table:table-cell>
              <table:table-cell office:value-type="float" office:value="369385.071893329">
                <text:p>369385.071893329</text:p>
              </table:table-cell>
              <table:table-cell office:value-type="float" office:value="3280356.81950425">
                <text:p>3280356.81950425</text:p>
              </table:table-cell>
            </table:table-row>
            <table:table-row>
              <table:table-cell office:value-type="float" office:value="369387.898389246">
                <text:p>369387.898389246</text:p>
              </table:table-cell>
              <table:table-cell office:value-type="float" office:value="369387.898389246">
                <text:p>369387.898389246</text:p>
              </table:table-cell>
              <table:table-cell office:value-type="float" office:value="3280333.87449023">
                <text:p>3280333.87449023</text:p>
              </table:table-cell>
              <table:table-cell office:value-type="float" office:value="369385.126126255">
                <text:p>369385.126126255</text:p>
              </table:table-cell>
              <table:table-cell office:value-type="float" office:value="3280361.47385923">
                <text:p>3280361.47385923</text:p>
              </table:table-cell>
            </table:table-row>
            <table:table-row>
              <table:table-cell office:value-type="float" office:value="369387.898389246">
                <text:p>369387.898389246</text:p>
              </table:table-cell>
              <table:table-cell office:value-type="float" office:value="369387.898389246">
                <text:p>369387.898389246</text:p>
              </table:table-cell>
              <table:table-cell office:value-type="float" office:value="3280334.28918046">
                <text:p>3280334.28918046</text:p>
              </table:table-cell>
              <table:table-cell office:value-type="float" office:value="369385.872174115">
                <text:p>369385.872174115</text:p>
              </table:table-cell>
              <table:table-cell office:value-type="float" office:value="3280367.3393164">
                <text:p>3280367.3393164</text:p>
              </table:table-cell>
            </table:table-row>
            <table:table-row>
              <table:table-cell office:value-type="float" office:value="369387.898389246">
                <text:p>369387.898389246</text:p>
              </table:table-cell>
              <table:table-cell office:value-type="float" office:value="369387.898389246">
                <text:p>369387.898389246</text:p>
              </table:table-cell>
              <table:table-cell office:value-type="float" office:value="3280334.61669149">
                <text:p>3280334.61669149</text:p>
              </table:table-cell>
              <table:table-cell office:value-type="float" office:value="369385.91349434">
                <text:p>369385.91349434</text:p>
              </table:table-cell>
              <table:table-cell office:value-type="float" office:value="3280370.88549166">
                <text:p>3280370.88549166</text:p>
              </table:table-cell>
            </table:table-row>
            <table:table-row>
              <table:table-cell office:value-type="float" office:value="369387.898389246">
                <text:p>369387.898389246</text:p>
              </table:table-cell>
              <table:table-cell office:value-type="float" office:value="369387.898389246">
                <text:p>369387.898389246</text:p>
              </table:table-cell>
              <table:table-cell office:value-type="float" office:value="3280334.88529767">
                <text:p>3280334.88529767</text:p>
              </table:table-cell>
              <table:table-cell office:value-type="float" office:value="369386.361346958">
                <text:p>369386.361346958</text:p>
              </table:table-cell>
              <table:table-cell office:value-type="float" office:value="3280367.77694863">
                <text:p>3280367.77694863</text:p>
              </table:table-cell>
            </table:table-row>
            <table:table-row>
              <table:table-cell office:value-type="float" office:value="369387.223358689">
                <text:p>369387.223358689</text:p>
              </table:table-cell>
              <table:table-cell office:value-type="float" office:value="369387.223358689">
                <text:p>369387.223358689</text:p>
              </table:table-cell>
              <table:table-cell office:value-type="float" office:value="3280333.7411676">
                <text:p>3280333.7411676</text:p>
              </table:table-cell>
              <table:table-cell office:value-type="float" office:value="369386.152248789">
                <text:p>369386.152248789</text:p>
              </table:table-cell>
              <table:table-cell office:value-type="float" office:value="3280366.44938878">
                <text:p>3280366.44938878</text:p>
              </table:table-cell>
            </table:table-row>
            <table:table-row>
              <table:table-cell office:value-type="float" office:value="369387.223358689">
                <text:p>369387.223358689</text:p>
              </table:table-cell>
              <table:table-cell office:value-type="float" office:value="369387.223358689">
                <text:p>369387.223358689</text:p>
              </table:table-cell>
              <table:table-cell office:value-type="float" office:value="3280333.76472954">
                <text:p>3280333.76472954</text:p>
              </table:table-cell>
              <table:table-cell office:value-type="float" office:value="369385.935403053">
                <text:p>369385.935403053</text:p>
              </table:table-cell>
              <table:table-cell office:value-type="float" office:value="3280364.45692108">
                <text:p>3280364.45692108</text:p>
              </table:table-cell>
            </table:table-row>
            <table:table-row>
              <table:table-cell office:value-type="float" office:value="369387.223358689">
                <text:p>369387.223358689</text:p>
              </table:table-cell>
              <table:table-cell office:value-type="float" office:value="369387.223358689">
                <text:p>369387.223358689</text:p>
              </table:table-cell>
              <table:table-cell office:value-type="float" office:value="3280333.76472954">
                <text:p>3280333.76472954</text:p>
              </table:table-cell>
              <table:table-cell office:value-type="float" office:value="369386.388421034">
                <text:p>369386.388421034</text:p>
              </table:table-cell>
              <table:table-cell office:value-type="float" office:value="3280361.79164999">
                <text:p>3280361.79164999</text:p>
              </table:table-cell>
            </table:table-row>
            <table:table-row>
              <table:table-cell office:value-type="float" office:value="369387.223358689">
                <text:p>369387.223358689</text:p>
              </table:table-cell>
              <table:table-cell office:value-type="float" office:value="369387.223358689">
                <text:p>369387.223358689</text:p>
              </table:table-cell>
              <table:table-cell office:value-type="float" office:value="3280333.76472954">
                <text:p>3280333.76472954</text:p>
              </table:table-cell>
              <table:table-cell office:value-type="float" office:value="369386.575568032">
                <text:p>369386.575568032</text:p>
              </table:table-cell>
              <table:table-cell office:value-type="float" office:value="3280361.23530425">
                <text:p>3280361.23530425</text:p>
              </table:table-cell>
            </table:table-row>
            <table:table-row>
              <table:table-cell office:value-type="float" office:value="369387.223358689">
                <text:p>369387.223358689</text:p>
              </table:table-cell>
              <table:table-cell office:value-type="float" office:value="369387.223358689">
                <text:p>369387.223358689</text:p>
              </table:table-cell>
              <table:table-cell office:value-type="float" office:value="3280333.82834679">
                <text:p>3280333.82834679</text:p>
              </table:table-cell>
              <table:table-cell office:value-type="float" office:value="369386.55878183">
                <text:p>369386.55878183</text:p>
              </table:table-cell>
              <table:table-cell office:value-type="float" office:value="3280359.79467057">
                <text:p>3280359.79467057</text:p>
              </table:table-cell>
            </table:table-row>
            <table:table-row>
              <table:table-cell office:value-type="float" office:value="369386.26567001">
                <text:p>369386.26567001</text:p>
              </table:table-cell>
              <table:table-cell office:value-type="float" office:value="369386.26567001">
                <text:p>369386.26567001</text:p>
              </table:table-cell>
              <table:table-cell office:value-type="float" office:value="3280334.63899056">
                <text:p>3280334.63899056</text:p>
              </table:table-cell>
              <table:table-cell office:value-type="float" office:value="369384.813769919">
                <text:p>369384.813769919</text:p>
              </table:table-cell>
              <table:table-cell office:value-type="float" office:value="3280359.59333746">
                <text:p>3280359.59333746</text:p>
              </table:table-cell>
            </table:table-row>
            <table:table-row>
              <table:table-cell office:value-type="float" office:value="369386.26567001">
                <text:p>369386.26567001</text:p>
              </table:table-cell>
              <table:table-cell office:value-type="float" office:value="369386.26567001">
                <text:p>369386.26567001</text:p>
              </table:table-cell>
              <table:table-cell office:value-type="float" office:value="3280335.03247504">
                <text:p>3280335.03247504</text:p>
              </table:table-cell>
              <table:table-cell office:value-type="float" office:value="369383.361745397">
                <text:p>369383.361745397</text:p>
              </table:table-cell>
              <table:table-cell office:value-type="float" office:value="3280359.6102567">
                <text:p>3280359.6102567</text:p>
              </table:table-cell>
            </table:table-row>
            <table:table-row>
              <table:table-cell office:value-type="float" office:value="369386.26567001">
                <text:p>369386.26567001</text:p>
              </table:table-cell>
              <table:table-cell office:value-type="float" office:value="369386.26567001">
                <text:p>369386.26567001</text:p>
              </table:table-cell>
              <table:table-cell office:value-type="float" office:value="3280335.36705466">
                <text:p>3280335.36705466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2.63279719">
                <text:p>3280362.63279719</text:p>
              </table:table-cell>
            </table:table-row>
            <table:table-row>
              <table:table-cell office:value-type="float" office:value="369386.26567001">
                <text:p>369386.26567001</text:p>
              </table:table-cell>
              <table:table-cell office:value-type="float" office:value="369386.26567001">
                <text:p>369386.26567001</text:p>
              </table:table-cell>
              <table:table-cell office:value-type="float" office:value="3280335.60031791">
                <text:p>3280335.60031791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2.63279719">
                <text:p>3280362.63279719</text:p>
              </table:table-cell>
            </table:table-row>
            <table:table-row>
              <table:table-cell office:value-type="float" office:value="369386.26567001">
                <text:p>369386.26567001</text:p>
              </table:table-cell>
              <table:table-cell office:value-type="float" office:value="369386.26567001">
                <text:p>369386.26567001</text:p>
              </table:table-cell>
              <table:table-cell office:value-type="float" office:value="3280335.90662319">
                <text:p>3280335.90662319</text:p>
              </table:table-cell>
              <table:table-cell office:value-type="float" office:value="369378.889547957">
                <text:p>369378.889547957</text:p>
              </table:table-cell>
              <table:table-cell office:value-type="float" office:value="3280366.31235021">
                <text:p>3280366.31235021</text:p>
              </table:table-cell>
            </table:table-row>
            <table:table-row>
              <table:table-cell office:value-type="float" office:value="369386.078522505">
                <text:p>369386.078522505</text:p>
              </table:table-cell>
              <table:table-cell office:value-type="float" office:value="369386.078522505">
                <text:p>369386.078522505</text:p>
              </table:table-cell>
              <table:table-cell office:value-type="float" office:value="3280335.19533627">
                <text:p>3280335.19533627</text:p>
              </table:table-cell>
              <table:table-cell office:value-type="float" office:value="369374.862622618">
                <text:p>369374.862622618</text:p>
              </table:table-cell>
              <table:table-cell office:value-type="float" office:value="3280369.68426619">
                <text:p>3280369.68426619</text:p>
              </table:table-cell>
            </table:table-row>
            <table:table-row>
              <table:table-cell office:value-type="float" office:value="369386.078522505">
                <text:p>369386.078522505</text:p>
              </table:table-cell>
              <table:table-cell office:value-type="float" office:value="369386.078522505">
                <text:p>369386.078522505</text:p>
              </table:table-cell>
              <table:table-cell office:value-type="float" office:value="3280335.36969466">
                <text:p>3280335.36969466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03666098">
                <text:p>3280368.03666098</text:p>
              </table:table-cell>
            </table:table-row>
            <table:table-row>
              <table:table-cell office:value-type="float" office:value="369386.078522505">
                <text:p>369386.078522505</text:p>
              </table:table-cell>
              <table:table-cell office:value-type="float" office:value="369386.078522505">
                <text:p>369386.078522505</text:p>
              </table:table-cell>
              <table:table-cell office:value-type="float" office:value="3280335.44273669">
                <text:p>3280335.44273669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03666098">
                <text:p>3280368.03666098</text:p>
              </table:table-cell>
            </table:table-row>
            <table:table-row>
              <table:table-cell office:value-type="float" office:value="369386.078522505">
                <text:p>369386.078522505</text:p>
              </table:table-cell>
              <table:table-cell office:value-type="float" office:value="369386.078522505">
                <text:p>369386.078522505</text:p>
              </table:table-cell>
              <table:table-cell office:value-type="float" office:value="3280335.64772561">
                <text:p>3280335.64772561</text:p>
              </table:table-cell>
              <table:table-cell office:value-type="float" office:value="369376.179054137">
                <text:p>369376.179054137</text:p>
              </table:table-cell>
              <table:table-cell office:value-type="float" office:value="3280358.03145805">
                <text:p>3280358.03145805</text:p>
              </table:table-cell>
            </table:table-row>
            <table:table-row>
              <table:table-cell office:value-type="float" office:value="369386.078522505">
                <text:p>369386.078522505</text:p>
              </table:table-cell>
              <table:table-cell office:value-type="float" office:value="369386.078522505">
                <text:p>369386.078522505</text:p>
              </table:table-cell>
              <table:table-cell office:value-type="float" office:value="3280336.00822337">
                <text:p>3280336.00822337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7474848">
                <text:p>3280355.47474848</text:p>
              </table:table-cell>
            </table:table-row>
            <table:table-row>
              <table:table-cell office:value-type="float" office:value="369386.960068954">
                <text:p>369386.960068954</text:p>
              </table:table-cell>
              <table:table-cell office:value-type="float" office:value="369386.960068954">
                <text:p>369386.960068954</text:p>
              </table:table-cell>
              <table:table-cell office:value-type="float" office:value="3280336.07172875">
                <text:p>3280336.07172875</text:p>
              </table:table-cell>
              <table:table-cell office:value-type="float" office:value="369376.439709224">
                <text:p>369376.439709224</text:p>
              </table:table-cell>
              <table:table-cell office:value-type="float" office:value="3280347.16678427">
                <text:p>3280347.16678427</text:p>
              </table:table-cell>
            </table:table-row>
            <table:table-row>
              <table:table-cell office:value-type="float" office:value="369386.960068954">
                <text:p>369386.960068954</text:p>
              </table:table-cell>
              <table:table-cell office:value-type="float" office:value="369386.960068954">
                <text:p>369386.960068954</text:p>
              </table:table-cell>
              <table:table-cell office:value-type="float" office:value="3280336.39688359">
                <text:p>3280336.39688359</text:p>
              </table:table-cell>
              <table:table-cell office:value-type="float" office:value="369376.259019156">
                <text:p>369376.259019156</text:p>
              </table:table-cell>
              <table:table-cell office:value-type="float" office:value="3280348.27722005">
                <text:p>3280348.27722005</text:p>
              </table:table-cell>
            </table:table-row>
            <table:table-row>
              <table:table-cell office:value-type="float" office:value="369386.960068954">
                <text:p>369386.960068954</text:p>
              </table:table-cell>
              <table:table-cell office:value-type="float" office:value="369386.960068954">
                <text:p>369386.960068954</text:p>
              </table:table-cell>
              <table:table-cell office:value-type="float" office:value="3280336.7361756">
                <text:p>3280336.7361756</text:p>
              </table:table-cell>
              <table:table-cell office:value-type="float" office:value="369378.178266652">
                <text:p>369378.178266652</text:p>
              </table:table-cell>
              <table:table-cell office:value-type="float" office:value="3280346.81402627">
                <text:p>3280346.81402627</text:p>
              </table:table-cell>
            </table:table-row>
            <table:table-row>
              <table:table-cell office:value-type="float" office:value="369386.960068954">
                <text:p>369386.960068954</text:p>
              </table:table-cell>
              <table:table-cell office:value-type="float" office:value="369386.960068954">
                <text:p>369386.960068954</text:p>
              </table:table-cell>
              <table:table-cell office:value-type="float" office:value="3280337.00949416">
                <text:p>3280337.00949416</text:p>
              </table:table-cell>
              <table:table-cell office:value-type="float" office:value="369378.947515368">
                <text:p>369378.947515368</text:p>
              </table:table-cell>
              <table:table-cell office:value-type="float" office:value="3280346.36173042">
                <text:p>3280346.36173042</text:p>
              </table:table-cell>
            </table:table-row>
            <table:table-row>
              <table:table-cell office:value-type="float" office:value="369386.960068954">
                <text:p>369386.960068954</text:p>
              </table:table-cell>
              <table:table-cell office:value-type="float" office:value="369386.960068954">
                <text:p>369386.960068954</text:p>
              </table:table-cell>
              <table:table-cell office:value-type="float" office:value="3280337.26396316">
                <text:p>3280337.26396316</text:p>
              </table:table-cell>
              <table:table-cell office:value-type="float" office:value="369378.848130985">
                <text:p>369378.848130985</text:p>
              </table:table-cell>
              <table:table-cell office:value-type="float" office:value="3280346.14122246">
                <text:p>3280346.14122246</text:p>
              </table:table-cell>
            </table:table-row>
            <table:table-row>
              <table:table-cell office:value-type="float" office:value="369388.232696242">
                <text:p>369388.232696242</text:p>
              </table:table-cell>
              <table:table-cell office:value-type="float" office:value="369388.232696242">
                <text:p>369388.232696242</text:p>
              </table:table-cell>
              <table:table-cell office:value-type="float" office:value="3280337.27606358">
                <text:p>3280337.27606358</text:p>
              </table:table-cell>
              <table:table-cell office:value-type="float" office:value="369378.173101361">
                <text:p>369378.173101361</text:p>
              </table:table-cell>
              <table:table-cell office:value-type="float" office:value="3280346.37075437">
                <text:p>3280346.37075437</text:p>
              </table:table-cell>
            </table:table-row>
            <table:table-row>
              <table:table-cell office:value-type="float" office:value="369388.232696242">
                <text:p>369388.232696242</text:p>
              </table:table-cell>
              <table:table-cell office:value-type="float" office:value="369388.232696242">
                <text:p>369388.232696242</text:p>
              </table:table-cell>
              <table:table-cell office:value-type="float" office:value="3280337.31611889">
                <text:p>3280337.31611889</text:p>
              </table:table-cell>
              <table:table-cell office:value-type="float" office:value="369377.508402399">
                <text:p>369377.508402399</text:p>
              </table:table-cell>
              <table:table-cell office:value-type="float" office:value="3280347.48683012">
                <text:p>3280347.48683012</text:p>
              </table:table-cell>
            </table:table-row>
            <table:table-row>
              <table:table-cell office:value-type="float" office:value="369388.232696242">
                <text:p>369388.232696242</text:p>
              </table:table-cell>
              <table:table-cell office:value-type="float" office:value="369388.232696242">
                <text:p>369388.232696242</text:p>
              </table:table-cell>
              <table:table-cell office:value-type="float" office:value="3280337.3137627">
                <text:p>3280337.3137627</text:p>
              </table:table-cell>
              <table:table-cell office:value-type="float" office:value="369377.992411108">
                <text:p>369377.992411108</text:p>
              </table:table-cell>
              <table:table-cell office:value-type="float" office:value="3280347.48119012">
                <text:p>3280347.48119012</text:p>
              </table:table-cell>
            </table:table-row>
            <table:table-row>
              <table:table-cell office:value-type="float" office:value="369388.232696242">
                <text:p>369388.232696242</text:p>
              </table:table-cell>
              <table:table-cell office:value-type="float" office:value="369388.232696242">
                <text:p>369388.232696242</text:p>
              </table:table-cell>
              <table:table-cell office:value-type="float" office:value="3280337.3137627">
                <text:p>3280337.3137627</text:p>
              </table:table-cell>
              <table:table-cell office:value-type="float" office:value="369377.991119783">
                <text:p>369377.991119783</text:p>
              </table:table-cell>
              <table:table-cell office:value-type="float" office:value="3280347.37037214">
                <text:p>3280347.37037214</text:p>
              </table:table-cell>
            </table:table-row>
            <table:table-row>
              <table:table-cell office:value-type="float" office:value="369388.232696242">
                <text:p>369388.232696242</text:p>
              </table:table-cell>
              <table:table-cell office:value-type="float" office:value="369388.232696242">
                <text:p>369388.232696242</text:p>
              </table:table-cell>
              <table:table-cell office:value-type="float" office:value="3280337.3114065">
                <text:p>3280337.3114065</text:p>
              </table:table-cell>
              <table:table-cell office:value-type="float" office:value="369376.91726127">
                <text:p>369376.91726127</text:p>
              </table:table-cell>
              <table:table-cell office:value-type="float" office:value="3280346.60705434">
                <text:p>3280346.60705434</text:p>
              </table:table-cell>
            </table:table-row>
            <table:table-row>
              <table:table-cell office:value-type="float" office:value="369388.927094784">
                <text:p>369388.927094784</text:p>
              </table:table-cell>
              <table:table-cell office:value-type="float" office:value="369388.927094784">
                <text:p>369388.927094784</text:p>
              </table:table-cell>
              <table:table-cell office:value-type="float" office:value="3280338.70880189">
                <text:p>3280338.70880189</text:p>
              </table:table-cell>
              <table:table-cell office:value-type="float" office:value="369376.91726127">
                <text:p>369376.91726127</text:p>
              </table:table-cell>
              <table:table-cell office:value-type="float" office:value="3280346.60705434">
                <text:p>3280346.60705434</text:p>
              </table:table-cell>
            </table:table-row>
            <table:table-row>
              <table:table-cell office:value-type="float" office:value="369388.927094784">
                <text:p>369388.927094784</text:p>
              </table:table-cell>
              <table:table-cell office:value-type="float" office:value="369388.927094784">
                <text:p>369388.927094784</text:p>
              </table:table-cell>
              <table:table-cell office:value-type="float" office:value="3280338.89022887">
                <text:p>3280338.89022887</text:p>
              </table:table-cell>
              <table:table-cell office:value-type="float" office:value="369369.982403193">
                <text:p>369369.982403193</text:p>
              </table:table-cell>
              <table:table-cell office:value-type="float" office:value="3280349.68035844">
                <text:p>3280349.68035844</text:p>
              </table:table-cell>
            </table:table-row>
            <table:table-row>
              <table:table-cell office:value-type="float" office:value="369388.927094784">
                <text:p>369388.927094784</text:p>
              </table:table-cell>
              <table:table-cell office:value-type="float" office:value="369388.927094784">
                <text:p>369388.927094784</text:p>
              </table:table-cell>
              <table:table-cell office:value-type="float" office:value="3280339.0905054">
                <text:p>3280339.0905054</text:p>
              </table:table-cell>
              <table:table-cell office:value-type="float" office:value="369369.982403193">
                <text:p>369369.982403193</text:p>
              </table:table-cell>
              <table:table-cell office:value-type="float" office:value="3280349.68035844">
                <text:p>3280349.68035844</text:p>
              </table:table-cell>
            </table:table-row>
            <table:table-row>
              <table:table-cell office:value-type="float" office:value="369388.927094784">
                <text:p>369388.927094784</text:p>
              </table:table-cell>
              <table:table-cell office:value-type="float" office:value="369388.927094784">
                <text:p>369388.927094784</text:p>
              </table:table-cell>
              <table:table-cell office:value-type="float" office:value="3280339.4297974">
                <text:p>3280339.4297974</text:p>
              </table:table-cell>
              <table:table-cell office:value-type="float" office:value="369363.474791197">
                <text:p>369363.474791197</text:p>
              </table:table-cell>
              <table:table-cell office:value-type="float" office:value="3280356.18451185">
                <text:p>3280356.18451185</text:p>
              </table:table-cell>
            </table:table-row>
            <table:table-row>
              <table:table-cell office:value-type="float" office:value="369388.927094784">
                <text:p>369388.927094784</text:p>
              </table:table-cell>
              <table:table-cell office:value-type="float" office:value="369388.927094784">
                <text:p>369388.927094784</text:p>
              </table:table-cell>
              <table:table-cell office:value-type="float" office:value="3280339.69133499">
                <text:p>3280339.69133499</text:p>
              </table:table-cell>
              <table:table-cell office:value-type="float" office:value="369359.61305644">
                <text:p>369359.61305644</text:p>
              </table:table-cell>
              <table:table-cell office:value-type="float" office:value="3280357.11618143">
                <text:p>3280357.11618143</text:p>
              </table:table-cell>
            </table:table-row>
            <table:table-row>
              <table:table-cell office:value-type="float" office:value="369388.255938186">
                <text:p>369388.255938186</text:p>
              </table:table-cell>
              <table:table-cell office:value-type="float" office:value="369388.255938186">
                <text:p>369388.255938186</text:p>
              </table:table-cell>
              <table:table-cell office:value-type="float" office:value="3280339.27078708">
                <text:p>3280339.27078708</text:p>
              </table:table-cell>
              <table:table-cell office:value-type="float" office:value="369357.95451288">
                <text:p>369357.95451288</text:p>
              </table:table-cell>
              <table:table-cell office:value-type="float" office:value="3280356.02718045">
                <text:p>3280356.02718045</text:p>
              </table:table-cell>
            </table:table-row>
            <table:table-row>
              <table:table-cell office:value-type="float" office:value="369388.255938186">
                <text:p>369388.255938186</text:p>
              </table:table-cell>
              <table:table-cell office:value-type="float" office:value="369388.255938186">
                <text:p>369388.255938186</text:p>
              </table:table-cell>
              <table:table-cell office:value-type="float" office:value="3280339.60772289">
                <text:p>3280339.60772289</text:p>
              </table:table-cell>
              <table:table-cell office:value-type="float" office:value="369354.261842064">
                <text:p>369354.261842064</text:p>
              </table:table-cell>
              <table:table-cell office:value-type="float" office:value="3280354.85105387">
                <text:p>3280354.85105387</text:p>
              </table:table-cell>
            </table:table-row>
            <table:table-row>
              <table:table-cell office:value-type="float" office:value="369388.255938186">
                <text:p>369388.255938186</text:p>
              </table:table-cell>
              <table:table-cell office:value-type="float" office:value="369388.255938186">
                <text:p>369388.255938186</text:p>
              </table:table-cell>
              <table:table-cell office:value-type="float" office:value="3280339.92345295">
                <text:p>3280339.92345295</text:p>
              </table:table-cell>
              <table:table-cell office:value-type="float" office:value="369354.261842064">
                <text:p>369354.261842064</text:p>
              </table:table-cell>
              <table:table-cell office:value-type="float" office:value="3280354.85105387">
                <text:p>3280354.85105387</text:p>
              </table:table-cell>
            </table:table-row>
            <table:table-row>
              <table:table-cell office:value-type="float" office:value="369388.255938186">
                <text:p>369388.255938186</text:p>
              </table:table-cell>
              <table:table-cell office:value-type="float" office:value="369388.255938186">
                <text:p>369388.255938186</text:p>
              </table:table-cell>
              <table:table-cell office:value-type="float" office:value="3280340.30986885">
                <text:p>3280340.30986885</text:p>
              </table:table-cell>
              <table:table-cell office:value-type="float" office:value="369355.059503546">
                <text:p>369355.059503546</text:p>
              </table:table-cell>
              <table:table-cell office:value-type="float" office:value="3280356.83675193">
                <text:p>3280356.83675193</text:p>
              </table:table-cell>
            </table:table-row>
            <table:table-row>
              <table:table-cell office:value-type="float" office:value="369388.255938186">
                <text:p>369388.255938186</text:p>
              </table:table-cell>
              <table:table-cell office:value-type="float" office:value="369388.255938186">
                <text:p>369388.255938186</text:p>
              </table:table-cell>
              <table:table-cell office:value-type="float" office:value="3280340.75283341">
                <text:p>3280340.75283341</text:p>
              </table:table-cell>
              <table:table-cell office:value-type="float" office:value="369354.394807501">
                <text:p>369354.394807501</text:p>
              </table:table-cell>
              <table:table-cell office:value-type="float" office:value="3280357.95282918">
                <text:p>3280357.95282918</text:p>
              </table:table-cell>
            </table:table-row>
            <table:table-row>
              <table:table-cell office:value-type="float" office:value="369388.079120449">
                <text:p>369388.079120449</text:p>
              </table:table-cell>
              <table:table-cell office:value-type="float" office:value="369388.079120449">
                <text:p>369388.079120449</text:p>
              </table:table-cell>
              <table:table-cell office:value-type="float" office:value="3280340.71367653">
                <text:p>3280340.71367653</text:p>
              </table:table-cell>
              <table:table-cell office:value-type="float" office:value="369351.853424214">
                <text:p>369351.853424214</text:p>
              </table:table-cell>
              <table:table-cell office:value-type="float" office:value="3280355.87662112">
                <text:p>3280355.87662112</text:p>
              </table:table-cell>
            </table:table-row>
            <table:table-row>
              <table:table-cell office:value-type="float" office:value="369388.079120449">
                <text:p>369388.079120449</text:p>
              </table:table-cell>
              <table:table-cell office:value-type="float" office:value="369388.079120449">
                <text:p>369388.079120449</text:p>
              </table:table-cell>
              <table:table-cell office:value-type="float" office:value="3280341.04354376">
                <text:p>3280341.04354376</text:p>
              </table:table-cell>
              <table:table-cell office:value-type="float" office:value="369349.987068642">
                <text:p>369349.987068642</text:p>
              </table:table-cell>
              <table:table-cell office:value-type="float" office:value="3280353.57087992">
                <text:p>3280353.57087992</text:p>
              </table:table-cell>
            </table:table-row>
            <table:table-row>
              <table:table-cell office:value-type="float" office:value="369388.079120449">
                <text:p>369388.079120449</text:p>
              </table:table-cell>
              <table:table-cell office:value-type="float" office:value="369388.079120449">
                <text:p>369388.079120449</text:p>
              </table:table-cell>
              <table:table-cell office:value-type="float" office:value="3280341.46530258">
                <text:p>3280341.46530258</text:p>
              </table:table-cell>
              <table:table-cell office:value-type="float" office:value="369350.325194632">
                <text:p>369350.325194632</text:p>
              </table:table-cell>
              <table:table-cell office:value-type="float" office:value="3280349.35528361">
                <text:p>3280349.35528361</text:p>
              </table:table-cell>
            </table:table-row>
            <table:table-row>
              <table:table-cell office:value-type="float" office:value="369388.079120449">
                <text:p>369388.079120449</text:p>
              </table:table-cell>
              <table:table-cell office:value-type="float" office:value="369388.079120449">
                <text:p>369388.079120449</text:p>
              </table:table-cell>
              <table:table-cell office:value-type="float" office:value="3280341.74568972">
                <text:p>3280341.74568972</text:p>
              </table:table-cell>
              <table:table-cell office:value-type="float" office:value="369352.223773495">
                <text:p>369352.223773495</text:p>
              </table:table-cell>
              <table:table-cell office:value-type="float" office:value="3280346.11899754">
                <text:p>3280346.11899754</text:p>
              </table:table-cell>
            </table:table-row>
            <table:table-row>
              <table:table-cell office:value-type="float" office:value="369388.079120449">
                <text:p>369388.079120449</text:p>
              </table:table-cell>
              <table:table-cell office:value-type="float" office:value="369388.079120449">
                <text:p>369388.079120449</text:p>
              </table:table-cell>
              <table:table-cell office:value-type="float" office:value="3280342.12503703">
                <text:p>3280342.12503703</text:p>
              </table:table-cell>
              <table:table-cell office:value-type="float" office:value="369352.514178777">
                <text:p>369352.514178777</text:p>
              </table:table-cell>
              <table:table-cell office:value-type="float" office:value="3280346.11561289">
                <text:p>3280346.11561289</text:p>
              </table:table-cell>
            </table:table-row>
            <table:table-row>
              <table:table-cell office:value-type="float" office:value="369388.290801127">
                <text:p>369388.290801127</text:p>
              </table:table-cell>
              <table:table-cell office:value-type="float" office:value="369388.290801127">
                <text:p>369388.290801127</text:p>
              </table:table-cell>
              <table:table-cell office:value-type="float" office:value="3280342.26287233">
                <text:p>3280342.26287233</text:p>
              </table:table-cell>
              <table:table-cell office:value-type="float" office:value="369353.791975131">
                <text:p>369353.791975131</text:p>
              </table:table-cell>
              <table:table-cell office:value-type="float" office:value="3280347.76321584">
                <text:p>3280347.76321584</text:p>
              </table:table-cell>
            </table:table-row>
            <table:table-row>
              <table:table-cell office:value-type="float" office:value="369388.290801127">
                <text:p>369388.290801127</text:p>
              </table:table-cell>
              <table:table-cell office:value-type="float" office:value="369388.290801127">
                <text:p>369388.290801127</text:p>
              </table:table-cell>
              <table:table-cell office:value-type="float" office:value="3280342.47021744">
                <text:p>3280342.47021744</text:p>
              </table:table-cell>
              <table:table-cell office:value-type="float" office:value="369354.485086049">
                <text:p>369354.485086049</text:p>
              </table:table-cell>
              <table:table-cell office:value-type="float" office:value="3280349.08513419">
                <text:p>3280349.08513419</text:p>
              </table:table-cell>
            </table:table-row>
            <table:table-row>
              <table:table-cell office:value-type="float" office:value="369388.290801127">
                <text:p>369388.290801127</text:p>
              </table:table-cell>
              <table:table-cell office:value-type="float" office:value="369388.290801127">
                <text:p>369388.290801127</text:p>
              </table:table-cell>
              <table:table-cell office:value-type="float" office:value="3280342.61158911">
                <text:p>3280342.61158911</text:p>
              </table:table-cell>
              <table:table-cell office:value-type="float" office:value="369354.766450367">
                <text:p>369354.766450367</text:p>
              </table:table-cell>
              <table:table-cell office:value-type="float" office:value="3280348.30602372">
                <text:p>3280348.30602372</text:p>
              </table:table-cell>
            </table:table-row>
            <table:table-row>
              <table:table-cell office:value-type="float" office:value="369388.290801127">
                <text:p>369388.290801127</text:p>
              </table:table-cell>
              <table:table-cell office:value-type="float" office:value="369388.290801127">
                <text:p>369388.290801127</text:p>
              </table:table-cell>
              <table:table-cell office:value-type="float" office:value="3280342.62572628">
                <text:p>3280342.62572628</text:p>
              </table:table-cell>
              <table:table-cell office:value-type="float" office:value="369355.437604817">
                <text:p>369355.437604817</text:p>
              </table:table-cell>
              <table:table-cell office:value-type="float" office:value="3280347.74403644">
                <text:p>3280347.74403644</text:p>
              </table:table-cell>
            </table:table-row>
            <table:table-row>
              <table:table-cell office:value-type="float" office:value="369388.290801127">
                <text:p>369388.290801127</text:p>
              </table:table-cell>
              <table:table-cell office:value-type="float" office:value="369388.290801127">
                <text:p>369388.290801127</text:p>
              </table:table-cell>
              <table:table-cell office:value-type="float" office:value="3280342.62337009">
                <text:p>3280342.62337009</text:p>
              </table:table-cell>
              <table:table-cell office:value-type="float" office:value="369356.210727246">
                <text:p>369356.210727246</text:p>
              </table:table-cell>
              <table:table-cell office:value-type="float" office:value="3280347.62419294">
                <text:p>3280347.62419294</text:p>
              </table:table-cell>
            </table:table-row>
            <table:table-row>
              <table:table-cell office:value-type="float" office:value="369385.433232621">
                <text:p>369385.433232621</text:p>
              </table:table-cell>
              <table:table-cell office:value-type="float" office:value="369385.433232621">
                <text:p>369385.433232621</text:p>
              </table:table-cell>
              <table:table-cell office:value-type="float" office:value="3280346.28615698">
                <text:p>3280346.28615698</text:p>
              </table:table-cell>
              <table:table-cell office:value-type="float" office:value="369356.876715671">
                <text:p>369356.876715671</text:p>
              </table:table-cell>
              <table:table-cell office:value-type="float" office:value="3280346.61893383">
                <text:p>3280346.61893383</text:p>
              </table:table-cell>
            </table:table-row>
            <table:table-row>
              <table:table-cell office:value-type="float" office:value="369385.433232621">
                <text:p>369385.433232621</text:p>
              </table:table-cell>
              <table:table-cell office:value-type="float" office:value="369385.433232621">
                <text:p>369385.433232621</text:p>
              </table:table-cell>
              <table:table-cell office:value-type="float" office:value="3280346.55476315">
                <text:p>3280346.55476315</text:p>
              </table:table-cell>
              <table:table-cell office:value-type="float" office:value="369358.604940593">
                <text:p>369358.604940593</text:p>
              </table:table-cell>
              <table:table-cell office:value-type="float" office:value="3280345.37962893">
                <text:p>3280345.37962893</text:p>
              </table:table-cell>
            </table:table-row>
            <table:table-row>
              <table:table-cell office:value-type="float" office:value="369385.433232621">
                <text:p>369385.433232621</text:p>
              </table:table-cell>
              <table:table-cell office:value-type="float" office:value="369385.433232621">
                <text:p>369385.433232621</text:p>
              </table:table-cell>
              <table:table-cell office:value-type="float" office:value="3280346.89169897">
                <text:p>3280346.89169897</text:p>
              </table:table-cell>
              <table:table-cell office:value-type="float" office:value="369358.789503531">
                <text:p>369358.789503531</text:p>
              </table:table-cell>
              <table:table-cell office:value-type="float" office:value="3280344.60164674">
                <text:p>3280344.60164674</text:p>
              </table:table-cell>
            </table:table-row>
            <table:table-row>
              <table:table-cell office:value-type="float" office:value="369385.433232621">
                <text:p>369385.433232621</text:p>
              </table:table-cell>
              <table:table-cell office:value-type="float" office:value="369385.433232621">
                <text:p>369385.433232621</text:p>
              </table:table-cell>
              <table:table-cell office:value-type="float" office:value="3280347.23570336">
                <text:p>3280347.23570336</text:p>
              </table:table-cell>
              <table:table-cell office:value-type="float" office:value="369359.451617859">
                <text:p>369359.451617859</text:p>
              </table:table-cell>
              <table:table-cell office:value-type="float" office:value="3280343.26393387">
                <text:p>3280343.26393387</text:p>
              </table:table-cell>
            </table:table-row>
            <table:table-row>
              <table:table-cell office:value-type="float" office:value="369385.433232621">
                <text:p>369385.433232621</text:p>
              </table:table-cell>
              <table:table-cell office:value-type="float" office:value="369385.433232621">
                <text:p>369385.433232621</text:p>
              </table:table-cell>
              <table:table-cell office:value-type="float" office:value="3280347.50430953">
                <text:p>3280347.50430953</text:p>
              </table:table-cell>
              <table:table-cell office:value-type="float" office:value="369360.880397763">
                <text:p>369360.880397763</text:p>
              </table:table-cell>
              <table:table-cell office:value-type="float" office:value="3280341.25228798">
                <text:p>3280341.25228798</text:p>
              </table:table-cell>
            </table:table-row>
            <table:table-row>
              <table:table-cell office:value-type="float" office:value="369383.725665377">
                <text:p>369383.725665377</text:p>
              </table:table-cell>
              <table:table-cell office:value-type="float" office:value="369383.725665377">
                <text:p>369383.725665377</text:p>
              </table:table-cell>
              <table:table-cell office:value-type="float" office:value="3280349.29854523">
                <text:p>3280349.29854523</text:p>
              </table:table-cell>
              <table:table-cell office:value-type="float" office:value="369360.955244235">
                <text:p>369360.955244235</text:p>
              </table:table-cell>
              <table:table-cell office:value-type="float" office:value="3280339.3672542">
                <text:p>3280339.3672542</text:p>
              </table:table-cell>
            </table:table-row>
            <table:table-row>
              <table:table-cell office:value-type="float" office:value="369383.725665377">
                <text:p>369383.725665377</text:p>
              </table:table-cell>
              <table:table-cell office:value-type="float" office:value="369383.725665377">
                <text:p>369383.725665377</text:p>
              </table:table-cell>
              <table:table-cell office:value-type="float" office:value="3280349.76507174">
                <text:p>3280349.76507174</text:p>
              </table:table-cell>
              <table:table-cell office:value-type="float" office:value="369359.692946112">
                <text:p>369359.692946112</text:p>
              </table:table-cell>
              <table:table-cell office:value-type="float" office:value="3280339.04946619">
                <text:p>3280339.04946619</text:p>
              </table:table-cell>
            </table:table-row>
            <table:table-row>
              <table:table-cell office:value-type="float" office:value="369383.725665377">
                <text:p>369383.725665377</text:p>
              </table:table-cell>
              <table:table-cell office:value-type="float" office:value="369383.725665377">
                <text:p>369383.725665377</text:p>
              </table:table-cell>
              <table:table-cell office:value-type="float" office:value="3280350.00775977">
                <text:p>3280350.00775977</text:p>
              </table:table-cell>
              <table:table-cell office:value-type="float" office:value="369358.049898208">
                <text:p>369358.049898208</text:p>
              </table:table-cell>
              <table:table-cell office:value-type="float" office:value="3280339.29028089">
                <text:p>3280339.29028089</text:p>
              </table:table-cell>
            </table:table-row>
            <table:table-row>
              <table:table-cell office:value-type="float" office:value="369383.725665377">
                <text:p>369383.725665377</text:p>
              </table:table-cell>
              <table:table-cell office:value-type="float" office:value="369383.725665377">
                <text:p>369383.725665377</text:p>
              </table:table-cell>
              <table:table-cell office:value-type="float" office:value="3280350.37532612">
                <text:p>3280350.37532612</text:p>
              </table:table-cell>
              <table:table-cell office:value-type="float" office:value="369356.51140138">
                <text:p>369356.51140138</text:p>
              </table:table-cell>
              <table:table-cell office:value-type="float" office:value="3280340.19487552">
                <text:p>3280340.19487552</text:p>
              </table:table-cell>
            </table:table-row>
            <table:table-row>
              <table:table-cell office:value-type="float" office:value="369383.725665377">
                <text:p>369383.725665377</text:p>
              </table:table-cell>
              <table:table-cell office:value-type="float" office:value="369383.725665377">
                <text:p>369383.725665377</text:p>
              </table:table-cell>
              <table:table-cell office:value-type="float" office:value="3280350.73111148">
                <text:p>3280350.73111148</text:p>
              </table:table-cell>
              <table:table-cell office:value-type="float" office:value="369356.605620124">
                <text:p>369356.605620124</text:p>
              </table:table-cell>
              <table:table-cell office:value-type="float" office:value="3280339.97211138">
                <text:p>3280339.97211138</text:p>
              </table:table-cell>
            </table:table-row>
            <table:table-row>
              <table:table-cell office:value-type="float" office:value="369383.725665377">
                <text:p>369383.725665377</text:p>
              </table:table-cell>
              <table:table-cell office:value-type="float" office:value="369383.725665377">
                <text:p>369383.725665377</text:p>
              </table:table-cell>
              <table:table-cell office:value-type="float" office:value="3280351.05391013">
                <text:p>3280351.05391013</text:p>
              </table:table-cell>
              <table:table-cell office:value-type="float" office:value="369356.804389874">
                <text:p>369356.804389874</text:p>
              </table:table-cell>
              <table:table-cell office:value-type="float" office:value="3280340.41312694">
                <text:p>3280340.41312694</text:p>
              </table:table-cell>
            </table:table-row>
            <table:table-row>
              <table:table-cell office:value-type="float" office:value="369379.9633112">
                <text:p>369379.9633112</text:p>
              </table:table-cell>
              <table:table-cell office:value-type="float" office:value="369379.9633112">
                <text:p>369379.9633112</text:p>
              </table:table-cell>
              <table:table-cell office:value-type="float" office:value="3280350.70989705">
                <text:p>3280350.70989705</text:p>
              </table:table-cell>
              <table:table-cell office:value-type="float" office:value="369358.069270985">
                <text:p>369358.069270985</text:p>
              </table:table-cell>
              <table:table-cell office:value-type="float" office:value="3280340.95255058">
                <text:p>3280340.95255058</text:p>
              </table:table-cell>
            </table:table-row>
            <table:table-row>
              <table:table-cell office:value-type="float" office:value="369379.9633112">
                <text:p>369379.9633112</text:p>
              </table:table-cell>
              <table:table-cell office:value-type="float" office:value="369379.9633112">
                <text:p>369379.9633112</text:p>
              </table:table-cell>
              <table:table-cell office:value-type="float" office:value="3280351.04447666">
                <text:p>3280351.04447666</text:p>
              </table:table-cell>
              <table:table-cell office:value-type="float" office:value="369360.392514273">
                <text:p>369360.392514273</text:p>
              </table:table-cell>
              <table:table-cell office:value-type="float" office:value="3280340.92547477">
                <text:p>3280340.92547477</text:p>
              </table:table-cell>
            </table:table-row>
            <table:table-row>
              <table:table-cell office:value-type="float" office:value="369379.9633112">
                <text:p>369379.9633112</text:p>
              </table:table-cell>
              <table:table-cell office:value-type="float" office:value="369379.9633112">
                <text:p>369379.9633112</text:p>
              </table:table-cell>
              <table:table-cell office:value-type="float" office:value="3280351.3719877">
                <text:p>3280351.3719877</text:p>
              </table:table-cell>
              <table:table-cell office:value-type="float" office:value="369362.323384433">
                <text:p>369362.323384433</text:p>
              </table:table-cell>
              <table:table-cell office:value-type="float" office:value="3280340.45964006">
                <text:p>3280340.45964006</text:p>
              </table:table-cell>
            </table:table-row>
            <table:table-row>
              <table:table-cell office:value-type="float" office:value="369379.9633112">
                <text:p>369379.9633112</text:p>
              </table:table-cell>
              <table:table-cell office:value-type="float" office:value="369379.9633112">
                <text:p>369379.9633112</text:p>
              </table:table-cell>
              <table:table-cell office:value-type="float" office:value="3280351.74191023">
                <text:p>3280351.74191023</text:p>
              </table:table-cell>
              <table:table-cell office:value-type="float" office:value="369365.311325968">
                <text:p>369365.311325968</text:p>
              </table:table-cell>
              <table:table-cell office:value-type="float" office:value="3280339.31648861">
                <text:p>3280339.31648861</text:p>
              </table:table-cell>
            </table:table-row>
            <table:table-row>
              <table:table-cell office:value-type="float" office:value="369379.9633112">
                <text:p>369379.9633112</text:p>
              </table:table-cell>
              <table:table-cell office:value-type="float" office:value="369379.9633112">
                <text:p>369379.9633112</text:p>
              </table:table-cell>
              <table:table-cell office:value-type="float" office:value="3280350.45071565">
                <text:p>3280350.45071565</text:p>
              </table:table-cell>
              <table:table-cell office:value-type="float" office:value="369365.311325968">
                <text:p>369365.311325968</text:p>
              </table:table-cell>
              <table:table-cell office:value-type="float" office:value="3280339.31648861">
                <text:p>3280339.31648861</text:p>
              </table:table-cell>
            </table:table-row>
            <table:table-row>
              <table:table-cell office:value-type="float" office:value="369379.9633112">
                <text:p>369379.9633112</text:p>
              </table:table-cell>
              <table:table-cell office:value-type="float" office:value="369379.9633112">
                <text:p>369379.9633112</text:p>
              </table:table-cell>
              <table:table-cell office:value-type="float" office:value="3280350.87954305">
                <text:p>3280350.87954305</text:p>
              </table:table-cell>
              <table:table-cell office:value-type="float" office:value="369365.213232707">
                <text:p>369365.213232707</text:p>
              </table:table-cell>
              <table:table-cell office:value-type="float" office:value="3280339.20679874">
                <text:p>3280339.20679874</text:p>
              </table:table-cell>
            </table:table-row>
            <table:table-row>
              <table:table-cell office:value-type="float" office:value="369379.9633112">
                <text:p>369379.9633112</text:p>
              </table:table-cell>
              <table:table-cell office:value-type="float" office:value="369379.9633112">
                <text:p>369379.9633112</text:p>
              </table:table-cell>
              <table:table-cell office:value-type="float" office:value="3280351.2871647">
                <text:p>3280351.2871647</text:p>
              </table:table-cell>
              <table:table-cell office:value-type="float" office:value="369364.242631625">
                <text:p>369364.242631625</text:p>
              </table:table-cell>
              <table:table-cell office:value-type="float" office:value="3280338.99644389">
                <text:p>3280338.99644389</text:p>
              </table:table-cell>
            </table:table-row>
            <table:table-row>
              <table:table-cell office:value-type="float" office:value="369379.9633112">
                <text:p>369379.9633112</text:p>
              </table:table-cell>
              <table:table-cell office:value-type="float" office:value="369379.9633112">
                <text:p>369379.9633112</text:p>
              </table:table-cell>
              <table:table-cell office:value-type="float" office:value="3280351.52985273">
                <text:p>3280351.52985273</text:p>
              </table:table-cell>
              <table:table-cell office:value-type="float" office:value="369362.790604338">
                <text:p>369362.790604338</text:p>
              </table:table-cell>
              <table:table-cell office:value-type="float" office:value="3280339.0133657">
                <text:p>3280339.0133657</text:p>
              </table:table-cell>
            </table:table-row>
            <table:table-row>
              <table:table-cell office:value-type="float" office:value="369379.9633112">
                <text:p>369379.9633112</text:p>
              </table:table-cell>
              <table:table-cell office:value-type="float" office:value="369379.9633112">
                <text:p>369379.9633112</text:p>
              </table:table-cell>
              <table:table-cell office:value-type="float" office:value="3280351.83615801">
                <text:p>3280351.83615801</text:p>
              </table:table-cell>
              <table:table-cell office:value-type="float" office:value="369362.884823217">
                <text:p>369362.884823217</text:p>
              </table:table-cell>
              <table:table-cell office:value-type="float" office:value="3280338.79060162">
                <text:p>3280338.79060162</text:p>
              </table:table-cell>
            </table:table-row>
            <table:table-row>
              <table:table-cell office:value-type="float" office:value="369377.933057831">
                <text:p>369377.933057831</text:p>
              </table:table-cell>
              <table:table-cell office:value-type="float" office:value="369377.933057831">
                <text:p>369377.933057831</text:p>
              </table:table-cell>
              <table:table-cell office:value-type="float" office:value="3280350.69603942">
                <text:p>3280350.69603942</text:p>
              </table:table-cell>
              <table:table-cell office:value-type="float" office:value="369362.400814112">
                <text:p>369362.400814112</text:p>
              </table:table-cell>
              <table:table-cell office:value-type="float" office:value="3280338.79624226">
                <text:p>3280338.79624226</text:p>
              </table:table-cell>
            </table:table-row>
            <table:table-row>
              <table:table-cell office:value-type="float" office:value="369377.933057831">
                <text:p>369377.933057831</text:p>
              </table:table-cell>
              <table:table-cell office:value-type="float" office:value="369377.933057831">
                <text:p>369377.933057831</text:p>
              </table:table-cell>
              <table:table-cell office:value-type="float" office:value="3280351.02826284">
                <text:p>3280351.02826284</text:p>
              </table:table-cell>
              <table:table-cell office:value-type="float" office:value="369362.106534216">
                <text:p>369362.106534216</text:p>
              </table:table-cell>
              <table:table-cell office:value-type="float" office:value="3280338.46717272">
                <text:p>3280338.46717272</text:p>
              </table:table-cell>
            </table:table-row>
            <table:table-row>
              <table:table-cell office:value-type="float" office:value="369377.933057831">
                <text:p>369377.933057831</text:p>
              </table:table-cell>
              <table:table-cell office:value-type="float" office:value="369377.933057831">
                <text:p>369377.933057831</text:p>
              </table:table-cell>
              <table:table-cell office:value-type="float" office:value="3280351.38404821">
                <text:p>3280351.38404821</text:p>
              </table:table-cell>
              <table:table-cell office:value-type="float" office:value="369360.17308072">
                <text:p>369360.17308072</text:p>
              </table:table-cell>
              <table:table-cell office:value-type="float" office:value="3280338.7113715">
                <text:p>3280338.7113715</text:p>
              </table:table-cell>
            </table:table-row>
            <table:table-row>
              <table:table-cell office:value-type="float" office:value="369377.933057831">
                <text:p>369377.933057831</text:p>
              </table:table-cell>
              <table:table-cell office:value-type="float" office:value="369377.933057831">
                <text:p>369377.933057831</text:p>
              </table:table-cell>
              <table:table-cell office:value-type="float" office:value="3280351.63851721">
                <text:p>3280351.63851721</text:p>
              </table:table-cell>
              <table:table-cell office:value-type="float" office:value="369359.215394546">
                <text:p>369359.215394546</text:p>
              </table:table-cell>
              <table:table-cell office:value-type="float" office:value="3280339.60919686">
                <text:p>3280339.60919686</text:p>
              </table:table-cell>
            </table:table-row>
            <table:table-row>
              <table:table-cell office:value-type="float" office:value="369377.933057831">
                <text:p>369377.933057831</text:p>
              </table:table-cell>
              <table:table-cell office:value-type="float" office:value="369377.933057831">
                <text:p>369377.933057831</text:p>
              </table:table-cell>
              <table:table-cell office:value-type="float" office:value="3280351.92126055">
                <text:p>3280351.92126055</text:p>
              </table:table-cell>
              <table:table-cell office:value-type="float" office:value="369360.873940308">
                <text:p>369360.873940308</text:p>
              </table:table-cell>
              <table:table-cell office:value-type="float" office:value="3280340.69819809">
                <text:p>3280340.69819809</text:p>
              </table:table-cell>
            </table:table-row>
            <table:table-row>
              <table:table-cell office:value-type="float" office:value="369378.366704864">
                <text:p>369378.366704864</text:p>
              </table:table-cell>
              <table:table-cell office:value-type="float" office:value="369378.366704864">
                <text:p>369378.366704864</text:p>
              </table:table-cell>
              <table:table-cell office:value-type="float" office:value="3280346.36849837">
                <text:p>3280346.36849837</text:p>
              </table:table-cell>
              <table:table-cell office:value-type="float" office:value="369360.667421771">
                <text:p>369360.667421771</text:p>
              </table:table-cell>
              <table:table-cell office:value-type="float" office:value="3280339.59227459">
                <text:p>3280339.59227459</text:p>
              </table:table-cell>
            </table:table-row>
            <table:table-row>
              <table:table-cell office:value-type="float" office:value="369378.366704864">
                <text:p>369378.366704864</text:p>
              </table:table-cell>
              <table:table-cell office:value-type="float" office:value="369378.366704864">
                <text:p>369378.366704864</text:p>
              </table:table-cell>
              <table:table-cell office:value-type="float" office:value="3280346.71014657">
                <text:p>3280346.71014657</text:p>
              </table:table-cell>
              <table:table-cell office:value-type="float" office:value="369360.861025401">
                <text:p>369360.861025401</text:p>
              </table:table-cell>
              <table:table-cell office:value-type="float" office:value="3280339.5900183">
                <text:p>3280339.5900183</text:p>
              </table:table-cell>
            </table:table-row>
            <table:table-row>
              <table:table-cell office:value-type="float" office:value="369378.366704864">
                <text:p>369378.366704864</text:p>
              </table:table-cell>
              <table:table-cell office:value-type="float" office:value="369378.366704864">
                <text:p>369378.366704864</text:p>
              </table:table-cell>
              <table:table-cell office:value-type="float" office:value="3280346.99053372">
                <text:p>3280346.99053372</text:p>
              </table:table-cell>
              <table:table-cell office:value-type="float" office:value="369360.957827214">
                <text:p>369360.957827214</text:p>
              </table:table-cell>
              <table:table-cell office:value-type="float" office:value="3280339.58889015">
                <text:p>3280339.58889015</text:p>
              </table:table-cell>
            </table:table-row>
            <table:table-row>
              <table:table-cell office:value-type="float" office:value="369378.366704864">
                <text:p>369378.366704864</text:p>
              </table:table-cell>
              <table:table-cell office:value-type="float" office:value="369378.366704864">
                <text:p>369378.366704864</text:p>
              </table:table-cell>
              <table:table-cell office:value-type="float" office:value="3280347.2567837">
                <text:p>3280347.2567837</text:p>
              </table:table-cell>
              <table:table-cell office:value-type="float" office:value="369359.516132023">
                <text:p>369359.516132023</text:p>
              </table:table-cell>
              <table:table-cell office:value-type="float" office:value="3280340.49235623">
                <text:p>3280340.49235623</text:p>
              </table:table-cell>
            </table:table-row>
            <table:table-row>
              <table:table-cell office:value-type="float" office:value="369378.366704864">
                <text:p>369378.366704864</text:p>
              </table:table-cell>
              <table:table-cell office:value-type="float" office:value="369378.366704864">
                <text:p>369378.366704864</text:p>
              </table:table-cell>
              <table:table-cell office:value-type="float" office:value="3280347.51832128">
                <text:p>3280347.51832128</text:p>
              </table:table-cell>
              <table:table-cell office:value-type="float" office:value="369360.218283135">
                <text:p>369360.218283135</text:p>
              </table:table-cell>
              <table:table-cell office:value-type="float" office:value="3280342.59000076">
                <text:p>3280342.59000076</text:p>
              </table:table-cell>
            </table:table-row>
            <table:table-row>
              <table:table-cell office:value-type="float" office:value="369377.880113459">
                <text:p>369377.880113459</text:p>
              </table:table-cell>
              <table:table-cell office:value-type="float" office:value="369377.880113459">
                <text:p>369377.880113459</text:p>
              </table:table-cell>
              <table:table-cell office:value-type="float" office:value="3280346.15250241">
                <text:p>3280346.15250241</text:p>
              </table:table-cell>
              <table:table-cell office:value-type="float" office:value="369361.206964848">
                <text:p>369361.206964848</text:p>
              </table:table-cell>
              <table:table-cell office:value-type="float" office:value="3280344.35180697">
                <text:p>3280344.35180697</text:p>
              </table:table-cell>
            </table:table-row>
            <table:table-row>
              <table:table-cell office:value-type="float" office:value="369377.880113459">
                <text:p>369377.880113459</text:p>
              </table:table-cell>
              <table:table-cell office:value-type="float" office:value="369377.880113459">
                <text:p>369377.880113459</text:p>
              </table:table-cell>
              <table:table-cell office:value-type="float" office:value="3280346.48472583">
                <text:p>3280346.48472583</text:p>
              </table:table-cell>
              <table:table-cell office:value-type="float" office:value="369361.206964848">
                <text:p>369361.206964848</text:p>
              </table:table-cell>
              <table:table-cell office:value-type="float" office:value="3280344.35180697">
                <text:p>3280344.35180697</text:p>
              </table:table-cell>
            </table:table-row>
            <table:table-row>
              <table:table-cell office:value-type="float" office:value="369377.880113459">
                <text:p>369377.880113459</text:p>
              </table:table-cell>
              <table:table-cell office:value-type="float" office:value="369377.880113459">
                <text:p>369377.880113459</text:p>
              </table:table-cell>
              <table:table-cell office:value-type="float" office:value="3280346.84757978">
                <text:p>3280346.84757978</text:p>
              </table:table-cell>
              <table:table-cell office:value-type="float" office:value="369362.187897387">
                <text:p>369362.187897387</text:p>
              </table:table-cell>
              <table:table-cell office:value-type="float" office:value="3280345.44870537">
                <text:p>3280345.44870537</text:p>
              </table:table-cell>
            </table:table-row>
            <table:table-row>
              <table:table-cell office:value-type="float" office:value="369377.880113459">
                <text:p>369377.880113459</text:p>
              </table:table-cell>
              <table:table-cell office:value-type="float" office:value="369377.880113459">
                <text:p>369377.880113459</text:p>
              </table:table-cell>
              <table:table-cell office:value-type="float" office:value="3280347.23870807">
                <text:p>3280347.23870807</text:p>
              </table:table-cell>
              <table:table-cell office:value-type="float" office:value="369362.187897387">
                <text:p>369362.187897387</text:p>
              </table:table-cell>
              <table:table-cell office:value-type="float" office:value="3280345.44870537">
                <text:p>3280345.44870537</text:p>
              </table:table-cell>
            </table:table-row>
            <table:table-row>
              <table:table-cell office:value-type="float" office:value="369377.880113459">
                <text:p>369377.880113459</text:p>
              </table:table-cell>
              <table:table-cell office:value-type="float" office:value="369377.880113459">
                <text:p>369377.880113459</text:p>
              </table:table-cell>
              <table:table-cell office:value-type="float" office:value="3280347.72644033">
                <text:p>3280347.72644033</text:p>
              </table:table-cell>
              <table:table-cell office:value-type="float" office:value="369362.477011199">
                <text:p>369362.477011199</text:p>
              </table:table-cell>
              <table:table-cell office:value-type="float" office:value="3280345.334503">
                <text:p>3280345.334503</text:p>
              </table:table-cell>
            </table:table-row>
            <table:table-row>
              <table:table-cell office:value-type="float" office:value="369379.425067573">
                <text:p>369379.425067573</text:p>
              </table:table-cell>
              <table:table-cell office:value-type="float" office:value="369379.425067573">
                <text:p>369379.425067573</text:p>
              </table:table-cell>
              <table:table-cell office:value-type="float" office:value="3280345.80200061">
                <text:p>3280345.80200061</text:p>
              </table:table-cell>
              <table:table-cell office:value-type="float" office:value="369362.471845291">
                <text:p>369362.471845291</text:p>
              </table:table-cell>
              <table:table-cell office:value-type="float" office:value="3280344.89123108">
                <text:p>3280344.89123108</text:p>
              </table:table-cell>
            </table:table-row>
            <table:table-row>
              <table:table-cell office:value-type="float" office:value="369379.425067573">
                <text:p>369379.425067573</text:p>
              </table:table-cell>
              <table:table-cell office:value-type="float" office:value="369379.425067573">
                <text:p>369379.425067573</text:p>
              </table:table-cell>
              <table:table-cell office:value-type="float" office:value="3280346.34863773">
                <text:p>3280346.34863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425067573">
                <text:p>369379.425067573</text:p>
              </table:table-cell>
              <table:table-cell office:value-type="float" office:value="369379.425067573">
                <text:p>369379.425067573</text:p>
              </table:table-cell>
              <table:table-cell office:value-type="float" office:value="3280346.90234343">
                <text:p>3280346.90234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425067573">
                <text:p>369379.425067573</text:p>
              </table:table-cell>
              <table:table-cell office:value-type="float" office:value="369379.425067573">
                <text:p>369379.425067573</text:p>
              </table:table-cell>
              <table:table-cell office:value-type="float" office:value="3280347.32410225">
                <text:p>3280347.3241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425067573">
                <text:p>369379.425067573</text:p>
              </table:table-cell>
              <table:table-cell office:value-type="float" office:value="369379.425067573">
                <text:p>369379.425067573</text:p>
              </table:table-cell>
              <table:table-cell office:value-type="float" office:value="3280347.31232127">
                <text:p>3280347.3123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425067573">
                <text:p>369379.425067573</text:p>
              </table:table-cell>
              <table:table-cell office:value-type="float" office:value="369379.425067573">
                <text:p>369379.425067573</text:p>
              </table:table-cell>
              <table:table-cell office:value-type="float" office:value="3280347.30996508">
                <text:p>3280347.30996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294992068">
                <text:p>369380.294992068</text:p>
              </table:table-cell>
              <table:table-cell office:value-type="float" office:value="369380.294992068">
                <text:p>369380.294992068</text:p>
              </table:table-cell>
              <table:table-cell office:value-type="float" office:value="3280345.6810308">
                <text:p>3280345.6810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294992068">
                <text:p>369380.294992068</text:p>
              </table:table-cell>
              <table:table-cell office:value-type="float" office:value="369380.294992068">
                <text:p>369380.294992068</text:p>
              </table:table-cell>
              <table:table-cell office:value-type="float" office:value="3280345.6810308">
                <text:p>3280345.6810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294992068">
                <text:p>369380.294992068</text:p>
              </table:table-cell>
              <table:table-cell office:value-type="float" office:value="369380.294992068">
                <text:p>369380.294992068</text:p>
              </table:table-cell>
              <table:table-cell office:value-type="float" office:value="3280345.6810308">
                <text:p>3280345.6810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294992068">
                <text:p>369380.294992068</text:p>
              </table:table-cell>
              <table:table-cell office:value-type="float" office:value="369380.294992068">
                <text:p>369380.294992068</text:p>
              </table:table-cell>
              <table:table-cell office:value-type="float" office:value="3280345.6810308">
                <text:p>3280345.6810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8770939">
                <text:p>369380.8770939</text:p>
              </table:table-cell>
              <table:table-cell office:value-type="float" office:value="369380.8770939">
                <text:p>369380.8770939</text:p>
              </table:table-cell>
              <table:table-cell office:value-type="float" office:value="3280345.78508092">
                <text:p>3280345.78508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8770939">
                <text:p>369380.8770939</text:p>
              </table:table-cell>
              <table:table-cell office:value-type="float" office:value="369380.8770939">
                <text:p>369380.8770939</text:p>
              </table:table-cell>
              <table:table-cell office:value-type="float" office:value="3280345.78508092">
                <text:p>3280345.78508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8770939">
                <text:p>369380.8770939</text:p>
              </table:table-cell>
              <table:table-cell office:value-type="float" office:value="369380.8770939">
                <text:p>369380.8770939</text:p>
              </table:table-cell>
              <table:table-cell office:value-type="float" office:value="3280345.78508092">
                <text:p>3280345.78508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8770939">
                <text:p>369380.8770939</text:p>
              </table:table-cell>
              <table:table-cell office:value-type="float" office:value="369380.8770939">
                <text:p>369380.8770939</text:p>
              </table:table-cell>
              <table:table-cell office:value-type="float" office:value="3280345.78508092">
                <text:p>3280345.78508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8770939">
                <text:p>369380.8770939</text:p>
              </table:table-cell>
              <table:table-cell office:value-type="float" office:value="369380.8770939">
                <text:p>369380.8770939</text:p>
              </table:table-cell>
              <table:table-cell office:value-type="float" office:value="3280345.78508092">
                <text:p>3280345.78508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8770939">
                <text:p>369380.8770939</text:p>
              </table:table-cell>
              <table:table-cell office:value-type="float" office:value="369380.8770939">
                <text:p>369380.8770939</text:p>
              </table:table-cell>
              <table:table-cell office:value-type="float" office:value="3280345.78508092">
                <text:p>3280345.78508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423776263">
                <text:p>369379.423776263</text:p>
              </table:table-cell>
              <table:table-cell office:value-type="float" office:value="369379.423776263">
                <text:p>369379.423776263</text:p>
              </table:table-cell>
              <table:table-cell office:value-type="float" office:value="3280345.69118263">
                <text:p>3280345.69118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423776263">
                <text:p>369379.423776263</text:p>
              </table:table-cell>
              <table:table-cell office:value-type="float" office:value="369379.423776263">
                <text:p>369379.423776263</text:p>
              </table:table-cell>
              <table:table-cell office:value-type="float" office:value="3280345.69118263">
                <text:p>3280345.69118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423776263">
                <text:p>369379.423776263</text:p>
              </table:table-cell>
              <table:table-cell office:value-type="float" office:value="369379.423776263">
                <text:p>369379.423776263</text:p>
              </table:table-cell>
              <table:table-cell office:value-type="float" office:value="3280345.69118263">
                <text:p>3280345.69118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423776263">
                <text:p>369379.423776263</text:p>
              </table:table-cell>
              <table:table-cell office:value-type="float" office:value="369379.423776263">
                <text:p>369379.423776263</text:p>
              </table:table-cell>
              <table:table-cell office:value-type="float" office:value="3280345.69118263">
                <text:p>3280345.69118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423776263">
                <text:p>369379.423776263</text:p>
              </table:table-cell>
              <table:table-cell office:value-type="float" office:value="369379.423776263">
                <text:p>369379.423776263</text:p>
              </table:table-cell>
              <table:table-cell office:value-type="float" office:value="3280345.69118263">
                <text:p>3280345.69118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382754724">
                <text:p>369380.382754724</text:p>
              </table:table-cell>
              <table:table-cell office:value-type="float" office:value="369380.382754724">
                <text:p>369380.382754724</text:p>
              </table:table-cell>
              <table:table-cell office:value-type="float" office:value="3280344.90417699">
                <text:p>3280344.90417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382754724">
                <text:p>369380.382754724</text:p>
              </table:table-cell>
              <table:table-cell office:value-type="float" office:value="369380.382754724">
                <text:p>369380.382754724</text:p>
              </table:table-cell>
              <table:table-cell office:value-type="float" office:value="3280344.90417699">
                <text:p>3280344.90417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382754724">
                <text:p>369380.382754724</text:p>
              </table:table-cell>
              <table:table-cell office:value-type="float" office:value="369380.382754724">
                <text:p>369380.382754724</text:p>
              </table:table-cell>
              <table:table-cell office:value-type="float" office:value="3280344.90417699">
                <text:p>3280344.90417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382754724">
                <text:p>369380.382754724</text:p>
              </table:table-cell>
              <table:table-cell office:value-type="float" office:value="369380.382754724">
                <text:p>369380.382754724</text:p>
              </table:table-cell>
              <table:table-cell office:value-type="float" office:value="3280344.90417699">
                <text:p>3280344.90417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289826864">
                <text:p>369380.289826864</text:p>
              </table:table-cell>
              <table:table-cell office:value-type="float" office:value="369380.289826864">
                <text:p>369380.289826864</text:p>
              </table:table-cell>
              <table:table-cell office:value-type="float" office:value="3280345.2377589">
                <text:p>3280345.237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289826864">
                <text:p>369380.289826864</text:p>
              </table:table-cell>
              <table:table-cell office:value-type="float" office:value="369380.289826864">
                <text:p>369380.289826864</text:p>
              </table:table-cell>
              <table:table-cell office:value-type="float" office:value="3280345.2377589">
                <text:p>3280345.237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289826864">
                <text:p>369380.289826864</text:p>
              </table:table-cell>
              <table:table-cell office:value-type="float" office:value="369380.289826864">
                <text:p>369380.289826864</text:p>
              </table:table-cell>
              <table:table-cell office:value-type="float" office:value="3280345.2377589">
                <text:p>3280345.237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289826864">
                <text:p>369380.289826864</text:p>
              </table:table-cell>
              <table:table-cell office:value-type="float" office:value="369380.289826864">
                <text:p>369380.289826864</text:p>
              </table:table-cell>
              <table:table-cell office:value-type="float" office:value="3280345.2377589">
                <text:p>3280345.237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289826864">
                <text:p>369380.289826864</text:p>
              </table:table-cell>
              <table:table-cell office:value-type="float" office:value="369380.289826864">
                <text:p>369380.289826864</text:p>
              </table:table-cell>
              <table:table-cell office:value-type="float" office:value="3280345.2377589">
                <text:p>3280345.237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289826864">
                <text:p>369380.289826864</text:p>
              </table:table-cell>
              <table:table-cell office:value-type="float" office:value="369380.289826864">
                <text:p>369380.289826864</text:p>
              </table:table-cell>
              <table:table-cell office:value-type="float" office:value="3280345.2377589">
                <text:p>3280345.237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804526758">
                <text:p>369379.804526758</text:p>
              </table:table-cell>
              <table:table-cell office:value-type="float" office:value="369379.804526758">
                <text:p>369379.804526758</text:p>
              </table:table-cell>
              <table:table-cell office:value-type="float" office:value="3280345.13258082">
                <text:p>3280345.1325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804526758">
                <text:p>369379.804526758</text:p>
              </table:table-cell>
              <table:table-cell office:value-type="float" office:value="369379.804526758">
                <text:p>369379.804526758</text:p>
              </table:table-cell>
              <table:table-cell office:value-type="float" office:value="3280345.13258082">
                <text:p>3280345.1325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804526758">
                <text:p>369379.804526758</text:p>
              </table:table-cell>
              <table:table-cell office:value-type="float" office:value="369379.804526758">
                <text:p>369379.804526758</text:p>
              </table:table-cell>
              <table:table-cell office:value-type="float" office:value="3280345.13258082">
                <text:p>3280345.1325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804526758">
                <text:p>369379.804526758</text:p>
              </table:table-cell>
              <table:table-cell office:value-type="float" office:value="369379.804526758">
                <text:p>369379.804526758</text:p>
              </table:table-cell>
              <table:table-cell office:value-type="float" office:value="3280345.13258082">
                <text:p>3280345.1325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128205742">
                <text:p>369379.128205742</text:p>
              </table:table-cell>
              <table:table-cell office:value-type="float" office:value="369379.128205742">
                <text:p>369379.128205742</text:p>
              </table:table-cell>
              <table:table-cell office:value-type="float" office:value="3280345.25129469">
                <text:p>3280345.25129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128205742">
                <text:p>369379.128205742</text:p>
              </table:table-cell>
              <table:table-cell office:value-type="float" office:value="369379.128205742">
                <text:p>369379.128205742</text:p>
              </table:table-cell>
              <table:table-cell office:value-type="float" office:value="3280345.25129469">
                <text:p>3280345.25129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128205742">
                <text:p>369379.128205742</text:p>
              </table:table-cell>
              <table:table-cell office:value-type="float" office:value="369379.128205742">
                <text:p>369379.128205742</text:p>
              </table:table-cell>
              <table:table-cell office:value-type="float" office:value="3280345.25129469">
                <text:p>3280345.25129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128205742">
                <text:p>369379.128205742</text:p>
              </table:table-cell>
              <table:table-cell office:value-type="float" office:value="369379.128205742">
                <text:p>369379.128205742</text:p>
              </table:table-cell>
              <table:table-cell office:value-type="float" office:value="3280345.25129469">
                <text:p>3280345.25129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128205742">
                <text:p>369379.128205742</text:p>
              </table:table-cell>
              <table:table-cell office:value-type="float" office:value="369379.128205742">
                <text:p>369379.128205742</text:p>
              </table:table-cell>
              <table:table-cell office:value-type="float" office:value="3280345.26071947">
                <text:p>3280345.2607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650653526">
                <text:p>369378.650653526</text:p>
              </table:table-cell>
              <table:table-cell office:value-type="float" office:value="369378.650653526">
                <text:p>369378.650653526</text:p>
              </table:table-cell>
              <table:table-cell office:value-type="float" office:value="3280345.81102452">
                <text:p>3280345.8110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650653526">
                <text:p>369378.650653526</text:p>
              </table:table-cell>
              <table:table-cell office:value-type="float" office:value="369378.650653526">
                <text:p>369378.650653526</text:p>
              </table:table-cell>
              <table:table-cell office:value-type="float" office:value="3280345.81102452">
                <text:p>3280345.8110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650653526">
                <text:p>369378.650653526</text:p>
              </table:table-cell>
              <table:table-cell office:value-type="float" office:value="369378.650653526">
                <text:p>369378.650653526</text:p>
              </table:table-cell>
              <table:table-cell office:value-type="float" office:value="3280345.81102452">
                <text:p>3280345.8110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650653526">
                <text:p>369378.650653526</text:p>
              </table:table-cell>
              <table:table-cell office:value-type="float" office:value="369378.650653526">
                <text:p>369378.650653526</text:p>
              </table:table-cell>
              <table:table-cell office:value-type="float" office:value="3280345.81102452">
                <text:p>3280345.8110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650653526">
                <text:p>369378.650653526</text:p>
              </table:table-cell>
              <table:table-cell office:value-type="float" office:value="369378.650653526">
                <text:p>369378.650653526</text:p>
              </table:table-cell>
              <table:table-cell office:value-type="float" office:value="3280345.81102452">
                <text:p>3280345.8110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979497861">
                <text:p>369377.979497861</text:p>
              </table:table-cell>
              <table:table-cell office:value-type="float" office:value="369377.979497861">
                <text:p>369377.979497861</text:p>
              </table:table-cell>
              <table:table-cell office:value-type="float" office:value="3280346.37301036">
                <text:p>3280346.3730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979497861">
                <text:p>369377.979497861</text:p>
              </table:table-cell>
              <table:table-cell office:value-type="float" office:value="369377.979497861">
                <text:p>369377.979497861</text:p>
              </table:table-cell>
              <table:table-cell office:value-type="float" office:value="3280346.37301036">
                <text:p>3280346.3730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979497861">
                <text:p>369377.979497861</text:p>
              </table:table-cell>
              <table:table-cell office:value-type="float" office:value="369377.979497861">
                <text:p>369377.979497861</text:p>
              </table:table-cell>
              <table:table-cell office:value-type="float" office:value="3280346.37301036">
                <text:p>3280346.3730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979497861">
                <text:p>369377.979497861</text:p>
              </table:table-cell>
              <table:table-cell office:value-type="float" office:value="369377.979497861">
                <text:p>369377.979497861</text:p>
              </table:table-cell>
              <table:table-cell office:value-type="float" office:value="3280346.37301036">
                <text:p>3280346.3730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979497861">
                <text:p>369377.979497861</text:p>
              </table:table-cell>
              <table:table-cell office:value-type="float" office:value="369377.979497861">
                <text:p>369377.979497861</text:p>
              </table:table-cell>
              <table:table-cell office:value-type="float" office:value="3280346.37301036">
                <text:p>3280346.3730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138536244">
                <text:p>369379.138536244</text:p>
              </table:table-cell>
              <table:table-cell office:value-type="float" office:value="369379.138536244">
                <text:p>369379.138536244</text:p>
              </table:table-cell>
              <table:table-cell office:value-type="float" office:value="3280346.13783849">
                <text:p>3280346.13783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138536244">
                <text:p>369379.138536244</text:p>
              </table:table-cell>
              <table:table-cell office:value-type="float" office:value="369379.138536244">
                <text:p>369379.138536244</text:p>
              </table:table-cell>
              <table:table-cell office:value-type="float" office:value="3280346.13783849">
                <text:p>3280346.13783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138536244">
                <text:p>369379.138536244</text:p>
              </table:table-cell>
              <table:table-cell office:value-type="float" office:value="369379.138536244">
                <text:p>369379.138536244</text:p>
              </table:table-cell>
              <table:table-cell office:value-type="float" office:value="3280346.13783849">
                <text:p>3280346.13783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138536244">
                <text:p>369379.138536244</text:p>
              </table:table-cell>
              <table:table-cell office:value-type="float" office:value="369379.138536244">
                <text:p>369379.138536244</text:p>
              </table:table-cell>
              <table:table-cell office:value-type="float" office:value="3280346.13783849">
                <text:p>3280346.13783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138536244">
                <text:p>369379.138536244</text:p>
              </table:table-cell>
              <table:table-cell office:value-type="float" office:value="369379.138536244">
                <text:p>369379.138536244</text:p>
              </table:table-cell>
              <table:table-cell office:value-type="float" office:value="3280346.13783849">
                <text:p>3280346.13783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810983288">
                <text:p>369379.810983288</text:p>
              </table:table-cell>
              <table:table-cell office:value-type="float" office:value="369379.810983288">
                <text:p>369379.810983288</text:p>
              </table:table-cell>
              <table:table-cell office:value-type="float" office:value="3280345.6866707">
                <text:p>3280345.6866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810983288">
                <text:p>369379.810983288</text:p>
              </table:table-cell>
              <table:table-cell office:value-type="float" office:value="369379.810983288">
                <text:p>369379.810983288</text:p>
              </table:table-cell>
              <table:table-cell office:value-type="float" office:value="3280345.6866707">
                <text:p>3280345.6866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810983288">
                <text:p>369379.810983288</text:p>
              </table:table-cell>
              <table:table-cell office:value-type="float" office:value="369379.810983288">
                <text:p>369379.810983288</text:p>
              </table:table-cell>
              <table:table-cell office:value-type="float" office:value="3280345.6866707">
                <text:p>3280345.6866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810983288">
                <text:p>369379.810983288</text:p>
              </table:table-cell>
              <table:table-cell office:value-type="float" office:value="369379.810983288">
                <text:p>369379.810983288</text:p>
              </table:table-cell>
              <table:table-cell office:value-type="float" office:value="3280345.83982334">
                <text:p>3280345.8398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810983288">
                <text:p>369379.810983288</text:p>
              </table:table-cell>
              <table:table-cell office:value-type="float" office:value="369379.810983288">
                <text:p>369379.810983288</text:p>
              </table:table-cell>
              <table:table-cell office:value-type="float" office:value="3280345.9434959">
                <text:p>3280345.9434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618671085">
                <text:p>369379.618671085</text:p>
              </table:table-cell>
              <table:table-cell office:value-type="float" office:value="369379.618671085">
                <text:p>369379.618671085</text:p>
              </table:table-cell>
              <table:table-cell office:value-type="float" office:value="3280345.79974464">
                <text:p>3280345.79974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618671085">
                <text:p>369379.618671085</text:p>
              </table:table-cell>
              <table:table-cell office:value-type="float" office:value="369379.618671085">
                <text:p>369379.618671085</text:p>
              </table:table-cell>
              <table:table-cell office:value-type="float" office:value="3280345.79031986">
                <text:p>3280345.7903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618671085">
                <text:p>369379.618671085</text:p>
              </table:table-cell>
              <table:table-cell office:value-type="float" office:value="369379.618671085">
                <text:p>369379.618671085</text:p>
              </table:table-cell>
              <table:table-cell office:value-type="float" office:value="3280345.79031986">
                <text:p>3280345.7903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618671085">
                <text:p>369379.618671085</text:p>
              </table:table-cell>
              <table:table-cell office:value-type="float" office:value="369379.618671085">
                <text:p>369379.618671085</text:p>
              </table:table-cell>
              <table:table-cell office:value-type="float" office:value="3280345.79031986">
                <text:p>3280345.7903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9.618671085">
                <text:p>369379.618671085</text:p>
              </table:table-cell>
              <table:table-cell office:value-type="float" office:value="369379.618671085">
                <text:p>369379.618671085</text:p>
              </table:table-cell>
              <table:table-cell office:value-type="float" office:value="3280345.79031986">
                <text:p>3280345.7903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367259127">
                <text:p>369380.367259127</text:p>
              </table:table-cell>
              <table:table-cell office:value-type="float" office:value="369380.367259127">
                <text:p>369380.367259127</text:p>
              </table:table-cell>
              <table:table-cell office:value-type="float" office:value="3280343.5743613">
                <text:p>3280343.5743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367259127">
                <text:p>369380.367259127</text:p>
              </table:table-cell>
              <table:table-cell office:value-type="float" office:value="369380.367259127">
                <text:p>369380.367259127</text:p>
              </table:table-cell>
              <table:table-cell office:value-type="float" office:value="3280343.8288303">
                <text:p>3280343.8288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367259127">
                <text:p>369380.367259127</text:p>
              </table:table-cell>
              <table:table-cell office:value-type="float" office:value="369380.367259127">
                <text:p>369380.367259127</text:p>
              </table:table-cell>
              <table:table-cell office:value-type="float" office:value="3280344.09272409">
                <text:p>3280344.09272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367259127">
                <text:p>369380.367259127</text:p>
              </table:table-cell>
              <table:table-cell office:value-type="float" office:value="369380.367259127">
                <text:p>369380.367259127</text:p>
              </table:table-cell>
              <table:table-cell office:value-type="float" office:value="3280344.42730371">
                <text:p>3280344.42730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367259127">
                <text:p>369380.367259127</text:p>
              </table:table-cell>
              <table:table-cell office:value-type="float" office:value="369380.367259127">
                <text:p>369380.367259127</text:p>
              </table:table-cell>
              <table:table-cell office:value-type="float" office:value="3280344.79487005">
                <text:p>3280344.79487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1.030667328">
                <text:p>369381.030667328</text:p>
              </table:table-cell>
              <table:table-cell office:value-type="float" office:value="369381.030667328">
                <text:p>369381.030667328</text:p>
              </table:table-cell>
              <table:table-cell office:value-type="float" office:value="3280342.34746777">
                <text:p>3280342.34746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1.030667328">
                <text:p>369381.030667328</text:p>
              </table:table-cell>
              <table:table-cell office:value-type="float" office:value="369381.030667328">
                <text:p>369381.030667328</text:p>
              </table:table-cell>
              <table:table-cell office:value-type="float" office:value="3280342.66555402">
                <text:p>3280342.66555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1.030667328">
                <text:p>369381.030667328</text:p>
              </table:table-cell>
              <table:table-cell office:value-type="float" office:value="369381.030667328">
                <text:p>369381.030667328</text:p>
              </table:table-cell>
              <table:table-cell office:value-type="float" office:value="3280342.96479072">
                <text:p>3280342.96479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1.030667328">
                <text:p>369381.030667328</text:p>
              </table:table-cell>
              <table:table-cell office:value-type="float" office:value="369381.030667328">
                <text:p>369381.030667328</text:p>
              </table:table-cell>
              <table:table-cell office:value-type="float" office:value="3280343.36769998">
                <text:p>3280343.3676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1.030667328">
                <text:p>369381.030667328</text:p>
              </table:table-cell>
              <table:table-cell office:value-type="float" office:value="369381.030667328">
                <text:p>369381.030667328</text:p>
              </table:table-cell>
              <table:table-cell office:value-type="float" office:value="3280343.75647207">
                <text:p>3280343.75647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1.521132689">
                <text:p>369381.521132689</text:p>
              </table:table-cell>
              <table:table-cell office:value-type="float" office:value="369381.521132689">
                <text:p>369381.521132689</text:p>
              </table:table-cell>
              <table:table-cell office:value-type="float" office:value="3280342.89591779">
                <text:p>3280342.8959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1.521132689">
                <text:p>369381.521132689</text:p>
              </table:table-cell>
              <table:table-cell office:value-type="float" office:value="369381.521132689">
                <text:p>369381.521132689</text:p>
              </table:table-cell>
              <table:table-cell office:value-type="float" office:value="3280343.41192439">
                <text:p>3280343.4119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1.521132689">
                <text:p>369381.521132689</text:p>
              </table:table-cell>
              <table:table-cell office:value-type="float" office:value="369381.521132689">
                <text:p>369381.521132689</text:p>
              </table:table-cell>
              <table:table-cell office:value-type="float" office:value="3280343.92793098">
                <text:p>3280343.92793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1.521132689">
                <text:p>369381.521132689</text:p>
              </table:table-cell>
              <table:table-cell office:value-type="float" office:value="369381.521132689">
                <text:p>369381.521132689</text:p>
              </table:table-cell>
              <table:table-cell office:value-type="float" office:value="3280344.45807474">
                <text:p>3280344.45807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1.521132689">
                <text:p>369381.521132689</text:p>
              </table:table-cell>
              <table:table-cell office:value-type="float" office:value="369381.521132689">
                <text:p>369381.521132689</text:p>
              </table:table-cell>
              <table:table-cell office:value-type="float" office:value="3280344.61358358">
                <text:p>3280344.61358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270021076">
                <text:p>369383.270021076</text:p>
              </table:table-cell>
              <table:table-cell office:value-type="float" office:value="369383.270021076">
                <text:p>369383.270021076</text:p>
              </table:table-cell>
              <table:table-cell office:value-type="float" office:value="3280343.4297044">
                <text:p>3280343.4297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270021076">
                <text:p>369383.270021076</text:p>
              </table:table-cell>
              <table:table-cell office:value-type="float" office:value="369383.270021076">
                <text:p>369383.270021076</text:p>
              </table:table-cell>
              <table:table-cell office:value-type="float" office:value="3280343.4320606">
                <text:p>3280343.432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270021076">
                <text:p>369383.270021076</text:p>
              </table:table-cell>
              <table:table-cell office:value-type="float" office:value="369383.270021076">
                <text:p>369383.270021076</text:p>
              </table:table-cell>
              <table:table-cell office:value-type="float" office:value="3280343.44619776">
                <text:p>3280343.44619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270021076">
                <text:p>369383.270021076</text:p>
              </table:table-cell>
              <table:table-cell office:value-type="float" office:value="369383.270021076">
                <text:p>369383.270021076</text:p>
              </table:table-cell>
              <table:table-cell office:value-type="float" office:value="3280343.85146322">
                <text:p>3280343.85146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270021076">
                <text:p>369383.270021076</text:p>
              </table:table-cell>
              <table:table-cell office:value-type="float" office:value="369383.270021076">
                <text:p>369383.270021076</text:p>
              </table:table-cell>
              <table:table-cell office:value-type="float" office:value="3280344.39810034">
                <text:p>3280344.39810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270021076">
                <text:p>369383.270021076</text:p>
              </table:table-cell>
              <table:table-cell office:value-type="float" office:value="369383.270021076">
                <text:p>369383.270021076</text:p>
              </table:table-cell>
              <table:table-cell office:value-type="float" office:value="3280344.66199412">
                <text:p>3280344.66199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760486282">
                <text:p>369383.760486282</text:p>
              </table:table-cell>
              <table:table-cell office:value-type="float" office:value="369383.760486282">
                <text:p>369383.760486282</text:p>
              </table:table-cell>
              <table:table-cell office:value-type="float" office:value="3280343.97815453">
                <text:p>3280343.97815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760486282">
                <text:p>369383.760486282</text:p>
              </table:table-cell>
              <table:table-cell office:value-type="float" office:value="369383.760486282">
                <text:p>369383.760486282</text:p>
              </table:table-cell>
              <table:table-cell office:value-type="float" office:value="3280343.97815453">
                <text:p>3280343.97815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760486282">
                <text:p>369383.760486282</text:p>
              </table:table-cell>
              <table:table-cell office:value-type="float" office:value="369383.760486282">
                <text:p>369383.760486282</text:p>
              </table:table-cell>
              <table:table-cell office:value-type="float" office:value="3280343.97815453">
                <text:p>3280343.97815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760486282">
                <text:p>369383.760486282</text:p>
              </table:table-cell>
              <table:table-cell office:value-type="float" office:value="369383.760486282">
                <text:p>369383.760486282</text:p>
              </table:table-cell>
              <table:table-cell office:value-type="float" office:value="3280343.97815453">
                <text:p>3280343.97815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199044744">
                <text:p>369383.199044744</text:p>
              </table:table-cell>
              <table:table-cell office:value-type="float" office:value="369383.199044744">
                <text:p>369383.199044744</text:p>
              </table:table-cell>
              <table:table-cell office:value-type="float" office:value="3280345.64719184">
                <text:p>3280345.64719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199044744">
                <text:p>369383.199044744</text:p>
              </table:table-cell>
              <table:table-cell office:value-type="float" office:value="369383.199044744">
                <text:p>369383.199044744</text:p>
              </table:table-cell>
              <table:table-cell office:value-type="float" office:value="3280345.64719184">
                <text:p>3280345.64719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199044744">
                <text:p>369383.199044744</text:p>
              </table:table-cell>
              <table:table-cell office:value-type="float" office:value="369383.199044744">
                <text:p>369383.199044744</text:p>
              </table:table-cell>
              <table:table-cell office:value-type="float" office:value="3280345.64954803">
                <text:p>3280345.64954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199044744">
                <text:p>369383.199044744</text:p>
              </table:table-cell>
              <table:table-cell office:value-type="float" office:value="369383.199044744">
                <text:p>369383.199044744</text:p>
              </table:table-cell>
              <table:table-cell office:value-type="float" office:value="3280345.64954803">
                <text:p>3280345.64954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199044744">
                <text:p>369383.199044744</text:p>
              </table:table-cell>
              <table:table-cell office:value-type="float" office:value="369383.199044744">
                <text:p>369383.199044744</text:p>
              </table:table-cell>
              <table:table-cell office:value-type="float" office:value="3280345.64719184">
                <text:p>3280345.64719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019645253">
                <text:p>369383.019645253</text:p>
              </table:table-cell>
              <table:table-cell office:value-type="float" office:value="369383.019645253">
                <text:p>369383.019645253</text:p>
              </table:table-cell>
              <table:table-cell office:value-type="float" office:value="3280346.86844546">
                <text:p>3280346.8684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019645253">
                <text:p>369383.019645253</text:p>
              </table:table-cell>
              <table:table-cell office:value-type="float" office:value="369383.019645253">
                <text:p>369383.019645253</text:p>
              </table:table-cell>
              <table:table-cell office:value-type="float" office:value="3280346.86844546">
                <text:p>3280346.8684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019645253">
                <text:p>369383.019645253</text:p>
              </table:table-cell>
              <table:table-cell office:value-type="float" office:value="369383.019645253">
                <text:p>369383.019645253</text:p>
              </table:table-cell>
              <table:table-cell office:value-type="float" office:value="3280346.86844546">
                <text:p>3280346.8684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019645253">
                <text:p>369383.019645253</text:p>
              </table:table-cell>
              <table:table-cell office:value-type="float" office:value="369383.019645253">
                <text:p>369383.019645253</text:p>
              </table:table-cell>
              <table:table-cell office:value-type="float" office:value="3280346.86844546">
                <text:p>3280346.8684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019645253">
                <text:p>369383.019645253</text:p>
              </table:table-cell>
              <table:table-cell office:value-type="float" office:value="369383.019645253">
                <text:p>369383.019645253</text:p>
              </table:table-cell>
              <table:table-cell office:value-type="float" office:value="3280346.86844546">
                <text:p>3280346.8684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751191746">
                <text:p>369382.751191746</text:p>
              </table:table-cell>
              <table:table-cell office:value-type="float" office:value="369382.751191746">
                <text:p>369382.751191746</text:p>
              </table:table-cell>
              <table:table-cell office:value-type="float" office:value="3280348.75573489">
                <text:p>3280348.75573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751191746">
                <text:p>369382.751191746</text:p>
              </table:table-cell>
              <table:table-cell office:value-type="float" office:value="369382.751191746">
                <text:p>369382.751191746</text:p>
              </table:table-cell>
              <table:table-cell office:value-type="float" office:value="3280348.75573489">
                <text:p>3280348.75573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751191746">
                <text:p>369382.751191746</text:p>
              </table:table-cell>
              <table:table-cell office:value-type="float" office:value="369382.751191746">
                <text:p>369382.751191746</text:p>
              </table:table-cell>
              <table:table-cell office:value-type="float" office:value="3280348.75573489">
                <text:p>3280348.75573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751191746">
                <text:p>369382.751191746</text:p>
              </table:table-cell>
              <table:table-cell office:value-type="float" office:value="369382.751191746">
                <text:p>369382.751191746</text:p>
              </table:table-cell>
              <table:table-cell office:value-type="float" office:value="3280348.75573489">
                <text:p>3280348.75573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751191746">
                <text:p>369382.751191746</text:p>
              </table:table-cell>
              <table:table-cell office:value-type="float" office:value="369382.751191746">
                <text:p>369382.751191746</text:p>
              </table:table-cell>
              <table:table-cell office:value-type="float" office:value="3280348.75573489">
                <text:p>3280348.75573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032558004">
                <text:p>369383.032558004</text:p>
              </table:table-cell>
              <table:table-cell office:value-type="float" office:value="369383.032558004">
                <text:p>369383.032558004</text:p>
              </table:table-cell>
              <table:table-cell office:value-type="float" office:value="3280347.9766252">
                <text:p>3280347.9766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032558004">
                <text:p>369383.032558004</text:p>
              </table:table-cell>
              <table:table-cell office:value-type="float" office:value="369383.032558004">
                <text:p>369383.032558004</text:p>
              </table:table-cell>
              <table:table-cell office:value-type="float" office:value="3280347.9766252">
                <text:p>3280347.9766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032558004">
                <text:p>369383.032558004</text:p>
              </table:table-cell>
              <table:table-cell office:value-type="float" office:value="369383.032558004">
                <text:p>369383.032558004</text:p>
              </table:table-cell>
              <table:table-cell office:value-type="float" office:value="3280347.9766252">
                <text:p>3280347.9766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032558004">
                <text:p>369383.032558004</text:p>
              </table:table-cell>
              <table:table-cell office:value-type="float" office:value="369383.032558004">
                <text:p>369383.032558004</text:p>
              </table:table-cell>
              <table:table-cell office:value-type="float" office:value="3280347.9766252">
                <text:p>3280347.9766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032558004">
                <text:p>369383.032558004</text:p>
              </table:table-cell>
              <table:table-cell office:value-type="float" office:value="369383.032558004">
                <text:p>369383.032558004</text:p>
              </table:table-cell>
              <table:table-cell office:value-type="float" office:value="3280347.9766252">
                <text:p>3280347.9766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28128301">
                <text:p>369383.328128301</text:p>
              </table:table-cell>
              <table:table-cell office:value-type="float" office:value="369383.328128301">
                <text:p>369383.328128301</text:p>
              </table:table-cell>
              <table:table-cell office:value-type="float" office:value="3280348.41651324">
                <text:p>3280348.4165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28128301">
                <text:p>369383.328128301</text:p>
              </table:table-cell>
              <table:table-cell office:value-type="float" office:value="369383.328128301">
                <text:p>369383.328128301</text:p>
              </table:table-cell>
              <table:table-cell office:value-type="float" office:value="3280348.41651324">
                <text:p>3280348.4165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28128301">
                <text:p>369383.328128301</text:p>
              </table:table-cell>
              <table:table-cell office:value-type="float" office:value="369383.328128301">
                <text:p>369383.328128301</text:p>
              </table:table-cell>
              <table:table-cell office:value-type="float" office:value="3280348.41651324">
                <text:p>3280348.4165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28128301">
                <text:p>369383.328128301</text:p>
              </table:table-cell>
              <table:table-cell office:value-type="float" office:value="369383.328128301">
                <text:p>369383.328128301</text:p>
              </table:table-cell>
              <table:table-cell office:value-type="float" office:value="3280348.42593802">
                <text:p>3280348.4259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28128301">
                <text:p>369383.328128301</text:p>
              </table:table-cell>
              <table:table-cell office:value-type="float" office:value="369383.328128301">
                <text:p>369383.328128301</text:p>
              </table:table-cell>
              <table:table-cell office:value-type="float" office:value="3280348.42593802">
                <text:p>3280348.4259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28128301">
                <text:p>369383.328128301</text:p>
              </table:table-cell>
              <table:table-cell office:value-type="float" office:value="369383.328128301">
                <text:p>369383.328128301</text:p>
              </table:table-cell>
              <table:table-cell office:value-type="float" office:value="3280348.42593802">
                <text:p>3280348.4259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41537086">
                <text:p>369382.841537086</text:p>
              </table:table-cell>
              <table:table-cell office:value-type="float" office:value="369382.841537086">
                <text:p>369382.841537086</text:p>
              </table:table-cell>
              <table:table-cell office:value-type="float" office:value="3280348.20522945">
                <text:p>3280348.20522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41537086">
                <text:p>369382.841537086</text:p>
              </table:table-cell>
              <table:table-cell office:value-type="float" office:value="369382.841537086">
                <text:p>369382.841537086</text:p>
              </table:table-cell>
              <table:table-cell office:value-type="float" office:value="3280348.20758565">
                <text:p>3280348.20758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41537086">
                <text:p>369382.841537086</text:p>
              </table:table-cell>
              <table:table-cell office:value-type="float" office:value="369382.841537086">
                <text:p>369382.841537086</text:p>
              </table:table-cell>
              <table:table-cell office:value-type="float" office:value="3280348.20758565">
                <text:p>3280348.20758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41537086">
                <text:p>369382.841537086</text:p>
              </table:table-cell>
              <table:table-cell office:value-type="float" office:value="369382.841537086">
                <text:p>369382.841537086</text:p>
              </table:table-cell>
              <table:table-cell office:value-type="float" office:value="3280348.20758565">
                <text:p>3280348.20758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41537086">
                <text:p>369382.841537086</text:p>
              </table:table-cell>
              <table:table-cell office:value-type="float" office:value="369382.841537086">
                <text:p>369382.841537086</text:p>
              </table:table-cell>
              <table:table-cell office:value-type="float" office:value="3280348.20051706">
                <text:p>3280348.2005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41537086">
                <text:p>369382.841537086</text:p>
              </table:table-cell>
              <table:table-cell office:value-type="float" office:value="369382.841537086">
                <text:p>369382.841537086</text:p>
              </table:table-cell>
              <table:table-cell office:value-type="float" office:value="3280348.20051706">
                <text:p>3280348.2005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41537086">
                <text:p>369382.841537086</text:p>
              </table:table-cell>
              <table:table-cell office:value-type="float" office:value="369382.841537086">
                <text:p>369382.841537086</text:p>
              </table:table-cell>
              <table:table-cell office:value-type="float" office:value="3280348.20051706">
                <text:p>3280348.2005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41537086">
                <text:p>369382.841537086</text:p>
              </table:table-cell>
              <table:table-cell office:value-type="float" office:value="369382.841537086">
                <text:p>369382.841537086</text:p>
              </table:table-cell>
              <table:table-cell office:value-type="float" office:value="3280348.20051706">
                <text:p>3280348.2005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41537086">
                <text:p>369382.841537086</text:p>
              </table:table-cell>
              <table:table-cell office:value-type="float" office:value="369382.841537086">
                <text:p>369382.841537086</text:p>
              </table:table-cell>
              <table:table-cell office:value-type="float" office:value="3280348.20051706">
                <text:p>3280348.2005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51867306">
                <text:p>369382.851867306</text:p>
              </table:table-cell>
              <table:table-cell office:value-type="float" office:value="369382.851867306">
                <text:p>369382.851867306</text:p>
              </table:table-cell>
              <table:table-cell office:value-type="float" office:value="3280349.08706086">
                <text:p>3280349.08706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51867306">
                <text:p>369382.851867306</text:p>
              </table:table-cell>
              <table:table-cell office:value-type="float" office:value="369382.851867306">
                <text:p>369382.851867306</text:p>
              </table:table-cell>
              <table:table-cell office:value-type="float" office:value="3280349.27320023">
                <text:p>3280349.2732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51867306">
                <text:p>369382.851867306</text:p>
              </table:table-cell>
              <table:table-cell office:value-type="float" office:value="369382.851867306">
                <text:p>369382.851867306</text:p>
              </table:table-cell>
              <table:table-cell office:value-type="float" office:value="3280349.5842179">
                <text:p>3280349.584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51867306">
                <text:p>369382.851867306</text:p>
              </table:table-cell>
              <table:table-cell office:value-type="float" office:value="369382.851867306">
                <text:p>369382.851867306</text:p>
              </table:table-cell>
              <table:table-cell office:value-type="float" office:value="3280349.91172893">
                <text:p>3280349.91172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851867306">
                <text:p>369382.851867306</text:p>
              </table:table-cell>
              <table:table-cell office:value-type="float" office:value="369382.851867306">
                <text:p>369382.851867306</text:p>
              </table:table-cell>
              <table:table-cell office:value-type="float" office:value="3280350.02953866">
                <text:p>3280350.02953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363984832">
                <text:p>369382.363984832</text:p>
              </table:table-cell>
              <table:table-cell office:value-type="float" office:value="369382.363984832">
                <text:p>369382.363984832</text:p>
              </table:table-cell>
              <table:table-cell office:value-type="float" office:value="3280348.76024673">
                <text:p>3280348.76024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363984832">
                <text:p>369382.363984832</text:p>
              </table:table-cell>
              <table:table-cell office:value-type="float" office:value="369382.363984832">
                <text:p>369382.363984832</text:p>
              </table:table-cell>
              <table:table-cell office:value-type="float" office:value="3280348.72490381">
                <text:p>3280348.72490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363984832">
                <text:p>369382.363984832</text:p>
              </table:table-cell>
              <table:table-cell office:value-type="float" office:value="369382.363984832">
                <text:p>369382.363984832</text:p>
              </table:table-cell>
              <table:table-cell office:value-type="float" office:value="3280348.72490381">
                <text:p>3280348.72490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363984832">
                <text:p>369382.363984832</text:p>
              </table:table-cell>
              <table:table-cell office:value-type="float" office:value="369382.363984832">
                <text:p>369382.363984832</text:p>
              </table:table-cell>
              <table:table-cell office:value-type="float" office:value="3280348.72490381">
                <text:p>3280348.72490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2.363984832">
                <text:p>369382.363984832</text:p>
              </table:table-cell>
              <table:table-cell office:value-type="float" office:value="369382.363984832">
                <text:p>369382.363984832</text:p>
              </table:table-cell>
              <table:table-cell office:value-type="float" office:value="3280348.72490381">
                <text:p>3280348.72490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74614139">
                <text:p>369383.374614139</text:p>
              </table:table-cell>
              <table:table-cell office:value-type="float" office:value="369383.374614139">
                <text:p>369383.374614139</text:p>
              </table:table-cell>
              <table:table-cell office:value-type="float" office:value="3280352.40596033">
                <text:p>3280352.40596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74614139">
                <text:p>369383.374614139</text:p>
              </table:table-cell>
              <table:table-cell office:value-type="float" office:value="369383.374614139">
                <text:p>369383.374614139</text:p>
              </table:table-cell>
              <table:table-cell office:value-type="float" office:value="3280352.40596033">
                <text:p>3280352.40596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74614139">
                <text:p>369383.374614139</text:p>
              </table:table-cell>
              <table:table-cell office:value-type="float" office:value="369383.374614139">
                <text:p>369383.374614139</text:p>
              </table:table-cell>
              <table:table-cell office:value-type="float" office:value="3280352.40596033">
                <text:p>3280352.40596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74614139">
                <text:p>369383.374614139</text:p>
              </table:table-cell>
              <table:table-cell office:value-type="float" office:value="369383.374614139">
                <text:p>369383.374614139</text:p>
              </table:table-cell>
              <table:table-cell office:value-type="float" office:value="3280352.42480989">
                <text:p>3280352.42480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74614139">
                <text:p>369383.374614139</text:p>
              </table:table-cell>
              <table:table-cell office:value-type="float" office:value="369383.374614139">
                <text:p>369383.374614139</text:p>
              </table:table-cell>
              <table:table-cell office:value-type="float" office:value="3280352.55911298">
                <text:p>3280352.5591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4.070303767">
                <text:p>369384.070303767</text:p>
              </table:table-cell>
              <table:table-cell office:value-type="float" office:value="369384.070303767">
                <text:p>369384.070303767</text:p>
              </table:table-cell>
              <table:table-cell office:value-type="float" office:value="3280353.94951633">
                <text:p>3280353.9495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4.070303767">
                <text:p>369384.070303767</text:p>
              </table:table-cell>
              <table:table-cell office:value-type="float" office:value="369384.070303767">
                <text:p>369384.070303767</text:p>
              </table:table-cell>
              <table:table-cell office:value-type="float" office:value="3280354.16393003">
                <text:p>3280354.1639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4.070303767">
                <text:p>369384.070303767</text:p>
              </table:table-cell>
              <table:table-cell office:value-type="float" office:value="369384.070303767">
                <text:p>369384.070303767</text:p>
              </table:table-cell>
              <table:table-cell office:value-type="float" office:value="3280354.39954948">
                <text:p>3280354.39954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4.070303767">
                <text:p>369384.070303767</text:p>
              </table:table-cell>
              <table:table-cell office:value-type="float" office:value="369384.070303767">
                <text:p>369384.070303767</text:p>
              </table:table-cell>
              <table:table-cell office:value-type="float" office:value="3280354.60689459">
                <text:p>3280354.60689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4.070303767">
                <text:p>369384.070303767</text:p>
              </table:table-cell>
              <table:table-cell office:value-type="float" office:value="369384.070303767">
                <text:p>369384.070303767</text:p>
              </table:table-cell>
              <table:table-cell office:value-type="float" office:value="3280354.66815565">
                <text:p>3280354.66815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071893329">
                <text:p>369385.071893329</text:p>
              </table:table-cell>
              <table:table-cell office:value-type="float" office:value="369385.071893329">
                <text:p>369385.071893329</text:p>
              </table:table-cell>
              <table:table-cell office:value-type="float" office:value="3280356.81950425">
                <text:p>3280356.81950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071893329">
                <text:p>369385.071893329</text:p>
              </table:table-cell>
              <table:table-cell office:value-type="float" office:value="369385.071893329">
                <text:p>369385.071893329</text:p>
              </table:table-cell>
              <table:table-cell office:value-type="float" office:value="3280356.81007947">
                <text:p>3280356.81007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071893329">
                <text:p>369385.071893329</text:p>
              </table:table-cell>
              <table:table-cell office:value-type="float" office:value="369385.071893329">
                <text:p>369385.071893329</text:p>
              </table:table-cell>
              <table:table-cell office:value-type="float" office:value="3280357.17057723">
                <text:p>3280357.17057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071893329">
                <text:p>369385.071893329</text:p>
              </table:table-cell>
              <table:table-cell office:value-type="float" office:value="369385.071893329">
                <text:p>369385.071893329</text:p>
              </table:table-cell>
              <table:table-cell office:value-type="float" office:value="3280357.51458162">
                <text:p>3280357.514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071893329">
                <text:p>369385.071893329</text:p>
              </table:table-cell>
              <table:table-cell office:value-type="float" office:value="369385.071893329">
                <text:p>369385.071893329</text:p>
              </table:table-cell>
              <table:table-cell office:value-type="float" office:value="3280357.95754619">
                <text:p>3280357.9575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126126255">
                <text:p>369385.126126255</text:p>
              </table:table-cell>
              <table:table-cell office:value-type="float" office:value="369385.126126255">
                <text:p>369385.126126255</text:p>
              </table:table-cell>
              <table:table-cell office:value-type="float" office:value="3280361.47385923">
                <text:p>3280361.47385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126126255">
                <text:p>369385.126126255</text:p>
              </table:table-cell>
              <table:table-cell office:value-type="float" office:value="369385.126126255">
                <text:p>369385.126126255</text:p>
              </table:table-cell>
              <table:table-cell office:value-type="float" office:value="3280361.55868223">
                <text:p>3280361.55868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126126255">
                <text:p>369385.126126255</text:p>
              </table:table-cell>
              <table:table-cell office:value-type="float" office:value="369385.126126255">
                <text:p>369385.126126255</text:p>
              </table:table-cell>
              <table:table-cell office:value-type="float" office:value="3280361.51627073">
                <text:p>3280361.51627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126126255">
                <text:p>369385.126126255</text:p>
              </table:table-cell>
              <table:table-cell office:value-type="float" office:value="369385.126126255">
                <text:p>369385.126126255</text:p>
              </table:table-cell>
              <table:table-cell office:value-type="float" office:value="3280361.49742117">
                <text:p>3280361.4974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126126255">
                <text:p>369385.126126255</text:p>
              </table:table-cell>
              <table:table-cell office:value-type="float" office:value="369385.126126255">
                <text:p>369385.126126255</text:p>
              </table:table-cell>
              <table:table-cell office:value-type="float" office:value="3280361.49742117">
                <text:p>3280361.4974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126126255">
                <text:p>369385.126126255</text:p>
              </table:table-cell>
              <table:table-cell office:value-type="float" office:value="369385.126126255">
                <text:p>369385.126126255</text:p>
              </table:table-cell>
              <table:table-cell office:value-type="float" office:value="3280361.49742117">
                <text:p>3280361.4974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872174115">
                <text:p>369385.872174115</text:p>
              </table:table-cell>
              <table:table-cell office:value-type="float" office:value="369385.872174115">
                <text:p>369385.872174115</text:p>
              </table:table-cell>
              <table:table-cell office:value-type="float" office:value="3280367.39350887">
                <text:p>3280367.39350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872174115">
                <text:p>369385.872174115</text:p>
              </table:table-cell>
              <table:table-cell office:value-type="float" office:value="369385.872174115">
                <text:p>369385.872174115</text:p>
              </table:table-cell>
              <table:table-cell office:value-type="float" office:value="3280367.22857526">
                <text:p>3280367.22857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872174115">
                <text:p>369385.872174115</text:p>
              </table:table-cell>
              <table:table-cell office:value-type="float" office:value="369385.872174115">
                <text:p>369385.872174115</text:p>
              </table:table-cell>
              <table:table-cell office:value-type="float" office:value="3280367.07071023">
                <text:p>3280367.0707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872174115">
                <text:p>369385.872174115</text:p>
              </table:table-cell>
              <table:table-cell office:value-type="float" office:value="369385.872174115">
                <text:p>369385.872174115</text:p>
              </table:table-cell>
              <table:table-cell office:value-type="float" office:value="3280367.12019031">
                <text:p>3280367.12019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91349434">
                <text:p>369385.91349434</text:p>
              </table:table-cell>
              <table:table-cell office:value-type="float" office:value="369385.91349434">
                <text:p>369385.91349434</text:p>
              </table:table-cell>
              <table:table-cell office:value-type="float" office:value="3280370.88549166">
                <text:p>3280370.88549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91349434">
                <text:p>369385.91349434</text:p>
              </table:table-cell>
              <table:table-cell office:value-type="float" office:value="369385.91349434">
                <text:p>369385.91349434</text:p>
              </table:table-cell>
              <table:table-cell office:value-type="float" office:value="3280370.88549166">
                <text:p>3280370.88549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91349434">
                <text:p>369385.91349434</text:p>
              </table:table-cell>
              <table:table-cell office:value-type="float" office:value="369385.91349434">
                <text:p>369385.91349434</text:p>
              </table:table-cell>
              <table:table-cell office:value-type="float" office:value="3280370.88549166">
                <text:p>3280370.88549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91349434">
                <text:p>369385.91349434</text:p>
              </table:table-cell>
              <table:table-cell office:value-type="float" office:value="369385.91349434">
                <text:p>369385.91349434</text:p>
              </table:table-cell>
              <table:table-cell office:value-type="float" office:value="3280370.88549166">
                <text:p>3280370.88549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91349434">
                <text:p>369385.91349434</text:p>
              </table:table-cell>
              <table:table-cell office:value-type="float" office:value="369385.91349434">
                <text:p>369385.91349434</text:p>
              </table:table-cell>
              <table:table-cell office:value-type="float" office:value="3280370.88549166">
                <text:p>3280370.88549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361346958">
                <text:p>369386.361346958</text:p>
              </table:table-cell>
              <table:table-cell office:value-type="float" office:value="369386.361346958">
                <text:p>369386.361346958</text:p>
              </table:table-cell>
              <table:table-cell office:value-type="float" office:value="3280367.77694863">
                <text:p>3280367.77694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361346958">
                <text:p>369386.361346958</text:p>
              </table:table-cell>
              <table:table-cell office:value-type="float" office:value="369386.361346958">
                <text:p>369386.361346958</text:p>
              </table:table-cell>
              <table:table-cell office:value-type="float" office:value="3280367.77694863">
                <text:p>3280367.77694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361346958">
                <text:p>369386.361346958</text:p>
              </table:table-cell>
              <table:table-cell office:value-type="float" office:value="369386.361346958">
                <text:p>369386.361346958</text:p>
              </table:table-cell>
              <table:table-cell office:value-type="float" office:value="3280367.77694863">
                <text:p>3280367.77694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361346958">
                <text:p>369386.361346958</text:p>
              </table:table-cell>
              <table:table-cell office:value-type="float" office:value="369386.361346958">
                <text:p>369386.361346958</text:p>
              </table:table-cell>
              <table:table-cell office:value-type="float" office:value="3280367.77694863">
                <text:p>3280367.77694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361346958">
                <text:p>369386.361346958</text:p>
              </table:table-cell>
              <table:table-cell office:value-type="float" office:value="369386.361346958">
                <text:p>369386.361346958</text:p>
              </table:table-cell>
              <table:table-cell office:value-type="float" office:value="3280367.77694863">
                <text:p>3280367.77694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152248789">
                <text:p>369386.152248789</text:p>
              </table:table-cell>
              <table:table-cell office:value-type="float" office:value="369386.152248789">
                <text:p>369386.152248789</text:p>
              </table:table-cell>
              <table:table-cell office:value-type="float" office:value="3280366.44938878">
                <text:p>3280366.44938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152248789">
                <text:p>369386.152248789</text:p>
              </table:table-cell>
              <table:table-cell office:value-type="float" office:value="369386.152248789">
                <text:p>369386.152248789</text:p>
              </table:table-cell>
              <table:table-cell office:value-type="float" office:value="3280366.44703259">
                <text:p>3280366.44703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152248789">
                <text:p>369386.152248789</text:p>
              </table:table-cell>
              <table:table-cell office:value-type="float" office:value="369386.152248789">
                <text:p>369386.152248789</text:p>
              </table:table-cell>
              <table:table-cell office:value-type="float" office:value="3280366.44703259">
                <text:p>3280366.44703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152248789">
                <text:p>369386.152248789</text:p>
              </table:table-cell>
              <table:table-cell office:value-type="float" office:value="369386.152248789">
                <text:p>369386.152248789</text:p>
              </table:table-cell>
              <table:table-cell office:value-type="float" office:value="3280366.44703259">
                <text:p>3280366.44703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152248789">
                <text:p>369386.152248789</text:p>
              </table:table-cell>
              <table:table-cell office:value-type="float" office:value="369386.152248789">
                <text:p>369386.152248789</text:p>
              </table:table-cell>
              <table:table-cell office:value-type="float" office:value="3280366.44703259">
                <text:p>3280366.44703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935403053">
                <text:p>369385.935403053</text:p>
              </table:table-cell>
              <table:table-cell office:value-type="float" office:value="369385.935403053">
                <text:p>369385.935403053</text:p>
              </table:table-cell>
              <table:table-cell office:value-type="float" office:value="3280364.45692108">
                <text:p>3280364.4569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935403053">
                <text:p>369385.935403053</text:p>
              </table:table-cell>
              <table:table-cell office:value-type="float" office:value="369385.935403053">
                <text:p>369385.935403053</text:p>
              </table:table-cell>
              <table:table-cell office:value-type="float" office:value="3280364.33439896">
                <text:p>3280364.3343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935403053">
                <text:p>369385.935403053</text:p>
              </table:table-cell>
              <table:table-cell office:value-type="float" office:value="369385.935403053">
                <text:p>369385.935403053</text:p>
              </table:table-cell>
              <table:table-cell office:value-type="float" office:value="3280364.21894543">
                <text:p>3280364.21894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935403053">
                <text:p>369385.935403053</text:p>
              </table:table-cell>
              <table:table-cell office:value-type="float" office:value="369385.935403053">
                <text:p>369385.935403053</text:p>
              </table:table-cell>
              <table:table-cell office:value-type="float" office:value="3280364.11998526">
                <text:p>3280364.1199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5.935403053">
                <text:p>369385.935403053</text:p>
              </table:table-cell>
              <table:table-cell office:value-type="float" office:value="369385.935403053">
                <text:p>369385.935403053</text:p>
              </table:table-cell>
              <table:table-cell office:value-type="float" office:value="3280364.01160032">
                <text:p>3280364.0116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388421034">
                <text:p>369386.388421034</text:p>
              </table:table-cell>
              <table:table-cell office:value-type="float" office:value="369386.388421034">
                <text:p>369386.388421034</text:p>
              </table:table-cell>
              <table:table-cell office:value-type="float" office:value="3280361.79164999">
                <text:p>3280361.79164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388421034">
                <text:p>369386.388421034</text:p>
              </table:table-cell>
              <table:table-cell office:value-type="float" office:value="369386.388421034">
                <text:p>369386.388421034</text:p>
              </table:table-cell>
              <table:table-cell office:value-type="float" office:value="3280361.79400618">
                <text:p>3280361.79400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388421034">
                <text:p>369386.388421034</text:p>
              </table:table-cell>
              <table:table-cell office:value-type="float" office:value="369386.388421034">
                <text:p>369386.388421034</text:p>
              </table:table-cell>
              <table:table-cell office:value-type="float" office:value="3280361.79400618">
                <text:p>3280361.79400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388421034">
                <text:p>369386.388421034</text:p>
              </table:table-cell>
              <table:table-cell office:value-type="float" office:value="369386.388421034">
                <text:p>369386.388421034</text:p>
              </table:table-cell>
              <table:table-cell office:value-type="float" office:value="3280361.79400618">
                <text:p>3280361.79400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388421034">
                <text:p>369386.388421034</text:p>
              </table:table-cell>
              <table:table-cell office:value-type="float" office:value="369386.388421034">
                <text:p>369386.388421034</text:p>
              </table:table-cell>
              <table:table-cell office:value-type="float" office:value="3280361.86233582">
                <text:p>3280361.86233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388421034">
                <text:p>369386.388421034</text:p>
              </table:table-cell>
              <table:table-cell office:value-type="float" office:value="369386.388421034">
                <text:p>369386.388421034</text:p>
              </table:table-cell>
              <table:table-cell office:value-type="float" office:value="3280362.10738005">
                <text:p>3280362.10738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575568032">
                <text:p>369386.575568032</text:p>
              </table:table-cell>
              <table:table-cell office:value-type="float" office:value="369386.575568032">
                <text:p>369386.575568032</text:p>
              </table:table-cell>
              <table:table-cell office:value-type="float" office:value="3280361.47799228">
                <text:p>3280361.47799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575568032">
                <text:p>369386.575568032</text:p>
              </table:table-cell>
              <table:table-cell office:value-type="float" office:value="369386.575568032">
                <text:p>369386.575568032</text:p>
              </table:table-cell>
              <table:table-cell office:value-type="float" office:value="3280361.95394357">
                <text:p>3280361.95394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575568032">
                <text:p>369386.575568032</text:p>
              </table:table-cell>
              <table:table-cell office:value-type="float" office:value="369386.575568032">
                <text:p>369386.575568032</text:p>
              </table:table-cell>
              <table:table-cell office:value-type="float" office:value="3280362.31208513">
                <text:p>3280362.31208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575568032">
                <text:p>369386.575568032</text:p>
              </table:table-cell>
              <table:table-cell office:value-type="float" office:value="369386.575568032">
                <text:p>369386.575568032</text:p>
              </table:table-cell>
              <table:table-cell office:value-type="float" office:value="3280362.75976208">
                <text:p>3280362.75976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55878183">
                <text:p>369386.55878183</text:p>
              </table:table-cell>
              <table:table-cell office:value-type="float" office:value="369386.55878183">
                <text:p>369386.55878183</text:p>
              </table:table-cell>
              <table:table-cell office:value-type="float" office:value="3280359.79467057">
                <text:p>3280359.79467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55878183">
                <text:p>369386.55878183</text:p>
              </table:table-cell>
              <table:table-cell office:value-type="float" office:value="369386.55878183">
                <text:p>369386.55878183</text:p>
              </table:table-cell>
              <table:table-cell office:value-type="float" office:value="3280360.31303336">
                <text:p>3280360.3130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55878183">
                <text:p>369386.55878183</text:p>
              </table:table-cell>
              <table:table-cell office:value-type="float" office:value="369386.55878183">
                <text:p>369386.55878183</text:p>
              </table:table-cell>
              <table:table-cell office:value-type="float" office:value="3280360.7230112">
                <text:p>3280360.723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55878183">
                <text:p>369386.55878183</text:p>
              </table:table-cell>
              <table:table-cell office:value-type="float" office:value="369386.55878183">
                <text:p>369386.55878183</text:p>
              </table:table-cell>
              <table:table-cell office:value-type="float" office:value="3280361.16361957">
                <text:p>3280361.1636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6.55878183">
                <text:p>369386.55878183</text:p>
              </table:table-cell>
              <table:table-cell office:value-type="float" office:value="369386.55878183">
                <text:p>369386.55878183</text:p>
              </table:table-cell>
              <table:table-cell office:value-type="float" office:value="3280361.55239166">
                <text:p>3280361.55239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4.813769919">
                <text:p>369384.813769919</text:p>
              </table:table-cell>
              <table:table-cell office:value-type="float" office:value="369384.813769919">
                <text:p>369384.813769919</text:p>
              </table:table-cell>
              <table:table-cell office:value-type="float" office:value="3280359.59333746">
                <text:p>3280359.59333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4.813769919">
                <text:p>369384.813769919</text:p>
              </table:table-cell>
              <table:table-cell office:value-type="float" office:value="369384.813769919">
                <text:p>369384.813769919</text:p>
              </table:table-cell>
              <table:table-cell office:value-type="float" office:value="3280359.76298346">
                <text:p>3280359.76298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4.813769919">
                <text:p>369384.813769919</text:p>
              </table:table-cell>
              <table:table-cell office:value-type="float" office:value="369384.813769919">
                <text:p>369384.813769919</text:p>
              </table:table-cell>
              <table:table-cell office:value-type="float" office:value="3280359.82660072">
                <text:p>3280359.82660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4.813769919">
                <text:p>369384.813769919</text:p>
              </table:table-cell>
              <table:table-cell office:value-type="float" office:value="369384.813769919">
                <text:p>369384.813769919</text:p>
              </table:table-cell>
              <table:table-cell office:value-type="float" office:value="3280359.8313131">
                <text:p>3280359.8313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4.813769919">
                <text:p>369384.813769919</text:p>
              </table:table-cell>
              <table:table-cell office:value-type="float" office:value="369384.813769919">
                <text:p>369384.813769919</text:p>
              </table:table-cell>
              <table:table-cell office:value-type="float" office:value="3280359.8336693">
                <text:p>3280359.8336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4.813769919">
                <text:p>369384.813769919</text:p>
              </table:table-cell>
              <table:table-cell office:value-type="float" office:value="369384.813769919">
                <text:p>369384.813769919</text:p>
              </table:table-cell>
              <table:table-cell office:value-type="float" office:value="3280359.83602549">
                <text:p>3280359.83602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61745397">
                <text:p>369383.361745397</text:p>
              </table:table-cell>
              <table:table-cell office:value-type="float" office:value="369383.361745397">
                <text:p>369383.361745397</text:p>
              </table:table-cell>
              <table:table-cell office:value-type="float" office:value="3280359.6102567">
                <text:p>3280359.610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61745397">
                <text:p>369383.361745397</text:p>
              </table:table-cell>
              <table:table-cell office:value-type="float" office:value="369383.361745397">
                <text:p>369383.361745397</text:p>
              </table:table-cell>
              <table:table-cell office:value-type="float" office:value="3280359.6102567">
                <text:p>3280359.610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61745397">
                <text:p>369383.361745397</text:p>
              </table:table-cell>
              <table:table-cell office:value-type="float" office:value="369383.361745397">
                <text:p>369383.361745397</text:p>
              </table:table-cell>
              <table:table-cell office:value-type="float" office:value="3280359.83409518">
                <text:p>3280359.83409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61745397">
                <text:p>369383.361745397</text:p>
              </table:table-cell>
              <table:table-cell office:value-type="float" office:value="369383.361745397">
                <text:p>369383.361745397</text:p>
              </table:table-cell>
              <table:table-cell office:value-type="float" office:value="3280360.17103099">
                <text:p>3280360.17103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3.361745397">
                <text:p>369383.361745397</text:p>
              </table:table-cell>
              <table:table-cell office:value-type="float" office:value="369383.361745397">
                <text:p>369383.361745397</text:p>
              </table:table-cell>
              <table:table-cell office:value-type="float" office:value="3280360.55744689">
                <text:p>3280360.55744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2.63279719">
                <text:p>3280362.63279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2.78830603">
                <text:p>3280362.7883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2.78830603">
                <text:p>3280362.7883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2.89904717">
                <text:p>3280362.89904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2.98622637">
                <text:p>3280362.9862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3.05455601">
                <text:p>3280363.05455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3.0592684">
                <text:p>3280363.0592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3.0592684">
                <text:p>3280363.0592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3.05219981">
                <text:p>3280363.05219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3.04984362">
                <text:p>3280363.04984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3.05219981">
                <text:p>3280363.05219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3.05219981">
                <text:p>3280363.05219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2.63279719">
                <text:p>3280362.63279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2.8424985">
                <text:p>3280362.8424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3.04513123">
                <text:p>3280363.04513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3.25954493">
                <text:p>3280363.2595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80.782966455">
                <text:p>369380.782966455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3.29253165">
                <text:p>3280363.29253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889547957">
                <text:p>369378.889547957</text:p>
              </table:table-cell>
              <table:table-cell office:value-type="float" office:value="369378.889547957">
                <text:p>369378.889547957</text:p>
              </table:table-cell>
              <table:table-cell office:value-type="float" office:value="3280366.3170626">
                <text:p>3280366.3170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889547957">
                <text:p>369378.889547957</text:p>
              </table:table-cell>
              <table:table-cell office:value-type="float" office:value="369378.889547957">
                <text:p>369378.889547957</text:p>
              </table:table-cell>
              <table:table-cell office:value-type="float" office:value="3280366.57153161">
                <text:p>3280366.57153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889547957">
                <text:p>369378.889547957</text:p>
              </table:table-cell>
              <table:table-cell office:value-type="float" office:value="369378.889547957">
                <text:p>369378.889547957</text:p>
              </table:table-cell>
              <table:table-cell office:value-type="float" office:value="3280366.80243867">
                <text:p>3280366.80243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889547957">
                <text:p>369378.889547957</text:p>
              </table:table-cell>
              <table:table-cell office:value-type="float" office:value="369378.889547957">
                <text:p>369378.889547957</text:p>
              </table:table-cell>
              <table:table-cell office:value-type="float" office:value="3280366.89904264">
                <text:p>3280366.89904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889547957">
                <text:p>369378.889547957</text:p>
              </table:table-cell>
              <table:table-cell office:value-type="float" office:value="369378.889547957">
                <text:p>369378.889547957</text:p>
              </table:table-cell>
              <table:table-cell office:value-type="float" office:value="3280366.95323511">
                <text:p>3280366.95323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889547957">
                <text:p>369378.889547957</text:p>
              </table:table-cell>
              <table:table-cell office:value-type="float" office:value="369378.889547957">
                <text:p>369378.889547957</text:p>
              </table:table-cell>
              <table:table-cell office:value-type="float" office:value="3280367.15351164">
                <text:p>3280367.1535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4.862622618">
                <text:p>369374.862622618</text:p>
              </table:table-cell>
              <table:table-cell office:value-type="float" office:value="369374.862622618">
                <text:p>369374.862622618</text:p>
              </table:table-cell>
              <table:table-cell office:value-type="float" office:value="3280369.91281705">
                <text:p>3280369.9128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4.862622618">
                <text:p>369374.862622618</text:p>
              </table:table-cell>
              <table:table-cell office:value-type="float" office:value="369374.862622618">
                <text:p>369374.862622618</text:p>
              </table:table-cell>
              <table:table-cell office:value-type="float" office:value="3280370.17199845">
                <text:p>3280370.17199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4.862622618">
                <text:p>369374.862622618</text:p>
              </table:table-cell>
              <table:table-cell office:value-type="float" office:value="369374.862622618">
                <text:p>369374.862622618</text:p>
              </table:table-cell>
              <table:table-cell office:value-type="float" office:value="3280370.3652064">
                <text:p>3280370.365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4.862622618">
                <text:p>369374.862622618</text:p>
              </table:table-cell>
              <table:table-cell office:value-type="float" office:value="369374.862622618">
                <text:p>369374.862622618</text:p>
              </table:table-cell>
              <table:table-cell office:value-type="float" office:value="3280371.03200944">
                <text:p>3280371.03200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4.862622618">
                <text:p>369374.862622618</text:p>
              </table:table-cell>
              <table:table-cell office:value-type="float" office:value="369374.862622618">
                <text:p>369374.862622618</text:p>
              </table:table-cell>
              <table:table-cell office:value-type="float" office:value="3280371.2605603">
                <text:p>3280371.2605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4.862622618">
                <text:p>369374.862622618</text:p>
              </table:table-cell>
              <table:table-cell office:value-type="float" office:value="369374.862622618">
                <text:p>369374.862622618</text:p>
              </table:table-cell>
              <table:table-cell office:value-type="float" office:value="3280371.3453833">
                <text:p>3280371.3453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09792204">
                <text:p>3280368.09792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86839764">
                <text:p>3280368.8683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95086444">
                <text:p>3280368.95086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9.33256795">
                <text:p>3280369.33256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9.6530104">
                <text:p>3280369.6530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9.6954219">
                <text:p>3280369.6954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9.6954219">
                <text:p>3280369.6954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04372956">
                <text:p>3280368.0437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04372956">
                <text:p>3280368.0437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04372956">
                <text:p>3280368.0437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04372956">
                <text:p>3280368.0437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04372956">
                <text:p>3280368.0437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04372956">
                <text:p>3280368.0437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04372956">
                <text:p>3280368.0437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04372956">
                <text:p>3280368.0437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3.584831782">
                <text:p>369373.584831782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04372956">
                <text:p>3280368.0437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179054137">
                <text:p>369376.179054137</text:p>
              </table:table-cell>
              <table:table-cell office:value-type="float" office:value="369376.179054137">
                <text:p>369376.179054137</text:p>
              </table:table-cell>
              <table:table-cell office:value-type="float" office:value="3280358.03145805">
                <text:p>3280358.03145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179054137">
                <text:p>369376.179054137</text:p>
              </table:table-cell>
              <table:table-cell office:value-type="float" office:value="369376.179054137">
                <text:p>369376.179054137</text:p>
              </table:table-cell>
              <table:table-cell office:value-type="float" office:value="3280358.03145805">
                <text:p>3280358.03145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179054137">
                <text:p>369376.179054137</text:p>
              </table:table-cell>
              <table:table-cell office:value-type="float" office:value="369376.179054137">
                <text:p>369376.179054137</text:p>
              </table:table-cell>
              <table:table-cell office:value-type="float" office:value="3280358.03145805">
                <text:p>3280358.03145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179054137">
                <text:p>369376.179054137</text:p>
              </table:table-cell>
              <table:table-cell office:value-type="float" office:value="369376.179054137">
                <text:p>369376.179054137</text:p>
              </table:table-cell>
              <table:table-cell office:value-type="float" office:value="3280358.02910186">
                <text:p>3280358.02910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179054137">
                <text:p>369376.179054137</text:p>
              </table:table-cell>
              <table:table-cell office:value-type="float" office:value="369376.179054137">
                <text:p>369376.179054137</text:p>
              </table:table-cell>
              <table:table-cell office:value-type="float" office:value="3280358.05266381">
                <text:p>3280358.05266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179054137">
                <text:p>369376.179054137</text:p>
              </table:table-cell>
              <table:table-cell office:value-type="float" office:value="369376.179054137">
                <text:p>369376.179054137</text:p>
              </table:table-cell>
              <table:table-cell office:value-type="float" office:value="3280358.24351556">
                <text:p>3280358.2435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179054137">
                <text:p>369376.179054137</text:p>
              </table:table-cell>
              <table:table-cell office:value-type="float" office:value="369376.179054137">
                <text:p>369376.179054137</text:p>
              </table:table-cell>
              <table:table-cell office:value-type="float" office:value="3280358.27178989">
                <text:p>3280358.27178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8417325">
                <text:p>3280355.4841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229122">
                <text:p>3280355.4229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22027947">
                <text:p>3280355.22027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25091">
                <text:p>3280355.25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826964858">
                <text:p>369376.82696485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21792328">
                <text:p>3280355.21792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439709224">
                <text:p>369376.439709224</text:p>
              </table:table-cell>
              <table:table-cell office:value-type="float" office:value="369376.439709224">
                <text:p>369376.439709224</text:p>
              </table:table-cell>
              <table:table-cell office:value-type="float" office:value="3280347.03954977">
                <text:p>3280347.03954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439709224">
                <text:p>369376.439709224</text:p>
              </table:table-cell>
              <table:table-cell office:value-type="float" office:value="369376.439709224">
                <text:p>369376.439709224</text:p>
              </table:table-cell>
              <table:table-cell office:value-type="float" office:value="3280347.04426215">
                <text:p>3280347.04426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439709224">
                <text:p>369376.439709224</text:p>
              </table:table-cell>
              <table:table-cell office:value-type="float" office:value="369376.439709224">
                <text:p>369376.439709224</text:p>
              </table:table-cell>
              <table:table-cell office:value-type="float" office:value="3280347.04426215">
                <text:p>3280347.04426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259019156">
                <text:p>369376.259019156</text:p>
              </table:table-cell>
              <table:table-cell office:value-type="float" office:value="369376.259019156">
                <text:p>369376.259019156</text:p>
              </table:table-cell>
              <table:table-cell office:value-type="float" office:value="3280348.27722005">
                <text:p>3280348.2772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259019156">
                <text:p>369376.259019156</text:p>
              </table:table-cell>
              <table:table-cell office:value-type="float" office:value="369376.259019156">
                <text:p>369376.259019156</text:p>
              </table:table-cell>
              <table:table-cell office:value-type="float" office:value="3280348.27722005">
                <text:p>3280348.2772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259019156">
                <text:p>369376.259019156</text:p>
              </table:table-cell>
              <table:table-cell office:value-type="float" office:value="369376.259019156">
                <text:p>369376.259019156</text:p>
              </table:table-cell>
              <table:table-cell office:value-type="float" office:value="3280348.27722005">
                <text:p>3280348.2772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259019156">
                <text:p>369376.259019156</text:p>
              </table:table-cell>
              <table:table-cell office:value-type="float" office:value="369376.259019156">
                <text:p>369376.259019156</text:p>
              </table:table-cell>
              <table:table-cell office:value-type="float" office:value="3280348.27722005">
                <text:p>3280348.2772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259019156">
                <text:p>369376.259019156</text:p>
              </table:table-cell>
              <table:table-cell office:value-type="float" office:value="369376.259019156">
                <text:p>369376.259019156</text:p>
              </table:table-cell>
              <table:table-cell office:value-type="float" office:value="3280348.27722005">
                <text:p>3280348.2772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259019156">
                <text:p>369376.259019156</text:p>
              </table:table-cell>
              <table:table-cell office:value-type="float" office:value="369376.259019156">
                <text:p>369376.259019156</text:p>
              </table:table-cell>
              <table:table-cell office:value-type="float" office:value="3280348.27722005">
                <text:p>3280348.2772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178266652">
                <text:p>369378.178266652</text:p>
              </table:table-cell>
              <table:table-cell office:value-type="float" office:value="369378.178266652">
                <text:p>369378.178266652</text:p>
              </table:table-cell>
              <table:table-cell office:value-type="float" office:value="3280346.81402627">
                <text:p>3280346.8140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178266652">
                <text:p>369378.178266652</text:p>
              </table:table-cell>
              <table:table-cell office:value-type="float" office:value="369378.178266652">
                <text:p>369378.178266652</text:p>
              </table:table-cell>
              <table:table-cell office:value-type="float" office:value="3280346.81402627">
                <text:p>3280346.8140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178266652">
                <text:p>369378.178266652</text:p>
              </table:table-cell>
              <table:table-cell office:value-type="float" office:value="369378.178266652">
                <text:p>369378.178266652</text:p>
              </table:table-cell>
              <table:table-cell office:value-type="float" office:value="3280346.81402627">
                <text:p>3280346.8140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178266652">
                <text:p>369378.178266652</text:p>
              </table:table-cell>
              <table:table-cell office:value-type="float" office:value="369378.178266652">
                <text:p>369378.178266652</text:p>
              </table:table-cell>
              <table:table-cell office:value-type="float" office:value="3280346.7975329">
                <text:p>3280346.7975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947515368">
                <text:p>369378.947515368</text:p>
              </table:table-cell>
              <table:table-cell office:value-type="float" office:value="369378.947515368">
                <text:p>369378.947515368</text:p>
              </table:table-cell>
              <table:table-cell office:value-type="float" office:value="3280346.34994945">
                <text:p>3280346.34994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947515368">
                <text:p>369378.947515368</text:p>
              </table:table-cell>
              <table:table-cell office:value-type="float" office:value="369378.947515368">
                <text:p>369378.947515368</text:p>
              </table:table-cell>
              <table:table-cell office:value-type="float" office:value="3280346.32167511">
                <text:p>3280346.32167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947515368">
                <text:p>369378.947515368</text:p>
              </table:table-cell>
              <table:table-cell office:value-type="float" office:value="369378.947515368">
                <text:p>369378.947515368</text:p>
              </table:table-cell>
              <table:table-cell office:value-type="float" office:value="3280346.33109989">
                <text:p>3280346.33109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947515368">
                <text:p>369378.947515368</text:p>
              </table:table-cell>
              <table:table-cell office:value-type="float" office:value="369378.947515368">
                <text:p>369378.947515368</text:p>
              </table:table-cell>
              <table:table-cell office:value-type="float" office:value="3280346.33345609">
                <text:p>3280346.33345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848130985">
                <text:p>369378.848130985</text:p>
              </table:table-cell>
              <table:table-cell office:value-type="float" office:value="369378.848130985">
                <text:p>369378.848130985</text:p>
              </table:table-cell>
              <table:table-cell office:value-type="float" office:value="3280346.13886627">
                <text:p>3280346.13886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848130985">
                <text:p>369378.848130985</text:p>
              </table:table-cell>
              <table:table-cell office:value-type="float" office:value="369378.848130985">
                <text:p>369378.848130985</text:p>
              </table:table-cell>
              <table:table-cell office:value-type="float" office:value="3280346.13415388">
                <text:p>3280346.13415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848130985">
                <text:p>369378.848130985</text:p>
              </table:table-cell>
              <table:table-cell office:value-type="float" office:value="369378.848130985">
                <text:p>369378.848130985</text:p>
              </table:table-cell>
              <table:table-cell office:value-type="float" office:value="3280346.07524901">
                <text:p>3280346.07524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848130985">
                <text:p>369378.848130985</text:p>
              </table:table-cell>
              <table:table-cell office:value-type="float" office:value="369378.848130985">
                <text:p>369378.848130985</text:p>
              </table:table-cell>
              <table:table-cell office:value-type="float" office:value="3280346.11294813">
                <text:p>3280346.11294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848130985">
                <text:p>369378.848130985</text:p>
              </table:table-cell>
              <table:table-cell office:value-type="float" office:value="369378.848130985">
                <text:p>369378.848130985</text:p>
              </table:table-cell>
              <table:table-cell office:value-type="float" office:value="3280346.0399061">
                <text:p>3280346.0399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848130985">
                <text:p>369378.848130985</text:p>
              </table:table-cell>
              <table:table-cell office:value-type="float" office:value="369378.848130985">
                <text:p>369378.848130985</text:p>
              </table:table-cell>
              <table:table-cell office:value-type="float" office:value="3280346.05168707">
                <text:p>3280346.0516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848130985">
                <text:p>369378.848130985</text:p>
              </table:table-cell>
              <table:table-cell office:value-type="float" office:value="369378.848130985">
                <text:p>369378.848130985</text:p>
              </table:table-cell>
              <table:table-cell office:value-type="float" office:value="3280346.07053662">
                <text:p>3280346.07053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173101361">
                <text:p>369378.173101361</text:p>
              </table:table-cell>
              <table:table-cell office:value-type="float" office:value="369378.173101361">
                <text:p>369378.173101361</text:p>
              </table:table-cell>
              <table:table-cell office:value-type="float" office:value="3280346.26472561">
                <text:p>3280346.26472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173101361">
                <text:p>369378.173101361</text:p>
              </table:table-cell>
              <table:table-cell office:value-type="float" office:value="369378.173101361">
                <text:p>369378.173101361</text:p>
              </table:table-cell>
              <table:table-cell office:value-type="float" office:value="3280346.00790041">
                <text:p>3280346.00790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173101361">
                <text:p>369378.173101361</text:p>
              </table:table-cell>
              <table:table-cell office:value-type="float" office:value="369378.173101361">
                <text:p>369378.173101361</text:p>
              </table:table-cell>
              <table:table-cell office:value-type="float" office:value="3280345.89480308">
                <text:p>3280345.89480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8.173101361">
                <text:p>369378.173101361</text:p>
              </table:table-cell>
              <table:table-cell office:value-type="float" office:value="369378.173101361">
                <text:p>369378.173101361</text:p>
              </table:table-cell>
              <table:table-cell office:value-type="float" office:value="3280345.76521238">
                <text:p>3280345.7652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508402399">
                <text:p>369377.508402399</text:p>
              </table:table-cell>
              <table:table-cell office:value-type="float" office:value="369377.508402399">
                <text:p>369377.508402399</text:p>
              </table:table-cell>
              <table:table-cell office:value-type="float" office:value="3280347.48211773">
                <text:p>3280347.4821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508402399">
                <text:p>369377.508402399</text:p>
              </table:table-cell>
              <table:table-cell office:value-type="float" office:value="369377.508402399">
                <text:p>369377.508402399</text:p>
              </table:table-cell>
              <table:table-cell office:value-type="float" office:value="3280347.48447392">
                <text:p>3280347.4844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508402399">
                <text:p>369377.508402399</text:p>
              </table:table-cell>
              <table:table-cell office:value-type="float" office:value="369377.508402399">
                <text:p>369377.508402399</text:p>
              </table:table-cell>
              <table:table-cell office:value-type="float" office:value="3280347.48447392">
                <text:p>3280347.4844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508402399">
                <text:p>369377.508402399</text:p>
              </table:table-cell>
              <table:table-cell office:value-type="float" office:value="369377.508402399">
                <text:p>369377.508402399</text:p>
              </table:table-cell>
              <table:table-cell office:value-type="float" office:value="3280347.48447392">
                <text:p>3280347.4844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992411108">
                <text:p>369377.992411108</text:p>
              </table:table-cell>
              <table:table-cell office:value-type="float" office:value="369377.992411108">
                <text:p>369377.992411108</text:p>
              </table:table-cell>
              <table:table-cell office:value-type="float" office:value="3280347.48119012">
                <text:p>3280347.48119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992411108">
                <text:p>369377.992411108</text:p>
              </table:table-cell>
              <table:table-cell office:value-type="float" office:value="369377.992411108">
                <text:p>369377.992411108</text:p>
              </table:table-cell>
              <table:table-cell office:value-type="float" office:value="3280347.48354631">
                <text:p>3280347.48354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992411108">
                <text:p>369377.992411108</text:p>
              </table:table-cell>
              <table:table-cell office:value-type="float" office:value="369377.992411108">
                <text:p>369377.992411108</text:p>
              </table:table-cell>
              <table:table-cell office:value-type="float" office:value="3280347.69796001">
                <text:p>3280347.69796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991119783">
                <text:p>369377.991119783</text:p>
              </table:table-cell>
              <table:table-cell office:value-type="float" office:value="369377.991119783">
                <text:p>369377.991119783</text:p>
              </table:table-cell>
              <table:table-cell office:value-type="float" office:value="3280347.42456461">
                <text:p>3280347.42456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7.991119783">
                <text:p>369377.991119783</text:p>
              </table:table-cell>
              <table:table-cell office:value-type="float" office:value="369377.991119783">
                <text:p>369377.991119783</text:p>
              </table:table-cell>
              <table:table-cell office:value-type="float" office:value="3280347.87695395">
                <text:p>3280347.87695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91726127">
                <text:p>369376.91726127</text:p>
              </table:table-cell>
              <table:table-cell office:value-type="float" office:value="369376.91726127">
                <text:p>369376.91726127</text:p>
              </table:table-cell>
              <table:table-cell office:value-type="float" office:value="3280346.60705434">
                <text:p>3280346.60705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76.91726127">
                <text:p>369376.91726127</text:p>
              </table:table-cell>
              <table:table-cell office:value-type="float" office:value="369376.91726127">
                <text:p>369376.91726127</text:p>
              </table:table-cell>
              <table:table-cell office:value-type="float" office:value="3280347.25265163">
                <text:p>3280347.2526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69.982403193">
                <text:p>369369.982403193</text:p>
              </table:table-cell>
              <table:table-cell office:value-type="float" office:value="369369.982403193">
                <text:p>369369.982403193</text:p>
              </table:table-cell>
              <table:table-cell office:value-type="float" office:value="3280350.4649712">
                <text:p>3280350.4649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69.982403193">
                <text:p>369369.982403193</text:p>
              </table:table-cell>
              <table:table-cell office:value-type="float" office:value="369369.982403193">
                <text:p>369369.982403193</text:p>
              </table:table-cell>
              <table:table-cell office:value-type="float" office:value="3280350.07148672">
                <text:p>3280350.07148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69.982403193">
                <text:p>369369.982403193</text:p>
              </table:table-cell>
              <table:table-cell office:value-type="float" office:value="369369.982403193">
                <text:p>369369.982403193</text:p>
              </table:table-cell>
              <table:table-cell office:value-type="float" office:value="3280350.35894245">
                <text:p>3280350.35894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69.982403193">
                <text:p>369369.982403193</text:p>
              </table:table-cell>
              <table:table-cell office:value-type="float" office:value="369369.982403193">
                <text:p>369369.982403193</text:p>
              </table:table-cell>
              <table:table-cell office:value-type="float" office:value="3280350.88201763">
                <text:p>3280350.8820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69.982403193">
                <text:p>369369.982403193</text:p>
              </table:table-cell>
              <table:table-cell office:value-type="float" office:value="369369.982403193">
                <text:p>369369.982403193</text:p>
              </table:table-cell>
              <table:table-cell office:value-type="float" office:value="3280351.27078972">
                <text:p>3280351.2707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63.474791197">
                <text:p>369363.474791197</text:p>
              </table:table-cell>
              <table:table-cell office:value-type="float" office:value="369363.474791197">
                <text:p>369363.474791197</text:p>
              </table:table-cell>
              <table:table-cell office:value-type="float" office:value="3280356.18451185">
                <text:p>3280356.1845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63.474791197">
                <text:p>369363.474791197</text:p>
              </table:table-cell>
              <table:table-cell office:value-type="float" office:value="369363.474791197">
                <text:p>369363.474791197</text:p>
              </table:table-cell>
              <table:table-cell office:value-type="float" office:value="3280356.60391447">
                <text:p>3280356.6039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63.474791197">
                <text:p>369363.474791197</text:p>
              </table:table-cell>
              <table:table-cell office:value-type="float" office:value="369363.474791197">
                <text:p>369363.474791197</text:p>
              </table:table-cell>
              <table:table-cell office:value-type="float" office:value="3280356.8913702">
                <text:p>3280356.8913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63.474791197">
                <text:p>369363.474791197</text:p>
              </table:table-cell>
              <table:table-cell office:value-type="float" office:value="369363.474791197">
                <text:p>369363.474791197</text:p>
              </table:table-cell>
              <table:table-cell office:value-type="float" office:value="3280357.19767548">
                <text:p>3280357.19767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63.474791197">
                <text:p>369363.474791197</text:p>
              </table:table-cell>
              <table:table-cell office:value-type="float" office:value="369363.474791197">
                <text:p>369363.474791197</text:p>
              </table:table-cell>
              <table:table-cell office:value-type="float" office:value="3280357.58409138">
                <text:p>3280357.58409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9.61305644">
                <text:p>369359.61305644</text:p>
              </table:table-cell>
              <table:table-cell office:value-type="float" office:value="369359.61305644">
                <text:p>369359.61305644</text:p>
              </table:table-cell>
              <table:table-cell office:value-type="float" office:value="3280357.11618143">
                <text:p>3280357.11618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9.61305644">
                <text:p>369359.61305644</text:p>
              </table:table-cell>
              <table:table-cell office:value-type="float" office:value="369359.61305644">
                <text:p>369359.61305644</text:p>
              </table:table-cell>
              <table:table-cell office:value-type="float" office:value="3280357.53558405">
                <text:p>3280357.53558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9.61305644">
                <text:p>369359.61305644</text:p>
              </table:table-cell>
              <table:table-cell office:value-type="float" office:value="369359.61305644">
                <text:p>369359.61305644</text:p>
              </table:table-cell>
              <table:table-cell office:value-type="float" office:value="3280357.85131411">
                <text:p>3280357.8513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9.61305644">
                <text:p>369359.61305644</text:p>
              </table:table-cell>
              <table:table-cell office:value-type="float" office:value="369359.61305644">
                <text:p>369359.61305644</text:p>
              </table:table-cell>
              <table:table-cell office:value-type="float" office:value="3280358.20474328">
                <text:p>3280358.2047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9.61305644">
                <text:p>369359.61305644</text:p>
              </table:table-cell>
              <table:table-cell office:value-type="float" office:value="369359.61305644">
                <text:p>369359.61305644</text:p>
              </table:table-cell>
              <table:table-cell office:value-type="float" office:value="3280358.51576096">
                <text:p>3280358.51576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9.61305644">
                <text:p>369359.61305644</text:p>
              </table:table-cell>
              <table:table-cell office:value-type="float" office:value="369359.61305644">
                <text:p>369359.61305644</text:p>
              </table:table-cell>
              <table:table-cell office:value-type="float" office:value="3280358.82913483">
                <text:p>3280358.82913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7.95451288">
                <text:p>369357.95451288</text:p>
              </table:table-cell>
              <table:table-cell office:value-type="float" office:value="369357.95451288">
                <text:p>369357.95451288</text:p>
              </table:table-cell>
              <table:table-cell office:value-type="float" office:value="3280356.2627999">
                <text:p>3280356.2627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7.95451288">
                <text:p>369357.95451288</text:p>
              </table:table-cell>
              <table:table-cell office:value-type="float" office:value="369357.95451288">
                <text:p>369357.95451288</text:p>
              </table:table-cell>
              <table:table-cell office:value-type="float" office:value="3280356.64450341">
                <text:p>3280356.6445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7.95451288">
                <text:p>369357.95451288</text:p>
              </table:table-cell>
              <table:table-cell office:value-type="float" office:value="369357.95451288">
                <text:p>369357.95451288</text:p>
              </table:table-cell>
              <table:table-cell office:value-type="float" office:value="3280357.02149453">
                <text:p>3280357.02149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7.95451288">
                <text:p>369357.95451288</text:p>
              </table:table-cell>
              <table:table-cell office:value-type="float" office:value="369357.95451288">
                <text:p>369357.95451288</text:p>
              </table:table-cell>
              <table:table-cell office:value-type="float" office:value="3280357.35371795">
                <text:p>3280357.3537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7.95451288">
                <text:p>369357.95451288</text:p>
              </table:table-cell>
              <table:table-cell office:value-type="float" office:value="369357.95451288">
                <text:p>369357.95451288</text:p>
              </table:table-cell>
              <table:table-cell office:value-type="float" office:value="3280357.80139491">
                <text:p>3280357.80139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4.261842064">
                <text:p>369354.261842064</text:p>
              </table:table-cell>
              <table:table-cell office:value-type="float" office:value="369354.261842064">
                <text:p>369354.261842064</text:p>
              </table:table-cell>
              <table:table-cell office:value-type="float" office:value="3280354.85105387">
                <text:p>3280354.8510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4.261842064">
                <text:p>369354.261842064</text:p>
              </table:table-cell>
              <table:table-cell office:value-type="float" office:value="369354.261842064">
                <text:p>369354.261842064</text:p>
              </table:table-cell>
              <table:table-cell office:value-type="float" office:value="3280354.97121979">
                <text:p>3280354.9712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4.261842064">
                <text:p>369354.261842064</text:p>
              </table:table-cell>
              <table:table-cell office:value-type="float" office:value="369354.261842064">
                <text:p>369354.261842064</text:p>
              </table:table-cell>
              <table:table-cell office:value-type="float" office:value="3280355.24925074">
                <text:p>3280355.24925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4.261842064">
                <text:p>369354.261842064</text:p>
              </table:table-cell>
              <table:table-cell office:value-type="float" office:value="369354.261842064">
                <text:p>369354.261842064</text:p>
              </table:table-cell>
              <table:table-cell office:value-type="float" office:value="3280355.55319983">
                <text:p>3280355.55319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4.261842064">
                <text:p>369354.261842064</text:p>
              </table:table-cell>
              <table:table-cell office:value-type="float" office:value="369354.261842064">
                <text:p>369354.261842064</text:p>
              </table:table-cell>
              <table:table-cell office:value-type="float" office:value="3280355.95846528">
                <text:p>3280355.95846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5.059503546">
                <text:p>369355.059503546</text:p>
              </table:table-cell>
              <table:table-cell office:value-type="float" office:value="369355.059503546">
                <text:p>369355.059503546</text:p>
              </table:table-cell>
              <table:table-cell office:value-type="float" office:value="3280356.83675193">
                <text:p>3280356.83675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5.059503546">
                <text:p>369355.059503546</text:p>
              </table:table-cell>
              <table:table-cell office:value-type="float" office:value="369355.059503546">
                <text:p>369355.059503546</text:p>
              </table:table-cell>
              <table:table-cell office:value-type="float" office:value="3280357.17604394">
                <text:p>3280357.17604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5.059503546">
                <text:p>369355.059503546</text:p>
              </table:table-cell>
              <table:table-cell office:value-type="float" office:value="369355.059503546">
                <text:p>369355.059503546</text:p>
              </table:table-cell>
              <table:table-cell office:value-type="float" office:value="3280357.5341855">
                <text:p>3280357.534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5.059503546">
                <text:p>369355.059503546</text:p>
              </table:table-cell>
              <table:table-cell office:value-type="float" office:value="369355.059503546">
                <text:p>369355.059503546</text:p>
              </table:table-cell>
              <table:table-cell office:value-type="float" office:value="3280357.80750406">
                <text:p>3280357.80750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5.059503546">
                <text:p>369355.059503546</text:p>
              </table:table-cell>
              <table:table-cell office:value-type="float" office:value="369355.059503546">
                <text:p>369355.059503546</text:p>
              </table:table-cell>
              <table:table-cell office:value-type="float" office:value="3280357.94180715">
                <text:p>3280357.94180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5.059503546">
                <text:p>369355.059503546</text:p>
              </table:table-cell>
              <table:table-cell office:value-type="float" office:value="369355.059503546">
                <text:p>369355.059503546</text:p>
              </table:table-cell>
              <table:table-cell office:value-type="float" office:value="3280358.02898634">
                <text:p>3280358.02898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4.394807501">
                <text:p>369354.394807501</text:p>
              </table:table-cell>
              <table:table-cell office:value-type="float" office:value="369354.394807501">
                <text:p>369354.394807501</text:p>
              </table:table-cell>
              <table:table-cell office:value-type="float" office:value="3280357.95989776">
                <text:p>3280357.95989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4.394807501">
                <text:p>369354.394807501</text:p>
              </table:table-cell>
              <table:table-cell office:value-type="float" office:value="369354.394807501">
                <text:p>369354.394807501</text:p>
              </table:table-cell>
              <table:table-cell office:value-type="float" office:value="3280357.95989776">
                <text:p>3280357.95989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4.394807501">
                <text:p>369354.394807501</text:p>
              </table:table-cell>
              <table:table-cell office:value-type="float" office:value="369354.394807501">
                <text:p>369354.394807501</text:p>
              </table:table-cell>
              <table:table-cell office:value-type="float" office:value="3280358.04472076">
                <text:p>3280358.0447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4.394807501">
                <text:p>369354.394807501</text:p>
              </table:table-cell>
              <table:table-cell office:value-type="float" office:value="369354.394807501">
                <text:p>369354.394807501</text:p>
              </table:table-cell>
              <table:table-cell office:value-type="float" office:value="3280358.36045082">
                <text:p>3280358.36045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1.853424214">
                <text:p>369351.853424214</text:p>
              </table:table-cell>
              <table:table-cell office:value-type="float" office:value="369351.853424214">
                <text:p>369351.853424214</text:p>
              </table:table-cell>
              <table:table-cell office:value-type="float" office:value="3280355.87662112">
                <text:p>3280355.8766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1.853424214">
                <text:p>369351.853424214</text:p>
              </table:table-cell>
              <table:table-cell office:value-type="float" office:value="369351.853424214">
                <text:p>369351.853424214</text:p>
              </table:table-cell>
              <table:table-cell office:value-type="float" office:value="3280356.28188657">
                <text:p>3280356.28188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1.853424214">
                <text:p>369351.853424214</text:p>
              </table:table-cell>
              <table:table-cell office:value-type="float" office:value="369351.853424214">
                <text:p>369351.853424214</text:p>
              </table:table-cell>
              <table:table-cell office:value-type="float" office:value="3280356.59290424">
                <text:p>3280356.59290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1.853424214">
                <text:p>369351.853424214</text:p>
              </table:table-cell>
              <table:table-cell office:value-type="float" office:value="369351.853424214">
                <text:p>369351.853424214</text:p>
              </table:table-cell>
              <table:table-cell office:value-type="float" office:value="3280357.09241747">
                <text:p>3280357.0924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1.853424214">
                <text:p>369351.853424214</text:p>
              </table:table-cell>
              <table:table-cell office:value-type="float" office:value="369351.853424214">
                <text:p>369351.853424214</text:p>
              </table:table-cell>
              <table:table-cell office:value-type="float" office:value="3280357.37516081">
                <text:p>3280357.37516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49.987068642">
                <text:p>369349.987068642</text:p>
              </table:table-cell>
              <table:table-cell office:value-type="float" office:value="369349.987068642">
                <text:p>369349.987068642</text:p>
              </table:table-cell>
              <table:table-cell office:value-type="float" office:value="3280353.57087992">
                <text:p>3280353.57087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49.987068642">
                <text:p>369349.987068642</text:p>
              </table:table-cell>
              <table:table-cell office:value-type="float" office:value="369349.987068642">
                <text:p>369349.987068642</text:p>
              </table:table-cell>
              <table:table-cell office:value-type="float" office:value="3280353.97378918">
                <text:p>3280353.97378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49.987068642">
                <text:p>369349.987068642</text:p>
              </table:table-cell>
              <table:table-cell office:value-type="float" office:value="369349.987068642">
                <text:p>369349.987068642</text:p>
              </table:table-cell>
              <table:table-cell office:value-type="float" office:value="3280354.42853472">
                <text:p>3280354.42853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49.987068642">
                <text:p>369349.987068642</text:p>
              </table:table-cell>
              <table:table-cell office:value-type="float" office:value="369349.987068642">
                <text:p>369349.987068642</text:p>
              </table:table-cell>
              <table:table-cell office:value-type="float" office:value="3280354.8620745">
                <text:p>3280354.8620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49.987068642">
                <text:p>369349.987068642</text:p>
              </table:table-cell>
              <table:table-cell office:value-type="float" office:value="369349.987068642">
                <text:p>369349.987068642</text:p>
              </table:table-cell>
              <table:table-cell office:value-type="float" office:value="3280355.12361209">
                <text:p>3280355.1236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0.325194632">
                <text:p>369350.325194632</text:p>
              </table:table-cell>
              <table:table-cell office:value-type="float" office:value="369350.325194632">
                <text:p>369350.325194632</text:p>
              </table:table-cell>
              <table:table-cell office:value-type="float" office:value="3280349.35528361">
                <text:p>3280349.35528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0.325194632">
                <text:p>369350.325194632</text:p>
              </table:table-cell>
              <table:table-cell office:value-type="float" office:value="369350.325194632">
                <text:p>369350.325194632</text:p>
              </table:table-cell>
              <table:table-cell office:value-type="float" office:value="3280349.4872305">
                <text:p>3280349.4872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0.325194632">
                <text:p>369350.325194632</text:p>
              </table:table-cell>
              <table:table-cell office:value-type="float" office:value="369350.325194632">
                <text:p>369350.325194632</text:p>
              </table:table-cell>
              <table:table-cell office:value-type="float" office:value="3280349.75583667">
                <text:p>3280349.75583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0.325194632">
                <text:p>369350.325194632</text:p>
              </table:table-cell>
              <table:table-cell office:value-type="float" office:value="369350.325194632">
                <text:p>369350.325194632</text:p>
              </table:table-cell>
              <table:table-cell office:value-type="float" office:value="3280350.08099151">
                <text:p>3280350.08099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350.325194632">
                <text:p>369350.325194632</text:p>
              </table:table-cell>
              <table:table-cell office:value-type="float" office:value="369350.325194632">
                <text:p>369350.325194632</text:p>
              </table:table-cell>
              <table:table-cell office:value-type="float" office:value="3280350.44855785">
                <text:p>3280350.44855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2.223773495">
                <text:p>369352.223773495</text:p>
              </table:table-cell>
              <table:table-cell office:value-type="float" office:value="3280346.11899754">
                <text:p>3280346.11899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2.223773495">
                <text:p>369352.223773495</text:p>
              </table:table-cell>
              <table:table-cell office:value-type="float" office:value="3280346.48420769">
                <text:p>3280346.4842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2.223773495">
                <text:p>369352.223773495</text:p>
              </table:table-cell>
              <table:table-cell office:value-type="float" office:value="3280346.863555">
                <text:p>3280346.86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2.223773495">
                <text:p>369352.223773495</text:p>
              </table:table-cell>
              <table:table-cell office:value-type="float" office:value="3280347.29709479">
                <text:p>3280347.29709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2.223773495">
                <text:p>369352.223773495</text:p>
              </table:table-cell>
              <table:table-cell office:value-type="float" office:value="3280347.68351069">
                <text:p>3280347.6835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2.514178777">
                <text:p>369352.514178777</text:p>
              </table:table-cell>
              <table:table-cell office:value-type="float" office:value="3280346.11561289">
                <text:p>3280346.1156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2.514178777">
                <text:p>369352.514178777</text:p>
              </table:table-cell>
              <table:table-cell office:value-type="float" office:value="3280346.47139826">
                <text:p>3280346.47139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2.514178777">
                <text:p>369352.514178777</text:p>
              </table:table-cell>
              <table:table-cell office:value-type="float" office:value="3280346.86959512">
                <text:p>3280346.86959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2.514178777">
                <text:p>369352.514178777</text:p>
              </table:table-cell>
              <table:table-cell office:value-type="float" office:value="3280347.27250438">
                <text:p>3280347.2725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2.514178777">
                <text:p>369352.514178777</text:p>
              </table:table-cell>
              <table:table-cell office:value-type="float" office:value="3280347.6518517">
                <text:p>3280347.6518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3.791975131">
                <text:p>369353.791975131</text:p>
              </table:table-cell>
              <table:table-cell office:value-type="float" office:value="3280347.76321584">
                <text:p>3280347.7632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3.791975131">
                <text:p>369353.791975131</text:p>
              </table:table-cell>
              <table:table-cell office:value-type="float" office:value="3280347.71373576">
                <text:p>3280347.71373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3.791975131">
                <text:p>369353.791975131</text:p>
              </table:table-cell>
              <table:table-cell office:value-type="float" office:value="3280347.61477559">
                <text:p>3280347.61477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3.791975131">
                <text:p>369353.791975131</text:p>
              </table:table-cell>
              <table:table-cell office:value-type="float" office:value="3280347.61713179">
                <text:p>3280347.61713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3.791975131">
                <text:p>369353.791975131</text:p>
              </table:table-cell>
              <table:table-cell office:value-type="float" office:value="3280347.62184418">
                <text:p>3280347.62184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3.791975131">
                <text:p>369353.791975131</text:p>
              </table:table-cell>
              <table:table-cell office:value-type="float" office:value="3280347.62184418">
                <text:p>3280347.62184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4.485086049">
                <text:p>369354.485086049</text:p>
              </table:table-cell>
              <table:table-cell office:value-type="float" office:value="3280349.08513419">
                <text:p>3280349.08513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4.485086049">
                <text:p>369354.485086049</text:p>
              </table:table-cell>
              <table:table-cell office:value-type="float" office:value="3280349.08513419">
                <text:p>3280349.08513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4.485086049">
                <text:p>369354.485086049</text:p>
              </table:table-cell>
              <table:table-cell office:value-type="float" office:value="3280349.08513419">
                <text:p>3280349.08513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4.485086049">
                <text:p>369354.485086049</text:p>
              </table:table-cell>
              <table:table-cell office:value-type="float" office:value="3280349.08513419">
                <text:p>3280349.08513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4.766450367">
                <text:p>369354.766450367</text:p>
              </table:table-cell>
              <table:table-cell office:value-type="float" office:value="3280348.30602372">
                <text:p>3280348.3060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4.766450367">
                <text:p>369354.766450367</text:p>
              </table:table-cell>
              <table:table-cell office:value-type="float" office:value="3280348.30602372">
                <text:p>3280348.3060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4.766450367">
                <text:p>369354.766450367</text:p>
              </table:table-cell>
              <table:table-cell office:value-type="float" office:value="3280348.30602372">
                <text:p>3280348.3060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4.766450367">
                <text:p>369354.766450367</text:p>
              </table:table-cell>
              <table:table-cell office:value-type="float" office:value="3280348.30602372">
                <text:p>3280348.3060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4.766450367">
                <text:p>369354.766450367</text:p>
              </table:table-cell>
              <table:table-cell office:value-type="float" office:value="3280348.36492858">
                <text:p>3280348.3649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5.437604817">
                <text:p>369355.437604817</text:p>
              </table:table-cell>
              <table:table-cell office:value-type="float" office:value="3280347.74403644">
                <text:p>3280347.74403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5.437604817">
                <text:p>369355.437604817</text:p>
              </table:table-cell>
              <table:table-cell office:value-type="float" office:value="3280347.86891475">
                <text:p>3280347.8689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5.437604817">
                <text:p>369355.437604817</text:p>
              </table:table-cell>
              <table:table-cell office:value-type="float" office:value="3280347.95609394">
                <text:p>3280347.95609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5.437604817">
                <text:p>369355.437604817</text:p>
              </table:table-cell>
              <table:table-cell office:value-type="float" office:value="3280347.99614925">
                <text:p>3280347.9961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5.437604817">
                <text:p>369355.437604817</text:p>
              </table:table-cell>
              <table:table-cell office:value-type="float" office:value="3280347.98908066">
                <text:p>3280347.98908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210727246">
                <text:p>369356.210727246</text:p>
              </table:table-cell>
              <table:table-cell office:value-type="float" office:value="3280347.62419294">
                <text:p>3280347.62419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210727246">
                <text:p>369356.210727246</text:p>
              </table:table-cell>
              <table:table-cell office:value-type="float" office:value="3280347.83389425">
                <text:p>3280347.8338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210727246">
                <text:p>369356.210727246</text:p>
              </table:table-cell>
              <table:table-cell office:value-type="float" office:value="3280348.12841856">
                <text:p>3280348.1284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210727246">
                <text:p>369356.210727246</text:p>
              </table:table-cell>
              <table:table-cell office:value-type="float" office:value="3280348.40173712">
                <text:p>3280348.40173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210727246">
                <text:p>369356.210727246</text:p>
              </table:table-cell>
              <table:table-cell office:value-type="float" office:value="3280348.7528101">
                <text:p>3280348.752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210727246">
                <text:p>369356.210727246</text:p>
              </table:table-cell>
              <table:table-cell office:value-type="float" office:value="3280349.10388308">
                <text:p>3280349.10388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876715671">
                <text:p>369356.876715671</text:p>
              </table:table-cell>
              <table:table-cell office:value-type="float" office:value="3280346.97000681">
                <text:p>3280346.97000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876715671">
                <text:p>369356.876715671</text:p>
              </table:table-cell>
              <table:table-cell office:value-type="float" office:value="3280347.23154439">
                <text:p>3280347.2315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876715671">
                <text:p>369356.876715671</text:p>
              </table:table-cell>
              <table:table-cell office:value-type="float" office:value="3280347.51664393">
                <text:p>3280347.51664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876715671">
                <text:p>369356.876715671</text:p>
              </table:table-cell>
              <table:table-cell office:value-type="float" office:value="3280347.83944257">
                <text:p>3280347.83944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604940593">
                <text:p>369358.604940593</text:p>
              </table:table-cell>
              <table:table-cell office:value-type="float" office:value="3280345.37962893">
                <text:p>3280345.37962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604940593">
                <text:p>369358.604940593</text:p>
              </table:table-cell>
              <table:table-cell office:value-type="float" office:value="3280345.70007138">
                <text:p>3280345.70007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604940593">
                <text:p>369358.604940593</text:p>
              </table:table-cell>
              <table:table-cell office:value-type="float" office:value="3280346.09355586">
                <text:p>3280346.09355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604940593">
                <text:p>369358.604940593</text:p>
              </table:table-cell>
              <table:table-cell office:value-type="float" office:value="3280346.53416423">
                <text:p>3280346.53416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604940593">
                <text:p>369358.604940593</text:p>
              </table:table-cell>
              <table:table-cell office:value-type="float" office:value="3280346.78156465">
                <text:p>3280346.78156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604940593">
                <text:p>369358.604940593</text:p>
              </table:table-cell>
              <table:table-cell office:value-type="float" office:value="3280347.12556905">
                <text:p>3280347.1255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789503531">
                <text:p>369358.789503531</text:p>
              </table:table-cell>
              <table:table-cell office:value-type="float" office:value="3280344.99277503">
                <text:p>3280344.99277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789503531">
                <text:p>369358.789503531</text:p>
              </table:table-cell>
              <table:table-cell office:value-type="float" office:value="3280345.3462042">
                <text:p>3280345.346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789503531">
                <text:p>369358.789503531</text:p>
              </table:table-cell>
              <table:table-cell office:value-type="float" office:value="3280345.7750316">
                <text:p>3280345.7750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789503531">
                <text:p>369358.789503531</text:p>
              </table:table-cell>
              <table:table-cell office:value-type="float" office:value="3280346.02714441">
                <text:p>3280346.02714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451617859">
                <text:p>369359.451617859</text:p>
              </table:table-cell>
              <table:table-cell office:value-type="float" office:value="3280343.26393387">
                <text:p>3280343.26393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451617859">
                <text:p>369359.451617859</text:p>
              </table:table-cell>
              <table:table-cell office:value-type="float" office:value="3280343.63856879">
                <text:p>3280343.63856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451617859">
                <text:p>369359.451617859</text:p>
              </table:table-cell>
              <table:table-cell office:value-type="float" office:value="3280344.01320371">
                <text:p>3280344.01320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451617859">
                <text:p>369359.451617859</text:p>
              </table:table-cell>
              <table:table-cell office:value-type="float" office:value="3280344.36898908">
                <text:p>3280344.36898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451617859">
                <text:p>369359.451617859</text:p>
              </table:table-cell>
              <table:table-cell office:value-type="float" office:value="3280344.67058198">
                <text:p>3280344.67058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451617859">
                <text:p>369359.451617859</text:p>
              </table:table-cell>
              <table:table-cell office:value-type="float" office:value="3280344.98159965">
                <text:p>3280344.98159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80397763">
                <text:p>369360.880397763</text:p>
              </table:table-cell>
              <table:table-cell office:value-type="float" office:value="3280341.56566185">
                <text:p>3280341.5656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80397763">
                <text:p>369360.880397763</text:p>
              </table:table-cell>
              <table:table-cell office:value-type="float" office:value="3280341.92144722">
                <text:p>3280341.92144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80397763">
                <text:p>369360.880397763</text:p>
              </table:table-cell>
              <table:table-cell office:value-type="float" office:value="3280342.16884764">
                <text:p>3280342.16884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80397763">
                <text:p>369360.880397763</text:p>
              </table:table-cell>
              <table:table-cell office:value-type="float" office:value="3280342.51992062">
                <text:p>3280342.5199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955244235">
                <text:p>369360.955244235</text:p>
              </table:table-cell>
              <table:table-cell office:value-type="float" office:value="3280339.3672542">
                <text:p>3280339.3672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955244235">
                <text:p>369360.955244235</text:p>
              </table:table-cell>
              <table:table-cell office:value-type="float" office:value="3280339.80079398">
                <text:p>3280339.80079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955244235">
                <text:p>369360.955244235</text:p>
              </table:table-cell>
              <table:table-cell office:value-type="float" office:value="3280340.16600413">
                <text:p>3280340.16600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955244235">
                <text:p>369360.955244235</text:p>
              </table:table-cell>
              <table:table-cell office:value-type="float" office:value="3280340.49115897">
                <text:p>3280340.49115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955244235">
                <text:p>369360.955244235</text:p>
              </table:table-cell>
              <table:table-cell office:value-type="float" office:value="3280340.78803948">
                <text:p>3280340.7880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692946112">
                <text:p>369359.692946112</text:p>
              </table:table-cell>
              <table:table-cell office:value-type="float" office:value="3280339.04946619">
                <text:p>3280339.04946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692946112">
                <text:p>369359.692946112</text:p>
              </table:table-cell>
              <table:table-cell office:value-type="float" office:value="3280339.39111439">
                <text:p>3280339.3911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692946112">
                <text:p>369359.692946112</text:p>
              </table:table-cell>
              <table:table-cell office:value-type="float" office:value="3280339.72569401">
                <text:p>3280339.72569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692946112">
                <text:p>369359.692946112</text:p>
              </table:table-cell>
              <table:table-cell office:value-type="float" office:value="3280340.08619177">
                <text:p>3280340.08619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692946112">
                <text:p>369359.692946112</text:p>
              </table:table-cell>
              <table:table-cell office:value-type="float" office:value="3280340.51266297">
                <text:p>3280340.51266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049898208">
                <text:p>369358.049898208</text:p>
              </table:table-cell>
              <table:table-cell office:value-type="float" office:value="3280339.29028089">
                <text:p>3280339.29028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049898208">
                <text:p>369358.049898208</text:p>
              </table:table-cell>
              <table:table-cell office:value-type="float" office:value="3280339.65077864">
                <text:p>3280339.65077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049898208">
                <text:p>369358.049898208</text:p>
              </table:table-cell>
              <table:table-cell office:value-type="float" office:value="3280339.95708393">
                <text:p>3280339.95708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049898208">
                <text:p>369358.049898208</text:p>
              </table:table-cell>
              <table:table-cell office:value-type="float" office:value="3280340.2233339">
                <text:p>3280340.2233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049898208">
                <text:p>369358.049898208</text:p>
              </table:table-cell>
              <table:table-cell office:value-type="float" office:value="3280340.24925204">
                <text:p>3280340.24925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51140138">
                <text:p>369356.51140138</text:p>
              </table:table-cell>
              <table:table-cell office:value-type="float" office:value="3280340.19487552">
                <text:p>3280340.19487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51140138">
                <text:p>369356.51140138</text:p>
              </table:table-cell>
              <table:table-cell office:value-type="float" office:value="3280340.19958791">
                <text:p>3280340.1995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51140138">
                <text:p>369356.51140138</text:p>
              </table:table-cell>
              <table:table-cell office:value-type="float" office:value="3280340.19958791">
                <text:p>3280340.1995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51140138">
                <text:p>369356.51140138</text:p>
              </table:table-cell>
              <table:table-cell office:value-type="float" office:value="3280340.19958791">
                <text:p>3280340.1995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51140138">
                <text:p>369356.51140138</text:p>
              </table:table-cell>
              <table:table-cell office:value-type="float" office:value="3280340.31268524">
                <text:p>3280340.31268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605620124">
                <text:p>369356.605620124</text:p>
              </table:table-cell>
              <table:table-cell office:value-type="float" office:value="3280339.97211138">
                <text:p>3280339.9721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605620124">
                <text:p>369356.605620124</text:p>
              </table:table-cell>
              <table:table-cell office:value-type="float" office:value="3280340.28312905">
                <text:p>3280340.28312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605620124">
                <text:p>369356.605620124</text:p>
              </table:table-cell>
              <table:table-cell office:value-type="float" office:value="3280340.51639231">
                <text:p>3280340.5163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605620124">
                <text:p>369356.605620124</text:p>
              </table:table-cell>
              <table:table-cell office:value-type="float" office:value="3280340.84390334">
                <text:p>3280340.84390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605620124">
                <text:p>369356.605620124</text:p>
              </table:table-cell>
              <table:table-cell office:value-type="float" office:value="3280341.16905818">
                <text:p>3280341.16905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804389874">
                <text:p>369356.804389874</text:p>
              </table:table-cell>
              <table:table-cell office:value-type="float" office:value="3280340.41312694">
                <text:p>3280340.41312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804389874">
                <text:p>369356.804389874</text:p>
              </table:table-cell>
              <table:table-cell office:value-type="float" office:value="3280340.79011806">
                <text:p>3280340.7901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804389874">
                <text:p>369356.804389874</text:p>
              </table:table-cell>
              <table:table-cell office:value-type="float" office:value="3280341.17889015">
                <text:p>3280341.17889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804389874">
                <text:p>369356.804389874</text:p>
              </table:table-cell>
              <table:table-cell office:value-type="float" office:value="3280341.54645649">
                <text:p>3280341.54645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804389874">
                <text:p>369356.804389874</text:p>
              </table:table-cell>
              <table:table-cell office:value-type="float" office:value="3280341.95879052">
                <text:p>3280341.95879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069270985">
                <text:p>369358.069270985</text:p>
              </table:table-cell>
              <table:table-cell office:value-type="float" office:value="3280340.95255058">
                <text:p>3280340.95255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069270985">
                <text:p>369358.069270985</text:p>
              </table:table-cell>
              <table:table-cell office:value-type="float" office:value="3280341.369597">
                <text:p>3280341.369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069270985">
                <text:p>369358.069270985</text:p>
              </table:table-cell>
              <table:table-cell office:value-type="float" office:value="3280341.7536567">
                <text:p>3280341.7536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069270985">
                <text:p>369358.069270985</text:p>
              </table:table-cell>
              <table:table-cell office:value-type="float" office:value="3280342.17305932">
                <text:p>3280342.17305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069270985">
                <text:p>369358.069270985</text:p>
              </table:table-cell>
              <table:table-cell office:value-type="float" office:value="3280342.59481814">
                <text:p>3280342.5948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069270985">
                <text:p>369358.069270985</text:p>
              </table:table-cell>
              <table:table-cell office:value-type="float" office:value="3280342.96709687">
                <text:p>3280342.96709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392514273">
                <text:p>369360.392514273</text:p>
              </table:table-cell>
              <table:table-cell office:value-type="float" office:value="3280341.22706767">
                <text:p>3280341.22706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392514273">
                <text:p>369360.392514273</text:p>
              </table:table-cell>
              <table:table-cell office:value-type="float" office:value="3280341.54986631">
                <text:p>3280341.54986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392514273">
                <text:p>369360.392514273</text:p>
              </table:table-cell>
              <table:table-cell office:value-type="float" office:value="3280341.99283088">
                <text:p>3280341.99283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392514273">
                <text:p>369360.392514273</text:p>
              </table:table-cell>
              <table:table-cell office:value-type="float" office:value="3280342.27793041">
                <text:p>3280342.27793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392514273">
                <text:p>369360.392514273</text:p>
              </table:table-cell>
              <table:table-cell office:value-type="float" office:value="3280342.75859409">
                <text:p>3280342.75859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323384433">
                <text:p>369362.323384433</text:p>
              </table:table-cell>
              <table:table-cell office:value-type="float" office:value="3280340.97800285">
                <text:p>3280340.97800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323384433">
                <text:p>369362.323384433</text:p>
              </table:table-cell>
              <table:table-cell office:value-type="float" office:value="3280341.28902052">
                <text:p>3280341.2890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323384433">
                <text:p>369362.323384433</text:p>
              </table:table-cell>
              <table:table-cell office:value-type="float" office:value="3280341.51521519">
                <text:p>3280341.5152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323384433">
                <text:p>369362.323384433</text:p>
              </table:table-cell>
              <table:table-cell office:value-type="float" office:value="3280341.55055811">
                <text:p>3280341.55055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323384433">
                <text:p>369362.323384433</text:p>
              </table:table-cell>
              <table:table-cell office:value-type="float" office:value="3280341.55055811">
                <text:p>3280341.55055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311325968">
                <text:p>369365.311325968</text:p>
              </table:table-cell>
              <table:table-cell office:value-type="float" office:value="3280339.31648861">
                <text:p>3280339.3164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311325968">
                <text:p>369365.311325968</text:p>
              </table:table-cell>
              <table:table-cell office:value-type="float" office:value="3280339.31177622">
                <text:p>3280339.31177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311325968">
                <text:p>369365.311325968</text:p>
              </table:table-cell>
              <table:table-cell office:value-type="float" office:value="3280339.26936472">
                <text:p>3280339.26936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311325968">
                <text:p>369365.311325968</text:p>
              </table:table-cell>
              <table:table-cell office:value-type="float" office:value="3280339.28114569">
                <text:p>3280339.28114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311325968">
                <text:p>369365.311325968</text:p>
              </table:table-cell>
              <table:table-cell office:value-type="float" office:value="3280339.31648861">
                <text:p>3280339.3164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311325968">
                <text:p>369365.311325968</text:p>
              </table:table-cell>
              <table:table-cell office:value-type="float" office:value="3280339.31648861">
                <text:p>3280339.3164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311325968">
                <text:p>369365.311325968</text:p>
              </table:table-cell>
              <table:table-cell office:value-type="float" office:value="3280339.31648861">
                <text:p>3280339.3164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311325968">
                <text:p>369365.311325968</text:p>
              </table:table-cell>
              <table:table-cell office:value-type="float" office:value="3280339.31648861">
                <text:p>3280339.3164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311325968">
                <text:p>369365.311325968</text:p>
              </table:table-cell>
              <table:table-cell office:value-type="float" office:value="3280339.31648861">
                <text:p>3280339.3164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213232707">
                <text:p>369365.213232707</text:p>
              </table:table-cell>
              <table:table-cell office:value-type="float" office:value="3280339.20679874">
                <text:p>3280339.20679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213232707">
                <text:p>369365.213232707</text:p>
              </table:table-cell>
              <table:table-cell office:value-type="float" office:value="3280339.20679874">
                <text:p>3280339.20679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213232707">
                <text:p>369365.213232707</text:p>
              </table:table-cell>
              <table:table-cell office:value-type="float" office:value="3280339.20679874">
                <text:p>3280339.20679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213232707">
                <text:p>369365.213232707</text:p>
              </table:table-cell>
              <table:table-cell office:value-type="float" office:value="3280339.20679874">
                <text:p>3280339.20679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213232707">
                <text:p>369365.213232707</text:p>
              </table:table-cell>
              <table:table-cell office:value-type="float" office:value="3280339.20679874">
                <text:p>3280339.20679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4.242631625">
                <text:p>369364.242631625</text:p>
              </table:table-cell>
              <table:table-cell office:value-type="float" office:value="3280338.99644389">
                <text:p>3280338.9964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4.242631625">
                <text:p>369364.242631625</text:p>
              </table:table-cell>
              <table:table-cell office:value-type="float" office:value="3280338.99644389">
                <text:p>3280338.9964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4.242631625">
                <text:p>369364.242631625</text:p>
              </table:table-cell>
              <table:table-cell office:value-type="float" office:value="3280338.99644389">
                <text:p>3280338.9964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4.242631625">
                <text:p>369364.242631625</text:p>
              </table:table-cell>
              <table:table-cell office:value-type="float" office:value="3280338.99644389">
                <text:p>3280338.9964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4.242631625">
                <text:p>369364.242631625</text:p>
              </table:table-cell>
              <table:table-cell office:value-type="float" office:value="3280338.99644389">
                <text:p>3280338.9964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4.242631625">
                <text:p>369364.242631625</text:p>
              </table:table-cell>
              <table:table-cell office:value-type="float" office:value="3280338.99644389">
                <text:p>3280338.9964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790604338">
                <text:p>369362.790604338</text:p>
              </table:table-cell>
              <table:table-cell office:value-type="float" office:value="3280339.0133657">
                <text:p>3280339.0133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790604338">
                <text:p>369362.790604338</text:p>
              </table:table-cell>
              <table:table-cell office:value-type="float" office:value="3280339.0133657">
                <text:p>3280339.0133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790604338">
                <text:p>369362.790604338</text:p>
              </table:table-cell>
              <table:table-cell office:value-type="float" office:value="3280339.0133657">
                <text:p>3280339.0133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790604338">
                <text:p>369362.790604338</text:p>
              </table:table-cell>
              <table:table-cell office:value-type="float" office:value="3280339.0133657">
                <text:p>3280339.0133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884823217">
                <text:p>369362.884823217</text:p>
              </table:table-cell>
              <table:table-cell office:value-type="float" office:value="3280338.79060162">
                <text:p>3280338.79060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884823217">
                <text:p>369362.884823217</text:p>
              </table:table-cell>
              <table:table-cell office:value-type="float" office:value="3280338.79060162">
                <text:p>3280338.79060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884823217">
                <text:p>369362.884823217</text:p>
              </table:table-cell>
              <table:table-cell office:value-type="float" office:value="3280338.79060162">
                <text:p>3280338.79060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884823217">
                <text:p>369362.884823217</text:p>
              </table:table-cell>
              <table:table-cell office:value-type="float" office:value="3280338.79060162">
                <text:p>3280338.79060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884823217">
                <text:p>369362.884823217</text:p>
              </table:table-cell>
              <table:table-cell office:value-type="float" office:value="3280338.79060162">
                <text:p>3280338.79060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00814112">
                <text:p>369362.400814112</text:p>
              </table:table-cell>
              <table:table-cell office:value-type="float" office:value="3280338.79624226">
                <text:p>3280338.79624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00814112">
                <text:p>369362.400814112</text:p>
              </table:table-cell>
              <table:table-cell office:value-type="float" office:value="3280338.79624226">
                <text:p>3280338.79624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00814112">
                <text:p>369362.400814112</text:p>
              </table:table-cell>
              <table:table-cell office:value-type="float" office:value="3280338.79624226">
                <text:p>3280338.79624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00814112">
                <text:p>369362.400814112</text:p>
              </table:table-cell>
              <table:table-cell office:value-type="float" office:value="3280338.75854314">
                <text:p>3280338.75854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00814112">
                <text:p>369362.400814112</text:p>
              </table:table-cell>
              <table:table-cell office:value-type="float" office:value="3280338.60067811">
                <text:p>3280338.60067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00814112">
                <text:p>369362.400814112</text:p>
              </table:table-cell>
              <table:table-cell office:value-type="float" office:value="3280338.4357445">
                <text:p>3280338.4357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06534216">
                <text:p>369362.106534216</text:p>
              </table:table-cell>
              <table:table-cell office:value-type="float" office:value="3280338.31166388">
                <text:p>3280338.31166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06534216">
                <text:p>369362.106534216</text:p>
              </table:table-cell>
              <table:table-cell office:value-type="float" office:value="3280338.15144266">
                <text:p>3280338.15144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06534216">
                <text:p>369362.106534216</text:p>
              </table:table-cell>
              <table:table-cell office:value-type="float" office:value="3280337.97944046">
                <text:p>3280337.97944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06534216">
                <text:p>369362.106534216</text:p>
              </table:table-cell>
              <table:table-cell office:value-type="float" office:value="3280337.81686304">
                <text:p>3280337.81686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06534216">
                <text:p>369362.106534216</text:p>
              </table:table-cell>
              <table:table-cell office:value-type="float" office:value="3280337.66842278">
                <text:p>3280337.6684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17308072">
                <text:p>369360.17308072</text:p>
              </table:table-cell>
              <table:table-cell office:value-type="float" office:value="3280338.67131619">
                <text:p>3280338.6713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17308072">
                <text:p>369360.17308072</text:p>
              </table:table-cell>
              <table:table-cell office:value-type="float" office:value="3280338.66895999">
                <text:p>3280338.668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17308072">
                <text:p>369360.17308072</text:p>
              </table:table-cell>
              <table:table-cell office:value-type="float" office:value="3280338.67131619">
                <text:p>3280338.6713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17308072">
                <text:p>369360.17308072</text:p>
              </table:table-cell>
              <table:table-cell office:value-type="float" office:value="3280338.60063035">
                <text:p>3280338.60063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17308072">
                <text:p>369360.17308072</text:p>
              </table:table-cell>
              <table:table-cell office:value-type="float" office:value="3280338.48753302">
                <text:p>3280338.48753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215394546">
                <text:p>369359.215394546</text:p>
              </table:table-cell>
              <table:table-cell office:value-type="float" office:value="3280339.4230575">
                <text:p>3280339.423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215394546">
                <text:p>369359.215394546</text:p>
              </table:table-cell>
              <table:table-cell office:value-type="float" office:value="3280339.25812388">
                <text:p>3280339.25812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215394546">
                <text:p>369359.215394546</text:p>
              </table:table-cell>
              <table:table-cell office:value-type="float" office:value="3280339.06491594">
                <text:p>3280339.0649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215394546">
                <text:p>369359.215394546</text:p>
              </table:table-cell>
              <table:table-cell office:value-type="float" office:value="3280338.87877657">
                <text:p>3280338.87877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215394546">
                <text:p>369359.215394546</text:p>
              </table:table-cell>
              <table:table-cell office:value-type="float" office:value="3280338.72798012">
                <text:p>3280338.72798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73940308">
                <text:p>369360.873940308</text:p>
              </table:table-cell>
              <table:table-cell office:value-type="float" office:value="3280340.68406092">
                <text:p>3280340.68406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73940308">
                <text:p>369360.873940308</text:p>
              </table:table-cell>
              <table:table-cell office:value-type="float" office:value="3280340.68877331">
                <text:p>3280340.6887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73940308">
                <text:p>369360.873940308</text:p>
              </table:table-cell>
              <table:table-cell office:value-type="float" office:value="3280340.68641711">
                <text:p>3280340.6864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73940308">
                <text:p>369360.873940308</text:p>
              </table:table-cell>
              <table:table-cell office:value-type="float" office:value="3280340.68877331">
                <text:p>3280340.6887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73940308">
                <text:p>369360.873940308</text:p>
              </table:table-cell>
              <table:table-cell office:value-type="float" office:value="3280340.68877331">
                <text:p>3280340.6887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667421771">
                <text:p>369360.667421771</text:p>
              </table:table-cell>
              <table:table-cell office:value-type="float" office:value="3280339.59227459">
                <text:p>3280339.5922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667421771">
                <text:p>369360.667421771</text:p>
              </table:table-cell>
              <table:table-cell office:value-type="float" office:value="3280339.59227459">
                <text:p>3280339.5922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667421771">
                <text:p>369360.667421771</text:p>
              </table:table-cell>
              <table:table-cell office:value-type="float" office:value="3280339.59227459">
                <text:p>3280339.5922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667421771">
                <text:p>369360.667421771</text:p>
              </table:table-cell>
              <table:table-cell office:value-type="float" office:value="3280339.59227459">
                <text:p>3280339.5922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667421771">
                <text:p>369360.667421771</text:p>
              </table:table-cell>
              <table:table-cell office:value-type="float" office:value="3280339.65589184">
                <text:p>3280339.65589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61025401">
                <text:p>369360.861025401</text:p>
              </table:table-cell>
              <table:table-cell office:value-type="float" office:value="3280339.6300736">
                <text:p>3280339.6300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61025401">
                <text:p>369360.861025401</text:p>
              </table:table-cell>
              <table:table-cell office:value-type="float" office:value="3280339.79736341">
                <text:p>3280339.79736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61025401">
                <text:p>369360.861025401</text:p>
              </table:table-cell>
              <table:table-cell office:value-type="float" office:value="3280339.87511783">
                <text:p>3280339.8751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61025401">
                <text:p>369360.861025401</text:p>
              </table:table-cell>
              <table:table-cell office:value-type="float" office:value="3280339.87276164">
                <text:p>3280339.87276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861025401">
                <text:p>369360.861025401</text:p>
              </table:table-cell>
              <table:table-cell office:value-type="float" office:value="3280339.87276164">
                <text:p>3280339.87276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957827214">
                <text:p>369360.957827214</text:p>
              </table:table-cell>
              <table:table-cell office:value-type="float" office:value="3280339.66193218">
                <text:p>3280339.66193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957827214">
                <text:p>369360.957827214</text:p>
              </table:table-cell>
              <table:table-cell office:value-type="float" office:value="3280339.9116888">
                <text:p>3280339.911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957827214">
                <text:p>369360.957827214</text:p>
              </table:table-cell>
              <table:table-cell office:value-type="float" office:value="3280340.25098081">
                <text:p>3280340.25098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957827214">
                <text:p>369360.957827214</text:p>
              </table:table-cell>
              <table:table-cell office:value-type="float" office:value="3280340.60440998">
                <text:p>3280340.60440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957827214">
                <text:p>369360.957827214</text:p>
              </table:table-cell>
              <table:table-cell office:value-type="float" office:value="3280340.85652279">
                <text:p>3280340.85652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516132023">
                <text:p>369359.516132023</text:p>
              </table:table-cell>
              <table:table-cell office:value-type="float" office:value="3280340.77274337">
                <text:p>3280340.7727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516132023">
                <text:p>369359.516132023</text:p>
              </table:table-cell>
              <table:table-cell office:value-type="float" office:value="3280341.12381635">
                <text:p>3280341.1238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516132023">
                <text:p>369359.516132023</text:p>
              </table:table-cell>
              <table:table-cell office:value-type="float" office:value="3280341.38535394">
                <text:p>3280341.38535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516132023">
                <text:p>369359.516132023</text:p>
              </table:table-cell>
              <table:table-cell office:value-type="float" office:value="3280341.84952425">
                <text:p>3280341.8495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516132023">
                <text:p>369359.516132023</text:p>
              </table:table-cell>
              <table:table-cell office:value-type="float" office:value="3280342.2571459">
                <text:p>3280342.257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218283135">
                <text:p>369360.218283135</text:p>
              </table:table-cell>
              <table:table-cell office:value-type="float" office:value="3280342.90808702">
                <text:p>3280342.90808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218283135">
                <text:p>369360.218283135</text:p>
              </table:table-cell>
              <table:table-cell office:value-type="float" office:value="3280343.3416268">
                <text:p>3280343.3416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218283135">
                <text:p>369360.218283135</text:p>
              </table:table-cell>
              <table:table-cell office:value-type="float" office:value="3280343.72333031">
                <text:p>3280343.72333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218283135">
                <text:p>369360.218283135</text:p>
              </table:table-cell>
              <table:table-cell office:value-type="float" office:value="3280344.06262232">
                <text:p>3280344.0626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218283135">
                <text:p>369360.218283135</text:p>
              </table:table-cell>
              <table:table-cell office:value-type="float" office:value="3280344.36185902">
                <text:p>3280344.36185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1.206964848">
                <text:p>369361.206964848</text:p>
              </table:table-cell>
              <table:table-cell office:value-type="float" office:value="3280344.6369065">
                <text:p>3280344.636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1.206964848">
                <text:p>369361.206964848</text:p>
              </table:table-cell>
              <table:table-cell office:value-type="float" office:value="3280344.9761985">
                <text:p>3280344.976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1.206964848">
                <text:p>369361.206964848</text:p>
              </table:table-cell>
              <table:table-cell office:value-type="float" office:value="3280345.38617635">
                <text:p>3280345.38617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1.206964848">
                <text:p>369361.206964848</text:p>
              </table:table-cell>
              <table:table-cell office:value-type="float" office:value="3280345.66891968">
                <text:p>3280345.6689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1.206964848">
                <text:p>369361.206964848</text:p>
              </table:table-cell>
              <table:table-cell office:value-type="float" office:value="3280345.7066188">
                <text:p>3280345.7066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1.206964848">
                <text:p>369361.206964848</text:p>
              </table:table-cell>
              <table:table-cell office:value-type="float" office:value="3280344.32117644">
                <text:p>3280344.32117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1.206964848">
                <text:p>369361.206964848</text:p>
              </table:table-cell>
              <table:table-cell office:value-type="float" office:value="3280344.31175166">
                <text:p>3280344.31175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1.206964848">
                <text:p>369361.206964848</text:p>
              </table:table-cell>
              <table:table-cell office:value-type="float" office:value="3280344.31175166">
                <text:p>3280344.31175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1.206964848">
                <text:p>369361.206964848</text:p>
              </table:table-cell>
              <table:table-cell office:value-type="float" office:value="3280344.31175166">
                <text:p>3280344.31175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1.206964848">
                <text:p>369361.206964848</text:p>
              </table:table-cell>
              <table:table-cell office:value-type="float" office:value="3280344.31175166">
                <text:p>3280344.31175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87897387">
                <text:p>369362.187897387</text:p>
              </table:table-cell>
              <table:table-cell office:value-type="float" office:value="3280345.44870537">
                <text:p>3280345.4487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87897387">
                <text:p>369362.187897387</text:p>
              </table:table-cell>
              <table:table-cell office:value-type="float" office:value="3280345.44870537">
                <text:p>3280345.4487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87897387">
                <text:p>369362.187897387</text:p>
              </table:table-cell>
              <table:table-cell office:value-type="float" office:value="3280345.44870537">
                <text:p>3280345.4487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87897387">
                <text:p>369362.187897387</text:p>
              </table:table-cell>
              <table:table-cell office:value-type="float" office:value="3280345.44870537">
                <text:p>3280345.4487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87897387">
                <text:p>369362.187897387</text:p>
              </table:table-cell>
              <table:table-cell office:value-type="float" office:value="3280345.44870537">
                <text:p>3280345.4487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87897387">
                <text:p>369362.187897387</text:p>
              </table:table-cell>
              <table:table-cell office:value-type="float" office:value="3280345.44870537">
                <text:p>3280345.4487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87897387">
                <text:p>369362.187897387</text:p>
              </table:table-cell>
              <table:table-cell office:value-type="float" office:value="3280345.44870537">
                <text:p>3280345.4487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87897387">
                <text:p>369362.187897387</text:p>
              </table:table-cell>
              <table:table-cell office:value-type="float" office:value="3280345.44870537">
                <text:p>3280345.4487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87897387">
                <text:p>369362.187897387</text:p>
              </table:table-cell>
              <table:table-cell office:value-type="float" office:value="3280345.44870537">
                <text:p>3280345.4487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187897387">
                <text:p>369362.187897387</text:p>
              </table:table-cell>
              <table:table-cell office:value-type="float" office:value="3280345.44870537">
                <text:p>3280345.4487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77011199">
                <text:p>369362.477011199</text:p>
              </table:table-cell>
              <table:table-cell office:value-type="float" office:value="3280345.334503">
                <text:p>3280345.33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77011199">
                <text:p>369362.477011199</text:p>
              </table:table-cell>
              <table:table-cell office:value-type="float" office:value="3280345.334503">
                <text:p>3280345.33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77011199">
                <text:p>369362.477011199</text:p>
              </table:table-cell>
              <table:table-cell office:value-type="float" office:value="3280345.334503">
                <text:p>3280345.33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77011199">
                <text:p>369362.477011199</text:p>
              </table:table-cell>
              <table:table-cell office:value-type="float" office:value="3280345.334503">
                <text:p>3280345.33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77011199">
                <text:p>369362.477011199</text:p>
              </table:table-cell>
              <table:table-cell office:value-type="float" office:value="3280345.334503">
                <text:p>3280345.33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71845291">
                <text:p>369362.471845291</text:p>
              </table:table-cell>
              <table:table-cell office:value-type="float" office:value="3280344.89123108">
                <text:p>3280344.8912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71845291">
                <text:p>369362.471845291</text:p>
              </table:table-cell>
              <table:table-cell office:value-type="float" office:value="3280344.89123108">
                <text:p>3280344.8912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471845291">
                <text:p>369362.471845291</text:p>
              </table:table-cell>
              <table:table-cell office:value-type="float" office:value="3280344.89123108">
                <text:p>3280344.8912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527cm" svg:height="15.061cm" xlink:href=".." xlink:type="simple" chart:class="chart:scatter" chart:style-name="ch1">
        <chart:title svg:x="11.489cm" svg:y="0.437cm" chart:style-name="ch2">
          <text:p>Plotting Bag</text:p>
        </chart:title>
        <chart:legend chart:legend-position="end" svg:x="23.442cm" svg:y="6.733cm" style:legend-expansion="high" chart:style-name="ch3"/>
        <chart:plot-area chart:style-name="ch4" table:cell-range-address="data_bag1.X3:data_bag1.Y545 data_bag1.AB3:data_bag1.AB545 data_bag1.AE3:data_bag1.AE545" chart:data-source-has-labels="row" svg:x="1.521cm" svg:y="1.517cm" svg:width="21.411cm" svg:height="12.262cm">
          <chartooo:coordinate-region svg:x="3.068cm" svg:y="1.716cm" svg:width="19.307cm" svg:height="11.416cm"/>
          <chart:axis chart:dimension="x" chart:name="primary-x" chart:style-name="ch5">
            <chart:title svg:x="11.679cm" svg:y="14.08cm" chart:style-name="ch6">
              <text:p>UTM E</text:p>
            </chart:title>
            <chart:grid chart:style-name="ch7" chart:class="major"/>
          </chart:axis>
          <chart:axis chart:dimension="y" chart:name="primary-y" chart:style-name="ch5">
            <chart:title svg:x="0.451cm" svg:y="8.208cm" chart:style-name="ch8">
              <text:p>UTM N</text:p>
            </chart:title>
            <chart:grid chart:style-name="ch7" chart:class="major"/>
          </chart:axis>
          <chart:series chart:style-name="ch9" chart:values-cell-range-address="data_bag1.Y3:data_bag1.Y545" loext:label-string="gps1" chart:class="chart:scatter">
            <chart:domain table:cell-range-address="data_bag1.X3:data_bag1.X545"/>
            <chart:data-point chart:repeated="543"/>
          </chart:series>
          <chart:series chart:style-name="ch10" chart:values-cell-range-address="data_bag1.AB3:data_bag1.AB545" loext:label-string="gps2" chart:class="chart:scatter">
            <chart:domain table:cell-range-address="data_bag1.AA3:data_bag1.AA545"/>
            <chart:data-point chart:repeated="543"/>
          </chart:series>
          <chart:series chart:style-name="ch11" chart:values-cell-range-address="data_bag1.AE3:data_bag1.AE545" loext:label-string="gps3" chart:class="chart:scatter">
            <chart:domain table:cell-range-address="data_bag1.AD3:data_bag1.AD545"/>
            <chart:data-point chart:repeated="54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gps1</text:p>
              </table:table-cell>
              <table:table-cell office:value-type="string">
                <text:p>Column AA</text:p>
              </table:table-cell>
              <table:table-cell office:value-type="string">
                <text:p>gps2</text:p>
              </table:table-cell>
              <table:table-cell office:value-type="string">
                <text:p>Column AD</text:p>
              </table:table-cell>
              <table:table-cell office:value-type="string">
                <text:p>gps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9387.76289057">
                <text:p>369387.76289057</text:p>
                <draw:g>
                  <svg:desc>data_bag1.X3:data_bag1.X545</svg:desc>
                </draw:g>
              </table:table-cell>
              <table:table-cell office:value-type="float" office:value="3280338.50070082">
                <text:p>3280338.50070082</text:p>
                <draw:g>
                  <svg:desc>data_bag1.Y3:data_bag1.Y545</svg:desc>
                </draw:g>
              </table:table-cell>
              <table:table-cell office:value-type="float" office:value="369366.485862111">
                <text:p>369366.485862111</text:p>
                <draw:g>
                  <svg:desc>data_bag1.AA3:data_bag1.AA545</svg:desc>
                </draw:g>
              </table:table-cell>
              <table:table-cell office:value-type="float" office:value="3280340.41113118">
                <text:p>3280340.41113118</text:p>
                <draw:g>
                  <svg:desc>data_bag1.AB3:data_bag1.AB545</svg:desc>
                </draw:g>
              </table:table-cell>
              <table:table-cell office:value-type="float" office:value="369382.663384906">
                <text:p>369382.663384906</text:p>
                <draw:g>
                  <svg:desc>data_bag1.AD3:data_bag1.AD545</svg:desc>
                </draw:g>
              </table:table-cell>
              <table:table-cell office:value-type="float" office:value="3280341.22011265">
                <text:p>3280341.22011265</text:p>
                <draw:g>
                  <svg:desc>data_bag1.AE3:data_bag1.AE5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9387.76289057">
                <text:p>369387.76289057</text:p>
              </table:table-cell>
              <table:table-cell office:value-type="float" office:value="3280338.50070082">
                <text:p>3280338.50070082</text:p>
              </table:table-cell>
              <table:table-cell office:value-type="float" office:value="369362.549216223">
                <text:p>369362.549216223</text:p>
              </table:table-cell>
              <table:table-cell office:value-type="float" office:value="3280334.91535677">
                <text:p>3280334.91535677</text:p>
              </table:table-cell>
              <table:table-cell office:value-type="float" office:value="369359.5380876">
                <text:p>369359.5380876</text:p>
              </table:table-cell>
              <table:table-cell office:value-type="float" office:value="3280342.37626187">
                <text:p>3280342.37626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9387.952620534">
                <text:p>369387.952620534</text:p>
              </table:table-cell>
              <table:table-cell office:value-type="float" office:value="3280338.16599109">
                <text:p>3280338.16599109</text:p>
              </table:table-cell>
              <table:table-cell office:value-type="float" office:value="369364.014158616">
                <text:p>369364.014158616</text:p>
              </table:table-cell>
              <table:table-cell office:value-type="float" office:value="3280336.00661472">
                <text:p>3280336.00661472</text:p>
              </table:table-cell>
              <table:table-cell office:value-type="float" office:value="369357.591719581">
                <text:p>369357.591719581</text:p>
              </table:table-cell>
              <table:table-cell office:value-type="float" office:value="3280341.51228133">
                <text:p>3280341.512281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9390.437187898">
                <text:p>369390.437187898</text:p>
              </table:table-cell>
              <table:table-cell office:value-type="float" office:value="3280335.36621644">
                <text:p>3280335.36621644</text:p>
              </table:table-cell>
              <table:table-cell office:value-type="float" office:value="369364.978302718">
                <text:p>369364.978302718</text:p>
              </table:table-cell>
              <table:table-cell office:value-type="float" office:value="3280335.66287968">
                <text:p>3280335.66287968</text:p>
              </table:table-cell>
              <table:table-cell office:value-type="float" office:value="369355.846704109">
                <text:p>369355.846704109</text:p>
              </table:table-cell>
              <table:table-cell office:value-type="float" office:value="3280341.31095261">
                <text:p>3280341.310952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9390.801153814">
                <text:p>369390.801153814</text:p>
              </table:table-cell>
              <table:table-cell office:value-type="float" office:value="3280333.36698143">
                <text:p>3280333.36698143</text:p>
              </table:table-cell>
              <table:table-cell office:value-type="float" office:value="369365.485557938">
                <text:p>369365.485557938</text:p>
              </table:table-cell>
              <table:table-cell office:value-type="float" office:value="3280337.65196274">
                <text:p>3280337.65196274</text:p>
              </table:table-cell>
              <table:table-cell office:value-type="float" office:value="369354.384344645">
                <text:p>369354.384344645</text:p>
              </table:table-cell>
              <table:table-cell office:value-type="float" office:value="3280340.44133168">
                <text:p>3280340.44133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9391.753678223">
                <text:p>369391.753678223</text:p>
              </table:table-cell>
              <table:table-cell office:value-type="float" office:value="3280332.02588699">
                <text:p>3280332.02588699</text:p>
              </table:table-cell>
              <table:table-cell office:value-type="float" office:value="369366.653637062">
                <text:p>369366.653637062</text:p>
              </table:table-cell>
              <table:table-cell office:value-type="float" office:value="3280338.19251545">
                <text:p>3280338.19251545</text:p>
              </table:table-cell>
              <table:table-cell office:value-type="float" office:value="369353.398244648">
                <text:p>369353.398244648</text:p>
              </table:table-cell>
              <table:table-cell office:value-type="float" office:value="3280338.90116199">
                <text:p>3280338.90116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9391.363888369">
                <text:p>369391.363888369</text:p>
              </table:table-cell>
              <table:table-cell office:value-type="float" office:value="3280331.80876256">
                <text:p>3280331.80876256</text:p>
              </table:table-cell>
              <table:table-cell office:value-type="float" office:value="369366.363231586">
                <text:p>369366.363231586</text:p>
              </table:table-cell>
              <table:table-cell office:value-type="float" office:value="3280338.19589973">
                <text:p>3280338.19589973</text:p>
              </table:table-cell>
              <table:table-cell office:value-type="float" office:value="369352.232748041">
                <text:p>369352.232748041</text:p>
              </table:table-cell>
              <table:table-cell office:value-type="float" office:value="3280338.58224661">
                <text:p>3280338.58224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9390.882461389">
                <text:p>369390.882461389</text:p>
              </table:table-cell>
              <table:table-cell office:value-type="float" office:value="3280332.0360379">
                <text:p>3280332.0360379</text:p>
              </table:table-cell>
              <table:table-cell office:value-type="float" office:value="369365.797917932">
                <text:p>369365.797917932</text:p>
              </table:table-cell>
              <table:table-cell office:value-type="float" office:value="3280339.53248405">
                <text:p>3280339.53248405</text:p>
              </table:table-cell>
              <table:table-cell office:value-type="float" office:value="369351.651937086">
                <text:p>369351.651937086</text:p>
              </table:table-cell>
              <table:table-cell office:value-type="float" office:value="3280338.58901593">
                <text:p>3280338.58901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9388.404349211">
                <text:p>369388.404349211</text:p>
              </table:table-cell>
              <table:table-cell office:value-type="float" office:value="3280335.38990226">
                <text:p>3280335.38990226</text:p>
              </table:table-cell>
              <table:table-cell office:value-type="float" office:value="369365.80437514">
                <text:p>369365.80437514</text:p>
              </table:table-cell>
              <table:table-cell office:value-type="float" office:value="3280340.08657394">
                <text:p>3280340.08657394</text:p>
              </table:table-cell>
              <table:table-cell office:value-type="float" office:value="369352.139820946">
                <text:p>369352.139820946</text:p>
              </table:table-cell>
              <table:table-cell office:value-type="float" office:value="3280338.91582877">
                <text:p>3280338.915828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9388.404349211">
                <text:p>369388.404349211</text:p>
              </table:table-cell>
              <table:table-cell office:value-type="float" office:value="3280335.38990226">
                <text:p>3280335.38990226</text:p>
              </table:table-cell>
              <table:table-cell office:value-type="float" office:value="369367.452588744">
                <text:p>369367.452588744</text:p>
              </table:table-cell>
              <table:table-cell office:value-type="float" office:value="3280340.28903229">
                <text:p>3280340.28903229</text:p>
              </table:table-cell>
              <table:table-cell office:value-type="float" office:value="369353.893877797">
                <text:p>369353.893877797</text:p>
              </table:table-cell>
              <table:table-cell office:value-type="float" office:value="3280339.89288279">
                <text:p>3280339.89288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9388.494694979">
                <text:p>369388.494694979</text:p>
              </table:table-cell>
              <table:table-cell office:value-type="float" office:value="3280334.83468449">
                <text:p>3280334.83468449</text:p>
              </table:table-cell>
              <table:table-cell office:value-type="float" office:value="369367.718457137">
                <text:p>369367.718457137</text:p>
              </table:table-cell>
              <table:table-cell office:value-type="float" office:value="3280338.18010647">
                <text:p>3280338.18010647</text:p>
              </table:table-cell>
              <table:table-cell office:value-type="float" office:value="369354.553408765">
                <text:p>369354.553408765</text:p>
              </table:table-cell>
              <table:table-cell office:value-type="float" office:value="3280338.33353366">
                <text:p>3280338.333533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9387.720280199">
                <text:p>369387.720280199</text:p>
              </table:table-cell>
              <table:table-cell office:value-type="float" office:value="3280334.84370775">
                <text:p>3280334.84370775</text:p>
              </table:table-cell>
              <table:table-cell office:value-type="float" office:value="369366.733650281">
                <text:p>369366.733650281</text:p>
              </table:table-cell>
              <table:table-cell office:value-type="float" office:value="3280336.75075365">
                <text:p>3280336.75075365</text:p>
              </table:table-cell>
              <table:table-cell office:value-type="float" office:value="369355.023210883">
                <text:p>369355.023210883</text:p>
              </table:table-cell>
              <table:table-cell office:value-type="float" office:value="3280337.1088949">
                <text:p>3280337.1088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9387.898389246">
                <text:p>369387.898389246</text:p>
              </table:table-cell>
              <table:table-cell office:value-type="float" office:value="3280333.51163628">
                <text:p>3280333.51163628</text:p>
              </table:table-cell>
              <table:table-cell office:value-type="float" office:value="369365.748843178">
                <text:p>369365.748843178</text:p>
              </table:table-cell>
              <table:table-cell office:value-type="float" office:value="3280335.32140092">
                <text:p>3280335.32140092</text:p>
              </table:table-cell>
              <table:table-cell office:value-type="float" office:value="369358.19571577">
                <text:p>369358.19571577</text:p>
              </table:table-cell>
              <table:table-cell office:value-type="float" office:value="3280335.18775933">
                <text:p>3280335.18775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9387.223358689">
                <text:p>369387.223358689</text:p>
              </table:table-cell>
              <table:table-cell office:value-type="float" office:value="3280333.7411676">
                <text:p>3280333.7411676</text:p>
              </table:table-cell>
              <table:table-cell office:value-type="float" office:value="369365.627503953">
                <text:p>369365.627503953</text:p>
              </table:table-cell>
              <table:table-cell office:value-type="float" office:value="3280333.21698746">
                <text:p>3280333.21698746</text:p>
              </table:table-cell>
              <table:table-cell office:value-type="float" office:value="369359.628371073">
                <text:p>369359.628371073</text:p>
              </table:table-cell>
              <table:table-cell office:value-type="float" office:value="3280333.50856727">
                <text:p>3280333.50856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9386.26567001">
                <text:p>369386.26567001</text:p>
              </table:table-cell>
              <table:table-cell office:value-type="float" office:value="3280334.63899056">
                <text:p>3280334.63899056</text:p>
              </table:table-cell>
              <table:table-cell office:value-type="float" office:value="369364.926644834">
                <text:p>369364.926644834</text:p>
              </table:table-cell>
              <table:table-cell office:value-type="float" office:value="3280331.23016061">
                <text:p>3280331.23016061</text:p>
              </table:table-cell>
              <table:table-cell office:value-type="float" office:value="369360.102048453">
                <text:p>369360.102048453</text:p>
              </table:table-cell>
              <table:table-cell office:value-type="float" office:value="3280332.61638269">
                <text:p>3280332.616382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9386.078522505">
                <text:p>369386.078522505</text:p>
              </table:table-cell>
              <table:table-cell office:value-type="float" office:value="3280335.19533627">
                <text:p>3280335.19533627</text:p>
              </table:table-cell>
              <table:table-cell office:value-type="float" office:value="369364.717543688">
                <text:p>369364.717543688</text:p>
              </table:table-cell>
              <table:table-cell office:value-type="float" office:value="3280329.9026011">
                <text:p>3280329.9026011</text:p>
              </table:table-cell>
              <table:table-cell office:value-type="float" office:value="369360.574434421">
                <text:p>369360.574434421</text:p>
              </table:table-cell>
              <table:table-cell office:value-type="float" office:value="3280331.61338016">
                <text:p>3280331.61338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9386.960068954">
                <text:p>369386.960068954</text:p>
              </table:table-cell>
              <table:table-cell office:value-type="float" office:value="3280336.07172875">
                <text:p>3280336.07172875</text:p>
              </table:table-cell>
              <table:table-cell office:value-type="float" office:value="369363.825663313">
                <text:p>369363.825663313</text:p>
              </table:table-cell>
              <table:table-cell office:value-type="float" office:value="3280328.13966648">
                <text:p>3280328.13966648</text:p>
              </table:table-cell>
              <table:table-cell office:value-type="float" office:value="369361.057152355">
                <text:p>369361.057152355</text:p>
              </table:table-cell>
              <table:table-cell office:value-type="float" office:value="3280331.49692148">
                <text:p>3280331.496921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9388.232696242">
                <text:p>369388.232696242</text:p>
              </table:table-cell>
              <table:table-cell office:value-type="float" office:value="3280337.27606358">
                <text:p>3280337.27606358</text:p>
              </table:table-cell>
              <table:table-cell office:value-type="float" office:value="369363.244851836">
                <text:p>369363.244851836</text:p>
              </table:table-cell>
              <table:table-cell office:value-type="float" office:value="3280328.14643519">
                <text:p>3280328.14643519</text:p>
              </table:table-cell>
              <table:table-cell office:value-type="float" office:value="369361.267545404">
                <text:p>369361.267545404</text:p>
              </table:table-cell>
              <table:table-cell office:value-type="float" office:value="3280332.93529891">
                <text:p>3280332.935298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9388.927094784">
                <text:p>369388.927094784</text:p>
              </table:table-cell>
              <table:table-cell office:value-type="float" office:value="3280338.70880189">
                <text:p>3280338.70880189</text:p>
              </table:table-cell>
              <table:table-cell office:value-type="float" office:value="369362.652417154">
                <text:p>369362.652417154</text:p>
              </table:table-cell>
              <table:table-cell office:value-type="float" office:value="3280327.15584213">
                <text:p>3280327.15584213</text:p>
              </table:table-cell>
              <table:table-cell office:value-type="float" office:value="369361.577323233">
                <text:p>369361.577323233</text:p>
              </table:table-cell>
              <table:table-cell office:value-type="float" office:value="3280334.59418416">
                <text:p>3280334.59418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9388.255938186">
                <text:p>369388.255938186</text:p>
              </table:table-cell>
              <table:table-cell office:value-type="float" office:value="3280339.27078708">
                <text:p>3280339.27078708</text:p>
              </table:table-cell>
              <table:table-cell office:value-type="float" office:value="369362.742761747">
                <text:p>369362.742761747</text:p>
              </table:table-cell>
              <table:table-cell office:value-type="float" office:value="3280326.60062413">
                <text:p>3280326.60062413</text:p>
              </table:table-cell>
              <table:table-cell office:value-type="float" office:value="369361.579906195">
                <text:p>369361.579906195</text:p>
              </table:table-cell>
              <table:table-cell office:value-type="float" office:value="3280334.81582011">
                <text:p>3280334.815820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9388.079120449">
                <text:p>369388.079120449</text:p>
              </table:table-cell>
              <table:table-cell office:value-type="float" office:value="3280340.71367653">
                <text:p>3280340.71367653</text:p>
              </table:table-cell>
              <table:table-cell office:value-type="float" office:value="369362.745344679">
                <text:p>369362.745344679</text:p>
              </table:table-cell>
              <table:table-cell office:value-type="float" office:value="3280326.82226008">
                <text:p>3280326.82226008</text:p>
              </table:table-cell>
              <table:table-cell office:value-type="float" office:value="369363.048723103">
                <text:p>369363.048723103</text:p>
              </table:table-cell>
              <table:table-cell office:value-type="float" office:value="3280336.23953188">
                <text:p>3280336.239531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9388.290801127">
                <text:p>369388.290801127</text:p>
              </table:table-cell>
              <table:table-cell office:value-type="float" office:value="3280342.26287233">
                <text:p>3280342.26287233</text:p>
              </table:table-cell>
              <table:table-cell office:value-type="float" office:value="369362.644668354">
                <text:p>369362.644668354</text:p>
              </table:table-cell>
              <table:table-cell office:value-type="float" office:value="3280326.49093427">
                <text:p>3280326.49093427</text:p>
              </table:table-cell>
              <table:table-cell office:value-type="float" office:value="369363.73666769">
                <text:p>369363.73666769</text:p>
              </table:table-cell>
              <table:table-cell office:value-type="float" office:value="3280337.11817885">
                <text:p>3280337.118178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9385.433232621">
                <text:p>369385.433232621</text:p>
              </table:table-cell>
              <table:table-cell office:value-type="float" office:value="3280346.28615698">
                <text:p>3280346.28615698</text:p>
              </table:table-cell>
              <table:table-cell office:value-type="float" office:value="369362.639502488">
                <text:p>369362.639502488</text:p>
              </table:table-cell>
              <table:table-cell office:value-type="float" office:value="3280326.04766237">
                <text:p>3280326.04766237</text:p>
              </table:table-cell>
              <table:table-cell office:value-type="float" office:value="369364.720183459">
                <text:p>369364.720183459</text:p>
              </table:table-cell>
              <table:table-cell office:value-type="float" office:value="3280338.43671344">
                <text:p>3280338.436713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9383.725665377">
                <text:p>369383.725665377</text:p>
              </table:table-cell>
              <table:table-cell office:value-type="float" office:value="3280349.29854523">
                <text:p>3280349.29854523</text:p>
              </table:table-cell>
              <table:table-cell office:value-type="float" office:value="369362.444607156">
                <text:p>369362.444607156</text:p>
              </table:table-cell>
              <table:table-cell office:value-type="float" office:value="3280325.93910064">
                <text:p>3280325.93910064</text:p>
              </table:table-cell>
              <table:table-cell office:value-type="float" office:value="369366.469073456">
                <text:p>369366.469073456</text:p>
              </table:table-cell>
              <table:table-cell office:value-type="float" office:value="3280338.97049748">
                <text:p>3280338.970497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9379.9633112">
                <text:p>369379.9633112</text:p>
              </table:table-cell>
              <table:table-cell office:value-type="float" office:value="3280350.45071565">
                <text:p>3280350.45071565</text:p>
              </table:table-cell>
              <table:table-cell office:value-type="float" office:value="369362.445898624">
                <text:p>369362.445898624</text:p>
              </table:table-cell>
              <table:table-cell office:value-type="float" office:value="3280326.04991862">
                <text:p>3280326.04991862</text:p>
              </table:table-cell>
              <table:table-cell office:value-type="float" office:value="369366.963413986">
                <text:p>369366.963413986</text:p>
              </table:table-cell>
              <table:table-cell office:value-type="float" office:value="3280339.85140083">
                <text:p>3280339.851400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9379.9633112">
                <text:p>369379.9633112</text:p>
              </table:table-cell>
              <table:table-cell office:value-type="float" office:value="3280350.45071565">
                <text:p>3280350.45071565</text:p>
              </table:table-cell>
              <table:table-cell office:value-type="float" office:value="369361.764410679">
                <text:p>369361.764410679</text:p>
              </table:table-cell>
              <table:table-cell office:value-type="float" office:value="3280325.72536159">
                <text:p>3280325.72536159</text:p>
              </table:table-cell>
              <table:table-cell office:value-type="float" office:value="369366.978911152">
                <text:p>369366.978911152</text:p>
              </table:table-cell>
              <table:table-cell office:value-type="float" office:value="3280341.18121655">
                <text:p>3280341.181216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9377.933057831">
                <text:p>369377.933057831</text:p>
              </table:table-cell>
              <table:table-cell office:value-type="float" office:value="3280350.69603942">
                <text:p>3280350.69603942</text:p>
              </table:table-cell>
              <table:table-cell office:value-type="float" office:value="369361.76182773">
                <text:p>369361.76182773</text:p>
              </table:table-cell>
              <table:table-cell office:value-type="float" office:value="3280325.50372564">
                <text:p>3280325.50372564</text:p>
              </table:table-cell>
              <table:table-cell office:value-type="float" office:value="369366.701420094">
                <text:p>369366.701420094</text:p>
              </table:table-cell>
              <table:table-cell office:value-type="float" office:value="3280342.29278061">
                <text:p>3280342.292780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9378.366704864">
                <text:p>369378.366704864</text:p>
              </table:table-cell>
              <table:table-cell office:value-type="float" office:value="3280346.36849837">
                <text:p>3280346.36849837</text:p>
              </table:table-cell>
              <table:table-cell office:value-type="float" office:value="369362.149035476">
                <text:p>369362.149035476</text:p>
              </table:table-cell>
              <table:table-cell office:value-type="float" office:value="3280325.49921312">
                <text:p>3280325.49921312</text:p>
              </table:table-cell>
              <table:table-cell office:value-type="float" office:value="369366.032847652">
                <text:p>369366.032847652</text:p>
              </table:table-cell>
              <table:table-cell office:value-type="float" office:value="3280343.07640313">
                <text:p>3280343.076403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9377.880113459">
                <text:p>369377.880113459</text:p>
              </table:table-cell>
              <table:table-cell office:value-type="float" office:value="3280346.15250241">
                <text:p>3280346.15250241</text:p>
              </table:table-cell>
              <table:table-cell office:value-type="float" office:value="369362.444607156">
                <text:p>369362.444607156</text:p>
              </table:table-cell>
              <table:table-cell office:value-type="float" office:value="3280325.93910064">
                <text:p>3280325.93910064</text:p>
              </table:table-cell>
              <table:table-cell office:value-type="float" office:value="369364.582112357">
                <text:p>369364.582112357</text:p>
              </table:table-cell>
              <table:table-cell office:value-type="float" office:value="3280343.20414271">
                <text:p>3280343.204142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9379.425067573">
                <text:p>369379.425067573</text:p>
              </table:table-cell>
              <table:table-cell office:value-type="float" office:value="3280345.80200061">
                <text:p>3280345.8020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62.835805852">
                <text:p>369362.835805852</text:p>
              </table:table-cell>
              <table:table-cell office:value-type="float" office:value="3280342.89199494">
                <text:p>3280342.891994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9380.294992068">
                <text:p>369380.294992068</text:p>
              </table:table-cell>
              <table:table-cell office:value-type="float" office:value="3280345.6810308">
                <text:p>3280345.6810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60.902353117">
                <text:p>369360.902353117</text:p>
              </table:table-cell>
              <table:table-cell office:value-type="float" office:value="3280343.13619362">
                <text:p>3280343.136193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9380.8770939">
                <text:p>369380.8770939</text:p>
              </table:table-cell>
              <table:table-cell office:value-type="float" office:value="3280345.78508092">
                <text:p>3280345.78508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58.776588399">
                <text:p>369358.776588399</text:p>
              </table:table-cell>
              <table:table-cell office:value-type="float" office:value="3280343.49346695">
                <text:p>3280343.493466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9379.423776263">
                <text:p>369379.423776263</text:p>
              </table:table-cell>
              <table:table-cell office:value-type="float" office:value="3280345.69118263">
                <text:p>3280345.69118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57.50524998">
                <text:p>369357.50524998</text:p>
              </table:table-cell>
              <table:table-cell office:value-type="float" office:value="3280342.39995334">
                <text:p>3280342.399953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9380.382754724">
                <text:p>369380.382754724</text:p>
              </table:table-cell>
              <table:table-cell office:value-type="float" office:value="3280344.90417699">
                <text:p>3280344.90417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57.479419488">
                <text:p>369357.479419488</text:p>
              </table:table-cell>
              <table:table-cell office:value-type="float" office:value="3280340.18359374">
                <text:p>3280340.183593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9380.289826864">
                <text:p>369380.289826864</text:p>
              </table:table-cell>
              <table:table-cell office:value-type="float" office:value="3280345.2377589">
                <text:p>3280345.237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59.396083131">
                <text:p>369359.396083131</text:p>
              </table:table-cell>
              <table:table-cell office:value-type="float" office:value="3280338.49876076">
                <text:p>3280338.498760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9379.804526758">
                <text:p>369379.804526758</text:p>
              </table:table-cell>
              <table:table-cell office:value-type="float" office:value="3280345.13258082">
                <text:p>3280345.1325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61.809671338">
                <text:p>369361.809671338</text:p>
              </table:table-cell>
              <table:table-cell office:value-type="float" office:value="3280337.91646723">
                <text:p>3280337.916467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9379.128205742">
                <text:p>369379.128205742</text:p>
              </table:table-cell>
              <table:table-cell office:value-type="float" office:value="3280345.25129469">
                <text:p>3280345.25129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63.070678052">
                <text:p>369363.070678052</text:p>
              </table:table-cell>
              <table:table-cell office:value-type="float" office:value="3280338.1234375">
                <text:p>3280338.1234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9378.650653526">
                <text:p>369378.650653526</text:p>
              </table:table-cell>
              <table:table-cell office:value-type="float" office:value="3280345.81102452">
                <text:p>3280345.8110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63.948351788">
                <text:p>369363.948351788</text:p>
              </table:table-cell>
              <table:table-cell office:value-type="float" office:value="3280338.6673743">
                <text:p>3280338.6673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9377.979497861">
                <text:p>369377.979497861</text:p>
              </table:table-cell>
              <table:table-cell office:value-type="float" office:value="3280346.37301036">
                <text:p>3280346.3730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65.311325968">
                <text:p>369365.311325968</text:p>
              </table:table-cell>
              <table:table-cell office:value-type="float" office:value="3280339.31648861">
                <text:p>3280339.316488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9379.138536244">
                <text:p>369379.138536244</text:p>
              </table:table-cell>
              <table:table-cell office:value-type="float" office:value="3280346.13783849">
                <text:p>3280346.13783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67.258985129">
                <text:p>369367.258985129</text:p>
              </table:table-cell>
              <table:table-cell office:value-type="float" office:value="3280340.29128847">
                <text:p>3280340.291288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9379.810983288">
                <text:p>369379.810983288</text:p>
              </table:table-cell>
              <table:table-cell office:value-type="float" office:value="3280345.6866707">
                <text:p>3280345.6866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68.620667494">
                <text:p>369368.620667494</text:p>
              </table:table-cell>
              <table:table-cell office:value-type="float" office:value="3280340.82958519">
                <text:p>3280340.829585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9379.618671085">
                <text:p>369379.618671085</text:p>
              </table:table-cell>
              <table:table-cell office:value-type="float" office:value="3280345.79974464">
                <text:p>3280345.79974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68.438686638">
                <text:p>369368.438686638</text:p>
              </table:table-cell>
              <table:table-cell office:value-type="float" office:value="3280341.82920314">
                <text:p>3280341.829203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9380.367259127">
                <text:p>369380.367259127</text:p>
              </table:table-cell>
              <table:table-cell office:value-type="float" office:value="3280343.5743613">
                <text:p>3280343.5743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68.14828126">
                <text:p>369368.14828126</text:p>
              </table:table-cell>
              <table:table-cell office:value-type="float" office:value="3280341.83258738">
                <text:p>3280341.832587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9381.030667328">
                <text:p>369381.030667328</text:p>
              </table:table-cell>
              <table:table-cell office:value-type="float" office:value="3280342.34746777">
                <text:p>3280342.34746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68.144407001">
                <text:p>369368.144407001</text:p>
              </table:table-cell>
              <table:table-cell office:value-type="float" office:value="3280341.50013345">
                <text:p>3280341.500133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9381.521132689">
                <text:p>369381.521132689</text:p>
              </table:table-cell>
              <table:table-cell office:value-type="float" office:value="3280342.89591779">
                <text:p>3280342.8959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68.902033018">
                <text:p>369368.902033018</text:p>
              </table:table-cell>
              <table:table-cell office:value-type="float" office:value="3280340.05047512">
                <text:p>3280340.050475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9383.270021076">
                <text:p>369383.270021076</text:p>
              </table:table-cell>
              <table:table-cell office:value-type="float" office:value="3280343.4297044">
                <text:p>3280343.4297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67.62423816">
                <text:p>369367.62423816</text:p>
              </table:table-cell>
              <table:table-cell office:value-type="float" office:value="3280338.40287051">
                <text:p>3280338.402870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9383.760486282">
                <text:p>369383.760486282</text:p>
              </table:table-cell>
              <table:table-cell office:value-type="float" office:value="3280343.97815453">
                <text:p>3280343.97815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67.212493763">
                <text:p>369367.212493763</text:p>
              </table:table-cell>
              <table:table-cell office:value-type="float" office:value="3280336.3018413">
                <text:p>3280336.30184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9383.199044744">
                <text:p>369383.199044744</text:p>
              </table:table-cell>
              <table:table-cell office:value-type="float" office:value="3280345.64719184">
                <text:p>3280345.64719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69.531863737">
                <text:p>369369.531863737</text:p>
              </table:table-cell>
              <table:table-cell office:value-type="float" office:value="3280335.9423135">
                <text:p>3280335.94231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9383.019645253">
                <text:p>369383.019645253</text:p>
              </table:table-cell>
              <table:table-cell office:value-type="float" office:value="3280346.86844546">
                <text:p>3280346.8684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71.950618445">
                <text:p>369371.950618445</text:p>
              </table:table-cell>
              <table:table-cell office:value-type="float" office:value="3280335.80329409">
                <text:p>3280335.803294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9382.751191746">
                <text:p>369382.751191746</text:p>
              </table:table-cell>
              <table:table-cell office:value-type="float" office:value="3280348.75573489">
                <text:p>3280348.75573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73.983457162">
                <text:p>369373.983457162</text:p>
              </table:table-cell>
              <table:table-cell office:value-type="float" office:value="3280335.77960529">
                <text:p>3280335.779605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9383.032558004">
                <text:p>369383.032558004</text:p>
              </table:table-cell>
              <table:table-cell office:value-type="float" office:value="3280347.9766252">
                <text:p>3280347.9766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74.865004559">
                <text:p>369374.865004559</text:p>
              </table:table-cell>
              <table:table-cell office:value-type="float" office:value="3280336.65599686">
                <text:p>3280336.655996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9383.328128301">
                <text:p>369383.328128301</text:p>
              </table:table-cell>
              <table:table-cell office:value-type="float" office:value="3280348.41651324">
                <text:p>3280348.4165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75.649749991">
                <text:p>369375.649749991</text:p>
              </table:table-cell>
              <table:table-cell office:value-type="float" office:value="3280337.5335165">
                <text:p>3280337.53351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9382.841537086">
                <text:p>369382.841537086</text:p>
              </table:table-cell>
              <table:table-cell office:value-type="float" office:value="3280348.20051706">
                <text:p>3280348.2005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76.817828587">
                <text:p>369376.817828587</text:p>
              </table:table-cell>
              <table:table-cell office:value-type="float" office:value="3280338.07407025">
                <text:p>3280338.074070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9382.841537086">
                <text:p>369382.841537086</text:p>
              </table:table-cell>
              <table:table-cell office:value-type="float" office:value="3280348.20051706">
                <text:p>3280348.2005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77.798760041">
                <text:p>369377.798760041</text:p>
              </table:table-cell>
              <table:table-cell office:value-type="float" office:value="3280339.17096998">
                <text:p>3280339.170969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9382.851867306">
                <text:p>369382.851867306</text:p>
              </table:table-cell>
              <table:table-cell office:value-type="float" office:value="3280349.08706086">
                <text:p>3280349.08706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79.068805406">
                <text:p>369379.068805406</text:p>
              </table:table-cell>
              <table:table-cell office:value-type="float" office:value="3280340.15366785">
                <text:p>3280340.153667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9382.363984832">
                <text:p>369382.363984832</text:p>
              </table:table-cell>
              <table:table-cell office:value-type="float" office:value="3280348.76024673">
                <text:p>3280348.76024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80.04973646">
                <text:p>369380.04973646</text:p>
              </table:table-cell>
              <table:table-cell office:value-type="float" office:value="3280341.25056777">
                <text:p>3280341.250567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9383.374614139">
                <text:p>369383.374614139</text:p>
              </table:table-cell>
              <table:table-cell office:value-type="float" office:value="3280352.40596033">
                <text:p>3280352.40596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80.837063758">
                <text:p>369380.837063758</text:p>
              </table:table-cell>
              <table:table-cell office:value-type="float" office:value="3280342.34972371">
                <text:p>3280342.349723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9384.070303767">
                <text:p>369384.070303767</text:p>
              </table:table-cell>
              <table:table-cell office:value-type="float" office:value="3280353.94951633">
                <text:p>3280353.9495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81.22814477">
                <text:p>369381.22814477</text:p>
              </table:table-cell>
              <table:table-cell office:value-type="float" office:value="3280342.67766575">
                <text:p>3280342.67766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9385.071893329">
                <text:p>369385.071893329</text:p>
              </table:table-cell>
              <table:table-cell office:value-type="float" office:value="3280356.81950425">
                <text:p>3280356.81950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81.040997668">
                <text:p>369381.040997668</text:p>
              </table:table-cell>
              <table:table-cell office:value-type="float" office:value="3280343.23401156">
                <text:p>3280343.234011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9385.126126255">
                <text:p>369385.126126255</text:p>
              </table:table-cell>
              <table:table-cell office:value-type="float" office:value="3280361.47385923">
                <text:p>3280361.47385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81.512093676">
                <text:p>369381.512093676</text:p>
              </table:table-cell>
              <table:table-cell office:value-type="float" office:value="3280342.12019198">
                <text:p>3280342.120191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9385.872174115">
                <text:p>369385.872174115</text:p>
              </table:table-cell>
              <table:table-cell office:value-type="float" office:value="3280367.3393164">
                <text:p>3280367.3393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81.998685173">
                <text:p>369381.998685173</text:p>
              </table:table-cell>
              <table:table-cell office:value-type="float" office:value="3280342.3361881">
                <text:p>3280342.33618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9385.91349434">
                <text:p>369385.91349434</text:p>
              </table:table-cell>
              <table:table-cell office:value-type="float" office:value="3280370.88549166">
                <text:p>3280370.88549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82.989945941">
                <text:p>369382.989945941</text:p>
              </table:table-cell>
              <table:table-cell office:value-type="float" office:value="3280344.31963205">
                <text:p>3280344.319632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9386.361346958">
                <text:p>369386.361346958</text:p>
              </table:table-cell>
              <table:table-cell office:value-type="float" office:value="3280367.77694863">
                <text:p>3280367.77694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83.299720314">
                <text:p>369383.299720314</text:p>
              </table:table-cell>
              <table:table-cell office:value-type="float" office:value="3280345.9785178">
                <text:p>3280345.97851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9386.152248789">
                <text:p>369386.152248789</text:p>
              </table:table-cell>
              <table:table-cell office:value-type="float" office:value="3280366.44938878">
                <text:p>3280366.44938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84.75820289">
                <text:p>369384.75820289</text:p>
              </table:table-cell>
              <table:table-cell office:value-type="float" office:value="3280346.51568849">
                <text:p>3280346.515688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9385.935403053">
                <text:p>369385.935403053</text:p>
              </table:table-cell>
              <table:table-cell office:value-type="float" office:value="3280364.45692108">
                <text:p>3280364.4569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84.254825222">
                <text:p>369384.254825222</text:p>
              </table:table-cell>
              <table:table-cell office:value-type="float" office:value="3280344.85905859">
                <text:p>3280344.859058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9386.388421034">
                <text:p>369386.388421034</text:p>
              </table:table-cell>
              <table:table-cell office:value-type="float" office:value="3280361.79164999">
                <text:p>3280361.79164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86.145666992">
                <text:p>369386.145666992</text:p>
              </table:table-cell>
              <table:table-cell office:value-type="float" office:value="3280340.95787083">
                <text:p>3280340.957870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9386.575568032">
                <text:p>369386.575568032</text:p>
              </table:table-cell>
              <table:table-cell office:value-type="float" office:value="3280361.23530425">
                <text:p>3280361.23530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85.861717828">
                <text:p>369385.861717828</text:p>
              </table:table-cell>
              <table:table-cell office:value-type="float" office:value="3280341.51534447">
                <text:p>3280341.515344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9386.55878183">
                <text:p>369386.55878183</text:p>
              </table:table-cell>
              <table:table-cell office:value-type="float" office:value="3280359.79467057">
                <text:p>3280359.79467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84.880787388">
                <text:p>369384.880787388</text:p>
              </table:table-cell>
              <table:table-cell office:value-type="float" office:value="3280340.41844407">
                <text:p>3280340.418444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9384.813769919">
                <text:p>369384.813769919</text:p>
              </table:table-cell>
              <table:table-cell office:value-type="float" office:value="3280359.59333746">
                <text:p>3280359.59333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82.503354549">
                <text:p>369382.503354549</text:p>
              </table:table-cell>
              <table:table-cell office:value-type="float" office:value="3280344.10363589">
                <text:p>3280344.103635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9383.361745397">
                <text:p>369383.361745397</text:p>
              </table:table-cell>
              <table:table-cell office:value-type="float" office:value="3280359.6102567">
                <text:p>3280359.610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80.298865972">
                <text:p>369380.298865972</text:p>
              </table:table-cell>
              <table:table-cell office:value-type="float" office:value="3280346.01348472">
                <text:p>3280346.013484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2.63279719">
                <text:p>3280362.63279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79.320517951">
                <text:p>369379.320517951</text:p>
              </table:table-cell>
              <table:table-cell office:value-type="float" office:value="3280345.13822074">
                <text:p>3280345.138220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9380.782966455">
                <text:p>369380.782966455</text:p>
              </table:table-cell>
              <table:table-cell office:value-type="float" office:value="3280362.63279719">
                <text:p>3280362.63279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79.101088187">
                <text:p>369379.101088187</text:p>
              </table:table-cell>
              <table:table-cell office:value-type="float" office:value="3280342.92411722">
                <text:p>3280342.924117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9378.889547957">
                <text:p>369378.889547957</text:p>
              </table:table-cell>
              <table:table-cell office:value-type="float" office:value="3280366.31235021">
                <text:p>3280366.31235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80.025201738">
                <text:p>369380.025201738</text:p>
              </table:table-cell>
              <table:table-cell office:value-type="float" office:value="3280339.14502626">
                <text:p>3280339.145026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9374.862622618">
                <text:p>369374.862622618</text:p>
              </table:table-cell>
              <table:table-cell office:value-type="float" office:value="3280369.68426619">
                <text:p>3280369.68426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81.634676601">
                <text:p>369381.634676601</text:p>
              </table:table-cell>
              <table:table-cell office:value-type="float" office:value="3280336.0229475">
                <text:p>3280336.02294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03666098">
                <text:p>3280368.03666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84.297351621">
                <text:p>369384.297351621</text:p>
              </table:table-cell>
              <table:table-cell office:value-type="float" office:value="3280331.89109988">
                <text:p>3280331.891099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9373.584831782">
                <text:p>369373.584831782</text:p>
              </table:table-cell>
              <table:table-cell office:value-type="float" office:value="3280368.03666098">
                <text:p>3280368.03666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88.058382068">
                <text:p>369388.058382068</text:p>
              </table:table-cell>
              <table:table-cell office:value-type="float" office:value="3280322.31563754">
                <text:p>3280322.315637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9376.179054137">
                <text:p>369376.179054137</text:p>
              </table:table-cell>
              <table:table-cell office:value-type="float" office:value="3280358.03145805">
                <text:p>3280358.03145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91.250191612">
                <text:p>369391.250191612</text:p>
              </table:table-cell>
              <table:table-cell office:value-type="float" office:value="3280305.43183036">
                <text:p>3280305.431830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9376.826964858">
                <text:p>369376.826964858</text:p>
              </table:table-cell>
              <table:table-cell office:value-type="float" office:value="3280355.47474848">
                <text:p>3280355.47474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93.796708673">
                <text:p>369393.796708673</text:p>
              </table:table-cell>
              <table:table-cell office:value-type="float" office:value="3280299.63884396">
                <text:p>3280299.638843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9376.439709224">
                <text:p>369376.439709224</text:p>
              </table:table-cell>
              <table:table-cell office:value-type="float" office:value="3280347.16678427">
                <text:p>3280347.1667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94.08711512">
                <text:p>369394.08711512</text:p>
              </table:table-cell>
              <table:table-cell office:value-type="float" office:value="3280299.63546042">
                <text:p>3280299.635460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9376.259019156">
                <text:p>369376.259019156</text:p>
              </table:table-cell>
              <table:table-cell office:value-type="float" office:value="3280348.27722005">
                <text:p>3280348.2772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93.776050343">
                <text:p>369393.776050343</text:p>
              </table:table-cell>
              <table:table-cell office:value-type="float" office:value="3280297.86575652">
                <text:p>3280297.865756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9378.178266652">
                <text:p>369378.178266652</text:p>
              </table:table-cell>
              <table:table-cell office:value-type="float" office:value="3280346.81402627">
                <text:p>3280346.8140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93.751518589">
                <text:p>369393.751518589</text:p>
              </table:table-cell>
              <table:table-cell office:value-type="float" office:value="3280295.76021519">
                <text:p>3280295.760215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9378.947515368">
                <text:p>369378.947515368</text:p>
              </table:table-cell>
              <table:table-cell office:value-type="float" office:value="3280346.36173042">
                <text:p>3280346.36173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94.780190865">
                <text:p>369394.780190865</text:p>
              </table:table-cell>
              <table:table-cell office:value-type="float" office:value="3280292.64490595">
                <text:p>3280292.644905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9378.848130985">
                <text:p>369378.848130985</text:p>
              </table:table-cell>
              <table:table-cell office:value-type="float" office:value="3280346.14122246">
                <text:p>3280346.14122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93.799257342">
                <text:p>369393.799257342</text:p>
              </table:table-cell>
              <table:table-cell office:value-type="float" office:value="3280291.54800471">
                <text:p>3280291.548004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9378.173101361">
                <text:p>369378.173101361</text:p>
              </table:table-cell>
              <table:table-cell office:value-type="float" office:value="3280346.37075437">
                <text:p>3280346.37075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93.502394961">
                <text:p>369393.502394961</text:p>
              </table:table-cell>
              <table:table-cell office:value-type="float" office:value="3280290.99729843">
                <text:p>3280290.997298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9377.508402399">
                <text:p>369377.508402399</text:p>
              </table:table-cell>
              <table:table-cell office:value-type="float" office:value="3280347.48683012">
                <text:p>3280347.48683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93.476572074">
                <text:p>369393.476572074</text:p>
              </table:table-cell>
              <table:table-cell office:value-type="float" office:value="3280288.78093916">
                <text:p>3280288.780939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9377.992411108">
                <text:p>369377.992411108</text:p>
              </table:table-cell>
              <table:table-cell office:value-type="float" office:value="3280347.48119012">
                <text:p>3280347.48119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93.737282569">
                <text:p>369393.737282569</text:p>
              </table:table-cell>
              <table:table-cell office:value-type="float" office:value="3280286.22874247">
                <text:p>3280286.228742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9377.991119783">
                <text:p>369377.991119783</text:p>
              </table:table-cell>
              <table:table-cell office:value-type="float" office:value="3280347.37037214">
                <text:p>3280347.3703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96.119928366">
                <text:p>369396.119928366</text:p>
              </table:table-cell>
              <table:table-cell office:value-type="float" office:value="3280291.29930076">
                <text:p>3280291.299300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9376.91726127">
                <text:p>369376.91726127</text:p>
              </table:table-cell>
              <table:table-cell office:value-type="float" office:value="3280346.60705434">
                <text:p>3280346.60705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95.771453186">
                <text:p>369395.771453186</text:p>
              </table:table-cell>
              <table:table-cell office:value-type="float" office:value="3280294.62835097">
                <text:p>3280294.628350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9376.91726127">
                <text:p>369376.91726127</text:p>
              </table:table-cell>
              <table:table-cell office:value-type="float" office:value="3280346.60705434">
                <text:p>3280346.60705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94.234238364">
                <text:p>369394.234238364</text:p>
              </table:table-cell>
              <table:table-cell office:value-type="float" office:value="3280295.64375801">
                <text:p>3280295.643758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9369.982403193">
                <text:p>369369.982403193</text:p>
              </table:table-cell>
              <table:table-cell office:value-type="float" office:value="3280349.68035844">
                <text:p>3280349.68035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93.592775191">
                <text:p>369393.592775191</text:p>
              </table:table-cell>
              <table:table-cell office:value-type="float" office:value="3280298.75455593">
                <text:p>3280298.754555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9369.982403193">
                <text:p>369369.982403193</text:p>
              </table:table-cell>
              <table:table-cell office:value-type="float" office:value="3280349.68035844">
                <text:p>3280349.68035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92.42211119">
                <text:p>369392.42211119</text:p>
              </table:table-cell>
              <table:table-cell office:value-type="float" office:value="3280297.99236442">
                <text:p>3280297.992364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9363.474791197">
                <text:p>369363.474791197</text:p>
              </table:table-cell>
              <table:table-cell office:value-type="float" office:value="3280356.18451185">
                <text:p>3280356.1845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92.596348169">
                <text:p>369392.596348169</text:p>
              </table:table-cell>
              <table:table-cell office:value-type="float" office:value="3280296.32783923">
                <text:p>3280296.327839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9359.61305644">
                <text:p>369359.61305644</text:p>
              </table:table-cell>
              <table:table-cell office:value-type="float" office:value="3280357.11618143">
                <text:p>3280357.11618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93.575990276">
                <text:p>369393.575990276</text:p>
              </table:table-cell>
              <table:table-cell office:value-type="float" office:value="3280297.31392239">
                <text:p>3280297.313922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9357.95451288">
                <text:p>369357.95451288</text:p>
              </table:table-cell>
              <table:table-cell office:value-type="float" office:value="3280356.02718045">
                <text:p>3280356.02718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9354.261842064">
                <text:p>369354.261842064</text:p>
              </table:table-cell>
              <table:table-cell office:value-type="float" office:value="3280354.85105387">
                <text:p>3280354.8510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9354.261842064">
                <text:p>369354.261842064</text:p>
              </table:table-cell>
              <table:table-cell office:value-type="float" office:value="3280354.85105387">
                <text:p>3280354.8510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9355.059503546">
                <text:p>369355.059503546</text:p>
              </table:table-cell>
              <table:table-cell office:value-type="float" office:value="3280356.83675193">
                <text:p>3280356.83675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9354.394807501">
                <text:p>369354.394807501</text:p>
              </table:table-cell>
              <table:table-cell office:value-type="float" office:value="3280357.95282918">
                <text:p>3280357.95282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9351.853424214">
                <text:p>369351.853424214</text:p>
              </table:table-cell>
              <table:table-cell office:value-type="float" office:value="3280355.87662112">
                <text:p>3280355.8766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9349.987068642">
                <text:p>369349.987068642</text:p>
              </table:table-cell>
              <table:table-cell office:value-type="float" office:value="3280353.57087992">
                <text:p>3280353.57087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9350.325194632">
                <text:p>369350.325194632</text:p>
              </table:table-cell>
              <table:table-cell office:value-type="float" office:value="3280349.35528361">
                <text:p>3280349.35528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9352.223773495">
                <text:p>369352.223773495</text:p>
              </table:table-cell>
              <table:table-cell office:value-type="float" office:value="3280346.11899754">
                <text:p>3280346.11899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9352.514178777">
                <text:p>369352.514178777</text:p>
              </table:table-cell>
              <table:table-cell office:value-type="float" office:value="3280346.11561289">
                <text:p>3280346.1156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9353.791975131">
                <text:p>369353.791975131</text:p>
              </table:table-cell>
              <table:table-cell office:value-type="float" office:value="3280347.76321584">
                <text:p>3280347.7632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9354.485086049">
                <text:p>369354.485086049</text:p>
              </table:table-cell>
              <table:table-cell office:value-type="float" office:value="3280349.08513419">
                <text:p>3280349.08513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9354.766450367">
                <text:p>369354.766450367</text:p>
              </table:table-cell>
              <table:table-cell office:value-type="float" office:value="3280348.30602372">
                <text:p>3280348.3060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9355.437604817">
                <text:p>369355.437604817</text:p>
              </table:table-cell>
              <table:table-cell office:value-type="float" office:value="3280347.74403644">
                <text:p>3280347.74403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9356.210727246">
                <text:p>369356.210727246</text:p>
              </table:table-cell>
              <table:table-cell office:value-type="float" office:value="3280347.62419294">
                <text:p>3280347.62419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9356.876715671">
                <text:p>369356.876715671</text:p>
              </table:table-cell>
              <table:table-cell office:value-type="float" office:value="3280346.61893383">
                <text:p>3280346.61893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9358.604940593">
                <text:p>369358.604940593</text:p>
              </table:table-cell>
              <table:table-cell office:value-type="float" office:value="3280345.37962893">
                <text:p>3280345.37962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9358.789503531">
                <text:p>369358.789503531</text:p>
              </table:table-cell>
              <table:table-cell office:value-type="float" office:value="3280344.60164674">
                <text:p>3280344.60164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9359.451617859">
                <text:p>369359.451617859</text:p>
              </table:table-cell>
              <table:table-cell office:value-type="float" office:value="3280343.26393387">
                <text:p>3280343.26393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9360.880397763">
                <text:p>369360.880397763</text:p>
              </table:table-cell>
              <table:table-cell office:value-type="float" office:value="3280341.25228798">
                <text:p>3280341.25228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9360.955244235">
                <text:p>369360.955244235</text:p>
              </table:table-cell>
              <table:table-cell office:value-type="float" office:value="3280339.3672542">
                <text:p>3280339.3672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9359.692946112">
                <text:p>369359.692946112</text:p>
              </table:table-cell>
              <table:table-cell office:value-type="float" office:value="3280339.04946619">
                <text:p>3280339.04946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9358.049898208">
                <text:p>369358.049898208</text:p>
              </table:table-cell>
              <table:table-cell office:value-type="float" office:value="3280339.29028089">
                <text:p>3280339.29028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9356.51140138">
                <text:p>369356.51140138</text:p>
              </table:table-cell>
              <table:table-cell office:value-type="float" office:value="3280340.19487552">
                <text:p>3280340.19487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9356.605620124">
                <text:p>369356.605620124</text:p>
              </table:table-cell>
              <table:table-cell office:value-type="float" office:value="3280339.97211138">
                <text:p>3280339.9721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9356.804389874">
                <text:p>369356.804389874</text:p>
              </table:table-cell>
              <table:table-cell office:value-type="float" office:value="3280340.41312694">
                <text:p>3280340.41312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9358.069270985">
                <text:p>369358.069270985</text:p>
              </table:table-cell>
              <table:table-cell office:value-type="float" office:value="3280340.95255058">
                <text:p>3280340.95255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9360.392514273">
                <text:p>369360.392514273</text:p>
              </table:table-cell>
              <table:table-cell office:value-type="float" office:value="3280340.92547477">
                <text:p>3280340.92547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9362.323384433">
                <text:p>369362.323384433</text:p>
              </table:table-cell>
              <table:table-cell office:value-type="float" office:value="3280340.45964006">
                <text:p>3280340.4596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9365.311325968">
                <text:p>369365.311325968</text:p>
              </table:table-cell>
              <table:table-cell office:value-type="float" office:value="3280339.31648861">
                <text:p>3280339.3164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9365.311325968">
                <text:p>369365.311325968</text:p>
              </table:table-cell>
              <table:table-cell office:value-type="float" office:value="3280339.31648861">
                <text:p>3280339.3164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9365.213232707">
                <text:p>369365.213232707</text:p>
              </table:table-cell>
              <table:table-cell office:value-type="float" office:value="3280339.20679874">
                <text:p>3280339.20679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9364.242631625">
                <text:p>369364.242631625</text:p>
              </table:table-cell>
              <table:table-cell office:value-type="float" office:value="3280338.99644389">
                <text:p>3280338.9964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9362.790604338">
                <text:p>369362.790604338</text:p>
              </table:table-cell>
              <table:table-cell office:value-type="float" office:value="3280339.0133657">
                <text:p>3280339.0133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9362.884823217">
                <text:p>369362.884823217</text:p>
              </table:table-cell>
              <table:table-cell office:value-type="float" office:value="3280338.79060162">
                <text:p>3280338.79060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9362.400814112">
                <text:p>369362.400814112</text:p>
              </table:table-cell>
              <table:table-cell office:value-type="float" office:value="3280338.79624226">
                <text:p>3280338.79624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9362.106534216">
                <text:p>369362.106534216</text:p>
              </table:table-cell>
              <table:table-cell office:value-type="float" office:value="3280338.46717272">
                <text:p>3280338.46717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9360.17308072">
                <text:p>369360.17308072</text:p>
              </table:table-cell>
              <table:table-cell office:value-type="float" office:value="3280338.7113715">
                <text:p>3280338.7113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9359.215394546">
                <text:p>369359.215394546</text:p>
              </table:table-cell>
              <table:table-cell office:value-type="float" office:value="3280339.60919686">
                <text:p>3280339.60919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9360.873940308">
                <text:p>369360.873940308</text:p>
              </table:table-cell>
              <table:table-cell office:value-type="float" office:value="3280340.69819809">
                <text:p>3280340.6981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9360.667421771">
                <text:p>369360.667421771</text:p>
              </table:table-cell>
              <table:table-cell office:value-type="float" office:value="3280339.59227459">
                <text:p>3280339.5922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9360.861025401">
                <text:p>369360.861025401</text:p>
              </table:table-cell>
              <table:table-cell office:value-type="float" office:value="3280339.5900183">
                <text:p>3280339.5900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9360.957827214">
                <text:p>369360.957827214</text:p>
              </table:table-cell>
              <table:table-cell office:value-type="float" office:value="3280339.58889015">
                <text:p>3280339.58889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9359.516132023">
                <text:p>369359.516132023</text:p>
              </table:table-cell>
              <table:table-cell office:value-type="float" office:value="3280340.49235623">
                <text:p>3280340.49235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360.218283135">
                <text:p>369360.218283135</text:p>
              </table:table-cell>
              <table:table-cell office:value-type="float" office:value="3280342.59000076">
                <text:p>3280342.59000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9361.206964848">
                <text:p>369361.206964848</text:p>
              </table:table-cell>
              <table:table-cell office:value-type="float" office:value="3280344.35180697">
                <text:p>3280344.35180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9361.206964848">
                <text:p>369361.206964848</text:p>
              </table:table-cell>
              <table:table-cell office:value-type="float" office:value="3280344.35180697">
                <text:p>3280344.35180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9362.187897387">
                <text:p>369362.187897387</text:p>
              </table:table-cell>
              <table:table-cell office:value-type="float" office:value="3280345.44870537">
                <text:p>3280345.4487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9362.187897387">
                <text:p>369362.187897387</text:p>
              </table:table-cell>
              <table:table-cell office:value-type="float" office:value="3280345.44870537">
                <text:p>3280345.4487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9362.477011199">
                <text:p>369362.477011199</text:p>
              </table:table-cell>
              <table:table-cell office:value-type="float" office:value="3280345.334503">
                <text:p>3280345.33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9362.471845291">
                <text:p>369362.471845291</text:p>
              </table:table-cell>
              <table:table-cell office:value-type="float" office:value="3280344.89123108">
                <text:p>3280344.8912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